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1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yansk Directive Russian Army Sheled Krasno Pershe, Novomolinsk, Dvorichny, West, MAS ...</text:span>
</text:h>
      <text:p text:style-name="P4">
Authors: liveuamap (Language: en)</text:p>
      <text:p text:style-name="P4">
Time: 2023-07-11T-50:01:00</text:p>
      <text:p text:style-name="P4">
Location: Kupiansk (Latitude:49.63729 Longtitude:37.91553)</text:p>
      <text:p text:style-name="P4">
Videos: []</text:p>
      <text:p text:style-name="P4">
Images: []</text:p>
      <text:p text:style-name="P4">
Tags: ["Russia"]</text:p>
      <text:p text:style-name="P4">
Id: 22575331</text:p>
      <!--METADATA-->
      <text:p text:style-name="P4">
At Kupiansk direction Russian army shelled Krasne Pershe, Novomlynsk,Dvorichna, Zapadne, Masutivka, Kyslivka of Kharkiv region, - General Staff ofArmed Forces of Ukraine says in the morning report</text:p>
      <text:p text:style-name="P4">
News Collection Link: <text:a xlink:type="simple" xlink:href="https:\/\/liveuamap.com\/en\/2023\/11-july-at-kupiansk-direction-russian-army-shelled-krasne" text:style-name="Internet_20_link" text:visited-style-name="Visited_20_Internet_20_Link">
https:\/\/liveuamap.com\/en\/2023\/11-july-at-kupiansk-direction-russian-army-shelled-krasne</text:a>
</text:p>
      <text:p text:style-name="P4">
News Source: <text:a xlink:type="simple" xlink:href="https://t.me/lumsrc/5328" text:style-name="Internet_20_link" text:visited-style-name="Visited_20_Internet_20_Link">
https://t.me/lumsrc/5328</text:a>
</text:p>
      <!--NEWS-->
      <text:h text:style-name="P10" text:outline-level="1">
<text:span text:style-name="T4">
At Lyman direction Russian army shelled Nevske, Bilohorivka of Luhansk region and Torske, Ver...</text:span>
</text:h>
      <text:p text:style-name="P4">
Authors: liveuamap (Language: en)</text:p>
      <text:p text:style-name="P4">
Time: 2023-07-11T-52:01:00</text:p>
      <text:p text:style-name="P4">
Location: Donetsk (Latitude:48.75397 Longtitude:38.2346)</text:p>
      <text:p text:style-name="P4">
Videos: []</text:p>
      <text:p text:style-name="P4">
Images: []</text:p>
      <text:p text:style-name="P4">
Tags: ["Russia"]</text:p>
      <text:p text:style-name="P4">
Id: 22575330</text:p>
      <!--METADATA-->
      <text:p text:style-name="P4">
At Lyman direction Russian army shelled Nevske, Bilohorivka of Luhansk regionand Torske, Verkhnokamyanske, Ivano-Daryivka, Berestove, Vesele, Rozdolivka ofDonetsk region. Russian aviation conducted airstrikes at Terny, Zvanivka,Rozdolivka, Bilohorivka of Donetsk region, - General Staff of Armed Forces ofUkraine says in the morning report</text:p>
      <text:p text:style-name="P4">
News Collection Link: <text:a xlink:type="simple" xlink:href="https:\/\/liveuamap.com\/en\/2023\/11-july-at-lyman-direction-russian-army-shelled-nevske-bilohorivka" text:style-name="Internet_20_link" text:visited-style-name="Visited_20_Internet_20_Link">
https:\/\/liveuamap.com\/en\/2023\/11-july-at-lyman-direction-russian-army-shelled-nevske-bilohorivka</text:a>
</text:p>
      <text:p text:style-name="P4">
News Source: <text:a xlink:type="simple" xlink:href="https://t.me/lumsrc/5329" text:style-name="Internet_20_link" text:visited-style-name="Visited_20_Internet_20_Link">
https://t.me/lumsrc/5329</text:a>
</text:p>
      <!--NEWS-->
      <text:h text:style-name="P10" text:outline-level="1">
<text:span text:style-name="T4">
JSU Bakhmut Directio Rusian of the Army Shelled Vasukivka, Bogdanivka, Chrome, Time Yar, Ivanov ...</text:span>
</text:h>
      <text:p text:style-name="P4">
Authors: liveuamap (Language: en)</text:p>
      <text:p text:style-name="P4">
Time: 2023-07-11T-54:01:00</text:p>
      <text:p text:style-name="P4">
Location: Toretsk, Donetsk Oblast (Latitude:48.39513 Longtitude:37.85494)</text:p>
      <text:p text:style-name="P4">
Videos: []</text:p>
      <text:p text:style-name="P4">
Images: []</text:p>
      <text:p text:style-name="P4">
Tags: ["Russia"]</text:p>
      <text:p text:style-name="P4">
Id: 22575329</text:p>
      <!--METADATA-->
      <text:p text:style-name="P4">
At Bakhmut direction Russian army shelled Vasukivka, Bohdanivka, Khromove,Chasiv Yar, Ivanivske, Oleksandro-Shultyne and Pivdenne of Donetsk region.Russian aviation conducted airstrikes at Druzhba and Toretsk, - General Staffof Armed Forces of Ukraine says in the morning report</text:p>
      <text:p text:style-name="P4">
News Collection Link: <text:a xlink:type="simple" xlink:href="https:\/\/liveuamap.com\/en\/2023\/11-july-at-bakhmut-direction-russian-army-shelled-vasukivka" text:style-name="Internet_20_link" text:visited-style-name="Visited_20_Internet_20_Link">
https:\/\/liveuamap.com\/en\/2023\/11-july-at-bakhmut-direction-russian-army-shelled-vasukivka</text:a>
</text:p>
      <text:p text:style-name="P4">
News Source: <text:a xlink:type="simple" xlink:href="https://t.me/lumsrc/5330" text:style-name="Internet_20_link" text:visited-style-name="Visited_20_Internet_20_Link">
https://t.me/lumsrc/5330</text:a>
</text:p>
      <!--NEWS-->
      <text:h text:style-name="P10" text:outline-level="1">
<text:span text:style-name="T4">
At Avdiyivka direction Russian army shelled Avdiyivka, Pervomayske and Nevelske of Donetsk re...</text:span>
</text:h>
      <text:p text:style-name="P4">
Authors: liveuamap (Language: en)</text:p>
      <text:p text:style-name="P4">
Time: 2023-07-11T-56:01:00</text:p>
      <text:p text:style-name="P4">
Location: Donetsk Oblast (Latitude:48.0595 Longtitude:37.57341)</text:p>
      <text:p text:style-name="P4">
Videos: []</text:p>
      <text:p text:style-name="P4">
Images: []</text:p>
      <text:p text:style-name="P4">
Tags: ["Russia"]</text:p>
      <text:p text:style-name="P4">
Id: 22575328</text:p>
      <!--METADATA-->
      <text:p text:style-name="P4">
At Avdiyivka direction Russian army shelled Avdiyivka, Pervomayske andNevelske of Donetsk region. Russian aviation conducted airstrikes atAvdiyivka, - General Staff of Armed Forces of Ukraine says in the morningreport</text:p>
      <text:p text:style-name="P4">
News Collection Link: <text:a xlink:type="simple" xlink:href="https:\/\/liveuamap.com\/en\/2023\/11-july-at-avdiyivka-direction-russian-army-shelled-avdiyivka" text:style-name="Internet_20_link" text:visited-style-name="Visited_20_Internet_20_Link">
https:\/\/liveuamap.com\/en\/2023\/11-july-at-avdiyivka-direction-russian-army-shelled-avdiyivka</text:a>
</text:p>
      <text:p text:style-name="P4">
News Source: <text:a xlink:type="simple" xlink:href="https://t.me/lumsrc/5331" text:style-name="Internet_20_link" text:visited-style-name="Visited_20_Internet_20_Link">
https://t.me/lumsrc/5331</text:a>
</text:p>
      <!--NEWS-->
      <text:h text:style-name="P10" text:outline-level="1">
<text:span text:style-name="T4">
At Shakhtarske direction Russian army shelled Vuhledar, Storozheve, Blahodatne of Donetsk reg...</text:span>
</text:h>
      <text:p text:style-name="P4">
Authors: liveuamap (Language: en)</text:p>
      <text:p text:style-name="P4">
Time: 2023-07-11T-59:02:00</text:p>
      <text:p text:style-name="P4">
Location: Velyka Novosilka, Donetsk region (Latitude:47.96522 Longtitude:36.85261)</text:p>
      <text:p text:style-name="P4">
Videos: []</text:p>
      <text:p text:style-name="P4">
Images: []</text:p>
      <text:p text:style-name="P4">
Tags: ["Russia"]</text:p>
      <text:p text:style-name="P4">
Id: 22575326</text:p>
      <!--METADATA-->
      <text:p text:style-name="P4">
At Shakhtarske direction Russian army shelled Vuhledar, Storozheve, Blahodatneof Donetsk region. Russian aviation conducted airstrike at Odradne, - GeneralStaff of Armed Forces of Ukraine says in the morning report</text:p>
      <text:p text:style-name="P4">
News Collection Link: <text:a xlink:type="simple" xlink:href="https:\/\/liveuamap.com\/en\/2023\/11-july-at-shakhtarske-direction-russian-army-shelled-vuhledar" text:style-name="Internet_20_link" text:visited-style-name="Visited_20_Internet_20_Link">
https:\/\/liveuamap.com\/en\/2023\/11-july-at-shakhtarske-direction-russian-army-shelled-vuhledar</text:a>
</text:p>
      <text:p text:style-name="P4">
News Source: <text:a xlink:type="simple" xlink:href="https://t.me/lumsrc/5333" text:style-name="Internet_20_link" text:visited-style-name="Visited_20_Internet_20_Link">
https://t.me/lumsrc/5333</text:a>
</text:p>
      <!--NEWS-->
      <text:h text:style-name="P10" text:outline-level="1">
<text:span text:style-name="T4">
At Zaporizhzhia and Kherson directions Russian army shelled Novodarivka, Levadne, Malynivka, ...</text:span>
</text:h>
      <text:p text:style-name="P4">
Authors: liveuamap (Language: en)</text:p>
      <text:p text:style-name="P4">
Time: 2023-07-11T-61:02:00</text:p>
      <text:p text:style-name="P4">
Location: Kherson (Latitude:46.64095 Longtitude:32.62819)</text:p>
      <text:p text:style-name="P4">
Videos: []</text:p>
      <text:p text:style-name="P4">
Images: []</text:p>
      <text:p text:style-name="P4">
Tags: ["Russia"]</text:p>
      <text:p text:style-name="P4">
Id: 22575325</text:p>
      <!--METADATA-->
      <text:p text:style-name="P4">
At Zaporizhzhia and Kherson directions Russian army shelled Novodarivka,Levadne, Malynivka, Huliaipole, Zaliznychne, Orikhiv of Zaporizhzhia region;Beryslav, Kozatske, Lvove, Antonivka, Inzhenerne, Dniprovske of Kherson regionand Kherson city, - General Staff of Armed Forces of Ukraine says in themorning report</text:p>
      <text:p text:style-name="P4">
News Collection Link: <text:a xlink:type="simple" xlink:href="https:\/\/liveuamap.com\/en\/2023\/11-july-at-zaporizhzhia-and-kherson-directions-russian-army" text:style-name="Internet_20_link" text:visited-style-name="Visited_20_Internet_20_Link">
https:\/\/liveuamap.com\/en\/2023\/11-july-at-zaporizhzhia-and-kherson-directions-russian-army</text:a>
</text:p>
      <text:p text:style-name="P4">
News Source: <text:a xlink:type="simple" xlink:href="https://t.me/lumsrc/5334" text:style-name="Internet_20_link" text:visited-style-name="Visited_20_Internet_20_Link">
https://t.me/lumsrc/5334</text:a>
</text:p>
      <!--NEWS-->
      <text:h text:style-name="P10" text:outline-level="1">
<text:span text:style-name="T4">
The SES received 14 specialized cars for pyrotechnic units from UNDP</text:span>
</text:h>
      <text:p text:style-name="P4">
Author: ['АРМІЯINFORM']</text:p>
      <text:p text:style-name="P4">
Time: 2023-07-11T10:00:00-04:00</text:p>
      <text:p text:style-name="P4">
Description: Project to the UN ROZVITTITITION OF THE PARTRAGEMENIS IS IT Japanese, I transferred 14 specialized user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imagetools3.jpg" text:style-name="Internet_20_link" text:visited-style-name="Visited_20_Internet_20_Link">
imagetools3.jpg</text:a>
', '<text:a xlink:type="simple" xlink:href="https://armyinform.com.ua/wp-content/uploads/2023/07/imagetools0-1.jpg" text:style-name="Internet_20_link" text:visited-style-name="Visited_20_Internet_20_Link">
imagetools0-1.jpg</text:a>
']</text:p>
      <text:p text:style-name="P4">
Tags: ['ДСНС УКРАЇНИ']</text:p>
      <text:p text:style-name="P4">
Category: News</text:p>
      <!--METADATA-->
      <text:p text:style-name="P4">
<draw:frame draw:style-name="fr1" draw:name="Image2" text:anchor-type="as-char" svg:width="6.9236in" svg:height="4.611118in" draw:z-index="0">
<draw:image xlink:href="../Images/AРМІЯINFORM/2023-07-11T10-00-00-04-00/imagetools3.jpg" xlink:type="simple" xlink:show="embed" xlink:actuate="onLoad" draw:mime-type="image/jpeg"/>
</draw:frame>
The UN Development Program in partnership with the Japan Government has transferred 14 specialized vehicles to Toyota Hilux Double Cabin, means of sabrose protection and radio for the needs of Pyrotechnical units of the SES. This technical channel in the framework of the implementation of the UNDP "Emergency disposal of excellent objects and clearing of rubble" and is funded by government. About this <text:a xlink:type="simple" xlink:href="https://dsns.gov.ua/uk/news/ostanni-novini/dsns-otrimala-14-specializovanix-avto-dlia-pirotexnicnix-pidrozdiliv-vid-proon" text:style-name="Internet_20_link" text:visited-style-name="Visited_20_Internet_20_Link">
reported</text:a>
On the SES website.</text:p>
      <text:p text:style-name="P4">
<draw:frame draw:style-name="fr1" draw:name="Image3" text:anchor-type="as-char" svg:width="6.9236in" svg:height="4.611118in" draw:z-index="0">
<draw:image xlink:href="../Images/AРМІЯINFORM/2023-07-11T10-00-00-04-00/imagetools0-1.jpg" xlink:type="simple" xlink:show="embed" xlink:actuate="onLoad" draw:mime-type="image/jpeg"/>
</draw:frame>
"Deoocuped territory of Ukraine is tightly replaced. The enemy has changed everything in its own way. Therefore, for our pyrotechnics ahead of our work. You have repeatedly supported the Emergency Situations of the SES.</text:p>
      <text:p text:style-name="P4">
We will remind, earlier in the framework of the project the pyrotechnical units of the SESS were transmitted 8 similar cars and special protective equipment for works of designation of territories.</text:p>
      <text:p text:style-name="P4">
News Source: <text:a xlink:type="simple" xlink:href="https://armyinform.com.ua/2023/07/11/dsns-otrymala-14-speczializovanyh-avto-dlya-pirotehnichnyh-pidrozdiliv-vid-proon/" text:style-name="Internet_20_link" text:visited-style-name="Visited_20_Internet_20_Link">
https://armyinform.com.ua/2023/07/11/dsns-otrymala-14-speczializovanyh-avto-dlya-pirotehnichnyh-pidrozdiliv-vid-proon/</text:a>
</text:p>
      <!--NEWS-->
      <text:h text:style-name="P10" text:outline-level="1">
<text:span text:style-name="T4">
The draft law on strengthening defense in the context of Euro -Atlantic integration of Ukraine is considered</text:span>
</text:h>
      <text:p text:style-name="P4">
Author: ['АРМІЯINFORM']</text:p>
      <text:p text:style-name="P4">
Time: 2023-07-11T12:00:00-04:00</text:p>
      <text:p text:style-name="P4">
Description: Komitet Zwan INTEGRACHAYASYANASED UNDER ON ISIDANNI 10 Lipnya, having looked around the law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photo-2023-07-10-16-01-13.jpg" text:style-name="Internet_20_link" text:visited-style-name="Visited_20_Internet_20_Link">
photo-2023-07-10-16-01-13.jpg</text:a>
']</text:p>
      <text:p text:style-name="P4">
Tags: ['КОМІТЕТ З ПИТАНЬ ІНТЕГРАЦІЇ УКРАЇНИ ДО ЄС']</text:p>
      <text:p text:style-name="P4">
Category: News</text:p>
      <!--METADATA-->
      <text:p text:style-name="P4">
<draw:frame draw:style-name="fr1" draw:name="Image4" text:anchor-type="as-char" svg:width="6.9236in" svg:height="4.251955in" draw:z-index="0">
<draw:image xlink:href="../Images/AРМІЯINFORM/2023-07-11T12-00-00-04-00/photo-2023-07-10-16-01-13.jpg" xlink:type="simple" xlink:show="embed" xlink:actuate="onLoad" draw:mime-type="image/jpeg"/>
</draw:frame>
The Committee on Integration of Ukraine into the EU at the meeting on July 10 considered the prosecut of the Law on amendments to certain legislative acts of Ukraine on the issues of security and defense on strengthening of defense in the context of euro -Atlantic integration of Ukraine, the Register. №8376. The purpose of the project is to create a legal framework necessary to ensure the contribution of Ukraine to the main tasks, defined by the NATO strategic concept of 2022, the 1949 tangent -Atlantic treaty, and the implementation of the Ukrainian side by Ukraine for Ukraine's full -fledged membership in NATO. participation in the collective safety system, the possibility of fulfilling Ukraine's international obligations in the framework of the relevant provisions of the nongoon -Atlantic treaty. According to the Committee, the law of the Law is not consistent with the international legal obligations of Ukraine, at the same time, it is necessary to work in order to take into account the principle of legal certainty.</text:p>
      <text:p text:style-name="P4">
Also on the website of the Verkhovna Rada of Ukraine <text:a xlink:type="simple" xlink:href="https://www.rada.gov.ua/news/news_kom/238722.html" text:style-name="Internet_20_link" text:visited-style-name="Visited_20_Internet_20_Link">
reported</text:a>
that the members of the Committee considered and approved the conclusions about the number of law -proof:</text:p>
      <text:p text:style-name="P4">
No. 9257 - on amendments to some legislative acts of Ukraine on increased responsibility for violation of the law in the field of donor blood of such blood. The bill does not contradict the Association and ACQUISES Agreement.</text:p>
      <text:p text:style-name="P4">
No. 9433 - on amendments to some legislative acts on the system of protective health and mental health services. The law of the law is novoked by an international legal obligation in the field of European integration and EU law.</text:p>
      <text:p text:style-name="P4">
№9024-D- On minimum reserves of oil and petroleum products. The law of the Law is beyond the international legal obligations of Ukraine and EU law.</text:p>
      <text:p text:style-name="P4">
№7027 - on amendments to the customs tariff of Ukraine on the unification of the rate of Ukraine on bitumen and bitumen mixtures. The law of the law is not contrary to the international legal obligations of Ukraine in the field of European integration.</text:p>
      <text:p text:style-name="P4">
№7027-1 - On amendments to the customs tariff of Ukraine on duties of duties are grade types of components. The bill does not contradict Ukraine's international legal obligations in the field of European integration.No. 9293 - on amendments to some laws of Ukraine on the improvement of state administration and regulation in the provision of cloud services. The law is contrary to the Association Agreement.</text:p>
      <text:p text:style-name="P4">
No. 9282 - on amendments to some legislative acts of Ukraine on ensuring the development of navigation in internal waterways. The law of the law is contrary to the Association Agreement, at the same time requires refinement of the comments on the fulfillment of the international obligations of Ukraine on the conservation of bio -dispensers, as well as additional agreement with the Directive2000/60/60/EC, Directive 92/43/EEC and national legislation.</text:p>
      <text:p text:style-name="P4">
The Committee also considered the European Integration Bill on Digital Content Tacitr Services,(register. №6576), prepared for the second reading. The purpose of a law-enforcement proseance is the legal regulation of civil law relations with an internet and a consumer about the provision of digital content on the basis of a contract of digital content and(or)digital service, as well as the legislative establishment of an effective legal toolkit for consumer rights protection that is provided by digital content and(or)Digital service. The Committee concluded that the law of the law is contrary to the international legal obligations of Ukraine in the field of European integration, but requires revision in order to bring compliance with the aids of Article 8 of the Directive 2019/770.</text:p>
      <text:p text:style-name="P4">
News Source: <text:a xlink:type="simple" xlink:href="https://armyinform.com.ua/2023/07/11/rozglyanuto-zakonoproyekt-shhodo-zmicznennya-oboronozdatnosti-u-konteksti-yevroatlantychnoyi-integracziyi-ukrayiny/" text:style-name="Internet_20_link" text:visited-style-name="Visited_20_Internet_20_Link">
https://armyinform.com.ua/2023/07/11/rozglyanuto-zakonoproyekt-shhodo-zmicznennya-oboronozdatnosti-u-konteksti-yevroatlantychnoyi-integracziyi-ukrayiny/</text:a>
</text:p>
      <!--NEWS-->
      <text:h text:style-name="P10" text:outline-level="1">
<text:span text:style-name="T4">
EVERYONE: Over 1,400 applicants received a financial assistance for housing repair</text:span>
</text:h>
      <text:p text:style-name="P4">
Author: ['АРМІЯINFORM']</text:p>
      <text:p text:style-name="P4">
Time: 2023-07-11T14:00:00-04:00</text:p>
      <text:p text:style-name="P4">
Description: Uraamki with signs of єvillennaya 1409 ANDERSTANDER OF GROSSHOV DOBOOMOGE DOBOMOG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ye-vidnovlennya.png" text:style-name="Internet_20_link" text:visited-style-name="Visited_20_Internet_20_Link">
ye-vidnovlennya.png</text:a>
']</text:p>
      <text:p text:style-name="P4">
Tags: ['STOPRUSSIA', 'АГРЕСІЯ РФ', 'ВТОРГНЕННЯ РФ', 'ЄВІДНОВЛЕННЯ']</text:p>
      <text:p text:style-name="P4">
Category: News</text:p>
      <!--METADATA-->
      <text:p text:style-name="P4">
<draw:frame draw:style-name="fr1" draw:name="Image5" text:anchor-type="as-char" svg:width="6.9236in" svg:height="3.63489in" draw:z-index="0">
<draw:image xlink:href="../Images/AРМІЯINFORM/2023-07-11T14-00-00-04-00/ye-vidnovlennya.png" xlink:type="simple" xlink:show="embed" xlink:actuate="onLoad" draw:mime-type="image/png"/>
</draw:frame>
Illustrative photo</text:p>
      <text:p text:style-name="P4">
The Uramaks of the Program are 1409 applicants received financial assistance for a minor repair of a home damaged as a result of armed aggression of the Russian Federation. The accounts of more than UAH 115 million were charged.</text:p>
      <text:p text:style-name="P4">
About it <text:a xlink:type="simple" xlink:href="https://www.kmu.gov.ua/news/yevidnovlennia-ponad-1400-zaiavnykiv-otrymaly-hroshovu-dopomohu-na-remont-zhytla" text:style-name="Internet_20_link" text:visited-style-name="Visited_20_Internet_20_Link">
reports</text:a>
Government portal.</text:p>
      <text:p text:style-name="P4">
"There are still a lot of work - since the beginning of the program on May 10, Ukrainians have submitted24 724 applications. Despite the fact that local self -government bodies have created 510 Commissions, the pace of statements of applications is insufficient.</text:p>
      <text:p text:style-name="P4">
Once again I urge the community to establish the work of commissions. Their effectiveness depends on how quickly people will be able to return to their homes. There is money-UAH 4.4 billion is directed to the implementation of the program, created mechanisms and digital tools-it is required on the ground, "the Deputy Prime Minister for the Restoration of Ukraine-Minister of Development of Soviet Communities, Territories and Infrastructure Alexander Kubrakov.</text:p>
      <text:p text:style-name="P4">
He also outlined the approaches to solving the problem of providing residential Ukrainians. It includes systemic changes in housing policy, which are discussed by the European partners and state compensation programs and direct realization of renewal projects.</text:p>
      <text:p text:style-name="P4">
It is noted that the received funds will be able to direct the received funds for purchase of construction materials and payment of repair work.</text:p>
      <text:p text:style-name="P4">
In total, from May 10, 24 724 applications have been submitted to launch the service.</text:p>
      <text:p text:style-name="P4">
You can find out more about being on the [Program] site](https://l.facebook.com/l.php?u=https%3A%2F%2Ferecovery.diia.gov.ua%2F&amp;h=AT1GZwgSUj6Paxx5IyvCyuuScv8Hvr_EIvn53cZnGFy9qVmRnwnfCdmApoCv1UoHECSo9aa3DojF7B-ZPuautTkKKab9rW2uA04p6RRTDoWBktvY1_IZz69kP5nxUQ-Z7MWleZco3DmsHSFCSMRP&amp;<text:span text:style-name="T4">
tn</text:span>
=-UK-R&amp;c%5b0%5d=AT0jiHmFMeptjUfpTv27FlK_DFMcY0JHLnv21cbNpCslwHRjyaFwI8cAnNvrdSQZhX8I-Xs-BqknJXlEjwNqt3d7do-eS5NDtEy4gH-mAL2Q7MOB4WkYdfoh-tA6A6sNKwcFYPqSN0k_01rjS6fIZQG8lSwZ6l9YAr1n-NTAodHJ4MJuh5m2lx9ordqxGdWB7levbdvrlgYde6BvidJSvwiANLC_9SndgETl).</text:p>
      <text:p text:style-name="P4">
News Source: <text:a xlink:type="simple" xlink:href="https://armyinform.com.ua/2023/07/11/yevidnovlennya-ponad-1400-zayavnykiv-otrymaly-groshovu-dopomogu-na-remont-zhytla/" text:style-name="Internet_20_link" text:visited-style-name="Visited_20_Internet_20_Link">
https://armyinform.com.ua/2023/07/11/yevidnovlennya-ponad-1400-zayavnykiv-otrymaly-groshovu-dopomogu-na-remont-zhytla/</text:a>
</text:p>
      <!--NEWS-->
      <text:h text:style-name="P10" text:outline-level="1">
<text:span text:style-name="T4">
76% of Ukrainian refugees plan or hope to return home - UN survey</text:span>
</text:h>
      <text:p text:style-name="P4">
Author: ['АРМІЯINFORM']</text:p>
      <text:p text:style-name="P4">
Time: 2023-07-11T16:00:00-04:00</text:p>
      <text:p text:style-name="P4">
Description: PISLAL 500 DNIV VIINY BILSHISHICHICKAYS OF WASINESS PLOTS ABOUT ABOUT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ff5d3f5f44e64c522c50491d94918e09d7b7568f.jpg" text:style-name="Internet_20_link" text:visited-style-name="Visited_20_Internet_20_Link">
ff5d3f5f44e64c522c50491d94918e09d7b7568f.jpg</text:a>
']</text:p>
      <text:p text:style-name="P4">
Tags: ['БІЖЕНЦІ']</text:p>
      <text:p text:style-name="P4">
Category: News</text:p>
      <!--METADATA-->
      <text:p text:style-name="P4">
<draw:frame draw:style-name="fr1" draw:name="Image6" text:anchor-type="as-char" svg:width="6.9236in" svg:height="5.189751in" draw:z-index="0">
<draw:image xlink:href="../Images/AРМІЯINFORM/2023-07-11T16-00-00-04-00/ff5d3f5f44e64c522c50491d94918e09d7b7568f.jpg" xlink:type="simple" xlink:show="embed" xlink:actuate="onLoad" draw:mime-type="image/jpeg"/>
</draw:frame>
After 500 days of war, most of the displaced Ukrainians plan or hope to turn home, the last survey of the UN Agency for Affairs for Affairs(UN UN), published on Monday, <text:a xlink:type="simple" xlink:href="https://www.unn.com.ua/uk/news/2036225-76-bizhentsiv-planuyut-abo-spodivayutsya-povernutisya-dodomu-opituvannya-oon" text:style-name="Internet_20_link" text:visited-style-name="Visited_20_Internet_20_Link">
writes <text:span text:style-name="T4">
 UNN </text:span>
</text:a>
.</text:p>
      <text:p text:style-name="P4">
<text:span text:style-name="T4">
Деталі</text:span>
</text:p>
      <text:p text:style-name="P4">
"76% біженців, опитаних УВКБ ООН у країнах ЄС і Молдові, і 82% внутрішньопереміщених українців планують або сподіваються повернутися назавжди", -інформують в УВКБ ООН з посиланням на дані дослідження.</text:p>
      <text:p text:style-name="P4">
На тлі активних бойових дій, які забирають життя і руйнують цивільні будинкита інфраструктуру, як вказано, "лише близько 15% планують повернутися додомувпродовж наступних трьох місяців і мають намір залишитися у нинішньому місціпроживання за кордоном або в безпечніших районах України".</text:p>
      <text:p text:style-name="P4">
Надії на повернення є вищими (71%)Among the refugees who have found temporary protection in neighboring countries with Ukraine compared to those adopted by other European countries(57%).</text:p>
      <text:p text:style-name="P4">
Після переміщення понад третина біженців (39%)And 50% of the internally displaced person were able to return to their native regions with short -term visits, which work people to keep in touch with families and communities and make substantiated decisions on the conditions of possible return.</text:p>
      <text:p text:style-name="P4">
*!A telephone interview was conducted to collect IDP data, and a mixed methodology was used to poll refugees, which combined availability and online data collection. In total, 4,000 IDPs and 3 850 refugees were interviewed.</text:p>
      <text:p text:style-name="P4">
News Source: <text:a xlink:type="simple" xlink:href="https://armyinform.com.ua/2023/07/11/76-ukrayinskyh-bizhencziv-planuyut-abo-spodivayutsya-povernutysya-dodomu-opytuvannya-oon/" text:style-name="Internet_20_link" text:visited-style-name="Visited_20_Internet_20_Link">
https://armyinform.com.ua/2023/07/11/76-ukrayinskyh-bizhencziv-planuyut-abo-spodivayutsya-povernutysya-dodomu-opytuvannya-oon/</text:a>
</text:p>
      <!--NEWS-->
      <text:h text:style-name="P10" text:outline-level="1">
<text:span text:style-name="T4">
Up to 15 years in prison sentenced a man who served the so -called police DNR</text:span>
</text:h>
      <text:p text:style-name="P4">
Author: ['АРМІЯINFORM']</text:p>
      <text:p text:style-name="P4">
Time: 2023-07-11T18:00:00-04:00</text:p>
      <text:p text:style-name="P4">
Description: For the Publnoye accusations of the Donetsk prosecutor's office of a resident of the єnakіvoy is Valno ... The war with Ukraine 2022, the war with Ukraine is the latest news today, the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whatsapp-image-2023-07-10-at-164424.jpeg" text:style-name="Internet_20_link" text:visited-style-name="Visited_20_Internet_20_Link">
whatsapp-image-2023-07-10-at-164424.jpeg</text:a>
']</text:p>
      <text:p text:style-name="P4">
Tags: ['STOPRUSSIA', 'АГРЕСІЯ РФ', 'ВТОРГНЕННЯ РФ']</text:p>
      <text:p text:style-name="P4">
Category: News</text:p>
      <!--METADATA-->
      <text:p text:style-name="P4">
<draw:frame draw:style-name="fr1" draw:name="Image7" text:anchor-type="as-char" svg:width="6.9236in" svg:height="5.1927in" draw:z-index="0">
<draw:image xlink:href="../Images/AРМІЯINFORM/2023-07-11T18-00-00-04-00/whatsapp-image-2023-07-10-at-164424.jpeg" xlink:type="simple" xlink:show="embed" xlink:actuate="onLoad" draw:mime-type="image/jpeg"/>
</draw:frame>
According to the public prosecution of the Donetsk Regional Prosecutor's Office of the resident, Yenakiyevo was guilty of collaborative activity. He was sentenced to 15 years in absentia with confiscation of property. Also for 10 years are deprived of the right to occupy or engage in law enforcement agencies.</text:p>
      <text:p text:style-name="P4">
About it <text:a xlink:type="simple" xlink:href="https://t.me/pgo_gov_ua/14269" text:style-name="Internet_20_link" text:visited-style-name="Visited_20_Internet_20_Link">
reports</text:a>
Office of the Prosecutor General of Ukraine.</text:p>
      <text:p text:style-name="P4">
-Prosecutors in court proved that in 2014 the man was dismissed from the road patrol service of the Ministry of Internal Affairs in Donetsk region, where he worked for 9 years. In the future, the law enforcement officer remained in his native occupied city, - the testimony reads.</text:p>
      <text:p text:style-name="P4">
According to prosecutors, in July 2022, he voluntarily occupied the position of "senior inspector of the department of the State Automobile Inspectorate of Yenakiyev Office of the State Automobile Inspectorate of the Ministry of Internal Affairs of the Ministry of Internal Affairs of the DNR". When the Russian military was grasping the estuary, he was sent to work in the city.</text:p>
      <ul>
        <li>
The responsibility of the convicted person included traffic regulation, inspection for weapons or ammunition, checking the documents of interlocutor of pro -Ukrainian people when patrolling the streets, - it is in the message.</li>
      </ul>
      <text:p text:style-name="P4">
The Inspector also made comments for propaganda TV channels, and devoured the alleged protection of the "legitimate interests of citizens", which created the prominence of preservation of law and order in the captured territories.</text:p>
      <text:p text:style-name="P4">
Now the convicted person is wanted.</text:p>
      <text:p text:style-name="P4">
News Source: <text:a xlink:type="simple" xlink:href="https://armyinform.com.ua/2023/07/11/do-15-rokiv-uvyaznennya-zasudzheno-cholovika-yakyj-sluzhyv-tak-zvanym-policzejskym-dnr/" text:style-name="Internet_20_link" text:visited-style-name="Visited_20_Internet_20_Link">
https://armyinform.com.ua/2023/07/11/do-15-rokiv-uvyaznennya-zasudzheno-cholovika-yakyj-sluzhyv-tak-zvanym-policzejskym-dnr/</text:a>
</text:p>
      <!--NEWS-->
      <text:h text:style-name="P10" text:outline-level="1">
<text:span text:style-name="T4">
Over the past day, our aviation has made 15 beats in the enemy's concentration areas</text:span>
</text:h>
      <text:p text:style-name="P4">
Author: ['АРМІЯINFORM']</text:p>
      <text:p text:style-name="P4">
Time: 2023-07-11T20:00:00-04:00</text:p>
      <text:p text:style-name="P4">
Description: Yak will be embraced by the General Staff, the Avіiazi forces of defense for Persian Dob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БОРОНА УКРАЇНИ', 'ХРОНІКА ОБОРОНИ УКРАЇНИ']</text:p>
      <text:p text:style-name="P4">
Category: News</text:p>
      <!--METADATA-->
      <text:p text:style-name="P4">
<draw:frame draw:style-name="fr1" draw:name="Image8" text:anchor-type="as-char" svg:width="6.9236in" svg:height="3.894525in" draw:z-index="0">
<draw:image xlink:href="../Images/AРМІЯINFORM/2023-07-11T20-00-00-04-00/aviacziya-syl-oborony-ukrayiny.jpg" xlink:type="simple" xlink:show="embed" xlink:actuate="onLoad" draw:mime-type="image/jpeg"/>
</draw:frame>
Illustrative photo</text:p>
      <text:p text:style-name="P4">
<text:span text:style-name="T4">
 🔥 Situation on Russian invasion </text:span>
</text:p>
      <text:p text:style-name="P4">
As <text:a xlink:type="simple" xlink:href="https://www.facebook.com/GeneralStaff.ua/posts/pfbid02L2K8argqjcrgeYxEnGG9PyA8DH8v3p9qsjCGVemfAEYPhVKxw2CRriDcJCrrRv6Ll" text:style-name="Internet_20_link" text:visited-style-name="Visited_20_Internet_20_Link">
indicated</text:a>
In the Construction of the General Staff, the aviation of defense forces over the past 24 hours has inflicted on 15 performers in the areas of concentration of personnel, weapons and military equipment of the enemy. Also, our defenders destroyed 3 intelligence bullet-tactical levels.</text:p>
      <text:p text:style-name="P4">
Units of missile troops and artillery during the day were struck by the Office, 3 areas of concentration of live force, the composition of ammunition, 7 artillery facilities of fire positions, a radio electronic struggle station and one means of the enemy.</text:p>
      <text:p text:style-name="P4">
News Source: <text:a xlink:type="simple" xlink:href="https://armyinform.com.ua/2023/07/11/za-mynulu-dobu-nasha-aviacziya-zavdala-15-udariv-po-rajonah-zoseredzhennya-protyvnyka/" text:style-name="Internet_20_link" text:visited-style-name="Visited_20_Internet_20_Link">
https://armyinform.com.ua/2023/07/11/za-mynulu-dobu-nasha-aviacziya-zavdala-15-udariv-po-rajonah-zoseredzhennya-protyvnyka/</text:a>
</text:p>
      <!--NEWS-->
      <text:h text:style-name="P10" text:outline-level="1">
<text:span text:style-name="T4">
It remains high probability of rocket launchers and air strikes in Ukraine - General Staff</text:span>
</text:h>
      <text:p text:style-name="P4">
Author: ['АРМІЯINFORM']</text:p>
      <text:p text:style-name="P4">
Time: 2023-07-11T22:00:00-04:00</text:p>
      <text:p text:style-name="P4">
Description: Yak Doldomlya General Staff of the ZS Ukrainian, which has passed to the Rosiyski Passio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9" text:anchor-type="as-char" svg:width="6.9236in" svg:height="3.893007in" draw:z-index="0">
<draw:image xlink:href="../Images/AРМІЯINFORM/2023-07-11T22-00-00-04-00/raketnyj-udar.jpg" xlink:type="simple" xlink:show="embed" xlink:actuate="onLoad" draw:mime-type="image/jpeg"/>
</draw:frame>
Photo illustrative</text:p>
      <text:p text:style-name="P4">
<text:span text:style-name="T4">
 🔥 Situation on Russian invasion </text:span>
</text:p>
      <text:p text:style-name="P4">
As <text:a xlink:type="simple" xlink:href="https://www.facebook.com/GeneralStaff.ua/posts/pfbid02L2K8argqjcrgeYxEnGG9PyA8DH8v3p9qsjCGVemfAEYPhVKxw2CRriDcJCrrRv6Ll" text:style-name="Internet_20_link" text:visited-style-name="Visited_20_Internet_20_Link">
reports</text:a>
The General Staff of the Armed Forces of Ukraine, during the last day, Russian invaders of a lament on the territory of one of the infrastructure objects of Nikolaev. Also, the enemy caused 48 aviation strikes and carried out 60 shelling from jet flashes on the positions of our troops and settlements. Unfortunately, in addition to the destroyed infrastructure, peaceful people were injured.</text:p>
      <text:p text:style-name="P4">
The likelihood of rocket and aviation strikes throughout Ukraine is high.</text:p>
      <text:p text:style-name="P4">
News Source: <text:a xlink:type="simple" xlink:href="https://armyinform.com.ua/2023/07/11/zalyshayetsya-vysokoyu-jmovirnist-zavdavannya-raketnyh-ta-aviaudariv-po-ukrayini-genshtab/" text:style-name="Internet_20_link" text:visited-style-name="Visited_20_Internet_20_Link">
https://armyinform.com.ua/2023/07/11/zalyshayetsya-vysokoyu-jmovirnist-zavdavannya-raketnyh-ta-aviaudariv-po-ukrayini-genshtab/</text:a>
</text:p>
      <!--NEWS-->
      <text:h text:style-name="P10" text:outline-level="1">
<text:span text:style-name="T4">
Defense forces per day destroyed more than half a thousand invaders, helicopter and 17 BBM</text:span>
</text:h>
      <text:p text:style-name="P4">
Author: ['АРМІЯINFORM']</text:p>
      <text:p text:style-name="P4">
Time: 2023-07-11T24:00:00-04:00</text:p>
      <text:p text:style-name="P4">
Description: Zagalni Boyov, Find the enemy on 02/24/22 to 07/11/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5290012559245691726_w-scaled.jpg" text:style-name="Internet_20_link" text:visited-style-name="Visited_20_Internet_20_Link">
photo_5290012559245691726_w-scaled.jpg</text:a>
']</text:p>
      <text:p text:style-name="P4">
Tags: ['STOPRUSSIA', 'АГРЕСІЯ РФ', 'ВТОРГНЕННЯ РФ', 'ВТРАТИ ВОРОГА']</text:p>
      <text:p text:style-name="P4">
Category: News</text:p>
      <!--METADATA-->
      <text:p text:style-name="P4">
<draw:frame draw:style-name="fr1" draw:name="Image10" text:anchor-type="as-char" svg:width="6.9236in" svg:height="6.987066in" draw:z-index="0">
<draw:image xlink:href="../Images/AРМІЯINFORM/2023-07-11T24-00-00-04-00/photo_5290012559245691726_w-scaled.jpg" xlink:type="simple" xlink:show="embed" xlink:actuate="onLoad" draw:mime-type="image/jpeg"/>
</draw:frame>
The total fighting loss of the enemy from 24.02.22 to 11.07.23 will be orientated:</text:p>
      <text:p text:style-name="P4">
<text:span text:style-name="T4">
<text:span text:style-name="T5">
 Personnel - </text:span>
* 235020(+540)persons eliminated</text:span>
<text:span text:style-name="T5">
 tanks - </text:span>
<text:span text:style-name="T5">
 4089(+4)</text:span>
<text:span text:style-name="T4">
 combat armored vehicles - </text:span>
 7983(+17)<text:span text:style-name="T4">
<text:span text:style-name="T5">
 Artillery systems - </text:span>
<text:span text:style-name="T5">
 4385(+14)</text:span>
 </text:span>
 RSZV - <text:span text:style-name="T4">
 672(+4)</text:span>
<text:span text:style-name="T5">
 air defense - </text:span>
<text:span text:style-name="T5">
 414(0)</text:span>
<text:span text:style-name="T4">
 aircraft - </text:span>
 315(0)<text:span text:style-name="T4">
<text:span text:style-name="T5">
 helicopters - </text:span>
* 310(+1)</text:span>
<text:span text:style-name="T5">
 UAV Operative Tactical Level-</text:span>
<text:span text:style-name="T5">
 3693(+7)</text:span>
<text:span text:style-name="T4">
 Winged missiles - </text:span>
 1271(0)<text:span text:style-name="T4">
<text:span text:style-name="T5">
 ships / boats - </text:span>
* 18(0)</text:span>
<text:span text:style-name="T5">
 Automobile equipment and tanks - </text:span>
<text:span text:style-name="T5">
 6966(+29)</text:span>
<text:span text:style-name="T4">
 Special Technique - </text:span>
 640(+8)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11.07.23.</text:p>
      <text:p text:style-name="P4">
News Source: <text:a xlink:type="simple" xlink:href="https://armyinform.com.ua/2023/07/11/syly-oborony-za-dobu-znyshhyly-shhe-ponad-piv-tysyachi-okupantiv-gelikopter-ta-17-bbm/" text:style-name="Internet_20_link" text:visited-style-name="Visited_20_Internet_20_Link">
https://armyinform.com.ua/2023/07/11/syly-oborony-za-dobu-znyshhyly-shhe-ponad-piv-tysyachi-okupantiv-gelikopter-ta-17-bbm/</text:a>
</text:p>
      <!--NEWS-->
      <text:h text:style-name="P10" text:outline-level="1">
<text:span text:style-name="T4">
The air defense forces that night destroyed 26 of 28 drones</text:span>
</text:h>
      <text:p text:style-name="P4">
Author: ['АРМІЯINFORM']</text:p>
      <text:p text:style-name="P4">
Time: 2023-07-11T26:00:00-04:00</text:p>
      <text:p text:style-name="P4">
Description: At NICH at 11 Lipnya 2023 Roku Rosіycyki, they were attacked by the Ukrainian-Skhіdny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robota-ppo_rect_cc246ffcb452c7dc7f4fd41e7adc24ba.jpeg" text:style-name="Internet_20_link" text:visited-style-name="Visited_20_Internet_20_Link">
robota-ppo_rect_cc246ffcb452c7dc7f4fd41e7adc24ba.jpeg</text:a>
']</text:p>
      <text:p text:style-name="P4">
Tags: ['STOPRUSSIA', 'АГРЕСІЯ РФ', 'БПЛА', 'ВТОРГНЕННЯ РФ', 'ПС ЗСУ', 'ХРОНІКА ОБОРОНИ']</text:p>
      <text:p text:style-name="P4">
Category: News</text:p>
      <!--METADATA-->
      <text:p text:style-name="P4">
<draw:frame draw:style-name="fr1" draw:name="Image11" text:anchor-type="as-char" svg:width="6.9236in" svg:height="3.88283in" draw:z-index="0">
<draw:image xlink:href="../Images/AРМІЯINFORM/2023-07-11T26-00-00-04-00/robota-ppo_rect_cc246ffcb452c7dc7f4fd41e7adc24ba.jpeg" xlink:type="simple" xlink:show="embed" xlink:actuate="onLoad" draw:mime-type="image/jpeg"/>
</draw:frame>
On the night of July 11, 2023, Russian invaders attacked Ukraine from the southeastern direction(Primorsko-Akhtarsk)Iranian-producing Shahd-136/131 percussion drones. A total of 28 drones-Kamikadze was involved in the blow.</text:p>
      <text:p text:style-name="P4">
The air forces of the Armed Forces in [telegrams] inform about it(https://t.me/kpszsu/3197).</text:p>
      <text:p text:style-name="P4">
У результаті успішної бойової роботи у зоні відповідальності повітряногокомандування «Південь» силами та засобами Повітряних Сил у взаємодії із ППОінших складових Сил оборони знищено 26 ударних БПЛА та один розвідувальнийбезпілотник типу Zala.</text:p>
      <text:p text:style-name="P4">
Крім того, за минулу добу, 10 липня, Повітряні Сили знищили ворожий вертоліт(The type is specified), three lancet-type UAVs and four operative-tactical reconnaissance.</text:p>
      <text:p text:style-name="P4">
During the current and last day, the Air Force has been inflicted on hostile positions after 20 group aviation strikes.</text:p>
      <text:p text:style-name="P4">
Commander of the Air Forces of the Armed Forces of Ukraine Lieutenant General Mykola Oleshchuk <text:a xlink:type="simple" xlink:href="https://t.me/MykolaOleshchuk/108" text:style-name="Internet_20_link" text:visited-style-name="Visited_20_Internet_20_Link">
thanked</text:a>
The defenders of the sky for the warfare.</text:p>
      <text:p text:style-name="P4">
News Source: <text:a xlink:type="simple" xlink:href="https://armyinform.com.ua/2023/07/11/syly-ppo-cziyeyi-nochi-znyshhyly-26-iz-28-droniv-kamikadze-ta-rozviduvalnyj-bpla-typu-zala/" text:style-name="Internet_20_link" text:visited-style-name="Visited_20_Internet_20_Link">
https://armyinform.com.ua/2023/07/11/syly-ppo-cziyeyi-nochi-znyshhyly-26-iz-28-droniv-kamikadze-ta-rozviduvalnyj-bpla-typu-zala/</text:a>
</text:p>
      <!--NEWS-->
      <text:h text:style-name="P10" text:outline-level="1">
<text:span text:style-name="T4">
Ukrainians are urged</text:span>
</text:h>
      <text:p text:style-name="P4">
Author: ['АРМІЯINFORM']</text:p>
      <text:p text:style-name="P4">
Time: 2023-07-11T55:00:00-04:00</text:p>
      <text:p text:style-name="P4">
Description: PID Medicanes Vicepremeres-Ministra izhrini Vereshchuk vidbuli of the Mizhvidch Narada Shrado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img_6790.jpeg" text:style-name="Internet_20_link" text:visited-style-name="Visited_20_Internet_20_Link">
img_6790.jpeg</text:a>
']</text:p>
      <text:p text:style-name="P4">
Tags: ['STOPRUSSIA', 'АГРЕСІЯ РФ', 'ВТОРГНЕННЯ РФ']</text:p>
      <text:p text:style-name="P4">
Category: News</text:p>
      <!--METADATA-->
      <text:p text:style-name="P4">
<draw:frame draw:style-name="fr1" draw:name="Image12" text:anchor-type="as-char" svg:width="6.9236in" svg:height="4.984992in" draw:z-index="0">
<draw:image xlink:href="../Images/AРМІЯINFORM/2023-07-11T55-00-00-04-00/img_6790.jpeg" xlink:type="simple" xlink:show="embed" xlink:actuate="onLoad" draw:mime-type="image/jpeg"/>
</draw:frame>
Under the chairmanship of Viceremier, Irina Vereshchuk, an interagency staff was held on the creation of a reserve of employees of state bodies for the work of predacocoupled territories of Ukraine. Including employees of educational thamedic industries.</text:p>
      <text:p text:style-name="P4">
About it <text:a xlink:type="simple" xlink:href="https://minre.gov.ua/2023/07/10/iryna-vereshhuk-zaklykaye-podavatysya-do-rezervu-praczivnykiv-dlya-roboty-na-deokupovanyh-terytoriyah/" text:style-name="Internet_20_link" text:visited-style-name="Visited_20_Internet_20_Link">
reports</text:a>
Ministry of Reintegration of Temporarily Occupied Territories of Ukraine.</text:p>
      <text:p text:style-name="P4">
The event was attended by the Head of the National Agency for the Civil Service Nataliyaalyushina, a permanent representative of the President in the Crimea Tamil Tashev, representatives from the Ministry of Education and Science, the Ministry of Health and other interested bodies.</text:p>
      <text:p text:style-name="P4">
The participants of the meeting noted that since July 3, the information and communication system "Reserve for the Civil Service in the Deoccued Territories" was launched. On the platform <text:a xlink:type="simple" xlink:href="http://reserve.nads.gov.ua/" text:style-name="Internet_20_link" text:visited-style-name="Visited_20_Internet_20_Link">
reserve.nads.gov.ua</text:a>
Anyone can fill the lock and become part of the personnel reserve.</text:p>
      <text:p text:style-name="P4">
According to Natalia Alyushina, in the first week on the platform registered 350 people, and this figure is constantly increasing. As of today, more than three hundred questionnaires have already been worked out, that is, these people have already been enrolled in the reserve.</text:p>
      <text:p text:style-name="P4">
Citizens can choose the region on their own. Almost 80% of them choose Crimea. However, other areas are noted: Zaporizhzhya, Donetsk and Lugansk.</text:p>
      <text:p text:style-name="P4">
In addition to the restoration of public authorities, it is also important to provide medical services in the liberated territories. The Ministry of Health is currently finalizing the electronic register of workers who are ready to work there.</text:p>
      <text:p text:style-name="P4">
The challenges that will occur after de -occupation are also concerned with education. First, it is about the return of children to the national education system, as well as the proportion of relevant documents obtained for the DOT.</text:p>
      <text:p text:style-name="P4">
It is obvious that Ukraine never recognizes the diplomas of the invaders, Irnosheschuk emphasized. At the same time, the official instructed the Ministry of Education and Science to develop a clear algorithm for the recognition of professional qualifications of persons who were forced to study and get a vocabulation education.</text:p>
      <text:p text:style-name="P4">
News Source: <text:a xlink:type="simple" xlink:href="https://armyinform.com.ua/2023/07/11/iryna-vereshhuk-zaklykaye-ukrayincziv-podavatysya-do-rezervu-praczivnykiv-dlya-roboty-na-deokupovanyh-terytoriyah/" text:style-name="Internet_20_link" text:visited-style-name="Visited_20_Internet_20_Link">
https://armyinform.com.ua/2023/07/11/iryna-vereshhuk-zaklykaye-ukrayincziv-podavatysya-do-rezervu-praczivnykiv-dlya-roboty-na-deokupovanyh-terytoriyah/</text:a>
</text:p>
      <!--NEWS-->
      <text:h text:style-name="P10" text:outline-level="1">
<text:span text:style-name="T4">
13 years behind the lattice will be held by LNR fighter who captured Lisichansk</text:span>
</text:h>
      <text:p text:style-name="P4">
Author: ['АРМІЯINFORM']</text:p>
      <text:p text:style-name="P4">
Time: 2023-07-11T57:00:00-04:00</text:p>
      <text:p text:style-name="P4">
Description: Zamyaki Bezi -re -prove to prove the service of the nonsense of the nonsense of one member of the Teroristic organized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fdnpluiyroqisytiuywk.w575.jpeg" text:style-name="Internet_20_link" text:visited-style-name="Visited_20_Internet_20_Link">
fdnpluiyroqisytiuywk.w575.jpeg</text:a>
']</text:p>
      <text:p text:style-name="P4">
Tags: ['STOPRUSSIA', 'АГРЕСІЯ РФ', 'ВТОРГНЕННЯ РФ', 'ЛИСИЧАНСЬК', 'СБУ']</text:p>
      <text:p text:style-name="P4">
Category: News</text:p>
      <!--METADATA-->
      <text:p text:style-name="P4">
<draw:frame draw:style-name="fr1" draw:name="Image13" text:anchor-type="as-char" svg:width="6.9236in" svg:height="4.623761in" draw:z-index="0">
<draw:image xlink:href="../Images/AРМІЯINFORM/2023-07-11T57-00-00-04-00/fdnpluiyroqisytiuywk.w575.jpeg" xlink:type="simple" xlink:show="embed" xlink:actuate="onLoad" draw:mime-type="image/jpeg"/>
</draw:frame>
Illustrative photo</text:p>
      <text:p text:style-name="P4">
Due to the unconditional evidence of the Security Service, another participant in the LNR terrorist organization has received a real detention.</text:p>
      <text:p text:style-name="P4">
It is a fighter with a call sign "Black", which at the beginning of a full -scale interruption of Russia joined the occupying groups of the Southern military round of the Armed Forces of the Armed Forces of the Russian Federation.</text:p>
      <text:p text:style-name="P4">
About it <text:a xlink:type="simple" xlink:href="https://ssu.gov.ua/novyny/za-materialamy-sbu-13-rokiv-za-gratamy-provede-boiovyk-lnr-yakyi-zakhopliuvav-lysychansk" text:style-name="Internet_20_link" text:visited-style-name="Visited_20_Internet_20_Link">
reports</text:a>
Security Service of Ukraine.</text:p>
      <ul>
        <li>
In the ranks of the invaders, he actively participated in the fighting against the forces of the defense of the Lisichansky direction and seized Ukrainian settlements of Nalugansk. He was detained during the battles near the village of Bigorivka in 2022, - the message reads.</li>
      </ul>
      <text:p text:style-name="P4">
According to the materials of the Ukrainian special service, the court appointed him 13 years in prison with confiscation of property.</text:p>
      <text:p text:style-name="P4">
As the investigation was established, the fighter was a local resident, who since April 2019 actively fired at the positions of Ukrainian troops in eastern Ukraine.</text:p>
      <text:p text:style-name="P4">
It is noted that on the basis of military counterintelligence collected and the investigation of the evidence, the court found the attacker guilty under two articles of the Criminal Code of Ukraine.</text:p>
      <text:p text:style-name="P4">
News Source: <text:a xlink:type="simple" xlink:href="https://armyinform.com.ua/2023/07/11/13-rokiv-za-gratamy-provede-bojovyk-lnr-yakyj-zahoplyuvav-lysychansk/" text:style-name="Internet_20_link" text:visited-style-name="Visited_20_Internet_20_Link">
https://armyinform.com.ua/2023/07/11/13-rokiv-za-gratamy-provede-bojovyk-lnr-yakyj-zahoplyuvav-lysychansk/</text:a>
</text:p>
      <!--NEWS-->
      <text:h text:style-name="P10" text:outline-level="1">
<text:span text:style-name="T4">
The state will increase government order for the training of doctors, rehabilitologists and social workers</text:span>
</text:h>
      <text:p text:style-name="P4">
Author: ['АРМІЯINFORM']</text:p>
      <text:p text:style-name="P4">
Time: 2023-07-11T59:00:00-04:00</text:p>
      <text:p text:style-name="P4">
Description: PID Golovannami Prem'r-Ministra Denis Schmigal Vidbuli Narada Schodo Zmin to the sovereign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thumb_205506_820_360_0_0_auto.jpg" text:style-name="Internet_20_link" text:visited-style-name="Visited_20_Internet_20_Link">
thumb_205506_820_360_0_0_auto.jpg</text:a>
', '<text:a xlink:type="simple" xlink:href="https://armyinform.com.ua/wp-content/uploads/2023/07/thumb_205507_820_360_0_0_auto.jpg" text:style-name="Internet_20_link" text:visited-style-name="Visited_20_Internet_20_Link">
thumb_205507_820_360_0_0_auto.jpg</text:a>
']</text:p>
      <text:p text:style-name="P4">
Tags: ['ЗАСІДАННЯ УРЯДУ', 'ПРЕМ’ЄР-МІНІСТР ДЕНИС ШМИГАЛЬ']</text:p>
      <text:p text:style-name="P4">
Category: News</text:p>
      <!--METADATA-->
      <text:p text:style-name="P4">
<draw:frame draw:style-name="fr1" draw:name="Image14" text:anchor-type="as-char" svg:width="6.9236in" svg:height="4.610104in" draw:z-index="0">
<draw:image xlink:href="../Images/AРМІЯINFORM/2023-07-11T59-00-00-04-00/thumb_205506_820_360_0_0_auto.jpg" xlink:type="simple" xlink:show="embed" xlink:actuate="onLoad" draw:mime-type="image/jpeg"/>
</draw:frame>
Under the chairmanship of Prime Minister Denis Shmigal, a meeting was held on changes in the state order in Ukrainian educational institutions. The first Vice Prime Minister-Minister of Economy Yulia Sviridenko, Vice Prime Minister for Innovation, Development of Education, Science and Technologies Mikhailofedorov, Minister of Education and Science Oksen Lisov, Minister of Health Viktorlyashko, Minister, Minister of Education, Minister of Education and Science, Minister Viktoriashko, Minister of Health, Minister of Health, Minister of Health, Minister Oksana Zholnovych, Minister of Finance Sergeymarchenko, Minister of Cabinet of Ministers Oleg Nemchinov.</text:p>
      <text:p text:style-name="P4">
“The full -scale war has changed the labor market in Ukraine. Today, our state will represent more experts in the medical and social spheres. Their preparation should be determined now, ”Denis Shmigal emphasized.</text:p>
      <text:p text:style-name="P4">
The head of government has been tasked with all the responsible ministries can work on the increase of government order, in particular, for doctors, rehabilitologists of ISOC workers from this academic year.</text:p>
      <text:p text:style-name="P4">
<draw:frame draw:style-name="fr1" draw:name="Image15" text:anchor-type="as-char" svg:width="6.9236in" svg:height="4.610104in" draw:z-index="0">
<draw:image xlink:href="../Images/AРМІЯINFORM/2023-07-11T59-00-00-04-00/thumb_205507_820_360_0_0_auto.jpg" xlink:type="simple" xlink:show="embed" xlink:actuate="onLoad" draw:mime-type="image/jpeg"/>
</draw:frame>
“At the same time, the state continues to develop vocational education. Ukraine's restoration will be the largest project since the Second World War, so Nasper, builders and other tangent professions will be the highest query in the market, ”the Prime Minister said.</text:p>
      <text:p text:style-name="P4">
The Vice Prime Minister for Innovation, the Development of Education, Science and Technology Mikhailofedorov also recalled the preparation of education reform, which will be based on innovation.</text:p>
      <text:p text:style-name="P4">
According to the results of the meeting, the Prime Minister gave the task of preparing and submitting a state order for the next academic year, so that parents of thaulicists could get acquainted with the demanded specialties in advance.</text:p>
      <text:p text:style-name="P4">
Source - <text:a xlink:type="simple" xlink:href="https://www.kmu.gov.ua/news/derzhava-zbilshyt-derzhzamovlennia-na-pidhotovku-medykiv-reabilitolohiv-i-sotspratsivnykiv-pidsumky-narady-v-uriadi" text:style-name="Internet_20_link" text:visited-style-name="Visited_20_Internet_20_Link">
Government Portal</text:a>
.</text:p>
      <text:p text:style-name="P4">
News Source: <text:a xlink:type="simple" xlink:href="https://armyinform.com.ua/2023/07/11/derzhava-zbilshyt-derzhzamovlennya-na-pidgotovku-medykiv-reabilitologiv-i-soczpraczivnykiv/" text:style-name="Internet_20_link" text:visited-style-name="Visited_20_Internet_20_Link">
https://armyinform.com.ua/2023/07/11/derzhava-zbilshyt-derzhzamovlennya-na-pidgotovku-medykiv-reabilitologiv-i-soczpraczivnykiv/</text:a>
</text:p>
      <!--NEWS-->
      <text:h text:style-name="P10" text:outline-level="1">
<text:span text:style-name="T4">
Our defenders successfully holding back enemy attacks in all directions</text:span>
</text:h>
      <text:p text:style-name="P4">
Author: ['АРМІЯINFORM']</text:p>
      <text:p text:style-name="P4">
Time: 2023-07-11T61:00:00-04:00</text:p>
      <text:p text:style-name="P4">
Description: Opponent ZoServilu Zuillya at the Kommer, Limansky, Bakhmutsk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arta.jpg" text:style-name="Internet_20_link" text:visited-style-name="Visited_20_Internet_20_Link">
arta.jpg</text:a>
']</text:p>
      <text:p text:style-name="P4">
Tags: ['STOPRUSSIA', 'АГРЕСІЯ РФ', 'ВТОРГНЕННЯ РФ']</text:p>
      <text:p text:style-name="P4">
Category: News</text:p>
      <!--METADATA-->
      <text:p text:style-name="P4">
<draw:frame draw:style-name="fr1" draw:name="Image16" text:anchor-type="as-char" svg:width="6.9236in" svg:height="2.993015in" draw:z-index="0">
<draw:image xlink:href="../Images/AРМІЯINFORM/2023-07-11T61-00-00-04-00/arta.jpg" xlink:type="simple" xlink:show="embed" xlink:actuate="onLoad" draw:mime-type="image/jpeg"/>
</draw:frame>
** 🔥I</text:p>
      <text:p text:style-name="P4">
The enemy focuses on the main efforts on Kupyansk, Liman, Bakhmut, Avdiiv and Mariinsky directions, heavy fights continue. 30 combat clashes took place.</text:p>
      <text:p text:style-name="P4">
About it <text:a xlink:type="simple" xlink:href="https://www.facebook.com/GeneralStaff.ua/posts/pfbid02L2K8argqjcrgeYxEnGG9PyA8DH8v3p9qsjCGVemfAEYPhVKxw2CRriDcJCrrRv6Ll" text:style-name="Internet_20_link" text:visited-style-name="Visited_20_Internet_20_Link">
reports</text:a>
The General Staff of the Armed Forces of Ukraine.</text:p>
      <text:p text:style-name="P4">
<text:span text:style-name="T4">
 In the Kupyansk direction </text:span>
 Our warriors keep defense.</text:p>
      <text:p text:style-name="P4">
<text:span text:style-name="T4">
 In the Bakhmut direction, </text:span>
 Under the dense fire of the enemy artillery, our organizations successfully reflected the attacks of the invaders in the area of the settlement of Donetsk region.</text:p>
      <text:p text:style-name="P4">
<text:span text:style-name="T4">
 In the Avdeevsky direction </text:span>
 Defense forces continue to restrain the Nastprostian troops in the Seveverny Donetsk region.</text:p>
      <text:p text:style-name="P4">
<text:span text:style-name="T4">
 In the Marinskaya direction, </text:span>
 under the hostile fire of artillery, our defenders have reflected all hostile attacks in the areas of Marina Takrasnohivka settlements.</text:p>
      <text:p text:style-name="P4">
<text:span text:style-name="T4">
 In the mineral direction </text:span>
 the enemy conducted unsuccessful offensive actions in Rivmivkaivka of Donetsk region.</text:p>
      <text:p text:style-name="P4">
News Source: <text:a xlink:type="simple" xlink:href="https://armyinform.com.ua/2023/07/11/nashi-zahysnyky-uspishno-strymuyut-ataky-voroga-na-vsih-napryamkah/" text:style-name="Internet_20_link" text:visited-style-name="Visited_20_Internet_20_Link">
https://armyinform.com.ua/2023/07/11/nashi-zahysnyky-uspishno-strymuyut-ataky-voroga-na-vsih-napryamkah/</text:a>
</text:p>
      <!--NEWS-->
      <text:h text:style-name="P10" text:outline-level="1">
<text:span text:style-name="T4">
NATO summit began in Lithuania: what to wait for Ukraine</text:span>
</text:h>
      <text:p text:style-name="P4">
Author: ['АРМІЯINFORM']</text:p>
      <text:p text:style-name="P4">
Time: 2023-07-11T63:00:00-04:00</text:p>
      <text:p text:style-name="P4">
Description: The Lithuanian Capital, Vilnyusі, who has been a dodgy Samit head of the sovereign TO ISAV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nato.jpg" text:style-name="Internet_20_link" text:visited-style-name="Visited_20_Internet_20_Link">
nato.jpg</text:a>
', '<text:a xlink:type="simple" xlink:href="https://armyinform.com.ua/wp-content/uploads/2023/07/nato01.jpg" text:style-name="Internet_20_link" text:visited-style-name="Visited_20_Internet_20_Link">
nato01.jpg</text:a>
', '<text:a xlink:type="simple" xlink:href="https://armyinform.com.ua/wp-content/uploads/2023/07/nato02.jpg" text:style-name="Internet_20_link" text:visited-style-name="Visited_20_Internet_20_Link">
nato02.jpg</text:a>
', '<text:a xlink:type="simple" xlink:href="https://armyinform.com.ua/wp-content/uploads/2023/07/nato00.jpg" text:style-name="Internet_20_link" text:visited-style-name="Visited_20_Internet_20_Link">
nato00.jpg</text:a>
']</text:p>
      <text:p text:style-name="P4">
Tags: ['ВІЛЬНЮСЬКИЙ САМІТ', 'ДОПОМОГА ПАРТНЕРІВ', 'НАТО', 'СВІТ ПІДТРИМУЄ УКРАЇНУ']</text:p>
      <text:p text:style-name="P4">
Category: News</text:p>
      <!--METADATA-->
      <text:p text:style-name="P4">
<draw:frame draw:style-name="fr1" draw:name="Image17" text:anchor-type="as-char" svg:width="6.9236in" svg:height="3.894525in" draw:z-index="0">
<draw:image xlink:href="../Images/AРМІЯINFORM/2023-07-11T63-00-00-04-00/nato.jpg" xlink:type="simple" xlink:show="embed" xlink:actuate="onLoad" draw:mime-type="image/jpeg"/>
</draw:frame>
In the Lithuanian capital, Vilnius, a two -day summit of the heads of state and the Government of the North Atlantic Alliance began.</text:p>
      <text:p text:style-name="P4">
As <text:a xlink:type="simple" xlink:href="https://www.nato.int/cps/en/natohq/news_216979.htm" text:style-name="Internet_20_link" text:visited-style-name="Visited_20_Internet_20_Link">
noted</text:a>
On July 10, 2023, General Secretary General of the Jens Stoltenberg, who arrived in the meeting on July 10, 2023, will make decisions on Ukraine, including a client package of assistance and improving political relations with new Council-Ukraine. He also reported that the Allies would discuss Ukraine's path in NATO.</text:p>
      <text:p text:style-name="P4">
<draw:frame draw:style-name="fr1" draw:name="Image18" text:anchor-type="as-char" svg:width="6.9236in" svg:height="3.894525in" draw:z-index="0">
<draw:image xlink:href="../Images/AРМІЯINFORM/2023-07-11T63-00-00-04-00/nato01.jpg" xlink:type="simple" xlink:show="embed" xlink:actuate="onLoad" draw:mime-type="image/jpeg"/>
</draw:frame>
“We will strengthen our support of Ukraine and bring Ukraine closer to NATO. And we will cooperate closer with partners in support of the international order based on the rules, ”<text:a xlink:type="simple" xlink:href="https://armyinform.com.ua/2023/07/10/my-posylymo-nashu-pidtrymku-ukrayiny-i-nablyzymo-ukrayinu-do-nato-yens-stoltenberg/" text:style-name="Internet_20_link" text:visited-style-name="Visited_20_Internet_20_Link">
said</text:a>
Jens Stoltenberg on the eve of the summit.</text:p>
      <text:p text:style-name="P4">
On the second day of the summit, an inaugural meeting is planned <text:a xlink:type="simple" xlink:href="https://armyinform.com.ua/2023/07/06/pivnichnoatlantychnyj-alyans-pryznachyv-datu-pershogo-zasidannya-u-formati-rady-ukrayina-nato/" text:style-name="Internet_20_link" text:visited-style-name="Visited_20_Internet_20_Link">
new Council Ukraine-NATO</text:a>
, in which pre -<text:a xlink:type="simple" xlink:href="https://armyinform.com.ua/2023/07/07/vilnyuskyj-samit-nato-zrobyt-ukrayinu-sylnishoyu-gensek-alyansu/" text:style-name="Internet_20_link" text:visited-style-name="Visited_20_Internet_20_Link">
announced</text:a>
Participation of the President of Ukraine Zelensky.</text:p>
      <text:p text:style-name="P4">
To participate in the summit to Vilnius, US President Joe Biden has already arrived, who was met by the Lithuanian leader.</text:p>
      <text:p text:style-name="P4">
<draw:frame draw:style-name="fr1" draw:name="Image19" text:anchor-type="as-char" svg:width="6.9236in" svg:height="3.894525in" draw:z-index="0">
<draw:image xlink:href="../Images/AРМІЯINFORM/2023-07-11T63-00-00-04-00/nato02.jpg" xlink:type="simple" xlink:show="embed" xlink:actuate="onLoad" draw:mime-type="image/jpeg"/>
</draw:frame>
“We are grateful to the United States for the military presence in Lithuania, which provides restraint. Lithuania is a decisive supporter of the transatlantic connection!” - <text:a xlink:type="simple" xlink:href="https://twitter.com/GitanasNauseda/status/1678453858043822080" text:style-name="Internet_20_link" text:visited-style-name="Visited_20_Internet_20_Link">
reported</text:a>
Gitanas Naussed.</text:p>
      <text:p text:style-name="P4">
3000 Lithuanian military and 1000 servicemen of allies a northern Atlantic Alliance <text:a xlink:type="simple" xlink:href="https://armyinform.com.ua/2023/07/04/ponad-4-tysyachi-vijskovosluzhbovcziv-zabezpechuvatymut-bezpeku-samitu-nato-u-vilnyusi/" text:style-name="Internet_20_link" text:visited-style-name="Visited_20_Internet_20_Link">
will provide</text:a>
Safety during NATO Summit in Vilnius.</text:p>
      <text:p text:style-name="P4">
<draw:frame draw:style-name="fr1" draw:name="Image20" text:anchor-type="as-char" svg:width="6.9236in" svg:height="3.894525in" draw:z-index="0">
<draw:image xlink:href="../Images/AРМІЯINFORM/2023-07-11T63-00-00-04-00/nato00.jpg" xlink:type="simple" xlink:show="embed" xlink:actuate="onLoad" draw:mime-type="image/jpeg"/>
</draw:frame>
"We are ready for a NATO summit," <text:a xlink:type="simple" xlink:href="https://twitter.com/a_anusauskas/status/1678476509709758466" text:style-name="Internet_20_link" text:visited-style-name="Visited_20_Internet_20_Link">
said</text:a>
Minister of National Defense of Lithuania Arvidas Anushauskas.Baltic countries at the NATO summit <text:a xlink:type="simple" xlink:href="https://armyinform.com.ua/2023/07/05/na-samiti-nato-krayiny-baltiyi-budut-odnostajnymy-ukrayini-potriben-chitkyj-shlyah-shhodo-chlenstva-v-alyansi/" text:style-name="Internet_20_link" text:visited-style-name="Visited_20_Internet_20_Link">
perform</text:a>
In one voice about the common goals of strengthening the defense of the Alliance Tasma on the eastern edge of the block.</text:p>
      <text:p text:style-name="P4">
On the eve of the Block meeting speakers of the Parliaments of six European countries <text:a xlink:type="simple" xlink:href="https://armyinform.com.ua/2023/07/10/golovy-parlamentiv-shesty-yevropejskyh-krayin-zaklykaly-uchasnykiv-samitu-nato-zobovyazatysya-vzyaty-ukrayinu-do-alyansu/" text:style-name="Internet_20_link" text:visited-style-name="Visited_20_Internet_20_Link">
called</text:a>
NATO Summit Parties to undertake to take Daliance Ukraine.</text:p>
      <text:p text:style-name="P4">
_ Prepared Vitaliy Lytvyn_</text:p>
      <text:p text:style-name="P4">
News Source: <text:a xlink:type="simple" xlink:href="https://armyinform.com.ua/2023/07/11/u-lytvi-rozpochynayetsya-samit-nato-chogo-chekaty-ukrayini/" text:style-name="Internet_20_link" text:visited-style-name="Visited_20_Internet_20_Link">
https://armyinform.com.ua/2023/07/11/u-lytvi-rozpochynayetsya-samit-nato-chogo-chekaty-ukrayini/</text:a>
</text:p>
      <!--NEWS-->
      <text:h text:style-name="P10" text:outline-level="1">
<text:span text:style-name="T4">
The Cabinet of Ministers has approved the project of the Law of Ukraine on the development of adaptive sports</text:span>
</text:h>
      <text:p text:style-name="P4">
Author: ['АРМІЯINFORM']</text:p>
      <text:p text:style-name="P4">
Time: 2023-07-11T84:00:00-04:00</text:p>
      <text:p text:style-name="P4">
Description: 11 Lipnya 2023 Rock on the Vikanni Uryod as part of Vikonnnye Plan of Zakhodiv for 2023-2024 Rocks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1/06/kabmin.jpg" text:style-name="Internet_20_link" text:visited-style-name="Visited_20_Internet_20_Link">
kabmin.jpg</text:a>
']</text:p>
      <text:p text:style-name="P4">
Tags: ['STOPRUSSIA', 'АГРЕСІЯ РФ', 'АДАПТИВНИЙ СПОРТ', 'ВТОРГНЕННЯ РФ', 'КАБІНЕТ МІНІСТРІВ УКРАЇНИ']</text:p>
      <text:p text:style-name="P4">
Category: News</text:p>
      <!--METADATA-->
      <text:p text:style-name="P4">
<draw:frame draw:style-name="fr1" draw:name="Image21" text:anchor-type="as-char" svg:width="6.9236in" svg:height="4.269553in" draw:z-index="0">
<draw:image xlink:href="../Images/AРМІЯINFORM/2023-07-11T84-00-00-04-00/kabmin.jpg" xlink:type="simple" xlink:show="embed" xlink:actuate="onLoad" draw:mime-type="image/jpeg"/>
</draw:frame>
On July 11, 2023, at a meeting of the Government in the framework of the plan of events at 2023-2024 on the implementation of a national strategy for the creation of a barrier space in Ukraine for the period up to 2030, the project of the Law of Ukraine “Leging amendments to the Law of Ukraine“ On Physical Culture and Sport “About Adaptive Sports. " About it reports <text:a xlink:type="simple" xlink:href="https://www.kmu.gov.ua/news/kabinetom-ministriv-skhvaleno-proekt-zakonu-ukrainy-shchodo-rozvytku-adaptyvnoho-sportu" text:style-name="Internet_20_link" text:visited-style-name="Visited_20_Internet_20_Link">
government portal</text:a>
.</text:p>
      <text:p text:style-name="P4">
Законопроєктом передбачається визначення на законодавчому рівні поняття«адаптивний спорт» як діяльності суб’єктів сфери фізичної культури і спорту,спрямованої на залучення осіб з інвалідністю чи осіб з обмеженнямиповсякденного функціонування до занять фізичною культурою і спортом з метоюсприяння інклюзії та інтеграції до суспільства, фізичній, психологічнійреабілітації, сприяння можливості ведення самостійного способу життя тазалученості до місцевої спільноти, а також окреслити його як напрям фізичноїкультури.</text:p>
      <text:p text:style-name="P4">
Запропонований напрям фізичної культури підвищить адаптацію осіб зінвалідністю чи осіб з обмеженнями повсякденного функціонування до умов життя,що змінилися, розширить їхні функціональні можливості, сприятиме відновленнюфізичного та ментального здоров’я, реінтеграції зазначеної категорії осіб досуспільства під час та у післявоєнний період, поверненню відчуття соціальноїповноцінності.</text:p>
      <text:p text:style-name="P4">
Безбар’єрність — це не просто про комфортне життя для всіх груп населення, аіноді про життя взагалі, про розвиток. Бар’єри, які існують сьогодні всуспільстві — фізичні, громадянські, освітні економічні та інші — недозволяють мільйонам українцям, серед яких маломобільні люди, молодь, жінки,люди літнього віку, реалізувати себе.</text:p>
      <text:p text:style-name="P4">
Відновлення України, її фізичного і загалом суспільного простору, даєможливість виправити ці помилки минулого, зокрема однією з основних з яких єбар’єри між різними суспільними групами — фізичні, громадянські, освітні,економічні тощо.</text:p>
      <text:p text:style-name="P4">
Створення безбар’єрного простору під патронатом першої леді Олени Зеленської зкожним днем наближає Україну до європейських стандартів безбар’єрності.</text:p>
      <text:p text:style-name="P4">
News Source: <text:a xlink:type="simple" xlink:href="https://armyinform.com.ua/2023/07/11/kabinetom-ministriv-shvaleno-proyekt-zakonu-ukrayiny-shhodo-rozvytku-adaptyvnogo-sportu/" text:style-name="Internet_20_link" text:visited-style-name="Visited_20_Internet_20_Link">
https://armyinform.com.ua/2023/07/11/kabinetom-ministriv-shvaleno-proyekt-zakonu-ukrayiny-shhodo-rozvytku-adaptyvnogo-sportu/</text:a>
</text:p>
      <!--NEWS-->
      <text:h text:style-name="P10" text:outline-level="1">
<text:span text:style-name="T4">
Introduction to the EU: Zelensky and the Chairman of the Euro Council discussed the possibility of starting negotiations</text:span>
</text:h>
      <text:p text:style-name="P4">
Authors: Ukrinform (Person)</text:p>
      <text:p text:style-name="P4">
Publisher: Укринформ (Organization)</text:p>
      <text:p text:style-name="P4">
Published Time: 2023-07-12T-12:20:00+03:00</text:p>
      <text:p text:style-name="P4">
Modified Time: 2023-07-12T17:20:00+03:00</text:p>
      <text:p text:style-name="P4">
Description: President Volodymyr Zelensky discussed in Vilnius with President of European Council, Charles Michel, the opportunity to start negotiations on Ukraine's membership in the EU at the end of the year. - Ukrinform.</text:p>
      <text:p text:style-name="P4">
Images: ['<text:a xlink:type="simple" xlink:href="https://static.ukrinform.com/photos/2023_07/thumb_files/630_360_1689165400-938.jpeg" text:style-name="Internet_20_link" text:visited-style-name="Visited_20_Internet_20_Link">
630_360_16891...</text:a>
']</text:p>
      <text:p text:style-name="P4">
Tags: ['Євросоюз', 'Зеленський', 'Мішель']</text:p>
      <text:p text:style-name="P4">
Type: Article</text:p>
      <!--METADATA-->
      <text:p text:style-name="P4">
<draw:frame draw:style-name="fr1" draw:name="Image22" text:anchor-type="as-char" svg:width="6.9236in" svg:height="3.956343in" draw:z-index="0">
<draw:image xlink:href="../Images/yкринформ/2023-07-12T-12-20-00-03-00/630_360_1689165400-938.jpeg" xlink:type="simple" xlink:show="embed" xlink:actuate="onLoad" draw:mime-type="image/jpeg"/>
</draw:frame>
President Volodymyr Zelensky discussed in Vilnius with the President of the EU Michel President, at the end of the year, start negotiating Ukraine's membership in the EU.</text:p>
      <text:p text:style-name="P4">
The Head of State reported this in <text:a xlink:type="simple" xlink:href="https://t.me/V_Zelenskiy_official/6952" text:style-name="Internet_20_link" text:visited-style-name="Visited_20_Internet_20_Link">
telegram</text:a>
transmits Ukrinform.</text:p>
      <text:p text:style-name="P4">
“A good conversation with the President of European Council Charles Michel. The main thing that was created is our opportunity to open at the end of this year to negotiate membership in the European Union. Thank you for the support, ”Zelensky said.</text:p>
      <text:p text:style-name="P4">
<text:span text:style-name="T4">
 Read also: </text:span>
 <text:a xlink:type="simple" xlink:href="https://www.ukrinform.ua/rubric-polytics/3734673-pragnenna-do-clenstva-v-es-dopomagae-ukraini-nablizitisa-do-nato-ursula-fon-der-laen.html" text:style-name="Internet_20_link" text:visited-style-name="Visited_20_Internet_20_Link">
desire for EU membership helps Ukraine close to NATO - Ursula von der Lyen</text:a>
As reported by Ukrinform, President Volodymyr Zelenskyy <text:a xlink:type="simple" xlink:href="https://www.ukrinform.ua/rubric-ato/3416117-prezident-pidpisav-zaavku-na-clenstvo-ukraini-v-es.html" text:style-name="Internet_20_link" text:visited-style-name="Visited_20_Internet_20_Link">
28 February 2022 signed an application for Ukraine's membership in the European Union</text:a>
. On June 23 last year, the Heads of State and the Government Union made a decision to grant Ukraine the status of a candidate country to visit to the EU. At the same time, the European Commission provided seven recommendations that are required for further European integration of Ukraine.</text:p>
      <text:p text:style-name="P4">
<text:span text:style-name="T5">
Foto: op</text:span>
</text:p>
      <text:p text:style-name="P4">
News Source: <text:a xlink:type="simple" xlink:href="https://www.ukrinform.ua/rubric-polytics/3734975-vstup-do-es-zelenskij-i-golova-evroradi-obgovorili-mozlivist-startu-peregovoriv.html" text:style-name="Internet_20_link" text:visited-style-name="Visited_20_Internet_20_Link">
https://www.ukrinform.ua/rubric-polytics/3734975-vstup-do-es-zelenskij-i-golova-evroradi-obgovorili-mozlivist-startu-peregovoriv.html</text:a>
</text:p>
      <!--NEWS-->
      <text:h text:style-name="P10" text:outline-level="1">
<text:span text:style-name="T4">
Shakhtar will receive compensation for the transition of Solomon - media</text:span>
</text:h>
      <text:p text:style-name="P4">
Authors: Ukrinform (Person)</text:p>
      <text:p text:style-name="P4">
Publisher: Укринформ (Organization)</text:p>
      <text:p text:style-name="P4">
Published Time: 2023-07-12T-13:18:21+03:00</text:p>
      <text:p text:style-name="P4">
Modified Time: 2023-07-12T17:18:21+03:00</text:p>
      <text:p text:style-name="P4">
Description: The payment will be separated by Tottenham and FIFA. - Ukrinform.</text:p>
      <text:p text:style-name="P4">
Images: ['<text:a xlink:type="simple" xlink:href="https://static.ukrinform.com/photos/2023_07/thumb_files/630_360_1689171359-595.jpeg" text:style-name="Internet_20_link" text:visited-style-name="Visited_20_Internet_20_Link">
630_360_16891...</text:a>
']</text:p>
      <text:p text:style-name="P4">
Tags: ['Футбол', 'Тоттенхем', 'Шахтар']</text:p>
      <text:p text:style-name="P4">
Type: Article</text:p>
      <!--METADATA-->
      <text:p text:style-name="P4">
<draw:frame draw:style-name="fr1" draw:name="Image23" text:anchor-type="as-char" svg:width="6.9236in" svg:height="3.956343in" draw:z-index="0">
<draw:image xlink:href="../Images/yкринформ/2023-07-12T-13-18-21-03-00/630_360_1689171359-595.jpeg" xlink:type="simple" xlink:show="embed" xlink:actuate="onLoad" draw:mime-type="image/jpeg"/>
</draw:frame>
Paying will be separated by Tottenham and FIFA.</text:p>
      <text:p text:style-name="P4">
Shakhtar will receive some compensation for the winger of Winger Manor Solomon to Tottenham despite the fact that the 23-year-old Israeli passed the free agent <text:a xlink:type="simple" xlink:href="https://www.theguardian.com/football/2023/jul/11/ange-postecoglou-spurs-biggest-challenge-attacking-mindset-james-maddison" text:style-name="Internet_20_link" text:visited-style-name="Visited_20_Internet_20_Link">
reports</text:a>
TheGuardian, reports Ukrinform.</text:p>
      <text:p text:style-name="P4">
According to the source, the agreement was due to FIFA rules on suspension of legionnaire contractions, but the Pitmen will help the football player - the amount is unheatted.</text:p>
      <text:p text:style-name="P4">
At the same time, the funds will not only come from Tottenham - part will pay Samaffiff.</text:p>
      <text:p text:style-name="P4">
Last July, the Manor on the rights of the lease went to Fulgem. In the composition of this team he scored 4 goals in the Championship of England, and became the best player in February.</text:p>
      <text:p text:style-name="P4">
<text:span text:style-name="T4">
 Read also: </text:span>
 <text:a xlink:type="simple" xlink:href="https://www.ukrinform.ua/rubric-sports/3734358-manor-solomon-oficijno-vistupatime-za-tottengem.html" text:style-name="Internet_20_link" text:visited-style-name="Visited_20_Internet_20_Link">
Manor <text:span text:style-name="T4">
 Solomon </text:span>
 will officially advocate Tottenham</text:a>
As reported by Ukrinform, in Shakhtar, Solomon performed from 2019 to 2022, during which time the Israelian spent 106 matches of all tournaments for the Donetsk to the Donetsk people, who scored 22 goals and gave 9 assistants. The Ukrainian Club has purchased it for 6 million euros.</text:p>
      <text:p text:style-name="P4">
Photo: Tottenhamhotspur.com</text:p>
      <text:p text:style-name="P4">
News Source: <text:a xlink:type="simple" xlink:href="https://www.ukrinform.ua/rubric-sports/3734965-sahtar-otrimae-kompensaciu-za-perehid-solomona-zmi.html" text:style-name="Internet_20_link" text:visited-style-name="Visited_20_Internet_20_Link">
https://www.ukrinform.ua/rubric-sports/3734965-sahtar-otrimae-kompensaciu-za-perehid-solomona-zmi.html</text:a>
</text:p>
      <!--NEWS-->
      <text:h text:style-name="P10" text:outline-level="1">
<text:span text:style-name="T4">
The Russian army fired a house in Kherson, a man was killed</text:span>
</text:h>
      <text:p text:style-name="P4">
Authors: Ukrinform (Person)</text:p>
      <text:p text:style-name="P4">
Publisher: Укринформ (Organization)</text:p>
      <text:p text:style-name="P4">
Published Time: 2023-07-12T-15:33:00+03:00</text:p>
      <text:p text:style-name="P4">
Modified Time: 2023-07-12T16:33:00+03:00</text:p>
      <text:p text:style-name="P4">
Description: The Russian army fired a house in Kherson - a summer couple was injured, a man was killed, a woman was injur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 'Обстріл', 'Загибель', 'Війна з Росією']</text:p>
      <text:p text:style-name="P4">
Type: Article</text:p>
      <!--METADATA-->
      <text:p text:style-name="P4">
<draw:frame draw:style-name="fr1" draw:name="Image25" text:anchor-type="as-char" svg:width="6.9236in" svg:height="3.948443in" draw:z-index="0">
<draw:image xlink:href="../Images/yкринформ/2023-07-12T-15-33-00-03-00/630_360_1538997483-946.jpg" xlink:type="simple" xlink:show="embed" xlink:actuate="onLoad" draw:mime-type="image/jpeg"/>
</draw:frame>
The Russian army fired at a house in Kherson - a summer couple was injured, the husband wished, a woman was injured.</text:p>
      <text:p text:style-name="P4">
According to Ukrinform, it reports <text:a xlink:type="simple" xlink:href="https://t.me/khersonskaODA/7914" text:style-name="Internet_20_link" text:visited-style-name="Visited_20_Internet_20_Link">
Kherson Ova.</text:a>
“The Russian army fired a house in <text:a xlink:type="simple" xlink:href="https://www.ukrinform.ua/tag-herson" text:style-name="Internet_20_link" text:visited-style-name="Visited_20_Internet_20_Link">
Kherson</text:a>
, -the summer spouse was injured, ” -he will be in the message.</text:p>
      <text:p text:style-name="P4">
As it is noted, in the house a fire occurred due to hostile shelling, the post -elimination of which in the apartment revealed the body of the dead locality. He was a 81-year-old man.</text:p>
      <text:p text:style-name="P4">
An 82-year-old wife of the deceased received the injury.</text:p>
      <text:p text:style-name="P4">
<text:span text:style-name="T4">
 Read also: </text:span>
 <text:a xlink:type="simple" xlink:href="https://www.ukrinform.ua/rubric-regions/3734930-vibuh-u-zaporizzi-v-likarni-sestero-ditej-iz-travmami-serednoi-vazkosti.html" text:style-name="Internet_20_link" text:visited-style-name="Visited_20_Internet_20_Link">
explosion in Zaporozhye: in hospital - six children with injuries</text:a>
As reported by Ukrinform, Russian invaders over the past day, on July 11, <text:a xlink:type="simple" xlink:href="https://www.ukrinform.ua/rubric-regions/3734618-zagarbniki-za-dobu-vipustili-po-hersonsini-313-snaradiv-zaginuv-civilnij.html" text:style-name="Internet_20_link" text:visited-style-name="Visited_20_Internet_20_Link">
67 shellings of Kherson region were carried out. </text:a>
Due to Russian aggression, one person was killed, another 5, in particular the child was injured.</text:p>
      <text:p text:style-name="P4">
News Source: <text:a xlink:type="simple" xlink:href="https://www.ukrinform.ua/rubric-ato/3734936-rosijska-armia-obstrilala-budinok-u-hersoni-zaginuv-colovik.html" text:style-name="Internet_20_link" text:visited-style-name="Visited_20_Internet_20_Link">
https://www.ukrinform.ua/rubric-ato/3734936-rosijska-armia-obstrilala-budinok-u-hersoni-zaginuv-colovik.html</text:a>
</text:p>
      <!--NEWS-->
      <text:h text:style-name="P10" text:outline-level="1">
<text:span text:style-name="T4">
The enemy hit the artillery on the border village in Kharkiv region</text:span>
</text:h>
      <text:p text:style-name="P4">
Authors: Ukrinform (Person)</text:p>
      <text:p text:style-name="P4">
Publisher: Укринформ (Organization)</text:p>
      <text:p text:style-name="P4">
Published Time: 2023-07-12T-16:23:00+03:00</text:p>
      <text:p text:style-name="P4">
Modified Time: 2023-07-12T16:23:00+03:00</text:p>
      <text:p text:style-name="P4">
Description: The Russian troops today, July 12, fired at the border village of the Union of Kharkiv region. - Ukrinform.</text:p>
      <text:p text:style-name="P4">
Images: ['<text:a xlink:type="simple" xlink:href="https://static.ukrinform.com/photos/2023_07/thumb_files/630_360_1689169115-316.jpg" text:style-name="Internet_20_link" text:visited-style-name="Visited_20_Internet_20_Link">
630_360_16891...</text:a>
']</text:p>
      <text:p text:style-name="P4">
Tags: ['ДСНС', 'Обстріл', 'Харківщина', 'Війна з Росією']</text:p>
      <text:p text:style-name="P4">
Type: Article</text:p>
      <!--METADATA-->
      <text:p text:style-name="P4">
<draw:frame draw:style-name="fr1" draw:name="Image26" text:anchor-type="as-char" svg:width="6.9236in" svg:height="3.956343in" draw:z-index="0">
<draw:image xlink:href="../Images/yкринформ/2023-07-12T-16-23-00-03-00/630_360_1689169115-316.jpg" xlink:type="simple" xlink:show="embed" xlink:actuate="onLoad" draw:mime-type="image/jpeg"/>
</draw:frame>
Ruskivskaya today, July 12, fired at the border village of the Unrabobkivkarkiv region.</text:p>
      <text:p text:style-name="P4">
According to Ukrinform, the Main Directorate of the Civil Service of Knowledgeable Situations of Ukraine in Kharkiv Oblast reports in <text:a xlink:type="simple" xlink:href="https://www.facebook.com/DSNSKHARKIV/posts/pfbid02zPaZUtSqsc2RLtnkckV5VAkYfVokP3QLbkLv7WN2qAhmQHEiCMYBaaz6J7aXWRjKl" text:style-name="Internet_20_link" text:visited-style-name="Visited_20_Internet_20_Link">
Facebook</text:a>
.</text:p>
      <text:p text:style-name="P4">
“12 липня близько опівдня ворог знову завдавав артилерійського обстрілу поприкордонному селу Одноробівка Золочівської громади Богодухівського району”, -йдеться у повідомленні.</text:p>
      <text:p text:style-name="P4">
According to the SES, as a result of the hit of one of the ammunition, a fire and significant destruction were settled in private.</text:p>
      <text:p text:style-name="P4">
*!(https://www.ukrinform.ua/rubric-ato/3734661-vijska-rf-obstrilali-dvi-gromadi-sumsini.html)Rescuers at 13:55 fire were promptly eliminated. Victims and victims will be.</text:p>
      <text:p text:style-name="P4">
As reported by Ukrinform, on July 11 <text:a xlink:type="simple" xlink:href="https://www.ukrinform.ua/rubric-regions/3734624-rosiani-vdarili-kerovanou-aviabombou-po-selu-na-harkivsini-postrazdav-colovik.html" text:style-name="Internet_20_link" text:visited-style-name="Visited_20_Internet_20_Link">
the Russians hit the managed airbomb of settlement in Kharkiv</text:a>
, as a result of which the man was injured.</text:p>
      <text:p text:style-name="P4">
News Source: <text:a xlink:type="simple" xlink:href="https://www.ukrinform.ua/rubric-ato/3734940-vorog-vdariv-z-artilerii-po-prikordonnomu-selu-na-harkivsini.html" text:style-name="Internet_20_link" text:visited-style-name="Visited_20_Internet_20_Link">
https://www.ukrinform.ua/rubric-ato/3734940-vorog-vdariv-z-artilerii-po-prikordonnomu-selu-na-harkivsini.html</text:a>
</text:p>
      <!--NEWS-->
      <text:h text:style-name="P10" text:outline-level="1">
<text:span text:style-name="T4">
At Sivershchyna and Slobozhanschyna directions Russian army shelled Hirsk of Chernihiv region...</text:span>
</text:h>
      <text:p text:style-name="P4">
Authors: liveuamap (Language: en)</text:p>
      <text:p text:style-name="P4">
Time: 2023-07-12T-17:51:00</text:p>
      <text:p text:style-name="P4">
Location: Kharkiv (Latitude:50.38674 Longtitude:36.19102)</text:p>
      <text:p text:style-name="P4">
Videos: []</text:p>
      <text:p text:style-name="P4">
Images: []</text:p>
      <text:p text:style-name="P4">
Tags: ["Russia"]</text:p>
      <text:p text:style-name="P4">
Id: 22575566</text:p>
      <!--METADATA-->
      <text:p text:style-name="P4">
At Sivershchyna and Slobozhanschyna directions Russian army shelled Hirsk ofChernihiv region; Chuykivka of Sumy region and Udy, Veterynarne, Ohirtseve,Zemlyanky of Kharkiv region. Russian aviation conducted airstrikes at Basove,Odnorobivka and Veterynarne of Kharkiv region, - General Staff of Armed Forcesof Ukraine says in the morning report</text:p>
      <text:p text:style-name="P4">
News Collection Link: <text:a xlink:type="simple" xlink:href="https:\/\/liveuamap.com\/en\/2023\/12-july-at-sivershchyna-and-slobozhanschyna-directions-russian" text:style-name="Internet_20_link" text:visited-style-name="Visited_20_Internet_20_Link">
https:\/\/liveuamap.com\/en\/2023\/12-july-at-sivershchyna-and-slobozhanschyna-directions-russian</text:a>
</text:p>
      <text:p text:style-name="P4">
News Source: <text:a xlink:type="simple" xlink:href="https://t.me/lumsrc/5337" text:style-name="Internet_20_link" text:visited-style-name="Visited_20_Internet_20_Link">
https://t.me/lumsrc/5337</text:a>
</text:p>
      <!--NEWS-->
      <text:h text:style-name="P10" text:outline-level="1">
<text:span text:style-name="T4">
AT Kupyansk Directive Russian Army Sheled Krasno Pershe, Novomolinsk, Dvorichny, West, MAS ...</text:span>
</text:h>
      <text:p text:style-name="P4">
Authors: liveuamap (Language: en)</text:p>
      <text:p text:style-name="P4">
Time: 2023-07-12T-19:51:00</text:p>
      <text:p text:style-name="P4">
Location: Kupiansk (Latitude:49.63684 Longtitude:37.91142)</text:p>
      <text:p text:style-name="P4">
Videos: []</text:p>
      <text:p text:style-name="P4">
Images: []</text:p>
      <text:p text:style-name="P4">
Tags: ["Russia"]</text:p>
      <text:p text:style-name="P4">
Id: 22575565</text:p>
      <!--METADATA-->
      <text:p text:style-name="P4">
At Kupiansk direction Russian army shelled Krasne Pershe, Novomlynsk,Dvorichna, Zapadne, Masutivka, Kyslivka of Kharkiv region, - General Staff ofArmed Forces of Ukraine says in the morning report</text:p>
      <text:p text:style-name="P4">
News Collection Link: <text:a xlink:type="simple" xlink:href="https:\/\/liveuamap.com\/en\/2023\/12-july-at-kupiansk-direction-russian-army-shelled-krasne" text:style-name="Internet_20_link" text:visited-style-name="Visited_20_Internet_20_Link">
https:\/\/liveuamap.com\/en\/2023\/12-july-at-kupiansk-direction-russian-army-shelled-krasne</text:a>
</text:p>
      <text:p text:style-name="P4">
News Source: <text:a xlink:type="simple" xlink:href="https://t.me/lumsrc/5338" text:style-name="Internet_20_link" text:visited-style-name="Visited_20_Internet_20_Link">
https://t.me/lumsrc/5338</text:a>
</text:p>
      <!--NEWS-->
      <text:h text:style-name="P10" text:outline-level="1">
<text:span text:style-name="T4">
At Lyman direction Russian army shelled Nevske, Bilohorivka of Luhansk region and Torske, Ver...</text:span>
</text:h>
      <text:p text:style-name="P4">
Authors: liveuamap (Language: en)</text:p>
      <text:p text:style-name="P4">
Time: 2023-07-12T-21:51:00</text:p>
      <text:p text:style-name="P4">
Location: Donetsk (Latitude:48.73649 Longtitude:38.20169)</text:p>
      <text:p text:style-name="P4">
Videos: []</text:p>
      <text:p text:style-name="P4">
Images: []</text:p>
      <text:p text:style-name="P4">
Tags: ["Russia"]</text:p>
      <text:p text:style-name="P4">
Id: 22575564</text:p>
      <!--METADATA-->
      <text:p text:style-name="P4">
At Lyman direction Russian army shelled Nevske, Bilohorivka of Luhansk regionand Torske, Verkhnokamyanske, Ivano-Daryivka, Berestove, Vesele, Rozdolivka ofDonetsk region. Russian aviation conducted airstrikes at Terny, Zvanivka,Rozdolivka, Bilohorivka of Donetsk region, - General Staff of Armed Forces ofUkraine says in the morning report</text:p>
      <text:p text:style-name="P4">
News Collection Link: <text:a xlink:type="simple" xlink:href="https:\/\/liveuamap.com\/en\/2023\/12-july-at-lyman-direction-russian-army-shelled-nevske-bilohorivka" text:style-name="Internet_20_link" text:visited-style-name="Visited_20_Internet_20_Link">
https:\/\/liveuamap.com\/en\/2023\/12-july-at-lyman-direction-russian-army-shelled-nevske-bilohorivka</text:a>
</text:p>
      <text:p text:style-name="P4">
News Source: <text:a xlink:type="simple" xlink:href="https://t.me/lumsrc/5339" text:style-name="Internet_20_link" text:visited-style-name="Visited_20_Internet_20_Link">
https://t.me/lumsrc/5339</text:a>
</text:p>
      <!--NEWS-->
      <text:h text:style-name="P10" text:outline-level="1">
<text:span text:style-name="T4">
JSU Bakhmut Directio Rusian of the Army Shelled Vasukivka, Bogdanivka, Chrome, Time Yar, Ivanov ...</text:span>
</text:h>
      <text:p text:style-name="P4">
Authors: liveuamap (Language: en)</text:p>
      <text:p text:style-name="P4">
Time: 2023-07-12T-23:51:00</text:p>
      <text:p text:style-name="P4">
Location: Toretsk, Donetsk Oblast (Latitude:48.39342 Longtitude:37.84893)</text:p>
      <text:p text:style-name="P4">
Videos: []</text:p>
      <text:p text:style-name="P4">
Images: []</text:p>
      <text:p text:style-name="P4">
Tags: ["Russia"]</text:p>
      <text:p text:style-name="P4">
Id: 22575563</text:p>
      <!--METADATA-->
      <text:p text:style-name="P4">
At Bakhmut direction Russian army shelled Vasukivka, Bohdanivka, Khromove,Chasiv Yar, Ivanivske, Oleksandro-Shultyne and Pivdenne of Donetsk region.Russian aviation conducted airstrikes at Druzhba and Toretsk, - General Staffof Armed Forces of Ukraine says in the morning report</text:p>
      <text:p text:style-name="P4">
News Collection Link: <text:a xlink:type="simple" xlink:href="https:\/\/liveuamap.com\/en\/2023\/12-july-at-bakhmut-direction-russian-army-shelled-vasukivka" text:style-name="Internet_20_link" text:visited-style-name="Visited_20_Internet_20_Link">
https:\/\/liveuamap.com\/en\/2023\/12-july-at-bakhmut-direction-russian-army-shelled-vasukivka</text:a>
</text:p>
      <text:p text:style-name="P4">
News Source: <text:a xlink:type="simple" xlink:href="https://t.me/lumsrc/5340" text:style-name="Internet_20_link" text:visited-style-name="Visited_20_Internet_20_Link">
https://t.me/lumsrc/5340</text:a>
</text:p>
      <!--NEWS-->
      <text:h text:style-name="P10" text:outline-level="1">
<text:span text:style-name="T4">
At Avdiyivka direction Russian army shelled Avdiyivka, Pervomayske and Nevelske of Donetsk re...</text:span>
</text:h>
      <text:p text:style-name="P4">
Authors: liveuamap (Language: en)</text:p>
      <text:p text:style-name="P4">
Time: 2023-07-12T-25:51:00</text:p>
      <text:p text:style-name="P4">
Location: Donetsk Oblast (Latitude:48.05709 Longtitude:37.56964)</text:p>
      <text:p text:style-name="P4">
Videos: []</text:p>
      <text:p text:style-name="P4">
Images: []</text:p>
      <text:p text:style-name="P4">
Tags: ["Russia"]</text:p>
      <text:p text:style-name="P4">
Id: 22575557</text:p>
      <!--METADATA-->
      <text:p text:style-name="P4">
At Avdiyivka direction Russian army shelled Avdiyivka, Pervomayske andNevelske of Donetsk region. Russian aviation conducted airstrike at Avdiyivka,- General Staff of Armed Forces of Ukraine says in the morning report</text:p>
      <text:p text:style-name="P4">
News Collection Link: <text:a xlink:type="simple" xlink:href="https:\/\/liveuamap.com\/en\/2023\/12-july-at-avdiyivka-direction-russian-army-shelled-avdiyivka" text:style-name="Internet_20_link" text:visited-style-name="Visited_20_Internet_20_Link">
https:\/\/liveuamap.com\/en\/2023\/12-july-at-avdiyivka-direction-russian-army-shelled-avdiyivka</text:a>
</text:p>
      <text:p text:style-name="P4">
News Source: <text:a xlink:type="simple" xlink:href="https://t.me/lumsrc/5341" text:style-name="Internet_20_link" text:visited-style-name="Visited_20_Internet_20_Link">
https://t.me/lumsrc/5341</text:a>
</text:p>
      <!--NEWS-->
      <text:h text:style-name="P10" text:outline-level="1">
<text:span text:style-name="T4">
JSC Marinka Direcion Rusian of the Army Shelled Krasnogorivka, Marynka, St. George and Andaa. ...</text:span>
</text:h>
      <text:p text:style-name="P4">
Authors: liveuamap (Language: en)</text:p>
      <text:p text:style-name="P4">
Time: 2023-07-12T-27:51:00</text:p>
      <text:p text:style-name="P4">
Location: Donetsk Oblast (Latitude:47.91301 Longtitude:37.46235)</text:p>
      <text:p text:style-name="P4">
Videos: []</text:p>
      <text:p text:style-name="P4">
Images: []</text:p>
      <text:p text:style-name="P4">
Tags: ["Russia"]</text:p>
      <text:p text:style-name="P4">
Id: 22575552</text:p>
      <!--METADATA-->
      <text:p text:style-name="P4">
At Maryinka direction Russian army shelled Krasnohorivka, Maryinka,Heorhiyivka and Pobyeda. Russian aviation conducted airstrike atKrasnohorivka, - General Staff of Armed Forces of Ukraine says in the morningreport</text:p>
      <text:p text:style-name="P4">
News Collection Link: <text:a xlink:type="simple" xlink:href="https:\/\/liveuamap.com\/en\/2023\/12-july-at-maryinka-direction-russian-army-shelled-krasnohorivka" text:style-name="Internet_20_link" text:visited-style-name="Visited_20_Internet_20_Link">
https:\/\/liveuamap.com\/en\/2023\/12-july-at-maryinka-direction-russian-army-shelled-krasnohorivka</text:a>
</text:p>
      <text:p text:style-name="P4">
News Source: <text:a xlink:type="simple" xlink:href="https://t.me/lumsrc/5342" text:style-name="Internet_20_link" text:visited-style-name="Visited_20_Internet_20_Link">
https://t.me/lumsrc/5342</text:a>
</text:p>
      <!--NEWS-->
      <text:h text:style-name="P10" text:outline-level="1">
<text:span text:style-name="T4">
At Shakhtarske direction Russian army shelled Vuhledar, Storozheve, Blahodatne of Donetsk reg...</text:span>
</text:h>
      <text:p text:style-name="P4">
Authors: liveuamap (Language: en)</text:p>
      <text:p text:style-name="P4">
Time: 2023-07-12T-29:51:00</text:p>
      <text:p text:style-name="P4">
Location: Velyka Novosilka, Donetsk region (Latitude:47.96659 Longtitude:36.86136)</text:p>
      <text:p text:style-name="P4">
Videos: []</text:p>
      <text:p text:style-name="P4">
Images: []</text:p>
      <text:p text:style-name="P4">
Tags: ["Russia"]</text:p>
      <text:p text:style-name="P4">
Id: 22575551</text:p>
      <!--METADATA-->
      <text:p text:style-name="P4">
At Shakhtarske direction Russian army shelled Vuhledar, Storozheve, Blahodatneof Donetsk region. Russian aviation conducted airstrike at Odradne, - GeneralStaff of Armed Forces of Ukraine says in the morning report</text:p>
      <text:p text:style-name="P4">
News Collection Link: <text:a xlink:type="simple" xlink:href="https:\/\/liveuamap.com\/en\/2023\/12-july-at-shakhtarske-direction-russian-army-shelled-vuhledar" text:style-name="Internet_20_link" text:visited-style-name="Visited_20_Internet_20_Link">
https:\/\/liveuamap.com\/en\/2023\/12-july-at-shakhtarske-direction-russian-army-shelled-vuhledar</text:a>
</text:p>
      <text:p text:style-name="P4">
News Source: <text:a xlink:type="simple" xlink:href="https://t.me/lumsrc/5343" text:style-name="Internet_20_link" text:visited-style-name="Visited_20_Internet_20_Link">
https://t.me/lumsrc/5343</text:a>
</text:p>
      <!--NEWS-->
      <text:h text:style-name="P10" text:outline-level="1">
<text:span text:style-name="T4">
In Mariupol there are explosions - Andryushchenko</text:span>
</text:h>
      <text:p text:style-name="P4">
Authors: Ukrinform (Person)</text:p>
      <text:p text:style-name="P4">
Publisher: Укринформ (Organization)</text:p>
      <text:p text:style-name="P4">
Published Time: 2023-07-12T-2:57:15+03:00</text:p>
      <text:p text:style-name="P4">
Modified Time: 2023-07-12T21:57:15+03:00</text:p>
      <text:p text:style-name="P4">
Description: In the temporarily occupied army of the Russian Federation Mariupol, explosions are heard.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Вибух', 'Війна з Росією']</text:p>
      <text:p text:style-name="P4">
Type: Article</text:p>
      <!--METADATA-->
      <text:p text:style-name="P4">
<draw:frame draw:style-name="fr1" draw:name="Image29" text:anchor-type="as-char" svg:width="6.9236in" svg:height="3.956343in" draw:z-index="0">
<draw:image xlink:href="../Images/yкринформ/2023-07-12T-2-57-15-03-00/630_360_1680546247-363.jpg" xlink:type="simple" xlink:show="embed" xlink:actuate="onLoad" draw:mime-type="image/jpeg"/>
</draw:frame>
In the temporarily occupied army of the Russian Federation Mariupol, explosions are heard.  He wrote about it in <text:a xlink:type="simple" xlink:href="https://t.me/andriyshTime/11521" text:style-name="Internet_20_link" text:visited-style-name="Visited_20_Internet_20_Link">
telegram</text:a>
Advisor to Merimariupol Petro Andryushchenko, reports Ukrinform.</text:p>
      <text:p text:style-name="P4">
“In Mariupol there are explosions. The occupiers have taken a plate about air defense, the local reports on the loud sound from the western direction to the east(from Zaporozhye towards the Left Bank)But the simultaneous attempt to intercept something in the air, ”the post reads.</text:p>
      <text:p text:style-name="P4">
*!(https://www.ukrinform.ua/rubric-regions/3734755-u-mariupoli-pokazali-telesuzet-de-kolaborant-govorit-pro-vikradenna-ukrainskih-ditej.html)It is noted that on the coast in the Mariupol district is actively operating anviation and air defense of Russian invaders.</text:p>
      <text:p text:style-name="P4">
As reported by Ukrinform, in Mariupol <text:a xlink:type="simple" xlink:href="https://www.ukrinform.ua/rubric-regions/3733970-u-mariupoli-rosiani-oblastovuut-skladi-z-boekomplektami-posered-zitlovoi-zabudovi.html" text:style-name="Internet_20_link" text:visited-style-name="Visited_20_Internet_20_Link">
invaders began to equip BC in the midst of residential multi -apartment buildings</text:a>
 .</text:p>
      <text:p text:style-name="P4">
News Source: <text:a xlink:type="simple" xlink:href="https://www.ukrinform.ua/rubric-ato/3735097-u-mariupoli-lunaut-vibuhi-andrusenko.html" text:style-name="Internet_20_link" text:visited-style-name="Visited_20_Internet_20_Link">
https://www.ukrinform.ua/rubric-ato/3735097-u-mariupoli-lunaut-vibuhi-andrusenko.html</text:a>
</text:p>
      <!--NEWS-->
      <text:h text:style-name="P10" text:outline-level="1">
<text:span text:style-name="T4">
Defense forces advanced on the southern flank near Bakhmut - painter</text:span>
</text:h>
      <text:p text:style-name="P4">
Authors: Ukrinform (Person)</text:p>
      <text:p text:style-name="P4">
Publisher: Укринформ (Organization)</text:p>
      <text:p text:style-name="P4">
Published Time: 2023-07-12T-3:53:00+03:00</text:p>
      <text:p text:style-name="P4">
Modified Time: 2023-07-12T21:53:00+03:00</text:p>
      <text:p text:style-name="P4">
Description: On July 12, the Defense Forces of Ukraine advanced on the southern flank near Bakhmut and fixed on the busy borders. - Ukrinform.</text:p>
      <text:p text:style-name="P4">
Images: ['<text:a xlink:type="simple" xlink:href="https://static.ukrinform.com/photos/2023_06/thumb_files/630_360_1687924444-428.jpg" text:style-name="Internet_20_link" text:visited-style-name="Visited_20_Internet_20_Link">
630_360_16879...</text:a>
']</text:p>
      <text:p text:style-name="P4">
Tags: ['Бахмут', 'ЗСУ', 'Війна з Росією', 'Ганна Маляр']</text:p>
      <text:p text:style-name="P4">
Type: Article</text:p>
      <!--METADATA-->
      <text:p text:style-name="P4">
<draw:frame draw:style-name="fr1" draw:name="Image30" text:anchor-type="as-char" svg:width="6.9236in" svg:height="3.956343in" draw:z-index="0">
<draw:image xlink:href="../Images/yкринформ/2023-07-12T-3-53-00-03-00/630_360_1687924444-428.jpg" xlink:type="simple" xlink:show="embed" xlink:actuate="onLoad" draw:mime-type="image/jpeg"/>
</draw:frame>
On July 12, the forces of Ukraine advanced on the southern flank near Bakhmut are hidden on busy borders.</text:p>
      <text:p text:style-name="P4">
This was reported by Deputy Minister of Defense Anna Malyar in <text:a xlink:type="simple" xlink:href="http://t.me/annamaliar/927" text:style-name="Internet_20_link" text:visited-style-name="Visited_20_Internet_20_Link">
telegram</text:a>
, reports Ukrinform.</text:p>
      <text:p text:style-name="P4">
"In the Bakhmut direction on the southern flank around Bakhmut, we are today promoted. There is a promotion. Now our defenders are fixed on the cars," she wrote.</text:p>
      <text:p text:style-name="P4">
Also today, the forces of defense were holding on the offensive of the Russian troops of Nazupyansky, Lyman, Avdiiv and Mariinsky.</text:p>
      <text:p text:style-name="P4">
"Successfully. The enemy has not advanced. Heavy battles continue," the painter said.</text:p>
      <text:p text:style-name="P4">
In the south, the forces of defense today continued the offensive operation of the Tselitopol and Berdyansk directions.</text:p>
      <text:p text:style-name="P4">
According to the Deputy Minister, the military is performing many tasks aimed at weakening the enemy and working out the situation for further actions.</text:p>
      <text:p text:style-name="P4">
<text:span text:style-name="T4">
 Read also: </text:span>
 <text:a xlink:type="simple" xlink:href="https://www.ukrinform.ua/rubric-ato/3734634-zsu-maut-uspih-u-nastupi-na-dvoh-napramkah-bila-bahmuta-genstab.html" text:style-name="Internet_20_link" text:visited-style-name="Visited_20_Internet_20_Link">
Armed Forces are successful in the offensive in two directions near <text:span text:style-name="T4">
 Bakhmut </text:span>
 a - General Staff</text:a>
"In recent weeks, our defenders in the south have significantly undermined the offensive and the options(https://www.ukrinform.ua/tag-obstril)Now she has declined, " - said the painter.</text:p>
      <text:p text:style-name="P4">
As reported by Ukrinform, Russian invaders <text:a xlink:type="simple" xlink:href="http://www.ukrinform.ua/rubric-ato/3735035-vazki-boi-jdut-na-pati-napramkah-frontu-22-zitknenna-za-dobu.html" text:style-name="Internet_20_link" text:visited-style-name="Visited_20_Internet_20_Link">
focused on the main effort</text:a>
at Kupyansk, Lyman, Bakhmut, Avdiiv and Marinsk. During the day there were 22 fighting.</text:p>
      <text:p text:style-name="P4">
News Source: <text:a xlink:type="simple" xlink:href="https://www.ukrinform.ua/rubric-ato/3735100-sili-oboroni-prosunulisa-na-pivdennomu-flanzi-bila-bahmuta-malar.html" text:style-name="Internet_20_link" text:visited-style-name="Visited_20_Internet_20_Link">
https://www.ukrinform.ua/rubric-ato/3735100-sili-oboroni-prosunulisa-na-pivdennomu-flanzi-bila-bahmuta-malar.html</text:a>
</text:p>
      <!--NEWS-->
      <text:h text:style-name="P10" text:outline-level="1">
<text:span text:style-name="T4">
The Prime Minister of the Netherlands: Ukraine's future - in NATO</text:span>
</text:h>
      <text:p text:style-name="P4">
Authors: Ukrinform (Person)</text:p>
      <text:p text:style-name="P4">
Publisher: Укринформ (Organization)</text:p>
      <text:p text:style-name="P4">
Published Time: 2023-07-12T-4:48:00+03:00</text:p>
      <text:p text:style-name="P4">
Modified Time: 2023-07-12T21:48:00+03:00</text:p>
      <text:p text:style-name="P4">
Description: The Prime Minister of the Netherlands Mark Rutte said that cooperation with Ukraine is growing at all levels, and the future of our country is in the North Atlantic Alliance. - Ukrinform.</text:p>
      <text:p text:style-name="P4">
Images: ['<text:a xlink:type="simple" xlink:href="https://static.ukrinform.com/photos/2023_07/thumb_files/630_360_1689187632-324.jpg" text:style-name="Internet_20_link" text:visited-style-name="Visited_20_Internet_20_Link">
630_360_16891...</text:a>
']</text:p>
      <text:p text:style-name="P4">
Tags: ['Нідерланди', 'Рютте', 'Саміт НАТО', 'Україна', 'Війна з Росією']</text:p>
      <text:p text:style-name="P4">
Type: Article</text:p>
      <!--METADATA-->
      <text:p text:style-name="P4">
<draw:frame draw:style-name="fr1" draw:name="Image31" text:anchor-type="as-char" svg:width="6.9236in" svg:height="3.956343in" draw:z-index="0">
<draw:image xlink:href="../Images/yкринформ/2023-07-12T-4-48-00-03-00/630_360_1689187632-324.jpg" xlink:type="simple" xlink:show="embed" xlink:actuate="onLoad" draw:mime-type="image/jpeg"/>
</draw:frame>
The Prime Minister of the Netherlands Mark Rutte has stated that cooperation with Ukraine is growing in the way, and the future of our country is in the North Atlantic Alliance.</text:p>
      <text:p text:style-name="P4">
According to Ukrinform, Rutte wrote about it in <text:a xlink:type="simple" xlink:href="http://twitter.com/MinPres/status/1679128238126145537" text:style-name="Internet_20_link" text:visited-style-name="Visited_20_Internet_20_Link">
Twitter</text:a>
.</text:p>
      <text:p text:style-name="P4">
“У нас був успішний саміт НАТО, де ми підтвердили нашу незмінну підтримкуУкраїни – і словом, і ділом. І ми нарощуємо співпрацю з Україною на всіхрівнях. Давайте будемо чіткі: майбутнє України – в НАТО”, - зазначив він.</text:p>
      <text:p text:style-name="P4">
За словами глави уряду Нідерландів, Україна може розраховувати надовгострокову військову підтримку: “Таким чином ми допомагаємо Україністворювати армію, здатну протистояти російській загрозі та діяти застандартами НАТО”.</text:p>
      <text:p text:style-name="P4">
Рютте також підкреслив, що війна РФ проти України показала, що оборона істримування вимагають від усіх членів НАТО постійної відданості тазосередженості.</text:p>
      <text:p text:style-name="P4">
<text:span text:style-name="T4">
Читайте також:</text:span>
 <text:a xlink:type="simple" xlink:href="https://www.ukrinform.ua/rubric-polytics/3734423-rutte-perspektiva-vstupu-ukraini-do-nato-e-ale-koli-nemozlivo-peredbaciti.html" text:style-name="Internet_20_link" text:visited-style-name="Visited_20_Internet_20_Link">
 <text:span text:style-name="T4">
Рютте</text:span>
 : Перспектива вступу України до НАТО є, алеколи - неможливо передбачити </text:a>
"That is why the collective defense plans that we approved at this summit for the first time are for a long time, it is such a significant step," he wrote.</text:p>
      <text:p text:style-name="P4">
The Prime Minister of the Netherlands added that “NATO is the cornerstone of our safety, and Indicher is proud of it is part of it. Therefore, I think of honor that in 2025 the Netherlands for the first time in the history of our Alliance will become a country that accepts <text:a xlink:type="simple" xlink:href="https://www.ukrinform.ua/tag-samit-nato" text:style-name="Internet_20_link" text:visited-style-name="Visited_20_Internet_20_Link">
NATO summit</text:a>
”.</text:p>
      <text:p text:style-name="P4">
<text:span text:style-name="T4">
 Read also: </text:span>
 <text:a xlink:type="simple" xlink:href="https://www.ukrinform.ua/rubric-polytics/3734423-rutte-perspektiva-vstupu-ukraini-do-nato-e-ale-koli-nemozlivo-peredbaciti.html" text:style-name="Internet_20_link" text:visited-style-name="Visited_20_Internet_20_Link">
<text:span text:style-name="T4">
 Rutte </text:span>
: The prospect of Ukraine's accession to NATO is, but but - it is impossible to predict</text:a>
As reported by Ukrinform, on July 11-12 in the capital of Lithuania, a Self -Atlantic Alliance took place, which was announced on the creation of the Rada - NATO.</text:p>
      <text:p text:style-name="P4">
President Volodymyr Zelenskyy noted that Ukraine appreciates the recognition that it is unnecessary to the Alliance and called it good results of the summit.</text:p>
      <text:p text:style-name="P4">
In the fields of the NATO summit, the leaders of the Seven Group countries agreed "a joint declaration on Ukraine's support.</text:p>
      <text:p text:style-name="P4">
<text:span text:style-name="T5">
Foto: twitter.com/minpres</text:span>
</text:p>
      <text:p text:style-name="P4">
News Source: <text:a xlink:type="simple" xlink:href="https://www.ukrinform.ua/rubric-polytics/3735095-premer-niderlandiv-majbutne-ukraini-v-nato.html" text:style-name="Internet_20_link" text:visited-style-name="Visited_20_Internet_20_Link">
https://www.ukrinform.ua/rubric-polytics/3735095-premer-niderlandiv-majbutne-ukraini-v-nato.html</text:a>
</text:p>
      <!--NEWS-->
      <text:h text:style-name="P10" text:outline-level="1">
<text:span text:style-name="T4">
The Ministry of Health told that patients will receive in the event of a draft law on Medkanabis</text:span>
</text:h>
      <text:p text:style-name="P4">
Authors: Ukrinform (Person)</text:p>
      <text:p text:style-name="P4">
Publisher: Укринформ (Organization)</text:p>
      <text:p text:style-name="P4">
Published Time: 2023-07-12T-5:38:17+03:00</text:p>
      <text:p text:style-name="P4">
Modified Time: 2023-07-12T21:38:17+03:00</text:p>
      <text:p text:style-name="P4">
Description: In the event of a bill on medical cannabis, patients will be able to access medicines that have long been used in the world for a number of diseases and have proven effective. - Ukrinform.</text:p>
      <text:p text:style-name="P4">
Images: ['<text:a xlink:type="simple" xlink:href="https://static.ukrinform.com/photos/2023_04/thumb_files/630_360_1680798374-958.jpg" text:style-name="Internet_20_link" text:visited-style-name="Visited_20_Internet_20_Link">
630_360_16807...</text:a>
']</text:p>
      <text:p text:style-name="P4">
Tags: ['МОЗ', 'Канабіс', 'Ігор Кузін']</text:p>
      <text:p text:style-name="P4">
Type: Article</text:p>
      <!--METADATA-->
      <text:p text:style-name="P4">
<draw:frame draw:style-name="fr1" draw:name="Image32" text:anchor-type="as-char" svg:width="6.9236in" svg:height="3.956343in" draw:z-index="0">
<draw:image xlink:href="../Images/yкринформ/2023-07-12T-5-38-17-03-00/630_360_1680798374-958.jpg" xlink:type="simple" xlink:show="embed" xlink:actuate="onLoad" draw:mime-type="image/jpeg"/>
</draw:frame>
In the case of a bill on medical cannabis, patients will be able to get accesso drugs that have long been used in the world for a number of diseases and have proven effective.</text:p>
      <text:p text:style-name="P4">
The Deputy Minister of Health, Chief State Sanitary Doctor Igor Kuzin, said this in a comment to Ukrinform.</text:p>
      <text:p text:style-name="P4">
"The use of medical cannabis, medicines based on it is elaborated world practice. Ukraine is not the first to decide that medical cannabis products should be in the pharmaceutical market. 56 countries have decided to use the use Regulating the circulation of the plant shell will essentially help Ukraine to create conditions for our patients to have an access to medical cannabis and hemp preparations for use in cover, "Kuzin said.</text:p>
      <text:p text:style-name="P4">
<text:span text:style-name="T4">
 Read also: </text:span>
 <text:a xlink:type="simple" xlink:href="https://www.ukrinform.ua/rubric-society/3730967-medicnij-kanabis-moz-ocikue-so-zakonoproekt-nezabarom-bude-na-golosuvanni-v-radi.html" text:style-name="Internet_20_link" text:visited-style-name="Visited_20_Internet_20_Link">
Medical <text:span text:style-name="T4">
 Cannab </text:span>
 IP: The Ministry of Health expects the law to vote in the Council</text:a>
According to him, in the world medicines based on medical cannabisuvisuvic is used for a very wide range of patients, in particular with neurological problems, cancer, mental problems.</text:p>
      <text:p text:style-name="P4">
"These are neurological diseases, such as sclerosis, epilepsy, disease, drug addiction or problems of a mental nature, then used substitution therapy for opioids, stimulants or post -traumatic stress disorders. Chronic pain, which is difficult to treat standard treatment protocols, palliative help relief of symptoms, especially for cancer patients who are in the last phase of the disease. Therefore, drugs based on medical cannabis can be observed for a very wide group of patients, "Kuzin explained.</text:p>
      <text:p text:style-name="P4">
He stressed that the really resin of cannabis, extracts containing tetrahydrocanabinol, is a narcotic drug, but the law regulates the muscular supervision of the circulation of such drugs.</text:p>
      <text:p text:style-name="P4">
*!(https://www.ukrinform.ua/rubric-society/3693910-zakonoproekt-pro-medicnij-kanabis-peredbacae-posilenij-kontrol-policii-za-jogo-obigom-deputat.html)</text:p>
      <text:p text:style-name="P4">
At the same time, according to him, although the bill opens the opportunity for patients to obtain such drugs, it will be necessary to make changes in the medical practice in medical practitioners to the protocols of treatment and adjustment or importation or import of such drugs.</text:p>
      <text:p text:style-name="P4">
"The relevant national protocols of reporting groups of diseases: neurological, drug addiction, mental, palliative care or chronic pain should be adapted and updated. Such protocols should be updated by the respective drug groups. Supporters or producers of such medicines should also appear. Still, domestic production. Growing medical cannabis in Ukraine is additional workplaces, it is the development of a pharmaceutical sector, production, and the bill stimulates it, ”Kuzin said.</text:p>
      <text:p text:style-name="P4">
If a dosage form or a ready -made medicinal product will appear, he added, then the appropriate procedure of registration will be carried out and this drug can be on the market.</text:p>
      <text:p text:style-name="P4">
The Chief State Sanitary Doctor noted: "As long as the Ukrainian pharmaceutical producer is undergoing such registration, it will be possible to temporarily use preparations of foreign production that are used in the world. And, accordingly, they have a registration or FDA(Food Drug Administration), or other regulator of a patient of Europe or the world. The availability of drugs will depend on factors. In Ukraine, the circulation of medicines that are constantly realized. And we expect that the adoption of this law is also to build a link to international companies that Ukraine is ready for the introduction of such medical means, and the share of international companies will also begin to register their own medical means in the territory of Ukraine. If such drugs are provided in humanitarian aid, it is quite possible because it is possible to use unregistered drugs for emergency response to emergency situations. In fact, there are many, but with the adoption of this law, it will be a significant impetus, including the Grand of the World Phamsh Community. "The updated version of the Law on the Legalization of Medical Cannabis in Ukraine provides for increased control of the National Police in circulation of the corresponding drugs.</text:p>
      <text:p text:style-name="P4">
News Source: <text:a xlink:type="simple" xlink:href="https://www.ukrinform.ua/rubric-society/3735087-u-moz-rozpovili-so-otrimaut-pacienti-u-razi-uhvalenna-zakonoproektu-pro-medkanabis.html" text:style-name="Internet_20_link" text:visited-style-name="Visited_20_Internet_20_Link">
https://www.ukrinform.ua/rubric-society/3735087-u-moz-rozpovili-so-otrimaut-pacienti-u-razi-uhvalenna-zakonoproektu-pro-medkanabis.html</text:a>
</text:p>
      <!--NEWS-->
      <text:h text:style-name="P10" text:outline-level="1">
<text:span text:style-name="T4">
Her Zhpapa discussed the security situation in the Black Sea region with an American colleague</text:span>
</text:h>
      <text:p text:style-name="P4">
Authors: Ukrinform (Person)</text:p>
      <text:p text:style-name="P4">
Publisher: Укринформ (Organization)</text:p>
      <text:p text:style-name="P4">
Published Time: 2023-07-12T-6:32:27+03:00</text:p>
      <text:p text:style-name="P4">
Modified Time: 2023-07-12T21:32:27+03:00</text:p>
      <text:p text:style-name="P4">
Description: The Commander of the Navy of the Armed Forces of Ukraine, Viecadmiral Alexei Zhpapa, discussed with the commander of the 6th Navy Navy, Viceadmiral Thomas Ishaya Security situation in the Black Sea region and possible ways to improve it. - Ukrinform.</text:p>
      <text:p text:style-name="P4">
Images: ['<text:a xlink:type="simple" xlink:href="https://static.ukrinform.com/photos/2023_04/thumb_files/630_360_1682757718-905.jpg" text:style-name="Internet_20_link" text:visited-style-name="Visited_20_Internet_20_Link">
630_360_16827...</text:a>
']</text:p>
      <text:p text:style-name="P4">
Tags: ['США', 'ВМС України', 'Неїжпапа']</text:p>
      <text:p text:style-name="P4">
Type: Article</text:p>
      <!--METADATA-->
      <text:p text:style-name="P4">
<draw:frame draw:style-name="fr1" draw:name="Image33" text:anchor-type="as-char" svg:width="6.9236in" svg:height="3.956343in" draw:z-index="0">
<draw:image xlink:href="../Images/yкринформ/2023-07-12T-6-32-27-03-00/630_360_1682757718-905.jpg" xlink:type="simple" xlink:show="embed" xlink:actuate="onLoad" draw:mime-type="image/jpeg"/>
</draw:frame>
The Commander-in-Chief of the Armed Forces of Ukraine, Viceadmiral Alexei Zhpapa, agreed with the commander of the 6th Fleet of the US Navy, Viceadmiral Thomas Ishi-Safety in the Black Sea region and possible ways to improve it.</text:p>
      <text:p text:style-name="P4">
According to Ukrinform, the Navy press service reported in <text:a xlink:type="simple" xlink:href="https://t.me/ukrainian_navy/3646" text:style-name="Internet_20_link" text:visited-style-name="Visited_20_Internet_20_Link">
telegram</text:a>
.</text:p>
      <text:p text:style-name="P4">
The commander's meeting took place in videoconference mode.</text:p>
      <text:p text:style-name="P4">
Among the topics discussed were the results of this year's exercises Sea Breeze Hippodalsha training of personnel.</text:p>
      <text:p text:style-name="P4">
<text:span text:style-name="T4">
 Read also: </text:span>
 <text:a xlink:type="simple" xlink:href="https://www.ukrinform.ua/rubric-ato/3730629-pri-stvorenni-korpusu-morskoi-pihoti-bude-zbilsena-kilkist-brigad-neizpapa.html" text:style-name="Internet_20_link" text:visited-style-name="Visited_20_Internet_20_Link">
when creating a marine infantry building will be increased by the brigades - <text:span text:style-name="T4">
 her Zhpapa </text:span>
</text:a>
As reported by Ukrinform, Ukraine is preparing for the first occasion to resolve a mine operation from the Black Sea clearing. According to the Viceadmira, she was in the future of the mine process <text:a xlink:type="simple" xlink:href="https://www.ukrinform.ua/rubric-ato/3730461-neizpapa-gotuemosa-sob-rozpocati-operaciu-z-rozcisenna-vid-min-cornogo-mora.html" text:style-name="Internet_20_link" text:visited-style-name="Visited_20_Internet_20_Link">
can be used</text:a>
NATO countries.</text:p>
      <text:p text:style-name="P4">
Photo: Navy of the Armed Forces</text:p>
      <text:p text:style-name="P4">
News Source: <text:a xlink:type="simple" xlink:href="https://www.ukrinform.ua/rubric-ato/3735085-neizpapa-obgovoriv-bezpekovu-situaciu-v-cornomorskomu-regioni-z-amerikanskim-kolegou.html" text:style-name="Internet_20_link" text:visited-style-name="Visited_20_Internet_20_Link">
https://www.ukrinform.ua/rubric-ato/3735085-neizpapa-obgovoriv-bezpekovu-situaciu-v-cornomorskomu-regioni-z-amerikanskim-kolegou.html</text:a>
</text:p>
      <!--NEWS-->
      <text:h text:style-name="P10" text:outline-level="1">
<text:span text:style-name="T4">
Putin is still mistakenly believed to be able to survive Ukraine - Biden</text:span>
</text:h>
      <text:p text:style-name="P4">
Authors: Ukrinform (Person)</text:p>
      <text:p text:style-name="P4">
Publisher: Укринформ (Organization)</text:p>
      <text:p text:style-name="P4">
Published Time: 2023-07-12T-7:26:00+03:00</text:p>
      <text:p text:style-name="P4">
Modified Time: 2023-07-12T21:26:00+03:00</text:p>
      <text:p text:style-name="P4">
Description: The United States, which united other countries to support Ukraine in the face of confrontation between Russian aggression, will not shake in their dedication to protect Ukrainians, as well as defending democracy and freedom. - Ukrinform.</text:p>
      <text:p text:style-name="P4">
Images: ['<text:a xlink:type="simple" xlink:href="https://static.ukrinform.com/photos/2023_07/thumb_files/630_360_1689174454-137.jpg" text:style-name="Internet_20_link" text:visited-style-name="Visited_20_Internet_20_Link">
630_360_16891...</text:a>
']</text:p>
      <text:p text:style-name="P4">
Tags: ['Байден', 'Саміт НАТО', 'Україна', 'Війна з Росією']</text:p>
      <text:p text:style-name="P4">
Type: Article</text:p>
      <!--METADATA-->
      <text:p text:style-name="P4">
<draw:frame draw:style-name="fr1" draw:name="Image34" text:anchor-type="as-char" svg:width="6.9236in" svg:height="3.956343in" draw:z-index="0">
<draw:image xlink:href="../Images/yкринформ/2023-07-12T-7-26-00-03-00/630_360_1689174454-137.jpg" xlink:type="simple" xlink:show="embed" xlink:actuate="onLoad" draw:mime-type="image/jpeg"/>
</draw:frame>
The combination that united other countries to support Ukraine in the face of confrontation between Russian aggression will not be shaken in their dedication to protect Ukrainians, as well as upholding democracy and freedom.</text:p>
      <text:p text:style-name="P4">
This was stated during a speech at Vilnius University President Jobiden, reports Ukrinform's own correspondent.</text:p>
      <text:p text:style-name="P4">
“We will not shy in this. I mean that our dedication to Ukraine is unlawful, ”said the head of the White House ..</text:p>
      <text:p text:style-name="P4">
Biden emphasized that the United States "will defend the will and freedom, tomorrow, and until it is needed."</text:p>
      <text:p text:style-name="P4">
<text:span text:style-name="T4">
 Read also: </text:span>
 <text:a xlink:type="simple" xlink:href="https://www.ukrinform.ua/rubric-polytics/3735018-zelenskij-zustric-iz-bajdenom-trivala-sonajmense-vdvici-dovse-niz-planuvalosa.html" text:style-name="Internet_20_link" text:visited-style-name="Visited_20_Internet_20_Link">
Zelensky: Meeting with <text:span text:style-name="T4">
 Biden </text:span>
 ohm lasted at least long as long as planned</text:a>
He stressed that despite the terrible atrocities, including the crimes of counter -mobility, which Russia has committed for almost a year and a half in Ukraine, the Ukrainian people remain indivisible.</text:p>
      <text:p text:style-name="P4">
“Ukraine remains independent and courageous. And the United States has created a coalition of more than 50 countries to be certain that Ukraine has the opportunity to defend the Izaraz, and in the future, ”the American leader said.</text:p>
      <text:p text:style-name="P4">
He also stated that Russia has not yet shown the interest of the war.</text:p>
      <text:p text:style-name="P4">
“Putin still mistakenly thinks that Ukraine can survive. He can't believe that it's their(Ukrainian - ed.)Earth, their country and their future. And even so much time Putin still doubts our endurance, ”said <text:a xlink:type="simple" xlink:href="https://www.ukrinform.ua/tag-bajden" text:style-name="Internet_20_link" text:visited-style-name="Visited_20_Internet_20_Link">
Biden</text:a>
.</text:p>
      <text:p text:style-name="P4">
<text:span text:style-name="T4">
 Read also: </text:span>
 <text:a xlink:type="simple" xlink:href="https://www.ukrinform.ua/rubric-polytics/3735004-bajden-cekau-z-neterpinnam-sobi-vidsvatkuvati-oficijne-clenstvo-ukraini-v-nato.html" text:style-name="Internet_20_link" text:visited-style-name="Visited_20_Internet_20_Link">
<text:span text:style-name="T4">
 Biden </text:span>
: I look forward to celebrating the official membership of Ukraine in NATO</text:a>
In this connection, the US President stressed that America, allies and partners will protect democratic values and freedoms.</text:p>
      <text:p text:style-name="P4">
As reported by Ukrinform, NATO summit took place in Vilnius on July 11-12. It was attended by President of Ukraine Volodymyr Zelensky, who participated in the summit and held bilateral meetings with foreign leaders.</text:p>
      <text:p text:style-name="P4">
<text:span text:style-name="T5">
Foto: op</text:span>
</text:p>
      <text:p text:style-name="P4">
News Source: <text:a xlink:type="simple" xlink:href="https://www.ukrinform.ua/rubric-polytics/3735084-putin-dosi-pomilkovo-vvazae-so-zmoze-pereziti-ukrainu-bajden.html" text:style-name="Internet_20_link" text:visited-style-name="Visited_20_Internet_20_Link">
https://www.ukrinform.ua/rubric-polytics/3735084-putin-dosi-pomilkovo-vvazae-so-zmoze-pereziti-ukrainu-bajden.html</text:a>
</text:p>
      <!--NEWS-->
      <text:h text:style-name="P10" text:outline-level="1">
<text:span text:style-name="T4">
Ukrainian air defense shot down 11 of 15 Russian Shahed drones overnight</text:span>
</text:h>
      <text:p text:style-name="P4">
Authors: liveuamap (Language: en)</text:p>
      <text:p text:style-name="P4">
Time: 2023-07-12T01:25:30</text:p>
      <text:p text:style-name="P4">
Location: Sumy,Sums'ka oblast (Latitude:51.04485 Longtitude:35.04089)</text:p>
      <text:p text:style-name="P4">
Videos: []</text:p>
      <text:p text:style-name="P4">
Images: ["<text:a xlink:type="simple" xlink:href="https://liveuamap.com/pics/2023/07/12/22575433_0.jpg" text:style-name="Internet_20_link" text:visited-style-name="Visited_20_Internet_20_Link">
22575433_0.jpg</text:a>
"]</text:p>
      <text:p text:style-name="P4">
Tags: []</text:p>
      <text:p text:style-name="P4">
Id: 22575433</text:p>
      <!--METADATA-->
      <text:p text:style-name="P4">
Ukrainian air defense shot down 11 of 15 Russian Shahed drones overnight</text:p>
      <text:p text:style-name="P4">
<draw:frame draw:style-name="fr1" draw:name="Image35" text:anchor-type="as-char" svg:width="6.9236in" svg:height="6.9236in" draw:z-index="0">
<draw:image xlink:href="../Images/liveuamap/2023-07-12T01-25-30/22575433_0.jpg" xlink:type="simple" xlink:show="embed" xlink:actuate="onLoad" draw:mime-type="image/jpeg"/>
</draw:frame>
News Collection Link: <text:a xlink:type="simple" xlink:href="https:\/\/liveuamap.com\/en\/2023\/12-july-ukrainian-air-defense-shot-down-11-of-15-russian" text:style-name="Internet_20_link" text:visited-style-name="Visited_20_Internet_20_Link">
https:\/\/liveuamap.com\/en\/2023\/12-july-ukrainian-air-defense-shot-down-11-of-15-russian</text:a>
</text:p>
      <text:p text:style-name="P4">
News Source: <text:a xlink:type="simple" xlink:href="https://t.me/kpszsu/3219" text:style-name="Internet_20_link" text:visited-style-name="Visited_20_Internet_20_Link">
https://t.me/kpszsu/3219</text:a>
</text:p>
      <!--NEWS-->
      <text:h text:style-name="P10" text:outline-level="1">
<text:span text:style-name="T4">
2 person wounded as result of Russian drones attack in Cherkasy district</text:span>
</text:h>
      <text:p text:style-name="P4">
Authors: liveuamap (Language: en)</text:p>
      <text:p text:style-name="P4">
Time: 2023-07-12T01:36:25</text:p>
      <text:p text:style-name="P4">
Location: Cherkasy (Latitude:49.43107 Longtitude:32.03854)</text:p>
      <text:p text:style-name="P4">
Videos: []</text:p>
      <text:p text:style-name="P4">
Images: []</text:p>
      <text:p text:style-name="P4">
Tags: ["Russia", "Avia"]</text:p>
      <text:p text:style-name="P4">
Id: 22575434</text:p>
      <!--METADATA-->
      <text:p text:style-name="P4">
2 person wounded as result of Russian drones attack in Cherkasy district</text:p>
      <text:p text:style-name="P4">
News Collection Link: <text:a xlink:type="simple" xlink:href="https:\/\/liveuamap.com\/en\/2023\/12-july-2-person-wounded-as-result-of-russian-drones-attack" text:style-name="Internet_20_link" text:visited-style-name="Visited_20_Internet_20_Link">
https:\/\/liveuamap.com\/en\/2023\/12-july-2-person-wounded-as-result-of-russian-drones-attack</text:a>
</text:p>
      <text:p text:style-name="P4">
News Source: <text:a xlink:type="simple" xlink:href="https://t.me/cherkaskaODA/5351" text:style-name="Internet_20_link" text:visited-style-name="Visited_20_Internet_20_Link">
https://t.me/cherkaskaODA/5351</text:a>
</text:p>
      <!--NEWS-->
      <text:h text:style-name="P10" text:outline-level="1">
<text:span text:style-name="T4">
Long-term aid plan for Ukraine to show Russia time 'not on its side', says US</text:span>
</text:h>
      <text:p text:style-name="P4">
Authors: liveuamap (Language: en)</text:p>
      <text:p text:style-name="P4">
Time: 2023-07-12T03:41:00</text:p>
      <text:p text:style-name="P4">
Location: Vilnius, Vilniaus apskritis (Latitude:54.69107 Longtitude:25.26069)</text:p>
      <text:p text:style-name="P4">
Videos: []</text:p>
      <text:p text:style-name="P4">
Images: []</text:p>
      <text:p text:style-name="P4">
Tags: ["Russia", "Baltics"]</text:p>
      <text:p text:style-name="P4">
Id: 22575539</text:p>
      <!--METADATA-->
      <text:p text:style-name="P4">
Long-term aid plan for Ukraine to show Russia time 'not on its side', says US</text:p>
      <text:p text:style-name="P4">
News Collection Link: <text:a xlink:type="simple" xlink:href="https:\/\/liveuamap.com\/en\/2023\/12-july-longterm-aid-plan-for-ukraine-to-show-russia-time" text:style-name="Internet_20_link" text:visited-style-name="Visited_20_Internet_20_Link">
https:\/\/liveuamap.com\/en\/2023\/12-july-longterm-aid-plan-for-ukraine-to-show-russia-time</text:a>
</text:p>
      <text:p text:style-name="P4">
News Source: <text:a xlink:type="simple" xlink:href="https://twitter.com/afp/status/1679018212426665984" text:style-name="Internet_20_link" text:visited-style-name="Visited_20_Internet_20_Link">
https://twitter.com/afp/status/1679018212426665984</text:a>
</text:p>
      <!--NEWS-->
      <text:h text:style-name="P10" text:outline-level="1">
<text:span text:style-name="T4">
President of the European Council: The European Union is ready to contribute to providing sec...</text:span>
</text:h>
      <text:p text:style-name="P4">
Authors: liveuamap (Language: en)</text:p>
      <text:p text:style-name="P4">
Time: 2023-07-12T04:10:55</text:p>
      <text:p text:style-name="P4">
Location: Vilnius, Vilniaus apskritis (Latitude:54.69197 Longtitude:25.26422)</text:p>
      <text:p text:style-name="P4">
Videos: []</text:p>
      <text:p text:style-name="P4">
Images: []</text:p>
      <text:p text:style-name="P4">
Tags: ["Baltics", "Europe"]</text:p>
      <text:p text:style-name="P4">
Id: 22575533</text:p>
      <!--METADATA-->
      <text:p text:style-name="P4">
President of the European Council: The European Union is ready to contributeto providing security guarantees for Ukraine</text:p>
      <text:p text:style-name="P4">
News Collection Link: <text:a xlink:type="simple" xlink:href="https:\/\/liveuamap.com\/en\/2023\/12-july-president-of-the-european-council-the-european-union" text:style-name="Internet_20_link" text:visited-style-name="Visited_20_Internet_20_Link">
https:\/\/liveuamap.com\/en\/2023\/12-july-president-of-the-european-council-the-european-union</text:a>
</text:p>
      <text:p text:style-name="P4">
News Source: <text:a xlink:type="simple" xlink:href="https://twitter.com/AlArabiya_Brk/status/1679031875279495169" text:style-name="Internet_20_link" text:visited-style-name="Visited_20_Internet_20_Link">
https://twitter.com/AlArabiya_Brk/status/1679031875279495169</text:a>
</text:p>
      <!--NEWS-->
      <text:h text:style-name="P10" text:outline-level="1">
<text:span text:style-name="T4">
NATO summit statement: Russia is the most important threat to peace and stability in the Euro...</text:span>
</text:h>
      <text:p text:style-name="P4">
Authors: liveuamap (Language: en)</text:p>
      <text:p text:style-name="P4">
Time: 2023-07-12T04:32:52</text:p>
      <text:p text:style-name="P4">
Location: Vilnius, Vilniaus apskritis (Latitude:54.69224 Longtitude:25.26534)</text:p>
      <text:p text:style-name="P4">
Videos: []</text:p>
      <text:p text:style-name="P4">
Images: []</text:p>
      <text:p text:style-name="P4">
Tags: ["Russia", "Europe"]</text:p>
      <text:p text:style-name="P4">
Id: 22575540</text:p>
      <!--METADATA-->
      <text:p text:style-name="P4">
NATO summit statement: Russia is the most important threat to peace andstability in the Euro-Atlantic region</text:p>
      <text:p text:style-name="P4">
News Collection Link: <text:a xlink:type="simple" xlink:href="https:\/\/liveuamap.com\/en\/2023\/12-july-nato-summit-statement-russia-is-the-most-important" text:style-name="Internet_20_link" text:visited-style-name="Visited_20_Internet_20_Link">
https:\/\/liveuamap.com\/en\/2023\/12-july-nato-summit-statement-russia-is-the-most-important</text:a>
</text:p>
      <text:p text:style-name="P4">
News Source: <text:a xlink:type="simple" xlink:href="https://twitter.com/AlArabiya_Brk/status/1679044970253090818" text:style-name="Internet_20_link" text:visited-style-name="Visited_20_Internet_20_Link">
https://twitter.com/AlArabiya_Brk/status/1679044970253090818</text:a>
</text:p>
      <!--NEWS-->
      <text:h text:style-name="P10" text:outline-level="1">
<text:span text:style-name="T4">
In Vilnius President of Ukraine Zelensky held meetings with PM of Canada Justin Trudeau, Chan...</text:span>
</text:h>
      <text:p text:style-name="P4">
Authors: liveuamap (Language: en)</text:p>
      <text:p text:style-name="P4">
Time: 2023-07-12T04:37:08</text:p>
      <text:p text:style-name="P4">
Location: Vilnius, Vilniaus apskritis (Latitude:54.69026 Longtitude:25.25982)</text:p>
      <text:p text:style-name="P4">
Videos: []</text:p>
      <text:p text:style-name="P4">
Images: []</text:p>
      <text:p text:style-name="P4">
Tags: ["Baltics", "Europe"]</text:p>
      <text:p text:style-name="P4">
Id: 22575543</text:p>
      <!--METADATA-->
      <text:p text:style-name="P4">
In Vilnius President of Ukraine Zelensky held meetings with PM of CanadaJustin Trudeau, Chancellor of Germany Olaf Scholz, PM of UK Rishi Sunak</text:p>
      <text:p text:style-name="P4">
News Collection Link: <text:a xlink:type="simple" xlink:href="https:\/\/liveuamap.com\/en\/2023\/12-july-in-vilnius-president-of-ukraine-zelensky-held-meetings" text:style-name="Internet_20_link" text:visited-style-name="Visited_20_Internet_20_Link">
https:\/\/liveuamap.com\/en\/2023\/12-july-in-vilnius-president-of-ukraine-zelensky-held-meetings</text:a>
</text:p>
      <text:p text:style-name="P4">
News Source: <text:a xlink:type="simple" xlink:href="https://twitter.com/ZelenskyyUa/status/1679044205245595649" text:style-name="Internet_20_link" text:visited-style-name="Visited_20_Internet_20_Link">
https://twitter.com/ZelenskyyUa/status/1679044205245595649</text:a>
</text:p>
      <!--NEWS-->
      <text:h text:style-name="P10" text:outline-level="1">
<text:span text:style-name="T4">
Shelling reported in Kherson</text:span>
</text:h>
      <text:p text:style-name="P4">
Authors: liveuamap (Language: en)</text:p>
      <text:p text:style-name="P4">
Time: 2023-07-12T04:43:26</text:p>
      <text:p text:style-name="P4">
Location: Kherson (Latitude:46.62339 Longtitude:32.60777)</text:p>
      <text:p text:style-name="P4">
Videos: []</text:p>
      <text:p text:style-name="P4">
Images: []</text:p>
      <text:p text:style-name="P4">
Tags: ["Europe", "Central and Eastern Europe"]</text:p>
      <text:p text:style-name="P4">
Id: 22575546</text:p>
      <!--METADATA-->
      <text:p text:style-name="P4">
Shelling reported in Kherson</text:p>
      <text:p text:style-name="P4">
News Collection Link: <text:a xlink:type="simple" xlink:href="https:\/\/liveuamap.com\/en\/2023\/12-july-shelling-reported-in-kherson" text:style-name="Internet_20_link" text:visited-style-name="Visited_20_Internet_20_Link">
https:\/\/liveuamap.com\/en\/2023\/12-july-shelling-reported-in-kherson</text:a>
</text:p>
      <text:p text:style-name="P4">
News Source: <text:a xlink:type="simple" xlink:href="https://twitter.com/kava2402/status/1679047909461962753" text:style-name="Internet_20_link" text:visited-style-name="Visited_20_Internet_20_Link">
https://twitter.com/kava2402/status/1679047909461962753</text:a>
</text:p>
      <!--NEWS-->
      <text:h text:style-name="P10" text:outline-level="1">
<text:span text:style-name="T4">
Ukrainian defence forces have advanced to the north and south of Bakhmut, have partial succes...</text:span>
</text:h>
      <text:p text:style-name="P4">
Authors: liveuamap (Language: en)</text:p>
      <text:p text:style-name="P4">
Time: 2023-07-12T04:51:00</text:p>
      <text:p text:style-name="P4">
Location: Kurdiumivka (Latitude:48.47278 Longtitude:37.91736)</text:p>
      <text:p text:style-name="P4">
Videos: []</text:p>
      <text:p text:style-name="P4">
Images: []</text:p>
      <text:p text:style-name="P4">
Tags: ["Minsk Monitor"]</text:p>
      <text:p text:style-name="P4">
Id: 22575567</text:p>
      <!--METADATA-->
      <text:p text:style-name="P4">
Ukrainian defence forces have advanced to the north and south of Bakhmut, havepartial success at Bila Hora - Andriyivka and Bila Hora - Kurdumivkadirections, - General Staff of Armed Forces of Ukraine says in the morningreport</text:p>
      <text:p text:style-name="P4">
News Collection Link: <text:a xlink:type="simple" xlink:href="https:\/\/liveuamap.com\/en\/2023\/12-july-ukrainian-defence-forces-have-advanced-to-the-north" text:style-name="Internet_20_link" text:visited-style-name="Visited_20_Internet_20_Link">
https:\/\/liveuamap.com\/en\/2023\/12-july-ukrainian-defence-forces-have-advanced-to-the-north</text:a>
</text:p>
      <text:p text:style-name="P4">
News Source: <text:a xlink:type="simple" xlink:href="https://t.me/lumsrc/5336" text:style-name="Internet_20_link" text:visited-style-name="Visited_20_Internet_20_Link">
https://t.me/lumsrc/5336</text:a>
</text:p>
      <!--NEWS-->
      <text:h text:style-name="P10" text:outline-level="1">
<text:span text:style-name="T4">
At Zaporizhzhia and Kherson directions Russian army shelled Novodarivka, Levadne, Malynivka, ...</text:span>
</text:h>
      <text:p text:style-name="P4">
Authors: liveuamap (Language: en)</text:p>
      <text:p text:style-name="P4">
Time: 2023-07-12T05:02:39</text:p>
      <text:p text:style-name="P4">
Location: Kherson (Latitude:46.64873 Longtitude:32.6251)</text:p>
      <text:p text:style-name="P4">
Videos: []</text:p>
      <text:p text:style-name="P4">
Images: []</text:p>
      <text:p text:style-name="P4">
Tags: ["Russia"]</text:p>
      <text:p text:style-name="P4">
Id: 22575550</text:p>
      <!--METADATA-->
      <text:p text:style-name="P4">
At Zaporizhzhia and Kherson directions Russian army shelled Novodarivka,Levadne, Malynivka, Huliaipole, Zaliznychne, Orikhiv of Zaporizhzhia region;Beryslav, Kozatske, Lvove, Antonivka, Inzhenerne, Dniprovske of Kherson regionand Kherson city, - General Staff of Armed Forces of Ukraine says in themorning report</text:p>
      <text:p text:style-name="P4">
News Collection Link: <text:a xlink:type="simple" xlink:href="https:\/\/liveuamap.com\/en\/2023\/12-july-at-zaporizhzhia-and-kherson-directions-russian-army" text:style-name="Internet_20_link" text:visited-style-name="Visited_20_Internet_20_Link">
https:\/\/liveuamap.com\/en\/2023\/12-july-at-zaporizhzhia-and-kherson-directions-russian-army</text:a>
</text:p>
      <text:p text:style-name="P4">
News Source: <text:a xlink:type="simple" xlink:href="https://t.me/lumsrc/5344" text:style-name="Internet_20_link" text:visited-style-name="Visited_20_Internet_20_Link">
https://t.me/lumsrc/5344</text:a>
</text:p>
      <!--NEWS-->
      <text:h text:style-name="P10" text:outline-level="1">
<text:span text:style-name="T4">
Kremlin says Western security guarantees for Ukraine are "dangerous" for Russia, adds that a ...</text:span>
</text:h>
      <text:p text:style-name="P4">
Authors: liveuamap (Language: en)</text:p>
      <text:p text:style-name="P4">
Time: 2023-07-12T05:41:59</text:p>
      <text:p text:style-name="P4">
Location: Moskva, Moscow (Latitude:55.74924 Longtitude:37.61719)</text:p>
      <text:p text:style-name="P4">
Videos: []</text:p>
      <text:p text:style-name="P4">
Images: []</text:p>
      <text:p text:style-name="P4">
Tags: ["China", "Russia"]</text:p>
      <text:p text:style-name="P4">
Id: 22575576</text:p>
      <!--METADATA-->
      <text:p text:style-name="P4">
Kremlin says Western security guarantees for Ukraine are "dangerous" forRussia, adds that a Putin visit in China is on the agenda</text:p>
      <text:p text:style-name="P4">
News Collection Link: <text:a xlink:type="simple" xlink:href="https:\/\/liveuamap.com\/en\/2023\/12-july-kremlin-says-western-security-guarantees-for-ukraine" text:style-name="Internet_20_link" text:visited-style-name="Visited_20_Internet_20_Link">
https:\/\/liveuamap.com\/en\/2023\/12-july-kremlin-says-western-security-guarantees-for-ukraine</text:a>
</text:p>
      <text:p text:style-name="P4">
News Source: <text:a xlink:type="simple" xlink:href="https://twitter.com/guyelster/status/1679062728676081664" text:style-name="Internet_20_link" text:visited-style-name="Visited_20_Internet_20_Link">
https://twitter.com/guyelster/status/1679062728676081664</text:a>
</text:p>
      <!--NEWS-->
      <text:h text:style-name="P10" text:outline-level="1">
<text:span text:style-name="T4">
2 servicemen killed, 4 wounded as result of landmine explosion in Rivne region</text:span>
</text:h>
      <text:p text:style-name="P4">
Authors: liveuamap (Language: en)</text:p>
      <text:p text:style-name="P4">
Time: 2023-07-12T05:43:18</text:p>
      <text:p text:style-name="P4">
Location: Rivne (Latitude:51.31009 Longtitude:25.91812)</text:p>
      <text:p text:style-name="P4">
Videos: []</text:p>
      <text:p text:style-name="P4">
Images: []</text:p>
      <text:p text:style-name="P4">
Tags: ["Europe", "Central and Eastern Europe"]</text:p>
      <text:p text:style-name="P4">
Id: 22575577</text:p>
      <!--METADATA-->
      <text:p text:style-name="P4">
2 servicemen killed, 4 wounded as result of landmine explosion in Rivne region</text:p>
      <text:p text:style-name="P4">
News Collection Link: <text:a xlink:type="simple" xlink:href="https:\/\/liveuamap.com\/en\/2023\/12-july-2-servicemen-killed-4-wounded-as-result-of-landmine" text:style-name="Internet_20_link" text:visited-style-name="Visited_20_Internet_20_Link">
https:\/\/liveuamap.com\/en\/2023\/12-july-2-servicemen-killed-4-wounded-as-result-of-landmine</text:a>
</text:p>
      <text:p text:style-name="P4">
News Source: <text:a xlink:type="simple" xlink:href="https://twitter.com/racurs_ua/status/1679063059959287810" text:style-name="Internet_20_link" text:visited-style-name="Visited_20_Internet_20_Link">
https://twitter.com/racurs_ua/status/1679063059959287810</text:a>
</text:p>
      <!--NEWS-->
      <text:h text:style-name="P10" text:outline-level="1">
<text:span text:style-name="T4">
PM of Australia: I’ve just met with President @ZelenskyyUa and confirmed we’ll provide 30 mor...</text:span>
</text:h>
      <text:p text:style-name="P4">
Authors: liveuamap (Language: en)</text:p>
      <text:p text:style-name="P4">
Time: 2023-07-12T05:44:24</text:p>
      <text:p text:style-name="P4">
Location: Vilnius, Vilniaus apskritis (Latitude:54.69209 Longtitude:25.26387)</text:p>
      <text:p text:style-name="P4">
Videos: []</text:p>
      <text:p text:style-name="P4">
Images: ["<text:a xlink:type="simple" xlink:href="https://liveuamap.com/pics/2023/07/12/22575578_0.jpg" text:style-name="Internet_20_link" text:visited-style-name="Visited_20_Internet_20_Link">
22575578_0.jpg</text:a>
"]</text:p>
      <text:p text:style-name="P4">
Tags: ["Pacific", "Europe"]</text:p>
      <text:p text:style-name="P4">
Id: 22575578</text:p>
      <!--METADATA-->
      <text:p text:style-name="P4">
PM of Australia: I’ve just met with President @ZelenskyyUa and confirmed we’llprovide 30 more Australian-made Bushmaster Protected Mobility Vehicles tosupport Ukraine. This new military assistance package takes the total numberof Bushmasters committed to 120</text:p>
      <text:p text:style-name="P4">
News Collection Link: <text:a xlink:type="simple" xlink:href="https:\/\/liveuamap.com\/en\/2023\/12-july-pm-of-australia-ive-just-met-with-president-zelenskyyua" text:style-name="Internet_20_link" text:visited-style-name="Visited_20_Internet_20_Link">
https:\/\/liveuamap.com\/en\/2023\/12-july-pm-of-australia-ive-just-met-with-president-zelenskyyua</text:a>
</text:p>
      <text:p text:style-name="P4">
News Source: <text:a xlink:type="simple" xlink:href="https://twitter.com/AlboMP/status/1679054668293607426" text:style-name="Internet_20_link" text:visited-style-name="Visited_20_Internet_20_Link">
https://twitter.com/AlboMP/status/1679054668293607426</text:a>
</text:p>
      <!--NEWS-->
      <text:h text:style-name="P10" text:outline-level="1">
<text:span text:style-name="T4">
Air defense was active near Zaporizhzhia against a drone</text:span>
</text:h>
      <text:p text:style-name="P4">
Authors: liveuamap (Language: en)</text:p>
      <text:p text:style-name="P4">
Time: 2023-07-12T05:55:50</text:p>
      <text:p text:style-name="P4">
Location: Zaporizhzhia, Zaporiz'ka oblast (Latitude:47.81915 Longtitude:35.13359)</text:p>
      <text:p text:style-name="P4">
Videos: []</text:p>
      <text:p text:style-name="P4">
Images: []</text:p>
      <text:p text:style-name="P4">
Tags: []</text:p>
      <text:p text:style-name="P4">
Id: 22575582</text:p>
      <!--METADATA-->
      <text:p text:style-name="P4">
Air defense was active near Zaporizhzhia against a drone</text:p>
      <text:p text:style-name="P4">
News Collection Link: <text:a xlink:type="simple" xlink:href="https:\/\/liveuamap.com\/en\/2023\/12-july-air-defense-was-active-near-zaporizhzhia-against" text:style-name="Internet_20_link" text:visited-style-name="Visited_20_Internet_20_Link">
https:\/\/liveuamap.com\/en\/2023\/12-july-air-defense-was-active-near-zaporizhzhia-against</text:a>
</text:p>
      <text:p text:style-name="P4">
News Source: <text:a xlink:type="simple" xlink:href="https://t.me/lachentyt/31648" text:style-name="Internet_20_link" text:visited-style-name="Visited_20_Internet_20_Link">
https://t.me/lachentyt/31648</text:a>
</text:p>
      <!--NEWS-->
      <text:h text:style-name="P10" text:outline-level="1">
<text:span text:style-name="T4">
Jens Stoltenberg: An honour to welcome President @ZelenskyyUa to our NATOSummit for the inaug...</text:span>
</text:h>
      <text:p text:style-name="P4">
Authors: liveuamap (Language: en)</text:p>
      <text:p text:style-name="P4">
Time: 2023-07-12T07:04:36</text:p>
      <text:p text:style-name="P4">
Location: Vilnius, Vilniaus apskritis (Latitude:54.69209 Longtitude:25.26364)</text:p>
      <text:p text:style-name="P4">
Videos: []</text:p>
      <text:p text:style-name="P4">
Images: ["<text:a xlink:type="simple" xlink:href="https://liveuamap.com/pics/2023/07/12/22575591_0.jpg" text:style-name="Internet_20_link" text:visited-style-name="Visited_20_Internet_20_Link">
22575591_0.jpg</text:a>
"]</text:p>
      <text:p text:style-name="P4">
Tags: ["Baltics", "Europe"]</text:p>
      <text:p text:style-name="P4">
Id: 22575591</text:p>
      <!--METADATA-->
      <text:p text:style-name="P4">
Jens Stoltenberg: An honour to welcome President @ZelenskyyUa to ourNATOSummit for the inaugural meeting of the NATO–Ukraine Council. Our 3-partsupport package means Ukraine is closer to NATO membership than ever before.Today we meet as equals; I look forward to the day we meet as Allies</text:p>
      <text:p text:style-name="P4">
<draw:frame draw:style-name="fr1" draw:name="Image37" text:anchor-type="as-char" svg:width="6.9236in" svg:height="4.615733in" draw:z-index="0">
<draw:image xlink:href="../Images/liveuamap/2023-07-12T07-04-36/22575591_0.jpg" xlink:type="simple" xlink:show="embed" xlink:actuate="onLoad" draw:mime-type="image/jpeg"/>
</draw:frame>
News Collection Link: <text:a xlink:type="simple" xlink:href="https:\/\/liveuamap.com\/en\/2023\/12-july-jens-stoltenberg-an-honour-to-welcome-president-zelenskyyua" text:style-name="Internet_20_link" text:visited-style-name="Visited_20_Internet_20_Link">
https:\/\/liveuamap.com\/en\/2023\/12-july-jens-stoltenberg-an-honour-to-welcome-president-zelenskyyua</text:a>
</text:p>
      <text:p text:style-name="P4">
News Source: <text:a xlink:type="simple" xlink:href="https://twitter.com/jensstoltenberg/status/1679080421886251011" text:style-name="Internet_20_link" text:visited-style-name="Visited_20_Internet_20_Link">
https://twitter.com/jensstoltenberg/status/1679080421886251011</text:a>
</text:p>
      <!--NEWS-->
      <text:h text:style-name="P10" text:outline-level="1">
<text:span text:style-name="T4">
President of Ukraine Zelensky met with President of France Macron</text:span>
</text:h>
      <text:p text:style-name="P4">
Authors: liveuamap (Language: en)</text:p>
      <text:p text:style-name="P4">
Time: 2023-07-12T07:07:22</text:p>
      <text:p text:style-name="P4">
Location: Vilnius, Vilniaus apskritis (Latitude:54.6921 Longtitude:25.26397)</text:p>
      <text:p text:style-name="P4">
Videos: []</text:p>
      <text:p text:style-name="P4">
Images: ["<text:a xlink:type="simple" xlink:href="https://liveuamap.com/pics/2023/07/12/22575592_0.jpg" text:style-name="Internet_20_link" text:visited-style-name="Visited_20_Internet_20_Link">
22575592_0.jpg</text:a>
"]</text:p>
      <text:p text:style-name="P4">
Tags: ["France"]</text:p>
      <text:p text:style-name="P4">
Id: 22575592</text:p>
      <!--METADATA-->
      <text:p text:style-name="P4">
President of Ukraine Zelensky met with President of France Macron</text:p>
      <text:p text:style-name="P4">
<draw:frame draw:style-name="fr1" draw:name="Image38" text:anchor-type="as-char" svg:width="6.9236in" svg:height="4.612849in" draw:z-index="0">
<draw:image xlink:href="../Images/liveuamap/2023-07-12T07-07-22/22575592_0.jpg" xlink:type="simple" xlink:show="embed" xlink:actuate="onLoad" draw:mime-type="image/jpeg"/>
</draw:frame>
News Collection Link: <text:a xlink:type="simple" xlink:href="https:\/\/liveuamap.com\/en\/2023\/12-july-president-of-ukraine-zelensky-met-with-president" text:style-name="Internet_20_link" text:visited-style-name="Visited_20_Internet_20_Link">
https:\/\/liveuamap.com\/en\/2023\/12-july-president-of-ukraine-zelensky-met-with-president</text:a>
</text:p>
      <text:p text:style-name="P4">
News Source: <text:a xlink:type="simple" xlink:href="https://t.me/babel/35455" text:style-name="Internet_20_link" text:visited-style-name="Visited_20_Internet_20_Link">
https://t.me/babel/35455</text:a>
</text:p>
      <!--NEWS-->
      <text:h text:style-name="P10" text:outline-level="1">
<text:span text:style-name="T4">
6 person wounded as result of explosion in Zaporizhzhia</text:span>
</text:h>
      <text:p text:style-name="P4">
Authors: liveuamap (Language: en)</text:p>
      <text:p text:style-name="P4">
Time: 2023-07-12T08:19:19</text:p>
      <text:p text:style-name="P4">
Location: Zaporizhzhia, Zaporiz'ka oblast (Latitude:47.83551 Longtitude:35.11883)</text:p>
      <text:p text:style-name="P4">
Videos: []</text:p>
      <text:p text:style-name="P4">
Images: []</text:p>
      <text:p text:style-name="P4">
Tags: ["Europe", "Central and Eastern Europe"]</text:p>
      <text:p text:style-name="P4">
Id: 22575593</text:p>
      <!--METADATA-->
      <text:p text:style-name="P4">
6 person wounded as result of explosion in Zaporizhzhia</text:p>
      <text:p text:style-name="P4">
News Collection Link: <text:a xlink:type="simple" xlink:href="https:\/\/liveuamap.com\/en\/2023\/12-july-6-person-wounded-as-result-of-explosion-in-zaporizhzhia" text:style-name="Internet_20_link" text:visited-style-name="Visited_20_Internet_20_Link">
https:\/\/liveuamap.com\/en\/2023\/12-july-6-person-wounded-as-result-of-explosion-in-zaporizhzhia</text:a>
</text:p>
      <text:p text:style-name="P4">
News Source: <text:a xlink:type="simple" xlink:href="https://t.me/suspilnenews/22414" text:style-name="Internet_20_link" text:visited-style-name="Visited_20_Internet_20_Link">
https://t.me/suspilnenews/22414</text:a>
</text:p>
      <!--NEWS-->
      <text:h text:style-name="P10" text:outline-level="1">
<text:span text:style-name="T4">
Ukrainian startup fund funded 352 teams for $ 8.2 million</text:span>
</text:h>
      <text:p text:style-name="P4">
Authors: Ukrinform (Person)</text:p>
      <text:p text:style-name="P4">
Publisher: Укринформ (Organization)</text:p>
      <text:p text:style-name="P4">
Published Time: 2023-07-12T0:01:18+03:00</text:p>
      <text:p text:style-name="P4">
Modified Time: 2023-07-12T22:01:18+03:00</text:p>
      <text:p text:style-name="P4">
Description: For four years of work, the Ukrainian startup fund has provided $ 8.2 million for 352 teams of innovative developers. - Ukrinform.</text:p>
      <text:p text:style-name="P4">
Images: ['<text:a xlink:type="simple" xlink:href="https://static.ukrinform.com/photos/2019_05/thumb_files/630_360_1558503529-621.jpg" text:style-name="Internet_20_link" text:visited-style-name="Visited_20_Internet_20_Link">
630_360_15585...</text:a>
']</text:p>
      <text:p text:style-name="P4">
Tags: ['Стартап', 'Гроші']</text:p>
      <text:p text:style-name="P4">
Type: Article</text:p>
      <!--METADATA-->
      <text:p text:style-name="P4">
<draw:frame draw:style-name="fr1" draw:name="Image39" text:anchor-type="as-char" svg:width="6.9236in" svg:height="3.956343in" draw:z-index="0">
<draw:image xlink:href="../Images/yкринформ/2023-07-12T0-01-18-03-00/630_360_1558503529-621.jpg" xlink:type="simple" xlink:show="embed" xlink:actuate="onLoad" draw:mime-type="image/jpeg"/>
</draw:frame>
For four years of work, the Ukrainian startup fund has provided $ 8.2 million funding for 352 teams of innovative developers.</text:p>
      <text:p text:style-name="P4">
According to Ukrinform, the press service [fund] reports it(https://usf.com.ua/4-roki-diyalnosti-usf/).</text:p>
      <text:p text:style-name="P4">
According to published data, since July 11, 2019, the Ukrainian Fund of Startups provided $ 8.2 million for innovative programs in the form of grants.</text:p>
      <text:p text:style-name="P4">
<text:span text:style-name="T4">
 Read also: </text:span>
 <text:a xlink:type="simple" xlink:href="https://www.ukrinform.ua/rubric-technology/3733985-ukrainskomu-ipofisu-prodovzili-status-miznarodnogo-posukovogo-organu.html" text:style-name="Internet_20_link" text:visited-style-name="Visited_20_Internet_20_Link">
Ukrainian IP Office continued the status of an international search authority</text:a>
In particular, after February 24, 2022, grants received 33 Ukrainian startups or more suspended their activities.</text:p>
      <text:p text:style-name="P4">
Also, the Ukrainian startup fund headed the rating of the most active funds by investments after a full -scale invasion, making a record of agreements with Ukrainian projects during this time. During 2022, the Graduates of the Fund's Graduates have attracted more than $ 10 million in investments.</text:p>
      <text:p text:style-name="P4">
As it was reported, the Ukrainian Startup Fund became a partner of the European Innovation Council within the framework of the ECOSYSTEM Partnerships and CO-In-Investment Support. The program aims to expand the capabilities of the acceleration by solving the biggest problems for innovators: access to the necessary industry services and attracting private investors.</text:p>
      <text:p text:style-name="P4">
News Source: <text:a xlink:type="simple" xlink:href="https://www.ukrinform.ua/rubric-technology/3735098-ukrainskij-fond-startapiv-profinansuvav-352-komandi-na-82-miljona.html" text:style-name="Internet_20_link" text:visited-style-name="Visited_20_Internet_20_Link">
https://www.ukrinform.ua/rubric-technology/3735098-ukrainskij-fond-startapiv-profinansuvav-352-komandi-na-82-miljona.html</text:a>
</text:p>
      <!--NEWS-->
      <text:h text:style-name="P10" text:outline-level="1">
<text:span text:style-name="T4">
Ukraine seeks to get a "roaming visa waiver" from the EU on a permanent basis - Denis Shmigal</text:span>
</text:h>
      <text:p text:style-name="P4">
Author: ['АРМІЯINFORM']</text:p>
      <text:p text:style-name="P4">
Time: 2023-07-12T10:00:00-04:00</text:p>
      <text:p text:style-name="P4">
Description: Bruskest rumiling for Ukrainian -bouvings on RIK. The war with Ukraine 2022, the war with Ukraine is the latest news today, the war with Ukraine 2022 last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2/10/denys-shmygal-byudzhet.jpg" text:style-name="Internet_20_link" text:visited-style-name="Visited_20_Internet_20_Link">
denys-shmygal-byudzhet.jpg</text:a>
']</text:p>
      <text:p text:style-name="P4">
Tags: ['STOPRUSSIA', 'АГРЕСІЯ РФ', 'ВІЙНА', 'ВТОРГНЕННЯ РФ', 'ДЕНИС ШМИГАЛЬ']</text:p>
      <text:p text:style-name="P4">
Category: News</text:p>
      <!--METADATA-->
      <text:p text:style-name="P4">
<draw:frame draw:style-name="fr1" draw:name="Image40" text:anchor-type="as-char" svg:width="6.9236in" svg:height="4.61393in" draw:z-index="0">
<draw:image xlink:href="../Images/AРМІЯINFORM/2023-07-12T10-00-00-04-00/denys-shmygal-byudzhet.jpg" xlink:type="simple" xlink:show="embed" xlink:actuate="onLoad" draw:mime-type="image/jpeg"/>
</draw:frame>
Denis Shmigal</text:p>
      <text:p text:style-name="P4">
Free roaming for Ukrainians in the EU was extended for a year. European and Ukrainian operators have signed the corresponding decision, Prime Minister Shmigal said, <text:a xlink:type="simple" xlink:href="https://www.kmu.gov.ua/news/ukraina-prahne-otrymaty-rouminhovyi-bezviz-iz-ies-na-postiinii-osnovi-denys-shmyhal" text:style-name="Internet_20_link" text:visited-style-name="Visited_20_Internet_20_Link">
reports</text:a>
Government portal.</text:p>
      <text:p text:style-name="P4">
According to him, Ukrainians who have left in search of shelter will remain named with their homeland, which is an important key to their return home.</text:p>
      <text:p text:style-name="P4">
“At the same time, we have an even more ambitious goal - we want to get the so -called" roaming visa waiver "on an ongoing basis. We have a year to adapt the Ukrainian law to European standards. After that, we will become part of the long-term ROAM LIKE at home, that is, "abroad-as well as at home," the Prime Minister said.</text:p>
      <text:p text:style-name="P4">
As Denis Shmigal emphasized, it will be an important step in Ukraine's sectoral integration.</text:p>
      <text:p text:style-name="P4">
News Source: <text:a xlink:type="simple" xlink:href="https://armyinform.com.ua/2023/07/12/ukrayina-pragne-otrymaty-roumingovyj-bezviz-iz-yes-na-postijnij-osnovi-denys-shmygal/" text:style-name="Internet_20_link" text:visited-style-name="Visited_20_Internet_20_Link">
https://armyinform.com.ua/2023/07/12/ukrayina-pragne-otrymaty-roumingovyj-bezviz-iz-yes-na-postijnij-osnovi-denys-shmygal/</text:a>
</text:p>
      <!--NEWS-->
      <text:h text:style-name="P10" text:outline-level="1">
<text:span text:style-name="T4">
Macron: The G-7 declaration on the security framework to support Ukraine reflects long-term s...</text:span>
</text:h>
      <text:p text:style-name="P4">
Authors: liveuamap (Language: en)</text:p>
      <text:p text:style-name="P4">
Time: 2023-07-12T10:16:42</text:p>
      <text:p text:style-name="P4">
Location: Vilnius, Vilniaus apskritis (Latitude:54.6914 Longtitude:25.26375)</text:p>
      <text:p text:style-name="P4">
Videos: []</text:p>
      <text:p text:style-name="P4">
Images: []</text:p>
      <text:p text:style-name="P4">
Tags: ["Baltics", "Europe"]</text:p>
      <text:p text:style-name="P4">
Id: 22575598</text:p>
      <!--METADATA-->
      <text:p text:style-name="P4">
Macron: The G-7 declaration on the security framework to support Ukrainereflects long-term support</text:p>
      <text:p text:style-name="P4">
News Collection Link: <text:a xlink:type="simple" xlink:href="https:\/\/liveuamap.com\/en\/2023\/12-july-macron-the-g7-declaration-on-the-security-framework" text:style-name="Internet_20_link" text:visited-style-name="Visited_20_Internet_20_Link">
https:\/\/liveuamap.com\/en\/2023\/12-july-macron-the-g7-declaration-on-the-security-framework</text:a>
</text:p>
      <text:p text:style-name="P4">
News Source: <text:a xlink:type="simple" xlink:href="https://twitter.com/AsharqNewsBrk/status/1679131948499828750" text:style-name="Internet_20_link" text:visited-style-name="Visited_20_Internet_20_Link">
https://twitter.com/AsharqNewsBrk/status/1679131948499828750</text:a>
</text:p>
      <!--NEWS-->
      <text:h text:style-name="P10" text:outline-level="1">
<text:span text:style-name="T4">
NATO Secretary General: What is happening in Ukraine is a war of attrition and logistical sup...</text:span>
</text:h>
      <text:p text:style-name="P4">
Authors: liveuamap (Language: en)</text:p>
      <text:p text:style-name="P4">
Time: 2023-07-12T10:17:41</text:p>
      <text:p text:style-name="P4">
Location: Vilnius, Vilniaus apskritis (Latitude:54.69102 Longtitude:25.26353)</text:p>
      <text:p text:style-name="P4">
Videos: []</text:p>
      <text:p text:style-name="P4">
Images: []</text:p>
      <text:p text:style-name="P4">
Tags: ["Baltics", "Europe"]</text:p>
      <text:p text:style-name="P4">
Id: 22575599</text:p>
      <!--METADATA-->
      <text:p text:style-name="P4">
NATO Secretary General: What is happening in Ukraine is a war of attrition andlogistical support is important to resolve it</text:p>
      <text:p text:style-name="P4">
News Collection Link: <text:a xlink:type="simple" xlink:href="https:\/\/liveuamap.com\/en\/2023\/12-july-nato-secretary-general-what-is-happening-in-ukraine" text:style-name="Internet_20_link" text:visited-style-name="Visited_20_Internet_20_Link">
https:\/\/liveuamap.com\/en\/2023\/12-july-nato-secretary-general-what-is-happening-in-ukraine</text:a>
</text:p>
      <text:p text:style-name="P4">
News Source: <text:a xlink:type="simple" xlink:href="https://twitter.com/AsharqNewsBrk/status/1679131237108133891" text:style-name="Internet_20_link" text:visited-style-name="Visited_20_Internet_20_Link">
https://twitter.com/AsharqNewsBrk/status/1679131237108133891</text:a>
</text:p>
      <!--NEWS-->
      <text:h text:style-name="P10" text:outline-level="1">
<text:span text:style-name="T4">
"We make it clear that our support will last long and into the future.", - President Biden sa...</text:span>
</text:h>
      <text:p text:style-name="P4">
Authors: liveuamap (Language: en)</text:p>
      <text:p text:style-name="P4">
Time: 2023-07-12T10:19:44</text:p>
      <text:p text:style-name="P4">
Location: Vilnius, Vilniaus apskritis (Latitude:54.6913 Longtitude:25.26486)</text:p>
      <text:p text:style-name="P4">
Videos: []</text:p>
      <text:p text:style-name="P4">
Images: []</text:p>
      <text:p text:style-name="P4">
Tags: ["Baltics", "Europe"]</text:p>
      <text:p text:style-name="P4">
Id: 22575600</text:p>
      <!--METADATA-->
      <text:p text:style-name="P4">
"We make it clear that our support will last long and into the future.", -President Biden says G7 allies will help Ukraine "create a strong capabledefense across land, air and sea" which represents a "long-term commitment" tothe country</text:p>
      <text:p text:style-name="P4">
News Collection Link: <text:a xlink:type="simple" xlink:href="https:\/\/liveuamap.com\/en\/2023\/12-july-we-make-it-clear-that-our-support-will-last-long" text:style-name="Internet_20_link" text:visited-style-name="Visited_20_Internet_20_Link">
https:\/\/liveuamap.com\/en\/2023\/12-july-we-make-it-clear-that-our-support-will-last-long</text:a>
</text:p>
      <text:p text:style-name="P4">
News Source: <text:a xlink:type="simple" xlink:href="https://twitter.com/CBSNews/status/1679123540635705346" text:style-name="Internet_20_link" text:visited-style-name="Visited_20_Internet_20_Link">
https://twitter.com/CBSNews/status/1679123540635705346</text:a>
</text:p>
      <!--NEWS-->
      <text:h text:style-name="P10" text:outline-level="1">
<text:span text:style-name="T4">
Macron: Zelensky's demands for more aid are legitimate to protect his country and people</text:span>
</text:h>
      <text:p text:style-name="P4">
Authors: liveuamap (Language: en)</text:p>
      <text:p text:style-name="P4">
Time: 2023-07-12T10:23:28</text:p>
      <text:p text:style-name="P4">
Location: Vilnius, Vilniaus apskritis (Latitude:54.69043 Longtitude:25.2598)</text:p>
      <text:p text:style-name="P4">
Videos: []</text:p>
      <text:p text:style-name="P4">
Images: []</text:p>
      <text:p text:style-name="P4">
Tags: ["Baltics", "Central and Eastern Europe"]</text:p>
      <text:p text:style-name="P4">
Id: 22575602</text:p>
      <!--METADATA-->
      <text:p text:style-name="P4">
Macron: Zelensky's demands for more aid are legitimate to protect his countryand people</text:p>
      <text:p text:style-name="P4">
News Collection Link: <text:a xlink:type="simple" xlink:href="https:\/\/liveuamap.com\/en\/2023\/12-july-macron-zelenskys-demands-for-more-aid-are-legitimate" text:style-name="Internet_20_link" text:visited-style-name="Visited_20_Internet_20_Link">
https:\/\/liveuamap.com\/en\/2023\/12-july-macron-zelenskys-demands-for-more-aid-are-legitimate</text:a>
</text:p>
      <text:p text:style-name="P4">
News Source: <text:a xlink:type="simple" xlink:href="https://twitter.com/AsharqNewsBrk/status/1679132930579349506" text:style-name="Internet_20_link" text:visited-style-name="Visited_20_Internet_20_Link">
https://twitter.com/AsharqNewsBrk/status/1679132930579349506</text:a>
</text:p>
      <!--NEWS-->
      <text:h text:style-name="P10" text:outline-level="1">
<text:span text:style-name="T4">
President Volodymyr Zelensky began a meeting with President Joe Biden at the NATO summit in V...</text:span>
</text:h>
      <text:p text:style-name="P4">
Authors: liveuamap (Language: en)</text:p>
      <text:p text:style-name="P4">
Time: 2023-07-12T10:24:29</text:p>
      <text:p text:style-name="P4">
Location: Vilnius, Vilniaus apskritis (Latitude:54.69164 Longtitude:25.26276)</text:p>
      <text:p text:style-name="P4">
Videos: []</text:p>
      <text:p text:style-name="P4">
Images: ["<text:a xlink:type="simple" xlink:href="https://liveuamap.com/pics/2023/07/12/22575603_0.jpg" text:style-name="Internet_20_link" text:visited-style-name="Visited_20_Internet_20_Link">
22575603_0.jpg</text:a>
"]</text:p>
      <text:p text:style-name="P4">
Tags: ["Baltics", "Central and Eastern Europe"]</text:p>
      <text:p text:style-name="P4">
Id: 22575603</text:p>
      <!--METADATA-->
      <text:p text:style-name="P4">
President Volodymyr Zelensky Began A Meeting With President Joe Biden at thenato Summit in Villnius</text:p>
      <text:p text:style-name="P4">
<draw:frame draw:style-name="fr1" draw:name="Image41" text:anchor-type="as-char" svg:width="6.9236in" svg:height="4.84075in" draw:z-index="0">
<draw:image xlink:href="../Images/liveuamap/2023-07-12T10-24-29/22575603_0.jpg" xlink:type="simple" xlink:show="embed" xlink:actuate="onLoad" draw:mime-type="image/jpeg"/>
</draw:frame>
News Collection Link: <text:a xlink:type="simple" xlink:href="https:\/\/liveuamap.com\/en\/2023\/12-july-president-volodymyr-zelensky-began-a-meeting-with" text:style-name="Internet_20_link" text:visited-style-name="Visited_20_Internet_20_Link">
https:\/\/liveuamap.com\/en\/2023\/12-july-president-volodymyr-zelensky-began-a-meeting-with</text:a>
</text:p>
      <text:p text:style-name="P4">
News Source: <text:a xlink:type="simple" xlink:href="https://twitter.com/censor_net/status/1679133482855936007" text:style-name="Internet_20_link" text:visited-style-name="Visited_20_Internet_20_Link">
https://twitter.com/censor_net/status/1679133482855936007</text:a>
</text:p>
      <!--NEWS-->
      <text:h text:style-name="P10" text:outline-level="1">
<text:span text:style-name="T4">
.@pzydzpl @AndrzejDuda: As it is emphasized, NATO's nuclear umbrella extends over all the sta...</text:span>
</text:h>
      <text:p text:style-name="P4">
Authors: liveuamap (Language: en)</text:p>
      <text:p text:style-name="P4">
Time: 2023-07-12T10:25:34</text:p>
      <text:p text:style-name="P4">
Location: Vilnius, Vilniaus apskritis (Latitude:54.69122 Longtitude:25.26418)</text:p>
      <text:p text:style-name="P4">
Videos: []</text:p>
      <text:p text:style-name="P4">
Images: []</text:p>
      <text:p text:style-name="P4">
Tags: ["Baltics", "Central and Eastern Europe"]</text:p>
      <text:p text:style-name="P4">
Id: 22575604</text:p>
      <!--METADATA-->
      <text:h text:style-name="P12" text:outline-level="3">
<text:span text:style-name="T4">
<text:a xlink:type="simple" xlink:href="https://liveuamap.com/cdn-cgi/l/email-protection" text:style-name="Internet_20_link" text:visited-style-name="Visited_20_Internet_20_Link">
 [email protected] </text:a>
@AndrzejDuda: As it is emphasized, NATO's nuclear umbrella extends over allthe states of the alliance. If in any way Russian nuclear weapons were to beused against NATO countries, the countries of the alliance will respondaccordingly</text:span>
</text:h>
      <text:p text:style-name="P4">
__ Jump to map</text:p>
      <text:p text:style-name="P4">
<text:span text:style-name="T4">
Vilnius, Vilniaus apskritis</text:span>
 <text:a xlink:type="simple" xlink:href="https://baltics.liveuamap.com" text:style-name="Internet_20_link" text:visited-style-name="Visited_20_Internet_20_Link">
 #Baltics </text:a>
<text:a xlink:type="simple" xlink:href="https://cee.liveuamap.com" text:style-name="Internet_20_link" text:visited-style-name="Visited_20_Internet_20_Link">
#Central and Eastern Europe </text:a>
Watch more</text:p>
      <text:p text:style-name="P4">
<text:a xlink:type="simple" xlink:href="https://liveuamap.com/en/2022/8-october-another-image-of-collapsed-road-part-of-crimean"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8-october-another-image-of-collapsed-road-part-of-crimean" text:style-name="Internet_20_link" text:visited-style-name="Visited_20_Internet_20_Link">
 Another image of collapsed road part of Crimean bridge</text:a>
</text:p>
      <text:p text:style-name="P4">
<text:a xlink:type="simple" xlink:href="https://liveuamap.com/en/2022/30-august-new-explosions-at-antonivsky-bridge"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30-august-new-explosions-at-antonivsky-bridge" text:style-name="Internet_20_link" text:visited-style-name="Visited_20_Internet_20_Link">
 New explosions at Antonivsky Bridge </text:a>
</text:p>
      <text:p text:style-name="P4">
<text:a xlink:type="simple" xlink:href="https://liveuamap.com/en/2022/9-august-big-column-of-smoke-over-novofedorivka-airfield"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9-august-big-column-of-smoke-over-novofedorivka-airfield" text:style-name="Internet_20_link" text:visited-style-name="Visited_20_Internet_20_Link">
 Big column ofsmoke over Novofedorivka airfield in western Crimea</text:a>
Show comments</text:p>
      <text:p text:style-name="P4">
News Collection Link: <text:a xlink:type="simple" xlink:href="https:\/\/liveuamap.com\/en\/2023\/12-july-pzydzpl-andrzejduda-as-it-is-emphasized-natos-nuclear" text:style-name="Internet_20_link" text:visited-style-name="Visited_20_Internet_20_Link">
https:\/\/liveuamap.com\/en\/2023\/12-july-pzydzpl-andrzejduda-as-it-is-emphasized-natos-nuclear</text:a>
</text:p>
      <text:p text:style-name="P4">
News Source: <text:a xlink:type="simple" xlink:href="https://twitter.com/TOPTVPINFO/status/1679133992048549894" text:style-name="Internet_20_link" text:visited-style-name="Visited_20_Internet_20_Link">
https://twitter.com/TOPTVPINFO/status/1679133992048549894</text:a>
</text:p>
      <!--NEWS-->
      <text:h text:style-name="P10" text:outline-level="1">
<text:span text:style-name="T4">
President Zelensky responded to question as to whether NATO was a success considering his fru...</text:span>
</text:h>
      <text:p text:style-name="P4">
Authors: liveuamap (Language: en)</text:p>
      <text:p text:style-name="P4">
Time: 2023-07-12T10:28:00</text:p>
      <text:p text:style-name="P4">
Location: Vilnius, Vilniaus apskritis (Latitude:54.69132 Longtitude:25.26381)</text:p>
      <text:p text:style-name="P4">
Videos: []</text:p>
      <text:p text:style-name="P4">
Images: ["<text:a xlink:type="simple" xlink:href="https://liveuamap.com/pics/2023/07/12/22575606_0.jpg" text:style-name="Internet_20_link" text:visited-style-name="Visited_20_Internet_20_Link">
22575606_0.jpg</text:a>
"]</text:p>
      <text:p text:style-name="P4">
Tags: ["Baltics", "Central and Eastern Europe"]</text:p>
      <text:p text:style-name="P4">
Id: 22575606</text:p>
      <!--METADATA-->
      <text:p text:style-name="P4">
President Zelensky responded to question as to whether NATO was a successconsidering his frustration yesterday: “I think by the end of summit, we havegreat unity from our leaders and the security guarantees - that is a successfor this summit, I think so. It’s my opinion”</text:p>
      <text:p text:style-name="P4">
<draw:frame draw:style-name="fr1" draw:name="Image42" text:anchor-type="as-char" svg:width="6.9236in" svg:height="5.1927in" draw:z-index="0">
<draw:image xlink:href="../Images/liveuamap/2023-07-12T10-28-00/22575606_0.jpg" xlink:type="simple" xlink:show="embed" xlink:actuate="onLoad" draw:mime-type="image/jpeg"/>
</draw:frame>
News Collection Link: <text:a xlink:type="simple" xlink:href="https:\/\/liveuamap.com\/en\/2023\/12-july-president-zelensky-responded-to-question-as-to-whether" text:style-name="Internet_20_link" text:visited-style-name="Visited_20_Internet_20_Link">
https:\/\/liveuamap.com\/en\/2023\/12-july-president-zelensky-responded-to-question-as-to-whether</text:a>
</text:p>
      <text:p text:style-name="P4">
News Source: <text:a xlink:type="simple" xlink:href="https://twitter.com/JonLemire/status/1679132872454578176" text:style-name="Internet_20_link" text:visited-style-name="Visited_20_Internet_20_Link">
https://twitter.com/JonLemire/status/1679132872454578176</text:a>
</text:p>
      <!--NEWS-->
      <text:h text:style-name="P10" text:outline-level="1">
<text:span text:style-name="T4">
President Erdoğan on the Grain corridor: Zelensky favors the continuation of the initiative, ...</text:span>
</text:h>
      <text:p text:style-name="P4">
Authors: liveuamap (Language: en)</text:p>
      <text:p text:style-name="P4">
Time: 2023-07-12T10:47:38</text:p>
      <text:p text:style-name="P4">
Location: Vilnius, Vilniaus apskritis (Latitude:54.69129 Longtitude:25.25985)</text:p>
      <text:p text:style-name="P4">
Videos: []</text:p>
      <text:p text:style-name="P4">
Images: []</text:p>
      <text:p text:style-name="P4">
Tags: ["Europe", "Central and Eastern Europe"]</text:p>
      <text:p text:style-name="P4">
Id: 22575610</text:p>
      <!--METADATA-->
      <text:p text:style-name="P4">
President Erdoğan on the Grain corridor: Zelensky favors the continuation ofthe initiative, and Mr. Putin has some suggestions. We are working on asolution-oriented basis by taking these suggestions into account</text:p>
      <text:p text:style-name="P4">
News Collection Link: <text:a xlink:type="simple" xlink:href="https:\/\/liveuamap.com\/en\/2023\/12-july-president-erdoan-on-the-grain-corridor-zelensky" text:style-name="Internet_20_link" text:visited-style-name="Visited_20_Internet_20_Link">
https:\/\/liveuamap.com\/en\/2023\/12-july-president-erdoan-on-the-grain-corridor-zelensky</text:a>
</text:p>
      <text:p text:style-name="P4">
News Source: <text:a xlink:type="simple" xlink:href="https://twitter.com/AACanli/status/1679139498414800897" text:style-name="Internet_20_link" text:visited-style-name="Visited_20_Internet_20_Link">
https://twitter.com/AACanli/status/1679139498414800897</text:a>
</text:p>
      <!--NEWS-->
      <text:h text:style-name="P10" text:outline-level="1">
<text:span text:style-name="T4">
Musk has introduced a new XAI company that should “understand the true nature of the universe”</text:span>
</text:h>
      <text:p text:style-name="P4">
Authors: Ukrinform (Person)</text:p>
      <text:p text:style-name="P4">
Publisher: Укринформ (Organization)</text:p>
      <text:p text:style-name="P4">
Published Time: 2023-07-12T11:13:00+03:00</text:p>
      <text:p text:style-name="P4">
Modified Time: 2023-07-12T23:13:00+03:00</text:p>
      <text:p text:style-name="P4">
Description: The head of SpaceX and Tesla companies Ilon Musk introduced the newly created HAI company, the purpose of which is to "understand the true nature of the universe." - Ukrinform.</text:p>
      <text:p text:style-name="P4">
Images: ['<text:a xlink:type="simple" xlink:href="https://static.ukrinform.com/photos/2021_05/thumb_files/630_360_1620987964-731.jpg" text:style-name="Internet_20_link" text:visited-style-name="Visited_20_Internet_20_Link">
630_360_16209...</text:a>
']</text:p>
      <text:p text:style-name="P4">
Tags: ['Ілон Маск', 'Стартап', 'Штучний інтелект']</text:p>
      <text:p text:style-name="P4">
Type: Article</text:p>
      <!--METADATA-->
      <text:p text:style-name="P4">
<draw:frame draw:style-name="fr1" draw:name="Image43" text:anchor-type="as-char" svg:width="6.9236in" svg:height="3.956343in" draw:z-index="0">
<draw:image xlink:href="../Images/yкринформ/2023-07-12T11-13-00-03-00/630_360_1620987964-731.jpg" xlink:type="simple" xlink:show="embed" xlink:actuate="onLoad" draw:mime-type="image/jpeg"/>
</draw:frame>
SpaceX and Tesla's head companies Ilon Musk introduced the newly created XAI company, metaiak - "to understand the true nature of the universe."</text:p>
      <text:p text:style-name="P4">
As Ukrinform reports, it reports <text:a xlink:type="simple" xlink:href="https://www.cnbc.com/2023/07/12/elon-musk-launches-his-new-company-xai.html" text:style-name="Internet_20_link" text:visited-style-name="Visited_20_Internet_20_Link">
CNBC</text:a>
.</text:p>
      <text:p text:style-name="P4">
Згідно з вебсайтом компанії, Маск і його команда поділяться додатковоюінформацією у Твіттері у п’ятницю, 14 липня.</text:p>
      <text:p text:style-name="P4">
<text:span text:style-name="T4">
Читайте також:</text:span>
 <text:a xlink:type="simple" xlink:href="https://www.ukrinform.ua/rubric-technology/3733839-spacex-zapustila-novu-partiu-suputnikiv-starlink.html" text:style-name="Internet_20_link" text:visited-style-name="Visited_20_Internet_20_Link">
 SpaceX запустила нову партію супутників Starlink</text:a>
According to Greg Yang, the co -founder of the XAI, the startup will delve into the aspect intelligence.</text:p>
      <text:p text:style-name="P4">
It is noted that the members of the XAI team, in addition to the mask, are graduates of DeepMind, Openai, Google Research, Microsoft Research, Twitter Itesla. They worked on projects such as Alphacode Deepmind and Chat Batt-3.5 and GPT-4 Openai.</text:p>
      <text:p text:style-name="P4">
Musk seems to be positioned by XAI as a competitor Openai, Google and Anthropic, highly high-rise chats such as Chatgpt, Bard and Claude.</text:p>
      <text:p text:style-name="P4">
<text:span text:style-name="T4">
 Read also: </text:span>
 <text:a xlink:type="simple" xlink:href="https://www.ukrinform.ua/rubric-technology/3733047-za-dva-dni-isnuvanna-u-theards-zareestruvalisa-70-miljoniv-koristuvaciv.html" text:style-name="Internet_20_link" text:visited-style-name="Visited_20_Internet_20_Link">
for two days of existence in Theers registered 70 million users</text:a>
Musk founded Xai in Nevada(USA)in March.</text:p>
      <text:p text:style-name="P4">
As reported by Ukrinform, Thomson Reuters Media Company will acquire a casket -legal startup with artificial intelligence assistant(Thor)- For $ 650illion.</text:p>
      <text:p text:style-name="P4">
Photo: Getty Images</text:p>
      <text:p text:style-name="P4">
News Source: <text:a xlink:type="simple" xlink:href="https://www.ukrinform.ua/rubric-technology/3735096-mask-predstaviv-novu-kompaniu-xai.html" text:style-name="Internet_20_link" text:visited-style-name="Visited_20_Internet_20_Link">
https://www.ukrinform.ua/rubric-technology/3735096-mask-predstaviv-novu-kompaniu-xai.html</text:a>
</text:p>
      <!--NEWS-->
      <text:h text:style-name="P10" text:outline-level="1">
<text:span text:style-name="T4">
89% of Ukrainians want to see Ukraine in NATO</text:span>
</text:h>
      <text:p text:style-name="P4">
Author: ['АРМІЯINFORM']</text:p>
      <text:p text:style-name="P4">
Time: 2023-07-12T12:00:00-04:00</text:p>
      <text:p text:style-name="P4">
Description: I will be inhabited by all the regions of the Bilshi to the same Krok: VID 79% in the gathering before ... War with Ukraine 2022, war with Ukraine Latest news today, News War with Ukraine 2022 Last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2/czczcznato.jpg" text:style-name="Internet_20_link" text:visited-style-name="Visited_20_Internet_20_Link">
czczcznato.jpg</text:a>
', '<text:a xlink:type="simple" xlink:href="https://armyinform.com.ua/wp-content/uploads/2023/07/b3142dfb-3e5a-414a-9fdb-209983749abf.jpg" text:style-name="Internet_20_link" text:visited-style-name="Visited_20_Internet_20_Link">
b3142dfb-3e5a-414a-9fdb-209983749abf.jpg</text:a>
']</text:p>
      <text:p text:style-name="P4">
Tags: ['STOPRUSSIA', 'АГРЕСІЯ РФ', 'ВЕРХОВНА РАДА УКРАЇНИ', 'ВІЙНА', 'ВТОРГНЕННЯ РФ', 'НАТО']</text:p>
      <text:p text:style-name="P4">
Category: News</text:p>
      <!--METADATA-->
      <text:p text:style-name="P4">
<draw:frame draw:style-name="fr1" draw:name="Image44" text:anchor-type="as-char" svg:width="6.9236in" svg:height="4.340623in" draw:z-index="0">
<draw:image xlink:href="../Images/AРМІЯINFORM/2023-07-12T12-00-00-04-00/czczcznato.jpg" xlink:type="simple" xlink:show="embed" xlink:actuate="onLoad" draw:mime-type="image/jpeg"/>
</draw:frame>
Moreover, in all regions, the vast majority support the following step: from 79% of the employment to 93% in the west of the country, the Verkhovna Rada of Ukraine reports.</text:p>
      <text:p text:style-name="P4">
About this <text:a xlink:type="simple" xlink:href="https://kiis.com.ua/" text:style-name="Internet_20_link" text:visited-style-name="Visited_20_Internet_20_Link">
testify</text:a>
CIIS survey data conducted in May-June2023.</text:p>
      <text:p text:style-name="P4">
<draw:frame draw:style-name="fr1" draw:name="Image45" text:anchor-type="as-char" svg:width="6.9236in" svg:height="4.261161in" draw:z-index="0">
<draw:image xlink:href="../Images/AРМІЯINFORM/2023-07-12T12-00-00-04-00/b3142dfb-3e5a-414a-9fdb-209983749abf.jpg" xlink:type="simple" xlink:show="embed" xlink:actuate="onLoad" draw:mime-type="image/jpeg"/>
</draw:frame>
Society was consolidated on this issue and demonstrates a single view.</text:p>
      <text:p text:style-name="P4">
We urge NATO leaders who are involved in the Vilnius Self -Listen to such unprecedented support for the Euro -Atlantic integration of the Ukrainian people.</text:p>
      <text:p text:style-name="P4">
News Source: <text:a xlink:type="simple" xlink:href="https://armyinform.com.ua/2023/07/12/89-ukrayincziv-hochut-bachyty-ukrayinu-v-skladi-nato/" text:style-name="Internet_20_link" text:visited-style-name="Visited_20_Internet_20_Link">
https://armyinform.com.ua/2023/07/12/89-ukrayincziv-hochut-bachyty-ukrayinu-v-skladi-nato/</text:a>
</text:p>
      <!--NEWS-->
      <text:h text:style-name="P10" text:outline-level="1">
<text:span text:style-name="T4">
1 person killed, another wounded as result of shelling in Kherson</text:span>
</text:h>
      <text:p text:style-name="P4">
Authors: liveuamap (Language: en)</text:p>
      <text:p text:style-name="P4">
Time: 2023-07-12T12:22:00</text:p>
      <text:p text:style-name="P4">
Location: Kherson (Latitude:46.63081 Longtitude:32.61703)</text:p>
      <text:p text:style-name="P4">
Videos: []</text:p>
      <text:p text:style-name="P4">
Images: ["<text:a xlink:type="simple" xlink:href="https://liveuamap.com/pics/2023/07/12/22575659_0.jpg" text:style-name="Internet_20_link" text:visited-style-name="Visited_20_Internet_20_Link">
22575659_0.jpg</text:a>
", "<text:a xlink:type="simple" xlink:href="https://liveuamap.com/pics/2023/07/12/22575659_1.jpg" text:style-name="Internet_20_link" text:visited-style-name="Visited_20_Internet_20_Link">
22575659_1.jpg</text:a>
", "<text:a xlink:type="simple" xlink:href="https://liveuamap.com/pics/2023/07/12/22575659_2.jpg" text:style-name="Internet_20_link" text:visited-style-name="Visited_20_Internet_20_Link">
22575659_2.jpg</text:a>
", "<text:a xlink:type="simple" xlink:href="https://liveuamap.com/pics/2023/07/12/22575659_3.jpg" text:style-name="Internet_20_link" text:visited-style-name="Visited_20_Internet_20_Link">
22575659_3.jpg</text:a>
"]</text:p>
      <text:p text:style-name="P4">
Tags: ["Europe", "Central and Eastern Europe"]</text:p>
      <text:p text:style-name="P4">
Id: 22575659</text:p>
      <!--METADATA-->
      <text:p text:style-name="P4">
1 person killed, another wounded as result of shelling in Kherson</text:p>
      <text:p text:style-name="P4">
<draw:frame draw:style-name="fr1" draw:name="Image46" text:anchor-type="as-char" svg:width="6.9236in" svg:height="4.612849in" draw:z-index="0">
<draw:image xlink:href="../Images/liveuamap/2023-07-12T12-22-00/22575659_0.jpg" xlink:type="simple" xlink:show="embed" xlink:actuate="onLoad" draw:mime-type="image/jpeg"/>
</draw:frame>
<draw:frame draw:style-name="fr1" draw:name="Image48" text:anchor-type="as-char" svg:width="6.9236in" svg:height="4.612849in" draw:z-index="0">
<draw:image xlink:href="../Images/liveuamap/2023-07-12T12-22-00/22575659_2.jpg" xlink:type="simple" xlink:show="embed" xlink:actuate="onLoad" draw:mime-type="image/jpeg"/>
</draw:frame>
<draw:frame draw:style-name="fr1" draw:name="Image49" text:anchor-type="as-char" svg:width="6.9236in" svg:height="4.612849in" draw:z-index="0">
<draw:image xlink:href="../Images/liveuamap/2023-07-12T12-22-00/22575659_3.jpg" xlink:type="simple" xlink:show="embed" xlink:actuate="onLoad" draw:mime-type="image/jpeg"/>
</draw:frame>
News Collection Link: <text:a xlink:type="simple" xlink:href="https:\/\/liveuamap.com\/en\/2023\/12-july-1-person-killed-another-wounded-as-result-of-shelling" text:style-name="Internet_20_link" text:visited-style-name="Visited_20_Internet_20_Link">
https:\/\/liveuamap.com\/en\/2023\/12-july-1-person-killed-another-wounded-as-result-of-shelling</text:a>
</text:p>
      <text:p text:style-name="P4">
News Source: <text:a xlink:type="simple" xlink:href="https://t.me/kherson_non_fake/8951" text:style-name="Internet_20_link" text:visited-style-name="Visited_20_Internet_20_Link">
https://t.me/kherson_non_fake/8951</text:a>
</text:p>
      <!--NEWS-->
      <text:h text:style-name="P10" text:outline-level="1">
<text:span text:style-name="T4">
In the Chernihiv region the car came under the train - three dead, among them a child</text:span>
</text:h>
      <text:p text:style-name="P4">
Authors: Ukrinform (Person)</text:p>
      <text:p text:style-name="P4">
Publisher: Укринформ (Organization)</text:p>
      <text:p text:style-name="P4">
Published Time: 2023-07-12T12:24:00+03:00</text:p>
      <text:p text:style-name="P4">
Modified Time: 2023-07-12T23:24:00+03:00</text:p>
      <text:p text:style-name="P4">
Description: In the Chernihiv region, the car went to the railway crossing, despite the prohibitive signals and came under the train, resulting in killed three people, including a child. - Ukrinform.</text:p>
      <text:p text:style-name="P4">
Images: ['<text:a xlink:type="simple" xlink:href="https://static.ukrinform.com/photos/2023_07/thumb_files/630_360_1689193255-302.jpg" text:style-name="Internet_20_link" text:visited-style-name="Visited_20_Internet_20_Link">
630_360_16891...</text:a>
']</text:p>
      <text:p text:style-name="P4">
Tags: ['Автомобіль', 'Діти', 'ДТП', 'Загибель', 'Укрзалізниця', 'Чернігівщина']</text:p>
      <text:p text:style-name="P4">
Type: Article</text:p>
      <!--METADATA-->
      <text:p text:style-name="P4">
<draw:frame draw:style-name="fr1" draw:name="Image50" text:anchor-type="as-char" svg:width="6.9236in" svg:height="3.956343in" draw:z-index="0">
<draw:image xlink:href="../Images/yкринформ/2023-07-12T12-24-00-03-00/630_360_1689193255-302.jpg" xlink:type="simple" xlink:show="embed" xlink:actuate="onLoad" draw:mime-type="image/jpeg"/>
</draw:frame>
The car in the Uvbernih region went to the railway crossing despite the banned and hit the train, resulting in the death of three people, including a child.</text:p>
      <text:p text:style-name="P4">
Ukrzaliznytsia reports on <text:a xlink:type="simple" xlink:href="https://www.facebook.com/Ukrzaliznytsia/" text:style-name="Internet_20_link" text:visited-style-name="Visited_20_Internet_20_Link">
Facebook</text:a>
, reports Ukrinform.</text:p>
      <text:p text:style-name="P4">
“In the Chernihiv region, the driver of the car neglected the traffic rules despite the prohibitive light and sound signals continued the movement through the railway crossing. As a result, there was a collision with a suburban train that was heading for Chernihiv - Nizhyn, ”the message reads.</text:p>
      <text:p text:style-name="P4">
As it is specified, the accident happened on the race - B. Oliynyk.</text:p>
      <text:p text:style-name="P4">
According to preliminary information, the incident is a deadly injured man, a woman and a child in the car. Another child, who was also in the car, took away the ambulance.</text:p>
      <text:p text:style-name="P4">
<text:span text:style-name="T4">
 Read also: </text:span>
 <text:a xlink:type="simple" xlink:href="https://www.ukrinform.ua/rubric-regions/3733469-na-kiivsini-u-dtp-zaginuv-dvoricnij-hlopcik.html" text:style-name="Internet_20_link" text:visited-style-name="Visited_20_Internet_20_Link">
in the Kyiv region in <text:span text:style-name="T4">
 an accident </text:span>
 died two -year -old boy</text:a>
Ukrzaliznytsia emphasized that light and sound alarm to the crossing were properly operated.</text:p>
      <text:p text:style-name="P4">
Police are on the spot, trains may be delayed, and added to the UZ.</text:p>
      <text:p text:style-name="P4">
As <text:a xlink:type="simple" xlink:href="https://www.ukrinform.ua/rubric-regions/3730145-na-poltavsini-citroen-vihav-u-vidbijnik-zaginuv-pidlitok-vodij-travmovanij.html" text:style-name="Internet_20_link" text:visited-style-name="Visited_20_Internet_20_Link">
reported Ukrinform</text:a>
, in the Poltava region as a result of a road accident, a teenager was killed, another person was injured.</text:p>
      <text:p text:style-name="P4">
<text:span text:style-name="T5">
Foto: Ukrzaliznytsia, Facebook</text:span>
</text:p>
      <text:p text:style-name="P4">
News Source: <text:a xlink:type="simple" xlink:href="https://www.ukrinform.ua/rubric-regions/3735119-na-cernigivsini-avtivka-potrapila-pid-potag-troe-zagiblih-sered-nih-ditina.html" text:style-name="Internet_20_link" text:visited-style-name="Visited_20_Internet_20_Link">
https://www.ukrinform.ua/rubric-regions/3735119-na-cernigivsini-avtivka-potrapila-pid-potag-troe-zagiblih-sered-nih-ditina.html</text:a>
</text:p>
      <!--NEWS-->
      <text:h text:style-name="P10" text:outline-level="1">
<text:span text:style-name="T4">
UEFA Champions League: "Sheriff" with a blacksmith won minimally in Romania "Farulu"</text:span>
</text:h>
      <text:p text:style-name="P4">
Authors: Ukrinform (Person)</text:p>
      <text:p text:style-name="P4">
Publisher: Укринформ (Organization)</text:p>
      <text:p text:style-name="P4">
Published Time: 2023-07-12T13:31:00+03:00</text:p>
      <text:p text:style-name="P4">
Modified Time: 2023-07-12T23:31:00+03:00</text:p>
      <text:p text:style-name="P4">
Description: The UEFA Champions League hosted regular matches of the first qualifying round. - Ukrinform.</text:p>
      <text:p text:style-name="P4">
Images: ['<text:a xlink:type="simple" xlink:href="https://static.ukrinform.com/photos/2023_07/thumb_files/630_360_1689193105-707.jpeg" text:style-name="Internet_20_link" text:visited-style-name="Visited_20_Internet_20_Link">
630_360_16891...</text:a>
']</text:p>
      <text:p text:style-name="P4">
Tags: ['Футбол', 'Ліга чемпіонів']</text:p>
      <text:p text:style-name="P4">
Type: Article</text:p>
      <!--METADATA-->
      <text:p text:style-name="P4">
<draw:frame draw:style-name="fr1" draw:name="Image51" text:anchor-type="as-char" svg:width="6.9236in" svg:height="3.956343in" draw:z-index="0">
<draw:image xlink:href="../Images/yкринформ/2023-07-12T13-31-00-03-00/630_360_1689193105-707.jpeg" xlink:type="simple" xlink:show="embed" xlink:actuate="onLoad" draw:mime-type="image/jpeg"/>
</draw:frame>
The UEFA Lisichampions passed the next matches of the first qualifying operation.</text:p>
      <text:p text:style-name="P4">
Moldova Champion "Sheriff" from Tiraspol, for which the exclinicate of Kiev "Dynamo" Ukrainian Maxim Koval plays, gave way to the departure(Constance)- 0: 1, reports Ukrinform.</text:p>
      <text:p text:style-name="P4">
The decisive ball in the 56th minute of the meeting was scored by the Beninsky defender of the owner Kiki.</text:p>
      <text:p text:style-name="P4">
_Resses Wednesday matches: _</text:p>
      <text:p text:style-name="P4">
Astana FC(Kazakhstan)- «Dynamo»(Tbilisi, Georgia)- 1: 1</text:p>
      <text:p text:style-name="P4">
Hick(Finland)- «Larn»(Northern Ireland)- 1: 0</text:p>
      <text:p text:style-name="P4">
«Heken»(Sweden)- "New Silents"(Vels)- 3: 1</text:p>
      <text:p text:style-name="P4">
«Farul»(Constanta, Romania)- «Sheriff»(Moldova)- 1: 0</text:p>
      <text:p text:style-name="P4">
«Slovan»(Bratislava, Slovakia)- «Esperrange»(Luxembourg)- 1: 1.</text:p>
      <text:p text:style-name="P4">
The fights will take place on July 18-19.</text:p>
      <text:p text:style-name="P4">
<text:span text:style-name="T4">
 Read also: </text:span>
 <text:a xlink:type="simple" xlink:href="https://www.ukrinform.ua/rubric-sports/3733940-disciplinarnij-komitet-fifa-ne-viznav-dnipro1-pravonastupnikom-dnipra.html" text:style-name="Internet_20_link" text:visited-style-name="Visited_20_Internet_20_Link">
FIFA Disciplinary Committee did not recognize Dnipro-1 by the successor of Dnipro</text:a>
We will remind, the Vice-Champion of Ukraine "Dnipro-1" will start a speech from the second selection round, where he will meet with the Greek "Panatinaikos"(July 25/26 August 1/2).</text:p>
      <text:p text:style-name="P4">
<text:span text:style-name="T4">
Читайте також:</text:span>
 <text:a xlink:type="simple" xlink:href="https://www.ukrinform.ua/rubric-sports/3734569-startuvav-persij-vidbirkovij-raund-ligi-cempioniv-uefa.html" text:style-name="Internet_20_link" text:visited-style-name="Visited_20_Internet_20_Link">
 <text:span text:style-name="T4">
Стартував</text:span>
 перший відбірковий раунд Ліги чемпіонівУЄФА </text:a>
Shakhtar Donetsk starts in the main grid - the group tournament of the League championship.</text:p>
      <text:p text:style-name="P4">
In the photo: Maxim Koval(Getty Images).</text:p>
      <text:p text:style-name="P4">
News Source: <text:a xlink:type="simple" xlink:href="https://www.ukrinform.ua/rubric-sports/3735121-liga-cempioniv-uefa-serif-iz-kovalem-minimalno-postupivsa-v-rumunii-farulu.html" text:style-name="Internet_20_link" text:visited-style-name="Visited_20_Internet_20_Link">
https://www.ukrinform.ua/rubric-sports/3735121-liga-cempioniv-uefa-serif-iz-kovalem-minimalno-postupivsa-v-rumunii-farulu.html</text:a>
</text:p>
      <!--NEWS-->
      <text:h text:style-name="P10" text:outline-level="1">
<text:span text:style-name="T4">
A motorcycle exploded at Zemska street in Feodosia, 2 reportedly wounded</text:span>
</text:h>
      <text:p text:style-name="P4">
Authors: liveuamap (Language: en)</text:p>
      <text:p text:style-name="P4">
Time: 2023-07-12T13:52:24</text:p>
      <text:p text:style-name="P4">
Location: Feodosia, (Latitude:45.02901 Longtitude:35.38168)</text:p>
      <text:p text:style-name="P4">
Videos: []</text:p>
      <text:p text:style-name="P4">
Images: []</text:p>
      <text:p text:style-name="P4">
Tags: ["Europe", "Central and Eastern Europe"]</text:p>
      <text:p text:style-name="P4">
Id: 22575661</text:p>
      <!--METADATA-->
      <text:p text:style-name="P4">
A motorcycle exploded at Zemska street in Feodosia, 2 reportedly wounded</text:p>
      <text:p text:style-name="P4">
News Collection Link: <text:a xlink:type="simple" xlink:href="https:\/\/liveuamap.com\/en\/2023\/12-july-a-motorcycle-exploded-at-zemska-street-in-feodosia" text:style-name="Internet_20_link" text:visited-style-name="Visited_20_Internet_20_Link">
https:\/\/liveuamap.com\/en\/2023\/12-july-a-motorcycle-exploded-at-zemska-street-in-feodosia</text:a>
</text:p>
      <text:p text:style-name="P4">
News Source: <text:a xlink:type="simple" xlink:href="https://t.me/ENews112/14535" text:style-name="Internet_20_link" text:visited-style-name="Visited_20_Internet_20_Link">
https://t.me/ENews112/14535</text:a>
</text:p>
      <!--NEWS-->
      <text:h text:style-name="P10" text:outline-level="1">
<text:span text:style-name="T4">
1.7 billion hryvnias allocated a government to restore medical institutions in 9 regions of Ukraine</text:span>
</text:h>
      <text:p text:style-name="P4">
Author: ['АРМІЯINFORM']</text:p>
      <text:p text:style-name="P4">
Time: 2023-07-12T14:00:00-04:00</text:p>
      <text:p text:style-name="P4">
Description: “The subvention of the sovereign budget has been raised by the mines of the budgets on Vidbudov that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6393b372f0a84.jpeg" text:style-name="Internet_20_link" text:visited-style-name="Visited_20_Internet_20_Link">
6393b372f0a84.jpeg</text:a>
']</text:p>
      <text:p text:style-name="P4">
Tags: ['STOPRUSSIA', 'АГРЕСІЯ РФ', 'ВІЙНА', 'ВТОРГНЕННЯ РФ', 'МОЗ УКРАЇНИ']</text:p>
      <text:p text:style-name="P4">
Category: News</text:p>
      <!--METADATA-->
      <text:p text:style-name="P4">
<draw:frame draw:style-name="fr1" draw:name="Image52" text:anchor-type="as-char" svg:width="6.9236in" svg:height="4.32725in" draw:z-index="0">
<draw:image xlink:href="../Images/AРМІЯINFORM/2023-07-12T14-00-00-04-00/6393b372f0a84.jpeg" xlink:type="simple" xlink:show="embed" xlink:actuate="onLoad" draw:mime-type="image/jpeg"/>
</draw:frame>
Illustrative photo</text:p>
      <text:p text:style-name="P4">
“The subsidy from the state budget will be distributed to local budgets for the construction and reconstruction of medical institutions within the framework of the Ukrainian restoration program. In particular, these are medical institutions in Vinnytsia, Dnipropetrovsk, Zhytomyr, Kyiv, Kirovograd, Odessa, Poltava, Sumy and Chernihiv region. The funds will be aimed at the restoration, repair and reconstruction of the departments of different profiles, including those institutions that have suffered reconstruction and need further recovery, ”the statement said, <text:a xlink:type="simple" xlink:href="https://moz.gov.ua/article/news/ponad-17-mlrd-griven-vidiliv-urjad-na-vidnovlennja-medzakladiv-u-9-oblastjah-ukraini" text:style-name="Internet_20_link" text:visited-style-name="Visited_20_Internet_20_Link">
reports</text:a>
Ministry of Health.</text:p>
      <text:p text:style-name="P4">
Among the facilities of medical infrastructure are regional and clinical hospital hospitals: 3 - in Vinnytsia region, 5 - in Dnipropetrovsk, 4 - Nazimir region, 3 - in the Kyiv region, 2 - in Kirovohrad region, 6 - in Odesa region, 6 - Napoltava region, and one one on one one on one, Object in Sumy and Chernihiv.</text:p>
      <text:p text:style-name="P4">
The full list of medical institutions, which allocate funds, is published by the Ministry of Health's website.</text:p>
      <text:p text:style-name="P4">
In total, according to the Ministry of Health, in more than 15 months of a full -scale war, Russia harmed 1377 facilities of medical institutions and completely destroyed another 184 objects. 341 objects of medical institutions and 410 objects of medical facilities were restored.</text:p>
      <text:p text:style-name="P4">
News Source: <text:a xlink:type="simple" xlink:href="https://armyinform.com.ua/2023/07/12/17-mlrd-gryven-vydilyv-kabinet-ministriv-na-vidnovlennya-medzakladiv-u-9-oblastyah-ukrayiny/" text:style-name="Internet_20_link" text:visited-style-name="Visited_20_Internet_20_Link">
https://armyinform.com.ua/2023/07/12/17-mlrd-gryven-vydilyv-kabinet-ministriv-na-vidnovlennya-medzakladiv-u-9-oblastyah-ukrayiny/</text:a>
</text:p>
      <!--NEWS-->
      <text:h text:style-name="P10" text:outline-level="1">
<text:span text:style-name="T4">
Ukraine in NATO will be able to guarantee the safety of its eastern flank - deputy</text:span>
</text:h>
      <text:p text:style-name="P4">
Authors: Ukrinform (Person)</text:p>
      <text:p text:style-name="P4">
Publisher: Укринформ (Organization)</text:p>
      <text:p text:style-name="P4">
Published Time: 2023-07-12T14:36:00+03:00</text:p>
      <text:p text:style-name="P4">
Modified Time: 2023-07-12T23:36:00+03:00</text:p>
      <text:p text:style-name="P4">
Description: Following membership in the North Atlantic Alliance, Ukraine will be able to guarantee the safety of NATO eastern flank. - Ukrinform.</text:p>
      <text:p text:style-name="P4">
Images: ['<text:a xlink:type="simple" xlink:href="https://static.ukrinform.com/photos/2019_10/thumb_files/630_360_1570969573-166.jpg" text:style-name="Internet_20_link" text:visited-style-name="Visited_20_Internet_20_Link">
630_360_15709...</text:a>
']</text:p>
      <text:p text:style-name="P4">
Tags: ['Кравчук', 'НАТО', 'Україна', 'Безпека']</text:p>
      <text:p text:style-name="P4">
Type: Article</text:p>
      <!--METADATA-->
      <text:p text:style-name="P4">
<draw:frame draw:style-name="fr1" draw:name="Image53" text:anchor-type="as-char" svg:width="6.9236in" svg:height="3.956343in" draw:z-index="0">
<draw:image xlink:href="../Images/yкринформ/2023-07-12T14-36-00-03-00/630_360_1570969573-166.jpg" xlink:type="simple" xlink:show="embed" xlink:actuate="onLoad" draw:mime-type="image/jpeg"/>
</draw:frame>
The afternoon of membership in the North Atlantic Alliance Ukraine will guarantee the safety of the Eastern Flang.</text:p>
      <text:p text:style-name="P4">
The deputy head of the parliamentary faction of "Servant of the People" Yevgeniakravchuk expressed this opinion in <text:a xlink:type="simple" xlink:href="http://www.ukrinform.ua/rubric-polytics/3734996-evgenia-kravcuk-zastupnica-golovi-parlamentskoi-frakcii-sluga-narodu.html" text:style-name="Internet_20_link" text:visited-style-name="Visited_20_Internet_20_Link">
interview</text:a>
Ukrinform.</text:p>
      <text:p text:style-name="P4">
She said that at every meeting with international partners of NATO in Vilnius, Ukrainian politicians raised the issues of support of Ukraine in the Alliance. Kravchuk reminded that more than 20 countries have confirmed that they see Ukraine in its composition.</text:p>
      <text:p text:style-name="P4">
"And this is absolutely serious support, not just the words about" open door, "the People's Deputy emphasized.</text:p>
      <text:p text:style-name="P4">
<text:span text:style-name="T4">
 Read also: </text:span>
 <text:a xlink:type="simple" xlink:href="https://www.ukrinform.ua/rubric-polytics/3734996-evgenia-kravcuk-zastupnica-golovi-parlamentskoi-frakcii-sluga-narodu.html" text:style-name="Internet_20_link" text:visited-style-name="Visited_20_Internet_20_Link">
Eugene <text:span text:style-name="T4">
 Kravchuk </text:span>
, Deputy Chairman of the Parliamentary Fraction "Servant of the People"</text:a>
At the same time, the deputy chairman of the parliamentary faction "Servant of the People" noted that it would be a full consensus on the decision on Ukraine's accession to NATO or a propolitical invitation to the Alliance. In her opinion, it is now the biggest challenge, Bodeyaky countries are waiting for a signal from NATO key countries, especially the States of America. In this context, Kravchuk noted that Ukraine will not become a member <text:a xlink:type="simple" xlink:href="https://www.ukrinform.ua/tag-nato" text:style-name="Internet_20_link" text:visited-style-name="Visited_20_Internet_20_Link">
NATO</text:a>
. However, in her opinion, this does not mean that the Euro -Atlantic integration of the Ukrainian state will not take place after the war was over.</text:p>
      <text:p text:style-name="P4">
"Ukraine seeks to win in the war and become a member of NATO. Ukraine's membership will strengthen the Alliance. In fact, we will be the country that will ensure the safety of NATO's eastern flank. We will become a real wall that will separate the civilized world from Russia," the deputy stressed.</text:p>
      <text:p text:style-name="P4">
<text:span text:style-name="T4">
 Read also: </text:span>
 <text:a xlink:type="simple" xlink:href="https://www.ukrinform.ua/rubric-ato/3735053-samit-nato-u-vilnusi-nabliziv-ukrainu-do-peremogi-zelenskij.html" text:style-name="Internet_20_link" text:visited-style-name="Visited_20_Internet_20_Link">
Summit <text:span text:style-name="T4">
 NATO </text:span>
 In Vilnius brought Ukraine to victory -Zelensky</text:a>
As reported by Ukrinform, on July 11-12 in the capital of Lithuania at the Summit -Atlantic Alliance was announced on the creation of the Council of Ukraine - NATO.</text:p>
      <text:p text:style-name="P4">
In the fields of the summit, the leaders of the Seven Group countries agreed <text:a xlink:type="simple" xlink:href="http://www.ukrinform.ua/rubric-polytics/3734931-g7-pogodila-na-samiti-nato-deklaraciu-pro-pidtrimku-ukraini.html" text:style-name="Internet_20_link" text:visited-style-name="Visited_20_Internet_20_Link">
"Joint Declaration of support of Ukraine"</text:a>
 .</text:p>
      <text:p text:style-name="P4">
News Source: <text:a xlink:type="simple" xlink:href="https://www.ukrinform.ua/rubric-polytics/3735123-ukraina-v-nato-zmoze-garantuvati-bezpeku-jogo-shidnogo-flangu-deputatka.html" text:style-name="Internet_20_link" text:visited-style-name="Visited_20_Internet_20_Link">
https://www.ukrinform.ua/rubric-polytics/3735123-ukraina-v-nato-zmoze-garantuvati-bezpeku-jogo-shidnogo-flangu-deputatka.html</text:a>
</text:p>
      <!--NEWS-->
      <text:h text:style-name="P10" text:outline-level="1">
<text:span text:style-name="T4">
Zelenskaya in Vilnius visited the Ukrainian Center for Migrants</text:span>
</text:h>
      <text:p text:style-name="P4">
Authors: Ukrinform (Person)</text:p>
      <text:p text:style-name="P4">
Publisher: Укринформ (Organization)</text:p>
      <text:p text:style-name="P4">
Published Time: 2023-07-12T15:22:00+03:00</text:p>
      <text:p text:style-name="P4">
Modified Time: 2023-07-12T15:22:00+03:00</text:p>
      <text:p text:style-name="P4">
Description: President's wife Olena Zelenska visited the Ukrainian Center in Vilnius. - Ukrinform.</text:p>
      <text:p text:style-name="P4">
Images: ['<text:a xlink:type="simple" xlink:href="https://static.ukrinform.com/photos/2023_07/thumb_files/630_360_1689164317-754.jpeg" text:style-name="Internet_20_link" text:visited-style-name="Visited_20_Internet_20_Link">
630_360_16891...</text:a>
']</text:p>
      <text:p text:style-name="P4">
Tags: ['Литва', 'Переселенці', 'Олена Зеленська']</text:p>
      <text:p text:style-name="P4">
Type: Article</text:p>
      <!--METADATA-->
      <text:p text:style-name="P4">
<draw:frame draw:style-name="fr1" draw:name="Image54" text:anchor-type="as-char" svg:width="6.9236in" svg:height="3.956343in" draw:z-index="0">
<draw:image xlink:href="../Images/yкринформ/2023-07-12T15-22-00-03-00/630_360_1689164317-754.jpeg" xlink:type="simple" xlink:show="embed" xlink:actuate="onLoad" draw:mime-type="image/jpeg"/>
</draw:frame>
The president's wife, Olena Zelenskaya, visited the Ukrainian Center in Vilnius.</text:p>
      <text:p text:style-name="P4">
According to Ukrinform, Zelenska reported in <text:a xlink:type="simple" xlink:href="https://t.me/FirstLadyOfUkraine/3601" text:style-name="Internet_20_link" text:visited-style-name="Visited_20_Internet_20_Link">
telegram</text:a>
.</text:p>
      <text:p text:style-name="P4">
“The Ukrainian Center in Lithuania. I remember, as more than a year ago, in the first weeks of Russian invasion, she wrote a letter to the first lady <text:a xlink:type="simple" xlink:href="https://www.ukrinform.ua/tag-litva" text:style-name="Internet_20_link" text:visited-style-name="Visited_20_Internet_20_Link">
Lithuania</text:a>
Diana Nausledennie with the proposal to create such a cell for Ukrainian forced displaced persons, and how quickly she embodied this colleague, ”Zelenskaya said.</text:p>
      <text:p text:style-name="P4">
According to her, "this is how our common unique project and a place for Ukrainian strength in Lithuania appeared."</text:p>
      <text:p text:style-name="P4">
“Now we find here the first ladies and gentlemen of the world to come to Vilnius. All of them in their countries help our compatriots, so it is so nice to give friends a warm meeting in response, ”the presidential emphasis.</text:p>
      <text:p text:style-name="P4">
As the first lady emphasized, "I want to meet friends of the Ukrainian cities as soon as possible - safe and joyful."</text:p>
      <text:p text:style-name="P4">
*!(https://www.ukrinform.ua/rubric-culture/3727637-zelenska-rozpovila-pro-se-odin-priklad-inkluzii-atelenormalno.html)“The Ukrainians of Vilnius tell me about it. This is said by homemade gifts, which we all received from the children of the center, ”Zelenska added.</text:p>
      <text:p text:style-name="P4">
<text:span text:style-name="T5">
Video: Presidential Office</text:span>
</text:p>
      <text:p text:style-name="P4">
She thanked Vilnius and Lithuania - who became such a hometown and the place of the Ukrainian way home. "</text:p>
      <text:p text:style-name="P4">
_Video: Presidential Office _</text:p>
      <text:p text:style-name="P4">
As reported by Ukrinform, NATO Summit is held in Vilnius on July 11-12.</text:p>
      <text:p text:style-name="P4">
_ Photo: Elena Zelenskaya Telegram _</text:p>
      <text:p text:style-name="P4">
News Source: <text:a xlink:type="simple" xlink:href="https://www.ukrinform.ua/rubric-society/3734885-zelenska-u-vilnusi-vidvidala-ukrainskij-centr-dla-pereselenciv.html" text:style-name="Internet_20_link" text:visited-style-name="Visited_20_Internet_20_Link">
https://www.ukrinform.ua/rubric-society/3734885-zelenska-u-vilnusi-vidvidala-ukrainskij-centr-dla-pereselenciv.html</text:a>
</text:p>
      <!--NEWS-->
      <text:h text:style-name="P10" text:outline-level="1">
<text:span text:style-name="T4">
Russians in a day 28 times fired at Sumy region border</text:span>
</text:h>
      <text:p text:style-name="P4">
Authors: Ukrinform (Person)</text:p>
      <text:p text:style-name="P4">
Publisher: Укринформ (Organization)</text:p>
      <text:p text:style-name="P4">
Published Time: 2023-07-12T15:41:00+03:00</text:p>
      <text:p text:style-name="P4">
Modified Time: 2023-07-12T23:41:00+03:00</text:p>
      <text:p text:style-name="P4">
Description: During the day, Russian troops fired at the border communities of Sumy region 28 times, causing 165 explosions. - Ukrinform.</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Війна з Росією']</text:p>
      <text:p text:style-name="P4">
Type: Article</text:p>
      <!--METADATA-->
      <text:p text:style-name="P4">
<draw:frame draw:style-name="fr1" draw:name="Image57" text:anchor-type="as-char" svg:width="6.9236in" svg:height="3.956343in" draw:z-index="0">
<draw:image xlink:href="../Images/yкринформ/2023-07-12T15-41-00-03-00/630_360_1686425057-568.jpg" xlink:type="simple" xlink:show="embed" xlink:actuate="onLoad" draw:mime-type="image/jpeg"/>
</draw:frame>
The Russian border communities of Sumy region were fired at 28 times during the day, causing 165 explosions.</text:p>
      <text:p text:style-name="P4">
According to Ukrinform, the Sumy Regional Military Administration reported in <text:a xlink:type="simple" xlink:href="https://t.me/Sumy_news_ODA/17736" text:style-name="Internet_20_link" text:visited-style-name="Visited_20_Internet_20_Link">
telegram</text:a>
.</text:p>
      <text:p text:style-name="P4">
In particular, the Belopil community has suffered from the invaders of mortars(Ths)Shelling - 16 and 33 explosions were recorded, respectively.</text:p>
      <text:p text:style-name="P4">
<text:span text:style-name="T4">
 Read also: </text:span>
 <text:a xlink:type="simple" xlink:href="https://www.ukrinform.ua/rubric-ato/3735051-rosiani-obstrilali-z-vazkoi-artilerii-nikopolskij-rajon.html" text:style-name="Internet_20_link" text:visited-style-name="Visited_20_Internet_20_Link">
Russians <text:span text:style-name="T4">
 fire </text:span>
 fir from heavy artillery Nikopol district</text:a>
With the use of the same types of weapons, the enemy attacked the Greater Poshariv community. As a result of mortar blows, 39 explosions were heard as a result(LNG)- Three.</text:p>
      <text:p text:style-name="P4">
In the Krasnopil community, invaders were beaten from mortars and artillery, causing 23 and 11 explosions. Also fired it from grenade launchers(LNG)two explosions occurred.</text:p>
      <text:p text:style-name="P4">
Mortar shelling from the Russians suffered Yunakovskaya(8 explosions), Hotin community(13 explosions), Mid-Budskaya(4 explosions), Novoslobidskaya(6 explosions), Znob-Novgorod(6 explosions)And Esman(1 explosion)communities.</text:p>
      <text:p text:style-name="P4">
<text:span text:style-name="T4">
 Read also: </text:span>
 <text:a xlink:type="simple" xlink:href="https://www.ukrinform.ua/rubric-regions/3735012-na-doneccini-cerez-rosijski-obstrili-poraneni-semero-ludej.html" text:style-name="Internet_20_link" text:visited-style-name="Visited_20_Internet_20_Link">
in Donetsk through Russian <text:span text:style-name="T4">
 shelling </text:span>
 and wounded people</text:a>
According to preliminary data, as a result of hostile blows to the victims of the civilian population, it also passed without the destruction of civilian infrastructure.</text:p>
      <text:p text:style-name="P4">
As reported by Ukrinform, on July 11, the Russian army fired at the Sumy region more than 20 times, damaging civilian houses and killer cattle.</text:p>
      <text:p text:style-name="P4">
News Source: <text:a xlink:type="simple" xlink:href="https://www.ukrinform.ua/rubric-ato/3735113-rosiani-za-den-28-raziv-obstrilali-prikordonna-sumsini.html" text:style-name="Internet_20_link" text:visited-style-name="Visited_20_Internet_20_Link">
https://www.ukrinform.ua/rubric-ato/3735113-rosiani-za-den-28-raziv-obstrilali-prikordonna-sumsini.html</text:a>
</text:p>
      <!--NEWS-->
      <text:h text:style-name="P10" text:outline-level="1">
<text:span text:style-name="T4">
The third summit of the first ladies and gentlemen will take place in the fall in Kiev</text:span>
</text:h>
      <text:p text:style-name="P4">
Authors: Ukrinform (Person)</text:p>
      <text:p text:style-name="P4">
Publisher: Укринформ (Organization)</text:p>
      <text:p text:style-name="P4">
Published Time: 2023-07-12T15:58:00+03:00</text:p>
      <text:p text:style-name="P4">
Modified Time: 2023-07-12T15:58:00+03:00</text:p>
      <text:p text:style-name="P4">
Description: President's wife, Elena Zelenskaya, invited her colleagues to visit the third summit of the first ladies and gentlemen in the fall in Kiev. - Ukrinform.</text:p>
      <text:p text:style-name="P4">
Images: ['<text:a xlink:type="simple" xlink:href="https://static.ukrinform.com/photos/2023_07/thumb_files/630_360_1689166784-865.jpg" text:style-name="Internet_20_link" text:visited-style-name="Visited_20_Internet_20_Link">
630_360_16891...</text:a>
']</text:p>
      <text:p text:style-name="P4">
Tags: ['Переселенці', 'Агресія РФ', 'Олена Зеленська']</text:p>
      <text:p text:style-name="P4">
Type: Article</text:p>
      <!--METADATA-->
      <text:p text:style-name="P4">
<draw:frame draw:style-name="fr1" draw:name="Image58" text:anchor-type="as-char" svg:width="6.9236in" svg:height="3.956343in" draw:z-index="0">
<draw:image xlink:href="../Images/yкринформ/2023-07-12T15-58-00-03-00/630_360_1689166784-865.jpg" xlink:type="simple" xlink:show="embed" xlink:actuate="onLoad" draw:mime-type="image/jpeg"/>
</draw:frame>
The president's wife, Olena Zelenskaya, invited her colleagues to visit the third summit of the first and gentlemen in the fall in Kiev.</text:p>
      <text:p text:style-name="P4">
She [noted] about it [(https://t.me/FirstLadyOfUkraine/3602)During the time with the first ladies and gentlemen who accompany their spouses during the NATO summit 2023, at the Ukrainian Center of Vilnius, Ukrinform reports.</text:p>
      <text:p text:style-name="P4">
The event was also joined by migrants - Ukrainians, who are sheltered.</text:p>
      <text:p text:style-name="P4">
“Today she was able to personally invite colleagues to the third summit of the first Lady Tajentlmen, which would be held in the fall in Kiev. On it we will talk about this - about the fears and anxieties of the world, how to win them. Let's talk propsychological recovery - for every country and person. After all, the mental health has no borders, ”Zelenska said.</text:p>
      <text:p text:style-name="P4">
<text:span text:style-name="T4">
 Read also: </text:span>
 <text:a xlink:type="simple" xlink:href="https://www.ukrinform.ua/rubric-society/3734885-zelenska-u-vilnusi-vidvidala-ukrainskij-centr-dla-pereselenciv.html" text:style-name="Internet_20_link" text:visited-style-name="Visited_20_Internet_20_Link">
Zelenskaya in Vilnius visited the Ukrainian Center for the Wanderers</text:a>
She also emphasized that among the important things that the war is choosing is the possible meetings with those you want to see, and when you want it, so every meeting is now literally conquered in order to say the main.</text:p>
      <text:p text:style-name="P4">
The president's wife shared that it was important for her to tell Ukrainians who have been forced to leave the Motherland, that Ukraine is not defending the mark, not numbers, not statistics - it defends from death, from the extermination of its people, each and each of which is important as important Everything they do for a wins, wherever they are.</text:p>
      <text:p text:style-name="P4">
"To her colleagues, the first lady and gentlemen of the world, who also visited the D -Ukrainian heart of Lithuania, also said the most important thing: that their role is changing. We can be more - and we do more. We are agents of change that the world needs samsraz, ”Zelenska added.</text:p>
      <text:p text:style-name="P4">
The first lady noted that Russian aggression was not only for Ukraine and not only military: along with it worldwide became more crises, economic tamgration problems, insecurity and, of course, fears and stresses, because no one can feel safe in the country, When the aggressor operates nearby.</text:p>
      <text:p text:style-name="P4">
<text:span text:style-name="T4">
 Read also: </text:span>
 <text:a xlink:type="simple" xlink:href="https://www.ukrinform.ua/rubric-society/3731678-v-ukraini-startuvala-druga-hvila-kampanii-ti-ak-dla-posilenna-emocijnoi-ppo.html" text:style-name="Internet_20_link" text:visited-style-name="Visited_20_Internet_20_Link">
In Ukraine the second wave of the campaign "Are you like?" To deduct the “emotional air defense”</text:a>
</text:p>
      <text:p text:style-name="P4">
Source: pub</text:p>
      <text:p text:style-name="P4">
As it was reported, the first summit of Kyiv took place on August 23, 2021, a soft power in the new reality, the second - "Ukraine and the world: the future we build together" on July 23, 2022.</text:p>
      <text:p text:style-name="P4">
News Source: <text:a xlink:type="simple" xlink:href="https://www.ukrinform.ua/rubric-polytics/3734914-tretij-samit-persih-ledi-ta-dzentlmeniv-vidbudetsa-voseni-v-kievi.html" text:style-name="Internet_20_link" text:visited-style-name="Visited_20_Internet_20_Link">
https://www.ukrinform.ua/rubric-polytics/3734914-tretij-samit-persih-ledi-ta-dzentlmeniv-vidbudetsa-voseni-v-kievi.html</text:a>
</text:p>
      <!--NEWS-->
      <text:h text:style-name="P10" text:outline-level="1">
<text:span text:style-name="T4">
During the day, the enemy caused 65 air strikes and carried out 71 shelling with RSZV</text:span>
</text:h>
      <text:p text:style-name="P4">
Author: ['АРМІЯINFORM']</text:p>
      <text:p text:style-name="P4">
Time: 2023-07-12T16:00:00-04:00</text:p>
      <text:p text:style-name="P4">
Description: About the General Headquarters of the ZSU. “The last passing of the Rosiyskay ... War with Ukraine 2022, the war with Ukraine is the latest news today, the news war with Ukraine 2022 is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5/10-10.jpg" text:style-name="Internet_20_link" text:visited-style-name="Visited_20_Internet_20_Link">
10-10.jpg</text:a>
']</text:p>
      <text:p text:style-name="P4">
Tags: ['STOPRUSSIA', 'АГРЕСІЯ РФ', 'ВТОРГНЕННЯ РФ', 'ХРОНІКА ОБОРОНИ']</text:p>
      <text:p text:style-name="P4">
Category: News</text:p>
      <!--METADATA-->
      <text:p text:style-name="P4">
<draw:frame draw:style-name="fr1" draw:name="Image59" text:anchor-type="as-char" svg:width="6.9236in" svg:height="4.608521in" draw:z-index="0">
<draw:image xlink:href="../Images/AРМІЯINFORM/2023-07-12T16-00-00-04-00/10-10.jpg" xlink:type="simple" xlink:show="embed" xlink:actuate="onLoad" draw:mime-type="image/jpeg"/>
</draw:frame>
A RPSZV rocket in liberated circus</text:p>
      <text:p text:style-name="P4">
About it <text:a xlink:type="simple" xlink:href="https://www.facebook.com/GeneralStaff.ua/posts/pfbid02nbGXPjdvsLMyu7nnxDKovrBE44ZTWMx2wZL5hLCihNLsQ1ytGaJf7ijGwyyWYKQxl" text:style-name="Internet_20_link" text:visited-style-name="Visited_20_Internet_20_Link">
reports</text:a>
The General Staff of the Armed Forces.</text:p>
      <text:p text:style-name="P4">
“During the last day, Russian invaders attacked Ukraine with shock -based" Shahd ". A total of 28 drones-Kamikadze was involved. As a result of successful combat work, our air defense has destroyed 26 strikes. Also, 5 operative-tactical reconnaissance UAVs were destroyed.</text:p>
      <text:p text:style-name="P4">
Over the past day, the enemy has struck 65 aviation blows and made 71 shelling of rocket launchers on the positions of our troops and inhabited pens. Unfortunately, in addition to the destroyed infrastructure, peaceful people were injured.</text:p>
      <text:p text:style-name="P4">
The likelihood of rocket and aviation strikes throughout Ukraine is high, ”the message reads.</text:p>
      <text:p text:style-name="P4">
News Source: <text:a xlink:type="simple" xlink:href="https://armyinform.com.ua/2023/07/12/protyagom-doby-vorog-zavdav-ponad-65-aviaudariv-i-zdijsnyv-71-obstril-z-rszv/" text:style-name="Internet_20_link" text:visited-style-name="Visited_20_Internet_20_Link">
https://armyinform.com.ua/2023/07/12/protyagom-doby-vorog-zavdav-ponad-65-aviaudariv-i-zdijsnyv-71-obstril-z-rszv/</text:a>
</text:p>
      <!--NEWS-->
      <text:h text:style-name="P10" text:outline-level="1">
<text:span text:style-name="T4">
Sanatoriums in Crimea are filled by the Russian military - human rights activists</text:span>
</text:h>
      <text:p text:style-name="P4">
Authors: Ukrinform (Person)</text:p>
      <text:p text:style-name="P4">
Publisher: Укринформ (Organization)</text:p>
      <text:p text:style-name="P4">
Published Time: 2023-07-12T16:03:00+03:00</text:p>
      <text:p text:style-name="P4">
Modified Time: 2023-07-12T16:03:00+03:00</text:p>
      <text:p text:style-name="P4">
Description: The sanatoriums in the temporarily occupied Crimea are filled with the Russian army. - Ukrinform.</text:p>
      <text:p text:style-name="P4">
Images: ['<text:a xlink:type="simple" xlink:href="https://static.ukrinform.com/photos/2022_03/thumb_files/630_360_1648030357-277.jpg" text:style-name="Internet_20_link" text:visited-style-name="Visited_20_Internet_20_Link">
630_360_16480...</text:a>
']</text:p>
      <text:p text:style-name="P4">
Tags: ['Крим', 'Окупація Криму', 'Реабілітація', 'Російські військові']</text:p>
      <text:p text:style-name="P4">
Type: Article</text:p>
      <!--METADATA-->
      <text:p text:style-name="P4">
<draw:frame draw:style-name="fr1" draw:name="Image60" text:anchor-type="as-char" svg:width="6.9236in" svg:height="3.948443in" draw:z-index="0">
<draw:image xlink:href="../Images/yкринформ/2023-07-12T16-03-00-03-00/630_360_1648030357-277.jpg" xlink:type="simple" xlink:show="embed" xlink:actuate="onLoad" draw:mime-type="image/jpeg"/>
</draw:frame>
The sanatoriums of the temporarily occupied Crimea are filled with the Russian army.</text:p>
      <text:p text:style-name="P4">
This was reported by a human rights organization <text:a xlink:type="simple" xlink:href="https://krymsos.com/krymsos-sanatoriyi-krymu-zapovneni-rosijskymy-vijskovymy/" text:style-name="Internet_20_link" text:visited-style-name="Visited_20_Internet_20_Link">
"Crimean"</text:a>
, reports Ukrinform.</text:p>
      <text:p text:style-name="P4">
As it is noted, Crimean was confirmed that the sanatoriums of the temporarily corrected Crimean peninsula were filled with military armies of the Russian Federation, which are being rehabilitated there.</text:p>
      <text:p text:style-name="P4">
“<text:a xlink:type="simple" xlink:href="https://www.ukrinform.ua/tag-rosijski-vijskovi" text:style-name="Internet_20_link" text:visited-style-name="Visited_20_Internet_20_Link">
Russian military</text:a>
Rehabilitation in the sanatoriums of the cities of Evpatoria and Saki. They are also married in the sanatorium of the town of Parthenit, ”the organization noted.</text:p>
      <text:p text:style-name="P4">
<text:span text:style-name="T4">
 Read also: </text:span>
 <text:a xlink:type="simple" xlink:href="https://www.ukrinform.ua/rubric-crimea/3734858-zagarbniki-v-krimu-grautsa-v-oboronu-zadla-nazivi-gumenuk.html" text:style-name="Internet_20_link" text:visited-style-name="Visited_20_Internet_20_Link">
invaders in <text:span text:style-name="T4">
 Crimea </text:span>
 in "play in defense" for money - Humeniuk</text:a>
As reported by Ukrinform, the FSB in the temporarily occupied Crimea forces the "heads" of enterprises <text:a xlink:type="simple" xlink:href="https://www.ukrinform.ua/rubric-crimea/3733917-u-krimu-fsb-zmusue-kerivnikiv-pidpriemstv-povidomlati-pro-proukrainski-nastroi-sered-pracivnikiv.html" text:style-name="Internet_20_link" text:visited-style-name="Visited_20_Internet_20_Link">
to report pro -Ukrainian sentiment among employees.</text:a>
</text:p>
      <text:p text:style-name="P4">
News Source: <text:a xlink:type="simple" xlink:href="https://www.ukrinform.ua/rubric-crimea/3734915-sanatorii-v-krimu-zapovneni-rosijskimi-vijskovimi-pravozahisniki.html" text:style-name="Internet_20_link" text:visited-style-name="Visited_20_Internet_20_Link">
https://www.ukrinform.ua/rubric-crimea/3734915-sanatorii-v-krimu-zapovneni-rosijskimi-vijskovimi-pravozahisniki.html</text:a>
</text:p>
      <!--NEWS-->
      <text:h text:style-name="P10" text:outline-level="1">
<text:span text:style-name="T4">
The National Bank has canceled licenses of an insurance company</text:span>
</text:h>
      <text:p text:style-name="P4">
Authors: Ukrinform (Person)</text:p>
      <text:p text:style-name="P4">
Publisher: Укринформ (Organization)</text:p>
      <text:p text:style-name="P4">
Published Time: 2023-07-12T16:05:00+03:00</text:p>
      <text:p text:style-name="P4">
Modified Time: 2023-07-12T16:05:00+03:00</text:p>
      <text:p text:style-name="P4">
Description: The National Bank of Ukraine applied to PJSC "Insurance Company" Kievan Rus "an event of influence in the form of cancellation (withdrawal) of licenses for conducting financial services. - Ukrinform.</text:p>
      <text:p text:style-name="P4">
Images: ['<text:a xlink:type="simple" xlink:href="https://static.ukrinform.com/photos/2023_03/thumb_files/630_360_1679320501-539.png" text:style-name="Internet_20_link" text:visited-style-name="Visited_20_Internet_20_Link">
630_360_16793...</text:a>
']</text:p>
      <text:p text:style-name="P4">
Tags: ['Ліцензія', 'Нацбанк', 'Страхування']</text:p>
      <text:p text:style-name="P4">
Type: Article</text:p>
      <!--METADATA-->
      <text:p text:style-name="P4">
<draw:frame draw:style-name="fr1" draw:name="Image61" text:anchor-type="as-char" svg:width="6.9236in" svg:height="3.956343in" draw:z-index="0">
<draw:image xlink:href="../Images/yкринформ/2023-07-12T16-05-00-03-00/630_360_1679320501-539.png" xlink:type="simple" xlink:show="embed" xlink:actuate="onLoad" draw:mime-type="image/png"/>
</draw:frame>
The National Bank of Ukraine applied to PJSC "Insurance Company" Kyivsar "event of influence in the form of cancellation(recall)Licenses for conducting financial services.  About it reports <text:a xlink:type="simple" xlink:href="https://bank.gov.ua/ua/news/all/strahoviy-kompaniyi-anulovano-litsenziyi" text:style-name="Internet_20_link" text:visited-style-name="Visited_20_Internet_20_Link">
NBU press service</text:a>
, reports Ukrinform.</text:p>
      <text:p text:style-name="P4">
“The insurer re -violated the license conditions - did not submit reports for Quarter2023, as well as information and documents at the request of the National Bank and did not comply with the requirements of the regulator for the elimination of the detected violations. Decisions(recall)The licenses come into force on July 11, 2023, ”the message goes.</text:p>
      <text:p text:style-name="P4">
<text:span text:style-name="T4">
 Read also: </text:span>
 <text:a xlink:type="simple" xlink:href="https://www.ukrinform.ua/rubric-economy/3734657-u-persomu-pivricci-inflacia-v-ukraini-strimko-spovilnilasa-nbu.html" text:style-name="Internet_20_link" text:visited-style-name="Visited_20_Internet_20_Link">
In the first half of the year inflation in Ukraine is rapid - <text:span text:style-name="T4">
 NBU </text:span>
</text:a>
According to the latter reported to the NBU reporting of PJSC "IC" Kievan Rus "for 9 months 2022 the amount of insurance payments amounted to UAH 85.4 million, of which UAH 76.9 million was transferred in reinsurance. He did not make payments during the specified period.</text:p>
      <text:p text:style-name="P4">
<text:span text:style-name="T4">
 Read also: </text:span>
 <text:a xlink:type="simple" xlink:href="https://www.ukrinform.ua/rubric-economy/3734902-nbu-polipsiv-prognoz-voennih-vtrat-bankivskoi-sistemi-do-20.html" text:style-name="Internet_20_link" text:visited-style-name="Visited_20_Internet_20_Link">
<text:span text:style-name="T4">
 NBU </text:span>
 improved the prognosis of "military" losses of the banking system up to 20%</text:a>
As it was reported, on May 8, 2023, the insurer was applied to this insurer in the form of temporary suspension of licenses with the obligation to use measures to eliminate violations on failure to submit reports for 2022, failure to submit information and documents at the request of the National Bank.</text:p>
      <text:p text:style-name="P4">
<text:span text:style-name="T5">
Foto: NBU</text:span>
</text:p>
      <text:p text:style-name="P4">
News Source: <text:a xlink:type="simple" xlink:href="https://www.ukrinform.ua/rubric-economy/3734916-nacbank-anuluvav-licenzii-strahovij-kompanii.html" text:style-name="Internet_20_link" text:visited-style-name="Visited_20_Internet_20_Link">
https://www.ukrinform.ua/rubric-economy/3734916-nacbank-anuluvav-licenzii-strahovij-kompanii.html</text:a>
</text:p>
      <!--NEWS-->
      <text:h text:style-name="P10" text:outline-level="1">
<text:span text:style-name="T4">
Solsky discussed the issue of transit of Ukrainian agro -products with Romanian Minister</text:span>
</text:h>
      <text:p text:style-name="P4">
Authors: Ukrinform (Person)</text:p>
      <text:p text:style-name="P4">
Publisher: Укринформ (Organization)</text:p>
      <text:p text:style-name="P4">
Published Time: 2023-07-12T16:06:00+03:00</text:p>
      <text:p text:style-name="P4">
Modified Time: 2023-07-12T16:06:00+03:00</text:p>
      <text:p text:style-name="P4">
Description: The Minister of Agrarian Policy and Food of Ukraine Mykola Solsky discussed with the Minister of Agriculture and Agriculture Romania Florin-ieutets Barbu issue of transit of Ukrainian agricultural products. - Ukrinform.</text:p>
      <text:p text:style-name="P4">
Images: ['<text:a xlink:type="simple" xlink:href="https://static.ukrinform.com/photos/2022_06/thumb_files/630_360_1655714910-642.jpg" text:style-name="Internet_20_link" text:visited-style-name="Visited_20_Internet_20_Link">
630_360_16557...</text:a>
']</text:p>
      <text:p text:style-name="P4">
Tags: ['Експорт', 'Румунія', 'Зерно']</text:p>
      <text:p text:style-name="P4">
Type: Article</text:p>
      <!--METADATA-->
      <text:p text:style-name="P4">
<draw:frame draw:style-name="fr1" draw:name="Image62" text:anchor-type="as-char" svg:width="6.9236in" svg:height="3.956343in" draw:z-index="0">
<draw:image xlink:href="../Images/yкринформ/2023-07-12T16-06-00-03-00/630_360_1655714910-642.jpg" xlink:type="simple" xlink:show="embed" xlink:actuate="onLoad" draw:mime-type="image/jpeg"/>
</draw:frame>
Mykola Solsky's Minister of Grand Profarm and Food of Ukraine discussed the issue of transit of Ukrainian agricultural products by Floryn-ieutian Barbu.</text:p>
      <text:p text:style-name="P4">
According to Ukrinform, it reports <text:a xlink:type="simple" xlink:href="https://minagro.gov.ua/news/mikola-solskij-obgovoriv-z-rumunskim-kolegoyu-eksport-ukrayinskogo-cukru" text:style-name="Internet_20_link" text:visited-style-name="Visited_20_Internet_20_Link">
press service of the Ministry of Agrarian Policy.</text:a>
It is noted that the ministers considered the transit of Ukrainian farm products by the territory of Romania and the railway of Moldova in the port of the ports of Reni, Dzhurguleshta and Galats. In addition, they discussed the possibility of increasing the transportation of Ukrainian agricultural products by the Romanian channel Sulin.</text:p>
      <text:p text:style-name="P4">
During the meeting, it was also about cooperation in the agricultural sector of the yogurt and <text:a xlink:type="simple" xlink:href="https://www.ukrinform.ua/tag-rumunia" text:style-name="Internet_20_link" text:visited-style-name="Visited_20_Internet_20_Link">
Romania</text:a>
.</text:p>
      <text:p text:style-name="P4">
In particular, Solsky announced the decision of the Ukrainian Government to export sugar to Romania with a total volume of 20 thousand tons. This decision was approved at the request of the Romanian side.</text:p>
      <text:p text:style-name="P4">
<text:span text:style-name="T4">
 Read also: </text:span>
 [exports <text:span text:style-name="T4">
 Agropre </text:span>
 DDUS from Ukraine's seaports of Ukraine.(https://www.ukrinform.ua/rubric-economy/3734407-eksport-agroprodukcii-z-morskih-portiv-ukraini-za-tizden-skorotivsa-na-45-ukab.html)Florin-Yonut Barbu thanked for understanding the export of sugar to Romania and assured in full support.</text:p>
      <text:p text:style-name="P4">
As reported by Ukrinform, at a meeting on May 30, 2023, the Cabinet of Ministers of Ukraine set a zero quota for export of sugar from Ukraine from June 5 to September 15.</text:p>
      <text:p text:style-name="P4">
At a meeting of July 7, the government allowed to export 20 thousand tonnes of sugar to Romania until September 15.</text:p>
      <text:p text:style-name="P4">
News Source: <text:a xlink:type="simple" xlink:href="https://www.ukrinform.ua/rubric-economy/3734919-solskij-obgovoriv-z-rumunskim-ministrom-pitanna-tranzitu-ukrainskoi-agroprodukcii.html" text:style-name="Internet_20_link" text:visited-style-name="Visited_20_Internet_20_Link">
https://www.ukrinform.ua/rubric-economy/3734919-solskij-obgovoriv-z-rumunskim-ministrom-pitanna-tranzitu-ukrainskoi-agroprodukcii.html</text:a>
</text:p>
      <!--NEWS-->
      <text:h text:style-name="P10" text:outline-level="1">
<text:span text:style-name="T4">
In Kiev conducted joint training in the protection of the city</text:span>
</text:h>
      <text:p text:style-name="P4">
Authors: Ukrinform (Person)</text:p>
      <text:p text:style-name="P4">
Publisher: Укринформ (Organization)</text:p>
      <text:p text:style-name="P4">
Published Time: 2023-07-12T16:06:18+03:00</text:p>
      <text:p text:style-name="P4">
Modified Time: 2023-07-12T16:06:18+03:00</text:p>
      <text:p text:style-name="P4">
Description: In cooperation with the patrol and national police, the National Guard conducted joint training in the city in cooperation with the patrol and national police, the National Guard. - Ukrinform.</text:p>
      <text:p text:style-name="P4">
Images: ['<text:a xlink:type="simple" xlink:href="https://static.ukrinform.com/photos/2023_07/thumb_files/630_360_1689166653-406.jpeg" text:style-name="Internet_20_link" text:visited-style-name="Visited_20_Internet_20_Link">
630_360_16891...</text:a>
']</text:p>
      <text:p text:style-name="P4">
Tags: ['Оборона', 'Військові навчання', 'Київ']</text:p>
      <text:p text:style-name="P4">
Type: Article</text:p>
      <!--METADATA-->
      <text:p text:style-name="P4">
<draw:frame draw:style-name="fr1" draw:name="Image63" text:anchor-type="as-char" svg:width="6.9236in" svg:height="3.956343in" draw:z-index="0">
<draw:image xlink:href="../Images/yкринформ/2023-07-12T16-06-18-03-00/630_360_1689166653-406.jpeg" xlink:type="simple" xlink:show="embed" xlink:actuate="onLoad" draw:mime-type="image/jpeg"/>
</draw:frame>
In cooperation with the patrol police, the National Guard conducted joint training in the city protection in cooperation with the patrol police in cooperation with the patrol officer police, the National Guard.</text:p>
      <text:p text:style-name="P4">
As Ukrinform reports, it reports in <text:a xlink:type="simple" xlink:href="https://t.me/VA_Kyiv/2454" text:style-name="Internet_20_link" text:visited-style-name="Visited_20_Internet_20_Link">
telegram</text:a>
Kyiv City Military Administration.</text:p>
      <text:p text:style-name="P4">
“The protection of the capital of Ukraine and its inhabitants is an important issue not only for our country but also for the state. Therefore, with the assistance of the Kyiv City Military Administration, defined structural units systematically carry out training on improving defense, ”the message reads.</text:p>
      <text:p text:style-name="P4">
As they informed in the KMVA, during joint exercises they launched a block-post, set restrictive signs, elements of engineering barriers, worked out a check <text:a xlink:type="simple" xlink:href="https://www.ukrinform.ua/tag-transport" text:style-name="Internet_20_link" text:visited-style-name="Visited_20_Internet_20_Link">
transport</text:a>
, documents, defense elements of blockage, tactical medicine, etc.</text:p>
      <text:p text:style-name="P4">
</text:p>
      <text:p text:style-name="P4">
“Such training should be carried out systematically and with the involvement of maximum number of power structures and management structures. Every time such measures are being taken - the interaction between different units is improved, management skills are developed, ” - said the head of the KMVA, Colonel -General Sergey Popko.</text:p>
      <text:p text:style-name="P4">
<text:span text:style-name="T4">
 Read also: </text:span>
 [<text:span text:style-name="T4">
 emergency </text:span>
 <text:span text:style-name="T4">
 notifications </text:span>
 with <text:span text:style-name="T4">
 loud </text:span>
 <text:span text:style-name="T4">
 </text:span>
 by signal <text:span text:style-name="T4">
<text:span text:style-name="T5">
* sends up </text:span>
* </text:span>
 <text:span text:style-name="T4">
 DSNS </text:span>
 - <text:span text:style-name="T4">
 KMDA </text:span>
(https://www.ukrinform.ua/rubric-kyiv/3734388-ekstreni-spovisenna-z-gucnim-signalom-rozsilae-dsns-kmda.html)According to him, the results of staff analysis after training always help to identify the shortcomings, to correct mistakes, and it is even better to prepare people with an important task - to protect Kiev and its inhabitants from potential threats.</text:p>
      <text:p text:style-name="P4">
As reported by Ukrinform, in Kyiv they begin to conduct [regular classes by the pervasive population to prepare for the protection and defense of the city]](https://www.ukrinform.ua/rubric-kyiv/3525209-kian-navcatimut-osnovam-civilnogo-zahistu.html) .</text:p>
      <text:p text:style-name="P4">
News Source: <text:a xlink:type="simple" xlink:href="https://www.ukrinform.ua/rubric-kyiv/3734918-u-kievi-proveli-spilni-navcanna-iz-zahistu-mista.html" text:style-name="Internet_20_link" text:visited-style-name="Visited_20_Internet_20_Link">
https://www.ukrinform.ua/rubric-kyiv/3734918-u-kievi-proveli-spilni-navcanna-iz-zahistu-mista.html</text:a>
</text:p>
      <!--NEWS-->
      <text:h text:style-name="P10" text:outline-level="1">
<text:span text:style-name="T4">
FIFA forbade Al-Pomrazor to register new players</text:span>
</text:h>
      <text:p text:style-name="P4">
Authors: Ukrinform (Person)</text:p>
      <text:p text:style-name="P4">
Publisher: Укринформ (Organization)</text:p>
      <text:p text:style-name="P4">
Published Time: 2023-07-12T16:07:28+03:00</text:p>
      <text:p text:style-name="P4">
Modified Time: 2023-07-12T16:07:28+03:00</text:p>
      <text:p text:style-name="P4">
Description: All through debt to Lester. - Ukrinform.</text:p>
      <text:p text:style-name="P4">
Images: ['<text:a xlink:type="simple" xlink:href="https://static.ukrinform.com/photos/2023_07/thumb_files/630_360_1689167161-211.jpg" text:style-name="Internet_20_link" text:visited-style-name="Visited_20_Internet_20_Link">
630_360_16891...</text:a>
']</text:p>
      <text:p text:style-name="P4">
Tags: ['Футбол']</text:p>
      <text:p text:style-name="P4">
Type: Article</text:p>
      <!--METADATA-->
      <text:p text:style-name="P4">
<draw:frame draw:style-name="fr1" draw:name="Image69" text:anchor-type="as-char" svg:width="6.9236in" svg:height="3.956343in" draw:z-index="0">
<draw:image xlink:href="../Images/yкринформ/2023-07-12T16-07-28-03-00/630_360_1689167161-211.jpg" xlink:type="simple" xlink:show="embed" xlink:actuate="onLoad" draw:mime-type="image/jpeg"/>
</draw:frame>
Everything is out of the house in front of Lester.</text:p>
      <text:p text:style-name="P4">
Al-Zakr got a ban from FIFA for registration of new players, <text:a xlink:type="simple" xlink:href="https://twitter.com/JacobsBen/status/1678918442097733637" text:style-name="Internet_20_link" text:visited-style-name="Visited_20_Internet_20_Link">
reported</text:a>
Bendheikobs journalist in his Twitter, Ukrinform reports.</text:p>
      <text:p text:style-name="P4">
FIFA's decision applies to all club operations: both in the domestic and external markets. The transfers' ban will operate within three transfer windows.</text:p>
      <text:p text:style-name="P4">
In 2018, Al-Zakr bought Lester Forward Ahmed Mus for 16.5 millionayawro, but did not pay Foxam 457 thousand euros and a bonus amount. Lester side was adopted by both FIFA and Lozanne Sports Arbitration Court(CAS).</text:p>
      <text:p text:style-name="P4">
Справу передано до Дисциплінарного комітету ФІФА. У свою чергу, клуб ізСаудівської Аравії наполягає на технічній помилці та наполягає на пом’якшенніпокарання.</text:p>
      <text:p text:style-name="P4">
<text:span text:style-name="T4">
Читайте також:</text:span>
 <text:a xlink:type="simple" xlink:href="https://www.ukrinform.ua/rubric-sports/3732318-luis-kastru-novij-golovnij-trener-alnasra.html" text:style-name="Internet_20_link" text:visited-style-name="Visited_20_Internet_20_Link">
 Луїш <text:span text:style-name="T4">
Каштру</text:span>
 – новий головний тренер «Аль-Насра»</text:a>
As reported by Ukrinform, the new head coach of the team in the future season will be the ex-coach of Shakhtar Luis Kashtra.</text:p>
      <text:p text:style-name="P4">
Photo: Getty Images</text:p>
      <text:p text:style-name="P4">
News Source: <text:a xlink:type="simple" xlink:href="https://www.ukrinform.ua/rubric-sports/3734921-fifa-zaboronila-alnasru-reestruvati-novih-gravciv.html" text:style-name="Internet_20_link" text:visited-style-name="Visited_20_Internet_20_Link">
https://www.ukrinform.ua/rubric-sports/3734921-fifa-zaboronila-alnasru-reestruvati-novih-gravciv.html</text:a>
</text:p>
      <!--NEWS-->
      <text:h text:style-name="P10" text:outline-level="1">
<text:span text:style-name="T4">
Ukraine's women's national team will boycott the fighting tournament in Hungary</text:span>
</text:h>
      <text:p text:style-name="P4">
Authors: Ukrinform (Person)</text:p>
      <text:p text:style-name="P4">
Publisher: Укринформ (Organization)</text:p>
      <text:p text:style-name="P4">
Published Time: 2023-07-12T16:13:14+03:00</text:p>
      <text:p text:style-name="P4">
Modified Time: 2023-07-12T16:13:14+03:00</text:p>
      <text:p text:style-name="P4">
Description: Russian athletes were admitted to the competition. - Ukrinform.</text:p>
      <text:p text:style-name="P4">
Images: ['<text:a xlink:type="simple" xlink:href="https://static.ukrinform.com/photos/2023_07/thumb_files/630_360_1689167527-192.jpg" text:style-name="Internet_20_link" text:visited-style-name="Visited_20_Internet_20_Link">
630_360_16891...</text:a>
']</text:p>
      <text:p text:style-name="P4">
Tags: ['вільна боротьба']</text:p>
      <text:p text:style-name="P4">
Type: Article</text:p>
      <!--METADATA-->
      <text:p text:style-name="P4">
<draw:frame draw:style-name="fr1" draw:name="Image70" text:anchor-type="as-char" svg:width="6.9236in" svg:height="3.956343in" draw:z-index="0">
<draw:image xlink:href="../Images/yкринформ/2023-07-12T16-13-14-03-00/630_360_1689167527-192.jpg" xlink:type="simple" xlink:show="embed" xlink:actuate="onLoad" draw:mime-type="image/jpeg"/>
</draw:frame>
Russian athletes were admitted.</text:p>
      <text:p text:style-name="P4">
The National Women's Team of Ukraine will boycott the International Righting Tournament on Fighting, which from July 13 to July 16 should take place, <text:a xlink:type="simple" xlink:href="https://kamp-sport.com/wrestling/zhinocha-zbirna-ukrayini-z-borotbi-bojkotuvatime-turnir-v-budapeshti-chered-dopusk-rosiyanok" text:style-name="Internet_20_link" text:visited-style-name="Visited_20_Internet_20_Link">
reports</text:a>
Kamp-Sport, Ukrinform reports.</text:p>
      <text:p text:style-name="P4">
The reason is the admission of Russian athletes to the competition. This information was confirmed by the President of the Association of Sports Struggle of Ukraine Yuriy Kopitko.</text:p>
      <text:p text:style-name="P4">
The men's team under the direction of Vasyl Fedorishin will compete at the Ubudapest tournament. There will be no representatives of Russia and Belarus in men's competitions.</text:p>
      <text:p text:style-name="P4">
<text:span text:style-name="T4">
 Read also: </text:span>
 <text:a xlink:type="simple" xlink:href="https://www.ukrinform.ua/rubric-sports/3698551-ukrainka-livac-stala-drugou-na-ce-z-borotbi.html" text:style-name="Internet_20_link" text:visited-style-name="Visited_20_Internet_20_Link">
Ukrainka <text:span text:style-name="T4">
 Livach </text:span>
 - became the second in the fight</text:a>
As reported by Ukrinform, Ukraine has already boycotted the European Championships in the fighting of the Cadets through the participation of Russians and Belarusians.</text:p>
      <text:p text:style-name="P4">
Photo: Getty Images</text:p>
      <text:p text:style-name="P4">
News Source: <text:a xlink:type="simple" xlink:href="https://www.ukrinform.ua/rubric-sports/3734924-zinoca-zbirna-ukraini-bojkotuvatime-turnir-iz-borotbi-v-ugorsini.html" text:style-name="Internet_20_link" text:visited-style-name="Visited_20_Internet_20_Link">
https://www.ukrinform.ua/rubric-sports/3734924-zinoca-zbirna-ukraini-bojkotuvatime-turnir-iz-borotbi-v-ugorsini.html</text:a>
</text:p>
      <!--NEWS-->
      <text:h text:style-name="P10" text:outline-level="1">
<text:span text:style-name="T4">
Ukraine managed to return the bodies of 19 dead in Russian captivity</text:span>
</text:h>
      <text:p text:style-name="P4">
Authors: Ukrinform (Person)</text:p>
      <text:p text:style-name="P4">
Publisher: Укринформ (Organization)</text:p>
      <text:p text:style-name="P4">
Published Time: 2023-07-12T16:16:00+03:00</text:p>
      <text:p text:style-name="P4">
Modified Time: 2023-07-12T16:16:00+03:00</text:p>
      <text:p text:style-name="P4">
Description: Ukraine has managed to return the bodies of 19 people who died in Russian captivity, four more bodies have to return days. - Ukrinform.</text:p>
      <text:p text:style-name="P4">
Images: ['<text:a xlink:type="simple" xlink:href="https://static.ukrinform.com/photos/2021_04/thumb_files/630_360_1617451171-445.jpg" text:style-name="Internet_20_link" text:visited-style-name="Visited_20_Internet_20_Link">
630_360_16174...</text:a>
']</text:p>
      <text:p text:style-name="P4">
Tags: ['Загибель', 'Полонені', 'Війна з Росією']</text:p>
      <text:p text:style-name="P4">
Type: Article</text:p>
      <!--METADATA-->
      <text:p text:style-name="P4">
<draw:frame draw:style-name="fr1" draw:name="Image71" text:anchor-type="as-char" svg:width="6.9236in" svg:height="3.956343in" draw:z-index="0">
<draw:image xlink:href="../Images/yкринформ/2023-07-12T16-16-00-03-00/630_360_1617451171-445.jpg" xlink:type="simple" xlink:show="embed" xlink:actuate="onLoad" draw:mime-type="image/jpeg"/>
</draw:frame>
Ukraine has returned the bodies of 19 people who died in Russian captivity, four more have to return days.</text:p>
      <text:p text:style-name="P4">
Oleg Kotenko announced this during <text:a xlink:type="simple" xlink:href="https://www.youtube.com/live/CZ_7JcG6a3A" text:style-name="Internet_20_link" text:visited-style-name="Visited_20_Internet_20_Link">
round table</text:a>
in Ukrinform.</text:p>
      <text:p text:style-name="P4">
“I want such annoying examples when a person is in captivity we see(In the video - ed.). І 19 тіл я привіз, вони загинули в полоні. Іще 4 привезунайближчими днями. Це ті, хто були у полоні і там загинули. Це про те, що мизнаємо, нам ці тіла повертають. Але є таке, що нам тіла можуть і неповернути», - сказав Котенко.</text:p>
      <text:p text:style-name="P4">
<text:span text:style-name="T4">
Читайте також:</text:span>
 <text:a xlink:type="simple" xlink:href="https://www.ukrinform.ua/rubric-society/3734743-v-ukraini-do-reestru-zniklih-bezvisti-vnesli-vze-24-tisac-ludej.html" text:style-name="Internet_20_link" text:visited-style-name="Visited_20_Internet_20_Link">
 В Україні до реєстру зниклих безвісти внесли вже 24тисячі людей </text:a>
As it was reported, in May, a single register of missing was launched in Ukraine, which has already recorded data on 24,000 people.</text:p>
      <text:p text:style-name="P4">
News Source: <text:a xlink:type="simple" xlink:href="https://www.ukrinform.ua/rubric-ato/3734926-v-ukrainu-povernuli-tila-19-zagiblih-u-rosijskomu-poloni.html" text:style-name="Internet_20_link" text:visited-style-name="Visited_20_Internet_20_Link">
https://www.ukrinform.ua/rubric-ato/3734926-v-ukrainu-povernuli-tila-19-zagiblih-u-rosijskomu-poloni.html</text:a>
</text:p>
      <!--NEWS-->
      <text:h text:style-name="P10" text:outline-level="1">
<text:span text:style-name="T4">
Biden will discuss with Zelensky supply of long -range missiles - White House</text:span>
</text:h>
      <text:p text:style-name="P4">
Authors: Ukrinform (Person)</text:p>
      <text:p text:style-name="P4">
Publisher: Укринформ (Organization)</text:p>
      <text:p text:style-name="P4">
Published Time: 2023-07-12T16:17:30+03:00</text:p>
      <text:p text:style-name="P4">
Modified Time: 2023-07-12T16:17:30+03:00</text:p>
      <text:p text:style-name="P4">
Description: US President Joe Biden will discuss today with President Vladimir Zelensky the possibility of supplying Ukraine missiles to Ukraine. - Ukrinform.</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НАТО', 'Ракета', 'Зеленський', 'Війна з Росією']</text:p>
      <text:p text:style-name="P4">
Type: Article</text:p>
      <!--METADATA-->
      <text:p text:style-name="P4">
<draw:frame draw:style-name="fr1" draw:name="Image72" text:anchor-type="as-char" svg:width="6.9236in" svg:height="3.956343in" draw:z-index="0">
<draw:image xlink:href="../Images/yкринформ/2023-07-12T16-17-30-03-00/630_360_1684671641-107.jpeg" xlink:type="simple" xlink:show="embed" xlink:actuate="onLoad" draw:mime-type="image/jpeg"/>
</draw:frame>
Presidential Joe Biden will discuss today with President Vladimir Zelensky, the supply of long range missiles.</text:p>
      <text:p text:style-name="P4">
According to Ukrinform, about it in the program <text:a xlink:type="simple" xlink:href="https://twitter.com/GMA/status/1679100168120020993" text:style-name="Internet_20_link" text:visited-style-name="Visited_20_Internet_20_Link">
Good Morning America</text:a>
The ABC News TV channel has been advised by the White House Head of National Security Jacobsallan.</text:p>
      <text:p text:style-name="P4">
“About <text:a xlink:type="simple" xlink:href="https://www.ukrinform.ua/tag-raketa" text:style-name="Internet_20_link" text:visited-style-name="Visited_20_Internet_20_Link">
rockets</text:a>
Great range, Tophaden will continue to discuss this issue with President Zelensky. He(Biden - ed.)He continues to think about this issue, ”said Sosallaw.</text:p>
      <text:p text:style-name="P4">
He also noted that the head of the White House a few weeks ago made a decision to start training Ukrainian pilots on F-16 fighters.</text:p>
      <text:p text:style-name="P4">
<text:span text:style-name="T4">
 Read also: </text:span>
 <text:a xlink:type="simple" xlink:href="https://www.ukrinform.ua/rubric-polytics/3734760-zelenskomu-na-zustrici-z-bajdenom-ne-varto-povtoruvati-svoih-gostrih-zaav-sodo-risen-samitu-nato-gerbst.html" text:style-name="Internet_20_link" text:visited-style-name="Visited_20_Internet_20_Link">
Herbst: Zelensky at a meeting with <text:span text:style-name="T4">
 Biden </text:span>
 OM not to repay their sharp statements about Summit decisions</text:a>
“It will take some time and then the F-16 transmission will be. These broadcasts are likely to be from European countries that have access to the F -16 supply, ”he added.</text:p>
      <text:p text:style-name="P4">
As reported by Ukrinform, today, July 12, the NATO Summit should have a meeting of US President Joe Baiden with President Vladimirzelensky.</text:p>
      <text:p text:style-name="P4">
According to The New York Times, the Biden administration has non -magic discussions on the possible provision of Ukraine's increased pro -government missiles, which are in the reserves of the Pentagon in a limited amount of tazaresaresaresaresaresaresaresaresazresrezaresaresaresaresaresaresazresnezrezaresaresaresazrezaresaresaresaresa.</text:p>
      <text:p text:style-name="P4">
Photo: op</text:p>
      <text:p text:style-name="P4">
News Source: <text:a xlink:type="simple" xlink:href="https://www.ukrinform.ua/rubric-polytics/3734925-bajden-obgovorit-iz-zelenskim-postacanna-dalekobijnih-raket-bilij-dim.html" text:style-name="Internet_20_link" text:visited-style-name="Visited_20_Internet_20_Link">
https://www.ukrinform.ua/rubric-polytics/3734925-bajden-obgovorit-iz-zelenskim-postacanna-dalekobijnih-raket-bilij-dim.html</text:a>
</text:p>
      <!--NEWS-->
      <text:h text:style-name="P10" text:outline-level="1">
<text:span text:style-name="T4">
In Rivne region, two soldiers were killed during detonation of explosives, four wounded</text:span>
</text:h>
      <text:p text:style-name="P4">
Authors: Ukrinform (Person)</text:p>
      <text:p text:style-name="P4">
Publisher: Укринформ (Organization)</text:p>
      <text:p text:style-name="P4">
Published Time: 2023-07-12T16:18:00+03:00</text:p>
      <text:p text:style-name="P4">
Modified Time: 2023-07-12T16:18:00+03:00</text:p>
      <text:p text:style-name="P4">
Description: The DBR investigates the blasting on the explosive device of servicemen in the Rivne region, resulting in two killed and four injured. - Ukrinform.</text:p>
      <text:p text:style-name="P4">
Images: ['<text:a xlink:type="simple" xlink:href="https://static.ukrinform.com/photos/2023_02/thumb_files/630_360_1676281282-210.jpg" text:style-name="Internet_20_link" text:visited-style-name="Visited_20_Internet_20_Link">
630_360_16762...</text:a>
']</text:p>
      <text:p text:style-name="P4">
Tags: ['Поранені', 'Рівненщина', 'Вибухівка', 'Загибель', 'Держбюро розслідувань', 'Військові']</text:p>
      <text:p text:style-name="P4">
Type: Article</text:p>
      <!--METADATA-->
      <text:p text:style-name="P4">
<draw:frame draw:style-name="fr1" draw:name="Image73" text:anchor-type="as-char" svg:width="6.9236in" svg:height="3.956343in" draw:z-index="0">
<draw:image xlink:href="../Images/yкринформ/2023-07-12T16-18-00-03-00/630_360_1676281282-210.jpg" xlink:type="simple" xlink:show="embed" xlink:actuate="onLoad" draw:mime-type="image/jpeg"/>
</draw:frame>
The DBRROSPRAPS on the explosive device of servicemen in the Rivne region, resulting in two killed and four wounded.</text:p>
      <text:p text:style-name="P4">
Kateryna Gerasimmuk, a pressecretic of the DBRU Khmelnitsky Terunation Correspondent, informed about it.</text:p>
      <text:p text:style-name="P4">
“DBR employees have launched a pre -trial investigation into detonation <text:a xlink:type="simple" xlink:href="https://www.ukrinform.ua/tag-vibuhivka" text:style-name="Internet_20_link" text:visited-style-name="Visited_20_Internet_20_Link">
explosive device</text:a>
in the Rivne region, through which two soldiers were killed. Four more were injured in various stages and were hospitalized, ”Gerasimmuk said.</text:p>
      <text:p text:style-name="P4">
<text:span text:style-name="T4">
 Read also: </text:span>
 <text:a xlink:type="simple" xlink:href="https://www.ukrinform.ua/rubric-regions/3729623-na-harkivsini-dvoe-ludej-pidirvalisa-na-vibuhivci.html" text:style-name="Internet_20_link" text:visited-style-name="Visited_20_Internet_20_Link">
in Kharkiv region two people <text:span text:style-name="T4">
 exploded </text:span>
 on explosives</text:a>
According to her, investigators of the DBR study all the circumstances of the incident. Independent investigative actions are currently being conducted. Pre -qualification - violation of the rules of handling a weapon that caused the death of several persons(Part 3 of Art. 414 of the Criminal Code of Ukraine).</text:p>
      <text:p text:style-name="P4">
Процесуальне керівництво здійснює Рівненська спеціалізована прокуратура усфері оборони Західного регіону.</text:p>
      <text:p text:style-name="P4">
Як повідомлялося, в Ізюмі на Харківщині <text:a xlink:type="simple" xlink:href="https://www.ukrinform.ua/rubric-regions/3730968-v-izumi-vibuhivka-zdetonuvala-u-colovika-v-rukah.html" text:style-name="Internet_20_link" text:visited-style-name="Visited_20_Internet_20_Link">
 в руках у чоловіка вибухнувневідомий предмет </text:a>
, the victim was hospitalized with numerous injuries.  _ Photo illustrative _</text:p>
      <text:p text:style-name="P4">
News Source: <text:a xlink:type="simple" xlink:href="https://www.ukrinform.ua/rubric-regions/3734927-na-rivnensini-pid-cas-detonacii-vibuhivki-zaginuli-dvoe-vijskovih-cetvero-poraneni.html" text:style-name="Internet_20_link" text:visited-style-name="Visited_20_Internet_20_Link">
https://www.ukrinform.ua/rubric-regions/3734927-na-rivnensini-pid-cas-detonacii-vibuhivki-zaginuli-dvoe-vijskovih-cetvero-poraneni.html</text:a>
</text:p>
      <!--NEWS-->
      <text:h text:style-name="P10" text:outline-level="1">
<text:span text:style-name="T4">
In Belarus, they plan to attract "Wagnerians" in the preparation of special forces</text:span>
</text:h>
      <text:p text:style-name="P4">
Authors: Ukrinform (Person)</text:p>
      <text:p text:style-name="P4">
Publisher: Укринформ (Organization)</text:p>
      <text:p text:style-name="P4">
Published Time: 2023-07-12T16:20:00+03:00</text:p>
      <text:p text:style-name="P4">
Modified Time: 2023-07-12T16:20:00+03:00</text:p>
      <text:p text:style-name="P4">
Description: Deputy Minister of Internal Affairs of Belarus, Commander of Internal Troops Mykola Karpenkov stated that negotiations on involvement of representatives of PEC "Wagner" in the preparation of fighters of detachments of special purpose of the Ministry of Internal Affairs of Belarus. - Ukrinform.</text:p>
      <text:p text:style-name="P4">
Images: ['<text:a xlink:type="simple" xlink:href="https://static.ukrinform.com/photos/2023_06/thumb_files/630_360_1687599166-278.jpg" text:style-name="Internet_20_link" text:visited-style-name="Visited_20_Internet_20_Link">
630_360_16875...</text:a>
']</text:p>
      <text:p text:style-name="P4">
Tags: ['Білорусь', 'Лукашенко', 'ПВК "Вагнера"', 'Війна з Росією']</text:p>
      <text:p text:style-name="P4">
Type: Article</text:p>
      <!--METADATA-->
      <text:p text:style-name="P4">
<draw:frame draw:style-name="fr1" draw:name="Image74" text:anchor-type="as-char" svg:width="6.9236in" svg:height="3.956343in" draw:z-index="0">
<draw:image xlink:href="../Images/yкринформ/2023-07-12T16-20-00-03-00/630_360_1687599166-278.jpg" xlink:type="simple" xlink:show="embed" xlink:actuate="onLoad" draw:mime-type="image/jpeg"/>
</draw:frame>
Deputy Minister of Internal Affairs of Belarus, Commander of the Internal Troops Mykolakarpenkov said that negotiations on involvement of representatives of PEC "Wagner" in the preparation of fighters of detachments of special forces of the Ministry of Internal Affairs of Belarus.</text:p>
      <text:p text:style-name="P4">
About it reports <text:a xlink:type="simple" xlink:href="https://www.belta.by/regions/view/karpenkov-rasskazal-o-vooruzhenii-i-podgotovke-otrjadov-spetsnaznachenija-576564-2023/" text:style-name="Internet_20_link" text:visited-style-name="Visited_20_Internet_20_Link">
Belta</text:a>
, reports Ukrinform.</text:p>
      <text:p text:style-name="P4">
“These special units trained the sole instructors, instructors who have a fool experience who have passed both Syria and Libya. Today we are negotiating by representatives of the Wagner PEC, who together with us will be engaged in combatants, will transfer their invaluable combat experience, ” - said Karpenkov after inspection of the combat capability of the Typhoon special purpose detachment in Grodno.</text:p>
      <text:p text:style-name="P4">
*!(https://www.ukrinform.ua/rubric-world/3734452-prigozin-stav-pramim-viklikom-dla-vladi-putina-derzdep.html)According to him, all detachments were equipped with contractors who have served at least 3-5 years in internal troops, many have served in units specialized. “The main purpose of special purpose units is to increase combat capabilities in special conditions. It is a struggle of surprise groups, illegal armed formations. For Tsyanavichka, we have been working for several months, covering the our state border, working in close cooperation and with border guards and for -silary -specific operations, ”Karpenkov said.</text:p>
      <text:p text:style-name="P4">
<text:span text:style-name="T4">
 Read also: </text:span>
 <text:a xlink:type="simple" xlink:href="https://www.ukrinform.ua/rubric-world/3734244-nato-ne-fiksue-perekidanna-vagnerivciv-u-bilorus.html" text:style-name="Internet_20_link" text:visited-style-name="Visited_20_Internet_20_Link">
NATO does not fix the overturning of "<text:span text:style-name="T4">
 Wagner </text:span>
 B" in Belarus</text:a>
According to him, the Belarusian units of the special forces are "well equipped", in particular with ropeless drones and heavy equipment.</text:p>
      <text:p text:style-name="P4">
As it was reported, on July 6, Alexander Lukashenko stated that he was ready to use Wagner PEC in <text:a xlink:type="simple" xlink:href="https://www.ukrinform.ua/tag-bilorus" text:style-name="Internet_20_link" text:visited-style-name="Visited_20_Internet_20_Link">
Belarus</text:a>
. Iswed that Lukashenko hopes to strengthen his army with the mercenaries of Wagner PEC, who arrive in Belarus after trying to arrange a rebellion in the Russian Federation.</text:p>
      <text:p text:style-name="P4">
News Source: <text:a xlink:type="simple" xlink:href="https://www.ukrinform.ua/rubric-world/3734932-u-bilorusi-planuut-zaluciti-vagnerivciv-do-pidgotovki-specpriznacenciv.html" text:style-name="Internet_20_link" text:visited-style-name="Visited_20_Internet_20_Link">
https://www.ukrinform.ua/rubric-world/3734932-u-bilorusi-planuut-zaluciti-vagnerivciv-do-pidgotovki-specpriznacenciv.html</text:a>
</text:p>
      <!--NEWS-->
      <text:h text:style-name="P10" text:outline-level="1">
<text:span text:style-name="T4">
Explosion in Zaporozhye: In hospital - six children with injuries</text:span>
</text:h>
      <text:p text:style-name="P4">
Authors: Ukrinform (Person)</text:p>
      <text:p text:style-name="P4">
Publisher: Укринформ (Organization)</text:p>
      <text:p text:style-name="P4">
Published Time: 2023-07-12T16:21:00+03:00</text:p>
      <text:p text:style-name="P4">
Modified Time: 2023-07-12T16:21:00+03:00</text:p>
      <text:p text:style-name="P4">
Description: In Zaporizhzhya, six children were injured in one of the parks on Wednesday. - Ukrinform.</text:p>
      <text:p text:style-name="P4">
Images: ['<text:a xlink:type="simple" xlink:href="https://static.ukrinform.com/photos/2023_07/thumb_files/630_360_1689162187-8580.jpeg" text:style-name="Internet_20_link" text:visited-style-name="Visited_20_Internet_20_Link">
630_360_16891...</text:a>
']</text:p>
      <text:p text:style-name="P4">
Tags: ['Діти', 'Вибух', 'Запоріжжя']</text:p>
      <text:p text:style-name="P4">
Type: Article</text:p>
      <!--METADATA-->
      <text:p text:style-name="P4">
<draw:frame draw:style-name="fr1" draw:name="Image75" text:anchor-type="as-char" svg:width="6.9236in" svg:height="3.956343in" draw:z-index="0">
<draw:image xlink:href="../Images/yкринформ/2023-07-12T16-21-00-03-00/630_360_1689162187-8580.jpeg" xlink:type="simple" xlink:show="embed" xlink:actuate="onLoad" draw:mime-type="image/jpeg"/>
</draw:frame>
Uzoporizhi as a result of an explosion on Wednesday of an unknown military aircraft, six of the parks were injured in one of the parks.</text:p>
      <text:p text:style-name="P4">
The chief physician of Zaporizhzhya Regional Children's Doctor Yuriy Borzenko told reporters, Ukrinform reports.</text:p>
      <text:p text:style-name="P4">
"Six children from 1 to 17 years of age have been taken to the regional children's hospital.</text:p>
      <text:p text:style-name="P4">
Two of the victims have a soft tissue slaughter and, after examination of doctors, may be released home.</text:p>
      <text:p text:style-name="P4">
</text:p>
      <text:p text:style-name="P4">
<text:a xlink:type="simple" xlink:href="https://static.ukrinform.com/photos/2023_07/1689162187-7407.jpeg" text:style-name="Internet_20_link" text:visited-style-name="Visited_20_Internet_20_Link">
 </text:a>
 <text:a xlink:type="simple" xlink:href="https://static.ukrinform.com/photos/2023_07/1689162187-9703.jpeg" text:style-name="Internet_20_link" text:visited-style-name="Visited_20_Internet_20_Link">
</text:a>
 <text:a xlink:type="simple" xlink:href="https://static.ukrinform.com/photos/2023_07/1689162187-3393.jpeg" text:style-name="Internet_20_link" text:visited-style-name="Visited_20_Internet_20_Link">
</text:a>
 <text:a xlink:type="simple" xlink:href="https://static.ukrinform.com/photos/2023_07/1689162187-9939.jpeg" text:style-name="Internet_20_link" text:visited-style-name="Visited_20_Internet_20_Link">
</text:a>
 <text:a xlink:type="simple" xlink:href="https://static.ukrinform.com/photos/2023_07/1689162187-8580.jpeg" text:style-name="Internet_20_link" text:visited-style-name="Visited_20_Internet_20_Link">
<draw:frame draw:style-name="fr1" draw:name="Image81" text:anchor-type="as-char" svg:width="6.9236in" svg:height="3.956343in" draw:z-index="0">
<draw:image xlink:href="../Images/yкринформ/2023-07-12T16-21-00-03-00/630_360_1689162187-8580.jpeg" xlink:type="simple" xlink:show="embed" xlink:actuate="onLoad" draw:mime-type="image/jpeg"/>
</draw:frame>
</text:a>
<text:span text:style-name="T4">
 Read also: </text:span>
 <text:a xlink:type="simple" xlink:href="https://www.ukrinform.ua/rubric-regions/3734627-vorog-za-dobu-zdijsniv-69-obstriliv-zaporizkoi-oblasti-e-zagiblij.html" text:style-name="Internet_20_link" text:visited-style-name="Visited_20_Internet_20_Link">
enemy per day made 69 shellings <text:span text:style-name="T4">
 Constipation </text:span>
 Izhka region, is dead</text:a>
Earlier it was reported that in the afternoon <text:a xlink:type="simple" xlink:href="https://www.ukrinform.ua/rubric-ato/3734849-u-zaporizzi-vibuhnuv-vorozij-vijskovij-obekt-sestero-postrazdalih.html" text:style-name="Internet_20_link" text:visited-style-name="Visited_20_Internet_20_Link">
in Zaporozhye in one of the areas exploded</text:a>
Unknown hostile military object. It is also known that five adults were injured.</text:p>
      <text:p text:style-name="P4">
News Source: <text:a xlink:type="simple" xlink:href="https://www.ukrinform.ua/rubric-regions/3734930-vibuh-u-zaporizzi-v-likarni-sestero-ditej-iz-travmami-serednoi-vazkosti.html" text:style-name="Internet_20_link" text:visited-style-name="Visited_20_Internet_20_Link">
https://www.ukrinform.ua/rubric-regions/3734930-vibuh-u-zaporizzi-v-likarni-sestero-ditej-iz-travmami-serednoi-vazkosti.html</text:a>
</text:p>
      <!--NEWS-->
      <text:h text:style-name="P10" text:outline-level="1">
<text:span text:style-name="T4">
UNESCO experts carry out 3D scanning of Russia destroyed by Russia in the center of Lviv</text:span>
</text:h>
      <text:p text:style-name="P4">
Authors: Ukrinform (Person)</text:p>
      <text:p text:style-name="P4">
Publisher: Укринформ (Organization)</text:p>
      <text:p text:style-name="P4">
Published Time: 2023-07-12T16:23:00+03:00</text:p>
      <text:p text:style-name="P4">
Modified Time: 2023-07-12T16:23:00+03:00</text:p>
      <text:p text:style-name="P4">
Description: UNESCO experts carry out 3D scanning of the destroyed building in the UNESCO World Heritage Buffer Zone "Lviv-Ensemble of the Historical Center". - Ukrinform.</text:p>
      <text:p text:style-name="P4">
Images: ['<text:a xlink:type="simple" xlink:href="https://static.ukrinform.com/photos/2023_07/thumb_files/630_360_1688668026-544.jpg" text:style-name="Internet_20_link" text:visited-style-name="Visited_20_Internet_20_Link">
630_360_16886...</text:a>
']</text:p>
      <text:p text:style-name="P4">
Tags: ['Культурна спадщина', 'Львів', 'ЮНЕСКО', 'Воєнні злочини', 'Війна з Росією']</text:p>
      <text:p text:style-name="P4">
Type: Article</text:p>
      <!--METADATA-->
      <text:p text:style-name="P4">
<draw:frame draw:style-name="fr1" draw:name="Image82" text:anchor-type="as-char" svg:width="6.9236in" svg:height="3.956343in" draw:z-index="0">
<draw:image xlink:href="../Images/yкринформ/2023-07-12T16-23-00-03-00/630_360_1688668026-544.jpg" xlink:type="simple" xlink:show="embed" xlink:actuate="onLoad" draw:mime-type="image/jpeg"/>
</draw:frame>
Expertise is conducted by 3D scanning of the destroyed building in the UNESCO Objectswittle Heritage Buffer Zone "Lviv-Ensemble of the Historical Center".</text:p>
      <text:p text:style-name="P4">
This was reported by the First Deputy Minister of Foreign Affairs of Ukraine Eminzhaparov in <text:a xlink:type="simple" xlink:href="https://www.facebook.com/1504477898/posts/pfbid02irVDPumVjZDrLBePtYoWsjtoRDHtG6DR1R8CqndDBhjhyK9XasKuwALcPjpKRBRrl" text:style-name="Internet_20_link" text:visited-style-name="Visited_20_Internet_20_Link">
Facebook</text:a>
, reports Ukrinform.</text:p>
      <text:p text:style-name="P4">
“Experts <text:a xlink:type="simple" xlink:href="https://www.ukrinform.ua/tag-unesko" text:style-name="Internet_20_link" text:visited-style-name="Visited_20_Internet_20_Link">
UNESCO</text:a>
The 3D scanning of the building destroyed by Russia in the buffer zone of the UNESCO Objectswittle Heritage "Lviv - Ensemble of the Historical Center" is carried out, - - said.</text:p>
      <text:p text:style-name="P4">
<text:span text:style-name="T5">
Video: Facebook Emine Dzheppar</text:span>
</text:p>
      <text:p text:style-name="P4">
She called the rocket strike on the object on July 6 by the next war crime by Russia's Hague Crime for the protection of cultural values in the rapid conflict of 1954.</text:p>
      <text:p text:style-name="P4">
<text:span text:style-name="T4">
 Read also: </text:span>
 <text:a xlink:type="simple" xlink:href="https://www.ukrinform.ua/rubric-culture/3733248-u-mkip-nazvali-kilkist-zrujnovanih-ta-poskodzenih-armieu-rf-kulturnih-pamatok.html" text:style-name="Internet_20_link" text:visited-style-name="Visited_20_Internet_20_Link">
in the MKIP named the number of cultural monuments destroyed and damaged by the Russian Army</text:a>
The first deputy minister stressed that the data collected will serve as a basis for further determination of the necessary resources for the reconstruction of the building.</text:p>
      <text:p text:style-name="P4">
It was reported that as a result of a missile strike on an apartment building in Lviv VNYCH against July 6 <text:a xlink:type="simple" xlink:href="https://www.ukrinform.ua/rubric-regions/3732559-kilkist-zagiblih-vnaslidok-raketnogo-udaru-po-lvovu-zrosla-do-desati-sadovij.html" text:style-name="Internet_20_link" text:visited-style-name="Visited_20_Internet_20_Link">
Killed 10 people</text:a>
, 48 more were injured and injured in varying severity.</text:p>
      <text:p text:style-name="P4">
News Source: <text:a xlink:type="simple" xlink:href="https://www.ukrinform.ua/rubric-culture/3734934-eksperti-unesko-provodat-3dskanuvanna-zrujnovanoi-rosieu-budivli-v-centri-lvova.html" text:style-name="Internet_20_link" text:visited-style-name="Visited_20_Internet_20_Link">
https://www.ukrinform.ua/rubric-culture/3734934-eksperti-unesko-provodat-3dskanuvanna-zrujnovanoi-rosieu-budivli-v-centri-lvova.html</text:a>
</text:p>
      <!--NEWS-->
      <text:h text:style-name="P10" text:outline-level="1">
<text:span text:style-name="T4">
G7 leaders agreed at the NATO summit Declaration of Supporting Ukraine</text:span>
</text:h>
      <text:p text:style-name="P4">
Authors: Ukrinform (Person)</text:p>
      <text:p text:style-name="P4">
Publisher: Укринформ (Organization)</text:p>
      <text:p text:style-name="P4">
Published Time: 2023-07-12T16:25:00+03:00</text:p>
      <text:p text:style-name="P4">
Modified Time: 2023-07-12T16:25:00+03:00</text:p>
      <text:p text:style-name="P4">
Description: The leaders of the Seven Group (G7) agreed in the NATO Summit in Vilnius "Joint Declaration of Ukraine" (Joint Declaration of Support for Ukraine). - Ukrinform.</text:p>
      <text:p text:style-name="P4">
Images: ['<text:a xlink:type="simple" xlink:href="https://static.ukrinform.com/photos/2023_07/thumb_files/630_360_1689172262-387.jpg" text:style-name="Internet_20_link" text:visited-style-name="Visited_20_Internet_20_Link">
630_360_16891...</text:a>
']</text:p>
      <text:p text:style-name="P4">
Tags: ['НАТО', 'Велика сімка', 'Безпека']</text:p>
      <text:p text:style-name="P4">
Type: Article</text:p>
      <!--METADATA-->
      <text:p text:style-name="P4">
<draw:frame draw:style-name="fr1" draw:name="Image83" text:anchor-type="as-char" svg:width="6.9236in" svg:height="3.956343in" draw:z-index="0">
<draw:image xlink:href="../Images/yкринформ/2023-07-12T16-25-00-03-00/630_360_1689172262-387.jpg" xlink:type="simple" xlink:show="embed" xlink:actuate="onLoad" draw:mime-type="image/jpeg"/>
</draw:frame>
Leaders of the Seven Group countries(G7)They agreed in the NATO Summit in Vilnius' Joint Declaration on Ukraine's Support(Joint Declaration of Support for Ukraine).</text:p>
      <text:p text:style-name="P4">
Про це повідомляє власний кореспондент Укрінформу з місця події.</text:p>
      <text:p text:style-name="P4">
Документ було презентовано під час урочистого заходу за участі лідерів G7 таУкраїни, які виступили з відповідними заявами.</text:p>
      <text:p text:style-name="P4">
<text:span text:style-name="T5">
Відео: ОПУ</text:span>
</text:p>
      <text:p text:style-name="P4">
<text:span text:style-name="T4">
Читайте також:</text:span>
 <text:a xlink:type="simple" xlink:href="https://www.ukrinform.ua/rubric-other_news/3734799-bagato-krain-nato-vizmut-na-sebe-bezpekovi-zobovazanna-dla-ukraini-stoltenberg.html" text:style-name="Internet_20_link" text:visited-style-name="Visited_20_Internet_20_Link">
 Багато країн НАТО візьмуть на себе <text:span text:style-name="T4">
безпек</text:span>
 овізобов’язання для України – Столтенберг </text:a>
<text:span text:style-name="T5">
Ukrinform cites the full text of the document.</text:span>
</text:p>
      <text:p text:style-name="P4">
<text:span text:style-name="T4">
 Joint Declaration on Ukraine Support </text:span>
</text:p>
      <text:p text:style-name="P4">
<text:span text:style-name="T4">
 _ July 12 2023_ </text:span>
</text:p>
      <text:p text:style-name="P4">
We, the leaders of the Seven Group(G7)We confirm our unwavering dedication to create a free, independent, democratic and sovereign Ukraine within its internationally recognized borders capable of protecting ourselves with future aggression.</text:p>
      <text:p text:style-name="P4">
We confirm that Ukraine's security is an integral part of the safety of an euro -Atlantic region.</text:p>
      <text:p text:style-name="P4">
We consider the illegal and uncontrolled invasion of Russia in Ukraine a threat to international peace and security, a gross violation of international law, including the UN Charter, and incompatible with our security interests. We will support Ukraine in its protection against Russian aggression for as long as it will take.</text:p>
      <text:p text:style-name="P4">
We are the only one in our unchanged support for Ukraine, which is based on our community democratic values and interests, especially on respect for the statutory and principles of territorial integrity and sovereignty.</text:p>
      <text:p text:style-name="P4">
We start negotiating with Ukraine for formalization - through two -way security and agreements, agreed with this multilateral framework agreement, in accordance with our relevant legal iconic requirements - our constant support of Ukraine, which protects its savings and territorial And he strives for integration into the Euro -Atlantic community. We are assigned to the teams to start these discussions immediately.</text:p>
      <text:p text:style-name="P4">
Each of us will work with Ukraine on specific bilateral long -term obligations and agreements in the field of security directed:</text:p>
      <text:p text:style-name="P4">
a)Provision of sustainable forces capable of protecting Ukraine now and restraining Russian aggression in the future by continuing granting:b)Strengthening the economic stability and sustainability of Ukraine, including through the reconstruction and restoration through the purpose of creating conditions, favorable for promoting Ukraine's economic prosperity, including its energy safety.</text:p>
      <text:p text:style-name="P4">
c)Provision of technical and financial support to satisfy the urgent needs of Ukraine caused by the war with Russia, as well as in order for Ukraine to implement an effective agenda for reform, which will support proper government needed to promote on the way of pre -entity aspirations.</text:p>
      <text:p text:style-name="P4">
In the event of a future armed attack on the part of Russia, we intend to immediately consult with Ukraine to determine the relevant further steps. We intend, according to our relevant legal and constitutional seizures, to provide Ukraine with quick and sustainable security in the field in the air, as well as economic assistance, to impose economic and other expenses on Russia, as well as to consult the Ukraine on its needs during the exercise of its right to self -defense, enshrined in Article 51 of the Charter of the United Nations. To this end, we will work with Ukraine over an advanced security package of security for future aggression in order to allow Ukraine to protect the territory and sovereignty.</text:p>
      <text:p text:style-name="P4">
In addition to the above elements, we remain committed to Ukraine's support by bringing Russia to justice. This includes the work that the price of aggression for Russia continues to grow, including through sanctions and export control, as well as supporting efforts aimed at liability of persons guilty of war crimes and other international crimes committed in Ukraine and against Ukraine, inclusive With attacks, civilian infrastructure is covered. There should be no impunity for the crime and other atrocities. In this context, we confirm the martiality of prosecution of the perpetrators under international law, including by supporting the efforts of international mechanisms, such as the International Criminal Court(MKS).</text:p>
      <text:p text:style-name="P4">
Ми підтверджуємо, що, відповідно до наших правових систем, суверенні активиРосії в наших юрисдикціях залишатимуться знерухомленими доти, доки Росія незаплатить за шкоду, яку вона завдала Україні. Ми визнаємо необхідністьстворення міжнародного механізму відшкодування збитків, втрат або поранень,завданих російською агресією, і висловлюємо нашу готовність вивчити варіантирозробки відповідних механізмів.</text:p>
      <text:p text:style-name="P4">
a)Make a positive contribution to partners' safety and increase partnerships.</text:p>
      <text:p text:style-name="P4">
b)Continue implementation of law enforcement agencies, the judicial system, the fight against corruption, corporate governance, economics, the security sector of the state administration, which emphasize its democracy, rule, respect for human rights and media freedom, and derive its economy.</text:p>
      <text:p text:style-name="P4">
c)To promote defensive reforms and modernization, in particular by enhancing democratic civil control over the armed forces and increasing the efficiency and transparency in the defense institutions and industry of Ukraine.</text:p>
      <text:p text:style-name="P4">
The EU and its Member States are ready to contribute to these efforts and will quickly consider the modalities of such a contribution.</text:p>
      <text:p text:style-name="P4">
These efforts will continue, while Ukraine is going through a prevalence membership in the Euro -Atlantic community.</text:p>
      <text:p text:style-name="P4">
Other countries who want to contribute to these efforts aimed at adopting free, strong, independent and sovereign Ukraine may join this joint declaration at any time.</text:p>
      <text:p text:style-name="P4">
As it was reported, earlier President of Ukraine Volodymyr Zelensky stated that the Sami Seven Group's Declaration, in case of approval on Wednesday in Vilnius, [will become the first legal document on Ukraine's security guarantees]](https://www.ukrinform.ua/rubric-polytics/3734828-deklaracia-g7-mae-stati-persim-uridicnim-dokumentom-sodo-garantij-bezpeki-ukraini-zelenskij.html)It will allow the possibility of concluding appropriate bilateral "powerful" contracts.</text:p>
      <text:p text:style-name="P4">
News Source: <text:a xlink:type="simple" xlink:href="https://www.ukrinform.ua/rubric-polytics/3734931-g7-pogodila-na-samiti-nato-deklaraciu-pro-pidtrimku-ukraini.html" text:style-name="Internet_20_link" text:visited-style-name="Visited_20_Internet_20_Link">
https://www.ukrinform.ua/rubric-polytics/3734931-g7-pogodila-na-samiti-nato-deklaraciu-pro-pidtrimku-ukraini.html</text:a>
</text:p>
      <!--NEWS-->
      <text:h text:style-name="P10" text:outline-level="1">
<text:span text:style-name="T4">
In Transcarpathia detained the FSB agent who helped the Russians seize Severodonetsk</text:span>
</text:h>
      <text:p text:style-name="P4">
Authors: Ukrinform (Person)</text:p>
      <text:p text:style-name="P4">
Publisher: Укринформ (Organization)</text:p>
      <text:p text:style-name="P4">
Published Time: 2023-07-12T16:30:00+03:00</text:p>
      <text:p text:style-name="P4">
Modified Time: 2023-07-12T16:30:00+03:00</text:p>
      <text:p text:style-name="P4">
Description: In the Transcarpathian region, counterintelligence of the Security Service of Ukraine detained the FSB agent of the Russian Federation, who transferred to the Russians the location of Ukrainian defenders during the fighting for Severodonetsk. - Ukrinform.</text:p>
      <text:p text:style-name="P4">
Images: ['<text:a xlink:type="simple" xlink:href="https://static.ukrinform.com/photos/2021_10/thumb_files/630_360_1634664278-801.jpg" text:style-name="Internet_20_link" text:visited-style-name="Visited_20_Internet_20_Link">
630_360_16346...</text:a>
']</text:p>
      <text:p text:style-name="P4">
Tags: ['ФСБ РФ', 'СБУ', 'Сєвєродонецьк', 'Шпигун', 'Закарпаття']</text:p>
      <text:p text:style-name="P4">
Type: Article</text:p>
      <!--METADATA-->
      <text:p text:style-name="P4">
<draw:frame draw:style-name="fr1" draw:name="Image84" text:anchor-type="as-char" svg:width="6.9236in" svg:height="3.956343in" draw:z-index="0">
<draw:image xlink:href="../Images/yкринформ/2023-07-12T16-30-00-03-00/630_360_1634664278-801.jpg" xlink:type="simple" xlink:show="embed" xlink:actuate="onLoad" draw:mime-type="image/jpeg"/>
</draw:frame>
Uzakarpatpathian region counterintelligence of the Security Service of Ukraine detained the Agency of the Russian Federation, which transferred to the Russians the location of Ukrainian defenders during the battles of Zerodonetsk.</text:p>
      <text:p text:style-name="P4">
According to Ukrinform, the SBU reports in <text:a xlink:type="simple" xlink:href="https://t.me/SBUkr/8941" text:style-name="Internet_20_link" text:visited-style-name="Visited_20_Internet_20_Link">
telegram</text:a>
.</text:p>
      <text:p text:style-name="P4">
“Контррозвідники Служби безпеки провели багатоетапну спецоперацію, яка охопиладекілька регіонів України. У результаті комплексних заходів затримано агентаФСБ, який “зливав” агресору локації українських захисників під час боїв заСєвєродонецьк у 2022 році”, - ідеться в повідомленні.</text:p>
      <text:p text:style-name="P4">
The attacker handed the Russian invaders information about the fortifications, firing positions and posts of the city's defenders.</text:p>
      <text:p text:style-name="P4">
He also tried to identify and pass the exact coordinates of the artillery of the Armed Forces of Ukraine, in particular the reactive systems of the hail.</text:p>
      <text:p text:style-name="P4">
<text:span text:style-name="T4">
 Read also: </text:span>
 <text:a xlink:type="simple" xlink:href="https://www.ukrinform.ua/rubric-ato/3734345-sbu-zatrimala-agenta-rf-akij-hotiv-zirvati-ukrainskij-kontrnastup-pid-bahmutom.html" text:style-name="Internet_20_link" text:visited-style-name="Visited_20_Internet_20_Link">
SBU detained <text:span text:style-name="T4">
 agent </text:span>
 And the Russian Federation who wanted to disrupt the Ukrainian counter -offensive under Bakhmut</text:a>
The hostile agent received the information received to the Federal Security Service of the Russian Mesterer in the form of designations on electronic maps.</text:p>
      <text:p text:style-name="P4">
The SBU explained that the intelligence information required an enemy to realize sighting air strikes on Ukrainian sites, as well as to prepare combat operations to capture Severodonetsk.</text:p>
      <text:p text:style-name="P4">
It was found that during active fighting in the territory of the city, the person who was involved in being away from the front line and moved to the Dnieper.</text:p>
      <text:p text:style-name="P4">
He hoped to return to the Luhansk region later, where he was promised to "employment" to the so -called "Ministry of State Security of the LNR".</text:p>
      <text:p text:style-name="P4">
<text:span text:style-name="T4">
 Read also: </text:span>
 <text:a xlink:type="simple" xlink:href="https://www.ukrinform.ua/rubric-regions/3734219-agenti-rf-gotuvali-terakti-na-zaporizzi-sbu-perehopila-rozmovi.html" text:style-name="Internet_20_link" text:visited-style-name="Visited_20_Internet_20_Link">
Russian agents were preparing terrorist attacks in Zaporozhye: <text:span text:style-name="T4">
 SBU </text:span>
 intercepted conversations</text:a>
The malefactor unsuccessfully tried to go to his Russian curator, to hold the "security guarantees" on a temporarily uncontrolled part of Ukraine.</text:p>
      <text:p text:style-name="P4">
After unsuccessful attempts with new contact with the FSB, he left for Transcarpathia.</text:p>
      <text:p text:style-name="P4">
The SBU counterintelligence has documented his criminal acts and moved.The attacker moved by Zeuverodonetsk before the full -scale invasion of Russia, where the FSB was remotely recruited.</text:p>
      <text:p text:style-name="P4">
Investigators <text:a xlink:type="simple" xlink:href="https://www.ukrinform.ua/tag-sbu" text:style-name="Internet_20_link" text:visited-style-name="Visited_20_Internet_20_Link">
SBU</text:a>
Informed the person involved in the proading under Part 1 of Art. 111 of the Criminal Code(high treason).</text:p>
      <text:p text:style-name="P4">
Як повідомляв Укрінформ, у липні бойовика так званої “ЛНР” із позивним“Блєдний”, який брав активну участь у боях проти Сил оборони на Лисичанськомунапрямку і захоплював населені пункти на Луганщині, засудили до 13 роківпозбавлення волі.</text:p>
      <text:p text:style-name="P4">
News Source: <text:a xlink:type="simple" xlink:href="https://www.ukrinform.ua/rubric-regions/3734815-na-zakarpatti-zatrimali-agenta-fsb-akij-dopomagav-rosianam-zahopiti-severodoneck.html" text:style-name="Internet_20_link" text:visited-style-name="Visited_20_Internet_20_Link">
https://www.ukrinform.ua/rubric-regions/3734815-na-zakarpatti-zatrimali-agenta-fsb-akij-dopomagav-rosianam-zahopiti-severodoneck.html</text:a>
</text:p>
      <!--NEWS-->
      <text:h text:style-name="P10" text:outline-level="1">
<text:span text:style-name="T4">
A charity concert was held in Riga to support the Kherson Regional Clinic</text:span>
</text:h>
      <text:p text:style-name="P4">
Authors: Ukrinform (Person)</text:p>
      <text:p text:style-name="P4">
Publisher: Укринформ (Organization)</text:p>
      <text:p text:style-name="P4">
Published Time: 2023-07-12T16:31:00+03:00</text:p>
      <text:p text:style-name="P4">
Modified Time: 2023-07-12T16:31:00+03:00</text:p>
      <text:p text:style-name="P4">
Description: In the center of the capital of Latvia in the evening of July 11, a charity concert of the ensemble of Ukrainian musicians from among refugees and their Latvian colleagues was held, at which they collected funds for water filters for the Kherson Regional Clinic. - Ukrinform.</text:p>
      <text:p text:style-name="P4">
Images: ['<text:a xlink:type="simple" xlink:href="https://static.ukrinform.com/photos/2023_07/thumb_files/630_360_1689168803-574.jpg" text:style-name="Internet_20_link" text:visited-style-name="Visited_20_Internet_20_Link">
630_360_16891...</text:a>
', '<text:a xlink:type="simple" xlink:href="https://static.ukrinform.com/photos/2023_07/1689168531-575.jpg" text:style-name="Internet_20_link" text:visited-style-name="Visited_20_Internet_20_Link">
1689168531-57...</text:a>
', '<text:a xlink:type="simple" xlink:href="https://static.ukrinform.com/photos/2023_07/1689168562-761.jpg" text:style-name="Internet_20_link" text:visited-style-name="Visited_20_Internet_20_Link">
1689168562-76...</text:a>
', '<text:a xlink:type="simple" xlink:href="https://static.ukrinform.com/photos/2023_07/1689168591-384.jpg" text:style-name="Internet_20_link" text:visited-style-name="Visited_20_Internet_20_Link">
1689168591-38...</text:a>
', '<text:a xlink:type="simple" xlink:href="https://static.ukrinform.com/photos/2023_07/1689168591-919.jpg" text:style-name="Internet_20_link" text:visited-style-name="Visited_20_Internet_20_Link">
1689168591-91...</text:a>
']</text:p>
      <text:p text:style-name="P4">
Tags: ['Діаспора', 'Концерт', 'Культура', 'Латвія', 'Біженці']</text:p>
      <text:p text:style-name="P4">
Type: Article</text:p>
      <!--METADATA-->
      <text:p text:style-name="P4">
<draw:frame draw:style-name="fr1" draw:name="Image86" text:anchor-type="as-char" svg:width="6.9236in" svg:height="3.956343in" draw:z-index="0">
<draw:image xlink:href="../Images/yкринформ/2023-07-12T16-31-00-03-00/630_360_1689168803-574.jpg" xlink:type="simple" xlink:show="embed" xlink:actuate="onLoad" draw:mime-type="image/jpeg"/>
</draw:frame>
In the evening of Latvia, on the evening of July 11, a charity concert of the ensemble -Ukrainian musicians from the among refugees and their Latvian colleagues took place, which collected funds for water filters for the Kherson Regional Clinic.</text:p>
      <text:p text:style-name="P4">
This was reported by Ukrinform correspondent.</text:p>
      <text:p text:style-name="P4">
<draw:frame draw:style-name="fr1" draw:name="Image87" text:anchor-type="as-char" svg:width="6.9236in" svg:height="5.27604in" draw:z-index="0">
<draw:image xlink:href="../Images/yкринформ/2023-07-12T16-31-00-03-00/1689168531-575.jpg" xlink:type="simple" xlink:show="embed" xlink:actuate="onLoad" draw:mime-type="image/jpeg"/>
</draw:frame>
The concert, which took place in the Archbishop Garden in the center of Old Riga, consisted of two parts. In the first sounded six compositions of Baroque music of the Ukrainian composer of the seventeenth century. Mykola Diletsky. In the second - eight works of Ukrainian variety classics, including three songs of Vladimir Ivasyuk).</text:p>
      <text:p text:style-name="P4">
<draw:frame draw:style-name="fr1" draw:name="Image88" text:anchor-type="as-char" svg:width="6.9236in" svg:height="5.1927in" draw:z-index="0">
<draw:image xlink:href="../Images/yкринформ/2023-07-12T16-31-00-03-00/1689168562-761.jpg" xlink:type="simple" xlink:show="embed" xlink:actuate="onLoad" draw:mime-type="image/jpeg"/>
</draw:frame>
The Ukrainian part of the ensemble consisted of Sergei Zadorozhny(He has prepared contemporary score of Dilelytsky's works found by Vichav's researchers), singer Oksana Nikityuk and Natalia Begma. Together with them were: singer Ansis Betinsh and accompaniment Gertrude Yariomenko. The Organizer of the Procedure - Latvian activist Gabriela Cabier.</text:p>
      <text:p text:style-name="P4">
<draw:frame draw:style-name="fr1" draw:name="Image89" text:anchor-type="as-char" svg:width="6.9236in" svg:height="5.1927in" draw:z-index="0">
<draw:image xlink:href="../Images/yкринформ/2023-07-12T16-31-00-03-00/1689168591-384.jpg" xlink:type="simple" xlink:show="embed" xlink:actuate="onLoad" draw:mime-type="image/jpeg"/>
</draw:frame>
The concert passed under the patronage of the Archbishop of the Catholic Church in Latvibignev Stankevich. He and the Ambassador of Ukraine Anatoly Kutsevol said Inta introduction before the concert began. The event also attended other representatives of the Diplomatic Corps: Ambassadors of Holland, Ireland, Lithuania, Poland, France, Switzerland and diplomats from the Embassies of Greece and the UAE.</text:p>
      <text:p text:style-name="P4">
<draw:frame draw:style-name="fr1" draw:name="Image90" text:anchor-type="as-char" svg:width="6.9236in" svg:height="5.256807in" draw:z-index="0">
<draw:image xlink:href="../Images/yкринформ/2023-07-12T16-31-00-03-00/1689168591-919.jpg" xlink:type="simple" xlink:show="embed" xlink:actuate="onLoad" draw:mime-type="image/jpeg"/>
</draw:frame>
The donations collected are accumulated in the famous Latvian charity <text:a xlink:type="simple" xlink:href="https://www.tavidraugi.lv/ziedo/" text:style-name="Internet_20_link" text:visited-style-name="Visited_20_Internet_20_Link">
Tavi Draugi</text:a>
 (Your friends). На них закуплятьфільтри для води, які відправлять у Херсонську обласну клінічну лікарню.</text:p>
      <text:p text:style-name="P4">
Як відомо, після злодійського підриву греблі Каховської ГЕС країною агресором,Росією на Херсонщині склалися непрості умови для забезпечення питною водою.</text:p>
      <text:p text:style-name="P4">
Нагадаємо, на головній сцені XXVII Вселатвійського свята пісні, Великійестраді в ризькому Межа-парку, вперше в історії <text:a xlink:type="simple" xlink:href="https://www.ukrinform.ua/rubric-diaspora/3732824-na-svati-pisni-v-rizi-vperse-v-150ricnij-istorii-vikonali-nelatiskij-tvir-gimn-ukraini.html" text:style-name="Internet_20_link" text:visited-style-name="Visited_20_Internet_20_Link">
 виконали</text:a>
The non -Litish song. It became the anthem of Ukraine.</text:p>
      <text:p text:style-name="P4">
<text:span text:style-name="T5">
Foto and video: Oleg Kudrin</text:span>
</text:p>
      <text:p text:style-name="P4">
News Source: <text:a xlink:type="simple" xlink:href="https://www.ukrinform.ua/rubric-diaspora/3734933-u-rizi-projsov-blagodijnij-koncert-na-pidtrimku-hersonskoi-oblasnoi-kliniki.html" text:style-name="Internet_20_link" text:visited-style-name="Visited_20_Internet_20_Link">
https://www.ukrinform.ua/rubric-diaspora/3734933-u-rizi-projsov-blagodijnij-koncert-na-pidtrimku-hersonskoi-oblasnoi-kliniki.html</text:a>
</text:p>
      <!--NEWS-->
      <text:h text:style-name="P10" text:outline-level="1">
<text:span text:style-name="T4">
Journalists have shown samples of a female military uniform</text:span>
</text:h>
      <text:p text:style-name="P4">
Authors: Ukrinform (Person)</text:p>
      <text:p text:style-name="P4">
Publisher: Укринформ (Organization)</text:p>
      <text:p text:style-name="P4">
Published Time: 2023-07-12T16:33:00+03:00</text:p>
      <text:p text:style-name="P4">
Modified Time: 2023-07-12T16:33:00+03:00</text:p>
      <text:p text:style-name="P4">
Description: Representatives of the ARM WOMEN NOW volunteer project demonstrated journalists of women's military uniforms that are tested at the Ministry of Defense of Ukraine. - Ukrinform.</text:p>
      <text:p text:style-name="P4">
Images: ['<text:a xlink:type="simple" xlink:href="https://static.ukrinform.com/photos/2023_07/thumb_files/630_360_1689166190-1098.jpeg" text:style-name="Internet_20_link" text:visited-style-name="Visited_20_Internet_20_Link">
630_360_16891...</text:a>
']</text:p>
      <text:p text:style-name="P4">
Tags: ['Реформа', 'Військові', 'Жінки']</text:p>
      <text:p text:style-name="P4">
Type: Article</text:p>
      <!--METADATA-->
      <text:p text:style-name="P4">
<draw:frame draw:style-name="fr1" draw:name="Image91" text:anchor-type="as-char" svg:width="6.9236in" svg:height="3.956343in" draw:z-index="0">
<draw:image xlink:href="../Images/yкринформ/2023-07-12T16-33-00-03-00/630_360_1689166190-1098.jpeg" xlink:type="simple" xlink:show="embed" xlink:actuate="onLoad" draw:mime-type="image/jpeg"/>
</draw:frame>
Representatives of the ARM WOMEN NOW volunteer project were demonstrated by the Women's Military Military Formation, which are on testing by the Utility of Ukraine.</text:p>
      <text:p text:style-name="P4">
This was reported by Ukrinform correspondent.</text:p>
      <text:p text:style-name="P4">
The founder of ARM WOMEN NOW, Irina Nikorak, informed that representatives of the pro -erecting military uniform for women are actually from scratch. The female is formed in accordance with NATO standards, but the most adapted uniform unicorn of the Armed Forces.</text:p>
      <text:p text:style-name="P4">
Nikorak noted that ARM WOMEN NOW is actively cooperating with the Ministry of Defense - the relevant working group is being collected monthly to discuss urgent issues. Thanks to communication, the technical specification of the introduction in the Army Lingerie for women has been approved.</text:p>
      <text:p text:style-name="P4">
*!(https://www.ukrinform.ua/rubric-society/3732151-u-minoboroni-prezentuvali-onovlenu-litnu-polovu-zinocu-formu.html)At the end of May, the second stage of women's test testing at the basinative centers in different cities of Ukraine was completed. "We expect the preparation of technical specifications of the analogue, as it happened with common underwear. There is a documentation on the basis of which can be made changes to the current orders. Form - I hope that in the near future we will be able to see a technical specification," - emphasized Nikorak.</text:p>
      <text:p text:style-name="P4">
According to her, the ARM WOMEN NOW volunteer volunteers have provided a complete set of more than four thousand women who are currently serving. By the end of the year, the project plans to provide a form of eight thousand women-military women.</text:p>
      <text:p text:style-name="P4">
"This is a very urgent issue. It is necessary to work to ensure that the Ukrainian army is gender -oriented so that every woman can feel comfortable and can effectively perform combat missions," the ARM WOMEN Now emphasis.</text:p>
      <text:p text:style-name="P4">
The head of the production part of the social initiative of the ARM WOMEN NOW NOW Eugene Grandmazasasasaskachnachu that the fabric from which they sew the form is purchased abroad, its composition is responsible for MOU standards. "It is a rip-stop fabric. Its composition: 65% cotton and 35% of the polyer. The fabric" breathes ", does not melt. It is very dense, so it does not tear,"-said the big.</text:p>
      <text:p text:style-name="P4">
She also noted that Arm Women Now is actively working with separate brigades.Territorial Defense Officer <text:a xlink:type="simple" xlink:href="https://www.ukrinform.ua/tag-zsu" text:style-name="Internet_20_link" text:visited-style-name="Visited_20_Internet_20_Link">
Armed Forces</text:a>
Alina Pyrenko said that the form developed by the ARM WOMEN NOW initiative is convenient and does not restrict movement during combat missions.</text:p>
      <text:p text:style-name="P4">
After the press, the female test was tested in the color of cartoons, and the women and journalists joined. Initially, they passed the strip, then got acquainted with AK-74 weapons and gained basic skills.</text:p>
      <text:p text:style-name="P4">
</text:p>
      <text:p text:style-name="P4">
As it was reported, more than 42 thousand -week service is served in the Armed Forces of Ukraine, and 18 thousand occupy civilian positions. At least 5,000 Ukrainian -protected states in advanced positions.</text:p>
      <text:p text:style-name="P4">
News Source: <text:a xlink:type="simple" xlink:href="https://www.ukrinform.ua/rubric-society/3734935-zurnalistam-prodemonstruvali-zrazki-zinocoi-vijskovoi-formi.html" text:style-name="Internet_20_link" text:visited-style-name="Visited_20_Internet_20_Link">
https://www.ukrinform.ua/rubric-society/3734935-zurnalistam-prodemonstruvali-zrazki-zinocoi-vijskovoi-formi.html</text:a>
</text:p>
      <!--NEWS-->
      <text:h text:style-name="P10" text:outline-level="1">
<text:span text:style-name="T4">
Instant response: The Armed Forces stopped one of the attempts of the Russian troops breakthrough</text:span>
</text:h>
      <text:p text:style-name="P4">
Authors: Ukrinform (Person)</text:p>
      <text:p text:style-name="P4">
Publisher: Укринформ (Organization)</text:p>
      <text:p text:style-name="P4">
Published Time: 2023-07-12T16:53:00+03:00</text:p>
      <text:p text:style-name="P4">
Modified Time: 2023-07-12T16:53:00+03:00</text:p>
      <text:p text:style-name="P4">
Description: The 53rd OMB soldiers stopped an attempt to break through the equipment of the Russians, which destroyed nine hostile infantry fighting vehicles with the invaders.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Міноборони', 'ЗСУ', 'Війна з Росією']</text:p>
      <text:p text:style-name="P4">
Type: Article</text:p>
      <!--METADATA-->
      <text:p text:style-name="P4">
<draw:frame draw:style-name="fr1" draw:name="Image93" text:anchor-type="as-char" svg:width="6.9236in" svg:height="3.956343in" draw:z-index="0">
<draw:image xlink:href="../Images/yкринформ/2023-07-12T16-53-00-03-00/630_360_1680422407-224.png" xlink:type="simple" xlink:show="embed" xlink:actuate="onLoad" draw:mime-type="image/png"/>
</draw:frame>
The 53rd OMB soldiers stopped an attempt to proceed the equipment of the Russians, which destroyed nine hostile combat drinkers together with the invaders.</text:p>
      <text:p text:style-name="P4">
The corresponding video First Deputy Minister of Defense Oleksandr Pavlyuk will be published <text:a xlink:type="simple" xlink:href="https://t.me/Pavliuk_KSV/4656" text:style-name="Internet_20_link" text:visited-style-name="Visited_20_Internet_20_Link">
Telegram,</text:a>
transmits Ukrinform.</text:p>
      <text:p text:style-name="P4">
"The destruction of the enemy's equipment and personnel during the Russian attempt to make a breakthrough in one of the directions-the work of the 53rd Mechanized Brigade named after Prince Vladimir Monomakh,"-the message reads.</text:p>
      <text:p text:style-name="P4">
<text:span text:style-name="T5">
Derello: <text:a xlink:type="simple" xlink:href="https://www.youtube.com/redirect" text:style-name="Internet_20_link" text:visited-style-name="Visited_20_Internet_20_Link">
53 Separate Mechanized Brigade named after Prince Vladimir Monomakh</text:a>
</text:span>
</text:p>
      <text:p text:style-name="P4">
“Instant reaction, excellent combat work. Together - up to nine destroyed gunshots, ”Pavlyuk emphasized.</text:p>
      <text:p text:style-name="P4">
<text:span text:style-name="T4">
 Read also: </text:span>
 <text:a xlink:type="simple" xlink:href="https://www.ukrinform.ua/rubric-ato/3734821-tavrijskij-napramok-sili-oboroni-zberigaut-iniciativu-vorog-zaznae-novih-vtrat.html" text:style-name="Internet_20_link" text:visited-style-name="Visited_20_Internet_20_Link">
Tavriysky <text:span text:style-name="T4">
 Direction </text:span>
: Defense forces retain initiative, the enemy undergoes new losses</text:a>
As reported by Ukrinform, <text:a xlink:type="simple" xlink:href="https://www.ukrinform.ua/rubric-ato/3734614-zsu-znisili-vze-235-530-rosijskih-zagarbnikiv.html" text:style-name="Internet_20_link" text:visited-style-name="Visited_20_Internet_20_Link">
defense forces</text:a>
From February 242022 to July 12, 2023, about 235 thousand 530 were liquidated [(https://www.ukrinform.ua/tag-rosijski-vijskovi) .</text:p>
      <text:p text:style-name="P4">
News Source: <text:a xlink:type="simple" xlink:href="https://www.ukrinform.ua/rubric-ato/3734846-mitteva-reakcia-ak-zsu-zupinili-odnu-zi-sprob-prorivu-rosijskih-vijsk.html" text:style-name="Internet_20_link" text:visited-style-name="Visited_20_Internet_20_Link">
https://www.ukrinform.ua/rubric-ato/3734846-mitteva-reakcia-ak-zsu-zupinili-odnu-zi-sprob-prorivu-rosijskih-vijsk.html</text:a>
</text:p>
      <!--NEWS-->
      <text:h text:style-name="P10" text:outline-level="1">
<text:span text:style-name="T4">
In Ukraine tomorrow will be hot, in the west - raining with thunderstorms</text:span>
</text:h>
      <text:p text:style-name="P4">
Authors: Ukrinform (Person)</text:p>
      <text:p text:style-name="P4">
Publisher: Укринформ (Organization)</text:p>
      <text:p text:style-name="P4">
Published Time: 2023-07-12T16:56:00+03:00</text:p>
      <text:p text:style-name="P4">
Modified Time: 2023-07-12T23:56:00+03:00</text:p>
      <text:p text:style-name="P4">
Description: On Thursday, July 13, changing cloudiness is expected in Ukraine. In the Western, Vinnytsia, Zhytomyr regions, rains with thunderstorms will pass, in some areas-hail and squalls 15-20 m/s, in Transcarpathia and Carpathian region-significant rains; In the rest of the territory - without precipitation. - Ukrinform.</text:p>
      <text:p text:style-name="P4">
Images: ['<text:a xlink:type="simple" xlink:href="https://static.ukrinform.com/photos/2020_07/thumb_files/630_360_1594358350-250.jpg" text:style-name="Internet_20_link" text:visited-style-name="Visited_20_Internet_20_Link">
630_360_15943...</text:a>
']</text:p>
      <text:p text:style-name="P4">
Tags: ['Гроза', 'Погода', 'Прогноз']</text:p>
      <text:p text:style-name="P4">
Type: Article</text:p>
      <!--METADATA-->
      <text:p text:style-name="P4">
<draw:frame draw:style-name="fr1" draw:name="Image94" text:anchor-type="as-char" svg:width="6.9236in" svg:height="3.956343in" draw:z-index="0">
<draw:image xlink:href="../Images/yкринформ/2023-07-12T16-56-00-03-00/630_360_1594358350-250.jpg" xlink:type="simple" xlink:show="embed" xlink:actuate="onLoad" draw:mime-type="image/jpeg"/>
</draw:frame>
On Thursday, July 13, changing cloudiness is expected in Ukraine. In the Western, Vinnytsia, Zhytomyr regions, rains with thunderstorms will pass, in some areas-Gradovka are 15-20 m/s, in Transcarpathia and Prykarpattya-significant rains; At the rest - no precipitation.</text:p>
      <text:p text:style-name="P4">
According to Ukrinform at the Ukrainian Hydrometeorological Center, the wind tomorrow is southwestern with the transition to the west and north of the country to the northwest, 7-12m/s. The night temperature is 12-17 °, in the southern part-up to 20 °, in the afternoon 26-31 °, Naidoshchyna-up to 35 °, in the western and eastern regions 22-27 °.</text:p>
      <text:p text:style-name="P4">
In the capital region, on July 13, there is a variable cloudiness, without precipitation. Southwestern wind with a transition to the northwest, 7-12 m/s. The temperature in Kiev 2017-17 °, in the daytime about 30 °; In the area at night 12-17 °, in the afternoon 26-31 °.</text:p>
      <text:p text:style-name="P4">
According to forecasters, on July 14 in Ukraine it will be cloudy with clearings, there will(https://www.ukrinform.ua/tag-groza); In some districts, except in the western and most northern regions, hail and squalls are 15-20m/s. July 15-changing cloudiness, without precipitation, only in the eastern and northeastern regions of thunderstorms. The wind is mostly northwest, 7-12 m/C. temperature on the night of July 14, 15-20 °, in the southern part-up to 23 °, July 1511-16 °, in the south-up to 20 °; In the afternoon 22-27 °, in the south, July 15, also Nazakarpatti-in places 30-32 °.</text:p>
      <text:p text:style-name="P4">
In Kiev and in the region on July 14 it will be cloudy with clearings, short -term rains, thunderstorms; July 15 - variable cloudiness, without precipitation. Wind northwest, 7-12m/s. Temperature in Kiev: July 14, 18-20 °, July 15, 14-16 °; day24-26 °. In the region: July 14, 15-20 °, July 15, 11-16 °; in the afternoon 22-27 °.</text:p>
      <text:p text:style-name="P4">
<text:span text:style-name="T4">
 Read also: </text:span>
 <text:a xlink:type="simple" xlink:href="https://www.ukrinform.ua/rubric-regions/3734702-u-kalusi-na-prikarpatti-vnaslidok-zliv-utvorilosa-provalla.html" text:style-name="Internet_20_link" text:visited-style-name="Visited_20_Internet_20_Link">
in Kalush in the Carpathian region due to the drain formed <text:span text:style-name="T4">
 failure </text:span>
 la</text:a>
On July 16-17, the weather is forecast without precipitation, only in the afternoon of July 17 in the Western holes-short-term rains, thunderstorms. Temperature at night 13-19 °, in the south-up to 22 °; In the afternoon 26-32 °, in the east of the country 23-28 °.</text:p>
      <text:p text:style-name="P4">
There will be no precipitation in the capital region. The temperature in Kiev at night is 16-18 °, in the daytime 30 °; On the area at night 14-19 °, in the afternoon 27-32 °.</text:p>
      <text:p text:style-name="P4">
News Source: <text:a xlink:type="simple" xlink:href="https://www.ukrinform.ua/rubric-regions/3734853-v-ukraini-zavtra-bude-spekotno-na-zahodi-dosi-z-grozami.html" text:style-name="Internet_20_link" text:visited-style-name="Visited_20_Internet_20_Link">
https://www.ukrinform.ua/rubric-regions/3734853-v-ukraini-zavtra-bude-spekotno-na-zahodi-dosi-z-grozami.html</text:a>
</text:p>
      <!--NEWS-->
      <text:h text:style-name="P10" text:outline-level="1">
<text:span text:style-name="T4">
In the Kyiv region, a cement factory and a line from the construction of modular homes were launched</text:span>
</text:h>
      <text:p text:style-name="P4">
Authors: Ukrinform (Person)</text:p>
      <text:p text:style-name="P4">
Publisher: Укринформ (Organization)</text:p>
      <text:p text:style-name="P4">
Published Time: 2023-07-12T16:57:00+03:00</text:p>
      <text:p text:style-name="P4">
Modified Time: 2023-07-12T16:57:00+03:00</text:p>
      <text:p text:style-name="P4">
Description: The cement plant and a line for the construction of modular private homes were launched in the Kiev region. - Ukrinform.</text:p>
      <text:p text:style-name="P4">
Images: ['<text:a xlink:type="simple" xlink:href="https://static.ukrinform.com/photos/2015_10/thumb_files/630_360_1445466354-7542-harkov-modulnyiy-gorodok.jpg" text:style-name="Internet_20_link" text:visited-style-name="Visited_20_Internet_20_Link">
630_360_14454...</text:a>
']</text:p>
      <text:p text:style-name="P4">
Tags: ['Завод', 'Київщина', 'Модульні будинки']</text:p>
      <text:p text:style-name="P4">
Type: Article</text:p>
      <!--METADATA-->
      <text:p text:style-name="P4">
<draw:frame draw:style-name="fr1" draw:name="Image95" text:anchor-type="as-char" svg:width="6.9236in" svg:height="3.956343in" draw:z-index="0">
<draw:image xlink:href="../Images/yкринформ/2023-07-12T16-57-00-03-00/630_360_1445466354-7542-harkov-modulnyiy-gorodok.jpg" xlink:type="simple" xlink:show="embed" xlink:actuate="onLoad" draw:mime-type="image/jpeg"/>
</draw:frame>
In the Kyiv region, a factory for the production and a line for the construction of modular private homes was launched.</text:p>
      <text:p text:style-name="P4">
About it in <text:a xlink:type="simple" xlink:href="https://www.ukrinform.ua/rubric-regions/3734654-ruslan-kravcenko-nacalnik-kiivskoi-oblasnoi-vijskovoi-administracii.html" text:style-name="Internet_20_link" text:visited-style-name="Visited_20_Internet_20_Link">
interview Ukrinform</text:a>
The head of the Kyiv Regional Military Administration Ruslan Kravchenko informed.</text:p>
      <text:p text:style-name="P4">
“We try to maximize the involvement of foreign businesses and international companies. We have a lot of meetings, negotiations, in particular with big business with <text:a xlink:type="simple" xlink:href="https://www.ukrinform.ua/tag-ssa" text:style-name="Internet_20_link" text:visited-style-name="Visited_20_Internet_20_Link">
USA</text:a>
. Yes, the cement production plant and a line for the construction of modular private homes have already been launched, ”Kravchenko said.</text:p>
      <text:p text:style-name="P4">
He noted that in the final stage there is a construction of the plant of cure cement and concrete.</text:p>
      <text:p text:style-name="P4">
*!(https://www.ukrinform.ua/rubric-economy/3733842-v-ukraini-pocali-buduvati-zavod-z-virobnictva-bezpilotnikiv-bayraktar.html)“By developing internal business and attracting international, we do our best to guarantee its protection. Law enforcement agencies, taxpayers support us in this. It is thanks to a business that works and pays taxes in the region that we will gradually restore people to people, ”the Kova head emphasized.</text:p>
      <text:p text:style-name="P4">
As reported by Ukrinform, having adapted to the difficult conditions of a full -scale war, the business has been in a row for the third month <text:a xlink:type="simple" xlink:href="https://www.ukrinform.ua/rubric-economy/3730822-biznes-tretij-misac-pozitivno-ocinue-rezultati-svoei-dialnosti.html" text:style-name="Internet_20_link" text:visited-style-name="Visited_20_Internet_20_Link">
positively evaluates current results</text:a>
their activity.</text:p>
      <text:p text:style-name="P4">
News Source: <text:a xlink:type="simple" xlink:href="https://www.ukrinform.ua/rubric-regions/3734949-na-kiivsini-zapustili-cementnij-zavod-i-liniu-zi-sporudzenna-modulnih-budinkiv.html" text:style-name="Internet_20_link" text:visited-style-name="Visited_20_Internet_20_Link">
https://www.ukrinform.ua/rubric-regions/3734949-na-kiivsini-zapustili-cementnij-zavod-i-liniu-zi-sporudzenna-modulnih-budinkiv.html</text:a>
</text:p>
      <!--NEWS-->
      <text:h text:style-name="P10" text:outline-level="1">
<text:span text:style-name="T4">
NATO Summit Expert: We got less than hoped - but the results are satisfactory</text:span>
</text:h>
      <text:p text:style-name="P4">
Authors: Ukrinform (Person)</text:p>
      <text:p text:style-name="P4">
Publisher: Укринформ (Organization)</text:p>
      <text:p text:style-name="P4">
Published Time: 2023-07-12T16:58:00+03:00</text:p>
      <text:p text:style-name="P4">
Modified Time: 2023-07-12T16:58:00+03:00</text:p>
      <text:p text:style-name="P4">
Description: Ukraine received less at the NATO summit than it was, however, the results are positive and we can say that we are going to the "finish line". - Ukrinform.</text:p>
      <text:p text:style-name="P4">
Images: ['<text:a xlink:type="simple" xlink:href="https://static.ukrinform.com/photos/2020_01/thumb_files/630_360_1580209019-430.jpg" text:style-name="Internet_20_link" text:visited-style-name="Visited_20_Internet_20_Link">
630_360_15802...</text:a>
']</text:p>
      <text:p text:style-name="P4">
Tags: ['Саміт НАТО', 'Україна', 'Фесенко', 'Війна з Росією']</text:p>
      <text:p text:style-name="P4">
Type: Article</text:p>
      <!--METADATA-->
      <text:p text:style-name="P4">
<draw:frame draw:style-name="fr1" draw:name="Image96" text:anchor-type="as-char" svg:width="6.9236in" svg:height="3.956343in" draw:z-index="0">
<draw:image xlink:href="../Images/yкринформ/2023-07-12T16-58-00-03-00/630_360_1580209019-430.jpg" xlink:type="simple" xlink:show="embed" xlink:actuate="onLoad" draw:mime-type="image/jpeg"/>
</draw:frame>
Ukraine NATO has received less than it was, however, the results are positive that we are going to "Finish Line".</text:p>
      <text:p text:style-name="P4">
The political scientist, chairman of the Board of Center for Applied Political Studies "Penta" Volodymyr Fesenko said this in a comment to Ukrinform.</text:p>
      <text:p text:style-name="P4">
"We received less than hoped. Although most experts, experts preceded that Ukraine's invitation to NATO during the war <text:a xlink:type="simple" xlink:href="https://www.ukrinform.ua/tag-nato" text:style-name="Internet_20_link" text:visited-style-name="Visited_20_Internet_20_Link">
NATO</text:a>
. For the first time, Ukraine and NATO were working on this level. The results are quite positive. Thanks to the active diplomatic work of Ukraine and partners, it was possible to achieve that we will not perform the MAC. This means that, in fact, we go out at the finishman, "Fesenko said.</text:p>
      <text:p text:style-name="P4">
<text:span text:style-name="T4">
 Read also: </text:span>
 <text:a xlink:type="simple" xlink:href="https://www.ukrinform.ua/rubric-polytics/3734931-g7-pogodila-na-samiti-nato-deklaraciu-pro-pidtrimku-ukraini.html" text:style-name="Internet_20_link" text:visited-style-name="Visited_20_Internet_20_Link">
G7 leaders agreed at the Summit <text:span text:style-name="T4">
 NATO </text:span>
 Declaration of support of Ukraine</text:a>
He noted that the war is currently the main obstacle to Ukraine's accession.</text:p>
      <text:p text:style-name="P4">
"War is the main obstacle. Since NATO is afraid that Ukraine's accession will mean NATO's involvement in the war against Russia, which is a risk warfare," the expert said.</text:p>
      <text:p text:style-name="P4">
He also said a number of reforms.</text:p>
      <text:p text:style-name="P4">
"We still have SBU reforms, some other institutional reforms that are related to NATO accession, but it is not the main thing. It is rather formal and they are not crucial. Now the main problem is this," Fesenko said.</text:p>
      <text:p text:style-name="P4">
According to the expert, a critic who has been heard from the President of Ukraine with a readiness of the Alliance to invite Ukraine to Ukraine.</text:p>
      <text:p text:style-name="P4">
<text:span text:style-name="T4">
 Read also: </text:span>
 [the second day of the Summit <text:span text:style-name="T4">
 NATO </text:span>
. Zelensky meets by the leaders of the Alliance Participants]](https://www.ukrinform.ua/rubric-other_news/3734780-drugij-den-samitu-nato-zelenskij-zustricaetsa-z-liderami-krainucasnikiv-alansu.html)"Even in the formulations of the NATO summit, it was necessary to focus the attention of the application of our introduction. Yes, not today, tomorrow, when we do not know. It does not know how much this war will continue, but the inevitability was to be emphasized. And that our membership will not be subject bidding with Russia. But I will do that such steps will still be taken, "the expert said.He emphasized the importance of the Ukraine-Ukraine Council for replacement of the commission.</text:p>
      <text:p text:style-name="P4">
"NATO's council creates in the case when it comes to special relations. The commission is created with different countries that are in some way to interact with NATO. The councils are created only with a separate number of countries. It is or in search Status. The emphasis in the work of the Council of Ukraine-NATO will be on the practical integration of the state to the Alliance. This is what another point of communique says, which is most likely to make appropriate orders of prosecution of many years of support of Ukraine. This program actually means practical integration of Ukraine to Ukraine NATO. Integration of operational, technical, procedural, raising to the level of NATO standards in the work of our armed forces, law enforcement agencies, "the expert said.</text:p>
      <text:p text:style-name="P4">
He expressed his hope that one of the security of Ukraine will be implemented within the framework of this program - a continuation of armed support, that is, providing any state weapons and ammunition.</text:p>
      <text:p text:style-name="P4">
<text:span text:style-name="T4">
 Read also: </text:span>
 <text:a xlink:type="simple" xlink:href="https://www.ukrinform.ua/rubric-polytics/3734803-ukraina-zaraz-blizce-do-nato-niz-budkoli-ranise-stoltenberg.html" text:style-name="Internet_20_link" text:visited-style-name="Visited_20_Internet_20_Link">
Ukraine is now closer to <text:span text:style-name="T4">
 NATO </text:span>
 than ever -Stoltenberg</text:a>
"But what will happen there, I think it is still necessary to reconcile and approve. But this program is also a practical tool for our integration," Fesenko said.</text:p>
      <text:p text:style-name="P4">
Also, he said, it is very important that Ukraine does not have to perform plans for NATO membership actions(Chipboard). За його словами, Україна таким чиномвпритул наближається до вступу в Альянс.</text:p>
      <text:p text:style-name="P4">
"Нам не треба буде виконувати, крім деяких технічних реформ, і узгоджуватиокремі програми, що може тягнутися роками", - сказав Фесенко.</text:p>
      <text:p text:style-name="P4">
Він нагадав, що свого часу, у 2008 році на Бухарестському саміті НАТО, Україніі Грузії відмовили в наданні ПДЧ.</text:p>
      <text:p text:style-name="P4">
Так само, у 2021 році, напередодні війни, коли Президент України наполягав, аукраїнська дипломатія активно закликала наших партнерів щодо надання ПДЧ, небуло відповіді.</text:p>
      <text:p text:style-name="P4">
"Зараз ПДЧ вже не актуальне, ми вже подолали цей рівень. Це ілюстрація якийпрогрес зроблено, яка динаміка. Динаміка позитивна – ми неухильно інаполегливо рухаємося до членства в НАТО", - сказав Фесенко.</text:p>
      <text:p text:style-name="P4">
Він зауважив, що умови завершення війни, безумовно, теж будуть впливати натемпи і характер вступу, але на його думку, за останні півтора рокиповномасштабної війни і, зокрема, на Вільнюському саміті, вже зроблено вагомийкрок на шляху до НАТО.</text:p>
      <text:p text:style-name="P4">
<text:span text:style-name="T4">
 Read also: </text:span>
 <text:a xlink:type="simple" xlink:href="https://www.ukrinform.ua/rubric-polytics/3734805-u-komunike-samitu-nato-okresleni-konkretni-kroki-dla-ukraini-cernev.html" text:style-name="Internet_20_link" text:visited-style-name="Visited_20_Internet_20_Link">
in the NATO Summit Committee, specific steps for Ukraine are outlined - <text:span text:style-name="T4">
 Chernev </text:span>
</text:a>
As reported by Ukrinform, <text:a xlink:type="simple" xlink:href="https://www.ukrinform.ua/rubric-polytics/3734802-zelenskij-mi-cinuemo-viznanna-so-ukraini-ne-potriben-pdc-dla-vstupu-v-nato.html" text:style-name="Internet_20_link" text:visited-style-name="Visited_20_Internet_20_Link">
NATO summit takes place on July 11-12 in the capital of Lithuania</text:a>
. It was already a good thing about the creation of the Ukraine-Ukraine Council.</text:p>
      <text:p text:style-name="P4">
President Volodymyr Zelenskyy assured that Ukraine values ​​the recognition that it is unnecessary to the Alliance Membership Action Plan, and called it good results of the Summit.</text:p>
      <text:p text:style-name="P4">
Leaders of the Seven Group(G7)They agreed in the NATO Summit in Vilnius' Joint Declaration on Ukraine's Support(Joint Declaration of Support for Ukraine).</text:p>
      <text:p text:style-name="P4">
Документ було презентовано під час урочистого заходу за участю лідерів G7 таУкраїни.</text:p>
      <text:p text:style-name="P4">
News Source: <text:a xlink:type="simple" xlink:href="https://www.ukrinform.ua/rubric-polytics/3734955-ekspert-pro-samit-nato-mi-otrimali-mense-niz-rozrahovuvali-ale-rezultati-zadovilni.html" text:style-name="Internet_20_link" text:visited-style-name="Visited_20_Internet_20_Link">
https://www.ukrinform.ua/rubric-polytics/3734955-ekspert-pro-samit-nato-mi-otrimali-mense-niz-rozrahovuvali-ale-rezultati-zadovilni.html</text:a>
</text:p>
      <!--NEWS-->
      <text:h text:style-name="P10" text:outline-level="1">
<text:span text:style-name="T4">
Zelensky and Biden held a meeting in Vilnius</text:span>
</text:h>
      <text:p text:style-name="P4">
Authors: Ukrinform (Person)</text:p>
      <text:p text:style-name="P4">
Publisher: Укринформ (Organization)</text:p>
      <text:p text:style-name="P4">
Published Time: 2023-07-12T17:01:00+03:00</text:p>
      <text:p text:style-name="P4">
Modified Time: 2023-07-12T17:01:00+03:00</text:p>
      <text:p text:style-name="P4">
Description: President Volodymyr Zelenskyy and US President Joseph Biden have held a meeting. - Ukrinform.</text:p>
      <text:p text:style-name="P4">
Images: ['<text:a xlink:type="simple" xlink:href="https://static.ukrinform.com/photos/2023_07/thumb_files/630_360_1689174439-875.jpg" text:style-name="Internet_20_link" text:visited-style-name="Visited_20_Internet_20_Link">
630_360_16891...</text:a>
']</text:p>
      <text:p text:style-name="P4">
Tags: ['Байден', 'Саміт НАТО', 'Зеленський', 'Зустріч Рамштайн']</text:p>
      <text:p text:style-name="P4">
Type: Article</text:p>
      <!--METADATA-->
      <text:p text:style-name="P4">
<draw:frame draw:style-name="fr1" draw:name="Image97" text:anchor-type="as-char" svg:width="6.9236in" svg:height="3.956343in" draw:z-index="0">
<draw:image xlink:href="../Images/yкринформ/2023-07-12T17-01-00-03-00/630_360_1689174439-875.jpg" xlink:type="simple" xlink:show="embed" xlink:actuate="onLoad" draw:mime-type="image/jpeg"/>
</draw:frame>
Presidential Divine Zelensky and US President Joseph Biden held a meeting.</text:p>
      <text:p text:style-name="P4">
<text:a xlink:type="simple" xlink:href="https://www.youtube.com/watch" text:style-name="Internet_20_link" text:visited-style-name="Visited_20_Internet_20_Link">
Meeting</text:a>
He broadcast the office of the Head of State on social networks, Ukrinform reports.</text:p>
      <text:p text:style-name="P4">
<text:span text:style-name="T5">
Wherelo: op</text:span>
</text:p>
      <text:p text:style-name="P4">
<text:a xlink:type="simple" xlink:href="https://www.ukrinform.ua/tag-zelenskij" text:style-name="Internet_20_link" text:visited-style-name="Visited_20_Internet_20_Link">
Zelensky</text:a>
In particular, it is expressed by the US leader, congress and the whole people of the United States with the support of Ukraine.</text:p>
      <text:p text:style-name="P4">
“I want to thank, Mr. President that you stand with us a long-scale war with us. We appreciate it high. And I want to say that we will understand your constant support, when you send different messages, give atesbra, ”the Ukrainian leader said.</text:p>
      <text:p text:style-name="P4">
<text:span text:style-name="T4">
 Read also: </text:span>
 <text:a xlink:type="simple" xlink:href="https://www.ukrinform.ua/rubric-polytics/3734969-dovgostrokovi-zobovazanna-sodo-bezpeki-ukraini-ne-zalezatimut-vid-ii-reform-bajden.html" text:style-name="Internet_20_link" text:visited-style-name="Visited_20_Internet_20_Link">
long -term Ukraine's security commitments will not be independent of its reforms - <text:span text:style-name="T4">
 Biden </text:span>
</text:a>
He once again expressed gratitude for the US decision to give Ukraine cassettobags, reminding that they were needed for protection, because the Russian saves them from the very beginning of the 2014 war.</text:p>
      <text:p text:style-name="P4">
At the same time, the head of the Ukrainian state noted that the US assistance has already developed more than $ 3 billion.</text:p>
      <text:p text:style-name="P4">
“More than $ 43 billion today is a huge support. I understand that it's big money. But you spend this money not just for a borster, but to save our lives. I think we are in this way to protect the linguistic part of Europe and the world, ”Zelensky said.</text:p>
      <text:p text:style-name="P4">
As reported, the leaders of the Seven Group countries(G7)They agreed in the fields of Natu Vilnius Summit <text:a xlink:type="simple" xlink:href="https://www.ukrinform.ua/rubric-polytics/3734931-g7-pogodila-na-samiti-nato-deklaraciu-pro-pidtrimku-ukraini.html" text:style-name="Internet_20_link" text:visited-style-name="Visited_20_Internet_20_Link">
"Joint Declaration on Ukraine's Support"</text:a>
.</text:p>
      <text:p text:style-name="P4">
<text:span text:style-name="T5">
Foto: op</text:span>
</text:p>
      <text:p text:style-name="P4">
News Source: <text:a xlink:type="simple" xlink:href="https://www.ukrinform.ua/rubric-polytics/3734962-zelenskij-i-bajden-provodat-zustric-u-vilnusi.html" text:style-name="Internet_20_link" text:visited-style-name="Visited_20_Internet_20_Link">
https://www.ukrinform.ua/rubric-polytics/3734962-zelenskij-i-bajden-provodat-zustric-u-vilnusi.html</text:a>
</text:p>
      <!--NEWS-->
      <text:h text:style-name="P10" text:outline-level="1">
<text:span text:style-name="T4">
In Serbia, the court denied Ukraine the extradition</text:span>
</text:h>
      <text:p text:style-name="P4">
Authors: Ukrinform (Person)</text:p>
      <text:p text:style-name="P4">
Publisher: Укринформ (Organization)</text:p>
      <text:p text:style-name="P4">
Published Time: 2023-07-12T17:11:14+03:00</text:p>
      <text:p text:style-name="P4">
Modified Time: 2023-07-12T17:11:14+03:00</text:p>
      <text:p text:style-name="P4">
Description: The Supreme Court of the Serbian city of Nish rejected the request of Ukraine for the extradition of the former head of the Main Department of Internal Security of the Security Service of Ukraine Andriy Naumova, who has been arrested in Serbia since June last year. - Ukrinform.</text:p>
      <text:p text:style-name="P4">
Images: ['<text:a xlink:type="simple" xlink:href="https://static.ukrinform.com/photos/2022_08/thumb_files/630_360_1661835904-891.png" text:style-name="Internet_20_link" text:visited-style-name="Visited_20_Internet_20_Link">
630_360_16618...</text:a>
']</text:p>
      <text:p text:style-name="P4">
Tags: ['Екстрадиція', 'СБУ', 'Сербія']</text:p>
      <text:p text:style-name="P4">
Type: Article</text:p>
      <!--METADATA-->
      <text:p text:style-name="P4">
<draw:frame draw:style-name="fr1" draw:name="Image98" text:anchor-type="as-char" svg:width="6.9236in" svg:height="3.956343in" draw:z-index="0">
<draw:image xlink:href="../Images/yкринформ/2023-07-12T17-11-14-03-00/630_360_1661835904-891.png" xlink:type="simple" xlink:show="embed" xlink:actuate="onLoad" draw:mime-type="image/png"/>
</draw:frame>
The Supreme Summer City of Nish rejected Ukraine's request for extradition of the former head of the Main Department of Internal Security of the Security Service of Ukraine Andriy Naumova, who has been arrested in Serbia since June last year.</text:p>
      <text:p text:style-name="P4">
As Ukrinform reports, it reports <text:a xlink:type="simple" xlink:href="https://www.radiosvoboda.org/a/news-skhemy-naumov-vidmova-v-ekstradytsiyi/32500324.html" text:style-name="Internet_20_link" text:visited-style-name="Visited_20_Internet_20_Link">
Radio Liberty</text:a>
.</text:p>
      <text:p text:style-name="P4">
The Special Council of the City of Nish on Wednesday, July 12, approved the decision to lead the request of Ukraine on the extradition of the former SBU employee Tanau to the Court of Appeal for further consideration. The timing of the new decision is not established.</text:p>
      <text:p text:style-name="P4">
It is noted that Naumov was previously the object of journalistic investigations of the scheme on smuggling imports and corruption schemes at customs.</text:p>
      <text:p text:style-name="P4">
The project also reported that on the eve of a full -scale maintenance of the Russian Federation to Ukraine, on February 23, Andriy Naumov went abroad.</text:p>
      <text:p text:style-name="P4">
As it was reported, the State Bureau of Investigation reported suspicion of Ushhrai seizure of UAH 3.2 million(https://www.ukrinform.ua/tag-sbu), which is hidden abroad.</text:p>
      <text:p text:style-name="P4">
In 2019, the official headed one of the state -owned enterprises, but decide to work in the SBU.</text:p>
      <text:p text:style-name="P4">
*!(https://www.ukrinform.ua/rubric-society/3691925-procedura-ekstradicii-z-serbii-eksgenerala-sluzbi-bezpeki-naumova-trivae-dbr.html)Instead of being dismissed from a state -owned enterprise, the official to the reporters of the accounting department and reporting of the enterprise that he was allegedly called up for military service to the SBU.</text:p>
      <text:p text:style-name="P4">
SBU exgeneral suspicion of fraud committed in particularly large sizes(Part 4 of Art. 190 of the Criminal Code of Ukraine). Йому загрожує покарання у виглядіпозбавлення волі строком до 12 років з конфіскацією майна.</text:p>
      <text:p text:style-name="P4">
Підозрюваного оголосили у міжнародний розшук. За даними слідства, вінперебуває на території Сербії, де 7 червня 2022 року його було взято підварту.</text:p>
      <text:p text:style-name="P4">
News Source: <text:a xlink:type="simple" xlink:href="https://www.ukrinform.ua/rubric-society/3734958-u-serbii-sud-vidmoviv-ukraini-v-ekstradicii-eksgenerala-sbu-naumova-zmi.html" text:style-name="Internet_20_link" text:visited-style-name="Visited_20_Internet_20_Link">
https://www.ukrinform.ua/rubric-society/3734958-u-serbii-sud-vidmoviv-ukraini-v-ekstradicii-eksgenerala-sbu-naumova-zmi.html</text:a>
</text:p>
      <!--NEWS-->
      <text:h text:style-name="P10" text:outline-level="1">
<text:span text:style-name="T4">
NATO Summit Decision in Vilnius corresponds to the Ministry of Ukraine-Stephanishin</text:span>
</text:h>
      <text:p text:style-name="P4">
Authors: Ukrinform (Person)</text:p>
      <text:p text:style-name="P4">
Publisher: Укринформ (Organization)</text:p>
      <text:p text:style-name="P4">
Published Time: 2023-07-12T17:12:00+03:00</text:p>
      <text:p text:style-name="P4">
Modified Time: 2023-07-12T17:12:00+03:00</text:p>
      <text:p text:style-name="P4">
Description: Despite the lack of ambitiousness of the NATO Summit Communique in Vilnius, Ukraine's Euro -Atlantic integration has been given a new momentum. - Ukrinform.</text:p>
      <text:p text:style-name="P4">
Images: ['<text:a xlink:type="simple" xlink:href="https://static.ukrinform.com/photos/2023_04/thumb_files/630_360_1681984991-651.jpg" text:style-name="Internet_20_link" text:visited-style-name="Visited_20_Internet_20_Link">
630_360_16819...</text:a>
']</text:p>
      <text:p text:style-name="P4">
Tags: ['НАТО', 'Україна', 'Стефанішина']</text:p>
      <text:p text:style-name="P4">
Type: Article</text:p>
      <!--METADATA-->
      <text:p text:style-name="P4">
<draw:frame draw:style-name="fr1" draw:name="Image99" text:anchor-type="as-char" svg:width="6.9236in" svg:height="3.956343in" draw:z-index="0">
<draw:image xlink:href="../Images/yкринформ/2023-07-12T17-12-00-03-00/630_360_1681984991-651.jpg" xlink:type="simple" xlink:show="embed" xlink:actuate="onLoad" draw:mime-type="image/jpeg"/>
</draw:frame>
NATO Summit Command In Vilnius of Ukraine's Euro -Atlantic Integration of Ukraine has been given a new impulse.</text:p>
      <text:p text:style-name="P4">
This was stated by Olga Stephanyshyn's Viceremier-Minister for European and Euro-Atlantic Integration of Ukraine in a comment to Ukrinform.</text:p>
      <text:p text:style-name="P4">
“What is approved in Vilnius in Ukraine is now in line with our minimum program. Although the text of the statement is not as ambitious as we would like, the process of integration of Ukraine to <text:a xlink:type="simple" xlink:href="https://www.ukrinform.ua/tag-nato" text:style-name="Internet_20_link" text:visited-style-name="Visited_20_Internet_20_Link">
NATO</text:a>
The impulse provided. There was an upgrade of our relations through the launch of the format of the Council of Ukraine and the long-standing care program. The Council of Ukraine is a memising site for joint decision -making, ”she said.</text:p>
      <text:p text:style-name="P4">
Stephanishina noted that intense consultations on the text of the statement, in relation to Ukraine, lasted until the last moment. She thanked each of the allies who defended the strengthening of Ukraine's support and determining its path.</text:p>
      <text:p text:style-name="P4">
Speaking about the adapted annual Ukraine-NATO program, Viceremiashawed that a number of provisions of a joint statement of Member States about the program raise more questions than answers, so the state will continue to work with the allies to jointly find clear answers to them.</text:p>
      <text:p text:style-name="P4">
<text:span text:style-name="T4">
 Read also: </text:span>
 <text:a xlink:type="simple" xlink:href="https://www.ukrinform.ua/rubric-polytics/3734931-g7-pogodila-na-samiti-nato-deklaraciu-pro-pidtrimku-ukraini.html" text:style-name="Internet_20_link" text:visited-style-name="Visited_20_Internet_20_Link">
G7 leaders agreed at the Summit <text:span text:style-name="T4">
 NATO </text:span>
 Declaration of support of Ukraine</text:a>
“NATO Vilnius Summit Decision in Ukraine is in any case(And they would be)intermediate. Our task is to strengthen the existing political dialogue, to make it more constructive, so that when the moment comes, Ukraine can quickly, without artificial interference with all the necessary procedures for membership, ” - emphasized Lystefanishina.</text:p>
      <text:p text:style-name="P4">
In addition, Viceremierka is convinced that the inaugural meeting of the Ukraine-Ukraine-NATO Council took place as a meeting of equal and Ukraine is part of the Euro-Atlantic family. “The process has begun. The newly created council should ensure the implementation of the decisions of NATO membership in NATO, ”she summed up.</text:p>
      <text:p text:style-name="P4">
As it was reported, during the Vilnius summit on July 11, Member States of Natuzhidodahoded <text:a xlink:type="simple" xlink:href="https://www.ukrinform.ua/rubric-polytics/3734464-ukrainu-zaprosat-do-nato-bez-pdc-ale-pisla-vikonanna-vimog-stoltenberg.html" text:style-name="Internet_20_link" text:visited-style-name="Visited_20_Internet_20_Link">
a package of support of three elements</text:a>
, which should bring Ukraine's accession to the Alliance. This package provides for cancellation requirements for the execution of MAPs; long -term military assistance program; Launch of the Council of Ukraine - NATO.The first meeting of the newly created Council of Nato-Ukraine is currently in Vilnius with the presentation of President of Zelensky and the leaders of 31 countries of the Alliance and Sweden.</text:p>
      <text:p text:style-name="P4">
News Source: <text:a xlink:type="simple" xlink:href="https://www.ukrinform.ua/rubric-polytics/3734960-risenna-samitu-nato-u-vilnusi-vidpovidae-programiminimum-ukraini-stefanisina.html" text:style-name="Internet_20_link" text:visited-style-name="Visited_20_Internet_20_Link">
https://www.ukrinform.ua/rubric-polytics/3734960-risenna-samitu-nato-u-vilnusi-vidpovidae-programiminimum-ukraini-stefanisina.html</text:a>
</text:p>
      <!--NEWS-->
      <text:h text:style-name="P10" text:outline-level="1">
<text:span text:style-name="T4">
In Vilnius, good decisions were made for Ukraine - Scholtz</text:span>
</text:h>
      <text:p text:style-name="P4">
Authors: Ukrinform (Person)</text:p>
      <text:p text:style-name="P4">
Publisher: Укринформ (Organization)</text:p>
      <text:p text:style-name="P4">
Published Time: 2023-07-12T17:13:00+03:00</text:p>
      <text:p text:style-name="P4">
Modified Time: 2023-07-12T17:13:00+03:00</text:p>
      <text:p text:style-name="P4">
Description: NATO Allies and G7 partners made good decisions at meetings in Vilnius. - Ukrinform.</text:p>
      <text:p text:style-name="P4">
Images: ['<text:a xlink:type="simple" xlink:href="https://static.ukrinform.com/photos/2023_07/thumb_files/630_360_1688995867-710.jpg" text:style-name="Internet_20_link" text:visited-style-name="Visited_20_Internet_20_Link">
630_360_16889...</text:a>
']</text:p>
      <text:p text:style-name="P4">
Tags: ['Саміт НАТО', 'Шольц', 'Війна з Росією', 'Гарантії безпеки']</text:p>
      <text:p text:style-name="P4">
Type: Article</text:p>
      <!--METADATA-->
      <text:p text:style-name="P4">
<draw:frame draw:style-name="fr1" draw:name="Image100" text:anchor-type="as-char" svg:width="6.9236in" svg:height="3.956343in" draw:z-index="0">
<draw:image xlink:href="../Images/yкринформ/2023-07-12T17-13-00-03-00/630_360_1688995867-710.jpg" xlink:type="simple" xlink:show="embed" xlink:actuate="onLoad" draw:mime-type="image/jpeg"/>
</draw:frame>
NATO Allies and G7 partners made good decisions at meetings.</text:p>
      <text:p text:style-name="P4">
According to Ukrinform correspondent, German Chancellor Olaf Scholt said two days of NATO's summit.</text:p>
      <text:p text:style-name="P4">
"We have made very good decisions for Ukraine in a document that has been worked out ... It is a security partnership that is essential," - said Stock.</text:p>
      <text:p text:style-name="P4">
He specified that individual states will take specific measures. The head of the man was afraid that the next German government could evade the fulfillment of the current leadership of the state. All that signed - is obligatory for the state, it does not depend on who stands in the leadership at some point, he emphasized.</text:p>
      <text:p text:style-name="P4">
<text:span text:style-name="T4">
 Read also: </text:span>
 [Zelensky declared an agreement with Germany Patriot.(https://www.ukrinform.ua/rubric-ato/3734734-zelenskij-zaaviv-pro-domovlenist-iz-nimeccinou-pro-dodatkovi-ustanovki-patriot.html)The main difference between future guarantees and all the help provided by partnerships was given to Kiev, he believes that now it has been agreed on the "Nedia -year -old strategy that Ukraine can rely on." Chancellor noted that Ukraine cannot alone on its own, solely on its own economic capacity, continue to defend itself.</text:p>
      <text:p text:style-name="P4">
Concerning the fears of the Ukrainian leadership regarding the possibility of replacing the more than NATO membership in some agreement with the Kremlin, Scholtzavanavated: “The issue of NATO membership will not be a question that will be transferred to persons who are not part of this partnership. Russia will not be able to add anything from this drive. "</text:p>
      <text:p text:style-name="P4">
Commenting on the "conditions" of membership, Scholz emphasized that they exist in the event of the organization and are binding on all without exception.</text:p>
      <text:p text:style-name="P4">
He assessed the initiation of the Na-Ukraine Council as a "new institutional level" of relations.</text:p>
      <text:p text:style-name="P4">
Chancellor repeated that the most important task is to provide Ukraine with the necessary technique and means of what partners will concentrate. Vinto and promised that Germany will continue training for a "very large number" of Ukrainian soldiers without calling specific figures.</text:p>
      <text:p text:style-name="P4">
<text:span text:style-name="T4">
 Read also: </text:span>
 <text:a xlink:type="simple" xlink:href="https://www.ukrinform.ua/rubric-polytics/3734955-ekspert-pro-samit-nato-mi-otrimali-mense-niz-rozrahovuvali-ale-rezultati-zadovilni.html" text:style-name="Internet_20_link" text:visited-style-name="Visited_20_Internet_20_Link">
NATO Summit Expert <text:span text:style-name="T4">
 </text:span>
: We got less than to display - but the results are satisfactory</text:a>
</text:p>
      <text:p text:style-name="P4">
In general, Scholz appreciated the Vilnius summit as very successful.</text:p>
      <text:p text:style-name="P4">
The German Chancellor held several bilateral meetings as part of the summit, in particular, the president of Ukraine Vladimir Zelensky.</text:p>
      <text:p text:style-name="P4">
According to Ukrinform, the NATO summit takes place on July 11-12 in the capital of Lithuania. The NATO-Ukraine Council was already announced.</text:p>
      <text:p text:style-name="P4">
News Source: <text:a xlink:type="simple" xlink:href="https://www.ukrinform.ua/rubric-polytics/3734963-u-vilnusi-uhvalili-dobri-dla-ukraini-risenna-solc.html" text:style-name="Internet_20_link" text:visited-style-name="Visited_20_Internet_20_Link">
https://www.ukrinform.ua/rubric-polytics/3734963-u-vilnusi-uhvalili-dobri-dla-ukraini-risenna-solc.html</text:a>
</text:p>
      <!--NEWS-->
      <text:h text:style-name="P10" text:outline-level="1">
<text:span text:style-name="T4">
Kaliber missile launches were reported from the Black Sea, over Mykolaiv region now</text:span>
</text:h>
      <text:p text:style-name="P4">
Authors: liveuamap (Language: en)</text:p>
      <text:p text:style-name="P4">
Time: 2023-07-12T17:16:54</text:p>
      <text:p text:style-name="P4">
Location: Black Sea (Latitude:44.73113 Longtitude:32.91504)</text:p>
      <text:p text:style-name="P4">
Videos: []</text:p>
      <text:p text:style-name="P4">
Images: []</text:p>
      <text:p text:style-name="P4">
Tags: []</text:p>
      <text:p text:style-name="P4">
Id: 22575702</text:p>
      <!--METADATA-->
      <text:p text:style-name="P4">
Kaliber missile launches were reported from the Black Sea, over Mykolaivregion now</text:p>
      <text:p text:style-name="P4">
News Collection Link: <text:a xlink:type="simple" xlink:href="https:\/\/liveuamap.com\/en\/2023\/12-july-kaliber-missile-launches-were-reported-from-the-black" text:style-name="Internet_20_link" text:visited-style-name="Visited_20_Internet_20_Link">
https:\/\/liveuamap.com\/en\/2023\/12-july-kaliber-missile-launches-were-reported-from-the-black</text:a>
</text:p>
      <text:p text:style-name="P4">
News Source: <text:a xlink:type="simple" xlink:href="https://t.me/vanek_nikolaev/15965" text:style-name="Internet_20_link" text:visited-style-name="Visited_20_Internet_20_Link">
https://t.me/vanek_nikolaev/15965</text:a>
</text:p>
      <!--NEWS-->
      <text:h text:style-name="P10" text:outline-level="1">
<text:span text:style-name="T4">
In Zaporozhye, the number of victims from the explosion increased to 18</text:span>
</text:h>
      <text:p text:style-name="P4">
Authors: Ukrinform (Person)</text:p>
      <text:p text:style-name="P4">
Publisher: Укринформ (Organization)</text:p>
      <text:p text:style-name="P4">
Published Time: 2023-07-12T17:18:00+03:00</text:p>
      <text:p text:style-name="P4">
Modified Time: 2023-07-12T17:18:00+03:00</text:p>
      <text:p text:style-name="P4">
Description: In Zaporozhye, 18 people were injured as a result of the fall of an unidentified enemy aircraft, including 6 children. - Ukrinform.</text:p>
      <text:p text:style-name="P4">
Images: ['<text:a xlink:type="simple" xlink:href="https://static.ukrinform.com/photos/2023_07/thumb_files/630_360_1689162187-9939.jpeg" text:style-name="Internet_20_link" text:visited-style-name="Visited_20_Internet_20_Link">
630_360_16891...</text:a>
']</text:p>
      <text:p text:style-name="P4">
Tags: ['Поранені', 'Вибух', 'Мотор Запоріжжя', 'Війна з Росією']</text:p>
      <text:p text:style-name="P4">
Type: Article</text:p>
      <!--METADATA-->
      <text:p text:style-name="P4">
<draw:frame draw:style-name="fr1" draw:name="Image101" text:anchor-type="as-char" svg:width="6.9236in" svg:height="3.956343in" draw:z-index="0">
<draw:image xlink:href="../Images/yкринформ/2023-07-12T17-18-00-03-00/630_360_1689162187-9939.jpeg" xlink:type="simple" xlink:show="embed" xlink:actuate="onLoad" draw:mime-type="image/jpeg"/>
</draw:frame>
18 people were performed as a result of the fall of an unidentified enemy aircraft, including 6 children.</text:p>
      <text:p text:style-name="P4">
About it in <text:a xlink:type="simple" xlink:href="https://t.me/zoda_gov_ua/20239" text:style-name="Internet_20_link" text:visited-style-name="Visited_20_Internet_20_Link">
telegram</text:a>
Yuri Malashko, Yuriy Malashko, reports, Ukrinform reports.</text:p>
      <text:p text:style-name="P4">
"18 injured, including 6 children are the consequences of the fall of an unspecified elaborate aircraft in the sleeping area of the regional center. Currently known about 9 women and 3 men who were injured in the open territory. In addition, 6 children were injured in varying severity," It is a testament.</text:p>
      <text:p text:style-name="P4">
<text:span text:style-name="T4">
 Read also: </text:span>
 <text:a xlink:type="simple" xlink:href="https://www.ukrinform.ua/rubric-regions/3734930-vibuh-u-zaporizzi-v-likarni-sestero-ditej-iz-travmami-serednoi-vazkosti.html" text:style-name="Internet_20_link" text:visited-style-name="Visited_20_Internet_20_Link">
explosion in <text:span text:style-name="T4">
 Zaporizhzhia </text:span>
 I: in hospital - six children with thravma</text:a>
After first aid, 4 adults and 1 child are sent to the NAUBULTER treatment.</text:p>
      <text:p text:style-name="P4">
Now the victims are given all the necessary help. Specialists work sites.</text:p>
      <text:p text:style-name="P4">
As it was reported, about 12:30 in <text:a xlink:type="simple" xlink:href="https://www.ukrinform.ua/tag-zaporizza" text:style-name="Internet_20_link" text:visited-style-name="Visited_20_Internet_20_Link">
Zaporozhye</text:a>
There was an explosion. Then there was information that in one park of the city as a result of an explosion of an unknown military facility injured people.</text:p>
      <text:p text:style-name="P4">
News Source: <text:a xlink:type="simple" xlink:href="https://www.ukrinform.ua/rubric-regions/3734967-u-zaporizzi-kilkist-postrazdalih-vid-vibuhu-zrosla-do-18.html" text:style-name="Internet_20_link" text:visited-style-name="Visited_20_Internet_20_Link">
https://www.ukrinform.ua/rubric-regions/3734967-u-zaporizzi-kilkist-postrazdalih-vid-vibuhu-zrosla-do-18.html</text:a>
</text:p>
      <!--NEWS-->
      <text:h text:style-name="P10" text:outline-level="1">
<text:span text:style-name="T4">
Shakhtar will receive compensation for the transition of Solomon - media</text:span>
</text:h>
      <text:p text:style-name="P4">
Authors: Ukrinform (Person)</text:p>
      <text:p text:style-name="P4">
Publisher: Укринформ (Organization)</text:p>
      <text:p text:style-name="P4">
Published Time: 2023-07-12T17:18:21+03:00</text:p>
      <text:p text:style-name="P4">
Modified Time: 2023-07-12T17:18:21+03:00</text:p>
      <text:p text:style-name="P4">
Description: The payment will be separated by Tottenham and FIFA. - Ukrinform.</text:p>
      <text:p text:style-name="P4">
Images: ['<text:a xlink:type="simple" xlink:href="https://static.ukrinform.com/photos/2023_07/thumb_files/630_360_1689171359-595.jpeg" text:style-name="Internet_20_link" text:visited-style-name="Visited_20_Internet_20_Link">
630_360_16891...</text:a>
']</text:p>
      <text:p text:style-name="P4">
Tags: ['Футбол', 'Тоттенхем', 'Шахтар']</text:p>
      <text:p text:style-name="P4">
Type: Article</text:p>
      <!--METADATA-->
      <text:p text:style-name="P4">
<draw:frame draw:style-name="fr1" draw:name="Image102" text:anchor-type="as-char" svg:width="6.9236in" svg:height="3.956343in" draw:z-index="0">
<draw:image xlink:href="../Images/yкринформ/2023-07-12T17-18-21-03-00/630_360_1689171359-595.jpeg" xlink:type="simple" xlink:show="embed" xlink:actuate="onLoad" draw:mime-type="image/jpeg"/>
</draw:frame>
Paying will be separated by Tottenham and FIFA.</text:p>
      <text:p text:style-name="P4">
Shakhtar will receive some compensation for the winger of Winger Manor Solomon to Tottenham despite the fact that the 23-year-old Israeli passed the free agent <text:a xlink:type="simple" xlink:href="https://www.theguardian.com/football/2023/jul/11/ange-postecoglou-spurs-biggest-challenge-attacking-mindset-james-maddison" text:style-name="Internet_20_link" text:visited-style-name="Visited_20_Internet_20_Link">
reports</text:a>
TheGuardian, reports Ukrinform.</text:p>
      <text:p text:style-name="P4">
According to the source, the agreement was due to FIFA rules on suspension of legionnaire contractions, but the Pitmen will help the football player - the amount is unheatted.</text:p>
      <text:p text:style-name="P4">
At the same time, the funds will not only come from Tottenham - part will pay Samaffiff.</text:p>
      <text:p text:style-name="P4">
Last July, the Manor on the rights of the lease went to Fulgem. In the composition of this team he scored 4 goals in the Championship of England, and became the best player in February.</text:p>
      <text:p text:style-name="P4">
<text:span text:style-name="T4">
 Read also: </text:span>
 <text:a xlink:type="simple" xlink:href="https://www.ukrinform.ua/rubric-sports/3734358-manor-solomon-oficijno-vistupatime-za-tottengem.html" text:style-name="Internet_20_link" text:visited-style-name="Visited_20_Internet_20_Link">
Manor <text:span text:style-name="T4">
 Solomon </text:span>
 will officially advocate Tottenham</text:a>
As reported by Ukrinform, in Shakhtar, Solomon performed from 2019 to 2022, during which time the Israelian spent 106 matches of all tournaments for the Donetsk to the Donetsk people, who scored 22 goals and gave 9 assistants. The Ukrainian Club has purchased it for 6 million euros.</text:p>
      <text:p text:style-name="P4">
Photo: Tottenhamhotspur.com</text:p>
      <text:p text:style-name="P4">
News Source: <text:a xlink:type="simple" xlink:href="https://www.ukrinform.ua/rubric-sports/3734965-sahtar-otrimae-kompensaciu-za-perehid-solomona-zmi.html" text:style-name="Internet_20_link" text:visited-style-name="Visited_20_Internet_20_Link">
https://www.ukrinform.ua/rubric-sports/3734965-sahtar-otrimae-kompensaciu-za-perehid-solomona-zmi.html</text:a>
</text:p>
      <!--NEWS-->
      <text:h text:style-name="P10" text:outline-level="1">
<text:span text:style-name="T4">
Air raid alert in Kyiv and Kyiv region due to drone threat</text:span>
</text:h>
      <text:p text:style-name="P4">
Authors: liveuamap (Language: en)</text:p>
      <text:p text:style-name="P4">
Time: 2023-07-12T17:18:52</text:p>
      <text:p text:style-name="P4">
Location: Kyivs'ka oblast (Latitude:50.3967 Longtitude:30.94299)</text:p>
      <text:p text:style-name="P4">
Videos: []</text:p>
      <text:p text:style-name="P4">
Images: []</text:p>
      <text:p text:style-name="P4">
Tags: []</text:p>
      <text:p text:style-name="P4">
Id: 22575703</text:p>
      <!--METADATA-->
      <text:p text:style-name="P4">
Air raid alert in Kyiv and Kyiv region due to drone threat</text:p>
      <text:p text:style-name="P4">
News Collection Link: <text:a xlink:type="simple" xlink:href="https:\/\/liveuamap.com\/en\/2023\/12-july-air-raid-alert-in-kyiv-and-kyiv-region-due-to-drone" text:style-name="Internet_20_link" text:visited-style-name="Visited_20_Internet_20_Link">
https:\/\/liveuamap.com\/en\/2023\/12-july-air-raid-alert-in-kyiv-and-kyiv-region-due-to-drone</text:a>
</text:p>
      <text:p text:style-name="P4">
News Source: <text:a xlink:type="simple" xlink:href="https://t.me/kpszsu/3235" text:style-name="Internet_20_link" text:visited-style-name="Visited_20_Internet_20_Link">
https://t.me/kpszsu/3235</text:a>
</text:p>
      <!--NEWS-->
      <text:h text:style-name="P10" text:outline-level="1">
<text:span text:style-name="T4">
Introduction to the EU: Zelensky and the Chairman of the Euro Council discussed the possibility of starting negotiations</text:span>
</text:h>
      <text:p text:style-name="P4">
Authors: Ukrinform (Person)</text:p>
      <text:p text:style-name="P4">
Publisher: Укринформ (Organization)</text:p>
      <text:p text:style-name="P4">
Published Time: 2023-07-12T17:20:00+03:00</text:p>
      <text:p text:style-name="P4">
Modified Time: 2023-07-12T17:20:00+03:00</text:p>
      <text:p text:style-name="P4">
Description: President Volodymyr Zelensky discussed in Vilnius with President of European Council, Charles Michel, the opportunity to start negotiations on Ukraine's membership in the EU at the end of the year. - Ukrinform.</text:p>
      <text:p text:style-name="P4">
Images: ['<text:a xlink:type="simple" xlink:href="https://static.ukrinform.com/photos/2023_07/thumb_files/630_360_1689165400-938.jpeg" text:style-name="Internet_20_link" text:visited-style-name="Visited_20_Internet_20_Link">
630_360_16891...</text:a>
']</text:p>
      <text:p text:style-name="P4">
Tags: ['Євросоюз', 'Зеленський', 'Мішель']</text:p>
      <text:p text:style-name="P4">
Type: Article</text:p>
      <!--METADATA-->
      <text:p text:style-name="P4">
<draw:frame draw:style-name="fr1" draw:name="Image104" text:anchor-type="as-char" svg:width="6.9236in" svg:height="3.956343in" draw:z-index="0">
<draw:image xlink:href="../Images/yкринформ/2023-07-12T17-20-00-03-00/630_360_1689165400-938.jpeg" xlink:type="simple" xlink:show="embed" xlink:actuate="onLoad" draw:mime-type="image/jpeg"/>
</draw:frame>
The Presidential Lordir Zelensky discussed in Vilnius with President of European Radishal Michel, at the end of the year, negotiations on Ukraine's membership in the EU.</text:p>
      <text:p text:style-name="P4">
The Head of State reported this in <text:a xlink:type="simple" xlink:href="https://t.me/V_Zelenskiy_official/6952" text:style-name="Internet_20_link" text:visited-style-name="Visited_20_Internet_20_Link">
telegram</text:a>
transmits Ukrinform.</text:p>
      <text:p text:style-name="P4">
“A good conversation with the President of European Council Charles Michel. The main thing that was created is our opportunity to open at the end of this year to negotiate membership in the European Union. Thank you for the support, ”Zelensky said.</text:p>
      <text:p text:style-name="P4">
<text:span text:style-name="T4">
 Read also: </text:span>
 <text:a xlink:type="simple" xlink:href="https://www.ukrinform.ua/rubric-polytics/3734673-pragnenna-do-clenstva-v-es-dopomagae-ukraini-nablizitisa-do-nato-ursula-fon-der-laen.html" text:style-name="Internet_20_link" text:visited-style-name="Visited_20_Internet_20_Link">
desire for EU membership helps Ukraine close to NATO - Ursula von der Lyen</text:a>
As reported by Ukrinform, President Volodymyr Zelenskyy <text:a xlink:type="simple" xlink:href="https://www.ukrinform.ua/rubric-ato/3416117-prezident-pidpisav-zaavku-na-clenstvo-ukraini-v-es.html" text:style-name="Internet_20_link" text:visited-style-name="Visited_20_Internet_20_Link">
28 February 2022 signed an application for Ukraine's membership in the European Union</text:a>
. On June 23 last year, the Heads of State and the Government Union made a decision to grant Ukraine the status of a candidate country to visit to the EU. At the same time, the European Commission provided seven recommendations that are required for further European integration of Ukraine.</text:p>
      <text:p text:style-name="P4">
<text:span text:style-name="T5">
Foto: op</text:span>
</text:p>
      <text:p text:style-name="P4">
News Source: <text:a xlink:type="simple" xlink:href="https://www.ukrinform.ua/rubric-polytics/3734975-vstup-do-es-zelenskij-i-golova-evroradi-obgovorili-mozlivist-startu-peregovoriv.html" text:style-name="Internet_20_link" text:visited-style-name="Visited_20_Internet_20_Link">
https://www.ukrinform.ua/rubric-polytics/3734975-vstup-do-es-zelenskij-i-golova-evroradi-obgovorili-mozlivist-startu-peregovoriv.html</text:a>
</text:p>
      <!--NEWS-->
      <text:h text:style-name="P10" text:outline-level="1">
<text:span text:style-name="T4">
The G7 declaration symbolizes for Ukraine the presence of "umbrella" in the form of security guarantees - Yermak</text:span>
</text:h>
      <text:p text:style-name="P4">
Authors: Ukrinform (Person)</text:p>
      <text:p text:style-name="P4">
Publisher: Укринформ (Organization)</text:p>
      <text:p text:style-name="P4">
Published Time: 2023-07-12T17:21:27+03:00</text:p>
      <text:p text:style-name="P4">
Modified Time: 2023-07-12T17:21:27+03:00</text:p>
      <text:p text:style-name="P4">
Description: The joint declaration of the Seven Group countries is the first legal document on security guarantees for Ukraine, and then will conclude bilateral agreements with guarantor countries. - Ukrinform.</text:p>
      <text:p text:style-name="P4">
Images: ['<text:a xlink:type="simple" xlink:href="https://static.ukrinform.com/photos/2023_06/thumb_files/630_360_1687457216-618.jpeg" text:style-name="Internet_20_link" text:visited-style-name="Visited_20_Internet_20_Link">
630_360_16874...</text:a>
']</text:p>
      <text:p text:style-name="P4">
Tags: ['НАТО', 'Єрмак', 'Безпека']</text:p>
      <text:p text:style-name="P4">
Type: Article</text:p>
      <!--METADATA-->
      <text:p text:style-name="P4">
<draw:frame draw:style-name="fr1" draw:name="Image105" text:anchor-type="as-char" svg:width="6.9236in" svg:height="3.956343in" draw:z-index="0">
<draw:image xlink:href="../Images/yкринформ/2023-07-12T17-21-27-03-00/630_360_1687457216-618.jpeg" xlink:type="simple" xlink:show="embed" xlink:actuate="onLoad" draw:mime-type="image/jpeg"/>
</draw:frame>
The Group Seven Commander is the first legal security document for Ukraine, and then will conclude bilateral agreements with guarantors.</text:p>
      <text:p text:style-name="P4">
This was noted(https://t.me/ermaka2022/3194), reports Ukrinform.</text:p>
      <text:p text:style-name="P4">
“This document is open and enables other G7 countries to not be attached to security guarantees. The Declaration is the first document that symbolizes the content of "umbrellas" in the form of security guarantees. It is important that we won the war in 2024 before the NATOU Summit and signed security guarantees for our country. They will act before the entry into <text:a xlink:type="simple" xlink:href="https://www.ukrinform.ua/tag-nato" text:style-name="Internet_20_link" text:visited-style-name="Visited_20_Internet_20_Link">
NATO</text:a>
», - said the head of the OP.</text:p>
      <text:p text:style-name="P4">
He stressed that the agreed declaration was a great result, which was overwhelmed by the multi -year daily work of our team at the level of advisers to the national security of the US, Great Britain, France and Germany, and in communication with other partners.</text:p>
      <text:p text:style-name="P4">
"I consider this result an important victory for Ukraine on the way to NATO," - assured.</text:p>
      <text:p text:style-name="P4">
He explained that the G7 declaration is a common product that takes into account both the needs of Ukraine and the capabilities of the Allies. It would be impossible without a huge work and fundamental training of allies teams.</text:p>
      <text:p text:style-name="P4">
“The declaration itself is a framework general document. The next step is to conclude bilateral security agreements between Ukraine and individual guarantors, united by the framework of multilateral interaction, ”the head of state told the head.</text:p>
      <text:p text:style-name="P4">
Thus, according to him, the key thesis of the Declaration is the confirmation of the fact that Ukraine is part of the safety of the Euro -Atlantic region and this thesis is referred to the mention of the future of Ukraine's membership in NATO.</text:p>
      <text:p text:style-name="P4">
At the same time, he informed that security guarantees include assisting Ukraine in protecting themselves and preventing new aggression, including the supply of weapons, support in the development of defense, training, and cooperation in the field of reconnaissance. In addition, garants will help to increase the stability of the Ukrainian economy and energy and provide technical and financial assistance.</text:p>
      <text:p text:style-name="P4">
Yermak noted that the declaration contains measures in the event of new aggression, which provide immediate consultations to provide Ukraine with everything necessary for the defense in the shortest possible time.He explained that the document also provides support in the prosecution of references for aggression and steps of economic and legal nature aimed at punishing the Russian Federation and increasing its costs for war, among which the more increased sanction pressure, freezing of assets, creation of mechanisms of recovery of reparations and judicial prosecution Ukraine and Ukrainians in accordance with the rules of international law.</text:p>
      <text:p text:style-name="P4">
It was reported <text:a xlink:type="simple" xlink:href="https://www.ukrinform.ua/rubric-polytics/3734931-g7-pogodila-na-samiti-nato-deklaraciu-pro-pidtrimku-ukraini.html" text:style-name="Internet_20_link" text:visited-style-name="Visited_20_Internet_20_Link">
leaders of the Seven Group countries(G7)guessed</text:a>
In the NATO Summit Fields in Vilnius, a joint declaration of support for Ukraine(Joint Declaration of Support for Ukraine).</text:p>
      <text:p text:style-name="P4">
News Source: <text:a xlink:type="simple" xlink:href="https://www.ukrinform.ua/rubric-polytics/3734968-deklaracia-g7-simvolizue-dla-ukraini-naavnist-parasolki-u-vigladi-garantij-bezpeki-ermak.html" text:style-name="Internet_20_link" text:visited-style-name="Visited_20_Internet_20_Link">
https://www.ukrinform.ua/rubric-polytics/3734968-deklaracia-g7-simvolizue-dla-ukraini-naavnist-parasolki-u-vigladi-garantij-bezpeki-ermak.html</text:a>
</text:p>
      <!--NEWS-->
      <text:h text:style-name="P10" text:outline-level="1">
<text:span text:style-name="T4">
Long -term Ukraine's security commitments will not depend on its reforms - Biden</text:span>
</text:h>
      <text:p text:style-name="P4">
Authors: Ukrinform (Person)</text:p>
      <text:p text:style-name="P4">
Publisher: Укринформ (Organization)</text:p>
      <text:p text:style-name="P4">
Published Time: 2023-07-12T17:22:00+03:00</text:p>
      <text:p text:style-name="P4">
Modified Time: 2023-07-12T17:22:00+03:00</text:p>
      <text:p text:style-name="P4">
Description: The process of Euro -Atlantic integration of Ukraine will rely on achieving reforms within the state, but long -term security in the field of security by the US and allies will not depend on it. - Ukrinform.</text:p>
      <text:p text:style-name="P4">
Images: ['<text:a xlink:type="simple" xlink:href="https://static.ukrinform.com/photos/2023_07/thumb_files/630_360_1689147839-781.jpg" text:style-name="Internet_20_link" text:visited-style-name="Visited_20_Internet_20_Link">
630_360_16891...</text:a>
']</text:p>
      <text:p text:style-name="P4">
Tags: ['Байден', 'НАТО', 'Україна', 'Безпека']</text:p>
      <text:p text:style-name="P4">
Type: Article</text:p>
      <!--METADATA-->
      <text:p text:style-name="P4">
<draw:frame draw:style-name="fr1" draw:name="Image106" text:anchor-type="as-char" svg:width="6.9236in" svg:height="3.956343in" draw:z-index="0">
<draw:image xlink:href="../Images/yкринформ/2023-07-12T17-22-00-03-00/630_360_1689147839-781.jpg" xlink:type="simple" xlink:show="embed" xlink:actuate="onLoad" draw:mime-type="image/jpeg"/>
</draw:frame>
Ukraine's processing integration will rely on the reform of the state, but long -term support in the field of security on the part of the USA will not depend on it.</text:p>
      <text:p text:style-name="P4">
This was stated by US President Joe Biden on Wednesday during a speech together with other G7 leaders in Vilnius, Ukrinform correspondent reports.</text:p>
      <text:p text:style-name="P4">
“All Alliance members agreed to cancel the requirements of the Action Plan for Membership(Chipboard)For Ukraine and to create the way to membership in <text:a xlink:type="simple" xlink:href="https://www.ukrinform.ua/tag-nato" text:style-name="Internet_20_link" text:visited-style-name="Visited_20_Internet_20_Link">
NATO</text:a>
While Ukraine continues to achieve a progress in the necessary reforms. But we will not wait for the completion of this process to take on long -term obligations in Ukraine's security issues, ”the American leader said.</text:p>
      <text:p text:style-name="P4">
Biden noted that he repeatedly spoke with President Vladimir Zelensky about what guarantees could provide the event for Ukraine.</text:p>
      <text:p text:style-name="P4">
"Today, G7 members have published a" joint declaration on Ukraine's support "to understand that our support will last a long time in the future," Baiden emphasized. He clarified that this is beginning a process when every G7 country, as well as any other nation that wants to join this process, will lead to the Ukrainian side of the long-term bilateral security obligations.</text:p>
      <text:p text:style-name="P4">
<text:span text:style-name="T4">
 Read also: </text:span>
 <text:a xlink:type="simple" xlink:href="https://www.ukrinform.ua/rubric-polytics/3734828-deklaracia-g7-mae-stati-persim-uridicnim-dokumentom-sodo-garantij-bezpeki-ukraini-zelenskij.html" text:style-name="Internet_20_link" text:visited-style-name="Visited_20_Internet_20_Link">
G7 Declaration should become the first legal document of the guarantee <text:span text:style-name="T4">
 Security </text:span>
 and Ukraine - Zelensky</text:a>
"We will help Ukraine build a powerful, capable defense on land, air and at sea, which will be a support for stability in the region, as well as to stir any threats," the US President emphasized.</text:p>
      <text:p text:style-name="P4">
In this connection, he thanked all G7 leaders and President Zelensky's President's efforts, which resulted in the declaration declaration.</text:p>
      <text:p text:style-name="P4">
As reported by Ukrinform, the leaders of the Seven Group countries(G7)On Wednesday, they agreed to NATO summit in Vilnius "<text:a xlink:type="simple" xlink:href="https://www.ukrinform.ua/rubric-polytics/3734931-g7-pogodila-na-samiti-nato-deklaraciu-pro-pidtrimku-ukraini.html" text:style-name="Internet_20_link" text:visited-style-name="Visited_20_Internet_20_Link">
a joint declaration of support of Ukraine</text:a>
 » (Joint Declaration of Support for Ukraine).</text:p>
      <text:p text:style-name="P4">
<text:span text:style-name="T5">
Фото: Flickr/NATO</text:span>
</text:p>
      <text:p text:style-name="P4">
News Source: <text:a xlink:type="simple" xlink:href="https://www.ukrinform.ua/rubric-polytics/3734969-dovgostrokovi-zobovazanna-sodo-bezpeki-ukraini-ne-zalezatimut-vid-ii-reform-bajden.html" text:style-name="Internet_20_link" text:visited-style-name="Visited_20_Internet_20_Link">
https://www.ukrinform.ua/rubric-polytics/3734969-dovgostrokovi-zobovazanna-sodo-bezpeki-ukraini-ne-zalezatimut-vid-ii-reform-bajden.html</text:a>
</text:p>
      <!--NEWS-->
      <text:h text:style-name="P10" text:outline-level="1">
<text:span text:style-name="T4">
The court in Russia left the Crimean Political Prisoner of Muratov.</text:span>
</text:h>
      <text:p text:style-name="P4">
Authors: Ukrinform (Person)</text:p>
      <text:p text:style-name="P4">
Publisher: Укринформ (Organization)</text:p>
      <text:p text:style-name="P4">
Published Time: 2023-07-12T17:26:00+03:00</text:p>
      <text:p text:style-name="P4">
Modified Time: 2023-07-12T17:26:00+03:00</text:p>
      <text:p text:style-name="P4">
Description: The Russian Cassation Court left the Crimean political prisoner with a disability of Zekir Muratov, sentenced to 11 years in prison. - Ukrinform.</text:p>
      <text:p text:style-name="P4">
Images: ['<text:a xlink:type="simple" xlink:href="https://static.ukrinform.com/photos/2023_07/thumb_files/630_360_1689171935-969.jpg" text:style-name="Internet_20_link" text:visited-style-name="Visited_20_Internet_20_Link">
630_360_16891...</text:a>
']</text:p>
      <text:p text:style-name="P4">
Tags: ['Крим', "Політв'язні Кремля"]</text:p>
      <text:p text:style-name="P4">
Type: Article</text:p>
      <!--METADATA-->
      <text:p text:style-name="P4">
<draw:frame draw:style-name="fr1" draw:name="Image107" text:anchor-type="as-char" svg:width="6.9236in" svg:height="3.956343in" draw:z-index="0">
<draw:image xlink:href="../Images/yкринформ/2023-07-12T17-26-00-03-00/630_360_1689171935-969.jpg" xlink:type="simple" xlink:show="embed" xlink:actuate="onLoad" draw:mime-type="image/jpeg"/>
</draw:frame>
The Russian Cassation Court left the Crimean political prisoner with a disability of Muratov, a sentenced to 11 years in prison.</text:p>
      <text:p text:style-name="P4">
According to Ukrinform, Dmitrytrolubinets reported this Commissioner for Human Rights for Human Rights in <text:a xlink:type="simple" xlink:href="https://t.me/dmytro_lubinetzs/2952" text:style-name="Internet_20_link" text:visited-style-name="Visited_20_Internet_20_Link">
telegram. </text:a>
According to the Ombudsman, the defense party provided evidence of the political prisoner, but the court did not take them into account.</text:p>
      <text:p text:style-name="P4">
The Commissioner of the Verkhovna Rada called on the world community to respond to the next shameful and increase the pressure on Russia, in particular the sanction, for the immediate release of Muratov and all illegally detained citizens of Ukraine.</text:p>
      <text:p text:style-name="P4">
*!(https://www.ukrinform.ua/rubric-crimea/3734899-dvoh-nezakonno-zasudzenih-krimcan-etapuvali-do-vaznici-v-saratovsku-oblast.html)As reported by Ukrinform, in February 2022 the Southern District Military Sudrostov-on-Don <text:a xlink:type="simple" xlink:href="https://www.ukrinform.ua/rubric-crimea/3402060-dvoh-krimskih-tatar-u-rosii-zasudili-do-11-rokiv-suvorogo-rezimu.html" text:style-name="Internet_20_link" text:visited-style-name="Visited_20_Internet_20_Link">
Decid the sentence</text:a>
 <text:a xlink:type="simple" xlink:href="https://www.ukrinform.ua/rubric-crimea/3402060-dvoh-krimskih-tatar-u-rosii-zasudili-do-11-rokiv-suvorogo-rezimu.html" text:style-name="Internet_20_link" text:visited-style-name="Visited_20_Internet_20_Link">
 </text:a>
The Crimean Tatarinia of Muratov in the case of participation in the Islamic Political Party "Hizb Ut-Tahrir", appointing him 11.6 years of imprisonment in a colony in a strict host.</text:p>
      <text:p text:style-name="P4">
<text:span text:style-name="T5">
Foto: Radio Liberty</text:span>
</text:p>
      <text:p text:style-name="P4">
News Source: <text:a xlink:type="simple" xlink:href="https://www.ukrinform.ua/rubric-crimea/3734971-sud-u-rosii-zalisiv-cinnim-virok-krimskomu-politvaznu-muratovu.html" text:style-name="Internet_20_link" text:visited-style-name="Visited_20_Internet_20_Link">
https://www.ukrinform.ua/rubric-crimea/3734971-sud-u-rosii-zalisiv-cinnim-virok-krimskomu-politvaznu-muratovu.html</text:a>
</text:p>
      <!--NEWS-->
      <text:h text:style-name="P10" text:outline-level="1">
<text:span text:style-name="T4">
In Malin in Zhytomyr region renamed the street in honor of Valery Zaluzhny</text:span>
</text:h>
      <text:p text:style-name="P4">
Authors: Ukrinform (Person)</text:p>
      <text:p text:style-name="P4">
Publisher: Укринформ (Organization)</text:p>
      <text:p text:style-name="P4">
Published Time: 2023-07-12T17:37:00+03:00</text:p>
      <text:p text:style-name="P4">
Modified Time: 2023-07-12T17:37:00+03:00</text:p>
      <text:p text:style-name="P4">
Description: In the city of Malin, in Zhytomyr region, Nina Sosnina Street was renamed in honor of the Commander -in -Chief of General Valery Zaluzhny. - Ukrinform.</text:p>
      <text:p text:style-name="P4">
Images: ['<text:a xlink:type="simple" xlink:href="https://static.ukrinform.com/photos/2023_06/thumb_files/630_360_1687950352-550.jpg" text:style-name="Internet_20_link" text:visited-style-name="Visited_20_Internet_20_Link">
630_360_16879...</text:a>
']</text:p>
      <text:p text:style-name="P4">
Tags: ['Житомирщина', 'Перейменування']</text:p>
      <text:p text:style-name="P4">
Type: Article</text:p>
      <!--METADATA-->
      <text:p text:style-name="P4">
<draw:frame draw:style-name="fr1" draw:name="Image108" text:anchor-type="as-char" svg:width="6.9236in" svg:height="3.956343in" draw:z-index="0">
<draw:image xlink:href="../Images/yкринформ/2023-07-12T17-37-00-03-00/630_360_1687950352-550.jpg" xlink:type="simple" xlink:show="embed" xlink:actuate="onLoad" draw:mime-type="image/jpeg"/>
</draw:frame>
Nina Sosnina Street was renamed in the city of Malynin, in honor of General Valery Zaluzhny's armed forces.</text:p>
      <text:p text:style-name="P4">
The Ukrinform correspondent was informed in the Malinsky City Council.</text:p>
      <text:p text:style-name="P4">
"At the session of the Malinsky City Council, which took place on July 7, Nina Sosninoe Street was transferred to Valery Zaluzhny," the City Council noted.</text:p>
      <text:p text:style-name="P4">
They added that at the session 47 streets in Malin and 75 Umalian territorial community were renamed.</text:p>
      <text:p text:style-name="P4">
<text:span text:style-name="T4">
 Read also: </text:span>
 <text:a xlink:type="simple" xlink:href="https://www.ukrinform.ua/rubric-society/3733606-zaluznomu-prisvoili-zvanna-pocesnij-gromadanin-avorova.html" text:style-name="Internet_20_link" text:visited-style-name="Visited_20_Internet_20_Link">
<text:span text:style-name="T4">
 Zaluzhn </text:span>
 in the assigned title "Honorary Citizen"</text:a>
As reported by Ukrinform, in the town of Old Sinyava on Khmelnytskyihvlytsia and Zhukov lane was renamed <text:a xlink:type="simple" xlink:href="https://www.ukrinform.ua/rubric-regions/3509054-u-selisi-na-hmelniccini-nazvali-vulicu-na-cest-valeria-zaluznogo.html" text:style-name="Internet_20_link" text:visited-style-name="Visited_20_Internet_20_Link">
in honor of General Valery Zaluzhny</text:a>
.</text:p>
      <text:p text:style-name="P4">
Zaluzhny was born in Zvyagel(Former Novograd-Volynsky)in Zhytomyr region.</text:p>
      <text:p text:style-name="P4">
News Source: <text:a xlink:type="simple" xlink:href="https://www.ukrinform.ua/rubric-regions/3734976-na-zitomirsini-perejmenuvali-vulicu-u-malini-na-cest-valeria-zaluznogo.html" text:style-name="Internet_20_link" text:visited-style-name="Visited_20_Internet_20_Link">
https://www.ukrinform.ua/rubric-regions/3734976-na-zitomirsini-perejmenuvali-vulicu-u-malini-na-cest-valeria-zaluznogo.html</text:a>
</text:p>
      <!--NEWS-->
      <text:h text:style-name="P10" text:outline-level="1">
<text:span text:style-name="T4">
UkrPoshta will release a brand with f-16 fighters</text:span>
</text:h>
      <text:p text:style-name="P4">
Authors: Ukrinform (Person)</text:p>
      <text:p text:style-name="P4">
Publisher: Укринформ (Organization)</text:p>
      <text:p text:style-name="P4">
Published Time: 2023-07-12T17:45:00+03:00</text:p>
      <text:p text:style-name="P4">
Modified Time: 2023-07-12T17:45:00+03:00</text:p>
      <text:p text:style-name="P4">
Description: JSC "UkrPoshta" is preparing to present a mail mark with a symbol of F-16 combat aircraft, while the world community summarizes the results of NATO Vilnius Strategic Solutions of NATO 2023.-Ukrinform.</text:p>
      <text:p text:style-name="P4">
Images: ['<text:a xlink:type="simple" xlink:href="https://static.ukrinform.com/photos/2023_06/thumb_files/630_360_1686750467-952.jpg" text:style-name="Internet_20_link" text:visited-style-name="Visited_20_Internet_20_Link">
630_360_16867...</text:a>
']</text:p>
      <text:p text:style-name="P4">
Tags: ['Марка', 'Укрпошта', 'Винищувач', 'F-16']</text:p>
      <text:p text:style-name="P4">
Type: Article</text:p>
      <!--METADATA-->
      <text:p text:style-name="P4">
<draw:frame draw:style-name="fr1" draw:name="Image109" text:anchor-type="as-char" svg:width="6.9236in" svg:height="3.956343in" draw:z-index="0">
<draw:image xlink:href="../Images/yкринформ/2023-07-12T17-45-00-03-00/630_360_1686750467-952.jpg" xlink:type="simple" xlink:show="embed" xlink:actuate="onLoad" draw:mime-type="image/jpeg"/>
</draw:frame>
JSC "UkrPoshta" is preparing to present a mail mark with the symbol of the Fight aircraft F-16, while the world community summarizes the results of the NATO Strategic Decree Summit of 2023.</text:p>
      <text:p text:style-name="P4">
According to Ukrinform, the press service [Ukrposhta] reports it(https://www.ukrposhta.ua/ua/news/57942-vinishuvachi-zla-ukrposhta-gotutsja-predstaviti-poshtovu-marku-z-simvolom-bojovih-litakiv-f-16).</text:p>
      <text:p text:style-name="P4">
“UkrPoshta announces the release of a new brand“ Fighters of Evil ”. The new postal issue is administered to F-16 fighter aircraft, which are extremely needed by our armed forces in the fight against the enemy. UkrPoshta, as one of the channels of communications of our country with the world, focuses on the key issues of the most more present today, one of which is the provision of F-16 aircraft to Ukraine, ”the presentation reads.</text:p>
      <text:p text:style-name="P4">
Photo: UkrPoshta</text:p>
      <text:p text:style-name="P4">
It is noted that the repayment of the first day will take place on August 4 in Kyiv, special repayment will also be held in all regions of Ukraine.(https://www.ukrinform.ua/tag-vinisuvac)Evil ”, you can order in the official online store of Ukrposhta.</text:p>
      <text:p text:style-name="P4">
Evil fighter jets contains many semantic and metaphorical devices. The figure of the brand shows how the Armed Forces of Ukraine completely destroy the Moscow Kremlin-a symbol of the "empire of evil", grinding it on a grater, the openings are depicted in the form of F-16 aircraft. On the envelope-the outlines of the Knight-Turmovik Washlomi in the form of a Ukrainian trident. He is the embodiment of strength, will, courage, honor of the army that defends his native land.</text:p>
      <text:p text:style-name="P4">
<text:span text:style-name="T4">
 Read also: </text:span>
 ["<text:span text:style-name="T4">
 UkrPoshta </text:span>
" since July 1 has increased the tariffs(https://www.ukrinform.ua/rubric-economy/3730243-ukrposta-z-1-lipna-zbilsila-tarifi-na-vidpravlenna.html)At the same time, "Interesting Features" also has the nominal of the Evil fighter brand –F+16.00, where F corresponds to the tariff for forwarding a recommended sheet weighing up to 50 g within Ukraine, and 16.00 - the amount of charity donate, which will be directed to the purchase of drones. The brand circulation is 600 thousand copies. The number of matches in the sheet is 4.</text:p>
      <text:p text:style-name="P4">
As it was reported, JSC "UkrPoshta" on July 7 presented a special charity issue of the framework "PTN PNH!", Which contains the corresponding mail mark from the reflection of the Stempel "The first day. Kyiv. 02/24/2023 ”and postal card that was released by the anniversary of the full -scale war of Russia against Ukraine.</text:p>
      <text:p text:style-name="P4">
_ First photo: defensie.nl_</text:p>
      <text:p text:style-name="P4">
News Source: <text:a xlink:type="simple" xlink:href="https://www.ukrinform.ua/rubric-society/3734978-ukrposta-vipustit-marku-z-vinisuvacami-f16.html" text:style-name="Internet_20_link" text:visited-style-name="Visited_20_Internet_20_Link">
https://www.ukrinform.ua/rubric-society/3734978-ukrposta-vipustit-marku-z-vinisuvacami-f16.html</text:a>
</text:p>
      <!--NEWS-->
      <text:h text:style-name="P10" text:outline-level="1">
<text:span text:style-name="T4">
Famous second pair of Wimbledon semi -finalists</text:span>
</text:h>
      <text:p text:style-name="P4">
Authors: Ukrinform (Person)</text:p>
      <text:p text:style-name="P4">
Publisher: Укринформ (Organization)</text:p>
      <text:p text:style-name="P4">
Published Time: 2023-07-12T17:46:30+03:00</text:p>
      <text:p text:style-name="P4">
Modified Time: 2023-07-12T17:46:30+03:00</text:p>
      <text:p text:style-name="P4">
Description: Arina Sobolenko will resist Onz Zhaber in the struggle for the finals. - Ukrinform.</text:p>
      <text:p text:style-name="P4">
Images: ['<text:a xlink:type="simple" xlink:href="https://static.ukrinform.com/photos/2023_07/thumb_files/630_360_1689173118-240.jpg" text:style-name="Internet_20_link" text:visited-style-name="Visited_20_Internet_20_Link">
630_360_16891...</text:a>
']</text:p>
      <text:p text:style-name="P4">
Tags: ['Теніс', 'Вімблдон']</text:p>
      <text:p text:style-name="P4">
Type: Article</text:p>
      <!--METADATA-->
      <text:p text:style-name="P4">
<draw:frame draw:style-name="fr1" draw:name="Image111" text:anchor-type="as-char" svg:width="6.9236in" svg:height="3.956343in" draw:z-index="0">
<draw:image xlink:href="../Images/yкринформ/2023-07-12T17-46-30-03-00/630_360_1689173118-240.jpg" xlink:type="simple" xlink:show="embed" xlink:actuate="onLoad" draw:mime-type="image/jpeg"/>
</draw:frame>
Ainasobolenko will resist the onz Zhaber in the fight for the finals.</text:p>
      <text:p text:style-name="P4">
On July 11 and 12, matches of the 1/4 finals of the female single category of the NavimBldon tournament took place, Ukrinform reports.</text:p>
      <text:p text:style-name="P4">
On Tuesday, Ukrainian Elina Svitolina knocked out the first racket of the world Igusviontek - 7: 5, 6: 7(5), 6: 4, and the Vndroushov Market did not let Jessica Pegul's semi -finalican - 6: 4, 2: 6, 6: 4.</text:p>
      <text:p text:style-name="P4">
Today, the second racket of the world Arina Sobolenko figured out Madison Kizz - 6: 2,6: 4, and in the match onS Zhaber - Elena Rybakina won the representative of Tunisia - 6: 7(5), 6: 4, 6: 1.</text:p>
      <text:p text:style-name="P4">
Thus, the frog will play with Sobolenko, Svitolina - with Vondroushev for the exit of the Ufinals.</text:p>
      <text:p text:style-name="P4">
<text:span text:style-name="T4">
 Read also: </text:span>
(https://www.ukrinform.ua/rubric-sports/3734715-svontek-pisla-matcu-pobazala-svitolinij-vigrati-vimbldon.html)As reported by Ukrinform, the semi-finals in the female single net wimblednevodnovne will take place tomorrow, July 13 at 3:00 pm for Kiev.</text:p>
      <text:p text:style-name="P4">
Photo: Getty Images</text:p>
      <text:p text:style-name="P4">
News Source: <text:a xlink:type="simple" xlink:href="https://www.ukrinform.ua/rubric-sports/3734980-vidoma-druga-para-pivfinalistok-vimbldonu.html" text:style-name="Internet_20_link" text:visited-style-name="Visited_20_Internet_20_Link">
https://www.ukrinform.ua/rubric-sports/3734980-vidoma-druga-para-pivfinalistok-vimbldonu.html</text:a>
</text:p>
      <!--NEWS-->
      <text:h text:style-name="P10" text:outline-level="1">
<text:span text:style-name="T4">
The Ministry of Economy together with business is working on the development of the Plan of Ukraine</text:span>
</text:h>
      <text:p text:style-name="P4">
Authors: Ukrinform (Person)</text:p>
      <text:p text:style-name="P4">
Publisher: Укринформ (Organization)</text:p>
      <text:p text:style-name="P4">
Published Time: 2023-07-12T17:48:10+03:00</text:p>
      <text:p text:style-name="P4">
Modified Time: 2023-07-12T17:48:10+03:00</text:p>
      <text:p text:style-name="P4">
Description: The Ministry of Economy, together with Ukrainian business, associations and experts, will create more than 10 sectoral working groups to discuss and develop specific and complex measures for development in key sectors of the Ukrainian economy. - Ukrinform.</text:p>
      <text:p text:style-name="P4">
Images: ['<text:a xlink:type="simple" xlink:href="https://static.ukrinform.com/photos/2021_12/thumb_files/630_360_1640348262-618.jpg" text:style-name="Internet_20_link" text:visited-style-name="Visited_20_Internet_20_Link">
630_360_16403...</text:a>
']</text:p>
      <text:p text:style-name="P4">
Tags: ['Бізнес', 'Економіка', 'Мінекономіки', 'ВВП']</text:p>
      <text:p text:style-name="P4">
Type: Article</text:p>
      <!--METADATA-->
      <text:p text:style-name="P4">
<draw:frame draw:style-name="fr1" draw:name="Image112" text:anchor-type="as-char" svg:width="6.9236in" svg:height="3.956343in" draw:z-index="0">
<draw:image xlink:href="../Images/yкринформ/2023-07-12T17-48-10-03-00/630_360_1640348262-618.jpg" xlink:type="simple" xlink:show="embed" xlink:actuate="onLoad" draw:mime-type="image/jpeg"/>
</draw:frame>
The Ministry of Economy, together with Ukrainian business, and Taekepert Associations, will create more than 10 sectoral working groups to discuss and develop specific and complex measures for development in key industries of Ukraine.</text:p>
      <text:p text:style-name="P4">
According to Ukrinform, the first Viceremier-Minister-Ministry of Ministers Yulia Sviridenko told this during a meeting with the Ukrainian business environment, reports <text:a xlink:type="simple" xlink:href="https://www.me.gov.ua/News/Detail" text:style-name="Internet_20_link" text:visited-style-name="Visited_20_Internet_20_Link">
ministry press service.</text:a>
"It is planned to discuss key industries that should be an incentive for the development of the Ukrainian economy and the development of specific high -level sector proposals," the message reads.</text:p>
      <text:p text:style-name="P4">
These developments will underpin Ukraine's plan for Ukraine Facility(UF)The European Union. In addition, according to Sviridenko, a dialogue with business establishment will develop a project of sectoral development programs for UF and business proposals to sectoral development strategies for 10 years in three stages: short-term-2023-2024, medium-term-2025-2027. 2033.</text:p>
      <text:p text:style-name="P4">
<text:span text:style-name="T4">
 Read also: </text:span>
 <text:a xlink:type="simple" xlink:href="https://www.ukrinform.ua/rubric-economy/3734902-nbu-polipsiv-prognoz-voennih-vtrat-bankivskoi-sistemi-do-20.html" text:style-name="Internet_20_link" text:visited-style-name="Visited_20_Internet_20_Link">
NBU improved the "military" loss of the banking system by 20%</text:a>
The development of the Plan of Ukraine within the framework of Ukraine Facility will allow you to compile 50 billion euros of help from the European Commission in the Ukrainian economy, which was announced during Ukraine Recovery Conference.</text:p>
      <text:p text:style-name="P4">
“To receive funding under the Ukraine Facility program, we have a monitoring plan to restore, reconstruct and modernize the country. Its potential embodiment will allow us not only to receive 50 million euros for the next 4 years, but also to contribute to the attraction of additional investments of the Departments for almost the same amount - 50 billion. But for this we have to form a joint vision of economic development of the country, ”Sviridenko said.</text:p>
      <text:p text:style-name="P4">
She stressed that the government seeks to protest with business analytical hypotheses, to collision key for the rapid restoration of the sectors of Ukrainian economic, to attract private capital and to understand what changes needed to realize our ambitious goals<text:span text:style-name="T4">
 Read also: </text:span>
 <text:a xlink:type="simple" xlink:href="https://www.ukrinform.ua/rubric-economy/3734412-biznes-pidtrimue-znizenna-pdv-i-podatku-na-pributok-do-10-ta-podatku-na-zarplati-do-20.html" text:style-name="Internet_20_link" text:visited-style-name="Visited_20_Internet_20_Link">
Business supports VAT and income tax up to 10% and salary tax up to 20%</text:a>
“The plan will allow you to return [GDP] in the coming years(https://www.ukrinform.ua/tag-vvp)to the level by 2021 and further increase by plus 10%. We already understand what these funds will go to - part of the cover deficit, some will go to the recovery, but most of the funds have to be directed to the private sector, the implementation of strategic investment wages, which in their turn should stimulate the involvement of additional private capital, ”Sviridenko said.</text:p>
      <text:p text:style-name="P4">
As it was reported, at the London Conference on the restoration of the Ministry of Economy of Ukraine presented the vision of the complex development of key sectors, and Ukrainian Ukraine has strategic advantages. It is energy, agricultural sphere, green industry, critical industry, medicine and education, security sector, IT and entrepreneurship, construction and infrastructure.</text:p>
      <text:p text:style-name="P4">
There, the European Commission has announced the decision to provide Ukraine with 50 billion euros with Ukraine Facility in 2024-2027. Financial support will be in the form of grants and loans, investments and technical assistance.</text:p>
      <text:p text:style-name="P4">
News Source: <text:a xlink:type="simple" xlink:href="https://www.ukrinform.ua/rubric-economy/3734984-minekonomiki-spilno-z-biznesom-pracuut-nad-rozrobkou-planu-ukraini.html" text:style-name="Internet_20_link" text:visited-style-name="Visited_20_Internet_20_Link">
https://www.ukrinform.ua/rubric-economy/3734984-minekonomiki-spilno-z-biznesom-pracuut-nad-rozrobkou-planu-ukraini.html</text:a>
</text:p>
      <!--NEWS-->
      <text:h text:style-name="P10" text:outline-level="1">
<text:span text:style-name="T4">
Ukraine can increase agricultural production in 10 years to 200 million tons - Ministry of Agrarian Policy</text:span>
</text:h>
      <text:p text:style-name="P4">
Authors: Ukrinform (Person)</text:p>
      <text:p text:style-name="P4">
Publisher: Укринформ (Organization)</text:p>
      <text:p text:style-name="P4">
Published Time: 2023-07-12T17:51:00+03:00</text:p>
      <text:p text:style-name="P4">
Modified Time: 2023-07-12T17:51:00+03:00</text:p>
      <text:p text:style-name="P4">
Description: After victory in the war, Ukraine will be able to increase agricultural production up to 200 million tonnes in 10 years and feed 600 million people on the planet each year. - Ukrinform.</text:p>
      <text:p text:style-name="P4">
Images: ['<text:a xlink:type="simple" xlink:href="https://static.ukrinform.com/photos/2023_07/thumb_files/630_360_1689173173-589.jpg" text:style-name="Internet_20_link" text:visited-style-name="Visited_20_Internet_20_Link">
630_360_16891...</text:a>
']</text:p>
      <text:p text:style-name="P4">
Tags: ['Мінагро', 'Продукти', 'Врожай']</text:p>
      <text:p text:style-name="P4">
Type: Article</text:p>
      <!--METADATA-->
      <text:p text:style-name="P4">
<draw:frame draw:style-name="fr1" draw:name="Image113" text:anchor-type="as-char" svg:width="6.9236in" svg:height="3.956343in" draw:z-index="0">
<draw:image xlink:href="../Images/yкринформ/2023-07-12T17-51-00-03-00/630_360_1689173173-589.jpg" xlink:type="simple" xlink:show="embed" xlink:actuate="onLoad" draw:mime-type="image/jpeg"/>
</draw:frame>
After the war in the war, Ukraine will be able to increase agro -production up to 200 million tonnes in 10 years and feed 600 million people on the planet each year.</text:p>
      <text:p text:style-name="P4">
This was stated by the First Deputy Minister of Agrarian Policy and Food of Ukraine Taras Vysotsky during the conference "From Vision to Future of Ukraine: Starting of Permanent Dialogue of the State and Business", Ukrinform reports with reference <text:a xlink:type="simple" xlink:href="https://minagro.gov.ua/news/taras-visockij-eksport-ukrayinskoyi-agroprodukciyi-z-dodanoyu-vartistyu-mozhe-zrosti-v-razi" text:style-name="Internet_20_link" text:visited-style-name="Visited_20_Internet_20_Link">
press service of the Ministry of Agrarian Policy. </text:a>
“Our goals: to provide 600 million people on the planet with food, to develop import substitution policies and to 90% consume their own agricultural products, to increase competition in the processing sector and, accordingly, to process 50% of the crop, to develop a biomethane market, to get an investment portfolio of $ 57 million, to get an investment portfolio Real, but we need another reference point, ”said.</text:p>
      <text:p text:style-name="P4">
<text:span text:style-name="T4">
 Read also: </text:span>
 <text:a xlink:type="simple" xlink:href="https://www.ukrinform.ua/rubric-economy/3734428-ukraina-u-pitanni-zernovoi-ugodi-bilse-pokladaetsa-na-erdogana-posol-bodnar.html" text:style-name="Internet_20_link" text:visited-style-name="Visited_20_Internet_20_Link">
Ukraine in the issue of "Grain Agreement" is more relied on by the Erdogana - Ambassador Bodnar</text:a>
The Deputy Minister noted that the prospect of implementing such a strategy depends on the parallel development of other sectors of the economy.</text:p>
      <text:p text:style-name="P4">
"Many countries have already encountered a sharp shortage of food products, it is about 350 million people, while the population of the planet is increasing, the acclimatic conditions are not changing for the better for the agricultural sector, so the potential of Ukraine on the agro -industrial map is significant and it can grow,"</text:p>
      <text:p text:style-name="P4">
<text:span text:style-name="T4">
 Read also: </text:span>
 <text:a xlink:type="simple" xlink:href="https://www.ukrinform.ua/rubric-economy/3705146-solskij-obgovoriv-iz-bolgarskim-kolegou-eksport-ta-tranzit-ukrainskoi-agroprodukcii.html" text:style-name="Internet_20_link" text:visited-style-name="Visited_20_Internet_20_Link">
Solsky discussed with the Bulgarian colleague exports of Tatranzite of Ukrainian Agro -Production</text:a>
Vysotsky added that Ukraine needs to emphasize the automation of tacittvization of all agricultural processes to increase the productivity and intensity of agricultural production.</text:p>
      <text:p text:style-name="P4">
As reported by Ukrinform, in accordance with the strategy of development of the agro -industrial complex for the next ten years, developed by the Ministry of Agrarian Policy, the production of oils in Ukraine should increase to 150 million tons.</text:p>
      <text:p text:style-name="P4">
<text:span text:style-name="T5">
Foto: Minagro</text:span>
</text:p>
      <text:p text:style-name="P4">
News Source: <text:a xlink:type="simple" xlink:href="https://www.ukrinform.ua/rubric-economy/3734985-ukraina-moze-za-10-rokiv-narostiti-agrarne-virobnictvo-do-200-miljoniv-tonn-minagropolitiki.html" text:style-name="Internet_20_link" text:visited-style-name="Visited_20_Internet_20_Link">
https://www.ukrinform.ua/rubric-economy/3734985-ukraina-moze-za-10-rokiv-narostiti-agrarne-virobnictvo-do-200-miljoniv-tonn-minagropolitiki.html</text:a>
</text:p>
      <!--NEWS-->
      <text:h text:style-name="P10" text:outline-level="1">
<text:span text:style-name="T4">
Poland in the event of Russian aggression will protect up to 100,000 military from NATO countries</text:span>
</text:h>
      <text:p text:style-name="P4">
Authors: Ukrinform (Person)</text:p>
      <text:p text:style-name="P4">
Publisher: Укринформ (Organization)</text:p>
      <text:p text:style-name="P4">
Published Time: 2023-07-12T17:52:00+03:00</text:p>
      <text:p text:style-name="P4">
Modified Time: 2023-07-12T17:52:00+03:00</text:p>
      <text:p text:style-name="P4">
Description: In the case of Russian aggression, Poland will immediately be transferred to 100,000 military people from NATO countries. - Ukrinform.</text:p>
      <text:p text:style-name="P4">
Images: ['<text:a xlink:type="simple" xlink:href="https://static.ukrinform.com/photos/2023_07/thumb_files/630_360_1689145752-156.jpeg" text:style-name="Internet_20_link" text:visited-style-name="Visited_20_Internet_20_Link">
630_360_16891...</text:a>
']</text:p>
      <text:p text:style-name="P4">
Tags: ['Дуда', 'НАТО', 'Війна з Росією']</text:p>
      <text:p text:style-name="P4">
Type: Article</text:p>
      <!--METADATA-->
      <text:p text:style-name="P4">
<draw:frame draw:style-name="fr1" draw:name="Image115" text:anchor-type="as-char" svg:width="6.9236in" svg:height="3.956343in" draw:z-index="0">
<draw:image xlink:href="../Images/yкринформ/2023-07-12T17-52-00-03-00/630_360_1689145752-156.jpeg" xlink:type="simple" xlink:show="embed" xlink:actuate="onLoad" draw:mime-type="image/jpeg"/>
</draw:frame>
Up to 100,000 NATO Until Ukraine will immediately be transferred to Poland in case of Russian aggression.</text:p>
      <text:p text:style-name="P4">
The results of the NATO summit in Vilnius, commenting on the approval of the Alliance's approval plans, Polish President Andrzej Duda said on Wednesday, Ukrinform correspondent reports.</text:p>
      <text:p text:style-name="P4">
"If an attack on the" Brest Gate "occurred, it would be possible to calculate about 100,000 NATO troops for immediate defense," Duda said.</text:p>
      <text:p text:style-name="P4">
According to him, these are the expectations of Poland that is laid in defense documents <text:a xlink:type="simple" xlink:href="https://www.ukrinform.ua/tag-nato" text:style-name="Internet_20_link" text:visited-style-name="Visited_20_Internet_20_Link">
NATO</text:a>
approved in Vilnius.</text:p>
      <text:p text:style-name="P4">
He noted that Poland does not want Bucha's repetition - the enemy of the territory of Ukraine and a large number of innocent civilian casualties.</text:p>
      <text:p text:style-name="P4">
"NATO says it" no ", and therefore a new doctrine of defense is accepted," the Polish leader stressed.</text:p>
      <text:p text:style-name="P4">
He also called the positive decision of the Alliance on the location of Nativ warehouses with weapons in Poland.</text:p>
      <text:p text:style-name="P4">
Duda stressed that this year's NATO summit recorded the final change in the approach of relations to Russia, which even the least ceased to call a partnerromalan in the organization's documents.</text:p>
      <text:p text:style-name="P4">
"Today, there is no doubt: Russia is the aggressor and the biggest threat to NATO countries, it is waging aggressive war in Ukraine, and therefore its named after the alliance is the most threat to the Alliance," Polish leader stated.</text:p>
      <text:p text:style-name="P4">
<text:span text:style-name="T4">
 Read also: </text:span>
 <text:a xlink:type="simple" xlink:href="https://www.ukrinform.ua/rubric-polytics/3734968-deklaracia-g7-simvolizue-dla-ukraini-naavnist-parasolki-u-vigladi-garantij-bezpeki-ermak.html" text:style-name="Internet_20_link" text:visited-style-name="Visited_20_Internet_20_Link">
<text:span text:style-name="T4">
 Declare </text:span>
 G7 Symbolizes Ukraine's presence of "umbrellas" in the form of security guarantees - Yermak</text:a>
As reported by Ukrinform, NATO Summit took place in the capital of Lithuania on July 11-12. He was announced during the establishment of the NATO-Ukraine Council.</text:p>
      <text:p text:style-name="P4">
President Volodymyr Zelenskyy assured that Ukraine values ​​the recognition that it is unnecessary to the Alliance Membership Action Plan, and called it good results of the Summit.</text:p>
      <text:p text:style-name="P4">
<text:a xlink:type="simple" xlink:href="https://www.ukrinform.ua/rubric-polytics/3734931-g7-pogodila-na-samiti-nato-deklaraciu-pro-pidtrimku-ukraini.html" text:style-name="Internet_20_link" text:visited-style-name="Visited_20_Internet_20_Link">
Seven Group Leaders(G7)guessed</text:a>
In NATO Summit fields in Vilnius "Joint Declaration of support of Ukraine"(Joint Declaration of Support for Ukraine).</text:p>
      <text:p text:style-name="P4">
<text:span text:style-name="T5">
Фото: PAP/Leszek Szymanski</text:span>
</text:p>
      <text:p text:style-name="P4">
News Source: <text:a xlink:type="simple" xlink:href="https://www.ukrinform.ua/rubric-world/3734991-polsu-u-razi-rosijskoi-agresii-zahisatime-do-100-tisac-vijskovih-iz-krain-nato-duda.html" text:style-name="Internet_20_link" text:visited-style-name="Visited_20_Internet_20_Link">
https://www.ukrinform.ua/rubric-world/3734991-polsu-u-razi-rosijskoi-agresii-zahisatime-do-100-tisac-vijskovih-iz-krain-nato-duda.html</text:a>
</text:p>
      <!--NEWS-->
      <text:h text:style-name="P10" text:outline-level="1">
<text:span text:style-name="T4">
The "servant of the people" will exclude from the faction MP Marchenko, who was exposed on a bribe</text:span>
</text:h>
      <text:p text:style-name="P4">
Authors: Ukrinform (Person)</text:p>
      <text:p text:style-name="P4">
Publisher: Укринформ (Organization)</text:p>
      <text:p text:style-name="P4">
Published Time: 2023-07-12T17:54:00+03:00</text:p>
      <text:p text:style-name="P4">
Modified Time: 2023-07-12T17:54:00+03:00</text:p>
      <text:p text:style-name="P4">
Description: The "servant of the people" will decide to exclude from the faction of the People's Deputy Lyudmila Marchenko, who was presented with a suspicion of receiving a bribe, at the next fractional meeting. - Ukrinform.</text:p>
      <text:p text:style-name="P4">
Images: ['<text:a xlink:type="simple" xlink:href="https://static.ukrinform.com/photos/2023_07/thumb_files/630_360_1689173470-395.jpg" text:style-name="Internet_20_link" text:visited-style-name="Visited_20_Internet_20_Link">
630_360_16891...</text:a>
']</text:p>
      <text:p text:style-name="P4">
Tags: ['Депутат', 'Хабар', 'Слуга народу', 'Арахамія']</text:p>
      <text:p text:style-name="P4">
Type: Article</text:p>
      <!--METADATA-->
      <text:p text:style-name="P4">
<draw:frame draw:style-name="fr1" draw:name="Image116" text:anchor-type="as-char" svg:width="6.9236in" svg:height="3.956343in" draw:z-index="0">
<draw:image xlink:href="../Images/yкринформ/2023-07-12T17-54-00-03-00/630_360_1689173470-395.jpg" xlink:type="simple" xlink:show="embed" xlink:actuate="onLoad" draw:mime-type="image/jpeg"/>
</draw:frame>
"Servanarod" will decide to exclude from the faction of the People's Deputy Lyudmilimarchenko, who was presented with a suspicion of receiving a bribe, at the nearest fractional consistency.</text:p>
      <text:p text:style-name="P4">
This was the head of the parliamentary faction of "Servant of the People" by David Arahamia <text:a xlink:type="simple" xlink:href="https://t.me/David_Arakhamia/257" text:style-name="Internet_20_link" text:visited-style-name="Visited_20_Internet_20_Link">
Telegram,</text:a>
transmits Ukrinform.</text:p>
      <text:p text:style-name="P4">
"As promised: Lyudmila Marchenko's membership in the faction of the political party" Service "is suspended. The decision to exclude it will be made at the nearest detachment of the faction," the message reads.</text:p>
      <text:p text:style-name="P4">
As it was reported, in the Ternopil region the National Anti -Corruption Bureau of Taspecialized Anti -Corruption Prosecutor's Office <text:a xlink:type="simple" xlink:href="https://www.ukrinform.ua/rubric-society/3732008-na-ternopilsini-vikrili-pomicnika-deputata-na-habari-za-vnesenna-danih-u-sistemu-slah.html" text:style-name="Internet_20_link" text:visited-style-name="Visited_20_Internet_20_Link">
exposed</text:a>
Assistant to the deputy to receive an undue benefit for entering the data by the Usystem "Path".</text:p>
      <text:p text:style-name="P4">
<text:span text:style-name="T4">
 Read also: </text:span>
 <text:a xlink:type="simple" xlink:href="https://www.ukrinform.ua/rubric-regions/3731237-sprava-pro-habari-sap-oskarzila-zapobizni-zahodi-trom-ternopilskim-cinovnikam.html" text:style-name="Internet_20_link" text:visited-style-name="Visited_20_Internet_20_Link">
Case about <text:span text:style-name="T4">
 bribe </text:span>
 I: SAP has challenged precautions to Ternopil officials</text:a>
According to the People's Deputy from the faction "European Solidarity" Oleksiagoncharenko, it is a deputy from the "servant of the people" Lyudmila Marchenko.</text:p>
      <text:p text:style-name="P4">
On July 10, NABU and SAP reported <text:a xlink:type="simple" xlink:href="https://www.ukrinform.ua/tag-pidozra" text:style-name="Internet_20_link" text:visited-style-name="Visited_20_Internet_20_Link">
suspicion</text:a>
People's Deputy and its assistant for receiving $ 5.3 thousand Zavozville for the crossing of the border.</text:p>
      <text:p text:style-name="P4">
News Source: <text:a xlink:type="simple" xlink:href="https://www.ukrinform.ua/rubric-polytics/3734988-sluga-narodu-viklucit-iz-frakcii-deputatku-marcenko-aku-vikrili-na-habari.html" text:style-name="Internet_20_link" text:visited-style-name="Visited_20_Internet_20_Link">
https://www.ukrinform.ua/rubric-polytics/3734988-sluga-narodu-viklucit-iz-frakcii-deputatku-marcenko-aku-vikrili-na-habari.html</text:a>
</text:p>
      <!--NEWS-->
      <text:h text:style-name="P10" text:outline-level="1">
<text:span text:style-name="T4">
The President's Office has published a G7 declaration on Ukraine support</text:span>
</text:h>
      <text:p text:style-name="P4">
Authors: Ukrinform (Person)</text:p>
      <text:p text:style-name="P4">
Publisher: Укринформ (Organization)</text:p>
      <text:p text:style-name="P4">
Published Time: 2023-07-12T17:58:00+03:00</text:p>
      <text:p text:style-name="P4">
Modified Time: 2023-07-12T17:58:00+03:00</text:p>
      <text:p text:style-name="P4">
Description: The President's office published the Declaration of the Seven Group countries on the support of Ukraine, which was approved in Vilnius. - Ukrinform.</text:p>
      <text:p text:style-name="P4">
Images: ['<text:a xlink:type="simple" xlink:href="https://static.ukrinform.com/photos/2023_07/thumb_files/630_360_1689172262-387.jpg" text:style-name="Internet_20_link" text:visited-style-name="Visited_20_Internet_20_Link">
630_360_16891...</text:a>
']</text:p>
      <text:p text:style-name="P4">
Tags: ['Саміт НАТО', 'Велика сімка', 'Офіс Президента', 'Гарантії безпеки']</text:p>
      <text:p text:style-name="P4">
Type: Article</text:p>
      <!--METADATA-->
      <text:p text:style-name="P4">
<draw:frame draw:style-name="fr1" draw:name="Image117" text:anchor-type="as-char" svg:width="6.9236in" svg:height="3.956343in" draw:z-index="0">
<draw:image xlink:href="../Images/yкринформ/2023-07-12T17-58-00-03-00/630_360_1689172262-387.jpg" xlink:type="simple" xlink:show="embed" xlink:actuate="onLoad" draw:mime-type="image/jpeg"/>
</draw:frame>
The office of the president published the Declaration of the Seven Group countries on the support of Ukraine, which was approved in Vilnius.</text:p>
      <text:p text:style-name="P4">
According to Ukrinform, the press service [OP] reports it(https://www.president.gov.ua/news/spilna-deklaraciya-pro-pidtrimku-ukrayini-84277?fbclid=IwAR0i8Z-qXQTLRmtdg_aE9UbAMRmI4c2OYKPE2jYWKP4b2iTgm3n9wkUNNLo).</text:p>
      <text:p text:style-name="P4">
«Ми, лідери «Групи семи» (G7)We confirm our unwavering dedication to create a free, independent, democratic and sovereign Ukraine within its internationally recognized borders capable of protecting ourselves with future aggression. We confirm that Ukraine's security is an integral part of the security of the Euro -Atlantic region, ”the declaration reads.</text:p>
      <text:p text:style-name="P4">
The Seven Group leaders consider the illegal and uncontrollable invasion of Russia in Ukraine with a threat to international peace and security, gross violation of international law, including the UN Charter, and incompatible with their security interests.</text:p>
      <text:p text:style-name="P4">
Also, according to the text of the Declaration, the leaders of the Seven groups will support Ukraine in its protection against Russian aggression for as long as it will be necessary.</text:p>
      <text:p text:style-name="P4">
"We are the only one in our unchanged support of Ukraine, which is based on our community democratic values and interests, especially on respect for the statutory and principles of territorial integrity and sovereignty," - it reads.</text:p>
      <text:p text:style-name="P4">
<text:span text:style-name="T4">
 Read also: </text:span>
 <text:a xlink:type="simple" xlink:href="https://www.ukrinform.ua/rubric-polytics/3734969-dovgostrokovi-zobovazanna-sodo-bezpeki-ukraini-ne-zalezatimut-vid-ii-reform-bajden.html" text:style-name="Internet_20_link" text:visited-style-name="Visited_20_Internet_20_Link">
long -term Ukraine's security commitments will independent of its reforms - Biden</text:a>
Today, G7 leaders begin negotiations with Ukraine for the purpose of formalization - through bilateral security obligations and arrangements, agreed with this multilateral framework agreement, according to their relevant legal and constitutional requirements - unchanged support for Ukraine, which protects its sovereignty and territorial integrity. of its citizens and strives for integration into the Euro -Atlantic law. G7 leaders will instruct their teams to start these discussions immediately.</text:p>
      <text:p text:style-name="P4">
According to the Declaration, "each of us will work with Ukraine on specific two -way long -term obligations and arrangements in spherical safety." Which will be focused on providing sustainable forces, capable of protecting Ukraine now and restraining Russian aggression in the future.As well as supporting the further development of the defense and industrial base of Ukraine, training and training of the Ukrainian Armed Forces, exchange of intelligence tasseling.</text:p>
      <text:p text:style-name="P4">
In addition, support for cyber defense, safety and stability initiatives, including hybrid threats.</text:p>
      <text:p text:style-name="P4">
*!(https://www.ukrinform.ua/rubric-polytics/3734968-deklaracia-g7-simvolizue-dla-ukraini-naavnist-parasolki-u-vigladi-garantij-bezpeki-ermak.html)And also G7 leaders will work with Ukraine to strengthen its economic compatibility and sustainability, including through efforts to reconstruct a taut, in order to create conditions favorable to promote Ukraine's economic rating, including its energy security.</text:p>
      <text:p text:style-name="P4">
G7 leaders will also work with Ukraine to provide technical and financial support to meet its urgent needs caused by war with Russia.</text:p>
      <text:p text:style-name="P4">
And also in order for Ukraine to continue to implement the effective order of a daily reform that will maintain proper governance, it is necessary to promote on the way to Euro -Atlantic aspirations.</text:p>
      <text:p text:style-name="P4">
"In the event of a future armed attack by Russia, we intend to immediately consult with Ukraine to determine the relevant further steps. We intend, according to our relevant legal and constitutional demands, to provide Ukraine with quick and sustainable security, modern -day, modern -day and sea assistance. and in the air, as well as economic assistance, to impose economic and other expenses on Russia, as well as to consult the Ukraine on its needs during the exercise of its right to self -defense, enshrined in Article 51 of the United Nations Statute. To this end, we will work with Ukraine over an extended security package of idolatry in case of future aggression to allow Ukraine to protect the territory and sovereignty, ”the message reads.</text:p>
      <text:p text:style-name="P4">
In addition to the above elements, G7 leaders remain devoted to Ukraine's support by bringing Russia to justice. This includes all the work to ensure that the price of aggression for Russia continues to grow, because of sanctions and export control, as well as maintaining efforts aimed at liable persons guilty of other international crimes committed in and against Ukraine, committed in and against Ukraine, Including the knowledge of critical civilian infrastructure.According to the report, there should be no impunity for war crimes and other atrocities. In this context, they confirm their dedication to the prosecution of the perpetrators under international law, in the same way by supporting the efforts of international mechanisms, such as the International Criminal Court(MKS).</text:p>
      <text:p text:style-name="P4">
Також лідери G7 підтверджують, що, відповідно до їхніх правових систем,суверенні активи Росії в їх юрисдикціях залишатимуться знерухомленими доти,доки РФ не заплатить за шкоду, яку вона завдала Україні.</text:p>
      <text:p text:style-name="P4">
«Ми визнаємо необхідність створення міжнародного механізму відшкодуваннязбитків, втрат або поранень, завданих російською агресією, і висловлюємо нашуготовність вивчити варіанти розробки відповідних механізмів» , - ідеться вдекларації.</text:p>
      <text:p text:style-name="P4">
Зі свого боку Україна зобов'язується робити позитивний внесок у безпекупартнерів та посилювати заходи прозорості та підзвітності щодо партнерськоїдопомоги.</text:p>
      <text:p text:style-name="P4">
Також Україна зобов'язується продовжувати реалізацію реформ правоохороннихорганів, судової системи, боротьби з корупцією, корпоративного управління,економіки, сектору безпеки та державного управління, які підкреслюють їївідданість демократії, верховенству права, повазі до прав людини та свободиЗМІ, а також виводять її економіку на сталий шлях розвитку.</text:p>
      <text:p text:style-name="P4">
А також просувати оборонні реформи і модернізацію, зокрема шляхом посиленнядемократичного цивільного контролю над Збройними силами та підвищенняефективності й прозорості в оборонних установах і промисловості України.</text:p>
      <text:p text:style-name="P4">
Зазначається, що Європейський Союз та його держави-члени готові зробити свійвнесок у ці зусилля і швидко розглянуть модальності такого внеску. Ці зусиллябудуть продовжуватися, в той час як Україна прямує шляхом до майбутньогочленства у євроатлантичному співтоваристві.</text:p>
      <text:p text:style-name="P4">
Інші країни, які бажають зробити свій внесок у ці зусилля, спрямовані назабезпечення вільної, сильної, незалежної та суверенної України, можутьприєднатися до цієї Спільної декларації в будь-який час.</text:p>
      <text:p text:style-name="P4">
<text:span text:style-name="T5">
Укрінформ наводить повний текст документа.</text:span>
</text:p>
      <text:p text:style-name="P4">
<text:span text:style-name="T4">
Спільна декларація про підтримку України</text:span>
</text:p>
      <text:p text:style-name="P4">
<text:span text:style-name="T4">
<text:span text:style-name="T5">
12 липня 2023 року</text:span>
 </text:span>
</text:p>
      <text:p text:style-name="P4">
Ми, лідери «Групи семи» (G7)We confirm our unwavering dedication to create a free, independent, democratic and sovereign Ukraine within its internationally recognized borders capable of protecting ourselves with future aggression.</text:p>
      <text:p text:style-name="P4">
We confirm that Ukraine's security is an integral part of the safety of an euro -Atlantic region.We are the only one in our unchanged support for Ukraine, which is based on our community democratic values and interests, especially on respect for the statutory and principles of territorial integrity and sovereignty.</text:p>
      <text:p text:style-name="P4">
We start negotiating with Ukraine for formalization - through two -way security and agreements, agreed with this multilateral framework agreement, in accordance with our relevant legal iconic requirements - our constant support of Ukraine, which protects its savings and territorial And he strives for integration into the Euro -Atlantic community. We are assigned to the teams to start these discussions immediately.</text:p>
      <text:p text:style-name="P4">
Each of us will work with Ukraine on specific bilateral long -term obligations and agreements in the field of security directed:</text:p>
      <text:p text:style-name="P4">
a)Provision of sustainable forces capable of protecting Ukraine now and restraining Russian aggression in the future by continuing granting:</text:p>
      <ul>
        <li>
Safety and modern military equipment on land, air and sea with air defense priority, long -range artillery and long -range fire, armored vehicles and other key means such as combat aviation, as well as promoting the level of operational compatibility. with Euro -Atlantic partners; * support for further development of the defense and industrial base of Ukraine; * training and training of the Ukrainian Armed Forces; * intelligence exchange and cooperation; * Supporting cyber defense, safety and sustainability initiatives, including to counteract hybrid threats.</li>
      </ul>
      <text:p text:style-name="P4">
b)Strengthening the economic stability and sustainability of Ukraine, including through the reconstruction and restoration through the purpose of creating conditions, favorable for promoting Ukraine's economic prosperity, including its energy safety.</text:p>
      <text:p text:style-name="P4">
c)Provision of technical and financial support to satisfy the urgent needs of Ukraine caused by the war with Russia, as well as in order for Ukraine to implement an effective agenda for reform, which will support proper government needed to promote on the way of pre -entity aspirations.In addition to the above elements, we remain committed to Ukraine's support by bringing Russia to justice. This includes the work that the price of aggression for Russia continues to grow, including through sanctions and export control, as well as supporting efforts aimed at liability of persons guilty of war crimes and other international crimes committed in Ukraine and against Ukraine, inclusive With attacks, civilian infrastructure is covered. There should be no impunity for the crime and other atrocities. In this context, we confirm the martiality of prosecution of the perpetrators under international law, including by supporting the efforts of international mechanisms, such as the International Criminal Court(MKS).</text:p>
      <text:p text:style-name="P4">
Ми підтверджуємо, що, відповідно до наших правових систем, суверенні активиРосії в наших юрисдикціях залишатимуться знерухомленими доти, доки Росія незаплатить за шкоду, яку вона завдала Україні. Ми визнаємо необхідністьстворення міжнародного механізму відшкодування збитків, втрат або поранень,завданих російською агресією, і висловлюємо нашу готовність вивчити варіантирозробки відповідних механізмів.</text:p>
      <text:p text:style-name="P4">
Зі свого боку Україна зобов'язується:</text:p>
      <text:p text:style-name="P4">
a)Make a positive contribution to partners' safety and increase partnerships.</text:p>
      <text:p text:style-name="P4">
b)Continue implementation of law enforcement agencies, the judicial system, the fight against corruption, corporate governance, economics, the security sector of the state administration, which emphasize its democracy, rule, respect for human rights and media freedom, and derive its economy.</text:p>
      <text:p text:style-name="P4">
c)To promote defensive reforms and modernization, in particular by enhancing democratic civil control over the armed forces and increasing the efficiency and transparency in the defense institutions and industry of Ukraine.</text:p>
      <text:p text:style-name="P4">
The EU and its Member States are ready to contribute to these efforts and will quickly consider the modalities of such a contribution.</text:p>
      <text:p text:style-name="P4">
These efforts will continue, while Ukraine is going through a prevalence membership in the Euro -Atlantic community.</text:p>
      <text:p text:style-name="P4">
Other countries who want to contribute to these efforts aimed at adopting free, strong, independent and sovereign Ukraine may join this joint declaration at any time.<text:span text:style-name="T5">
Foto: op</text:span>
</text:p>
      <text:p text:style-name="P4">
News Source: <text:a xlink:type="simple" xlink:href="https://www.ukrinform.ua/rubric-polytics/3734990-ofis-prezidenta-opublikuvav-deklaraciu-g7-pro-pidtrimku-ukraini.html" text:style-name="Internet_20_link" text:visited-style-name="Visited_20_Internet_20_Link">
https://www.ukrinform.ua/rubric-polytics/3734990-ofis-prezidenta-opublikuvav-deklaraciu-g7-pro-pidtrimku-ukraini.html</text:a>
</text:p>
      <!--NEWS-->
      <text:h text:style-name="P10" text:outline-level="1">
<text:span text:style-name="T4">
In the air force told how many "shahas" destroyed this night</text:span>
</text:h>
      <text:p text:style-name="P4">
Author: ['АРМІЯINFORM']</text:p>
      <text:p text:style-name="P4">
Time: 2023-07-12T18:00:00-04:00</text:p>
      <text:p text:style-name="P4">
Description: At NICH at 12 Lipnya 2023 Roku Rosіycyki, they were attacked by the Ukrainian-Skhid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1/shah.jpg" text:style-name="Internet_20_link" text:visited-style-name="Visited_20_Internet_20_Link">
shah.jpg</text:a>
']</text:p>
      <text:p text:style-name="P4">
Tags: ['STOPRUSSIA', 'АГРЕСІЯ РФ', 'ВТОРГНЕННЯ РФ', 'ХРОНІКА ОБОРОНИ']</text:p>
      <text:p text:style-name="P4">
Category: News</text:p>
      <!--METADATA-->
      <text:p text:style-name="P4">
<draw:frame draw:style-name="fr1" draw:name="Image118" text:anchor-type="as-char" svg:width="6.9236in" svg:height="3.89773in" draw:z-index="0">
<draw:image xlink:href="../Images/AРМІЯINFORM/2023-07-12T18-00-00-04-00/shah.jpg" xlink:type="simple" xlink:show="embed" xlink:actuate="onLoad" draw:mime-type="image/jpeg"/>
</draw:frame>
Illustrative photo</text:p>
      <text:p text:style-name="P4">
On the night of July 12, 2023, Russian invaders attacked Ukraine from the northeast direction(Kursk)Iranian-produced by Iranian production "ShahED-136/131". About it <text:a xlink:type="simple" xlink:href="https://www.facebook.com/kpszsu/posts/pfbid02zeKgAFLRCdj9XjF6gBNumUW4zEtMJ6JwwxdG2ry5arydETnYvsY4zEzHyZBA92Gxl" text:style-name="Internet_20_link" text:visited-style-name="Visited_20_Internet_20_Link">
reports</text:a>
Armed Forces Command.</text:p>
      <text:p text:style-name="P4">
A total of 15 drones-Kamikadze was involved in the blow. 11 of them were destroyed in the areas of responsibility of the Center and East Air Command. Anti -aircraft missile units, fighter aircraft, mobile air extermination of air force and air defense of other components of defense forces of Ukraine have been reflected.</text:p>
      <text:p text:style-name="P4">
During the current and last day, the Air Force has inflicted almost 30 group cavities on the rear, military equipment, positions and accumulation of the living seat of the enemy.</text:p>
      <text:p text:style-name="P4">
News Source: <text:a xlink:type="simple" xlink:href="https://armyinform.com.ua/2023/07/12/u-povitryanyh-sylah-rozpovily-skilky-shahediv-znyshhyly-cziyeyi-nochi-2/" text:style-name="Internet_20_link" text:visited-style-name="Visited_20_Internet_20_Link">
https://armyinform.com.ua/2023/07/12/u-povitryanyh-sylah-rozpovily-skilky-shahediv-znyshhyly-cziyeyi-nochi-2/</text:a>
</text:p>
      <!--NEWS-->
      <text:h text:style-name="P10" text:outline-level="1">
<text:span text:style-name="T4">
99% of European Business Association companies have been fully resumed in Ukraine</text:span>
</text:h>
      <text:p text:style-name="P4">
Authors: Ukrinform (Person)</text:p>
      <text:p text:style-name="P4">
Publisher: Укринформ (Organization)</text:p>
      <text:p text:style-name="P4">
Published Time: 2023-07-12T18:06:17+03:00</text:p>
      <text:p text:style-name="P4">
Modified Time: 2023-07-12T18:06:17+03:00</text:p>
      <text:p text:style-name="P4">
Description: 99% of the members of the European Business Association during the Great War, fully or partially resumed their work in Ukraine. - Ukrinform.</text:p>
      <text:p text:style-name="P4">
Images: ['<text:a xlink:type="simple" xlink:href="https://static.ukrinform.com/photos/2023_02/thumb_files/630_360_1676561865-943.jpg" text:style-name="Internet_20_link" text:visited-style-name="Visited_20_Internet_20_Link">
630_360_16765...</text:a>
']</text:p>
      <text:p text:style-name="P4">
Tags: ['Бізнес', 'Єврокомісія', 'Україна', 'Війна з Росією']</text:p>
      <text:p text:style-name="P4">
Type: Article</text:p>
      <!--METADATA-->
      <text:p text:style-name="P4">
<draw:frame draw:style-name="fr1" draw:name="Image119" text:anchor-type="as-char" svg:width="6.9236in" svg:height="3.956343in" draw:z-index="0">
<draw:image xlink:href="../Images/yкринформ/2023-07-12T18-06-17-03-00/630_360_1676561865-943.jpg" xlink:type="simple" xlink:show="embed" xlink:actuate="onLoad" draw:mime-type="image/jpeg"/>
</draw:frame>
99% of the Members of the European Business Association during the Great War, or partially resumed their work in Ukraine.</text:p>
      <text:p text:style-name="P4">
About it in an interview <text:a xlink:type="simple" xlink:href="https://ukr.radio/news.html" text:style-name="Internet_20_link" text:visited-style-name="Visited_20_Internet_20_Link">
Ukrainian radio</text:a>
Anna Derevyanko, the Executive Director of Capaciasation, reported, Ukrinform reports.</text:p>
      <text:p text:style-name="P4">
“During these one and a half years, business has been going on different stages. On February 24, for manybacquents, it was a big shock and this shock lasted for several weeks, even a month and a half. Despite the shock, people still continued to work. Then, from April to October last year, the process of stabilization continued, and when it was already in new military conditions. When the massive executors of the Ukraine energy system began, a new phase began, a new stage of business adoption. From October 10 to the end of winter, the period of adaptation of the normal conditions for the supply of electricity continued. Accordingly, under the part of the phase, business has learned to be that it can work without energy. We see for the latest data - we bring together about 900 companies –99% of our members or have fully resumed our work, or partially, ” - said.</text:p>
      <text:p text:style-name="P4">
<text:span text:style-name="T4">
 Read also: </text:span>
 [one third of companies suffered up to $ 1 million losses in a result(https://www.ukrinform.ua/rubric-economy/3704235-tretina-kompanij-zaznala-do-1-miljona-vtrat-unaslidok-bojovih-dij-eva.html)According to Derevyanko, business has a mood to continue to work in Ukraine.</text:p>
      <text:p text:style-name="P4">
“People continue to invest, as 63% of our members plan to invest in the war. Moreover, some of them invest tens of millions in economics. For example, companies such as Nestle, which plans to invest a new $ 43 million plant, Bauer plans to invest 60 million euros, Kingspan –200 million euros, Phillip Morris - 20 million euros. That is, in fact, a foreign business is investing, ”the Executive Director of the Association said.</text:p>
      <text:p text:style-name="P4">
At the same time, the situation in small and microbusiness looks, according to her, "a little more critically, even more critical."*!(https://www.ukrinform.ua/rubric-economy/3734984-minekonomiki-spilno-z-biznesom-pracuut-nad-rozrobkou-planu-ukraini.html)As reported, European <text:a xlink:type="simple" xlink:href="https://www.ukrinform.ua/tag-biznes" text:style-name="Internet_20_link" text:visited-style-name="Visited_20_Internet_20_Link">
business</text:a>
The Association was founded in 1999 with the support of the European Commission. The Association of International Business in Ukraine, which brings together about 900 Ukrainian and international companies.</text:p>
      <text:p text:style-name="P4">
News Source: <text:a xlink:type="simple" xlink:href="https://www.ukrinform.ua/rubric-economy/3734992-v-ukraini-povnistu-vidnovili-robotu-99-kompanij-evropejskoi-biznes-asociacii.html" text:style-name="Internet_20_link" text:visited-style-name="Visited_20_Internet_20_Link">
https://www.ukrinform.ua/rubric-economy/3734992-v-ukraini-povnistu-vidnovili-robotu-99-kompanij-evropejskoi-biznes-asociacii.html</text:a>
</text:p>
      <!--NEWS-->
      <text:h text:style-name="P10" text:outline-level="1">
<text:span text:style-name="T4">
Usik arrived in London for a second press conference before the Duba's battle</text:span>
</text:h>
      <text:p text:style-name="P4">
Authors: Ukrinform (Person)</text:p>
      <text:p text:style-name="P4">
Publisher: Укринформ (Organization)</text:p>
      <text:p text:style-name="P4">
Published Time: 2023-07-12T18:13:23+03:00</text:p>
      <text:p text:style-name="P4">
Modified Time: 2023-07-12T18:13:23+03:00</text:p>
      <text:p text:style-name="P4">
Description: The Usik-Duba battle will take place on August 26 in Poland. - Ukrinform.</text:p>
      <text:p text:style-name="P4">
Images: ['<text:a xlink:type="simple" xlink:href="https://static.ukrinform.com/photos/2023_07/thumb_files/630_360_1689174668-875.jpeg" text:style-name="Internet_20_link" text:visited-style-name="Visited_20_Internet_20_Link">
630_360_16891...</text:a>
']</text:p>
      <text:p text:style-name="P4">
Tags: ['Бокс', 'Усик']</text:p>
      <text:p text:style-name="P4">
Type: Article</text:p>
      <!--METADATA-->
      <text:p text:style-name="P4">
<draw:frame draw:style-name="fr1" draw:name="Image120" text:anchor-type="as-char" svg:width="6.9236in" svg:height="3.956343in" draw:z-index="0">
<draw:image xlink:href="../Images/yкринформ/2023-07-12T18-13-23-03-00/630_360_1689174668-875.jpeg" xlink:type="simple" xlink:show="embed" xlink:actuate="onLoad" draw:mime-type="image/jpeg"/>
</draw:frame>
The Usik-Duba battle will take place on August 26 in Poland.</text:p>
      <text:p text:style-name="P4">
WBA, WBO, IBO and IBF champion Alexander Usik(20-0, 13 Ko)arrived in London, <text:a xlink:type="simple" xlink:href="https://www.facebook.com/411023051028819/posts/748735943924193" text:style-name="Internet_20_link" text:visited-style-name="Visited_20_Internet_20_Link">
reports</text:a>
Luckypunch.net, reports Ukrinform.</text:p>
      <text:p text:style-name="P4">
Tomorrow, July 13, in the capital of England and the United Kingdom there will be a second press conference before the battle with Daniel Duba(19-1, 18 Ko). Її проведутьв Hotel Cafe Royal.</text:p>
      <text:p text:style-name="P4">
<text:span text:style-name="T4">
Читайте також:</text:span>
 <text:a xlink:type="simple" xlink:href="https://www.ukrinform.ua/rubric-sports/3733909-usik-ta-dubua-proveli-persu-bitvu-pogladiv.html" text:style-name="Internet_20_link" text:visited-style-name="Visited_20_Internet_20_Link">
 <text:span text:style-name="T4">
Усик</text:span>
 та Дюбуа провели першу битву поглядів</text:a>
The first press conference was held in Wroclaw on July 10. It took place on the first way of the boxers. Usik and Dubois also visited the stadium where the fight will be held on August 26.</text:p>
      <text:p text:style-name="P4">
Photo: K2 Promotions</text:p>
      <text:p text:style-name="P4">
News Source: <text:a xlink:type="simple" xlink:href="https://www.ukrinform.ua/rubric-sports/3734997-usik-pribuv-do-londona-na-drugu-preskonferenciu-pered-boem-z-dubua.html" text:style-name="Internet_20_link" text:visited-style-name="Visited_20_Internet_20_Link">
https://www.ukrinform.ua/rubric-sports/3734997-usik-pribuv-do-londona-na-drugu-preskonferenciu-pered-boem-z-dubua.html</text:a>
</text:p>
      <!--NEWS-->
      <text:h text:style-name="P10" text:outline-level="1">
<text:span text:style-name="T4">
Counterintelligence of the Russian Federation detained and isolated General Surovikin - media</text:span>
</text:h>
      <text:p text:style-name="P4">
Authors: Ukrinform (Person)</text:p>
      <text:p text:style-name="P4">
Publisher: Укринформ (Organization)</text:p>
      <text:p text:style-name="P4">
Published Time: 2023-07-12T18:20:00+03:00</text:p>
      <text:p text:style-name="P4">
Modified Time: 2023-07-12T18:20:00+03:00</text:p>
      <text:p text:style-name="P4">
Description: Deputy Commander of the Joint Grouping of Russian Troops in Ukraine, High School Head Sergey Surovika was detained by Russian counterintelligence and isolated in connection with the rebellion of Yevgeny Prigogin and Wagner PEC. - Ukrinform.</text:p>
      <text:p text:style-name="P4">
Images: ['<text:a xlink:type="simple" xlink:href="https://static.ukrinform.com/photos/2022_11/thumb_files/630_360_1668135650-799.jpg" text:style-name="Internet_20_link" text:visited-style-name="Visited_20_Internet_20_Link">
630_360_16681...</text:a>
']</text:p>
      <text:p text:style-name="P4">
Tags: ['Росія', 'Затримання', 'Контррозвідка ']</text:p>
      <text:p text:style-name="P4">
Type: Article</text:p>
      <!--METADATA-->
      <text:p text:style-name="P4">
<draw:frame draw:style-name="fr1" draw:name="Image122" text:anchor-type="as-char" svg:width="6.9236in" svg:height="3.956343in" draw:z-index="0">
<draw:image xlink:href="../Images/yкринформ/2023-07-12T18-20-00-03-00/630_360_1668135650-799.jpg" xlink:type="simple" xlink:show="embed" xlink:actuate="onLoad" draw:mime-type="image/jpeg"/>
</draw:frame>
Deputy Commander -in -Chief of the Unified Grouping of Russian Troops in Ukraine, the head of the CPSGEner Sergey Surovika was detained by Russian counterintelligence and isolated binding with the rebellion of Yevgeny Prigozhin and PEC "Wagner".</text:p>
      <text:p text:style-name="P4">
According to Ukrinform, the Russian opposition edition reports <text:a xlink:type="simple" xlink:href="https://verstka.media/surovikin-zamestitel-komanduyushego-rossiyskimi-voyskami-v-ukraine-zaderzhan-kontrrazvedkoy-v-sviazi-s-iatezhom-prigozhina" text:style-name="Internet_20_link" text:visited-style-name="Visited_20_Internet_20_Link">
"layout"</text:a>
With reference to two sources.</text:p>
      <text:p text:style-name="P4">
General Surovika was detained by the FSB on suspicion of involvement in organizing a gunman, but in fact he has not yet been charged. A source close to law enforcement was told. According to a single interlocutor of the publication, Surovikin is isolated and does not come out with close to more than two weeks. According to sources, interrogations are generated.</text:p>
      <text:p text:style-name="P4">
<text:span text:style-name="T4">
 Read also: </text:span>
 <text:a xlink:type="simple" xlink:href="https://www.ukrinform.ua/rubric-world/3731629-sproba-zakolotu-vagnerivciv-posilila-rozkol-sered-silovikiv-rf-britanska-rozvidka.html" text:style-name="Internet_20_link" text:visited-style-name="Visited_20_Internet_20_Link">
attempt to rebellion "Wagner" has exacerbated the split of Russian -minded people - British intelligence</text:a>
The lawyer Yevgeny Smirnov, who has been talking to the publication, emphasizes that there are multi -consuming people to keep a person in isolation from society without a charge. For example, it may be an administrative arrest or a more violation.</text:p>
      <text:p text:style-name="P4">
According to the UK Ministry of Defense, after the Zakoloda leader of the Wagner group Yevgeny Prigogine a number of Russian generals <text:a xlink:type="simple" xlink:href="https://www.ukrinform.ua/rubric-ato/3734650-britanska-rozvidka-pidtverdzue-usunenna-rosijskogo-generala-surovikina.html" text:style-name="Internet_20_link" text:visited-style-name="Visited_20_Internet_20_Link">
disappeared from the public space</text:a>
Among them is General Surovikin.</text:p>
      <text:p text:style-name="P4">
News Source: <text:a xlink:type="simple" xlink:href="https://www.ukrinform.ua/rubric-world/3735001-kontrrozvidka-rf-zatrimala-ta-izoluvala-generala-surovikina-zmi.html" text:style-name="Internet_20_link" text:visited-style-name="Visited_20_Internet_20_Link">
https://www.ukrinform.ua/rubric-world/3735001-kontrrozvidka-rf-zatrimala-ta-izoluvala-generala-surovikina-zmi.html</text:a>
</text:p>
      <!--NEWS-->
      <text:h text:style-name="P10" text:outline-level="1">
<text:span text:style-name="T4">
The Ukrainian team for beach football can boycott the World Cup</text:span>
</text:h>
      <text:p text:style-name="P4">
Authors: Ukrinform (Person)</text:p>
      <text:p text:style-name="P4">
Publisher: Укринформ (Organization)</text:p>
      <text:p text:style-name="P4">
Published Time: 2023-07-12T18:23:03+03:00</text:p>
      <text:p text:style-name="P4">
Modified Time: 2023-07-12T18:23:03+03:00</text:p>
      <text:p text:style-name="P4">
Description: For the first time in 10 years, the men's team of beach football has been referred to the World Cup for the first time in 10 years. - Ukrinform.</text:p>
      <text:p text:style-name="P4">
Images: ['<text:a xlink:type="simple" xlink:href="https://static.ukrinform.com/photos/2023_07/thumb_files/630_360_1689175300-820.jpeg" text:style-name="Internet_20_link" text:visited-style-name="Visited_20_Internet_20_Link">
630_360_16891...</text:a>
']</text:p>
      <text:p text:style-name="P4">
Tags: ['пляжний футбол']</text:p>
      <text:p text:style-name="P4">
Type: Article</text:p>
      <!--METADATA-->
      <text:p text:style-name="P4">
<draw:frame draw:style-name="fr1" draw:name="Image123" text:anchor-type="as-char" svg:width="6.9236in" svg:height="3.956343in" draw:z-index="0">
<draw:image xlink:href="../Images/yкринформ/2023-07-12T18-23-03-03-00/630_360_1689175300-820.jpeg" xlink:type="simple" xlink:show="embed" xlink:actuate="onLoad" draw:mime-type="image/jpeg"/>
</draw:frame>
For the first time in 10 years, the male Ukraine in beach football was reset for the championship.</text:p>
      <text:p text:style-name="P4">
In total, 16 -picking mundials will compete in the final part of the beach football mundial, with Ukraine and Belarus at the same time, Ukrinform reports.</text:p>
      <text:p text:style-name="P4">
According to the order of the Ministry of Youth and Sports of Ukraine, national teams are "inadequate" to competitions, where Russians and Belarusians also start. Therefore, it is likely that Ukraine can boycott the World Cup.</text:p>
      <text:p text:style-name="P4">
The coach of the national team Mykola Kostenko is convinced that Belarus could not be possible at all, <text:a xlink:type="simple" xlink:href="https://suspilne.media/527209-budemo-rozgladati-ce-pitanna-ukraina-kvalifikuvalasa-na-cs-z-plaznogo-futbolu-ale-moze-jogo-bojkotuvati/" text:style-name="Internet_20_link" text:visited-style-name="Visited_20_Internet_20_Link">
reports</text:a>
Public sport.</text:p>
      <text:p text:style-name="P4">
“My personal position as a coach, as well as the coaching corps and team-is micateagorically against the Belarusian and Russian athletes participated in any competition. But here the issue [regarding the boycott of Ukraine at the World Cup 2024] is the decision - in the leadership of the Federation, the leadership of the Ministry, ” - said Kostenko.</text:p>
      <text:p text:style-name="P4">
Minister of Youth and Sports of Ukraine Vadim Gutzait <text:a xlink:type="simple" xlink:href="https://suspilne.media/527209-budemo-rozgladati-ce-pitanna-ukraina-kvalifikuvalasa-na-cs-z-plaznogo-futbolu-ale-moze-jogo-bojkotuvati/" text:style-name="Internet_20_link" text:visited-style-name="Visited_20_Internet_20_Link">
told</text:a>
The fact that the decision has not yet been made.</text:p>
      <text:p text:style-name="P4">
“We will consider this issue, we will consult. This is a difficult question, a very detailed question. We will decide, let's see how we decide, ” - said the tutzight.</text:p>
      <text:p text:style-name="P4">
<text:span text:style-name="T4">
 Read also: </text:span>
 <text:a xlink:type="simple" xlink:href="https://www.ukrinform.ua/rubric-sports/3733575-zbirna-ukraini-z-plaznogo-futbolu-vijsla-na-cs2024.html" text:style-name="Internet_20_link" text:visited-style-name="Visited_20_Internet_20_Link">
Ukrainian national team from <text:span text:style-name="T4">
 beach </text:span>
 <text:span text:style-name="T4">
 football </text:span>
 came out of the UPS-2024</text:a>
As reported by Ukrinform, the World Cup will take place from February 15 to February 25, 2024 in the UAE.</text:p>
      <text:p text:style-name="P4">
Photo: APFU</text:p>
      <text:p text:style-name="P4">
News Source: <text:a xlink:type="simple" xlink:href="https://www.ukrinform.ua/rubric-sports/3734999-zbirna-ukraini-z-plaznogo-futbolu-moze-bojkotuvati-cs.html" text:style-name="Internet_20_link" text:visited-style-name="Visited_20_Internet_20_Link">
https://www.ukrinform.ua/rubric-sports/3734999-zbirna-ukraini-z-plaznogo-futbolu-moze-bojkotuvati-cs.html</text:a>
</text:p>
      <!--NEWS-->
      <text:h text:style-name="P10" text:outline-level="1">
<text:span text:style-name="T4">
The White Wolf special unit has destroyed more than a dozen units of Russian technology</text:span>
</text:h>
      <text:p text:style-name="P4">
Authors: Ukrinform (Person)</text:p>
      <text:p text:style-name="P4">
Publisher: Укринформ (Organization)</text:p>
      <text:p text:style-name="P4">
Published Time: 2023-07-12T18:33:40+03:00</text:p>
      <text:p text:style-name="P4">
Modified Time: 2023-07-12T18:33:40+03:00</text:p>
      <text:p text:style-name="P4">
Description: The soldiers of the Special Purpose of the White Wolf of the Security Service of Ukraine destroyed dozens of units of military equipment of the enemy, including two tanks, four armored personnel carriers and one self -propelled artillery installation "Acacia". - Ukrinform.</text:p>
      <text:p text:style-name="P4">
Images: ['<text:a xlink:type="simple" xlink:href="https://static.ukrinform.com/photos/2022_12/thumb_files/630_360_1669983394-548.jpg" text:style-name="Internet_20_link" text:visited-style-name="Visited_20_Internet_20_Link">
630_360_16699...</text:a>
']</text:p>
      <text:p text:style-name="P4">
Tags: ['СБУ', 'Військова техніка', 'Війна з Росією']</text:p>
      <text:p text:style-name="P4">
Type: Article</text:p>
      <!--METADATA-->
      <text:p text:style-name="P4">
<draw:frame draw:style-name="fr1" draw:name="Image124" text:anchor-type="as-char" svg:width="6.9236in" svg:height="3.956343in" draw:z-index="0">
<draw:image xlink:href="../Images/yкринформ/2023-07-12T18-33-40-03-00/630_360_1669983394-548.jpg" xlink:type="simple" xlink:show="embed" xlink:actuate="onLoad" draw:mime-type="image/jpeg"/>
</draw:frame>
The soldiers of the Special Purpose "White Wolf" of the Security Service of Ukraine have summarized dozens of units of military equipment of the enemy, including two tanks, four armored personnel carriers and one self -propelled artillery installation "Acacia".</text:p>
      <text:p text:style-name="P4">
According to Ukrinform, the SBU reports in <text:a xlink:type="simple" xlink:href="https://t.me/SBUkr/8948" text:style-name="Internet_20_link" text:visited-style-name="Visited_20_Internet_20_Link">
telegram.</text:a>
Among the special forces destroyed are two armored vehicles, two trucks Icomplex of the Radio Electronic Wrestling "Field-21".</text:p>
      <text:p text:style-name="P4">
<text:span text:style-name="T5">
Video: SBU</text:span>
</text:p>
      <text:p text:style-name="P4">
In general, since the beginning of the full -scale invasion of the special unit "White Wolf" of the Center of Special Operations "A" the SBU has already destroyed 400 units of enemy equipment.</text:p>
      <text:p text:style-name="P4">
<text:span text:style-name="T4">
 Read also: </text:span>
 <text:a xlink:type="simple" xlink:href="https://www.ukrinform.ua/rubric-ato/3734762-na-svativskomu-napramku-zsu-znisili-rosijskij-orlan.html" text:style-name="Internet_20_link" text:visited-style-name="Visited_20_Internet_20_Link">
in the Swativ direction of the Armed Forces <text:span text:style-name="T4">
 Destroy </text:span>
 or Russian "Orlan"</text:a>
As reported by Ukrinform, <text:a xlink:type="simple" xlink:href="https://www.ukrinform.ua/rubric-ato/3734614-zsu-znisili-vze-235-530-rosijskih-zagarbnikiv.html" text:style-name="Internet_20_link" text:visited-style-name="Visited_20_Internet_20_Link">
Defense Forces since February 24, 2022</text:a>
On July 12, 2023, about 235 thousand 530 Russian invaders were liquidated.</text:p>
      <text:p text:style-name="P4">
News Source: <text:a xlink:type="simple" xlink:href="https://www.ukrinform.ua/rubric-ato/3735002-specpidrozdil-bilij-vovk-znisiv-se-ponad-desatok-odinic-rosijskoi-tehniki.html" text:style-name="Internet_20_link" text:visited-style-name="Visited_20_Internet_20_Link">
https://www.ukrinform.ua/rubric-ato/3735002-specpidrozdil-bilij-vovk-znisiv-se-ponad-desatok-odinic-rosijskoi-tehniki.html</text:a>
</text:p>
      <!--NEWS-->
      <text:h text:style-name="P10" text:outline-level="1">
<text:span text:style-name="T4">
Biden: I look forward to celebrating the official membership of Ukraine in NATO</text:span>
</text:h>
      <text:p text:style-name="P4">
Authors: Ukrinform (Person)</text:p>
      <text:p text:style-name="P4">
Publisher: Укринформ (Organization)</text:p>
      <text:p text:style-name="P4">
Published Time: 2023-07-12T18:34:00+03:00</text:p>
      <text:p text:style-name="P4">
Modified Time: 2023-07-12T18:34:00+03:00</text:p>
      <text:p text:style-name="P4">
Description: US President Joe Biden said he personally seeks Ukraine's accession to the North Atlantic Alliance and is looking forward to the day when it can be celebrated with the President of Ukraine. - Ukrinform.</text:p>
      <text:p text:style-name="P4">
Images: ['<text:a xlink:type="simple" xlink:href="https://static.ukrinform.com/photos/2023_07/thumb_files/630_360_1689174454-137.jpg" text:style-name="Internet_20_link" text:visited-style-name="Visited_20_Internet_20_Link">
630_360_16891...</text:a>
']</text:p>
      <text:p text:style-name="P4">
Tags: ['Байден', 'НАТО', 'США', 'Україна', 'Війна з Росією']</text:p>
      <text:p text:style-name="P4">
Type: Article</text:p>
      <!--METADATA-->
      <text:p text:style-name="P4">
<draw:frame draw:style-name="fr1" draw:name="Image125" text:anchor-type="as-char" svg:width="6.9236in" svg:height="3.956343in" draw:z-index="0">
<draw:image xlink:href="../Images/yкринформ/2023-07-12T18-34-00-03-00/630_360_1689174454-137.jpg" xlink:type="simple" xlink:show="embed" xlink:actuate="onLoad" draw:mime-type="image/jpeg"/>
</draw:frame>
Presidential Joe Biden said that Ukraine personally seeks Ukraine's accession to the Dop -Atlantic Alliance and is looking forward to the day when it will be possible to celebrate it with the President of Ukraine.</text:p>
      <text:p text:style-name="P4">
Biden said this during a bilateral meeting with the head of the Ukrainian state in Vilnius, Ukrinform correspondent reports.</text:p>
      <text:p text:style-name="P4">
"I look forward to the day we have a meeting and celebrate NATO's official membership," the White House Head said.</text:p>
      <text:p text:style-name="P4">
He thanked the Ukrainian side for the efforts that she made and emphasized that the United States would be nearby.</text:p>
      <text:p text:style-name="P4">
In addition, Biden emphasized that Ukraine has been fighting the antiprospinal invasion for a long time. "It is difficult to believe it, for more than 500 days," - said, stressing that the Ukrainian people have shown extraordinary courage. According to its words, the viability, stability and purposefulness of Ukraine inspires and is an example for the whole world.</text:p>
      <text:p text:style-name="P4">
Biden stressed that the United States will make every effort to support Ukraine that opposes Russian aggression.</text:p>
      <text:p text:style-name="P4">
<text:span text:style-name="T4">
 Read also: </text:span>
 <text:a xlink:type="simple" xlink:href="https://www.ukrinform.ua/rubric-polytics/3734931-g7-pogodila-na-samiti-nato-deklaraciu-pro-pidtrimku-ukraini.html" text:style-name="Internet_20_link" text:visited-style-name="Visited_20_Internet_20_Link">
G7 leaders agreed at the Summit <text:span text:style-name="T4">
 NATO </text:span>
 Declaration of support of Ukraine</text:a>
In this connection, he expressed an understanding of the anxiety from Kiev, when, for example, weapons are not so fast. "But I want to assure that the connection is doing everything to give you an ambulance in your fight," said.</text:p>
      <text:p text:style-name="P4">
Biden also stressed that the head <text:a xlink:type="simple" xlink:href="https://www.ukrinform.ua/tag-pentagon" text:style-name="Internet_20_link" text:visited-style-name="Visited_20_Internet_20_Link">
Pentagon</text:a>
He is personally in constant contact with the head of the Ministry of Defense, calls his colleagues from other countries and organizes support.</text:p>
      <text:p text:style-name="P4">
As reported by Ukrinform, a bilateral meeting of President of Ukraine Vladimir Zelensky with US head Joe Biden was held on Wednesday in the fields of NATOU Vilnius summit.</text:p>
      <text:p text:style-name="P4">
_ Photo: op _</text:p>
      <text:p text:style-name="P4">
News Source: <text:a xlink:type="simple" xlink:href="https://www.ukrinform.ua/rubric-polytics/3735004-bajden-cekau-z-neterpinnam-sobi-vidsvatkuvati-oficijne-clenstvo-ukraini-v-nato.html" text:style-name="Internet_20_link" text:visited-style-name="Visited_20_Internet_20_Link">
https://www.ukrinform.ua/rubric-polytics/3735004-bajden-cekau-z-neterpinnam-sobi-vidsvatkuvati-oficijne-clenstvo-ukraini-v-nato.html</text:a>
</text:p>
      <!--NEWS-->
      <text:h text:style-name="P10" text:outline-level="1">
<text:span text:style-name="T4">
The Armed Forces with SCalp missiles will be taken by the Kerch Bridge and Crimea under fire control - expert</text:span>
</text:h>
      <text:p text:style-name="P4">
Authors: Ukrinform (Person)</text:p>
      <text:p text:style-name="P4">
Publisher: Укринформ (Organization)</text:p>
      <text:p text:style-name="P4">
Published Time: 2023-07-12T18:37:15+03:00</text:p>
      <text:p text:style-name="P4">
Modified Time: 2023-07-12T18:37:15+03:00</text:p>
      <text:p text:style-name="P4">
Description: The Armed Forces of Ukraine, having received the French long -range missiles of SCalp, will take full fire control occupied by the Crimea occupied by Russia, as well as the Kerch bridge. - Ukrinform.</text:p>
      <text:p text:style-name="P4">
Images: ['<text:a xlink:type="simple" xlink:href="https://static.ukrinform.com/photos/2023_07/thumb_files/630_360_1689070133-795.jpg" text:style-name="Internet_20_link" text:visited-style-name="Visited_20_Internet_20_Link">
630_360_16890...</text:a>
']</text:p>
      <text:p text:style-name="P4">
Tags: ['Франція', 'Крим', 'Керченський міст', 'Війна з Росією']</text:p>
      <text:p text:style-name="P4">
Type: Article</text:p>
      <!--METADATA-->
      <text:p text:style-name="P4">
<draw:frame draw:style-name="fr1" draw:name="Image126" text:anchor-type="as-char" svg:width="6.9236in" svg:height="3.956343in" draw:z-index="0">
<draw:image xlink:href="../Images/yкринформ/2023-07-12T18-37-15-03-00/630_360_1689070133-795.jpg" xlink:type="simple" xlink:show="embed" xlink:actuate="onLoad" draw:mime-type="image/jpeg"/>
</draw:frame>
Armed for Ukraine, having received the French long -range SCalp missiles, will take over Fire control of the Crimea occupied by Russia, as well as the Kerch bridge.</text:p>
      <text:p text:style-name="P4">
This predicted <text:a xlink:type="simple" xlink:href="https://ukr.radio/news.html" text:style-name="Internet_20_link" text:visited-style-name="Visited_20_Internet_20_Link">
Ukrainian radio</text:a>
Military analyst Alexeygetman, commenting on information about the transmission of France to Ukraine SCalp, Ukrinform reports.</text:p>
      <text:p text:style-name="P4">
"These are air base missiles that can fly more than 500 kilometers. There is information about 560 and even up to 600 kilometers. It is a winged rocket launcher, but maneuvene, flies at low altitude-30-40 meters. The part in it is 450 a meter, that is, it is powerful, " - said the hetman.</text:p>
      <text:p text:style-name="P4">
This rocket, an expert added, can be applied for any purpose, even surely bunker fortifications, depending on which charge will be put: "Then it penetrates deep and can undermine quite powerful fortifications. , for example, talk about Crimea, any point. The Kerch Bridge will be under our wad control. "</text:p>
      <text:p text:style-name="P4">
<text:span text:style-name="T4">
 Read also: </text:span>
 <text:a xlink:type="simple" xlink:href="https://www.ukrinform.ua/rubric-ato/3734290-francia-peredast-ukraini-dalekobijni-raketi-scalp.html" text:style-name="Internet_20_link" text:visited-style-name="Visited_20_Internet_20_Link">
France will transmit long -range missiles to Ukraine <text:span text:style-name="T4">
 SCalp </text:span>
</text:a>
According to him, this is what Ukraine wanted in terms of roundabout. "After 500 kilometers, we will have enough to destroy combat warehouses, logistics centers of the enemy. We used to do it, but we did not have a weapon that shot at such a distance. And now with the British Storm Shadow RocketsCalp will be in handy ... when French The missiles will come(Or maybe already arrived)To our Armed Forces, we will see the efficiency very quickly, " - said Hetman.</text:p>
      <text:p text:style-name="P4">
He added that Scalp is little different from Storm Shadow: "Because it is a have been a program, it can be said that scalp is a modified Storm Shadow, British-French-made production."</text:p>
      <text:p text:style-name="P4">
Hetman also said that the Russians try to keep large warehouses with weapons from the front line. "Although it is quite difficult for them, because when folded for 300-400 kilometers from the front line, it takes a few days to interrupt the available weapons and equipment to the front. However It will be difficult for the Russians to keep something in the departure, ”the military expert said.Also one of the important areas of attention of the Armed Forces, the Hetman continued, there is Crimea: "Now, having such a long -range weapon, we can keep the whole territory of Crimea under fire control. The Azov Sea, thanks to the realities towards Melitopol, Berdyansk, the Crimea will remain in a conditionally open position - on the land he will connect with the mainland of Russia. It will only remain "Crimean" bridge, which is also most likely to be built, and then the Russian military group will It will be in a conditional point. "</text:p>
      <text:p text:style-name="P4">
According to the expert, the Storm Shadow I Scalp missiles that can be used by Ukrainian bombers should be adapted so that they can be launched. "There are certain technological nuances that are treated. However, the rocket is already adapted: in NATO countries that were once Uzarashav's Treaty, many Soviet aircraft, and when the Khiraines joined the Alliance, something had to be done to use the Nativ weapons from these aircraft. It has been done, so these rockets for such polyaches, as they could and so, are adapted. There are certain designs that are attached to such lifts, and then this rocket can be used, " - summed up the expert.</text:p>
      <text:p text:style-name="P4">
As reported by Ukrinform, the President <text:a xlink:type="simple" xlink:href="https://www.ukrinform.ua/tag-francia" text:style-name="Internet_20_link" text:visited-style-name="Visited_20_Internet_20_Link">
France</text:a>
Emmanuel Macron declared on the first day of the NATO summit that France would convey to Ukraine missiles of SCalp, which is analogous to British SHADOW.</text:p>
      <text:p text:style-name="P4">
News Source: <text:a xlink:type="simple" xlink:href="https://www.ukrinform.ua/rubric-crimea/3735006-zsu-iz-raketami-scalp-vizmut-kercenskij-mist-i-krim-pid-vognevij-kontrol-ekspert.html" text:style-name="Internet_20_link" text:visited-style-name="Visited_20_Internet_20_Link">
https://www.ukrinform.ua/rubric-crimea/3735006-zsu-iz-raketami-scalp-vizmut-kercenskij-mist-i-krim-pid-vognevij-kontrol-ekspert.html</text:a>
</text:p>
      <!--NEWS-->
      <text:h text:style-name="P10" text:outline-level="1">
<text:span text:style-name="T4">
Sunflower processing has increased in Ukraine</text:span>
</text:h>
      <text:p text:style-name="P4">
Authors: Ukrinform (Person)</text:p>
      <text:p text:style-name="P4">
Publisher: Укринформ (Organization)</text:p>
      <text:p text:style-name="P4">
Published Time: 2023-07-12T18:47:00+03:00</text:p>
      <text:p text:style-name="P4">
Modified Time: 2023-07-12T18:47:00+03:00</text:p>
      <text:p text:style-name="P4">
Description: During the 11 months of the 2022/23 marketing year, about 11.5 million tonnes of sunflower seeds were processed in Ukraine, which is 13% more than in 2021/2022 MR. - Ukrinform.</text:p>
      <text:p text:style-name="P4">
Images: ['<text:a xlink:type="simple" xlink:href="https://static.ukrinform.com/photos/2019_07/thumb_files/630_360_1563368191-477.jpg" text:style-name="Internet_20_link" text:visited-style-name="Visited_20_Internet_20_Link">
630_360_15633...</text:a>
']</text:p>
      <text:p text:style-name="P4">
Tags: ['Економіка', 'Аграрії', 'Олія', 'Соняшник']</text:p>
      <text:p text:style-name="P4">
Type: Article</text:p>
      <!--METADATA-->
      <text:p text:style-name="P4">
<draw:frame draw:style-name="fr1" draw:name="Image127" text:anchor-type="as-char" svg:width="6.9236in" svg:height="3.956343in" draw:z-index="0">
<draw:image xlink:href="../Images/yкринформ/2023-07-12T18-47-00-03-00/630_360_1563368191-477.jpg" xlink:type="simple" xlink:show="embed" xlink:actuate="onLoad" draw:mime-type="image/jpeg"/>
</draw:frame>
For the 11 months of the 2022/23 marketing year, about 11.5 million tonnes of sunflower seeds were processed in Ukraine, which is 13% more than in 2021/2022 MR.</text:p>
      <text:p text:style-name="P4">
According to Ukrinform, the information-analytical portal <text:a xlink:type="simple" xlink:href="https://www.apk-inform.com/uk/news/1535086" text:style-name="Internet_20_link" text:visited-style-name="Visited_20_Internet_20_Link">
APK-Inform "reports. </text:a>
It is noted that the processing rate in the current season has exceeded the expectation, but has become the second minimum for the specified period from the 2016/17 MRPslas of the 2021/22 season.</text:p>
      <text:p text:style-name="P4">
In June 2023, 888 thousand tonnes of sunflower were processed in Ukraine, which is 21%less than in May this year and is the minimum monthly result of the early 2022/23 MR.</text:p>
      <text:p text:style-name="P4">
At the same time, last month, market participants reported the suspension part of sunflower processing plants against the background of reducing the prices of demand for sunflower <text:a xlink:type="simple" xlink:href="https://www.ukrinform.ua/tag-olia" text:style-name="Internet_20_link" text:visited-style-name="Visited_20_Internet_20_Link">
oil</text:a>
In April-May.</text:p>
      <text:p text:style-name="P4">
Some processors plan to switch to the processing of seeds in July-August, resulting in the volume of processing of this oil in the 20123/24 season can almost twice.</text:p>
      <text:p text:style-name="P4">
<text:span text:style-name="T4">
 Read also: </text:span>
 <text:a xlink:type="simple" xlink:href="https://www.ukrinform.ua/rubric-economy/3718334-v-ukraini-vze-posiali-ponad-12-miljoniv-gektariv-zernovih-ta-olijnih.html" text:style-name="Internet_20_link" text:visited-style-name="Visited_20_Internet_20_Link">
in Ukraine already sown over 12 million hectares and <text:span text:style-name="T4">
 oils </text:span>
 them</text:a>
As reported by Ukrinform, the Association "Ukroliaprom" predicts that in the 2022/2023 marketing year(From September 2022 to September 2023)Up to 4.35 million tons of sunflower oil can be produced in Ukraine.</text:p>
      <text:p text:style-name="P4">
At the same time, almost 5 million tons of sunflower oil can be produced in the 2023/2024 season.</text:p>
      <text:p text:style-name="P4">
News Source: <text:a xlink:type="simple" xlink:href="https://www.ukrinform.ua/rubric-economy/3735008-v-ukraini-zrosla-pererobka-sonasniku.html" text:style-name="Internet_20_link" text:visited-style-name="Visited_20_Internet_20_Link">
https://www.ukrinform.ua/rubric-economy/3735008-v-ukraini-zrosla-pererobka-sonasniku.html</text:a>
</text:p>
      <!--NEWS-->
      <text:h text:style-name="P10" text:outline-level="1">
<text:span text:style-name="T4">
Elections in Ukraine will definitely take place after the end of the war - MP</text:span>
</text:h>
      <text:p text:style-name="P4">
Authors: Ukrinform (Person)</text:p>
      <text:p text:style-name="P4">
Publisher: Укринформ (Organization)</text:p>
      <text:p text:style-name="P4">
Published Time: 2023-07-12T18:48:00+03:00</text:p>
      <text:p text:style-name="P4">
Modified Time: 2023-07-12T18:48:00+03:00</text:p>
      <text:p text:style-name="P4">
Description: The parliamentary and presidential elections will be unambiguous in Ukraine after the end of the war. - Ukrinform.</text:p>
      <text:p text:style-name="P4">
Images: ['<text:a xlink:type="simple" xlink:href="https://static.ukrinform.com/photos/2023_07/thumb_files/630_360_1689175356-341.jpg" text:style-name="Internet_20_link" text:visited-style-name="Visited_20_Internet_20_Link">
630_360_16891...</text:a>
']</text:p>
      <text:p text:style-name="P4">
Tags: ['Кравчук', 'Вибори', 'Воєнний стан']</text:p>
      <text:p text:style-name="P4">
Type: Article</text:p>
      <!--METADATA-->
      <text:p text:style-name="P4">
<draw:frame draw:style-name="fr1" draw:name="Image128" text:anchor-type="as-char" svg:width="6.9236in" svg:height="3.956343in" draw:z-index="0">
<draw:image xlink:href="../Images/yкринформ/2023-07-12T18-48-00-03-00/630_360_1689175356-341.jpg" xlink:type="simple" xlink:show="embed" xlink:actuate="onLoad" draw:mime-type="image/jpeg"/>
</draw:frame>
The parliamentary and presidential elections will definitely take place in Ukraine after the end of the war.</text:p>
      <text:p text:style-name="P4">
The deputy head of the "Servant of the People" faction in the Verkhovna Rada Yevgeniakravchuk said in <text:a xlink:type="simple" xlink:href="https://www.ukrinform.ua/rubric-polytics/3734996-evgenia-kravcuk-zastupnica-golovi-parlamentskoi-frakcii-sluga-narodu.html" text:style-name="Internet_20_link" text:visited-style-name="Visited_20_Internet_20_Link">
</text:a>
<text:a xlink:type="simple" xlink:href="https://www.ukrinform.ua/rubric-polytics/3734996-evgenia-kravcuk-zastupnica-golovi-parlamentskoi-frakcii-sluga-narodu.html" text:style-name="Internet_20_link" text:visited-style-name="Visited_20_Internet_20_Link">
interview</text:a>
<text:a xlink:type="simple" xlink:href="https://www.ukrinform.ua/rubric-polytics/3734996-evgenia-kravcuk-zastupnica-golovi-parlamentskoi-frakcii-sluga-narodu.html" text:style-name="Internet_20_link" text:visited-style-name="Visited_20_Internet_20_Link">
Ukrinform</text:a>
.</text:p>
      <text:p text:style-name="P4">
She said that the issue of elections was discussed at a meeting of the Parliamentary Fraction "Servant of the People" in the context of their impossibility of holding them during the military.</text:p>
      <text:p text:style-name="P4">
"Somewhere in January there was an offline binding of the faction where David Arahamia(the head of the Parliamentary faction of "Servant of the People")very clearly explained why it is impossible to take elections during <text:a xlink:type="simple" xlink:href="https://www.ukrinform.ua/tag-voennij-stan" text:style-name="Internet_20_link" text:visited-style-name="Visited_20_Internet_20_Link">
martial law</text:a>
. He also told what the challenges we have to overcome for the first post -war elections, " - said the People's Deputy.</text:p>
      <text:p text:style-name="P4">
Kravchuk specified that there are at least two key calls. First, a lot of Ukrainians went abroad. After the war, they will not return home for several days. According to her, it is difficult to organize polling stations abroad, because there are millions of Ukrainians there are a "huge" strain of consulates. Secondly, many infrastructure entities are destroyed in Ukraine, where elections are usually held(educational institutions, gyms, cultural houses). Відповідно необхідно створити нові дільниці в інших місцях.</text:p>
      <text:p text:style-name="P4">
Водночас депутатка додала: "Один із гіпотетичних варіантів для тих, хто закордоном – онлайн-голосування, але це питання дуже "сире", нічого не можнасказати. У Ванкувері у нашої делегації була зустріч з головою Місії Бюродемократичних інститутів і прав людини ОБСЄ зі спостереження за виборами. Вонисказали, що готові надати Україні експертизу щодо плюсів і мінусів онлайн-виборів. Також вони зазначили, що процес організації таких виборів бутипоступовим. Не можна запровадити цю систему одразу на всю країну. Ми маємовислухати всю експертизу".</text:p>
      <text:p text:style-name="P4">
At the same time, Kravchuk emphasized that now online chosen is just an option, and the results of their results should be the trust of society, and Ukrainians "so far from such different changes are mostly distrustful."</text:p>
      <text:p text:style-name="P4">
According to the Constitution, the next regular parliamentary elections should take place in October 2023, and presidential in the spring of 2024. However, the effect of the Ukrainian state of the legal regime of martial law makes it impossible to carry out elections.</text:p>
      <text:p text:style-name="P4">
According to Ukrinform, the Chairman of the Verkhovna Rada Ruslan Stefanchuk repeatedly declared that elections in Ukraine should take place after the war was completed.</text:p>
      <text:p text:style-name="P4">
News Source: <text:a xlink:type="simple" xlink:href="https://www.ukrinform.ua/rubric-polytics/3735009-vibori-v-ukraini-odnoznacno-vidbudutsa-pisla-zaversenna-vijni-deputatka.html" text:style-name="Internet_20_link" text:visited-style-name="Visited_20_Internet_20_Link">
https://www.ukrinform.ua/rubric-polytics/3735009-vibori-v-ukraini-odnoznacno-vidbudutsa-pisla-zaversenna-vijni-deputatka.html</text:a>
</text:p>
      <!--NEWS-->
      <text:h text:style-name="P10" text:outline-level="1">
<text:span text:style-name="T4">
The head of the Kiev Ova will be sued by the commission's decision to squeeze it in the NABU competition</text:span>
</text:h>
      <text:p text:style-name="P4">
Authors: Ukrinform (Person)</text:p>
      <text:p text:style-name="P4">
Publisher: Укринформ (Organization)</text:p>
      <text:p text:style-name="P4">
Published Time: 2023-07-12T19:00:29+03:00</text:p>
      <text:p text:style-name="P4">
Modified Time: 2023-07-12T19:00:29+03:00</text:p>
      <text:p text:style-name="P4">
Description: The head of the Kyiv Regional Military Administration Ruslan Kravchenko is going to file a lawsuit with regard to recognition of him unscrupulous during the competitive selection for the post of director of the National Anti -Corruption Bureau. - Ukrinform.</text:p>
      <text:p text:style-name="P4">
Images: ['<text:a xlink:type="simple" xlink:href="https://static.ukrinform.com/photos/2023_07/thumb_files/630_360_1689144764-153.jpg" text:style-name="Internet_20_link" text:visited-style-name="Visited_20_Internet_20_Link">
630_360_16891...</text:a>
']</text:p>
      <text:p text:style-name="P4">
Tags: ['Конкурс', 'Кравченко', 'НАБУ']</text:p>
      <text:p text:style-name="P4">
Type: Article</text:p>
      <!--METADATA-->
      <text:p text:style-name="P4">
<draw:frame draw:style-name="fr1" draw:name="Image129" text:anchor-type="as-char" svg:width="6.9236in" svg:height="3.956343in" draw:z-index="0">
<draw:image xlink:href="../Images/yкринформ/2023-07-12T19-00-29-03-00/630_360_1689144764-153.jpg" xlink:type="simple" xlink:show="embed" xlink:actuate="onLoad" draw:mime-type="image/jpeg"/>
</draw:frame>
Ruslan Kravchenko, Head of the Oblast Military Administration, is going to suggest a court regarding his recognition as unfinished during the competitive selection of the position of Director of the National Anti -Corruption Bureau.</text:p>
      <text:p text:style-name="P4">
He stated this in <text:a xlink:type="simple" xlink:href="https://www.ukrinform.ua/rubric-regions/3734654-ruslan-kravcenko-nacalnik-kiivskoi-oblasnoi-vijskovoi-administracii.html" text:style-name="Internet_20_link" text:visited-style-name="Visited_20_Internet_20_Link">
</text:a>
<text:a xlink:type="simple" xlink:href="https://www.ukrinform.ua/rubric-regions/3734654-ruslan-kravcenko-nacalnik-kiivskoi-oblasnoi-vijskovoi-administracii.html" text:style-name="Internet_20_link" text:visited-style-name="Visited_20_Internet_20_Link">
interview Ukrinform.</text:a>
"I am preparing a lawsuit with the court, which will seek the recognition of the commission's decision on my -ownedness illegal," Kravchenko said.</text:p>
      <text:p text:style-name="P4">
In addition, he expressed the confidence that it would prove it.</text:p>
      <text:p text:style-name="P4">
“I disassemble all the arguments about my dishonesty. Many people ask me, I will cancel I in the event of my winning in court the decision of the competition commission of prodigon of NABU Chairman. In no case. The commission made a decision, the government decided, I respect it. In the lawsuit I clearly formulate: I do not intend to scarry the results of the competition. It is only about recognizing me “bad”. The decision of the commission is unjustified. The point, ”Golovakova stressed.</text:p>
      <text:p text:style-name="P4">
Kravchenko added that everyone has the right to protect his honor, the dignity of the Tadyl reputation, and he will be defended in accordance with the law.</text:p>
      <text:p text:style-name="P4">
<text:span text:style-name="T4">
 Read also: </text:span>
 <text:a xlink:type="simple" xlink:href="https://www.ukrinform.ua/rubric-regions/3734908-na-kiivsini-pid-cas-perevirki-30-ukrittiv-viavilisa-zakritimi-abo-nepridatnimi.html" text:style-name="Internet_20_link" text:visited-style-name="Visited_20_Internet_20_Link">
in the Kyiv region during checking 30% of shelters were obtained or unsuitable</text:a>
As reported by Ukrinform, at the end of 2022 the competition for NABU was launched. 78 candidates were submitted to the competition, of which 74 actors were admitted.</text:p>
      <text:p text:style-name="P4">
From December 29 and 30, 2022, anonymous testing for knowledge of law took place.</text:p>
      <text:p text:style-name="P4">
On January 17, the Competition Commission on the results of testing of general abilities resulted in 28 candidates. The next round passed 22 trands.</text:p>
      <text:p text:style-name="P4">
On February 25, the commission allowed 11 candidates to be interviewed on compliance with the criterion.The powers of the previous NABU Director Artem Sytnik ended on April 162022.</text:p>
      <text:p text:style-name="P4">
At an extraordinary meeting, the Cabinet of Ministers appointed the Director of National Anti -Corruption Bureau <text:a xlink:type="simple" xlink:href="https://www.ukrinform.ua/rubric-polytics/3678777-kabinet-ministriv-priznaciv-direktorom-nabu-krivonosa.html" text:style-name="Internet_20_link" text:visited-style-name="Visited_20_Internet_20_Link">
</text:a>
<text:a xlink:type="simple" xlink:href="https://www.ukrinform.ua/rubric-polytics/3678777-kabinet-ministriv-priznaciv-direktorom-nabu-krivonosa.html" text:style-name="Internet_20_link" text:visited-style-name="Visited_20_Internet_20_Link">
Semen Krivonos</text:a>
 <text:a xlink:type="simple" xlink:href="https://www.ukrinform.ua/rubric-polytics/3678777-kabinet-ministriv-priznaciv-direktorom-nabu-krivonosa.html" text:style-name="Internet_20_link" text:visited-style-name="Visited_20_Internet_20_Link">
 .</text:a>
</text:p>
      <text:p text:style-name="P4">
News Source: <text:a xlink:type="simple" xlink:href="https://www.ukrinform.ua/rubric-society/3735010-golova-kiivskoi-ova-suditimetsa-cerez-risenna-komisii-vidsiati-jogo-na-konkursi-v-nabu.html" text:style-name="Internet_20_link" text:visited-style-name="Visited_20_Internet_20_Link">
https://www.ukrinform.ua/rubric-society/3735010-golova-kiivskoi-ova-suditimetsa-cerez-risenna-komisii-vidsiati-jogo-na-konkursi-v-nabu.html</text:a>
</text:p>
      <!--NEWS-->
      <text:h text:style-name="P10" text:outline-level="1">
<text:span text:style-name="T4">
In the Donetsk region through Russian shelling, seven people wounded</text:span>
</text:h>
      <text:p text:style-name="P4">
Authors: Ukrinform (Person)</text:p>
      <text:p text:style-name="P4">
Publisher: Укринформ (Organization)</text:p>
      <text:p text:style-name="P4">
Published Time: 2023-07-12T19:03:00+03:00</text:p>
      <text:p text:style-name="P4">
Modified Time: 2023-07-12T19:03:00+03:00</text:p>
      <text:p text:style-name="P4">
Description: As a result of shelling by Russian troops of villages in the Pokrovsky and Bakhmut districts of Donetsk region, seven people were injured. - Ukrinform.</text:p>
      <text:p text:style-name="P4">
Images: ['<text:a xlink:type="simple" xlink:href="https://static.ukrinform.com/photos/2022_06/thumb_files/630_360_1654768443-794.jpg" text:style-name="Internet_20_link" text:visited-style-name="Visited_20_Internet_20_Link">
630_360_16547...</text:a>
']</text:p>
      <text:p text:style-name="P4">
Tags: ['Донеччина', 'Обстріл', 'Поранені', 'Війна з Росією']</text:p>
      <text:p text:style-name="P4">
Type: Article</text:p>
      <!--METADATA-->
      <text:p text:style-name="P4">
<draw:frame draw:style-name="fr1" draw:name="Image130" text:anchor-type="as-char" svg:width="6.9236in" svg:height="3.956343in" draw:z-index="0">
<draw:image xlink:href="../Images/yкринформ/2023-07-12T19-03-00-03-00/630_360_1654768443-794.jpg" xlink:type="simple" xlink:show="embed" xlink:actuate="onLoad" draw:mime-type="image/jpeg"/>
</draw:frame>
In addition, seven people were injured in the Pokrovsky and Bakhmut districts by Russian troops in the Pokrovsky and Bakhmut districts.</text:p>
      <text:p text:style-name="P4">
This was reported by the press service of the Attorney General's Office in <text:a xlink:type="simple" xlink:href="https://www.facebook.com/pgo.gov.ua/posts/pfbid0b51iv4xFSnRKDXoMXd4eN6tYUtCvp2fGMQCputpAAMoe572dYbXYVFiRU5EP5go1l" text:style-name="Internet_20_link" text:visited-style-name="Visited_20_Internet_20_Link">
Facebook</text:a>
, reports Ukrinform.</text:p>
      <text:p text:style-name="P4">
"According to preliminary data, on July 12, 2023 at about 9:00 the invaders were inflicted on the village of Bakhmut district. The projectile got into a two -storey building. Four women and men were injured on the same way," the statement said.</text:p>
      <text:p text:style-name="P4">
In addition, about 13:30 the same day of the Russian Federation <text:a xlink:type="simple" xlink:href="https://www.ukrinform.ua/tag-obstril" text:style-name="Internet_20_link" text:visited-style-name="Visited_20_Internet_20_Link">
fired</text:a>
From artillery village. Berdychi Ochychin Otg of the Pokrovsky district. Two elderly people have suffered shrapnel. "Local residents were near their own homes," OGP noted.</text:p>
      <text:p text:style-name="P4">
<text:span text:style-name="T4">
 Read also: </text:span>
 <text:a xlink:type="simple" xlink:href="https://www.ukrinform.ua/rubric-regions/3734617-armia-rf-za-dobu-poranila-cotiroh-ziteliv-doneccini.html" text:style-name="Internet_20_link" text:visited-style-name="Visited_20_Internet_20_Link">
Army of the Russian Federation per day wounded four inhabitants <text:span text:style-name="T4">
 Donetsk </text:span>
 in</text:a>
With the procedural guidance of the Donetsk Regional Prosecutor's Office, the investigation.</text:p>
      <text:p text:style-name="P4">
As <text:a xlink:type="simple" xlink:href="https://www.ukrinform.ua/rubric-other_news/3734780-drugij-den-samitu-nato-zelenskij-zustricaetsa-z-liderami-krainucasnikiv-alansu.html" text:style-name="Internet_20_link" text:visited-style-name="Visited_20_Internet_20_Link">
reported</text:a>
Ukrinform, on July 12, the Russian army fired at a house in Kherson - a victim of a spouse, a man was killed, a woman was injured.</text:p>
      <text:p text:style-name="P4">
News Source: <text:a xlink:type="simple" xlink:href="https://www.ukrinform.ua/rubric-regions/3735012-na-doneccini-cerez-rosijski-obstrili-poraneni-semero-ludej.html" text:style-name="Internet_20_link" text:visited-style-name="Visited_20_Internet_20_Link">
https://www.ukrinform.ua/rubric-regions/3735012-na-doneccini-cerez-rosijski-obstrili-poraneni-semero-ludej.html</text:a>
</text:p>
      <!--NEWS-->
      <text:h text:style-name="P10" text:outline-level="1">
<text:span text:style-name="T4">
Zelensky is convinced that Ukraine will become a member of NATO after the war</text:span>
</text:h>
      <text:p text:style-name="P4">
Authors: Ukrinform (Person)</text:p>
      <text:p text:style-name="P4">
Publisher: Укринформ (Organization)</text:p>
      <text:p text:style-name="P4">
Published Time: 2023-07-12T19:06:41+03:00</text:p>
      <text:p text:style-name="P4">
Modified Time: 2023-07-12T19:06:41+03:00</text:p>
      <text:p text:style-name="P4">
Description: President Volodymyr Zelenskyy is convinced that Ukraine will be able to become a member of NATO after the war has completed. - Ukrinform.</text:p>
      <text:p text:style-name="P4">
Images: ['<text:a xlink:type="simple" xlink:href="https://static.ukrinform.com/photos/2023_07/thumb_files/630_360_1689165396-270.jpeg" text:style-name="Internet_20_link" text:visited-style-name="Visited_20_Internet_20_Link">
630_360_16891...</text:a>
']</text:p>
      <text:p text:style-name="P4">
Tags: ['Саміт НАТО', 'Україна', 'Зеленський', 'Війна з Росією']</text:p>
      <text:p text:style-name="P4">
Type: Article</text:p>
      <!--METADATA-->
      <text:p text:style-name="P4">
<draw:frame draw:style-name="fr1" draw:name="Image131" text:anchor-type="as-char" svg:width="6.9236in" svg:height="3.956343in" draw:z-index="0">
<draw:image xlink:href="../Images/yкринформ/2023-07-12T19-06-41-03-00/630_360_1689165396-270.jpeg" xlink:type="simple" xlink:show="embed" xlink:actuate="onLoad" draw:mime-type="image/jpeg"/>
</draw:frame>
The Presidential Lordir Zelensky is convinced that Ukraine will be able to become a member of NATO after the war.</text:p>
      <text:p text:style-name="P4">
He said this during a press conference in Vilnius, reports correspondent.</text:p>
      <text:p text:style-name="P4">
“We really got the association and the leaders supported Ukraine, received the consciousness that Ukraine will be in NATO. According to the support of the leaders, according to today's speeches of each of the leaders at our meeting of the Council of Ukraine, we have received strong support from three dozen countries. I show that we will be in NATO as soon as the security situation is stabilized. And it indicates that if it is just a language, at the moment when it is over, Ukraine will be invited to NATO and Ukraine will accurately become a member of the Alliance, ” -said <text:a xlink:type="simple" xlink:href="https://www.ukrinform.ua/tag-zelenskij" text:style-name="Internet_20_link" text:visited-style-name="Visited_20_Internet_20_Link">
 Zelensky</text:a>
.</text:p>
      <text:p text:style-name="P4">
He also stressed that the partners made him understand that everything depends on a security situation and that no one would "be a NATO membership in any way."</text:p>
      <text:p text:style-name="P4">
<text:span text:style-name="T4">
 Read also: </text:span>
 <text:a xlink:type="simple" xlink:href="https://www.ukrinform.ua/rubric-polytics/3735004-bajden-cekau-z-neterpinnam-sobi-vidsvatkuvati-oficijne-clenstvo-ukraini-v-nato.html" text:style-name="Internet_20_link" text:visited-style-name="Visited_20_Internet_20_Link">
Biden: I look forward to celebrating Ukraine's official VTO in NATO</text:a>
In this context, the head of state noted the importance of preserving in the declaration of "Seven Group" formulation that security guarantees will act on the path of Ukraine in NATO.</text:p>
      <text:p text:style-name="P4">
It was reported <text:a xlink:type="simple" xlink:href="https://www.ukrinform.ua/rubric-polytics/3734990-ofis-prezidenta-opublikuvav-deklaraciu-g7-pro-pidtrimku-ukraini.html" text:style-name="Internet_20_link" text:visited-style-name="Visited_20_Internet_20_Link">
leaders of the Seven Group countries(G7)They agreed in the fields of Sumitunato in Vilnius "Joint Declaration on Ukraine's Support"</text:a>
.</text:p>
      <text:p text:style-name="P4">
The document is frame and gives the opportunity for further laying of bilateral -hupods with the states of guarantors.</text:p>
      <text:p text:style-name="P4">
<text:span text:style-name="T5">
Foto: op</text:span>
</text:p>
      <text:p text:style-name="P4">
News Source: <text:a xlink:type="simple" xlink:href="https://www.ukrinform.ua/rubric-polytics/3735016-zelenskij-perekonanij-ukraina-pisla-vijni-stane-clenom-nato.html" text:style-name="Internet_20_link" text:visited-style-name="Visited_20_Internet_20_Link">
https://www.ukrinform.ua/rubric-polytics/3735016-zelenskij-perekonanij-ukraina-pisla-vijni-stane-clenom-nato.html</text:a>
</text:p>
      <!--NEWS-->
      <text:h text:style-name="P10" text:outline-level="1">
<text:span text:style-name="T4">
The occupiers fired again Kherson - a wounded woman</text:span>
</text:h>
      <text:p text:style-name="P4">
Authors: Ukrinform (Person)</text:p>
      <text:p text:style-name="P4">
Publisher: Укринформ (Organization)</text:p>
      <text:p text:style-name="P4">
Published Time: 2023-07-12T19:08:00+03:00</text:p>
      <text:p text:style-name="P4">
Modified Time: 2023-07-12T19:08:00+03:00</text:p>
      <text:p text:style-name="P4">
Description: At about 4:40 pm the invaders struck the Kherson residential quarter of Kherson.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 'Обстріл', 'Війна з Росією']</text:p>
      <text:p text:style-name="P4">
Type: Article</text:p>
      <!--METADATA-->
      <text:p text:style-name="P4">
<draw:frame draw:style-name="fr1" draw:name="Image132" text:anchor-type="as-char" svg:width="6.9236in" svg:height="3.948443in" draw:z-index="0">
<draw:image xlink:href="../Images/yкринформ/2023-07-12T19-08-00-03-00/630_360_1538997483-946.jpg" xlink:type="simple" xlink:show="embed" xlink:actuate="onLoad" draw:mime-type="image/jpeg"/>
</draw:frame>
About 16: 40 invaders struck the Kherson residential quarter of Kherson.</text:p>
      <text:p text:style-name="P4">
This was reported in <text:a xlink:type="simple" xlink:href="https://t.me/khersonskaODA/7918" text:style-name="Internet_20_link" text:visited-style-name="Visited_20_Internet_20_Link">
telegram</text:a>
Kherson, reports Ukrinform.</text:p>
      <text:p text:style-name="P4">
“Because of Russian shelling <text:a xlink:type="simple" xlink:href="https://www.ukrinform.ua/tag-herson" text:style-name="Internet_20_link" text:visited-style-name="Visited_20_Internet_20_Link">
Kherson</text:a>
Another person was injured. At about 4:40 pm, the invaders struck the city's residential dwelling. A 70 -year -old woman was injured, ”the post said.</text:p>
      <text:p text:style-name="P4">
<text:span text:style-name="T4">
 Read also: </text:span>
 <text:a xlink:type="simple" xlink:href="https://www.ukrinform.ua/rubric-regions/3735012-na-doneccini-cerez-rosijski-obstrili-poraneni-semero-ludej.html" text:style-name="Internet_20_link" text:visited-style-name="Visited_20_Internet_20_Link">
in Donetsk through Russian shelling of injured seven people</text:a>
It is noted that she was diagnosed with a head slaughter and a concussion. The hospitalization was refused.</text:p>
      <text:p text:style-name="P4">
As reported by Ukrinform, <text:a xlink:type="simple" xlink:href="https://www.ukrinform.ua/rubric-ato/3734936-rosijska-armia-obstrilala-budinok-u-hersoni-zaginuv-colovik.html" text:style-name="Internet_20_link" text:visited-style-name="Visited_20_Internet_20_Link">
the Russian army fired at a house in Kherson</text:a>
- Summer couple was injured: the husband questioned, the woman was injured.</text:p>
      <text:p text:style-name="P4">
News Source: <text:a xlink:type="simple" xlink:href="https://www.ukrinform.ua/rubric-ato/3735019-okupanti-znovu-obstrilali-herson-poranena-zinka.html" text:style-name="Internet_20_link" text:visited-style-name="Visited_20_Internet_20_Link">
https://www.ukrinform.ua/rubric-ato/3735019-okupanti-znovu-obstrilali-herson-poranena-zinka.html</text:a>
</text:p>
      <!--NEWS-->
      <text:h text:style-name="P10" text:outline-level="1">
<text:span text:style-name="T4">
Zelensky: The meeting with Biden lasted at least twice as long as planned</text:span>
</text:h>
      <text:p text:style-name="P4">
Authors: Ukrinform (Person)</text:p>
      <text:p text:style-name="P4">
Publisher: Укринформ (Organization)</text:p>
      <text:p text:style-name="P4">
Published Time: 2023-07-12T19:10:00+03:00</text:p>
      <text:p text:style-name="P4">
Modified Time: 2023-07-12T19:10:00+03:00</text:p>
      <text:p text:style-name="P4">
Description: President Volodymyr Zelenskyy and US President Joseph Biden had a meeting in Vilnius, which was twice as long as he was planned. - Ukrinform.</text:p>
      <text:p text:style-name="P4">
Images: ['<text:a xlink:type="simple" xlink:href="https://static.ukrinform.com/photos/2023_07/thumb_files/630_360_1689174439-875.jpg" text:style-name="Internet_20_link" text:visited-style-name="Visited_20_Internet_20_Link">
630_360_16891...</text:a>
']</text:p>
      <text:p text:style-name="P4">
Tags: ['Байден', 'Саміт НАТО', 'Зеленський']</text:p>
      <text:p text:style-name="P4">
Type: Article</text:p>
      <!--METADATA-->
      <text:p text:style-name="P4">
<draw:frame draw:style-name="fr1" draw:name="Image133" text:anchor-type="as-char" svg:width="6.9236in" svg:height="3.956343in" draw:z-index="0">
<draw:image xlink:href="../Images/yкринформ/2023-07-12T19-10-00-03-00/630_360_1689174439-875.jpg" xlink:type="simple" xlink:show="embed" xlink:actuate="onLoad" draw:mime-type="image/jpeg"/>
</draw:frame>
Presidential Davider Zelensky and US President Joseph Biden had a meeting in Vilnius, which was twice as long as she was planned.</text:p>
      <text:p text:style-name="P4">
The head of the Ukrainian state reported this in <text:a xlink:type="simple" xlink:href="https://t.me/V_Zelenskiy_official/6953" text:style-name="Internet_20_link" text:visited-style-name="Visited_20_Internet_20_Link">
telegram</text:a>
, reports Ukrinform.</text:p>
      <text:p text:style-name="P4">
"A very good, strong meeting with Mr. President Joseph Biden," he said.</text:p>
      <text:p text:style-name="P4">
The President of Ukraine informed that the meeting lasted at least twice as long as it was planned, and it was "as meaningful as it should".</text:p>
      <text:p text:style-name="P4">
Zelensky reported that during the meeting of the presidents, long -term support, weapons, politics, [NATO] were discussed(https://www.ukrinform.ua/tag-nato).</text:p>
      <text:p text:style-name="P4">
<text:span text:style-name="T4">
 Read also: </text:span>
 <text:a xlink:type="simple" xlink:href="https://www.ukrinform.ua/rubric-polytics/3734975-vstup-do-es-zelenskij-i-golova-evroradi-obgovorili-mozlivist-startu-peregovoriv.html" text:style-name="Internet_20_link" text:visited-style-name="Visited_20_Internet_20_Link">
Introduction to the EU: <text:span text:style-name="T4">
 Zelensk </text:span>
 Oh and the Chairman of the Euro Council discussed the possible start of negotiations</text:a>
“We can see how to end this war with our joint victory. Thank you, the panel!”, - the head of the Ukrainian state summarized.</text:p>
      <text:p text:style-name="P4">
As reported <text:a xlink:type="simple" xlink:href="https://www.ukrinform.ua/rubric-other_news/3734780-drugij-den-samitu-nato-zelenskij-zustricaetsa-z-liderami-krainucasnikiv-alansu.html" text:style-name="Internet_20_link" text:visited-style-name="Visited_20_Internet_20_Link">
Ukrinform</text:a>
, President of Ukraine Volodymyr Zelensky met Stoltenberg and leaders of the Alliance.</text:p>
      <text:p text:style-name="P4">
Photo: op</text:p>
      <text:p text:style-name="P4">
News Source: <text:a xlink:type="simple" xlink:href="https://www.ukrinform.ua/rubric-polytics/3735018-zelenskij-zustric-iz-bajdenom-trivala-sonajmense-vdvici-dovse-niz-planuvalosa.html" text:style-name="Internet_20_link" text:visited-style-name="Visited_20_Internet_20_Link">
https://www.ukrinform.ua/rubric-polytics/3735018-zelenskij-zustric-iz-bajdenom-trivala-sonajmense-vdvici-dovse-niz-planuvalosa.html</text:a>
</text:p>
      <!--NEWS-->
      <text:h text:style-name="P10" text:outline-level="1">
<text:span text:style-name="T4">
The court returned the "Medvedchuk" Tube to state property</text:span>
</text:h>
      <text:p text:style-name="P4">
Authors: Ukrinform (Person)</text:p>
      <text:p text:style-name="P4">
Publisher: Укринформ (Organization)</text:p>
      <text:p text:style-name="P4">
Published Time: 2023-07-12T19:14:00+03:00</text:p>
      <text:p text:style-name="P4">
Modified Time: 2023-07-12T19:14:00+03:00</text:p>
      <text:p text:style-name="P4">
Description: The Economic Court of Zhytomyr Oblast made a decision on the return of part of the main oil pipeline "Samara - Western direction". - Ukrinform.</text:p>
      <text:p text:style-name="P4">
Images: ['<text:a xlink:type="simple" xlink:href="https://static.ukrinform.com/photos/2021_04/thumb_files/630_360_1618228233-247.jpg" text:style-name="Internet_20_link" text:visited-style-name="Visited_20_Internet_20_Link">
630_360_16182...</text:a>
']</text:p>
      <text:p text:style-name="P4">
Tags: ['ФДМУ', 'Медведчук', 'Суд', 'Труба Медведчука']</text:p>
      <text:p text:style-name="P4">
Type: Article</text:p>
      <!--METADATA-->
      <text:p text:style-name="P4">
<draw:frame draw:style-name="fr1" draw:name="Image134" text:anchor-type="as-char" svg:width="6.9236in" svg:height="3.951227in" draw:z-index="0">
<draw:image xlink:href="../Images/yкринформ/2023-07-12T19-14-00-03-00/630_360_1618228233-247.jpg" xlink:type="simple" xlink:show="embed" xlink:actuate="onLoad" draw:mime-type="image/jpeg"/>
</draw:frame>
The Economic Court of Zhytomyr Oblast made a decision on the return of a part of the main ownership of the main oil pipeline "Samara - Western Direction".</text:p>
      <text:p text:style-name="P4">
According to Ukrinform, about it on <text:a xlink:type="simple" xlink:href="https://www.facebook.com/spfu.gov.ua/posts/pfbid02oGat5Aczm2hu95YbNegCaL81NcMQnED3w3rei8PDYUR5j77rEpJQ7bjwtTSZmak8l" text:style-name="Internet_20_link" text:visited-style-name="Visited_20_Internet_20_Link">
Facebook</text:a>
Informs the State Property Fund of Ukraine.</text:p>
      <text:p text:style-name="P4">
"The Economic Court of Zhytomyr Oblast satisfied the claim of the SPFU to recognize the property of the state on part of the main oil pipeline" Samara -Western direction ", which is located in the territory of Ukraine," - the testimony reads.</text:p>
      <text:p text:style-name="P4">
The Fund reminds that the court cases that aimed to return the pipeline have continued since 2011. Initially, the economic judicial region recognized by Ukraine the ownership of the Ukrainian part of the Anafto -Product Productive. However, in 2017, he changed his decision and recognized the ownership of the subsidiary of "Transnefteproduct".</text:p>
      <text:p text:style-name="P4">
<text:span text:style-name="T4">
 Read also: </text:span>
 <text:a xlink:type="simple" xlink:href="https://www.ukrinform.ua/rubric-society/3728367-sud-arestuvav-majno-zareestrovane-na-druzinu-medvedcuka.html" text:style-name="Internet_20_link" text:visited-style-name="Visited_20_Internet_20_Link">
court arrested property registered for wife <text:span text:style-name="T4">
 Medvedchuk </text:span>
</text:a>
In 2017, NABU and the Specialized Anti -Corruption Prosecutor's Office to initiate the circumstances of the transfer of ownership. According to NABU, the basic decision of the court was a deliberately false conclusion of engineering and technical expertise.</text:p>
      <text:p text:style-name="P4">
Within the framework of the investigation, they went to court with a request for the arrest of an asset. In February 2021, the Supreme Anti -Corruption Court granted this request. From 2021, this asset is in the management of Ukrtransnafta JSC.</text:p>
      <text:p text:style-name="P4">
In 2021, the State Property Fund filed a lawsuit with the economic court of the Zhytomyr region, in which he asked to recognize this asset by the state. At the end of June, he was judged to the side of SPFU.</text:p>
      <text:p text:style-name="P4">
As reported, in September 2021, Ukrtransnafta JSC received all over the work required for the operation and proper management of the Ukrainian Oil Product Drawing "Samara - Western Direction".</text:p>
      <text:p text:style-name="P4">
The NSDC made a decision at the meeting on February 19, 2021 on the application of sanctions to 19 legal entities and eight natural persons, among them Oksana Marchenko MP Medvedchuk and his wife. According to the NSDC Secretary, sanctions are imposed on all property <text:a xlink:type="simple" xlink:href="https://www.ukrinform.ua/tag-medvedcuk" text:style-name="Internet_20_link" text:visited-style-name="Visited_20_Internet_20_Link">
Medvedchuk</text:a>
 .</text:p>
      <text:p text:style-name="P4">
Later, on February 21, President Volodymyr Zelenskyy returned to the state -owned property of the Prykarpatzahidtrans oil pipeline, introducing the decision of the RNBBOid on February 19. And on February 23, the Supreme Anti -Corruption Court ruled on the arrest of the ARMA of the entire property and infrastructure of this pipeline. In turn, the ARMA chose the manager of the oil pipeline.</text:p>
      <text:p text:style-name="P4">
News Source: <text:a xlink:type="simple" xlink:href="https://www.ukrinform.ua/rubric-economy/3735020-sud-povernuv-trubu-medvedcuka-u-derzavnu-vlasnist.html" text:style-name="Internet_20_link" text:visited-style-name="Visited_20_Internet_20_Link">
https://www.ukrinform.ua/rubric-economy/3735020-sud-povernuv-trubu-medvedcuka-u-derzavnu-vlasnist.html</text:a>
</text:p>
      <!--NEWS-->
      <text:h text:style-name="P10" text:outline-level="1">
<text:span text:style-name="T4">
Frozen conflict is not a victory for Ukraine - Zelensky</text:span>
</text:h>
      <text:p text:style-name="P4">
Authors: Ukrinform (Person)</text:p>
      <text:p text:style-name="P4">
Publisher: Укринформ (Organization)</text:p>
      <text:p text:style-name="P4">
Published Time: 2023-07-12T19:16:00+03:00</text:p>
      <text:p text:style-name="P4">
Modified Time: 2023-07-12T19:16:00+03:00</text:p>
      <text:p text:style-name="P4">
Description: President Volodymyr Zelenskyy stressed that frozen conflict with Russia is not a victory for Ukraine. - Ukrinform.</text:p>
      <text:p text:style-name="P4">
Images: ['<text:a xlink:type="simple" xlink:href="https://static.ukrinform.com/photos/2023_07/thumb_files/630_360_1689174471-166.jpg" text:style-name="Internet_20_link" text:visited-style-name="Visited_20_Internet_20_Link">
630_360_16891...</text:a>
']</text:p>
      <text:p text:style-name="P4">
Tags: ['Саміт НАТО', 'Зеленський', 'Війна з Росією']</text:p>
      <text:p text:style-name="P4">
Type: Article</text:p>
      <!--METADATA-->
      <text:p text:style-name="P4">
<draw:frame draw:style-name="fr1" draw:name="Image135" text:anchor-type="as-char" svg:width="6.9236in" svg:height="3.956343in" draw:z-index="0">
<draw:image xlink:href="../Images/yкринформ/2023-07-12T19-16-00-03-00/630_360_1689174471-166.jpg" xlink:type="simple" xlink:show="embed" xlink:actuate="onLoad" draw:mime-type="image/jpeg"/>
</draw:frame>
Presidential lodge Zelensky emphasized that the frozen conflict with Russia is not an eater for Ukraine.</text:p>
      <text:p text:style-name="P4">
He said this during a press conference in Vilnius, reports correspondent.</text:p>
      <text:p text:style-name="P4">
"We want to return our land. To return security to our territory. To turn people who have been forced to go abroad of our country. And I think the victory is a punishment for all these crimes. - in a case -of -law is not a victory, " - said <text:a xlink:type="simple" xlink:href="https://www.ukrinform.ua/tag-prezident" text:style-name="Internet_20_link" text:visited-style-name="Visited_20_Internet_20_Link">
President</text:a>
.</text:p>
      <text:p text:style-name="P4">
<text:span text:style-name="T4">
 Read also: </text:span>
 <text:a xlink:type="simple" xlink:href="https://www.ukrinform.ua/rubric-polytics/3735016-zelenskij-perekonanij-ukraina-pisla-vijni-stane-clenom-nato.html" text:style-name="Internet_20_link" text:visited-style-name="Visited_20_Internet_20_Link">
<text:span text:style-name="T4">
 Zelensk </text:span>
 Oh is convinced: Ukraine after the war becomes NATO</text:a>
According to Zelensky, the support of Ukraine will be unknown by Western partners, but it will also depend on our actions on the battlefield.</text:p>
      <text:p text:style-name="P4">
"I saw support from the US, Germany, France, Poland at the summit today, and other leaders of countries who assured that they will help and support Ukraine as much as it takes. We will be on the battlefield. It is very important not to support the allies of us, and we need it with you so that we are motivated so that we know what we go for that we are going to win the tape of our territorial integrity. We cannot just stand District and expect that for decades, someone will support us, " - said the President of Ukraine.</text:p>
      <text:p text:style-name="P4">
It was reported <text:a xlink:type="simple" xlink:href="https://www.ukrinform.ua/rubric-polytics/3734990-ofis-prezidenta-opublikuvav-deklaraciu-g7-pro-pidtrimku-ukraini.html" text:style-name="Internet_20_link" text:visited-style-name="Visited_20_Internet_20_Link">
leaders of the Seven Group countries(G7)They agreed in the fields of Sumitunato in Vilnius "Joint Declaration on Ukraine's Support"</text:a>
.</text:p>
      <text:p text:style-name="P4">
The document is frame and gives the opportunity for further laying of bilateral -hupods with the states of guarantors.</text:p>
      <text:p text:style-name="P4">
<text:span text:style-name="T5">
Foto: op</text:span>
</text:p>
      <text:p text:style-name="P4">
News Source: <text:a xlink:type="simple" xlink:href="https://www.ukrinform.ua/rubric-polytics/3735024-zamorozenij-konflikt-ne-e-peremogou-dla-ukraini-zelenskij.html" text:style-name="Internet_20_link" text:visited-style-name="Visited_20_Internet_20_Link">
https://www.ukrinform.ua/rubric-polytics/3735024-zamorozenij-konflikt-ne-e-peremogou-dla-ukraini-zelenskij.html</text:a>
</text:p>
      <!--NEWS-->
      <text:h text:style-name="P10" text:outline-level="1">
<text:span text:style-name="T4">
Doctors from Poland - Moravetsky were admitted to Saakashvili</text:span>
</text:h>
      <text:p text:style-name="P4">
Authors: Ukrinform (Person)</text:p>
      <text:p text:style-name="P4">
Publisher: Укринформ (Organization)</text:p>
      <text:p text:style-name="P4">
Published Time: 2023-07-12T19:19:00+03:00</text:p>
      <text:p text:style-name="P4">
Modified Time: 2023-07-12T19:19:00+03:00</text:p>
      <text:p text:style-name="P4">
Description: A comprehensive medical examination of Mikhail Saakashvili began in Tbilisi. - Ukrinform.</text:p>
      <text:p text:style-name="P4">
Images: ['<text:a xlink:type="simple" xlink:href="https://static.ukrinform.com/photos/2023_03/thumb_files/630_360_1678670749-879.jpg" text:style-name="Internet_20_link" text:visited-style-name="Visited_20_Internet_20_Link">
630_360_16786...</text:a>
']</text:p>
      <text:p text:style-name="P4">
Tags: ['Польща', 'Саакашвілі', 'Моравецький']</text:p>
      <text:p text:style-name="P4">
Type: Article</text:p>
      <!--METADATA-->
      <text:p text:style-name="P4">
<draw:frame draw:style-name="fr1" draw:name="Image136" text:anchor-type="as-char" svg:width="6.9236in" svg:height="3.956343in" draw:z-index="0">
<draw:image xlink:href="../Images/yкринформ/2023-07-12T19-19-00-03-00/630_360_1678670749-879.jpg" xlink:type="simple" xlink:show="embed" xlink:actuate="onLoad" draw:mime-type="image/jpeg"/>
</draw:frame>
Brigadapol doctors began a comprehensive medical examination of Mikhayaakashvili in Tbilisi.</text:p>
      <text:p text:style-name="P4">
About it in <text:a xlink:type="simple" xlink:href="https://twitter.com/MorawieckiM/status/1679128033804926978" text:style-name="Internet_20_link" text:visited-style-name="Visited_20_Internet_20_Link">
Twitter</text:a>
Polish Minister Mateusz Moravetsky reports, Ukrinform reports.</text:p>
      <text:p text:style-name="P4">
“We do not leave friends in trouble. At my request, a brigade of the Polish doctors of grouping humanitarian and medical assistance in Georgia began a comprehensive medical examination of President Mikhail Saakashvili, ”Moravetsky wrote.</text:p>
      <text:p text:style-name="P4">
Malgozhata Gosevskaya, the Seimas of Poland, stated in a comment <text:a xlink:type="simple" xlink:href="https://www.wnp.pl/parlamentarny/wydarzenia/gosiewska-polska-walczy-o-to-aby-saakaszwili-mogl-byc-leczony-w-polskiej-klinice,730979.html" text:style-name="Internet_20_link" text:visited-style-name="Visited_20_Internet_20_Link">
RAR</text:a>
that Georgia a while ago agreed to the admission of a group of doctors from Poland to Osakakashvili, but under various reasons delayed this process. She added that the Georgian authorities agreed to allow the Polish US to be allowed to allow the Georgian authorities. According to her, on the basis of a report of doctors about the state of health <text:a xlink:type="simple" xlink:href="https://www.ukrinform.ua/tag-saakasvili" text:style-name="Internet_20_link" text:visited-style-name="Visited_20_Internet_20_Link">
Saakashvili</text:a>
In the future, the decision will be made what to do next. The politician emphasized: Poland is fighting for Saakashvili in the future to be treated in one of the Polish clinics.</text:p>
      <text:p text:style-name="P4">
<text:span text:style-name="T4">
 Read also: </text:span>
 <text:a xlink:type="simple" xlink:href="https://www.ukrinform.ua/rubric-polytics/3731771-u-pravlacij-partii-gruzii-viklucaut-budaki-konsultacii-z-ukrainou-sodo-saakasvili.html" text:style-name="Internet_20_link" text:visited-style-name="Visited_20_Internet_20_Link">
in the ruling Party of Georgia exclude any consultation with Ukraine in respect of <text:span text:style-name="T4">
 Saakashvili </text:span>
</text:a>
It was reported that on July 3, Saakashvili in the online format participated in judicial. He demonstrated how much lost while in the hospital.</text:p>
      <text:p text:style-name="P4">
President of Ukraine Volodymyr Zelensky expressed his indignation at the condition(https://www.ukrinform.ua/rubric-polytics/3731009-zelenskij-doruciv-viklikati-posla-gruzii-do-mzs-i-visloviti-protest-cerez-stan-saakasvili.html)And, to give him a decisive protest because of bullying from Saakashvili and to offer Ukraine for 48 hours to consult with his cage. On July 6, the Georgia Ambassador left Kiev in response to the demand of Ukraine's leadership.</text:p>
      <text:p text:style-name="P4">
News Source: <text:a xlink:type="simple" xlink:href="https://www.ukrinform.ua/rubric-world/3735023-do-saakasvili-dopustili-likariv-z-polsi-moraveckij.html" text:style-name="Internet_20_link" text:visited-style-name="Visited_20_Internet_20_Link">
https://www.ukrinform.ua/rubric-world/3735023-do-saakasvili-dopustili-likariv-z-polsi-moraveckij.html</text:a>
</text:p>
      <!--NEWS-->
      <text:h text:style-name="P10" text:outline-level="1">
<text:span text:style-name="T4">
The Ukrainian Basketball team was published in the Euro-2023 playoffs (U20), beating Kosovo</text:span>
</text:h>
      <text:p text:style-name="P4">
Authors: Ukrinform (Person)</text:p>
      <text:p text:style-name="P4">
Publisher: Укринформ (Organization)</text:p>
      <text:p text:style-name="P4">
Published Time: 2023-07-12T19:19:41+03:00</text:p>
      <text:p text:style-name="P4">
Modified Time: 2023-07-12T19:19:41+03:00</text:p>
      <text:p text:style-name="P4">
Description: Basketball (players under 20 years old) made its way in the Playoff Division in the European Championship. - Ukrinform.</text:p>
      <text:p text:style-name="P4">
Images: ['<text:a xlink:type="simple" xlink:href="https://static.ukrinform.com/photos/2023_07/thumb_files/630_360_1689178620-673.jpg" text:style-name="Internet_20_link" text:visited-style-name="Visited_20_Internet_20_Link">
630_360_16891...</text:a>
']</text:p>
      <text:p text:style-name="P4">
Tags: ['Баскетбол']</text:p>
      <text:p text:style-name="P4">
Type: Article</text:p>
      <!--METADATA-->
      <text:p text:style-name="P4">
<draw:frame draw:style-name="fr1" draw:name="Image137" text:anchor-type="as-char" svg:width="6.9236in" svg:height="3.956343in" draw:z-index="0">
<draw:image xlink:href="../Images/yкринформ/2023-07-12T19-19-41-03-00/630_360_1689178620-673.jpg" xlink:type="simple" xlink:show="embed" xlink:actuate="onLoad" draw:mime-type="image/jpeg"/>
</draw:frame>
Basketball Youth Team(Players under 20 years)She made his way in the playoffydivan player in the European Championship.</text:p>
      <text:p text:style-name="P4">
In the final match of the group round of Euro U20 "Blue and yellow" rebuilding the Kosovo Comand Comand with a score of 78:62(23:25, 15:10, 21:12, 19:15), reports Ukrinform.</text:p>
      <text:p text:style-name="P4">
The best in this match in the Ukrainians was Alexander Kobzista, who was 17 points and 12 picks(Re 26).</text:p>
      <text:p text:style-name="P4">
Завдяки цій перемозі збірна України посіла друге місце в квінтеті С тагарантувала собі місце в плей-оф чемпіонату Європи.</text:p>
      <text:p text:style-name="P4">
<text:span text:style-name="T4">
Читайте також:</text:span>
 <text:a xlink:type="simple" xlink:href="https://www.ukrinform.ua/rubric-sports/3734317-basketbol-3h3-zbirni-ukraini-z-basketbolu-u21-zigraut-u-matcah-ligi-nacij.html" text:style-name="Internet_20_link" text:visited-style-name="Visited_20_Internet_20_Link">
 <text:span text:style-name="T4">
Баскетбол</text:span>
 3х3: збірні України U21 зіграють у матчахЛіги націй </text:a>
In the quarterfinals, Dmitry Zabirchenko's team will play against the winner of group D.</text:p>
      <text:p text:style-name="P4">
The next rival of Ukrainians will be determined by the match of Switzerland -Niethland, which will begin at 22.00 in Kiev time.</text:p>
      <text:p text:style-name="P4">
Photo: FBU.</text:p>
      <text:p text:style-name="P4">
News Source: <text:a xlink:type="simple" xlink:href="https://www.ukrinform.ua/rubric-sports/3735021-zbirna-ukraini-z-basketbolu-vijsla-u-plejoff-evro2023-u20-obigravsi-kosovo.html" text:style-name="Internet_20_link" text:visited-style-name="Visited_20_Internet_20_Link">
https://www.ukrinform.ua/rubric-sports/3735021-zbirna-ukraini-z-basketbolu-vijsla-u-plejoff-evro2023-u20-obigravsi-kosovo.html</text:a>
</text:p>
      <!--NEWS-->
      <text:h text:style-name="P10" text:outline-level="1">
<text:span text:style-name="T4">
At the Ministry of Health, they created a group to develop mechanisms of interaction of state and private medicine</text:span>
</text:h>
      <text:p text:style-name="P4">
Authors: Ukrinform (Person)</text:p>
      <text:p text:style-name="P4">
Publisher: Укринформ (Organization)</text:p>
      <text:p text:style-name="P4">
Published Time: 2023-07-12T19:20:00+03:00</text:p>
      <text:p text:style-name="P4">
Modified Time: 2023-07-12T19:20:00+03:00</text:p>
      <text:p text:style-name="P4">
Description: Minister of Health of Ukraine Viktor Lyashko has created a working group to strengthen the role of private health care facilities in the restoration and development of the health care system. - Ukrinform.</text:p>
      <text:p text:style-name="P4">
Images: ['<text:a xlink:type="simple" xlink:href="https://static.ukrinform.com/photos/2022_02/thumb_files/630_360_1645633108-724.jpg" text:style-name="Internet_20_link" text:visited-style-name="Visited_20_Internet_20_Link">
630_360_16456...</text:a>
']</text:p>
      <text:p text:style-name="P4">
Tags: ['Ляшко', 'Медицина', 'МОЗ', "Здоров'я"]</text:p>
      <text:p text:style-name="P4">
Type: Article</text:p>
      <!--METADATA-->
      <text:p text:style-name="P4">
<draw:frame draw:style-name="fr1" draw:name="Image138" text:anchor-type="as-char" svg:width="6.9236in" svg:height="3.956343in" draw:z-index="0">
<draw:image xlink:href="../Images/yкринформ/2023-07-12T19-20-00-03-00/630_360_1645633108-724.jpg" xlink:type="simple" xlink:show="embed" xlink:actuate="onLoad" draw:mime-type="image/jpeg"/>
</draw:frame>
The Minister of Health of Ukraine Viktor Lyashko has created a working group to strengthen the role of health care facilities in the restoration and development of the system of protection.</text:p>
      <text:p text:style-name="P4">
The relevant order # 1245 “On the formation and approval of the composition of the working group to delay the role of private health care institutions in the restoration and development of the healthcare system” was published on the site <text:a xlink:type="simple" xlink:href="https://moz.gov.ua/article/ministry-mandates/nakaz-moz-ukraini-vid-10072023--1245-pro-utvorennja-ta-zatverdzhennja-skladu-robochoi-grupi-z-posilennja-roli-privatnih-zakladiv-ohoroni-zdorov’ja-u-vidnovlenni-ta-rozvitku-sistemi-ohoroni-zdorov’ja" text:style-name="Internet_20_link" text:visited-style-name="Visited_20_Internet_20_Link">
MOH</text:a>
, reports Ukrinform.</text:p>
      <text:p text:style-name="P4">
The working group was headed by the Minister Lyashko himself, in particular, the People's Department, the Chairman of the Verkhovna Rada Committee on Nation, Medical Assistance and Health Insurance Mikhail Radutsky, Head of the National Health Service of Ukraine Natalia Husak, Head of the WHO Representation in Ukraine -Habiht(by agreement), Chairman of the Association of Private Medical Institutions of Ukraine, CEO of Smart Medical Center LLC Elena Yeshchenko and others.</text:p>
      <text:p text:style-name="P4">
The MOH Working Group is intended to become a dialog platform for combining the adaptation of health care reform to the conditions of wartime and the country's recovery of the country.</text:p>
      <text:p text:style-name="P4">
<text:span text:style-name="T4">
 Read also: </text:span>
 <text:a xlink:type="simple" xlink:href="https://www.ukrinform.ua/rubric-society/3731400-u-moz-rozroblat-protokol-likuvanna-igrovoi-zaleznosti.html" text:style-name="Internet_20_link" text:visited-style-name="Visited_20_Internet_20_Link">
in the Ministry of Health will develop a protocol of treatment of game dependence</text:a>
In April, the Association of Private Medical Institutions of Ukraine was reported with the US Chamber of Commerce in Ukraine held a round table <text:a xlink:type="simple" xlink:href="https://chamber.ua/ua/news/rol-pryvatnoho-sektoru-v-medychniy-reformi-maie-buty-posylena-stvoreno-platformu-dlia-dialohu-mizh-biznesom-i-vladoiu/" text:style-name="Internet_20_link" text:visited-style-name="Visited_20_Internet_20_Link">
"Private medicine in health care reform and post -war restoration of Ukraine"</text:a>
.</text:p>
      <text:p text:style-name="P4">
During the roundtable, it was about reforming the health care industry, the saving of state and private medical institutions, as well as the introduction of modern mechanisms for financing the health care system, attracting investment industry, creating market competition between institutions of different forms of self -care.<text:span text:style-name="T4">
 Read also: </text:span>
 <text:a xlink:type="simple" xlink:href="https://www.ukrinform.ua/rubric-society/3732749-lasko-zaaviv-pro-nestabilnu-situaciu-sodo-bagatoh-infekcijnih-hvorob.html" text:style-name="Internet_20_link" text:visited-style-name="Visited_20_Internet_20_Link">
<text:span text:style-name="T4">
 Lyashko </text:span>
 declared an unstable situation on many infectious diseases</text:a>
Among the effective instruments, the Minister called the implementation of the co -payment system, the development of the voluntary health insurance system in combination with state medical guarantees.</text:p>
      <text:p text:style-name="P4">
During the roundtable, it was proposed to create a special working group of priosis, which will include representatives of specialized public authorities, business, international organizations and public associations.</text:p>
      <text:p text:style-name="P4">
News Source: <text:a xlink:type="simple" xlink:href="https://www.ukrinform.ua/rubric-society/3735022-pri-moz-stvorili-grupu-z-napracuvanna-mehanizmiv-vzaemodii-derzavnoi-i-privatnoi-medicini.html" text:style-name="Internet_20_link" text:visited-style-name="Visited_20_Internet_20_Link">
https://www.ukrinform.ua/rubric-society/3735022-pri-moz-stvorili-grupu-z-napracuvanna-mehanizmiv-vzaemodii-derzavnoi-i-privatnoi-medicini.html</text:a>
</text:p>
      <!--NEWS-->
      <text:h text:style-name="P10" text:outline-level="1">
<text:span text:style-name="T4">
Zelensky: We will never give our land - even one village where one grandfather lives</text:span>
</text:h>
      <text:p text:style-name="P4">
Authors: Ukrinform (Person)</text:p>
      <text:p text:style-name="P4">
Publisher: Укринформ (Organization)</text:p>
      <text:p text:style-name="P4">
Published Time: 2023-07-12T19:27:00+03:00</text:p>
      <text:p text:style-name="P4">
Modified Time: 2023-07-12T19:27:00+03:00</text:p>
      <text:p text:style-name="P4">
Description: President Volodymyr Zelenskyy emphasized that Ukraine will never give its territories and will not consider them as a subject of exchange for any status. - Ukrinform.</text:p>
      <text:p text:style-name="P4">
Images: ['<text:a xlink:type="simple" xlink:href="https://static.ukrinform.com/photos/2023_07/thumb_files/630_360_1688740817-234.jpg" text:style-name="Internet_20_link" text:visited-style-name="Visited_20_Internet_20_Link">
630_360_16887...</text:a>
']</text:p>
      <text:p text:style-name="P4">
Tags: ['Саміт НАТО', 'Зеленський', 'Війна з Росією']</text:p>
      <text:p text:style-name="P4">
Type: Article</text:p>
      <!--METADATA-->
      <text:p text:style-name="P4">
<draw:frame draw:style-name="fr1" draw:name="Image139" text:anchor-type="as-char" svg:width="6.9236in" svg:height="3.956343in" draw:z-index="0">
<draw:image xlink:href="../Images/yкринформ/2023-07-12T19-27-00-03-00/630_360_1688740817-234.jpg" xlink:type="simple" xlink:show="embed" xlink:actuate="onLoad" draw:mime-type="image/jpeg"/>
</draw:frame>
Presidential Divine Zelensky stressed that Ukraine will never give its territories to consider them as a subject of exchange for any status.</text:p>
      <text:p text:style-name="P4">
He said this during a press conference in Vilnius, reports correspondent.</text:p>
      <text:p text:style-name="P4">
“We never exchange any status in any of our territories, even if it will be one village in which one grandfather lives. We will not give our territories in the event that we will not change to any frozen conflict, this will never be done, ”the head of state replied to the question of whether some Western capital can go to the script when NATO's membership can be used as a question with Russia.</text:p>
      <text:p text:style-name="P4">
<text:span text:style-name="T4">
 Read also: </text:span>
 [frozen conflict is not a victory for Ukraine -<text:span text:style-name="T4">
 Zelensk </text:span>
 s(https://www.ukrinform.ua/rubric-polytics/3735024-zamorozenij-konflikt-ne-e-peremogou-dla-ukraini-zelenskij.html)<text:a xlink:type="simple" xlink:href="https://www.ukrinform.ua/tag-zelenskij" text:style-name="Internet_20_link" text:visited-style-name="Visited_20_Internet_20_Link">
Zelensky</text:a>
He also noted that his partners of Ukraine know his position.</text:p>
      <text:p text:style-name="P4">
It was reported <text:a xlink:type="simple" xlink:href="https://www.ukrinform.ua/rubric-polytics/3734990-ofis-prezidenta-opublikuvav-deklaraciu-g7-pro-pidtrimku-ukraini.html" text:style-name="Internet_20_link" text:visited-style-name="Visited_20_Internet_20_Link">
leaders of the Seven Group countries(G7)They agreed in the fields of Sumitunato in Vilnius "Joint Declaration on Ukraine's Support"</text:a>
.</text:p>
      <text:p text:style-name="P4">
The document is frame and gives the opportunity for further laying of bilateral -hupods with the states of guarantors.</text:p>
      <text:p text:style-name="P4">
<text:span text:style-name="T5">
Foto: op</text:span>
</text:p>
      <text:p text:style-name="P4">
News Source: <text:a xlink:type="simple" xlink:href="https://www.ukrinform.ua/rubric-ato/3735029-zelenskij-mi-nikoli-ne-viddamo-svoei-zemli-navit-odnogo-sela-de-zive-odin-did.html" text:style-name="Internet_20_link" text:visited-style-name="Visited_20_Internet_20_Link">
https://www.ukrinform.ua/rubric-ato/3735029-zelenskij-mi-nikoli-ne-viddamo-svoei-zemli-navit-odnogo-sela-de-zive-odin-did.html</text:a>
</text:p>
      <!--NEWS-->
      <text:h text:style-name="P10" text:outline-level="1">
<text:span text:style-name="T4">
Duda named two important solutions for Ukraine at NATO summit</text:span>
</text:h>
      <text:p text:style-name="P4">
Authors: Ukrinform (Person)</text:p>
      <text:p text:style-name="P4">
Publisher: Укринформ (Organization)</text:p>
      <text:p text:style-name="P4">
Published Time: 2023-07-12T19:36:00+03:00</text:p>
      <text:p text:style-name="P4">
Modified Time: 2023-07-12T19:36:00+03:00</text:p>
      <text:p text:style-name="P4">
Description: Polish President Andrzej Duda named two important decisions of NATO summit in Vilnius for Ukraine - refusal to MDC and the creation of Nato -Ukraine Council. - Ukrinform.</text:p>
      <text:p text:style-name="P4">
Images: ['<text:a xlink:type="simple" xlink:href="https://static.ukrinform.com/photos/2023_07/thumb_files/630_360_1689179957-519.jpeg" text:style-name="Internet_20_link" text:visited-style-name="Visited_20_Internet_20_Link">
630_360_16891...</text:a>
']</text:p>
      <text:p text:style-name="P4">
Tags: ['Дуда', 'НАТО', 'Польща', 'Саміт НАТО']</text:p>
      <text:p text:style-name="P4">
Type: Article</text:p>
      <!--METADATA-->
      <text:p text:style-name="P4">
<draw:frame draw:style-name="fr1" draw:name="Image140" text:anchor-type="as-char" svg:width="6.9236in" svg:height="3.956343in" draw:z-index="0">
<draw:image xlink:href="../Images/yкринформ/2023-07-12T19-36-00-03-00/630_360_1689179957-519.jpeg" xlink:type="simple" xlink:show="embed" xlink:actuate="onLoad" draw:mime-type="image/jpeg"/>
</draw:frame>
Polish President Andrzej Duda named two important decisions of NATO summit for Ukraine - refusal to MDC and the creation of Nato -Ukraine Council.</text:p>
      <text:p text:style-name="P4">
He stated this as a result of the NATO summit in Vilnius on Wednesday, Ukrinform reports.</text:p>
      <text:p text:style-name="P4">
“We have voiced Ukrainian expectations for a formal invitation to Ukraine to NATO. Such a decision was not made, but a whole of other decisions on Ukraine, which, no doubt, bring Ukraine closer to NATO, ”Duda said.</text:p>
      <text:p text:style-name="P4">
According to him, the most important thing is that <text:a xlink:type="simple" xlink:href="https://www.ukrinform.ua/tag-nato" text:style-name="Internet_20_link" text:visited-style-name="Visited_20_Internet_20_Link">
NATO</text:a>
gave up a plan of action on membership(Chipboard), and that Ukraine should not pass this stage, therefore "saves its time to join NATO."</text:p>
      <text:p text:style-name="P4">
He called the second important solution for Ukraine the creation of Nato-Ukraine Council.</text:p>
      <text:p text:style-name="P4">
Duda stressed that NATO's final communique has clearly stated that Ukraine will receive an invitation to NATO when the requirements are fulfilled. He added that the Presidential Davilian of Zelensky and Ukrainian authorities realize that the adoption of Ukraine now is impossible for Ukraine.</text:p>
      <text:p text:style-name="P4">
<text:span text:style-name="T4">
 Read also: </text:span>
 [Zelensky is convinced: Ukraine will become a member of <text:span text:style-name="T4">
 NATO </text:span>
 after the war(https://www.ukrinform.ua/rubric-polytics/3735016-zelenskij-perekonanij-ukraina-pisla-vijni-stane-clenom-nato.html)The President of Poland emphasized that Ukraine's accession to NATO in the "nearby communicative" will be a huge strengthening of NATO's military potential.</text:p>
      <text:p text:style-name="P4">
As reported by Ukrinform, NATO Summit took place in the capital of Lithuania on July 11-12. He was announced during the establishment of the NATO-Ukraine Council.</text:p>
      <text:p text:style-name="P4">
President Volodymyr Zelenskyy assured that Ukraine appreciates the recognition that it is unnecessary to the Alliance, and called it the good results of the current summit.</text:p>
      <text:p text:style-name="P4">
Leaders of the Seven Group(G7)They agreed in the NATO summit fields in Vilnius "<text:a xlink:type="simple" xlink:href="https://www.ukrinform.ua/rubric-polytics/3734931-g7-pogodila-na-samiti-nato-deklaraciu-pro-pidtrimku-ukraini.html" text:style-name="Internet_20_link" text:visited-style-name="Visited_20_Internet_20_Link">
Joint Declaration of Support for Ukraine</text:a>
 " (Joint Declaration of Support for Ukraine).</text:p>
      <text:p text:style-name="P4">
_ Фото: Marek Borawski/KPRP  _</text:p>
      <text:p text:style-name="P4">
News Source: <text:a xlink:type="simple" xlink:href="https://www.ukrinform.ua/rubric-polytics/3735033-duda-nazvav-dva-vazlivi-risenna-dla-ukraini-na-samiti-nato.html" text:style-name="Internet_20_link" text:visited-style-name="Visited_20_Internet_20_Link">
https://www.ukrinform.ua/rubric-polytics/3735033-duda-nazvav-dva-vazlivi-risenna-dla-ukraini-na-samiti-nato.html</text:a>
</text:p>
      <!--NEWS-->
      <text:h text:style-name="P10" text:outline-level="1">
<text:span text:style-name="T4">
Ludmila Kichenok will play for the first time in the final of the Wimbledon tournament</text:span>
</text:h>
      <text:p text:style-name="P4">
Authors: Ukrinform (Person)</text:p>
      <text:p text:style-name="P4">
Publisher: Укринформ (Organization)</text:p>
      <text:p text:style-name="P4">
Published Time: 2023-07-12T19:39:19+03:00</text:p>
      <text:p text:style-name="P4">
Modified Time: 2023-07-12T19:39:19+03:00</text:p>
      <text:p text:style-name="P4">
Description: Croatian -Ukrainian duo Mate Pavich - Lyudmila Kichenok released to the final of the mixed category of the third in the season of the Grand Slam - Wimbledon - in London (UK). - Ukrinform.</text:p>
      <text:p text:style-name="P4">
Images: ['<text:a xlink:type="simple" xlink:href="https://static.ukrinform.com/photos/2023_07/thumb_files/630_360_1689179008-825.jpg" text:style-name="Internet_20_link" text:visited-style-name="Visited_20_Internet_20_Link">
630_360_16891...</text:a>
']</text:p>
      <text:p text:style-name="P4">
Tags: ['Теніс', 'Вімблдон']</text:p>
      <text:p text:style-name="P4">
Type: Article</text:p>
      <!--METADATA-->
      <text:p text:style-name="P4">
<draw:frame draw:style-name="fr1" draw:name="Image141" text:anchor-type="as-char" svg:width="6.9236in" svg:height="3.956343in" draw:z-index="0">
<draw:image xlink:href="../Images/yкринформ/2023-07-12T19-39-19-03-00/630_360_1689179008-825.jpg" xlink:type="simple" xlink:show="embed" xlink:actuate="onLoad" draw:mime-type="image/jpeg"/>
</draw:frame>
Croatian -Ukrainian duo Mate Pavich - Lyudmila Kichenok came out in the finals mixed category of the third in the season of the Grand Slam - Wimblen - Ulandoni Series tournament(United Kingdom).</text:p>
      <text:p text:style-name="P4">
У півфіналі посіяні під 7-м номером Павич та Кіченок завдали поразки британцямДжонні О'Мара та Олівії Ніколлз - 7:6 (8:6)4: 6, 6: 3, transmits Ukrinform.</text:p>
      <text:p text:style-name="P4">
On July 13, the rivals of Pavich and Kichenok in the decisive sowing of Wimbledon-2023 will be the Chinese-Belgian Mikst Jaran Fligen-Yu Ifan.</text:p>
      <text:p text:style-name="P4">
<text:span text:style-name="T4">
 Read also: </text:span>
(https://www.ukrinform.ua/rubric-sports/3734715-svontek-pisla-matcu-pobazala-svitolinij-vigrati-vimbldon.html)It should be noted that Kichenok will hold the debut final in the Grand Slam series tournaments, the appalum will play the 12th final at this level(the fifth in the mixture). Мате має усвоєму активі три титули в парному і два - у змішаному розряді.</text:p>
      <text:p text:style-name="P4">
Вімблдонський турнір триватиме до 16 липня.</text:p>
      <text:p text:style-name="P4">
Фото: Elisa Alcoba.</text:p>
      <text:p text:style-name="P4">
News Source: <text:a xlink:type="simple" xlink:href="https://www.ukrinform.ua/rubric-sports/3735030-ludmila-kicenok-vperse-zigrae-u-finali-vimbldonskogo-turniru.html" text:style-name="Internet_20_link" text:visited-style-name="Visited_20_Internet_20_Link">
https://www.ukrinform.ua/rubric-sports/3735030-ludmila-kicenok-vperse-zigrae-u-finali-vimbldonskogo-turniru.html</text:a>
</text:p>
      <!--NEWS-->
      <text:h text:style-name="P10" text:outline-level="1">
<text:span text:style-name="T4">
Heavy battles go on five directions of the front - 22 collisions per day</text:span>
</text:h>
      <text:p text:style-name="P4">
Authors: Ukrinform (Person)</text:p>
      <text:p text:style-name="P4">
Publisher: Укринформ (Organization)</text:p>
      <text:p text:style-name="P4">
Published Time: 2023-07-12T19:49:22+03:00</text:p>
      <text:p text:style-name="P4">
Modified Time: 2023-07-12T19:49:22+03:00</text:p>
      <text:p text:style-name="P4">
Description: 22 combat clashes took place at Kupyansk, Lyman, Bakhmut, Avdiiv and Marinsk and Marinsk and Marines. - Ukrinform.</text:p>
      <text:p text:style-name="P4">
Images: ['<text:a xlink:type="simple" xlink:href="https://static.ukrinform.com/photos/2023_06/thumb_files/630_360_1686368008-969.jpg" text:style-name="Internet_20_link" text:visited-style-name="Visited_20_Internet_20_Link">
630_360_16863...</text:a>
']</text:p>
      <text:p text:style-name="P4">
Tags: ['Генштаб', 'ЗСУ', 'Війна з Росією']</text:p>
      <text:p text:style-name="P4">
Type: Article</text:p>
      <!--METADATA-->
      <text:p text:style-name="P4">
<draw:frame draw:style-name="fr1" draw:name="Image142" text:anchor-type="as-char" svg:width="6.9236in" svg:height="3.956343in" draw:z-index="0">
<draw:image xlink:href="../Images/yкринформ/2023-07-12T19-49-22-03-00/630_360_1686368008-969.jpg" xlink:type="simple" xlink:show="embed" xlink:actuate="onLoad" draw:mime-type="image/jpeg"/>
</draw:frame>
The Nazupyansky, Lyman, Bakhmut, Avdiivsky and Marinskaya Napryamki took place during the day 22 combat clashes, heavy fights continue.</text:p>
      <text:p text:style-name="P4">
According to Ukrinform, the General Staff of the Armed Forces of Ukraine reported on <text:a xlink:type="simple" xlink:href="https://www.facebook.com/GeneralStaff.ua/posts/pfbid02CLjhcSeZfcbTxS9BHYEXkD6SNuJEu19qqtCXwdUqfv9RgdxCCmLfo11AceQdHbo4l" text:style-name="Internet_20_link" text:visited-style-name="Visited_20_Internet_20_Link">
Facebook</text:a>
Having published the prompt information as of 18:00 Wednesday, July 12.</text:p>
      <text:p text:style-name="P4">
In these areas, according to the General Staff, the enemy focused on the main effort.</text:p>
      <text:p text:style-name="P4">
In total, during the day, Russian troops were inflicted on the positions of the Defense Forces of Ukraine of settlements 59 of aviation strikes, and carried out 40 shelling from the rocket launchers of the volley fire. Also attacked Ukraine by shock drones of the typehared.</text:p>
      <text:p text:style-name="P4">
As a result of hostile attacks, they are killed and injured in the civilian population, and children are children. Other civilian infrastructure and other civilian infrastructure were destroyed.</text:p>
      <text:p text:style-name="P4">
The General Staff warns: the likelihood of rocket and aviation strikes throughout Russia remains high.</text:p>
      <text:p text:style-name="P4">
<text:span text:style-name="T4">
 Read also: </text:span>
 <text:a xlink:type="simple" xlink:href="https://www.ukrinform.ua/rubric-regions/3734901-prifrontovij-ocakiv-zaga-do-zitta-i-nenavist-do-rosijskih-zagarbnikiv.html" text:style-name="Internet_20_link" text:visited-style-name="Visited_20_Internet_20_Link">
Crimete Ochakov: The thirst for life and hatred of adult invaders</text:a>
The Ukrainian aviation per day made six strokes in the area of personnel, weapons and military equipment of the invaders two more-in the enemy anti-aircraft missile complexes.</text:p>
      <text:p text:style-name="P4">
Units of missile troops and artillery of the Armed Forces, for their part, were amazed by the Russian office of management, 16 artillery facilities at firing positions, four-ritt-rocket complexes and two stations of the enemy's radio electronic struggle.</text:p>
      <text:p text:style-name="P4">
<text:span text:style-name="T4">
 In Volyn and Polissya directions </text:span>
 The operational situation has been significantly variable.</text:p>
      <text:p text:style-name="P4">
<text:span text:style-name="T4">
 In the Siversky and Slobozhansky directions </text:span>
 The Russian Federation retains a military presence. More than 10 settlements, including the Guta-Studnetsk Chernihiv region, Vintovka and Manukhivka of Sumy region, Renalovsky, Izbytskoye and Zemlyanka of Kharkiv region, were shocked from the strokes from mortars and artillery of the enemy.</text:p>
      <text:p text:style-name="P4">
<text:span text:style-name="T4">
 In the Kupyansk direction </text:span>
 Ukrainian defenders hold the defense of the artillery and mortar strikes. In the district, the invaders also hit the aviation.Artillery <text:a xlink:type="simple" xlink:href="https://www.ukrinform.ua/tag-obstril" text:style-name="Internet_20_link" text:visited-style-name="Visited_20_Internet_20_Link">
shelling</text:a>
More than 10 settlements, including the Nevskoye Ibiglogorovka of Lugansk region, Torke, controversy, Berestovo and Razdolkadon region, have been in the mentioned direction.</text:p>
      <text:p text:style-name="P4">
<text:span text:style-name="T4">
 In the Bakhmut direction </text:span>
 Russian aviation beat the areas of Stupochki, Alexander-Shultin and Diliyivka of Donetsk region. More than 15 settlements were injured here from the hostile artillery shelling, among them - Lyman, Bogdanivka, Chrome, Ivanovo and Toretsk of Donetsk region.</text:p>
      <text:p text:style-name="P4">
<text:span text:style-name="T4">
 In the Avdiivsky direction </text:span>
 Under the dense fire of aircraft and artillery, there were successfully reflected the attacks Zhalane the first Donetsk region.</text:p>
      <text:p text:style-name="P4">
<text:span text:style-name="T4">
 Read also: </text:span>
 <text:a xlink:type="simple" xlink:href="https://www.ukrinform.ua/rubric-ato/3734821-tavrijskij-napramok-sili-oboroni-zberigaut-iniciativu-vorog-zaznae-novih-vtrat.html" text:style-name="Internet_20_link" text:visited-style-name="Visited_20_Internet_20_Link">
Tavriysky <text:span text:style-name="T4">
 Direction </text:span>
: Defense forces retain initiative, the enemy undergoes new losses</text:a>
<text:span text:style-name="T4">
 In the Mariinsky direction </text:span>
 Defense forces continue to restrain Nastprostian troops in the Marinka area. Under enemy shelling there were over 10 settlements, among them - Krasnogorivka, Marinka, St. George, Maximilyanivka and Katerynivka of Donetsk region. In the area of Krasnogorivkikovs, they also struck.</text:p>
      <text:p text:style-name="P4">
<text:span text:style-name="T4">
 In the mineral direction </text:span>
 the invaders were beaten from aviation in the areas of Zolotonyiva, Makarivka and Equopol, fired at Novomikhailivka, Village, Novoukrainka, Prychistivka, Golden Niva and the Greater Novosilka of Donetsk region.</text:p>
      <text:p text:style-name="P4">
<text:span text:style-name="T4">
 In the Zaporizhzhya and Kherson directions </text:span>
 the troops of the Russian Federation concentrate the main stations on preventing the further promotion of units of defense forces.</text:p>
      <text:p text:style-name="P4">
More than 20 settlements, including theatemir, Novodarivka, Red, Gulyaypole, Railway and Orichi of the Zaporizhzhya region, Nikopol of Dnipropetrovsk region, Kherson, Berislav, Vesele, Antonovka and Bilozer of Kherson region, were shot here.</text:p>
      <text:p text:style-name="P4">
<text:span text:style-name="T4">
 Read also: </text:span>
 <text:a xlink:type="simple" xlink:href="https://www.ukrinform.ua/rubric-ato/3734762-na-svativskomu-napramku-zsu-znisili-rosijskij-orlan.html" text:style-name="Internet_20_link" text:visited-style-name="Visited_20_Internet_20_Link">
in the Swativ direction of the Armed Forces destroyed Russian "<text:span text:style-name="T4">
 Orlan </text:span>
"</text:a>
<text:span text:style-name="T4">
 In the Melitopol and Berdyansk directions </text:span>
 Defense forces continue the offensive operation, carry out measures of counter -battering struggle.In the temporarily captured Mariupol of Donetsk region, the invaders strengthen the contractors: carry out mass raids on houses and apartments of places, check personal documents and mobile devices. In this way, the Russians try to intimidate the local population and identify those who assist the defense forces.</text:p>
      <text:p text:style-name="P4">
As reported by Ukrinform, on the night of July 12 the forces of defense <text:a xlink:type="simple" xlink:href="https://www.ukrinform.ua/rubric-ato/3734612-ppo-vnoci-zbila-11-iz-15-rosijskih-dronivkamikadze.html" text:style-name="Internet_20_link" text:visited-style-name="Visited_20_Internet_20_Link">
destroyed 11 out of 15 drones</text:a>
Iranian produced-36/131, which the Russian army attacked Ukraine.</text:p>
      <text:p text:style-name="P4">
News Source: <text:a xlink:type="simple" xlink:href="https://www.ukrinform.ua/rubric-ato/3735035-vazki-boi-jdut-na-pati-napramkah-frontu-22-zitknenna-za-dobu.html" text:style-name="Internet_20_link" text:visited-style-name="Visited_20_Internet_20_Link">
https://www.ukrinform.ua/rubric-ato/3735035-vazki-boi-jdut-na-pati-napramkah-frontu-22-zitknenna-za-dobu.html</text:a>
</text:p>
      <!--NEWS-->
      <text:h text:style-name="P10" text:outline-level="1">
<text:span text:style-name="T4">
Canada will transmit the latest drones to Ukraine</text:span>
</text:h>
      <text:p text:style-name="P4">
Authors: Ukrinform (Person)</text:p>
      <text:p text:style-name="P4">
Publisher: Укринформ (Organization)</text:p>
      <text:p text:style-name="P4">
Published Time: 2023-07-12T19:51:32+03:00</text:p>
      <text:p text:style-name="P4">
Modified Time: 2023-07-12T19:51:32+03:00</text:p>
      <text:p text:style-name="P4">
Description: Ukraine will soon receive the latest chambers for unmanned aerial vehicles. - Ukrinform.</text:p>
      <text:p text:style-name="P4">
Images: ['<text:a xlink:type="simple" xlink:href="https://static.ukrinform.com/photos/2023_06/thumb_files/630_360_1686403906-351.jpg" text:style-name="Internet_20_link" text:visited-style-name="Visited_20_Internet_20_Link">
630_360_16864...</text:a>
']</text:p>
      <text:p text:style-name="P4">
Tags: ['Канада', 'Україна', 'Дрон', 'Камера']</text:p>
      <text:p text:style-name="P4">
Type: Article</text:p>
      <!--METADATA-->
      <text:p text:style-name="P4">
<draw:frame draw:style-name="fr1" draw:name="Image143" text:anchor-type="as-char" svg:width="6.9236in" svg:height="3.956343in" draw:z-index="0">
<draw:image xlink:href="../Images/yкринформ/2023-07-12T19-51-32-03-00/630_360_1686403906-351.jpg" xlink:type="simple" xlink:show="embed" xlink:actuate="onLoad" draw:mime-type="image/jpeg"/>
</draw:frame>
Ukrainian will receive the latest cameras for unmanned aerial vehicles from Canada.</text:p>
      <text:p text:style-name="P4">
According to the Ukrinform correspondent, the premiere of the Ministry of Ministers of Justin Trudo has stated this in the office of NATO's Summit in Vilnius.</text:p>
      <text:p text:style-name="P4">
"Canada intends to continue military assistance and respond to direct request of Ukraine by providing additional cameras for drones," the message reads.</text:p>
      <text:p text:style-name="P4">
It is noted that <text:a xlink:type="simple" xlink:href="https://www.ukrinform.ua/tag-kanada" text:style-name="Internet_20_link" text:visited-style-name="Visited_20_Internet_20_Link">
Canada</text:a>
It will also receive $ 48.8 million.(About $ 37.5 million. USA)for other NATO Savior Assistance to Ukraine.</text:p>
      <text:p text:style-name="P4">
"These funds, in addition to the $ 34.6 million in April, will support the efforts to provide Ukraine with non -lethal practical assistance, including the transfer, equipment for bridges, dry -ups and first aid kits," the Voice Trudea said.</text:p>
      <text:p text:style-name="P4">
<text:span text:style-name="T4">
 Read also: </text:span>
 <text:a xlink:type="simple" xlink:href="https://www.ukrinform.ua/rubric-ato/3734735-ukraina-i-kanada-maut-potuzni-domovlenosti-sodo-bronetehniki-zelenskij.html" text:style-name="Internet_20_link" text:visited-style-name="Visited_20_Internet_20_Link">
Ukraine and <text:span text:style-name="T4">
 Canada </text:span>
 have powerful agreements everyday equipment - Zelensky</text:a>
In addition, another $ 2.7 million.(about $ 2 million. USA)Ukraine will be selected by Ukraine's cyber defense “to support efforts to counter harmony against the background of increased cybernetic risks and threats”.</text:p>
      <text:p text:style-name="P4">
As reported by Ukrinform, on Wednesday took place <text:a xlink:type="simple" xlink:href="https://www.ukrinform.ua/rubric-polytics/3734678-zelenskij-u-vilnusi-provodit-peregovori-z-trudo.html" text:style-name="Internet_20_link" text:visited-style-name="Visited_20_Internet_20_Link">
Meeting of President of Ukraine Zelensky with Prime Minister Canada Justin Trudeau</text:a>
in the fields of NATO summit.</text:p>
      <text:p text:style-name="P4">
News Source: <text:a xlink:type="simple" xlink:href="https://www.ukrinform.ua/rubric-ato/3735036-kanada-peredast-ukraini-novitni-kameri-dla-droniv.html" text:style-name="Internet_20_link" text:visited-style-name="Visited_20_Internet_20_Link">
https://www.ukrinform.ua/rubric-ato/3735036-kanada-peredast-ukraini-novitni-kameri-dla-droniv.html</text:a>
</text:p>
      <!--NEWS-->
      <text:h text:style-name="P10" text:outline-level="1">
<text:span text:style-name="T4">
Zelensky - About supply atacms: There are no decisions yet</text:span>
</text:h>
      <text:p text:style-name="P4">
Authors: Ukrinform (Person)</text:p>
      <text:p text:style-name="P4">
Publisher: Укринформ (Organization)</text:p>
      <text:p text:style-name="P4">
Published Time: 2023-07-12T19:55:53+03:00</text:p>
      <text:p text:style-name="P4">
Modified Time: 2023-07-12T19:55:53+03:00</text:p>
      <text:p text:style-name="P4">
Description: President Volodymyr Zelensky said that discussing the possibility of transferring to Ukraine for a long range of ATACMS is still ongoing, there are no specific decisions. - Ukrinform.</text:p>
      <text:p text:style-name="P4">
Images: ['<text:a xlink:type="simple" xlink:href="https://static.ukrinform.com/photos/2023_07/thumb_files/630_360_1689180579-956.jpg" text:style-name="Internet_20_link" text:visited-style-name="Visited_20_Internet_20_Link">
630_360_16891...</text:a>
']</text:p>
      <text:p text:style-name="P4">
Tags: ['Байден', 'Саміт НАТО', 'Зеленський', 'Війна з Росією', 'ATACMS']</text:p>
      <text:p text:style-name="P4">
Type: Article</text:p>
      <!--METADATA-->
      <text:p text:style-name="P4">
<draw:frame draw:style-name="fr1" draw:name="Image144" text:anchor-type="as-char" svg:width="6.9236in" svg:height="3.956343in" draw:z-index="0">
<draw:image xlink:href="../Images/yкринформ/2023-07-12T19-55-53-03-00/630_360_1689180579-956.jpg" xlink:type="simple" xlink:show="embed" xlink:actuate="onLoad" draw:mime-type="image/jpeg"/>
</draw:frame>
The Presidential Lordir Zelensky stated that discussing the possibility of transferring the long range of ATACMS is still ongoing, there are no specific decisions.</text:p>
      <text:p text:style-name="P4">
He said this during a press conference in Vilnius, reports correspondent.</text:p>
      <text:p text:style-name="P4">
"There are such conversations so far there are no solutions. It is better not to raise such questions. Eachable people, military, all. It seems important to do first, and then we will share information about how it happened. There is a difficult solution for which I am for I am grateful to Biden President, "said <text:a xlink:type="simple" xlink:href="https://www.ukrinform.ua/tag-zelenskij" text:style-name="Internet_20_link" text:visited-style-name="Visited_20_Internet_20_Link">
Zelensky</text:a>
.</text:p>
      <text:p text:style-name="P4">
<text:span text:style-name="T4">
 Read also: </text:span>
 <text:a xlink:type="simple" xlink:href="https://www.ukrinform.ua/rubric-ato/3735029-zelenskij-mi-nikoli-ne-viddamo-svoei-zemli-navit-odnogo-sela-de-zive-odin-did.html" text:style-name="Internet_20_link" text:visited-style-name="Visited_20_Internet_20_Link">
<text:span text:style-name="T4">
 Zelensky </text:span>
: We will never give our land -do one village where one grandfather lives</text:a>
As it was reported, in the White House <text:a xlink:type="simple" xlink:href="https://www.ukrinform.ua/rubric-polytics/3734925-bajden-obgovorit-iz-zelenskim-postacanna-dalekobijnih-raket-bilij-dim.html" text:style-name="Internet_20_link" text:visited-style-name="Visited_20_Internet_20_Link">
declared,</text:a>
that US President Joe Biden today, July 12, will build a long range with President Vladimir Zelensky in Vilnius.</text:p>
      <text:p text:style-name="P4">
According to The New York Times, the Biden administration has non -magic discussions on the possible provision of Ukraine's increased pro -government missiles, which are in the reserves of the Pentagon in a limited amount of tazaresaresaresaresaresaresaresaresazresrezaresaresaresaresaresaresazresnezrezaresaresaresazrezaresaresaresaresa.</text:p>
      <text:p text:style-name="P4">
News Source: <text:a xlink:type="simple" xlink:href="https://www.ukrinform.ua/rubric-ato/3735037-zelenskij-pro-postacanna-atacms-risen-poki-nemae.html" text:style-name="Internet_20_link" text:visited-style-name="Visited_20_Internet_20_Link">
https://www.ukrinform.ua/rubric-ato/3735037-zelenskij-pro-postacanna-atacms-risen-poki-nemae.html</text:a>
</text:p>
      <!--NEWS-->
      <text:h text:style-name="P10" text:outline-level="1">
<text:span text:style-name="T4">
Dynamo has played a draw with Switzerland champion at a meeting in Austria</text:span>
</text:h>
      <text:p text:style-name="P4">
Authors: Ukrinform (Person)</text:p>
      <text:p text:style-name="P4">
Publisher: Укринформ (Organization)</text:p>
      <text:p text:style-name="P4">
Published Time: 2023-07-12T1:05:23+03:00</text:p>
      <text:p text:style-name="P4">
Modified Time: 2023-07-12T22:05:23+03:00</text:p>
      <text:p text:style-name="P4">
Description: Dynamo Kyiv players held another control match at the Austrian town of St. Fight-An-Der-Glan. - Ukrinform.</text:p>
      <text:p text:style-name="P4">
Images: ['<text:a xlink:type="simple" xlink:href="https://static.ukrinform.com/photos/2023_07/thumb_files/630_360_1688500315-489.jpg" text:style-name="Internet_20_link" text:visited-style-name="Visited_20_Internet_20_Link">
630_360_16885...</text:a>
']</text:p>
      <text:p text:style-name="P4">
Tags: ['Динамо', 'Футбол']</text:p>
      <text:p text:style-name="P4">
Type: Article</text:p>
      <!--METADATA-->
      <text:p text:style-name="P4">
<draw:frame draw:style-name="fr1" draw:name="Image145" text:anchor-type="as-char" svg:width="6.9236in" svg:height="3.956343in" draw:z-index="0">
<draw:image xlink:href="../Images/yкринформ/2023-07-12T1-05-23-03-00/630_360_1688500315-489.jpg" xlink:type="simple" xlink:show="embed" xlink:actuate="onLoad" draw:mime-type="image/jpeg"/>
</draw:frame>
Dynamo football players conducted another control match at the assembly of the Vavstrian town of St. Fight-Ant-Der-Glan.</text:p>
      <text:p text:style-name="P4">
As reports <text:a xlink:type="simple" xlink:href="https://fcdynamo.com/" text:style-name="Internet_20_link" text:visited-style-name="Visited_20_Internet_20_Link">
press service</text:a>
On July 12, the Kiev-blue-blue, the people of Kiev, played on July 12 in a draw with Switzerland champion "Yangbois" 3: 3, reports Ukrinform.</text:p>
      <text:p text:style-name="P4">
Vladislav Dubinchak became the authors of the heads in Mircea Lucescu team(9-Town), Benito(23)But Samba Diallo(90+1); In the composition of rivals - Eliya Mishak(19), Jean-Pierre Nsame(37, with a penalty)and Lukash lacquer(66).</text:p>
      <text:p text:style-name="P4">
Наступні контрольні матчі киян заплановано на 16 липня - проти кіпрського«Аріса» та 19 липня - з «Аль-Хіляль» із Саудівської Аравії.</text:p>
      <text:p text:style-name="P4">
<text:span text:style-name="T4">
Читайте також:</text:span>
 <text:a xlink:type="simple" xlink:href="https://www.ukrinform.ua/rubric-sports/3732005-dinamo-rozgromilo-rumunskih-odnoklubnikiv-na-zborah-v-avstrii.html" text:style-name="Internet_20_link" text:visited-style-name="Visited_20_Internet_20_Link">
 « <text:span text:style-name="T4">
Динамо</text:span>
 » розгромило румунських одноклубників назборах в Австрії </text:a>
We will remind, "Dynamo" will start the season in the Ukrainian Premier League(UPL)The Transcarpathian "Mine(Basic Day of the First Tour - July 29).</text:p>
      <text:p text:style-name="P4">
Фото: fcdynamo.com.</text:p>
      <text:p text:style-name="P4">
News Source: <text:a xlink:type="simple" xlink:href="https://www.ukrinform.ua/rubric-sports/3735101-dinamo-zigralo-vniciu-z-cempionom-svejcarii-na-zborah-v-avstrii.html" text:style-name="Internet_20_link" text:visited-style-name="Visited_20_Internet_20_Link">
https://www.ukrinform.ua/rubric-sports/3735101-dinamo-zigralo-vniciu-z-cempionom-svejcarii-na-zborah-v-avstrii.html</text:a>
</text:p>
      <!--NEWS-->
      <text:h text:style-name="P10" text:outline-level="1">
<text:span text:style-name="T4">
Erdogan commented on the return to Ukraine of the defenders of "Azovstal"</text:span>
</text:h>
      <text:p text:style-name="P4">
Authors: Ukrinform (Person)</text:p>
      <text:p text:style-name="P4">
Publisher: Укринформ (Organization)</text:p>
      <text:p text:style-name="P4">
Published Time: 2023-07-12T20:00:00+03:00</text:p>
      <text:p text:style-name="P4">
Modified Time: 2023-07-12T20:00:00+03:00</text:p>
      <text:p text:style-name="P4">
Description: Turkish President Recep Tayyip Erdogan told how the commanders of units defending Mariupol and Azovstal were returned to Ukraine. - Ukrinform.</text:p>
      <text:p text:style-name="P4">
Images: ['<text:a xlink:type="simple" xlink:href="https://static.ukrinform.com/photos/2023_05/thumb_files/630_360_1685339211-646.jpg" text:style-name="Internet_20_link" text:visited-style-name="Visited_20_Internet_20_Link">
630_360_16853...</text:a>
']</text:p>
      <text:p text:style-name="P4">
Tags: ['Азовсталь', 'Ердоган', 'Туреччина']</text:p>
      <text:p text:style-name="P4">
Type: Article</text:p>
      <!--METADATA-->
      <text:p text:style-name="P4">
<draw:frame draw:style-name="fr1" draw:name="Image146" text:anchor-type="as-char" svg:width="6.9236in" svg:height="3.956343in" draw:z-index="0">
<draw:image xlink:href="../Images/yкринформ/2023-07-12T20-00-00-03-00/630_360_1685339211-646.jpg" xlink:type="simple" xlink:show="embed" xlink:actuate="onLoad" draw:mime-type="image/jpeg"/>
</draw:frame>
Presidential region Recep Tayyip Erdogan told how the commander -in -chief of units that defended Mariupol and Azovstal took place.</text:p>
      <text:p text:style-name="P4">
As Ukrinform reports, he <text:a xlink:type="simple" xlink:href="https://www.youtube.com/watch" text:style-name="Internet_20_link" text:visited-style-name="Visited_20_Internet_20_Link">
said</text:a>
At a press conference, the suside of NATO summit in Vilnius.</text:p>
      <text:p text:style-name="P4">
“Until last Friday, these Azovstal defenders were in Turkey. We have received a request(from Ukraine - ed.). Ми думали над тим як знайти позитивний підхід доцього питання. І ми повернули цих командирів «Азову», - сказав він.</text:p>
      <text:p text:style-name="P4">
За словами <text:a xlink:type="simple" xlink:href="https://www.ukrinform.ua/tag-erdogan" text:style-name="Internet_20_link" text:visited-style-name="Visited_20_Internet_20_Link">
 Ердогана </text:a>
, after the emergence of this news, Russia made several declarative statements.</text:p>
      <text:p text:style-name="P4">
“However, they later became aware of some things. And in the end, this was the positive, ”he added.</text:p>
      <text:p text:style-name="P4">
The President of Turkey also stated that in August, a conversation between Tet-a-Tet with Russian-A-Tet Vladimir Putin, and during this meeting, this issue will be re-cooked.</text:p>
      <text:p text:style-name="P4">
<text:span text:style-name="T4">
 Read also: </text:span>
 <text:a xlink:type="simple" xlink:href="https://www.ukrinform.ua/rubric-ato/3734074-povernenna-zahisnikiv-z-azovstali-ak-erdogan-postaviv-putina-na-roztazku.html" text:style-name="Internet_20_link" text:visited-style-name="Visited_20_Internet_20_Link">
return defenders from "<text:span text:style-name="T4">
 Azovstal </text:span>
 and": How Erdogans Putin for Stretching</text:a>
As reported by Ukrinform, Ukraine has returned to the homeland [Five Broadcasts of Azovstali]](https://www.ukrinform.ua/rubric-society/3733284-ukraina-povernula-patoh-zahisnikiv-azovstali-za-rezultatami-peregovoriv-iz-tureccinou.html)who were in Turkey after the release of Russian captivity.</text:p>
      <text:p text:style-name="P4">
President Volodymyr Zelenskyy met defenders at Istanbul Airport and grew them up.</text:p>
      <text:p text:style-name="P4">
Ukrainian soldiers Denis Prokopenko, Svyatoslav Palamar, Sergey Volynsky, Oleghomenko, Denis Sleg will finally be able to be with their relatives.</text:p>
      <text:p text:style-name="P4">
News Source: <text:a xlink:type="simple" xlink:href="https://www.ukrinform.ua/rubric-polytics/3735039-erdogan-prokomentuvav-povernenna-v-ukrainu-zahisnikiv-azovstali.html" text:style-name="Internet_20_link" text:visited-style-name="Visited_20_Internet_20_Link">
https://www.ukrinform.ua/rubric-polytics/3735039-erdogan-prokomentuvav-povernenna-v-ukrainu-zahisnikiv-azovstali.html</text:a>
</text:p>
      <!--NEWS-->
      <text:h text:style-name="P10" text:outline-level="1">
<text:span text:style-name="T4">
Ukrainian soldiers were eliminated more than 500 invaders per day, 17 artisystems and 7 BBM were destroyed</text:span>
</text:h>
      <text:p text:style-name="P4">
Author: ['АРМІЯINFORM']</text:p>
      <text:p text:style-name="P4">
Time: 2023-07-12T20:00:00-04:00</text:p>
      <text:p text:style-name="P4">
Description: Zagalni Boyov, Find the enemy on 02/24/22 to 07/12/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5291797977150640674_w-scaled.jpg" text:style-name="Internet_20_link" text:visited-style-name="Visited_20_Internet_20_Link">
photo_5291797977150640674_w-scaled.jpg</text:a>
']</text:p>
      <text:p text:style-name="P4">
Tags: ['АГРЕСІЯ РФ', 'ВТОРГНЕННЯ РФ', 'ВТРАТИ ВОРОГА']</text:p>
      <text:p text:style-name="P4">
Category: News</text:p>
      <!--METADATA-->
      <text:p text:style-name="P4">
<draw:frame draw:style-name="fr1" draw:name="Image147" text:anchor-type="as-char" svg:width="6.9236in" svg:height="6.987066in" draw:z-index="0">
<draw:image xlink:href="../Images/AРМІЯINFORM/2023-07-12T20-00-00-04-00/photo_5291797977150640674_w-scaled.jpg" xlink:type="simple" xlink:show="embed" xlink:actuate="onLoad" draw:mime-type="image/jpeg"/>
</draw:frame>
The total fighting loss of the enemy from 24.02.22 to 12.07.23 will be orientated:</text:p>
      <text:p text:style-name="P4">
<text:span text:style-name="T4">
<text:span text:style-name="T5">
 Personnel - </text:span>
* 235530(+510)persons eliminated</text:span>
<text:span text:style-name="T5">
 tanks - </text:span>
<text:span text:style-name="T5">
 4090(+1)</text:span>
<text:span text:style-name="T4">
 combat armored vehicles - </text:span>
 7990(+7)<text:span text:style-name="T4">
<text:span text:style-name="T5">
 Artillery systems - </text:span>
<text:span text:style-name="T5">
 4402(+17)</text:span>
 </text:span>
 RSZV - <text:span text:style-name="T4">
 674(+2)</text:span>
<text:span text:style-name="T5">
 air defense means - </text:span>
<text:span text:style-name="T5">
 415(+1)</text:span>
<text:span text:style-name="T4">
 aircraft - </text:span>
 315(0)<text:span text:style-name="T4">
<text:span text:style-name="T5">
 helicopters - </text:span>
* 310(0)</text:span>
<text:span text:style-name="T5">
 UAV Operative Tactical Level-</text:span>
<text:span text:style-name="T5">
 3726(+33)</text:span>
<text:span text:style-name="T4">
 Winged missiles - </text:span>
 1271(0)<text:span text:style-name="T4">
<text:span text:style-name="T5">
 ships / boats - </text:span>
* 18(0)</text:span>
<text:span text:style-name="T5">
 Automobile equipment and tanks - </text:span>
<text:span text:style-name="T5">
 6978(+12)</text:span>
<text:span text:style-name="T4">
 Special equipment - </text:span>
 647(+7)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12.07.23.</text:p>
      <text:p text:style-name="P4">
News Source: <text:a xlink:type="simple" xlink:href="https://armyinform.com.ua/2023/07/12/ukrayinski-voyiny-za-dobu-likviduvaly-ponad-500-okupantiv-znyshhyly-17-artsystem-ta-7-bbm/" text:style-name="Internet_20_link" text:visited-style-name="Visited_20_Internet_20_Link">
https://armyinform.com.ua/2023/07/12/ukrayinski-voyiny-za-dobu-likviduvaly-ponad-500-okupantiv-znyshhyly-17-artsystem-ta-7-bbm/</text:a>
</text:p>
      <!--NEWS-->
      <text:h text:style-name="P10" text:outline-level="1">
<text:span text:style-name="T4">
Zelensky thanked Britain for all the help provided</text:span>
</text:h>
      <text:p text:style-name="P4">
Authors: Ukrinform (Person)</text:p>
      <text:p text:style-name="P4">
Publisher: Укринформ (Organization)</text:p>
      <text:p text:style-name="P4">
Published Time: 2023-07-12T20:12:14+03:00</text:p>
      <text:p text:style-name="P4">
Modified Time: 2023-07-12T20:12:14+03:00</text:p>
      <text:p text:style-name="P4">
Description: President Volodymyr Zelenskyy is convinced that Ukraine and the United Kingdom have a good relationship and thanked for all the assistance provided. - Ukrinform.</text:p>
      <text:p text:style-name="P4">
Images: ['<text:a xlink:type="simple" xlink:href="https://static.ukrinform.com/photos/2023_07/thumb_files/630_360_1689180579-956.jpg" text:style-name="Internet_20_link" text:visited-style-name="Visited_20_Internet_20_Link">
630_360_16891...</text:a>
']</text:p>
      <text:p text:style-name="P4">
Tags: ['Британія', 'Зеленський', 'Бен Воллес']</text:p>
      <text:p text:style-name="P4">
Type: Article</text:p>
      <!--METADATA-->
      <text:p text:style-name="P4">
<draw:frame draw:style-name="fr1" draw:name="Image148" text:anchor-type="as-char" svg:width="6.9236in" svg:height="3.956343in" draw:z-index="0">
<draw:image xlink:href="../Images/yкринформ/2023-07-12T20-12-14-03-00/630_360_1689180579-956.jpg" xlink:type="simple" xlink:show="embed" xlink:actuate="onLoad" draw:mime-type="image/jpeg"/>
</draw:frame>
The Presidential Divine Zelensky is convinced that in Ukraine and the United Kingdom garrison, and thanked for all the assistance provided.</text:p>
      <text:p text:style-name="P4">
He said this during <text:a xlink:type="simple" xlink:href="https://www.youtube.com/live/h7xJQmDK2C4" text:style-name="Internet_20_link" text:visited-style-name="Visited_20_Internet_20_Link">
press conference</text:a>
In Vilnius, Ukrinform correspondent reports.</text:p>
      <text:p text:style-name="P4">
“We have always been grateful to the United Kingdom, always grateful to the Prime Ministers, the Minister of Defense of Mr. Wallace, because indeed people in Britain have always supported Ukrainians. We thank you very much for that, ” - emphasized thezelensky.</text:p>
      <text:p text:style-name="P4">
<text:span text:style-name="T4">
 Read also: </text:span>
 <text:a xlink:type="simple" xlink:href="https://www.ukrinform.ua/rubric-ato/3735037-zelenskij-pro-postacanna-atacms-risen-poki-nemae.html" text:style-name="Internet_20_link" text:visited-style-name="Visited_20_Internet_20_Link">
<text:span text:style-name="T4">
 Zelensky </text:span>
 - About supply atacms: no decisions yet</text:a>
He also explained that he did not understand the media widespread in the media of the British Minister of Defense, and asked for the present in the hall of the Minister of Defense of Ukraine Alexei Reznikov to call the colleague.</text:p>
      <text:p text:style-name="P4">
According to the President, there are also wonderful relationships in Ukrainian and British intelligence.</text:p>
      <text:p text:style-name="P4">
"Britain is our partner, I think we have a good relationship," - D on D on.</text:p>
      <text:p text:style-name="P4">
<text:span text:style-name="T4">
 Read also: </text:span>
 <text:a xlink:type="simple" xlink:href="https://www.ukrinform.ua/rubric-ato/3735029-zelenskij-mi-nikoli-ne-viddamo-svoei-zemli-navit-odnogo-sela-de-zive-odin-did.html" text:style-name="Internet_20_link" text:visited-style-name="Visited_20_Internet_20_Link">
<text:span text:style-name="T4">
 Zelensky </text:span>
: We will never give our land -do one village where one grandfather lives</text:a>
Earlier in the NATO summit fields in Vilnius, the Minister of Defense of Britain Ben Volles stated that Ukraine would not hurt more often to thank the youths for their assistance, and not be treated as Amazon.</text:p>
      <text:p text:style-name="P4">
News Source: <text:a xlink:type="simple" xlink:href="https://www.ukrinform.ua/rubric-polytics/3735043-zelenskij-podakuvav-britanii-za-vsu-nadanu-dopomogu.html" text:style-name="Internet_20_link" text:visited-style-name="Visited_20_Internet_20_Link">
https://www.ukrinform.ua/rubric-polytics/3735043-zelenskij-podakuvav-britanii-za-vsu-nadanu-dopomogu.html</text:a>
</text:p>
      <!--NEWS-->
      <text:h text:style-name="P10" text:outline-level="1">
<text:span text:style-name="T4">
In the Nikolaev area, the forces of the air defense were destroyed by four Russian drones</text:span>
</text:h>
      <text:p text:style-name="P4">
Authors: Ukrinform (Person)</text:p>
      <text:p text:style-name="P4">
Publisher: Укринформ (Organization)</text:p>
      <text:p text:style-name="P4">
Published Time: 2023-07-12T20:15:03+03:00</text:p>
      <text:p text:style-name="P4">
Modified Time: 2023-07-12T20:15:03+03:00</text:p>
      <text:p text:style-name="P4">
Description: In the Nikolaev area on July 12, four enemy drones, including shock "Lancet", were destroyed on July 12. - Ukrinform.</text:p>
      <text:p text:style-name="P4">
Images: ['<text:a xlink:type="simple" xlink:href="https://static.ukrinform.com/photos/2023_04/thumb_files/630_360_1682248586-703.jpg" text:style-name="Internet_20_link" text:visited-style-name="Visited_20_Internet_20_Link">
630_360_16822...</text:a>
']</text:p>
      <text:p text:style-name="P4">
Tags: ['Миколаївщина', 'Війна з Росією', 'ППО']</text:p>
      <text:p text:style-name="P4">
Type: Article</text:p>
      <!--METADATA-->
      <text:p text:style-name="P4">
<draw:frame draw:style-name="fr1" draw:name="Image149" text:anchor-type="as-char" svg:width="6.9236in" svg:height="3.956343in" draw:z-index="0">
<draw:image xlink:href="../Images/yкринформ/2023-07-12T20-15-03-03-00/630_360_1682248586-703.jpg" xlink:type="simple" xlink:show="embed" xlink:actuate="onLoad" draw:mime-type="image/jpeg"/>
</draw:frame>
On July 12, the Mimikov region, on July 12, forces and means of air defense, four enemy drones, including shock "Lancet", were brought.</text:p>
      <text:p text:style-name="P4">
According to Ukrinform, the South Air Command reported on <text:a xlink:type="simple" xlink:href="https://www.facebook.com/PvKPivden/posts/pfbid02U31Aiv1BTxHzLS63ngrdrkFTx1BsxdTejd1TSpXjQKrvaLNv6UsqfMgj3i39yAmhl" text:style-name="Internet_20_link" text:visited-style-name="Visited_20_Internet_20_Link">
Facebook</text:a>
.</text:p>
      <text:p text:style-name="P4">
Крім "Ланцета", ППО знищила розвідувальний "Орлан-10" та два безпілотникиневстановленого типу.</text:p>
      <text:p text:style-name="P4">
<text:span text:style-name="T4">
Читайте також:</text:span>
 <text:a xlink:type="simple" xlink:href="https://www.ukrinform.ua/rubric-ato/3735002-specpidrozdil-bilij-vovk-znisiv-se-ponad-desatok-odinic-rosijskoi-tehniki.html" text:style-name="Internet_20_link" text:visited-style-name="Visited_20_Internet_20_Link">
 Спецпідрозділ «Білий вовк» <text:span text:style-name="T4">
знищив</text:span>
 ще понад десятокодиниць російської техніки </text:a>
 As reported by Ukrinform, on July 12, the Defense Forces destroyed 11 out of 15 enemy drones of Iranian productionhahed-136/131 in the air space of Ukraine.</text:p>
      <text:p text:style-name="P4">
Photo of Lancet, illustrative</text:p>
      <text:p text:style-name="P4">
News Source: <text:a xlink:type="simple" xlink:href="https://www.ukrinform.ua/rubric-ato/3735044-na-mikolaivsini-sili-ppo-znisili-cotiri-rosijski-bezpilotniki.html" text:style-name="Internet_20_link" text:visited-style-name="Visited_20_Internet_20_Link">
https://www.ukrinform.ua/rubric-ato/3735044-na-mikolaivsini-sili-ppo-znisili-cotiri-rosijski-bezpilotniki.html</text:a>
</text:p>
      <!--NEWS-->
      <text:h text:style-name="P10" text:outline-level="1">
<text:span text:style-name="T4">
Wallace compared Shogu and Gerasimov with the famous comedian duo</text:span>
</text:h>
      <text:p text:style-name="P4">
Authors: Ukrinform (Person)</text:p>
      <text:p text:style-name="P4">
Publisher: Укринформ (Organization)</text:p>
      <text:p text:style-name="P4">
Published Time: 2023-07-12T20:17:00+03:00</text:p>
      <text:p text:style-name="P4">
Modified Time: 2023-07-12T20:17:00+03:00</text:p>
      <text:p text:style-name="P4">
Description: British Defense Minister Ben Wallace compared two Russian Higher Warmiers Sergiy Shoig and Valery Gerasimov with the well -known comedy duet of Lorel and Gardi in the West. - Ukrinform.</text:p>
      <text:p text:style-name="P4">
Images: ['<text:a xlink:type="simple" xlink:href="https://static.ukrinform.com/photos/2018_04/thumb_files/630_360_1522941676-5218.jpg" text:style-name="Internet_20_link" text:visited-style-name="Visited_20_Internet_20_Link">
630_360_15229...</text:a>
']</text:p>
      <text:p text:style-name="P4">
Tags: ['Герасимов', 'Росія', 'Шойгу', 'Бен Воллес']</text:p>
      <text:p text:style-name="P4">
Type: Article</text:p>
      <!--METADATA-->
      <text:p text:style-name="P4">
<draw:frame draw:style-name="fr1" draw:name="Image151" text:anchor-type="as-char" svg:width="6.9236in" svg:height="3.956343in" draw:z-index="0">
<draw:image xlink:href="../Images/yкринформ/2023-07-12T20-17-00-03-00/630_360_1522941676-5218.jpg" xlink:type="simple" xlink:show="embed" xlink:actuate="onLoad" draw:mime-type="image/jpeg"/>
</draw:frame>
The British Defense Minister Ben Wallace has compared two Russian higher commanders Sergei Shoig and Valery Gerasimov with the famous Laurel and Gardi, known in the West Commedical Duet.</text:p>
      <text:p text:style-name="P4">
As Ukrinform reports, it reports <text:a xlink:type="simple" xlink:href="https://www.reuters.com/world/europe/uk-defence-minister-likens-russian-military-chiefs-laurel-hardy-comedy-duo-2023-07-12/" text:style-name="Internet_20_link" text:visited-style-name="Visited_20_Internet_20_Link">
Reuters</text:a>
.</text:p>
      <text:p text:style-name="P4">
“Did someone see Surovikin recently? One of their best generals is now. And they left Lorel and Gardi's responsible(military - ed.)campaign. You know, they have Gerasimov and <text:a xlink:type="simple" xlink:href="https://www.ukrinform.ua/tag-sojgu" text:style-name="Internet_20_link" text:visited-style-name="Visited_20_Internet_20_Link">
Shogu</text:a>
", - said Wallace at NATO summit.</text:p>
      <text:p text:style-name="P4">
He noted that Gerasimov and Shogu remained responsible for the unsuccessful war in Ukraine, while Sergey Surovikin, one of the well -known Russian Generals, disappeared from the view of the public after the Wagner PEC last month.</text:p>
      <text:p text:style-name="P4">
<text:span text:style-name="T4">
 Read also: </text:span>
 <text:a xlink:type="simple" xlink:href="https://www.ukrinform.ua/rubric-polytics/3734457-ukraina-mae-priednatisa-do-nato-akomoga-svidse-volles.html" text:style-name="Internet_20_link" text:visited-style-name="Visited_20_Internet_20_Link">
Ukraine should join NATO as soon as possible -<text:span text:style-name="T4">
 Wallace </text:span>
</text:a>
“These are good news for Ukraine. These are the people you want to assure, ”Wolles added ironically.</text:p>
      <text:p text:style-name="P4">
As you know, Lorel and Gardi(Stan Lorel and Oliver Gardy)-British-American actors, comedians who were one of the most popular comedy couples in history.</text:p>
      <text:p text:style-name="P4">
News Source: <text:a xlink:type="simple" xlink:href="https://www.ukrinform.ua/rubric-world/3735045-volles-porivnav-sojgu-j-gerasimova-iz-vidomim-duetom-komikiv.html" text:style-name="Internet_20_link" text:visited-style-name="Visited_20_Internet_20_Link">
https://www.ukrinform.ua/rubric-world/3735045-volles-porivnav-sojgu-j-gerasimova-iz-vidomim-duetom-komikiv.html</text:a>
</text:p>
      <!--NEWS-->
      <text:h text:style-name="P10" text:outline-level="1">
<text:span text:style-name="T4">
Naussed on the formulation of Ukraine's prospects in NATO: it was the maximum possible</text:span>
</text:h>
      <text:p text:style-name="P4">
Authors: Ukrinform (Person)</text:p>
      <text:p text:style-name="P4">
Publisher: Укринформ (Organization)</text:p>
      <text:p text:style-name="P4">
Published Time: 2023-07-12T20:19:16+03:00</text:p>
      <text:p text:style-name="P4">
Modified Time: 2023-07-12T20:19:16+03:00</text:p>
      <text:p text:style-name="P4">
Description: Lithuania President Hitanas Nauseda believes that the formulation assigned to the NATO Summit Communique on Ukraine's prospects for its membership in the Alliance is a maximum that could be achieved at that time. - Ukrinform.</text:p>
      <text:p text:style-name="P4">
Images: ['<text:a xlink:type="simple" xlink:href="https://static.ukrinform.com/photos/2023_07/thumb_files/630_360_1688988697-343.jpg" text:style-name="Internet_20_link" text:visited-style-name="Visited_20_Internet_20_Link">
630_360_16889...</text:a>
']</text:p>
      <text:p text:style-name="P4">
Tags: ['Саміт НАТО', 'Україна', 'Зеленський', 'Ґітанас Науседа']</text:p>
      <text:p text:style-name="P4">
Type: Article</text:p>
      <!--METADATA-->
      <text:p text:style-name="P4">
<draw:frame draw:style-name="fr1" draw:name="Image153" text:anchor-type="as-char" svg:width="6.9236in" svg:height="3.956343in" draw:z-index="0">
<draw:image xlink:href="../Images/yкринформ/2023-07-12T20-19-16-03-00/630_360_1688988697-343.jpg" xlink:type="simple" xlink:show="embed" xlink:actuate="onLoad" draw:mime-type="image/jpeg"/>
</draw:frame>
Gitanas Nauseda Presidentials believes that the formulation, assigned to the communique of Sumitunato on the prospects of Ukraine on its membership in the Alliance, is the maximum that has been reached at this time.</text:p>
      <text:p text:style-name="P4">
About it reports Ukrinform with reference to <text:a xlink:type="simple" xlink:href="https://www.delfi.lt/ua/news/politics/prezident-o-perspektivah-ukrainy-v-nato-eto-maksimum-kotoryy-mog-byt-dostignut-93906393" text:style-name="Internet_20_link" text:visited-style-name="Visited_20_Internet_20_Link">
Delfi</text:a>
.</text:p>
      <text:p text:style-name="P4">
“Let's please rejoice achieved(In the communique - ed.)After all, it might not be taken. And you know who in this case was the most pleased with the BTY NATO summit… I think it was the maximum that could be reached yesterday, because no one is talking about membership at the moment. We are talking about membership as circumstances allow, ”Nauseda said on the second day.</text:p>
      <text:p text:style-name="P4">
<text:span text:style-name="T4">
 Read also: </text:span>
 <text:a xlink:type="simple" xlink:href="https://www.ukrinform.ua/rubric-polytics/3735033-duda-nazvav-dva-vazlivi-risenna-dla-ukraini-na-samiti-nato.html" text:style-name="Internet_20_link" text:visited-style-name="Visited_20_Internet_20_Link">
Duda named two important solutions for Ukraine on <text:span text:style-name="T4">
 Summit </text:span>
 and NATO</text:a>
He assured that he personally spoke with President of Ukraine Volodymyrzelensky on the prospects of Ukraine on the way to NATO. It was also emphasized that it was worth refrain from any assessments of public criticism, which Zelensky made on a decision made at the NATO summit. “We keep Ukraine, but we do not fight. Therefore, I believe that we must refrain from any grades, since these assessments give the president of the country who fights the exhibition of freedom and for freedom of all of us, ”the head of Lithuania stressed.</text:p>
      <text:p text:style-name="P4">
<text:span text:style-name="T4">
 Read also: </text:span>
 [Zelensky is convinced: Ukraine will become a member of(https://www.ukrinform.ua/rubric-polytics/3735016-zelenskij-perekonanij-ukraina-pisla-vijni-stane-clenom-nato.html)At the same time, he acknowledged that the communique text on the prospects of receiving Ukraine's request in NATO can be interpreted differently. “We really read the text sometimes a little differently. I repeat again - when the speeches are performed, you can understand and - when objective circumstances arise, and you can understand what you need to do(Ukraine, ed.)Some homework, ”the President said.As reported by Ukrinform, Olga Stefanyshyn stated [Viceremier-Minister for European Taiuro-Atlantic Integration of Ukraine(https://www.ukrinform.ua/rubric-polytics/3734960-risenna-samitu-nato-u-vilnusi-vidpovidae-programiminimum-ukraini-stefanisina.html), which is a permanent ambition of the communic of the summit <text:a xlink:type="simple" xlink:href="https://www.ukrinform.ua/tag-nato" text:style-name="Internet_20_link" text:visited-style-name="Visited_20_Internet_20_Link">
NATO</text:a>
In Vilnius, the process of Euro-Atlantic integration of Ukraine has been given a new pulse, so this can be considered a "minimum program".</text:p>
      <text:p text:style-name="P4">
On July 11 at the Vilnius summit of NATO member states <text:a xlink:type="simple" xlink:href="https://www.ukrinform.ua/rubric-polytics/3734464-ukrainu-zaprosat-do-nato-bez-pdc-ale-pisla-vikonanna-vimog-stoltenberg.html" text:style-name="Internet_20_link" text:visited-style-name="Visited_20_Internet_20_Link">
agreed the package of support of three elements, which should bring Ukraine closer to the Alliance</text:a>
. This package provides for the requirement for the execution of the RAC; long -term military assistance program; Launch of the Council of Ukraine - NATO.</text:p>
      <text:p text:style-name="P4">
News Source: <text:a xlink:type="simple" xlink:href="https://www.ukrinform.ua/rubric-polytics/3735046-nauseda-pro-formuluvanna-perspektiv-ukraini-v-nato-ce-buv-maksimum-mozlivogo.html" text:style-name="Internet_20_link" text:visited-style-name="Visited_20_Internet_20_Link">
https://www.ukrinform.ua/rubric-polytics/3735046-nauseda-pro-formuluvanna-perspektiv-ukraini-v-nato-ce-buv-maksimum-mozlivogo.html</text:a>
</text:p>
      <!--NEWS-->
      <text:h text:style-name="P10" text:outline-level="1">
<text:span text:style-name="T4">
Kubilus considers the mistake of compeling Ukraine to go on negotiations because of fear of instability in the Russian Federation</text:span>
</text:h>
      <text:p text:style-name="P4">
Authors: Ukrinform (Person)</text:p>
      <text:p text:style-name="P4">
Publisher: Укринформ (Organization)</text:p>
      <text:p text:style-name="P4">
Published Time: 2023-07-12T20:19:17+03:00</text:p>
      <text:p text:style-name="P4">
Modified Time: 2023-07-12T20:19:17+03:00</text:p>
      <text:p text:style-name="P4">
Description: The event can force Ukraine to negotiate with Russia because of fear that Putin is weak and nuclear weapons will be given to others, but this is a mistake. - Ukrinform.</text:p>
      <text:p text:style-name="P4">
Images: ['<text:a xlink:type="simple" xlink:href="https://static.ukrinform.com/photos/2019_01/thumb_files/630_360_1548233479-262.jpg" text:style-name="Internet_20_link" text:visited-style-name="Visited_20_Internet_20_Link">
630_360_15482...</text:a>
']</text:p>
      <text:p text:style-name="P4">
Tags: ['Європарламент', 'Кубілюс', 'Литва']</text:p>
      <text:p text:style-name="P4">
Type: Article</text:p>
      <!--METADATA-->
      <text:p text:style-name="P4">
<draw:frame draw:style-name="fr1" draw:name="Image154" text:anchor-type="as-char" svg:width="6.9236in" svg:height="3.956343in" draw:z-index="0">
<draw:image xlink:href="../Images/yкринформ/2023-07-12T20-19-17-03-00/630_360_1548233479-262.jpg" xlink:type="simple" xlink:show="embed" xlink:actuate="onLoad" draw:mime-type="image/jpeg"/>
</draw:frame>
The West can prevent Ukraine to negotiate with Russia because of fear that Putin is a weak i -control of nuclear weapons, but this is a mistake.</text:p>
      <text:p text:style-name="P4">
This was stated by a member of the European Parliament, a former Prime Minister of Lithuania Andrewsbillus at the online discussion of the Kiev Security Forum, dedicated to the results of NATO summit in Vilnius, Ukrinform reports.</text:p>
      <text:p text:style-name="P4">
“An obvious one trend is very worrying: Ukraine can force Ukraine to negotiate in the fall. I do not know what the role of Russia will be in this process, but, however, I see a danger that comes from a wider strategy from the Western branch - not only in Ukraine but also in the wider region, including Collisprets and Russia, ”he said.</text:p>
      <text:p text:style-name="P4">
<text:span text:style-name="T4">
 Read also: </text:span>
 <text:a xlink:type="simple" xlink:href="https://www.ukrinform.ua/rubric-polytics/3714080-peremoga-ukraini-zminit-usu-bezpekovu-arhitekturu-u-evropi-kubilus.html" text:style-name="Internet_20_link" text:visited-style-name="Visited_20_Internet_20_Link">
Victory of Ukraine will change all the security architecture of the Uevropy - <text:span text:style-name="T4">
 Kubilus </text:span>
</text:a>
Kubilus added that the victory and reconstruction of Ukraine will have a positive effect on the region, including Russia.</text:p>
      <text:p text:style-name="P4">
“There is anxiety that Putin is now weakened, the power will come to power, and will receive nuclear weapons under control. They occur on this Tlliceea to negotiate. I think it's a mistake. This will only give Putin's possible to rest and prepare for a new aggression, ”the politician stressed.</text:p>
      <text:p text:style-name="P4">
In this context, Lithuania's expression noted that the event needs to have a clear strategy of a sustainable peace on the European continent, which requires major changes in urocodia, which can only take place after the victory of Ukraine.</text:p>
      <text:p text:style-name="P4">
<text:span text:style-name="T4">
 Read also: </text:span>
 <text:a xlink:type="simple" xlink:href="https://www.ukrinform.ua/rubric-polytics/3683705-vazlivo-rozpocati-peremovini-pro-vstup-ukraini-v-es-do-viboriv-u-evroparlament-kubilus.html" text:style-name="Internet_20_link" text:visited-style-name="Visited_20_Internet_20_Link">
It is important to start negotiations on Ukraine's accession to the EU of Prosvibrations to the European Parliament - <text:span text:style-name="T4">
 Kubilus </text:span>
</text:a>
As reported by Ukrinform, the NATO summit took place in the capital of Lithuania on July 11-12, and was announced on the establishment of the Ukraine-Ukraine Council.</text:p>
      <text:p text:style-name="P4">
President Volodymyr Zelenskyy assured that Ukraine values ​​the recognition that it is unnecessary to the Alliance Membership Action Plan, and called it good results of the Summit.</text:p>
      <text:p text:style-name="P4">
<text:a xlink:type="simple" xlink:href="https://www.ukrinform.ua/rubric-polytics/3734931-g7-pogodila-na-samiti-nato-deklaraciu-pro-pidtrimku-ukraini.html" text:style-name="Internet_20_link" text:visited-style-name="Visited_20_Internet_20_Link">
Seven Group Leaders(G7)agreed in the NATO summit fields</text:a>
In Vilnius, "Joint Declaration of Support for Ukraine"(Joint Declaration of Support for Ukraine).</text:p>
      <text:p text:style-name="P4">
News Source: <text:a xlink:type="simple" xlink:href="https://www.ukrinform.ua/rubric-polytics/3735047-kubilus-vvazae-pomilkou-zmusuvati-ukrainu-piti-na-peregovori-cerez-strah-nestabilnosti-u-rf.html" text:style-name="Internet_20_link" text:visited-style-name="Visited_20_Internet_20_Link">
https://www.ukrinform.ua/rubric-polytics/3735047-kubilus-vvazae-pomilkou-zmusuvati-ukrainu-piti-na-peregovori-cerez-strah-nestabilnosti-u-rf.html</text:a>
</text:p>
      <!--NEWS-->
      <text:h text:style-name="P10" text:outline-level="1">
<text:span text:style-name="T4">
Ukraine is already starting to develop bilateral documents with garants - Zelensky</text:span>
</text:h>
      <text:p text:style-name="P4">
Authors: Ukrinform (Person)</text:p>
      <text:p text:style-name="P4">
Publisher: Укринформ (Organization)</text:p>
      <text:p text:style-name="P4">
Published Time: 2023-07-12T20:20:00+03:00</text:p>
      <text:p text:style-name="P4">
Modified Time: 2023-07-12T20:20:00+03:00</text:p>
      <text:p text:style-name="P4">
Description: After agreeing with the Seven Group, Ukraine is already beginning to develop bilateral documents with the G7 countries, as well as those who join the declaration. - Ukrinform.</text:p>
      <text:p text:style-name="P4">
Images: ['<text:a xlink:type="simple" xlink:href="https://static.ukrinform.com/photos/2023_07/thumb_files/630_360_1689165396-270.jpeg" text:style-name="Internet_20_link" text:visited-style-name="Visited_20_Internet_20_Link">
630_360_16891...</text:a>
']</text:p>
      <text:p text:style-name="P4">
Tags: ['НАТО', 'Велика сімка', 'Зеленський']</text:p>
      <text:p text:style-name="P4">
Type: Article</text:p>
      <!--METADATA-->
      <text:p text:style-name="P4">
<draw:frame draw:style-name="fr1" draw:name="Image155" text:anchor-type="as-char" svg:width="6.9236in" svg:height="3.956343in" draw:z-index="0">
<draw:image xlink:href="../Images/yкринформ/2023-07-12T20-20-00-03-00/630_360_1689165396-270.jpeg" xlink:type="simple" xlink:show="embed" xlink:actuate="onLoad" draw:mime-type="image/jpeg"/>
</draw:frame>
Ukraine, after agreeing with the Seven Group of the Joint Declaration for Support, is already beginning to develop bilateral documents with the G7 countries, as well as those who join the declaration.</text:p>
      <text:p text:style-name="P4">
President Volodymyr Zelenskyy said this during a press conference at the herd, Ukrinform correspondent reports.</text:p>
      <text:p text:style-name="P4">
"Between us, those who are in the Declaration, we are already beginning to develop bilateral activities. And also with those states who join this declaration. Someone is a good. But we see that there will be a serious union," - said <text:a xlink:type="simple" xlink:href="https://www.ukrinform.ua/tag-zelenskij" text:style-name="Internet_20_link" text:visited-style-name="Visited_20_Internet_20_Link">
Zelensky</text:a>
.</text:p>
      <text:p text:style-name="P4">
Also, the head of state added to <text:a xlink:type="simple" xlink:href="https://t.me/V_Zelenskiy_official/6956" text:style-name="Internet_20_link" text:visited-style-name="Visited_20_Internet_20_Link">
telegram</text:a>
that the Ukrainian delegation turns from a NATO summit in Vilnius with a significant security victory for Ukrainian and Ukraine.</text:p>
      <text:p text:style-name="P4">
“A great deal of success is needed for Ukraine. I am grateful to all the leaders, all the NATO -Ukrainian for quite practical and unprecedented, taking into account the decades of relations, support for Ukraine, ”he said</text:p>
      <text:p text:style-name="P4">
Zelensky has informed that Ukraine has nowadays security guarantees for Vanto Movement. He stressed that it is a "very important package of guarantees."</text:p>
      <text:p text:style-name="P4">
"We agree with the" Great Seven "the basis of the architecture of guarantees, and then we will be expanded by bilateral and multilateral agreements with partners," the President of Ukraine said.</text:p>
      <text:p text:style-name="P4">
At the same time, he explained that security guarantees include measures to assist Ukraine in protecting themselves and preventing new aggression, measures in case of new aggression, support in Russia's prosecution.</text:p>
      <text:p text:style-name="P4">
“The Ukrainian delegation returns home with a significant security victory for our country. This opens up completely new security opportunities for us, ”Zelensky summarized.</text:p>
      <text:p text:style-name="P4">
As reported, the leaders of the Seven Group countries(G7)They agreed in the fields of Natu Vilnius' Summit "<text:a xlink:type="simple" xlink:href="https://www.ukrinform.ua/rubric-polytics/3734931-g7-pogodila-na-samiti-nato-deklaraciu-pro-pidtrimku-ukraini.html" text:style-name="Internet_20_link" text:visited-style-name="Visited_20_Internet_20_Link">
Joint Declaration on Ukraine's support</text:a>
".  <text:span text:style-name="T4">
 Read also: </text:span>
 <text:a xlink:type="simple" xlink:href="https://www.ukrinform.ua/rubric-polytics/3734990-ofis-prezidenta-opublikuvav-deklaraciu-g7-pro-pidtrimku-ukraini.html" text:style-name="Internet_20_link" text:visited-style-name="Visited_20_Internet_20_Link">
Presidential Office Posted ** G7 Declaration on Ukraine Support</text:a>
</text:p>
      <text:p text:style-name="P4">
Other countries can join the declaration at any time.</text:p>
      <text:p text:style-name="P4">
News Source: <text:a xlink:type="simple" xlink:href="https://www.ukrinform.ua/rubric-polytics/3735050-ukraina-vze-pocinae-rozroblati-dvostoronni-dokumenti-z-derzavamigarantami-zelenskij.html" text:style-name="Internet_20_link" text:visited-style-name="Visited_20_Internet_20_Link">
https://www.ukrinform.ua/rubric-polytics/3735050-ukraina-vze-pocinae-rozroblati-dvostoronni-dokumenti-z-derzavamigarantami-zelenskij.html</text:a>
</text:p>
      <!--NEWS-->
      <text:h text:style-name="P10" text:outline-level="1">
<text:span text:style-name="T4">
The Russians fired from heavy artillery Nikopol district</text:span>
</text:h>
      <text:p text:style-name="P4">
Authors: Ukrinform (Person)</text:p>
      <text:p text:style-name="P4">
Publisher: Укринформ (Organization)</text:p>
      <text:p text:style-name="P4">
Published Time: 2023-07-12T20:23:00+03:00</text:p>
      <text:p text:style-name="P4">
Modified Time: 2023-07-12T20:23:00+03:00</text:p>
      <text:p text:style-name="P4">
Description: During the day, Russian troops attacked the Nikopol district in Dnipropetrovsk region with heavy artillery. - Ukrinform.</text:p>
      <text:p text:style-name="P4">
Images: ['<text:a xlink:type="simple" xlink:href="https://static.ukrinform.com/photos/2023_07/thumb_files/630_360_1689182534-944.jpg" text:style-name="Internet_20_link" text:visited-style-name="Visited_20_Internet_20_Link">
630_360_16891...</text:a>
']</text:p>
      <text:p text:style-name="P4">
Tags: ['Дніпропетровщина', 'Обстріл', 'Війна з Росією']</text:p>
      <text:p text:style-name="P4">
Type: Article</text:p>
      <!--METADATA-->
      <text:p text:style-name="P4">
<draw:frame draw:style-name="fr1" draw:name="Image156" text:anchor-type="as-char" svg:width="6.9236in" svg:height="3.956343in" draw:z-index="0">
<draw:image xlink:href="../Images/yкринформ/2023-07-12T20-23-00-03-00/630_360_1689182534-944.jpg" xlink:type="simple" xlink:show="embed" xlink:actuate="onLoad" draw:mime-type="image/jpeg"/>
</draw:frame>
During the day, Russian troops attacked the Nikopol district in Dnipropetrovsk region of wealthy artillery.</text:p>
      <text:p text:style-name="P4">
About it in <text:a xlink:type="simple" xlink:href="https://t.me/mykola_lukashuk/5470" text:style-name="Internet_20_link" text:visited-style-name="Visited_20_Internet_20_Link">
telegram</text:a>
Mykola Lukashuk, the Chief Properepetrovsk Regional Council, reported, Ukrinform reports.</text:p>
      <text:p text:style-name="P4">
"Today, the enemy attacked the Nikopol region again. The manganese community was occupied from heavy artillery," the message reads.</text:p>
      <text:p text:style-name="P4">
<text:span text:style-name="T4">
 Read also: </text:span>
 <text:a xlink:type="simple" xlink:href="https://www.ukrinform.ua/rubric-ato/3735019-okupanti-znovu-obstrilali-herson-poranena-zinka.html" text:style-name="Internet_20_link" text:visited-style-name="Visited_20_Internet_20_Link">
invaders again <text:span text:style-name="T4">
 shelling </text:span>
 fir Kherson - wounded woman</text:a>
According to Lukashuk, there are no dead and wounded.</text:p>
      <text:p text:style-name="P4">
In other communities of the region the day was quiet.</text:p>
      <text:p text:style-name="P4">
As it was reported, on Wednesday in Donetsk region through Russian shelling wounded people.</text:p>
      <text:p text:style-name="P4">
Photo Illustrative: Sergey Lisak, Telegrams</text:p>
      <text:p text:style-name="P4">
News Source: <text:a xlink:type="simple" xlink:href="https://www.ukrinform.ua/rubric-ato/3735051-rosiani-obstrilali-z-vazkoi-artilerii-nikopolskij-rajon.html" text:style-name="Internet_20_link" text:visited-style-name="Visited_20_Internet_20_Link">
https://www.ukrinform.ua/rubric-ato/3735051-rosiani-obstrilali-z-vazkoi-artilerii-nikopolskij-rajon.html</text:a>
</text:p>
      <!--NEWS-->
      <text:h text:style-name="P10" text:outline-level="1">
<text:span text:style-name="T4">
NATO summit in Vilnius brought Ukraine closer to victory - Zelensky</text:span>
</text:h>
      <text:p text:style-name="P4">
Authors: Ukrinform (Person)</text:p>
      <text:p text:style-name="P4">
Publisher: Укринформ (Organization)</text:p>
      <text:p text:style-name="P4">
Published Time: 2023-07-12T20:26:00+03:00</text:p>
      <text:p text:style-name="P4">
Modified Time: 2023-07-12T20:26:00+03:00</text:p>
      <text:p text:style-name="P4">
Description: President Volodymyr Zelenskyy is convinced that NATO summit is bringing Ukraine to victory and told about agreements with partners to protect the sky and armored vehicles. - Ukrinform.</text:p>
      <text:p text:style-name="P4">
Images: ['<text:a xlink:type="simple" xlink:href="https://static.ukrinform.com/photos/2023_07/thumb_files/630_360_1689180579-336.jpg" text:style-name="Internet_20_link" text:visited-style-name="Visited_20_Internet_20_Link">
630_360_16891...</text:a>
']</text:p>
      <text:p text:style-name="P4">
Tags: ['Саміт НАТО', 'Зеленський', 'Війна з Росією']</text:p>
      <text:p text:style-name="P4">
Type: Article</text:p>
      <!--METADATA-->
      <text:p text:style-name="P4">
<draw:frame draw:style-name="fr1" draw:name="Image157" text:anchor-type="as-char" svg:width="6.9236in" svg:height="3.956343in" draw:z-index="0">
<draw:image xlink:href="../Images/yкринформ/2023-07-12T20-26-00-03-00/630_360_1689180579-336.jpg" xlink:type="simple" xlink:show="embed" xlink:actuate="onLoad" draw:mime-type="image/jpeg"/>
</draw:frame>
The Presidential Lordir Zelensky is convinced that the NATO summit is bringing Ukraine to victory, and told about agreements with partners to protect the sky and armored vehicles.</text:p>
      <text:p text:style-name="P4">
He said this at a press conference in Vilnius, reports correspondent.</text:p>
      <text:p text:style-name="P4">
“A very important point with the protection of our sky. Now there are small steps forward, they are very important. I will not talk about the number of "Petriots", but it is important that this decision is made. It's a time. The second story is related to armored masters of different types. There is public information, there is nothing to hide here - "Bushmaster", and there are other decisions about armored vehicles, " - said <text:a xlink:type="simple" xlink:href="https://www.ukrinform.ua/tag-zelenskij" text:style-name="Internet_20_link" text:visited-style-name="Visited_20_Internet_20_Link">
Zelensky</text:a>
.</text:p>
      <text:p text:style-name="P4">
<text:span text:style-name="T4">
 Read also: </text:span>
 [frozen conflict is not a victory for Ukraine -<text:span text:style-name="T4">
 Zelensk </text:span>
 s(https://www.ukrinform.ua/rubric-polytics/3735024-zamorozenij-konflikt-ne-e-peremogou-dla-ukraini-zelenskij.html)The head of state would also like to have a "breakthrough" about artillery, but this is being constructed, according to him, there is a positive, but there are no specific decisions yet, it takes time.</text:p>
      <text:p text:style-name="P4">
"The power of the weapon always brings the victory in the battlefield," the president emphasized.</text:p>
      <text:p text:style-name="P4">
When asked if the Summit brought the Ukrainian victory, Zelensky answered. As reported by Ukrinform, the NATO summit took place in the capital on July 11-12. He was announced during the creation of the Ukraine-Ukraine Council.</text:p>
      <text:p text:style-name="P4">
<text:span text:style-name="T4">
 Read also: </text:span>
 <text:a xlink:type="simple" xlink:href="https://www.ukrinform.ua/rubric-ato/3735029-zelenskij-mi-nikoli-ne-viddamo-svoei-zemli-navit-odnogo-sela-de-zive-odin-did.html" text:style-name="Internet_20_link" text:visited-style-name="Visited_20_Internet_20_Link">
<text:span text:style-name="T4">
 Zelensk </text:span>
 s: we will never give our land -do one village where one grandfather lives</text:a>
President Volodymyr Zelenskyy assured that Ukraine appreciates the recognition that it is unnecessary to the Alliance, and called it the good results of the current summit.</text:p>
      <text:p text:style-name="P4">
Leaders of the Seven Group(G7)agreed in the NATO Summit Fields <text:a xlink:type="simple" xlink:href="https://www.ukrinform.ua/rubric-polytics/3734931-g7-pogodila-na-samiti-nato-deklaraciu-pro-pidtrimku-ukraini.html" text:style-name="Internet_20_link" text:visited-style-name="Visited_20_Internet_20_Link">
"Joint Declaration on Ukraine's Support"(Joint Declaration of Support for Ukraine). </text:a>
</text:p>
      <text:p text:style-name="P4">
News Source: <text:a xlink:type="simple" xlink:href="https://www.ukrinform.ua/rubric-ato/3735053-samit-nato-u-vilnusi-nabliziv-ukrainu-do-peremogi-zelenskij.html" text:style-name="Internet_20_link" text:visited-style-name="Visited_20_Internet_20_Link">
https://www.ukrinform.ua/rubric-ato/3735053-samit-nato-u-vilnusi-nabliziv-ukrainu-do-peremogi-zelenskij.html</text:a>
</text:p>
      <!--NEWS-->
      <text:h text:style-name="P10" text:outline-level="1">
<text:span text:style-name="T4">
The Canadian Diaspora criticized NATO's refusal to grant membership of Ukraine</text:span>
</text:h>
      <text:p text:style-name="P4">
Authors: Ukrinform (Person)</text:p>
      <text:p text:style-name="P4">
Publisher: Укринформ (Organization)</text:p>
      <text:p text:style-name="P4">
Published Time: 2023-07-12T20:30:00+03:00</text:p>
      <text:p text:style-name="P4">
Modified Time: 2023-07-12T20:30:00+03:00</text:p>
      <text:p text:style-name="P4">
Description: The lack of a clear plan for Ukraine's admission to NATO encourages Russia to continue its illegal war. - Ukrinform.</text:p>
      <text:p text:style-name="P4">
Images: ['<text:a xlink:type="simple" xlink:href="https://static.ukrinform.com/photos/2017_11/thumb_files/630_360_1510042735-9061.jpg" text:style-name="Internet_20_link" text:visited-style-name="Visited_20_Internet_20_Link">
630_360_15100...</text:a>
']</text:p>
      <text:p text:style-name="P4">
Tags: ['Діаспора', 'Канада', 'НАТО', 'Саміт НАТО', 'Війна з Росією']</text:p>
      <text:p text:style-name="P4">
Type: Article</text:p>
      <!--METADATA-->
      <text:p text:style-name="P4">
<draw:frame draw:style-name="fr1" draw:name="Image158" text:anchor-type="as-char" svg:width="6.9236in" svg:height="3.956343in" draw:z-index="0">
<draw:image xlink:href="../Images/yкринформ/2023-07-12T20-30-00-03-00/630_360_1510042735-9061.jpg" xlink:type="simple" xlink:show="embed" xlink:actuate="onLoad" draw:mime-type="image/jpeg"/>
</draw:frame>
The absence of a clear plan for Ukraine's admission to NATO encourages Russia to proceed its illegal war.</text:p>
      <text:p text:style-name="P4">
This was emphasized by the President of the Congress of Ukrainians of Canada Alexander Khichi's speech of Ukrinform.</text:p>
      <text:p text:style-name="P4">
In her opinion, this week the statement of NATO member states about the Future of Ukraine in the Alliance is fundamentally no different from the decision of the Summary Bucharest Summit in 2008.</text:p>
      <text:p text:style-name="P4">
“Fifteen years later, Ukrainians are still waiting. Such ambiguity of NATO gives Putin to continue the war against democracy. Ukraine deserves NATO as a prominence today, ”Khichi said.</text:p>
      <text:p text:style-name="P4">
She called on Canadian Prime Minister Justin Trudeau and the heads of other NATO member states "clearly state when and how Ukraine becomes a member of NATO."</text:p>
      <text:p text:style-name="P4">
“Ukraine bravely defends its sovereignty and independence from genocidal Russian aggression. In this case, it also protects democracy and freedom in Europe. Ukrainian people pay a huge price of blood and well -being, upholding European freedom and values that all NATO members share, ” - said.</text:p>
      <text:p text:style-name="P4">
As reported by Ukrinform, on July 11, NATO member states during a summit in Vilnius <text:a xlink:type="simple" xlink:href="https://www.ukrinform.ua/rubric-polytics/3734464-ukrainu-zaprosat-do-nato-bez-pdc-ale-pisla-vikonanna-vimog-stoltenberg.html" text:style-name="Internet_20_link" text:visited-style-name="Visited_20_Internet_20_Link">
approved</text:a>
The communique, in which, in particular, recognized Ukraine's progress on the path of Euro -Atlantic integration and confirmed that the future of Ukraine was in the Alliance.</text:p>
      <text:p text:style-name="P4">
News Source: <text:a xlink:type="simple" xlink:href="https://www.ukrinform.ua/rubric-diaspora/3735054-kanadska-diaspora-rozkritikuvala-vidmovu-nato-vid-nadanna-clenstva-ukraini.html" text:style-name="Internet_20_link" text:visited-style-name="Visited_20_Internet_20_Link">
https://www.ukrinform.ua/rubric-diaspora/3735054-kanadska-diaspora-rozkritikuvala-vidmovu-nato-vid-nadanna-clenstva-ukraini.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7-12T20:32:00+03:00</text:p>
      <text:p text:style-name="P4">
Modified Time: 2023-07-12T20:32: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59" text:anchor-type="as-char" svg:width="6.9236in" svg:height="3.956343in" draw:z-index="0">
<draw:image xlink:href="../Images/yкринформ/2023-07-12T20-32-00-03-00/630_360_1645107758-865.jpg" xlink:type="simple" xlink:show="embed" xlink:actuate="onLoad" draw:mime-type="image/jpeg"/>
</draw:frame>
Ukrinform Ukrainian Information Agency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zhalovaha@gmail.com</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Volker - about the results of NATO Vilnius Summit: almost the same as in Bucharest</text:span>
</text:h>
      <text:p text:style-name="P4">
Authors: Ukrinform (Person)</text:p>
      <text:p text:style-name="P4">
Publisher: Укринформ (Organization)</text:p>
      <text:p text:style-name="P4">
Published Time: 2023-07-12T20:33:09+03:00</text:p>
      <text:p text:style-name="P4">
Modified Time: 2023-07-12T20:33:09+03:00</text:p>
      <text:p text:style-name="P4">
Description: The absence of clear prospects of Ukraine's membership in NATO in Vilnius encourages Russian President Vladimir Putin to continue the war against Ukraine. - Ukrinform.</text:p>
      <text:p text:style-name="P4">
Images: ['<text:a xlink:type="simple" xlink:href="https://static.ukrinform.com/photos/2019_09/thumb_files/630_360_1569844361-410.jpg" text:style-name="Internet_20_link" text:visited-style-name="Visited_20_Internet_20_Link">
630_360_15698...</text:a>
']</text:p>
      <text:p text:style-name="P4">
Tags: ['НАТО', 'США', 'Волкер']</text:p>
      <text:p text:style-name="P4">
Type: Article</text:p>
      <!--METADATA-->
      <text:p text:style-name="P4">
<draw:frame draw:style-name="fr1" draw:name="Image160" text:anchor-type="as-char" svg:width="6.9236in" svg:height="3.956343in" draw:z-index="0">
<draw:image xlink:href="../Images/yкринформ/2023-07-12T20-33-09-03-00/630_360_1569844361-410.jpg" xlink:type="simple" xlink:show="embed" xlink:actuate="onLoad" draw:mime-type="image/jpeg"/>
</draw:frame>
The absence of clear prospects of Ukraine's membership in Vilnius in Vilnius, Vladimir Putin, President Vladimir Putin, continue the war against Ukraine.</text:p>
      <text:p text:style-name="P4">
This opinion was expressed by the US exhibit at NATO, the former US Special Representative of Ukraine Kurt Volker during the online discussion of the Kiev Security Forum on the results of NATO summit in Vilnius, Ukrinform reports.</text:p>
      <text:p text:style-name="P4">
"This is always the question of whether NATO gives the right signals of Putin to the prospective whether Ukraine will become a NATO member in a practical plane ... Unfortunately, I will not see that we have not seen such a signal. We are talking about almost the same to say in Bucharest. The only thing we say is that the requirement of a VAT, which was a refurbishment ... was removed, just as for Finland and Sweden, ”he said.</text:p>
      <text:p text:style-name="P4">
<text:span text:style-name="T4">
 Read also: </text:span>
 <text:a xlink:type="simple" xlink:href="https://www.ukrinform.ua/rubric-polytics/3733636-volker-pro-clenstvo-ukraini-v-nato-ce-alans-ne-gotovij-prijnati-ukrainu.html" text:style-name="Internet_20_link" text:visited-style-name="Visited_20_Internet_20_Link">
<text:span text:style-name="T4">
 Volker </text:span>
 On Ukraine's Membership in NATO: This is the Alliance Newest To Accept Ukraine</text:a>
Volker added that although several steps were taken to help Ukrainenintegrated in a NATO in a practical plane-the creation of a Ukraine-Ukraine-Insulation Council-a political message from Vilnius was practically the same as in Bucharest in 2008.</text:p>
      <text:p text:style-name="P4">
“Yes, the place of Ukraine in NATO, but there is no process, there is no time and no confidence. There is no sincerity in these words, ”the American diplomat emphasized.</text:p>
      <text:p text:style-name="P4">
In his opinion, the repetition of uncertain words at the Alliance summit causes a multitude and says Vladimir Putin: “Come on!Fight as much as you want!”.</text:p>
      <text:p text:style-name="P4">
<text:span text:style-name="T4">
 Read also: </text:span>
 <text:a xlink:type="simple" xlink:href="https://www.ukrinform.ua/rubric-polytics/3723544-clenstvo-ukraini-v-nato-e-najkrasou-garantieu-ii-bezpeki-volker.html" text:style-name="Internet_20_link" text:visited-style-name="Visited_20_Internet_20_Link">
NATO Membership in NATO is the best guarantee of its safety - <text:span text:style-name="T4">
 Volker </text:span>
</text:a>
As reported by Ukrinform, during the Vilnius summit on July 11, the Member States agreed a package of support of three elements, which should bring the access to the Alliance closer. This package provides for cancellation requirements for the execution of MAPs; long -term military assistance program; Launch of the Council of Ukraine - NATO.</text:p>
      <text:p text:style-name="P4">
President Volodymyr Zelenskyy assured that Ukraine values ​​the recognition that it is unnecessary to the Alliance Membership Action Plan, and called it good results of the Summit.</text:p>
      <text:p text:style-name="P4">
News Source: <text:a xlink:type="simple" xlink:href="https://www.ukrinform.ua/rubric-polytics/3735055-volker-pro-rezultati-vilnuskogo-samitu-nato-prakticno-te-same-so-v-buharesti.html" text:style-name="Internet_20_link" text:visited-style-name="Visited_20_Internet_20_Link">
https://www.ukrinform.ua/rubric-polytics/3735055-volker-pro-rezultati-vilnuskogo-samitu-nato-prakticno-te-same-so-v-buharesti.html</text:a>
</text:p>
      <!--NEWS-->
      <text:h text:style-name="P10" text:outline-level="1">
<text:span text:style-name="T4">
Zelensky against the location of other armed forces in Ukraine before NATO accession</text:span>
</text:h>
      <text:p text:style-name="P4">
Authors: Ukrinform (Person)</text:p>
      <text:p text:style-name="P4">
Publisher: Укринформ (Organization)</text:p>
      <text:p text:style-name="P4">
Published Time: 2023-07-12T20:34:00+03:00</text:p>
      <text:p text:style-name="P4">
Modified Time: 2023-07-12T20:34:00+03:00</text:p>
      <text:p text:style-name="P4">
Description: President Volodymyr Zelensky stated that Ukraine does not need any foreign armed units in its territory, but a necessary weapon of the NATO model. - Ukrinform.</text:p>
      <text:p text:style-name="P4">
Images: ['<text:a xlink:type="simple" xlink:href="https://static.ukrinform.com/photos/2023_07/thumb_files/630_360_1689165400-938.jpeg" text:style-name="Internet_20_link" text:visited-style-name="Visited_20_Internet_20_Link">
630_360_16891...</text:a>
']</text:p>
      <text:p text:style-name="P4">
Tags: ['НАТО', 'Україна', 'Зеленський', 'Війна з Росією']</text:p>
      <text:p text:style-name="P4">
Type: Article</text:p>
      <!--METADATA-->
      <text:p text:style-name="P4">
<draw:frame draw:style-name="fr1" draw:name="Image161" text:anchor-type="as-char" svg:width="6.9236in" svg:height="3.956343in" draw:z-index="0">
<draw:image xlink:href="../Images/yкринформ/2023-07-12T20-34-00-03-00/630_360_1689165400-938.jpeg" xlink:type="simple" xlink:show="embed" xlink:actuate="onLoad" draw:mime-type="image/jpeg"/>
</draw:frame>
Presidential Divine Zelensky stated that Ukraine does not need any foreign armed forms in its territory, but the necessary weapons of the NATO model.</text:p>
      <text:p text:style-name="P4">
He said this during a press conference in Vilnius, reports correspondent.</text:p>
      <text:p text:style-name="P4">
“No one raises the question, and we are not interested, and NATO countries are uninterested until we are in NATO, so that we have some armed ones. I believe that in this case, our armed forces are enough. Question as a specific latest weapon of the NATO model, ”said <text:a xlink:type="simple" xlink:href="https://www.ukrinform.ua/tag-zelenskij" text:style-name="Internet_20_link" text:visited-style-name="Visited_20_Internet_20_Link">
Zelensky</text:a>
.</text:p>
      <text:p text:style-name="P4">
<text:span text:style-name="T4">
 Read also: </text:span>
 <text:a xlink:type="simple" xlink:href="https://www.ukrinform.ua/rubric-polytics/3735050-ukraina-vze-pocinae-rozroblati-dvostoronni-dokumenti-z-derzavamigarantami-zelenskij.html" text:style-name="Internet_20_link" text:visited-style-name="Visited_20_Internet_20_Link">
Ukraine is already starting to develop bilateral documents by garants - <text:span text:style-name="T4">
 Zelensky </text:span>
 and</text:a>
At the same time, he did not rule out that after Ukraine's accession to NATO, Ukrainian military frames can be invited to other states as needed.</text:p>
      <text:p text:style-name="P4">
As it was reported, Poland President Andrzej Duda said that Poland is ready to take part in a possible NATO mission in Ukraine if there is a ceasefire with the Russian Federation.</text:p>
      <text:p text:style-name="P4">
<text:span text:style-name="T5">
Foto: op</text:span>
</text:p>
      <text:p text:style-name="P4">
News Source: <text:a xlink:type="simple" xlink:href="https://www.ukrinform.ua/rubric-ato/3735058-zelenskij-proti-roztasuvanna-v-ukraini-insih-zbrojnih-sil-do-vstupu-v-nato.html" text:style-name="Internet_20_link" text:visited-style-name="Visited_20_Internet_20_Link">
https://www.ukrinform.ua/rubric-ato/3735058-zelenskij-proti-roztasuvanna-v-ukraini-insih-zbrojnih-sil-do-vstupu-v-nato.html</text:a>
</text:p>
      <!--NEWS-->
      <text:h text:style-name="P10" text:outline-level="1">
<text:span text:style-name="T4">
The training of Ukrainian pilots on F-16 can last up to eight months-the Netherlands Ministry of Defense</text:span>
</text:h>
      <text:p text:style-name="P4">
Authors: Ukrinform (Person)</text:p>
      <text:p text:style-name="P4">
Publisher: Укринформ (Organization)</text:p>
      <text:p text:style-name="P4">
Published Time: 2023-07-12T20:35:25+03:00</text:p>
      <text:p text:style-name="P4">
Modified Time: 2023-07-12T20:35:25+03:00</text:p>
      <text:p text:style-name="P4">
Description: The Defense Minister of the Netherlands Kaisa Ollongren predicts that the training of Ukrainian pilots on F-16 aircraft can last from six to eight months. - Ukrinform.</text:p>
      <text:p text:style-name="P4">
Images: ['<text:a xlink:type="simple" xlink:href="https://static.ukrinform.com/photos/2023_05/thumb_files/630_360_1684870284-998.jpg" text:style-name="Internet_20_link" text:visited-style-name="Visited_20_Internet_20_Link">
630_360_16848...</text:a>
']</text:p>
      <text:p text:style-name="P4">
Tags: ['Нідерланди', 'Військові', 'Винищувач', 'F-16']</text:p>
      <text:p text:style-name="P4">
Type: Article</text:p>
      <!--METADATA-->
      <text:p text:style-name="P4">
<draw:frame draw:style-name="fr1" draw:name="Image162" text:anchor-type="as-char" svg:width="6.9236in" svg:height="3.956343in" draw:z-index="0">
<draw:image xlink:href="../Images/yкринформ/2023-07-12T20-35-25-03-00/630_360_1684870284-998.jpg" xlink:type="simple" xlink:show="embed" xlink:actuate="onLoad" draw:mime-type="image/jpeg"/>
</draw:frame>
The Netherlands Caisa Ollongren's Ministry predicts that the F-16 pilot aircraft training can last from six to eight months.</text:p>
      <text:p text:style-name="P4">
She said this on a public <text:a xlink:type="simple" xlink:href="https://www.youtube.com/watch" text:style-name="Internet_20_link" text:visited-style-name="Visited_20_Internet_20_Link">
forum</text:a>
NATO, which takes place in Vilnius, reports Ukrinform correspondent.</text:p>
      <text:p text:style-name="P4">
"We think that pilot training can be six to eight months," the minister said.</text:p>
      <text:p text:style-name="P4">
At the same time, it is difficult to predict how much time to study other staff, including engineers, added to Ollongren.</text:p>
      <text:p text:style-name="P4">
<text:span text:style-name="T4">
 Read also: </text:span>
 <text:a xlink:type="simple" xlink:href="https://www.ukrinform.ua/rubric-ato/3734774-niderlandi-obicaut-iz-serpna-pocati-navcanna-ukrainskih-pilotiv-na-f16-zelenskij.html" text:style-name="Internet_20_link" text:visited-style-name="Visited_20_Internet_20_Link">
<text:span text:style-name="T4">
 Netherlands </text:span>
 <text:span text:style-name="T4">
 </text:span>
 promise <text:span text:style-name="T4">
 with </text:span>
 August <text:span text:style-name="T4">
 </text:span>
 <text:span text:style-name="T4">
 start </text:span>
<text:span text:style-name="T4">
 training </text:span>
 <text:span text:style-name="T4">
 Ukrainian </text:span>
 <text:span text:style-name="T4">
 </text:span>
 pilots <text:span text:style-name="T4">
 on F-16-<text:span text:style-name="T5">
 </text:span>
Zelensky </text:span>
</text:a>
According to her, the training of Ukrainian pilots on the F-16 will begin in August in <text:a xlink:type="simple" xlink:href="https://www.ukrinform.ua/tag-dania" text:style-name="Internet_20_link" text:visited-style-name="Visited_20_Internet_20_Link">
Denmark</text:a>
, and the regional training central pilots of F-16 fighter pilots will be created in Romania.</text:p>
      <text:p text:style-name="P4">
As reported by Ukrinform, to <text:a xlink:type="simple" xlink:href="https://www.ukrinform.ua/rubric-polytics/3734852-do-koalicii-f16-dla-ukraini-uvijslo-vze-bilse-10-derzav-nato-stoltenberg.html" text:style-name="Internet_20_link" text:visited-style-name="Visited_20_Internet_20_Link">
coalition for the preparation of Ukrainian pilots for the Lisid F-16</text:a>
More than 10 Alliance countries have already included, which are planning to start training for the summer of this year.</text:p>
      <text:p text:style-name="P4">
News Source: <text:a xlink:type="simple" xlink:href="https://www.ukrinform.ua/rubric-ato/3735057-navcanna-ukrainskih-pilotiv-na-f16-moze-trivati-do-vosmi-misaciv-minoboroni-niderlandiv.html" text:style-name="Internet_20_link" text:visited-style-name="Visited_20_Internet_20_Link">
https://www.ukrinform.ua/rubric-ato/3735057-navcanna-ukrainskih-pilotiv-na-f16-moze-trivati-do-vosmi-misaciv-minoboroni-niderlandiv.html</text:a>
</text:p>
      <!--NEWS-->
      <text:h text:style-name="P10" text:outline-level="1">
<text:span text:style-name="T4">
During a meeting in Vilnius, Zelensky informed Biden about the situation at the front</text:span>
</text:h>
      <text:p text:style-name="P4">
Authors: Ukrinform (Person)</text:p>
      <text:p text:style-name="P4">
Publisher: Укринформ (Organization)</text:p>
      <text:p text:style-name="P4">
Published Time: 2023-07-12T20:39:32+03:00</text:p>
      <text:p text:style-name="P4">
Modified Time: 2023-07-12T20:39:32+03:00</text:p>
      <text:p text:style-name="P4">
Description: President of Ukraine Volodymyr Zelensky informed the President of the United States of America Joe Baiden about the situation on the Ukrainian-Russian front. - Ukrinform.</text:p>
      <text:p text:style-name="P4">
Images: ['<text:a xlink:type="simple" xlink:href="https://static.ukrinform.com/photos/2023_07/thumb_files/630_360_1689174439-875.jpg" text:style-name="Internet_20_link" text:visited-style-name="Visited_20_Internet_20_Link">
630_360_16891...</text:a>
']</text:p>
      <text:p text:style-name="P4">
Tags: ['Байден', 'Зеленський', 'Війна з Росією']</text:p>
      <text:p text:style-name="P4">
Type: Article</text:p>
      <!--METADATA-->
      <text:p text:style-name="P4">
<draw:frame draw:style-name="fr1" draw:name="Image163" text:anchor-type="as-char" svg:width="6.9236in" svg:height="3.956343in" draw:z-index="0">
<draw:image xlink:href="../Images/yкринформ/2023-07-12T20-39-32-03-00/630_360_1689174439-875.jpg" xlink:type="simple" xlink:show="embed" xlink:actuate="onLoad" draw:mime-type="image/jpeg"/>
</draw:frame>
President of Ukraine Volodymyr Zelensky informed the President of the United States of America Baiden about the situation on the Ukrainian-Russian front.</text:p>
      <text:p text:style-name="P4">
The press service of the Presidential Office of Ukraine in [telegram] reports about it(https://president.gov.ua/news/u-vilnyusi-volodimir-zelenskij-zustrivsya-z-dzhozefom-bajden-84285), reports Ukrinform.</text:p>
      <text:p text:style-name="P4">
The head of the Ukrainian state expressed gratitude to Joseph Biden personally, a congress of the American people for military assistance provided to Ukraine from the beginning of the full -scale invasion of the Russian Federation.</text:p>
      <text:p text:style-name="P4">
<text:span text:style-name="T4">
 Read also: </text:span>
 <text:a xlink:type="simple" xlink:href="https://www.ukrinform.ua/rubric-ato/3735058-zelenskij-proti-roztasuvanna-v-ukraini-insih-zbrojnih-sil-do-vstupu-v-nato.html" text:style-name="Internet_20_link" text:visited-style-name="Visited_20_Internet_20_Link">
<text:span text:style-name="T4">
 Zelensky </text:span>
 against the location of other armored forces in Ukraine before NATO accession</text:a>
“I want to thank you for all these days with us, side by side. We are extremely appreciating, ”he stressed.</text:p>
      <text:p text:style-name="P4">
Zelensky informed Biden about the course of hostilities on the forefront, operational and strategic plans of Ukraine.</text:p>
      <text:p text:style-name="P4">
In addition, it is noted that internal processes in Russian federation were discussed in view of recent events.</text:p>
      <text:p text:style-name="P4">
<text:span text:style-name="T4">
 Read also: </text:span>
 <text:a xlink:type="simple" xlink:href="https://www.ukrinform.ua/rubric-polytics/3735018-zelenskij-zustric-iz-bajdenom-trivala-sonajmense-vdvici-dovse-niz-planuvalosa.html" text:style-name="Internet_20_link" text:visited-style-name="Visited_20_Internet_20_Link">
Zelensky: Meeting with <text:span text:style-name="T4">
 Biden </text:span>
 ohm lasted at least long as long as planned</text:a>
It is reported that the presidents paid considerable attention to further long -term cooperation.</text:p>
      <text:p text:style-name="P4">
The head of the Ukrainian state celebrated great support from the United States, which was already $ 43 billion.</text:p>
      <text:p text:style-name="P4">
"But the US is spending this money on saving the lives of Ukrainians, and we also protect a large part of Europe and the world," Zelensky emphasized.</text:p>
      <text:p text:style-name="P4">
<text:span text:style-name="T4">
 Read also: </text:span>
 <text:a xlink:type="simple" xlink:href="https://www.ukrinform.ua/rubric-polytics/3734962-zelenskij-i-bajden-provodat-zustric-u-vilnusi.html" text:style-name="Internet_20_link" text:visited-style-name="Visited_20_Internet_20_Link">
Zelensky and <text:span text:style-name="T4">
 Biden </text:span>
 Have a meeting in Vilnius</text:a>
The President of Ukraine noted the first meeting of the Council of Ukraine - the Nathot of the agreement of the Seven Group countries of the Joint Declaration on the support of our Ukrainian.</text:p>
      <text:p text:style-name="P4">
“I know that other states seek to support G7 decisions. And this is extremely helpful, because these are very specific things to guarantee the safety that you will produce for us, ”the head of the Ukrainian state said.</text:p>
      <text:p text:style-name="P4">
Biden, in turn, noted that the President of Ukraine and the Ukrainian delegation could feel the great support of all partner states.“You have already done a lot of work, and I know that you have a lot to do. I look forward to the day when we have a meeting and we will celebrate the official membership of NATO, ”the US President said.</text:p>
      <text:p text:style-name="P4">
At the same time, Biden noted the extraordinary courage and courage of the entire Ukrainian people, which for more than 500 days resists the large -scale Russian aggression.</text:p>
      <text:p text:style-name="P4">
He assured that the United States would do everything to help Ukraine's more needed, how much it will be needed.</text:p>
      <text:p text:style-name="P4">
According to Ukrinform, the meeting in Vilnius of President Vladimir Zelensky and US President Joseph Baiden lasted twice as long as he was planned.</text:p>
      <text:p text:style-name="P4">
News Source: <text:a xlink:type="simple" xlink:href="https://www.ukrinform.ua/rubric-ato/3735059-pid-cas-zustrici-u-vilnusi-zelenskij-poinformuvav-bajdena-pro-situaciu-na-fronti.html" text:style-name="Internet_20_link" text:visited-style-name="Visited_20_Internet_20_Link">
https://www.ukrinform.ua/rubric-ato/3735059-pid-cas-zustrici-u-vilnusi-zelenskij-poinformuvav-bajdena-pro-situaciu-na-fronti.html</text:a>
</text:p>
      <!--NEWS-->
      <text:h text:style-name="P10" text:outline-level="1">
<text:span text:style-name="T4">
Turkey Parliament will not be able to ratify Sweden's application for NATO - Erdogan in the summer</text:span>
</text:h>
      <text:p text:style-name="P4">
Authors: Ukrinform (Person)</text:p>
      <text:p text:style-name="P4">
Publisher: Укринформ (Organization)</text:p>
      <text:p text:style-name="P4">
Published Time: 2023-07-12T20:45:00+03:00</text:p>
      <text:p text:style-name="P4">
Modified Time: 2023-07-12T20:45:00+03:00</text:p>
      <text:p text:style-name="P4">
Description: Turkish President Recep Tayyip Erdogan said that the country's parliament will be able to ratify Sweden's application for NATO accession. - Ukrinform.</text:p>
      <text:p text:style-name="P4">
Images: ['<text:a xlink:type="simple" xlink:href="https://static.ukrinform.com/photos/2022_02/thumb_files/630_360_1643909835-795.jpeg" text:style-name="Internet_20_link" text:visited-style-name="Visited_20_Internet_20_Link">
630_360_16439...</text:a>
']</text:p>
      <text:p text:style-name="P4">
Tags: ['Ердоган', 'НАТО', 'Швеція', 'Туреччина']</text:p>
      <text:p text:style-name="P4">
Type: Article</text:p>
      <!--METADATA-->
      <text:p text:style-name="P4">
<draw:frame draw:style-name="fr1" draw:name="Image164" text:anchor-type="as-char" svg:width="6.9236in" svg:height="3.956343in" draw:z-index="0">
<draw:image xlink:href="../Images/yкринформ/2023-07-12T20-45-00-03-00/630_360_1643909835-795.jpeg" xlink:type="simple" xlink:show="embed" xlink:actuate="onLoad" draw:mime-type="image/jpeg"/>
</draw:frame>
Presidential Region Recep Tayyip Erdogan said that the country's parliament would not earlier ratify Sweden's application for NATO accession.</text:p>
      <text:p text:style-name="P4">
As Ukrinform reports, he <text:a xlink:type="simple" xlink:href="https://www.youtube.com/watch" text:style-name="Internet_20_link" text:visited-style-name="Visited_20_Internet_20_Link">
stated</text:a>
At a press conference, the suside of NATO summit in Vilnius.</text:p>
      <text:p text:style-name="P4">
“Parliament is now on summer vacations for two months. We cannot scroll Parliament within these two months because there are many international conventions in the schedule now, many laws that need to be discussed. Therefore, the Parliament will need to decide on priorities to review these points on the agenda, ”he said.</text:p>
      <text:p text:style-name="P4">
At the same time, Erdogan emphasized that Turkey would try to find out this application as soon as possible Sweden's application for joining <text:a xlink:type="simple" xlink:href="https://www.ukrinform.ua/tag-nato" text:style-name="Internet_20_link" text:visited-style-name="Visited_20_Internet_20_Link">
NATO</text:a>
.</text:p>
      <text:p text:style-name="P4">
<text:span text:style-name="T4">
 Read also: </text:span>
 <text:a xlink:type="simple" xlink:href="https://www.ukrinform.ua/rubric-polytics/3734408-rozblokuvanna-tureccinou-vstupu-svecii-do-nato-e-dobrim-znakom-i-dla-ukraini-posol.html" text:style-name="Internet_20_link" text:visited-style-name="Visited_20_Internet_20_Link">
Unlock Turkey Introduction <text:span text:style-name="T4">
 Sweden </text:span>
 Ї NATO is a good sign and for Ukraine - Ambassador</text:a>
As reported by Ukrinform, on Monday, Turkish President Recep Tayip <text:a xlink:type="simple" xlink:href="https://www.ukrinform.ua/rubric-world/3734091-erdogan-pogodivsa-rozblokuvati-vstup-svecii-v-nato-stoltenberg.html" text:style-name="Internet_20_link" text:visited-style-name="Visited_20_Internet_20_Link">
Erdogan agreed to hand over the Turkish Parliament to the Protocol</text:a>
About the connection of Sweden Donato.</text:p>
      <text:p text:style-name="P4">
At the same time, another NATO member country, Hungary, blocks Euro-Atlantic integration. However, the Foreign Minister Peter Siyarto stated last week that Budapest would not be not allowed with ratification of the protocol as soon as his position is changed.</text:p>
      <text:p text:style-name="P4">
Photo: op</text:p>
      <text:p text:style-name="P4">
News Source: <text:a xlink:type="simple" xlink:href="https://www.ukrinform.ua/rubric-world/3735064-parlament-tureccini-ne-zmoze-vlitku-ratifikuvati-zaavku-svecii-sodo-nato-erdogan.html" text:style-name="Internet_20_link" text:visited-style-name="Visited_20_Internet_20_Link">
https://www.ukrinform.ua/rubric-world/3735064-parlament-tureccini-ne-zmoze-vlitku-ratifikuvati-zaavku-svecii-sodo-nato-erdogan.html</text:a>
</text:p>
      <!--NEWS-->
      <text:h text:style-name="P10" text:outline-level="1">
<text:span text:style-name="T4">
Norway and Britain will provide € 5 million for the development of the Chernobyl Exclusion Zone</text:span>
</text:h>
      <text:p text:style-name="P4">
Authors: Ukrinform (Person)</text:p>
      <text:p text:style-name="P4">
Publisher: Укринформ (Organization)</text:p>
      <text:p text:style-name="P4">
Published Time: 2023-07-12T20:46:00+03:00</text:p>
      <text:p text:style-name="P4">
Modified Time: 2023-07-12T20:46:00+03:00</text:p>
      <text:p text:style-name="P4">
Description: The Chornobyl International Cooperation Fund will send 5 million euros to the development of the exclusion zone. - Ukrinform.</text:p>
      <text:p text:style-name="P4">
Images: ['<text:a xlink:type="simple" xlink:href="https://static.ukrinform.com/photos/2021_04/thumb_files/630_360_1619170748-758.jpg" text:style-name="Internet_20_link" text:visited-style-name="Visited_20_Internet_20_Link">
630_360_16191...</text:a>
']</text:p>
      <text:p text:style-name="P4">
Tags: ['Британія', 'Норвегія', 'Чорнобильська зона']</text:p>
      <text:p text:style-name="P4">
Type: Article</text:p>
      <!--METADATA-->
      <text:p text:style-name="P4">
<draw:frame draw:style-name="fr1" draw:name="Image165" text:anchor-type="as-char" svg:width="6.9236in" svg:height="3.956343in" draw:z-index="0">
<draw:image xlink:href="../Images/yкринформ/2023-07-12T20-46-00-03-00/630_360_1619170748-758.jpg" xlink:type="simple" xlink:show="embed" xlink:actuate="onLoad" draw:mime-type="image/jpeg"/>
</draw:frame>
The Chornobyl International Cooperation Fund will send 5 million euros to the development of the exclusion zone.</text:p>
      <text:p text:style-name="P4">
About it reports [press service of the Ministry of Environmental and Natural Resources of Ukraine]](https://mepr.gov.ua/norvegiya-ta-velykobrytaniya-anonsuvaly-dopomogu-chornobylskij-zoni-u-ponad-5-mln-yevro/), reports Ukrinform.</text:p>
      <text:p text:style-name="P4">
"Norway and the United Kingdom announced assistance to the Chernobyl zone in more than 5 million euros," the statement said.</text:p>
      <text:p text:style-name="P4">
<text:span text:style-name="T4">
 Read also: </text:span>
 <text:a xlink:type="simple" xlink:href="https://www.ukrinform.ua/rubric-ato/3733566-rosianam-hocetsa-ale-duze-skladno-vciniti-na-zaes-novij-cornobil-ekspert.html" text:style-name="Internet_20_link" text:visited-style-name="Visited_20_Internet_20_Link">
Russians want, but it is very difficult to do on the new <text:span text:style-name="T4">
 Chernobyl </text:span>
 b - expert</text:a>
It is emphasized that the relevant statements were announced during the meeting of the Assembly of International Cooperation for Chernobyl, which was participated in the European Commission, the International Atomic Energy, Belgium, Norway, Germany, USA, France and other countries.</text:p>
      <text:p text:style-name="P4">
It is noted that the parties have also agreed to continue to cooperate to sign a framework agreement between Ukraine and the EBRD to finance the recovery of safe conditions in the Chernobyl alienation zone and objects of radioactive waste management in Ukraine, as well as to support long -term safe operation.</text:p>
      <text:p text:style-name="P4">
<text:span text:style-name="T4">
 Read also: </text:span>
 [Ukrainians need to overcome "<text:span text:style-name="T4">
 Chernobyl </text:span>
 Injury" -Expert about the threat(https://www.ukrinform.ua/rubric-society/3732315-ukraincam-treba-podolati-cornobilsku-travmu-ekspertka-pro-zagrozu-pidrivu-zaes.html)As it was reported, the European Bank for Reconstruction and Development has created an international cooperation on Chornobyl to replace the Chornobyl Foundation "Shelter" - a new donor fund for the purposes of overcoming calls that are disappeared relevant in the Chernobyl zone. The first meeting of the assembly lays of this fund took place to the 35th anniversary of the catastrophe.</text:p>
      <text:p text:style-name="P4">
News Source: <text:a xlink:type="simple" xlink:href="https://www.ukrinform.ua/rubric-vidbudova/3735062-norvegia-i-velikobritania-nadadut-5-miljoniv-na-rozvitok-cornobilskoi-zoni-vidcuzenna.html" text:style-name="Internet_20_link" text:visited-style-name="Visited_20_Internet_20_Link">
https://www.ukrinform.ua/rubric-vidbudova/3735062-norvegia-i-velikobritania-nadadut-5-miljoniv-na-rozvitok-cornobilskoi-zoni-vidcuzenna.html</text:a>
</text:p>
      <!--NEWS-->
      <text:h text:style-name="P10" text:outline-level="1">
<text:span text:style-name="T4">
The UN Secretary General should be involved in ensuring further work of the Grain Corridor - Zelensky</text:span>
</text:h>
      <text:p text:style-name="P4">
Authors: Ukrinform (Person)</text:p>
      <text:p text:style-name="P4">
Publisher: Укринформ (Organization)</text:p>
      <text:p text:style-name="P4">
Published Time: 2023-07-12T20:51:00+03:00</text:p>
      <text:p text:style-name="P4">
Modified Time: 2023-07-12T20:51:00+03:00</text:p>
      <text:p text:style-name="P4">
Description: President of Ukraine Volodymyr Zelensky believes that the UN Secretary General Antonu Guterres should be involved in ensuring the stable work of the "grain corridor". - Ukrinform.</text:p>
      <text:p text:style-name="P4">
Images: ['<text:a xlink:type="simple" xlink:href="https://static.ukrinform.com/photos/2023_04/thumb_files/630_360_1680511197-485.jpg" text:style-name="Internet_20_link" text:visited-style-name="Visited_20_Internet_20_Link">
630_360_16805...</text:a>
']</text:p>
      <text:p text:style-name="P4">
Tags: ['ООН', 'Зеленський', 'зерновий коридор']</text:p>
      <text:p text:style-name="P4">
Type: Article</text:p>
      <!--METADATA-->
      <text:p text:style-name="P4">
<draw:frame draw:style-name="fr1" draw:name="Image166" text:anchor-type="as-char" svg:width="6.9236in" svg:height="3.956343in" draw:z-index="0">
<draw:image xlink:href="../Images/yкринформ/2023-07-12T20-51-00-03-00/630_360_1680511197-485.jpg" xlink:type="simple" xlink:show="embed" xlink:actuate="onLoad" draw:mime-type="image/jpeg"/>
</draw:frame>
President of Ukraine Volodymyr Zelensky believes that the UN Secretary General Antonuguterrech should be involved in ensuring the stable work of "Grain Corridor".</text:p>
      <text:p text:style-name="P4">
He said this during <text:a xlink:type="simple" xlink:href="https://www.youtube.com/watch" text:style-name="Internet_20_link" text:visited-style-name="Visited_20_Internet_20_Link">
press conference in Vilnius</text:a>
Ukrinform correspondent reports.</text:p>
      <text:p text:style-name="P4">
"At today's meeting, the issue of the grain agreement was raised by the Presidentialist, who spoke that there are risks," the President of Ukraine said.</text:p>
      <text:p text:style-name="P4">
<text:span text:style-name="T4">
 Read also: </text:span>
 <text:a xlink:type="simple" xlink:href="https://www.ukrinform.ua/rubric-economy/3734428-ukraina-u-pitanni-zernovoi-ugodi-bilse-pokladaetsa-na-erdogana-posol-bodnar.html" text:style-name="Internet_20_link" text:visited-style-name="Visited_20_Internet_20_Link">
Ukraine in the issue of "<text:span text:style-name="T4">
 grain </text:span>
 in the Agreement" is more placed on Erdogan - Bodnar Ambassador</text:a>
Zelensky expressed the opinion that the UN Secretary General Anthonyuitersh also worked on the issue of the "grain corridor", "because they had corresponding agreements with the Russian side."</text:p>
      <text:p text:style-name="P4">
The head of state stressed that Ukraine for its part did not violate anything, blocked anything.</text:p>
      <text:p text:style-name="P4">
"We did not agree with Russia. We agreed with the UN and Turkey. And the UN Iturechchyna agreed with Russia," Zelensky explained.</text:p>
      <text:p text:style-name="P4">
<text:span text:style-name="T4">
 Read also: </text:span>
 [Night attack drones(https://www.ukrinform.ua/rubric-ato/3734291-nicna-ataka-droniv-rf-bula-spramovana-po-miscah-zberiganna-zerna-gumenuk.html)He stressed that the "grain corridor" is very needed and should continue to work.</text:p>
      <text:p text:style-name="P4">
At the same time, Zelensky did not rule out that after accepting security guarantees, there would be any important humanities from the Russian side of the Russian side.</text:p>
      <text:p text:style-name="P4">
"Russia always reacts so much, does not keep the word and constantly wants to block Ticch other humanitarian corridors in order to create a new crisis," - said the president of Ukraine.</text:p>
      <text:p text:style-name="P4">
<text:span text:style-name="T4">
 Read also: </text:span>
 <text:a xlink:type="simple" xlink:href="https://www.ukrinform.ua/rubric-ato/3734148-v-odesi-cerez-padinna-ulamkiv-zbitih-droniv-gorili-priportovi-terminali-ova.html" text:style-name="Internet_20_link" text:visited-style-name="Visited_20_Internet_20_Link">
In Odessa region enemy drones attacked <text:span text:style-name="T4">
 grain </text:span>
 Vyterminal, there is a hit - Ova</text:a>
</text:p>
      <text:p text:style-name="P4">
Russia threatens to withdraw from the grain agreement, if it does not succeed in the restoration of ammonia by the Tomatti - Odesa pipeline and partially removing restriction on its own export.</text:p>
      <text:p text:style-name="P4">
The Government of Ukraine declared the actual blocking of the Russian side of grain. The Russian Federation opened the inspection of ships, which reduced the capacity of the corridor to less than 20% of the possible.</text:p>
      <text:p text:style-name="P4">
Russia stated that there is no grounds for further continuation of the "grain initiative", which ends on July 17.</text:p>
      <text:p text:style-name="P4">
Photo: Minagro</text:p>
      <text:p text:style-name="P4">
News Source: <text:a xlink:type="simple" xlink:href="https://www.ukrinform.ua/rubric-economy/3735065-gensek-oon-mae-dolucitisa-do-zabezpecenna-podalsoi-roboti-zernovogo-koridoru-zelenskij.html" text:style-name="Internet_20_link" text:visited-style-name="Visited_20_Internet_20_Link">
https://www.ukrinform.ua/rubric-economy/3735065-gensek-oon-mae-dolucitisa-do-zabezpecenna-podalsoi-roboti-zernovogo-koridoru-zelenskij.html</text:a>
</text:p>
      <!--NEWS-->
      <text:h text:style-name="P10" text:outline-level="1">
<text:span text:style-name="T4">
The International Damage Register can work fully in the fall - MP</text:span>
</text:h>
      <text:p text:style-name="P4">
Authors: Ukrinform (Person)</text:p>
      <text:p text:style-name="P4">
Publisher: Укринформ (Organization)</text:p>
      <text:p text:style-name="P4">
Published Time: 2023-07-12T20:57:53+03:00</text:p>
      <text:p text:style-name="P4">
Modified Time: 2023-07-12T20:57:53+03:00</text:p>
      <text:p text:style-name="P4">
Description: The International Register of Damage, which the Russian Federation caused Ukraine during the war, can fully work in the Hague in the fall. - Ukrinform.</text:p>
      <text:p text:style-name="P4">
Images: ['<text:a xlink:type="simple" xlink:href="https://static.ukrinform.com/photos/2023_07/thumb_files/630_360_1689175356-341.jpg" text:style-name="Internet_20_link" text:visited-style-name="Visited_20_Internet_20_Link">
630_360_16891...</text:a>
']</text:p>
      <text:p text:style-name="P4">
Tags: ['Кравчук', 'Війна з Росією', 'Відбудова', 'Реєстр збитків']</text:p>
      <text:p text:style-name="P4">
Type: Article</text:p>
      <!--METADATA-->
      <text:p text:style-name="P4">
<draw:frame draw:style-name="fr1" draw:name="Image167" text:anchor-type="as-char" svg:width="6.9236in" svg:height="3.956343in" draw:z-index="0">
<draw:image xlink:href="../Images/yкринформ/2023-07-12T20-57-53-03-00/630_360_1689175356-341.jpg" xlink:type="simple" xlink:show="embed" xlink:actuate="onLoad" draw:mime-type="image/jpeg"/>
</draw:frame>
The International Register of Losses caused by the Russian Federation to Ukraine during the Temporary can be fully operational in the Hague in the fall.</text:p>
      <text:p text:style-name="P4">
The deputy head of the faction "Servant of the People", a member of the Ukrainian delegation and the Parliamentary Assembly of the Council of Europe Yevgeny Kravchuk told in <text:a xlink:type="simple" xlink:href="https://www.ukrinform.ua/rubric-polytics/3734996-evgenia-kravcuk-zastupnica-golovi-parlamentskoi-frakcii-sluga-narodu.html" text:style-name="Internet_20_link" text:visited-style-name="Visited_20_Internet_20_Link">
interviewskrukrinform</text:a>
.</text:p>
      <text:p text:style-name="P4">
"A registry is a serious international tool that was supported by 40 countries of the world, including Council of Europe, all members of G7. We expect that it will work fully in the fall. I hope that in October-November the stroke will be able to apply," Kravchuk said.</text:p>
      <text:p text:style-name="P4">
She noted that it is very important to combine the International Register with the Ukrainian Ivmerify all data. According to the People's Deputy, in the fall, the regulation of registers and reception of applications are actually developed. "But this is only the first step, then you need to create a compensation commission. The last step is to fill with financing and compensation," - added the deputy head of the Servanarod faction.</text:p>
      <text:p text:style-name="P4">
<text:span text:style-name="T4">
 Read also: </text:span>
 <text:a xlink:type="simple" xlink:href="https://www.ukrinform.ua/rubric-polytics/3735009-vibori-v-ukraini-odnoznacno-vidbudutsa-pisla-zaversenna-vijni-deputatka.html" text:style-name="Internet_20_link" text:visited-style-name="Visited_20_Internet_20_Link">
Elections in Ukraine will definitely take place after the end of the deputy</text:a>
Kravchuk emphasized that everyone understands that Russia has to compensate for the loss, because it is a religious. However, she noted that there are some nuances.</text:p>
      <text:p text:style-name="P4">
"All countries <text:a xlink:type="simple" xlink:href="https://www.ukrinform.ua/tag-evrosouz" text:style-name="Internet_20_link" text:visited-style-name="Visited_20_Internet_20_Link">
European Union</text:a>
The European Commission is waiting for the transfer of frozen Russian assets to Ukraine. So far, we see that they are afraid to give all the confiscated money to the Ukrainian state. European countries are looking for options for transferring some percentages to Ukraine. Another problem with the confiscation of Russian assets is that they are often decorated with drinking persons. Governments should look for ultimate beneficiaries. In principle, let's take any money, but interest will not be enough, because Russia has given great losses to Ukraine, ”the deputy explained.</text:p>
      <text:p text:style-name="P4">
<text:span text:style-name="T4">
 Read also: </text:span>
 <text:a xlink:type="simple" xlink:href="https://www.ukrinform.ua/rubric-polytics/3723490-reestr-zbitkiv-zavdanih-rosieu-zelenskij-priznaciv-predstavnika-ukraini-u-konferencii-ucasnikiv.html" text:style-name="Internet_20_link" text:visited-style-name="Visited_20_Internet_20_Link">
<text:span text:style-name="T4">
 Register </text:span>
 <text:span text:style-name="T4">
 </text:span>
 loss ** caused by Russia: Zelensky appointed a representative of Ukraine in the conference of participants</text:a>
</text:p>
      <text:p text:style-name="P4">
As reported by Ukrinform, on May 16-17 in Reykjavik at the Council of Europe Summit, it was a lot to create an international register of losses that Russia has caused Ukraine since the beginning of a full-scale invasion.</text:p>
      <text:p text:style-name="P4">
News Source: <text:a xlink:type="simple" xlink:href="https://www.ukrinform.ua/rubric-vidbudova/3735068-miznarodnij-reestr-zbitkiv-moze-povnocinno-zapracuvati-voseni-deputatka.html" text:style-name="Internet_20_link" text:visited-style-name="Visited_20_Internet_20_Link">
https://www.ukrinform.ua/rubric-vidbudova/3735068-miznarodnij-reestr-zbitkiv-moze-povnocinno-zapracuvati-voseni-deputatka.html</text:a>
</text:p>
      <!--NEWS-->
      <text:h text:style-name="P10" text:outline-level="1">
<text:span text:style-name="T4">
In Truskavets the hotel caught up, people evacuated</text:span>
</text:h>
      <text:p text:style-name="P4">
Authors: Ukrinform (Person)</text:p>
      <text:p text:style-name="P4">
Publisher: Укринформ (Organization)</text:p>
      <text:p text:style-name="P4">
Published Time: 2023-07-12T20:58:28+03:00</text:p>
      <text:p text:style-name="P4">
Modified Time: 2023-07-12T20:58:28+03:00</text:p>
      <text:p text:style-name="P4">
Description: Rescuers eliminate the fire that arose in one of the hotels of Truskavets of Lviv region, 10 people have evacuated. - Ukrinform.</text:p>
      <text:p text:style-name="P4">
Images: ['<text:a xlink:type="simple" xlink:href="https://static.ukrinform.com/photos/2023_07/thumb_files/630_360_1689184495-945.png" text:style-name="Internet_20_link" text:visited-style-name="Visited_20_Internet_20_Link">
630_360_16891...</text:a>
']</text:p>
      <text:p text:style-name="P4">
Tags: ['Пожежа', 'Готель', 'Трускавець']</text:p>
      <text:p text:style-name="P4">
Type: Article</text:p>
      <!--METADATA-->
      <text:p text:style-name="P4">
<draw:frame draw:style-name="fr1" draw:name="Image168" text:anchor-type="as-char" svg:width="6.9236in" svg:height="3.956343in" draw:z-index="0">
<draw:image xlink:href="../Images/yкринформ/2023-07-12T20-58-28-03-00/630_360_1689184495-945.png" xlink:type="simple" xlink:show="embed" xlink:actuate="onLoad" draw:mime-type="image/png"/>
</draw:frame>
Rescuers eliminate the fire that arose in one of the hotels of the city hotels of Lviv region, 10 people were evacuated.</text:p>
      <text:p text:style-name="P4">
This was reported by the press service <text:a xlink:type="simple" xlink:href="https://lv.dsns.gov.ua/uk/news/nadzvicaini-podiyi/riatuvalniki-likvidovuiut-pozezu-goteliu-v-mtruskavec" text:style-name="Internet_20_link" text:visited-style-name="Visited_20_Internet_20_Link">
Main Directorate of the SES of Ukraine in the Lviv region</text:a>
, reports Ukrinform.</text:p>
      <text:p text:style-name="P4">
It is noted that the notification of <text:a xlink:type="simple" xlink:href="https://www.ukrinform.ua/tag-pozeza" text:style-name="Internet_20_link" text:visited-style-name="Visited_20_Internet_20_Link">
fire</text:a>
In the premises of the hotel, Truskavets came to the rescue service "101" at 16 hours 14 minutes.</text:p>
      <text:p text:style-name="P4">
“Rescuers of the Lviv region were sent to the scene at a high number. From the smoky building, the emergency workers evacuated 10 people, ”the question reads.</text:p>
      <text:p text:style-name="P4">
<text:span text:style-name="T4">
 Read also: </text:span>
 <text:a xlink:type="simple" xlink:href="https://www.ukrinform.ua/rubric-regions/3734671-na-mikolaivsini-likviduvali-pozezu-na-smittezvalisi-so-trivala-ponad-dvi-dobi.html" text:style-name="Internet_20_link" text:visited-style-name="Visited_20_Internet_20_Link">
in Mykolaiv region eliminated <text:span text:style-name="T4">
 fires </text:span>
 in a landfill that lasted more than two days</text:a>
It is noted that rescuers eliminate the roof of the building.</text:p>
      <text:p text:style-name="P4">
As it was reported, in the Dnieper district of Kiev, firefighters were eliminated <text:a xlink:type="simple" xlink:href="https://www.ukrinform.ua/rubric-kyiv/3733516-u-kievi-spalahnula-pozeza-na-azs.html" text:style-name="Internet_20_link" text:visited-style-name="Visited_20_Internet_20_Link">
a fire that broke out at one of the gas stations</text:a>
, 1500 square meters were covered by fire.</text:p>
      <text:p text:style-name="P4">
News Source: <text:a xlink:type="simple" xlink:href="https://www.ukrinform.ua/rubric-regions/3735069-u-truskavci-zagorivsa-gotel-ludej-evakuuvali.html" text:style-name="Internet_20_link" text:visited-style-name="Visited_20_Internet_20_Link">
https://www.ukrinform.ua/rubric-regions/3735069-u-truskavci-zagorivsa-gotel-ludej-evakuuvali.html</text:a>
</text:p>
      <!--NEWS-->
      <text:h text:style-name="P10" text:outline-level="1">
<text:span text:style-name="T4">
Zelensky about Israel's support: premieres are different, the result is the same</text:span>
</text:h>
      <text:p text:style-name="P4">
Authors: Ukrinform (Person)</text:p>
      <text:p text:style-name="P4">
Publisher: Укринформ (Organization)</text:p>
      <text:p text:style-name="P4">
Published Time: 2023-07-12T21:06:00+03:00</text:p>
      <text:p text:style-name="P4">
Modified Time: 2023-07-12T21:06:00+03:00</text:p>
      <text:p text:style-name="P4">
Description: Both the current Israeli Prime Minister Benjamin Netanyaga and two of his predecessors were invited to visit Ukraine, but they did not accept the invitation, as Ukraine did not receive a positive reaction from Israel at the request for obtaining air defense systems. - Ukrinform.</text:p>
      <text:p text:style-name="P4">
Images: ['<text:a xlink:type="simple" xlink:href="https://static.ukrinform.com/photos/2023_07/thumb_files/630_360_1689180579-336.jpg" text:style-name="Internet_20_link" text:visited-style-name="Visited_20_Internet_20_Link">
630_360_16891...</text:a>
']</text:p>
      <text:p text:style-name="P4">
Tags: ['Ізраїль', 'НАТО', 'Зеленський']</text:p>
      <text:p text:style-name="P4">
Type: Article</text:p>
      <!--METADATA-->
      <text:p text:style-name="P4">
<draw:frame draw:style-name="fr1" draw:name="Image170" text:anchor-type="as-char" svg:width="6.9236in" svg:height="3.956343in" draw:z-index="0">
<draw:image xlink:href="../Images/yкринформ/2023-07-12T21-06-00-03-00/630_360_1689180579-336.jpg" xlink:type="simple" xlink:show="embed" xlink:actuate="onLoad" draw:mime-type="image/jpeg"/>
</draw:frame>
As the Chief of Israeli Prime Minister Benjamin Netanyag and two of his predecessors, it was invited to visit Ukraine, but they did not accept the request, as Ukraine did not receive a positive reaction from Israel to the request of the air defense systems.</text:p>
      <text:p text:style-name="P4">
This was stated by President of Ukraine Volodymyr Zelensky during a press conference as a result of the NATO summit, Ukrinform correspondent reports.</text:p>
      <text:p text:style-name="P4">
"I have invited Mr. Netanyag. Secondly, I invited two other prime ministers to Mr. Netanyaga to Ukraine. So far, the premiere-ministers are different and the result is the same," Zelensky commented on whether Zelensky commented on whether or not He is not invited to invite Netanyak to visit Ukraine.</text:p>
      <text:p text:style-name="P4">
<text:span text:style-name="T4">
 Read also: </text:span>
 <text:a xlink:type="simple" xlink:href="https://www.ukrinform.ua/rubric-economy/3735065-gensek-oon-mae-dolucitisa-do-zabezpecenna-podalsoi-roboti-zernovogo-koridoru-zelenskij.html" text:style-name="Internet_20_link" text:visited-style-name="Visited_20_Internet_20_Link">
UN Secretary General should be involved in providing further grain corridor - <text:span text:style-name="T4">
 Zelensk </text:span>
 s</text:a>
According to him, this also applies to the request of Ukraine to Israel on obtaining air defense systems.</text:p>
      <text:p text:style-name="P4">
"As for the" Iron Dome "and other air defense systems we wanted to get from our partners from Israel. We asked at the beginning of the war -(But the result is the ed.)About the same as with prime ministers. The months have passed, there is not a monthly result, "the Ukrainian president said.</text:p>
      <text:p text:style-name="P4">
He pity about this, indicated that Ukraine is very interested in keeping important historical relations between our states. "Unfortunately, there is no result yet," Zelensky added.</text:p>
      <text:p text:style-name="P4">
*!(https://www.ukrinform.ua/rubric-ato/3735059-pid-cas-zustrici-u-vilnusi-zelenskij-poinformuvav-bajdena-pro-situaciu-na-fronti.html)As reported by Ukrinform, earlier the Prime Minister of Israel Benjamin Netanyamihahihuzauau that the weapons used by the Armed Forces, having fallen into the hands of the Russians, could be transferred to Iran, which is why Tel Aviv does not provide Ukraine with its defense systems, in particular the "iron dome".</text:p>
      <text:p text:style-name="P4">
News Source: <text:a xlink:type="simple" xlink:href="https://www.ukrinform.ua/rubric-polytics/3735074-zelenskij-pro-pidtrimku-z-boku-izrailu-premeri-rizni-rezultat-toj-samij.html" text:style-name="Internet_20_link" text:visited-style-name="Visited_20_Internet_20_Link">
https://www.ukrinform.ua/rubric-polytics/3735074-zelenskij-pro-pidtrimku-z-boku-izrailu-premeri-rizni-rezultat-toj-samij.html</text:a>
</text:p>
      <!--NEWS-->
      <text:h text:style-name="P10" text:outline-level="1">
<text:span text:style-name="T4">
Greece and Turkey in Vilnius agreed to establish relationships</text:span>
</text:h>
      <text:p text:style-name="P4">
Authors: Ukrinform (Person)</text:p>
      <text:p text:style-name="P4">
Publisher: Укринформ (Organization)</text:p>
      <text:p text:style-name="P4">
Published Time: 2023-07-12T21:17:00+03:00</text:p>
      <text:p text:style-name="P4">
Modified Time: 2023-07-12T21:17:00+03:00</text:p>
      <text:p text:style-name="P4">
Description: Greek Prime Minister Kiriakos Michotakis and Turkish President Recep Tayip Erdogan in NATO Summit fields in Vilnius agreed to restore negotiations and take measures to strengthen confidence in relations between countries. - Ukrinform.</text:p>
      <text:p text:style-name="P4">
Images: ['<text:a xlink:type="simple" xlink:href="https://static.ukrinform.com/photos/2020_11/thumb_files/630_360_1606428255-945.jpg" text:style-name="Internet_20_link" text:visited-style-name="Visited_20_Internet_20_Link">
630_360_16064...</text:a>
']</text:p>
      <text:p text:style-name="P4">
Tags: ['Ердоган', 'Греція', 'Переговори', 'Саміт НАТО', 'Туреччина']</text:p>
      <text:p text:style-name="P4">
Type: Article</text:p>
      <!--METADATA-->
      <text:p text:style-name="P4">
<draw:frame draw:style-name="fr1" draw:name="Image171" text:anchor-type="as-char" svg:width="6.9236in" svg:height="3.956343in" draw:z-index="0">
<draw:image xlink:href="../Images/yкринформ/2023-07-12T21-17-00-03-00/630_360_1606428255-945.jpg" xlink:type="simple" xlink:show="embed" xlink:actuate="onLoad" draw:mime-type="image/jpeg"/>
</draw:frame>
Greek Prime Minister Kiriakos Michotakis and Turkish President Recep Tayip Erdoganna NATO Summit fields in Vilnius agreed to restore negotiations and sizes to strengthen confidence in relations between countries.</text:p>
      <text:p text:style-name="P4">
As Ukrinform reports, it reports <text:a xlink:type="simple" xlink:href="http://www.reuters.com/world/leaders-turkey-greece-vow-repair-ties-after-year-tension-2023-07-12/" text:style-name="Internet_20_link" text:visited-style-name="Visited_20_Internet_20_Link">
Reuters</text:a>
.</text:p>
      <text:p text:style-name="P4">
"In favor of both countries, so that a positive climate formed in bilateral relations in recent months has continuity and consistency. The sages have agreed to develop a positive impulse and to activate numerous channels between the two countries in the near future," the identical statements said.</text:p>
      <text:p text:style-name="P4">
Erdogan and Michotakis have also agreed that the next high -level radiation meeting is a mechanism that two countries created in 2010 for rapprochement - will take place in the fall in the city of Thessaloniki in North Greece.</text:p>
      <text:p text:style-name="P4">
<text:span text:style-name="T4">
 Read also: </text:span>
 <text:a xlink:type="simple" xlink:href="https://www.ukrinform.ua/rubric-world/3727871-micotakis-rozpocav-drugu-kadenciu-premera-grecii.html" text:style-name="Internet_20_link" text:visited-style-name="Visited_20_Internet_20_Link">
<text:span text:style-name="T4">
 Maratokis </text:span>
 started the second cadence of Prime Minister Greece</text:a>
It is known that between Turkey and Greece, two NATO allies, for decades, there have been disputes against a number of problems, including the borders of continental shelf, energy resources, flights over the Aegean Sea, and Cyprus.</text:p>
      <text:p text:style-name="P4">
Last year, Turkish President stopped bilateral negotiations due to aircraft violations and after the accusations of Prime Minister of Greece in pressure on the United States to block the sell of F-16 fighter fighters.</text:p>
      <text:p text:style-name="P4">
<text:span text:style-name="T4">
 Read also: </text:span>
 <text:a xlink:type="simple" xlink:href="https://www.ukrinform.ua/rubric-world/3734111-misel-ta-erdogan-domovilisa-pro-pozvavlenna-vidnosin-miz-tureccinou-i-es.html" text:style-name="Internet_20_link" text:visited-style-name="Visited_20_Internet_20_Link">
Michelle and <text:span text:style-name="T4">
 Erdogan </text:span>
 agreed on the revival of relations between Turkey and the EU</text:a>
Relations between Athens and Ankara have improved when <text:a xlink:type="simple" xlink:href="https://www.ukrinform.ua/tag-grecia" text:style-name="Internet_20_link" text:visited-style-name="Visited_20_Internet_20_Link">
Greece</text:a>
One of the first was the rescue parsing after a destructive earthquake in Turkey in February this year.</text:p>
      <text:p text:style-name="P4">
The meeting of Michotakis with Erdogan in the fields of NATO summit in Vilnius became the first stored last year.</text:p>
      <text:p text:style-name="P4">
As reported by Ukrinform, the NATO summit took place on July 11-12 in the capital of Lithuania.</text:p>
      <text:p text:style-name="P4">
News Source: <text:a xlink:type="simple" xlink:href="https://www.ukrinform.ua/rubric-world/3735080-grecia-j-tureccina-u-vilnusi-domovilisa-nalagoditi-vidnosini.html" text:style-name="Internet_20_link" text:visited-style-name="Visited_20_Internet_20_Link">
https://www.ukrinform.ua/rubric-world/3735080-grecia-j-tureccina-u-vilnusi-domovilisa-nalagoditi-vidnosini.html</text:a>
</text:p>
      <!--NEWS-->
      <text:h text:style-name="P10" text:outline-level="1">
<text:span text:style-name="T4">
Putin is still mistakenly believed to be able to survive Ukraine - Biden</text:span>
</text:h>
      <text:p text:style-name="P4">
Authors: Ukrinform (Person)</text:p>
      <text:p text:style-name="P4">
Publisher: Укринформ (Organization)</text:p>
      <text:p text:style-name="P4">
Published Time: 2023-07-12T21:26:00+03:00</text:p>
      <text:p text:style-name="P4">
Modified Time: 2023-07-12T21:26:00+03:00</text:p>
      <text:p text:style-name="P4">
Description: The United States, which united other countries to support Ukraine in the face of confrontation between Russian aggression, will not shake in their dedication to protect Ukrainians, as well as defending democracy and freedom. - Ukrinform.</text:p>
      <text:p text:style-name="P4">
Images: ['<text:a xlink:type="simple" xlink:href="https://static.ukrinform.com/photos/2023_07/thumb_files/630_360_1689174454-137.jpg" text:style-name="Internet_20_link" text:visited-style-name="Visited_20_Internet_20_Link">
630_360_16891...</text:a>
']</text:p>
      <text:p text:style-name="P4">
Tags: ['Байден', 'Саміт НАТО', 'Україна', 'Війна з Росією']</text:p>
      <text:p text:style-name="P4">
Type: Article</text:p>
      <!--METADATA-->
      <text:p text:style-name="P4">
<draw:frame draw:style-name="fr1" draw:name="Image172" text:anchor-type="as-char" svg:width="6.9236in" svg:height="3.956343in" draw:z-index="0">
<draw:image xlink:href="../Images/yкринформ/2023-07-12T21-26-00-03-00/630_360_1689174454-137.jpg" xlink:type="simple" xlink:show="embed" xlink:actuate="onLoad" draw:mime-type="image/jpeg"/>
</draw:frame>
The combination that united other countries to support Ukraine in the face of confrontation between Russian aggression will not be shaken in their dedication to protect Ukrainians, as well as upholding democracy and freedom.</text:p>
      <text:p text:style-name="P4">
This was stated during a speech at Vilnius University President Jobiden, reports Ukrinform's own correspondent.</text:p>
      <text:p text:style-name="P4">
“We will not shy in this. I mean that our dedication to Ukraine is unlawful, ”said the head of the White House ..</text:p>
      <text:p text:style-name="P4">
Biden emphasized that the United States "will defend the will and freedom, tomorrow, and until it is needed."</text:p>
      <text:p text:style-name="P4">
<text:span text:style-name="T4">
 Read also: </text:span>
 <text:a xlink:type="simple" xlink:href="https://www.ukrinform.ua/rubric-polytics/3735018-zelenskij-zustric-iz-bajdenom-trivala-sonajmense-vdvici-dovse-niz-planuvalosa.html" text:style-name="Internet_20_link" text:visited-style-name="Visited_20_Internet_20_Link">
Zelensky: Meeting with <text:span text:style-name="T4">
 Biden </text:span>
 ohm lasted at least long as long as planned</text:a>
He stressed that despite the terrible atrocities, including the crimes of counter -mobility, which Russia has committed for almost a year and a half in Ukraine, the Ukrainian people remain indivisible.</text:p>
      <text:p text:style-name="P4">
“Ukraine remains independent and courageous. And the United States has created a coalition of more than 50 countries to be certain that Ukraine has the opportunity to defend the Izaraz, and in the future, ”the American leader said.</text:p>
      <text:p text:style-name="P4">
He also stated that Russia has not yet shown the interest of the war.</text:p>
      <text:p text:style-name="P4">
“Putin still mistakenly thinks that Ukraine can survive. He can't believe that it's their(Ukrainian - ed.)Earth, their country and their future. And even so much time Putin still doubts our endurance, ”said <text:a xlink:type="simple" xlink:href="https://www.ukrinform.ua/tag-bajden" text:style-name="Internet_20_link" text:visited-style-name="Visited_20_Internet_20_Link">
Biden</text:a>
.</text:p>
      <text:p text:style-name="P4">
<text:span text:style-name="T4">
 Read also: </text:span>
 <text:a xlink:type="simple" xlink:href="https://www.ukrinform.ua/rubric-polytics/3735004-bajden-cekau-z-neterpinnam-sobi-vidsvatkuvati-oficijne-clenstvo-ukraini-v-nato.html" text:style-name="Internet_20_link" text:visited-style-name="Visited_20_Internet_20_Link">
<text:span text:style-name="T4">
 Biden </text:span>
: I look forward to celebrating the official membership of Ukraine in NATO</text:a>
In this connection, the US President stressed that America, allies and partners will protect democratic values and freedoms.</text:p>
      <text:p text:style-name="P4">
As reported by Ukrinform, NATO summit took place in Vilnius on July 11-12. It was attended by President of Ukraine Volodymyr Zelensky, who participated in the summit and held bilateral meetings with foreign leaders.</text:p>
      <text:p text:style-name="P4">
<text:span text:style-name="T5">
Foto: op</text:span>
</text:p>
      <text:p text:style-name="P4">
News Source: <text:a xlink:type="simple" xlink:href="https://www.ukrinform.ua/rubric-polytics/3735084-putin-dosi-pomilkovo-vvazae-so-zmoze-pereziti-ukrainu-bajden.html" text:style-name="Internet_20_link" text:visited-style-name="Visited_20_Internet_20_Link">
https://www.ukrinform.ua/rubric-polytics/3735084-putin-dosi-pomilkovo-vvazae-so-zmoze-pereziti-ukrainu-bajden.html</text:a>
</text:p>
      <!--NEWS-->
      <text:h text:style-name="P10" text:outline-level="1">
<text:span text:style-name="T4">
Her Zhpapa discussed the security situation in the Black Sea region with an American colleague</text:span>
</text:h>
      <text:p text:style-name="P4">
Authors: Ukrinform (Person)</text:p>
      <text:p text:style-name="P4">
Publisher: Укринформ (Organization)</text:p>
      <text:p text:style-name="P4">
Published Time: 2023-07-12T21:32:27+03:00</text:p>
      <text:p text:style-name="P4">
Modified Time: 2023-07-12T21:32:27+03:00</text:p>
      <text:p text:style-name="P4">
Description: The Commander of the Navy of the Armed Forces of Ukraine, Viecadmiral Alexei Zhpapa, discussed with the commander of the 6th Navy Navy, Viceadmiral Thomas Ishaya Security situation in the Black Sea region and possible ways to improve it. - Ukrinform.</text:p>
      <text:p text:style-name="P4">
Images: ['<text:a xlink:type="simple" xlink:href="https://static.ukrinform.com/photos/2023_04/thumb_files/630_360_1682757718-905.jpg" text:style-name="Internet_20_link" text:visited-style-name="Visited_20_Internet_20_Link">
630_360_16827...</text:a>
']</text:p>
      <text:p text:style-name="P4">
Tags: ['США', 'ВМС України', 'Неїжпапа']</text:p>
      <text:p text:style-name="P4">
Type: Article</text:p>
      <!--METADATA-->
      <text:p text:style-name="P4">
<draw:frame draw:style-name="fr1" draw:name="Image173" text:anchor-type="as-char" svg:width="6.9236in" svg:height="3.956343in" draw:z-index="0">
<draw:image xlink:href="../Images/yкринформ/2023-07-12T21-32-27-03-00/630_360_1682757718-905.jpg" xlink:type="simple" xlink:show="embed" xlink:actuate="onLoad" draw:mime-type="image/jpeg"/>
</draw:frame>
The Commander-in-Chief of the Armed Forces of Ukraine, Viceadmiral Alexei Zhpapa, agreed with the commander of the 6th Fleet of the US Navy, Viceadmiral Thomas Ishi-Safety in the Black Sea region and possible ways to improve it.</text:p>
      <text:p text:style-name="P4">
According to Ukrinform, the Navy press service reported in <text:a xlink:type="simple" xlink:href="https://t.me/ukrainian_navy/3646" text:style-name="Internet_20_link" text:visited-style-name="Visited_20_Internet_20_Link">
telegram</text:a>
.</text:p>
      <text:p text:style-name="P4">
The commander's meeting took place in videoconference mode.</text:p>
      <text:p text:style-name="P4">
Among the topics discussed were the results of this year's exercises Sea Breeze Hippodalsha training of personnel.</text:p>
      <text:p text:style-name="P4">
<text:span text:style-name="T4">
 Read also: </text:span>
 <text:a xlink:type="simple" xlink:href="https://www.ukrinform.ua/rubric-ato/3730629-pri-stvorenni-korpusu-morskoi-pihoti-bude-zbilsena-kilkist-brigad-neizpapa.html" text:style-name="Internet_20_link" text:visited-style-name="Visited_20_Internet_20_Link">
when creating a marine infantry building will be increased by the brigades - <text:span text:style-name="T4">
 her Zhpapa </text:span>
</text:a>
As reported by Ukrinform, Ukraine is preparing for the first occasion to resolve a mine operation from the Black Sea clearing. According to the Viceadmira, she was in the future of the mine process <text:a xlink:type="simple" xlink:href="https://www.ukrinform.ua/rubric-ato/3730461-neizpapa-gotuemosa-sob-rozpocati-operaciu-z-rozcisenna-vid-min-cornogo-mora.html" text:style-name="Internet_20_link" text:visited-style-name="Visited_20_Internet_20_Link">
can be used</text:a>
NATO countries.</text:p>
      <text:p text:style-name="P4">
Photo: Navy of the Armed Forces</text:p>
      <text:p text:style-name="P4">
News Source: <text:a xlink:type="simple" xlink:href="https://www.ukrinform.ua/rubric-ato/3735085-neizpapa-obgovoriv-bezpekovu-situaciu-v-cornomorskomu-regioni-z-amerikanskim-kolegou.html" text:style-name="Internet_20_link" text:visited-style-name="Visited_20_Internet_20_Link">
https://www.ukrinform.ua/rubric-ato/3735085-neizpapa-obgovoriv-bezpekovu-situaciu-v-cornomorskomu-regioni-z-amerikanskim-kolegou.html</text:a>
</text:p>
      <!--NEWS-->
      <text:h text:style-name="P10" text:outline-level="1">
<text:span text:style-name="T4">
The Ministry of Health told that patients will receive in the event of a draft law on Medkanabis</text:span>
</text:h>
      <text:p text:style-name="P4">
Authors: Ukrinform (Person)</text:p>
      <text:p text:style-name="P4">
Publisher: Укринформ (Organization)</text:p>
      <text:p text:style-name="P4">
Published Time: 2023-07-12T21:38:17+03:00</text:p>
      <text:p text:style-name="P4">
Modified Time: 2023-07-12T21:38:17+03:00</text:p>
      <text:p text:style-name="P4">
Description: In the event of a bill on medical cannabis, patients will be able to access medicines that have long been used in the world for a number of diseases and have proven effective. - Ukrinform.</text:p>
      <text:p text:style-name="P4">
Images: ['<text:a xlink:type="simple" xlink:href="https://static.ukrinform.com/photos/2023_04/thumb_files/630_360_1680798374-958.jpg" text:style-name="Internet_20_link" text:visited-style-name="Visited_20_Internet_20_Link">
630_360_16807...</text:a>
']</text:p>
      <text:p text:style-name="P4">
Tags: ['МОЗ', 'Канабіс', 'Ігор Кузін']</text:p>
      <text:p text:style-name="P4">
Type: Article</text:p>
      <!--METADATA-->
      <text:p text:style-name="P4">
<draw:frame draw:style-name="fr1" draw:name="Image174" text:anchor-type="as-char" svg:width="6.9236in" svg:height="3.956343in" draw:z-index="0">
<draw:image xlink:href="../Images/yкринформ/2023-07-12T21-38-17-03-00/630_360_1680798374-958.jpg" xlink:type="simple" xlink:show="embed" xlink:actuate="onLoad" draw:mime-type="image/jpeg"/>
</draw:frame>
In the case of a bill on medical cannabis, patients will be able to get accesso drugs that have long been used in the world for a number of diseases and have proven effective.</text:p>
      <text:p text:style-name="P4">
The Deputy Minister of Health, Chief State Sanitary Doctor Igor Kuzin, said this in a comment to Ukrinform.</text:p>
      <text:p text:style-name="P4">
"The use of medical cannabis, medicines based on it is elaborated world practice. Ukraine is not the first to decide that medical cannabis products should be in the pharmaceutical market. 56 countries have decided to use the use Regulating the circulation of the plant shell will essentially help Ukraine to create conditions for our patients to have an access to medical cannabis and hemp preparations for use in cover, "Kuzin said.</text:p>
      <text:p text:style-name="P4">
<text:span text:style-name="T4">
 Read also: </text:span>
 <text:a xlink:type="simple" xlink:href="https://www.ukrinform.ua/rubric-society/3730967-medicnij-kanabis-moz-ocikue-so-zakonoproekt-nezabarom-bude-na-golosuvanni-v-radi.html" text:style-name="Internet_20_link" text:visited-style-name="Visited_20_Internet_20_Link">
Medical <text:span text:style-name="T4">
 Cannab </text:span>
 IP: The Ministry of Health expects the law to vote in the Council</text:a>
According to him, in the world medicines based on medical cannabisuvisuvic is used for a very wide range of patients, in particular with neurological problems, cancer, mental problems.</text:p>
      <text:p text:style-name="P4">
"These are neurological diseases, such as sclerosis, epilepsy, disease, drug addiction or problems of a mental nature, then used substitution therapy for opioids, stimulants or post -traumatic stress disorders. Chronic pain, which is difficult to treat standard treatment protocols, palliative help relief of symptoms, especially for cancer patients who are in the last phase of the disease. Therefore, drugs based on medical cannabis can be observed for a very wide group of patients, "Kuzin explained.</text:p>
      <text:p text:style-name="P4">
He stressed that the really resin of cannabis, extracts containing tetrahydrocanabinol, is a narcotic drug, but the law regulates the muscular supervision of the circulation of such drugs.</text:p>
      <text:p text:style-name="P4">
*!(https://www.ukrinform.ua/rubric-society/3693910-zakonoproekt-pro-medicnij-kanabis-peredbacae-posilenij-kontrol-policii-za-jogo-obigom-deputat.html)</text:p>
      <text:p text:style-name="P4">
At the same time, according to him, although the bill opens the opportunity for patients to obtain such drugs, it will be necessary to make changes in the medical practice in medical practitioners to the protocols of treatment and adjustment or importation or import of such drugs.</text:p>
      <text:p text:style-name="P4">
"The relevant national protocols of reporting groups of diseases: neurological, drug addiction, mental, palliative care or chronic pain should be adapted and updated. Such protocols should be updated by the respective drug groups. Supporters or producers of such medicines should also appear. Still, domestic production. Growing medical cannabis in Ukraine is additional workplaces, it is the development of a pharmaceutical sector, production, and the bill stimulates it, ”Kuzin said.</text:p>
      <text:p text:style-name="P4">
If a dosage form or a ready -made medicinal product will appear, he added, then the appropriate procedure of registration will be carried out and this drug can be on the market.</text:p>
      <text:p text:style-name="P4">
The Chief State Sanitary Doctor noted: "As long as the Ukrainian pharmaceutical producer is undergoing such registration, it will be possible to temporarily use preparations of foreign production that are used in the world. And, accordingly, they have a registration or FDA(Food Drug Administration), or other regulator of a patient of Europe or the world. The availability of drugs will depend on factors. In Ukraine, the circulation of medicines that are constantly realized. And we expect that the adoption of this law is also to build a link to international companies that Ukraine is ready for the introduction of such medical means, and the share of international companies will also begin to register their own medical means in the territory of Ukraine. If such drugs are provided in humanitarian aid, it is quite possible because it is possible to use unregistered drugs for emergency response to emergency situations. In fact, there are many, but with the adoption of this law, it will be a significant impetus, including the Grand of the World Phamsh Community. "The updated version of the Law on the Legalization of Medical Cannabis in Ukraine provides for increased control of the National Police in circulation of the corresponding drugs.</text:p>
      <text:p text:style-name="P4">
News Source: <text:a xlink:type="simple" xlink:href="https://www.ukrinform.ua/rubric-society/3735087-u-moz-rozpovili-so-otrimaut-pacienti-u-razi-uhvalenna-zakonoproektu-pro-medkanabis.html" text:style-name="Internet_20_link" text:visited-style-name="Visited_20_Internet_20_Link">
https://www.ukrinform.ua/rubric-society/3735087-u-moz-rozpovili-so-otrimaut-pacienti-u-razi-uhvalenna-zakonoproektu-pro-medkanabis.html</text:a>
</text:p>
      <!--NEWS-->
      <text:h text:style-name="P10" text:outline-level="1">
<text:span text:style-name="T4">
The Prime Minister of the Netherlands: Ukraine's future - in NATO</text:span>
</text:h>
      <text:p text:style-name="P4">
Authors: Ukrinform (Person)</text:p>
      <text:p text:style-name="P4">
Publisher: Укринформ (Organization)</text:p>
      <text:p text:style-name="P4">
Published Time: 2023-07-12T21:48:00+03:00</text:p>
      <text:p text:style-name="P4">
Modified Time: 2023-07-12T21:48:00+03:00</text:p>
      <text:p text:style-name="P4">
Description: The Prime Minister of the Netherlands Mark Rutte said that cooperation with Ukraine is growing at all levels, and the future of our country is in the North Atlantic Alliance. - Ukrinform.</text:p>
      <text:p text:style-name="P4">
Images: ['<text:a xlink:type="simple" xlink:href="https://static.ukrinform.com/photos/2023_07/thumb_files/630_360_1689187632-324.jpg" text:style-name="Internet_20_link" text:visited-style-name="Visited_20_Internet_20_Link">
630_360_16891...</text:a>
']</text:p>
      <text:p text:style-name="P4">
Tags: ['Нідерланди', 'Рютте', 'Саміт НАТО', 'Україна', 'Війна з Росією']</text:p>
      <text:p text:style-name="P4">
Type: Article</text:p>
      <!--METADATA-->
      <text:p text:style-name="P4">
<draw:frame draw:style-name="fr1" draw:name="Image175" text:anchor-type="as-char" svg:width="6.9236in" svg:height="3.956343in" draw:z-index="0">
<draw:image xlink:href="../Images/yкринформ/2023-07-12T21-48-00-03-00/630_360_1689187632-324.jpg" xlink:type="simple" xlink:show="embed" xlink:actuate="onLoad" draw:mime-type="image/jpeg"/>
</draw:frame>
The Prime Minister of the Netherlands Mark Rutte has stated that cooperation with Ukraine is growing in the way, and the future of our country is in the North Atlantic Alliance.</text:p>
      <text:p text:style-name="P4">
According to Ukrinform, Rutte wrote about it in <text:a xlink:type="simple" xlink:href="http://twitter.com/MinPres/status/1679128238126145537" text:style-name="Internet_20_link" text:visited-style-name="Visited_20_Internet_20_Link">
Twitter</text:a>
.</text:p>
      <text:p text:style-name="P4">
“У нас був успішний саміт НАТО, де ми підтвердили нашу незмінну підтримкуУкраїни – і словом, і ділом. І ми нарощуємо співпрацю з Україною на всіхрівнях. Давайте будемо чіткі: майбутнє України – в НАТО”, - зазначив він.</text:p>
      <text:p text:style-name="P4">
За словами глави уряду Нідерландів, Україна може розраховувати надовгострокову військову підтримку: “Таким чином ми допомагаємо Україністворювати армію, здатну протистояти російській загрозі та діяти застандартами НАТО”.</text:p>
      <text:p text:style-name="P4">
Рютте також підкреслив, що війна РФ проти України показала, що оборона істримування вимагають від усіх членів НАТО постійної відданості тазосередженості.</text:p>
      <text:p text:style-name="P4">
<text:span text:style-name="T4">
Читайте також:</text:span>
 <text:a xlink:type="simple" xlink:href="https://www.ukrinform.ua/rubric-polytics/3734423-rutte-perspektiva-vstupu-ukraini-do-nato-e-ale-koli-nemozlivo-peredbaciti.html" text:style-name="Internet_20_link" text:visited-style-name="Visited_20_Internet_20_Link">
 <text:span text:style-name="T4">
Рютте</text:span>
 : Перспектива вступу України до НАТО є, алеколи - неможливо передбачити </text:a>
"That is why the collective defense plans that we approved at this summit for the first time are for a long time, it is such a significant step," he wrote.</text:p>
      <text:p text:style-name="P4">
The Prime Minister of the Netherlands added that “NATO is the cornerstone of our safety, and Indicher is proud of it is part of it. Therefore, I think of honor that in 2025 the Netherlands for the first time in the history of our Alliance will become a country that accepts <text:a xlink:type="simple" xlink:href="https://www.ukrinform.ua/tag-samit-nato" text:style-name="Internet_20_link" text:visited-style-name="Visited_20_Internet_20_Link">
NATO summit</text:a>
”.</text:p>
      <text:p text:style-name="P4">
<text:span text:style-name="T4">
 Read also: </text:span>
 <text:a xlink:type="simple" xlink:href="https://www.ukrinform.ua/rubric-polytics/3734423-rutte-perspektiva-vstupu-ukraini-do-nato-e-ale-koli-nemozlivo-peredbaciti.html" text:style-name="Internet_20_link" text:visited-style-name="Visited_20_Internet_20_Link">
<text:span text:style-name="T4">
 Rutte </text:span>
: The prospect of Ukraine's accession to NATO is, but but - it is impossible to predict</text:a>
As reported by Ukrinform, on July 11-12 in the capital of Lithuania, a Self -Atlantic Alliance took place, which was announced on the creation of the Rada - NATO.</text:p>
      <text:p text:style-name="P4">
President Volodymyr Zelenskyy noted that Ukraine appreciates the recognition that it is unnecessary to the Alliance and called it good results of the summit.</text:p>
      <text:p text:style-name="P4">
In the fields of the NATO summit, the leaders of the Seven Group countries agreed "a joint declaration on Ukraine's support.</text:p>
      <text:p text:style-name="P4">
<text:span text:style-name="T5">
Foto: twitter.com/minpres</text:span>
</text:p>
      <text:p text:style-name="P4">
News Source: <text:a xlink:type="simple" xlink:href="https://www.ukrinform.ua/rubric-polytics/3735095-premer-niderlandiv-majbutne-ukraini-v-nato.html" text:style-name="Internet_20_link" text:visited-style-name="Visited_20_Internet_20_Link">
https://www.ukrinform.ua/rubric-polytics/3735095-premer-niderlandiv-majbutne-ukraini-v-nato.html</text:a>
</text:p>
      <!--NEWS-->
      <text:h text:style-name="P10" text:outline-level="1">
<text:span text:style-name="T4">
Defense forces advanced on the southern flank near Bakhmut - painter</text:span>
</text:h>
      <text:p text:style-name="P4">
Authors: Ukrinform (Person)</text:p>
      <text:p text:style-name="P4">
Publisher: Укринформ (Organization)</text:p>
      <text:p text:style-name="P4">
Published Time: 2023-07-12T21:53:00+03:00</text:p>
      <text:p text:style-name="P4">
Modified Time: 2023-07-12T21:53:00+03:00</text:p>
      <text:p text:style-name="P4">
Description: On July 12, the Defense Forces of Ukraine advanced on the southern flank near Bakhmut and fixed on the busy borders. - Ukrinform.</text:p>
      <text:p text:style-name="P4">
Images: ['<text:a xlink:type="simple" xlink:href="https://static.ukrinform.com/photos/2023_06/thumb_files/630_360_1687924444-428.jpg" text:style-name="Internet_20_link" text:visited-style-name="Visited_20_Internet_20_Link">
630_360_16879...</text:a>
']</text:p>
      <text:p text:style-name="P4">
Tags: ['Бахмут', 'ЗСУ', 'Війна з Росією', 'Ганна Маляр']</text:p>
      <text:p text:style-name="P4">
Type: Article</text:p>
      <!--METADATA-->
      <text:p text:style-name="P4">
<draw:frame draw:style-name="fr1" draw:name="Image176" text:anchor-type="as-char" svg:width="6.9236in" svg:height="3.956343in" draw:z-index="0">
<draw:image xlink:href="../Images/yкринформ/2023-07-12T21-53-00-03-00/630_360_1687924444-428.jpg" xlink:type="simple" xlink:show="embed" xlink:actuate="onLoad" draw:mime-type="image/jpeg"/>
</draw:frame>
On July 12, the forces of Ukraine advanced on the southern flank near Bakhmut are hidden on busy borders.</text:p>
      <text:p text:style-name="P4">
This was reported by Deputy Minister of Defense Anna Malyar in <text:a xlink:type="simple" xlink:href="http://t.me/annamaliar/927" text:style-name="Internet_20_link" text:visited-style-name="Visited_20_Internet_20_Link">
telegram</text:a>
, reports Ukrinform.</text:p>
      <text:p text:style-name="P4">
"In the Bakhmut direction on the southern flank around Bakhmut, we are today promoted. There is a promotion. Now our defenders are fixed on the cars," she wrote.</text:p>
      <text:p text:style-name="P4">
Also today, the forces of defense were holding on the offensive of the Russian troops of Nazupyansky, Lyman, Avdiiv and Mariinsky.</text:p>
      <text:p text:style-name="P4">
"Successfully. The enemy has not advanced. Heavy battles continue," the painter said.</text:p>
      <text:p text:style-name="P4">
In the south, the forces of defense today continued the offensive operation of the Tselitopol and Berdyansk directions.</text:p>
      <text:p text:style-name="P4">
According to the Deputy Minister, the military is performing many tasks aimed at weakening the enemy and working out the situation for further actions.</text:p>
      <text:p text:style-name="P4">
<text:span text:style-name="T4">
 Read also: </text:span>
 <text:a xlink:type="simple" xlink:href="https://www.ukrinform.ua/rubric-ato/3734634-zsu-maut-uspih-u-nastupi-na-dvoh-napramkah-bila-bahmuta-genstab.html" text:style-name="Internet_20_link" text:visited-style-name="Visited_20_Internet_20_Link">
Armed Forces are successful in the offensive in two directions near <text:span text:style-name="T4">
 Bakhmut </text:span>
 a - General Staff</text:a>
"In recent weeks, our defenders in the south have significantly undermined the offensive and the options(https://www.ukrinform.ua/tag-obstril)Now she has declined, " - said the painter.</text:p>
      <text:p text:style-name="P4">
As reported by Ukrinform, Russian invaders <text:a xlink:type="simple" xlink:href="http://www.ukrinform.ua/rubric-ato/3735035-vazki-boi-jdut-na-pati-napramkah-frontu-22-zitknenna-za-dobu.html" text:style-name="Internet_20_link" text:visited-style-name="Visited_20_Internet_20_Link">
focused on the main effort</text:a>
at Kupyansk, Lyman, Bakhmut, Avdiiv and Marinsk. During the day there were 22 fighting.</text:p>
      <text:p text:style-name="P4">
News Source: <text:a xlink:type="simple" xlink:href="https://www.ukrinform.ua/rubric-ato/3735100-sili-oboroni-prosunulisa-na-pivdennomu-flanzi-bila-bahmuta-malar.html" text:style-name="Internet_20_link" text:visited-style-name="Visited_20_Internet_20_Link">
https://www.ukrinform.ua/rubric-ato/3735100-sili-oboroni-prosunulisa-na-pivdennomu-flanzi-bila-bahmuta-malar.html</text:a>
</text:p>
      <!--NEWS-->
      <text:h text:style-name="P10" text:outline-level="1">
<text:span text:style-name="T4">
In Mariupol there are explosions - Andryushchenko</text:span>
</text:h>
      <text:p text:style-name="P4">
Authors: Ukrinform (Person)</text:p>
      <text:p text:style-name="P4">
Publisher: Укринформ (Organization)</text:p>
      <text:p text:style-name="P4">
Published Time: 2023-07-12T21:57:15+03:00</text:p>
      <text:p text:style-name="P4">
Modified Time: 2023-07-12T21:57:15+03:00</text:p>
      <text:p text:style-name="P4">
Description: In the temporarily occupied army of the Russian Federation Mariupol, explosions are heard. - Ukrinform.</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Вибух', 'Війна з Росією']</text:p>
      <text:p text:style-name="P4">
Type: Article</text:p>
      <!--METADATA-->
      <text:p text:style-name="P4">
<draw:frame draw:style-name="fr1" draw:name="Image177" text:anchor-type="as-char" svg:width="6.9236in" svg:height="3.956343in" draw:z-index="0">
<draw:image xlink:href="../Images/yкринформ/2023-07-12T21-57-15-03-00/630_360_1680546247-363.jpg" xlink:type="simple" xlink:show="embed" xlink:actuate="onLoad" draw:mime-type="image/jpeg"/>
</draw:frame>
In the temporarily occupied army of the Russian Federation Mariupol, explosions are heard.  He wrote about it in <text:a xlink:type="simple" xlink:href="https://t.me/andriyshTime/11521" text:style-name="Internet_20_link" text:visited-style-name="Visited_20_Internet_20_Link">
telegram</text:a>
Advisor to Merimariupol Petro Andryushchenko, reports Ukrinform.</text:p>
      <text:p text:style-name="P4">
“In Mariupol there are explosions. The occupiers have taken a plate about air defense, the local reports on the loud sound from the western direction to the east(from Zaporozhye towards the Left Bank)But the simultaneous attempt to intercept something in the air, ”the post reads.</text:p>
      <text:p text:style-name="P4">
*!(https://www.ukrinform.ua/rubric-regions/3734755-u-mariupoli-pokazali-telesuzet-de-kolaborant-govorit-pro-vikradenna-ukrainskih-ditej.html)It is noted that on the coast in the Mariupol district is actively operating anviation and air defense of Russian invaders.</text:p>
      <text:p text:style-name="P4">
As reported by Ukrinform, in Mariupol <text:a xlink:type="simple" xlink:href="https://www.ukrinform.ua/rubric-regions/3733970-u-mariupoli-rosiani-oblastovuut-skladi-z-boekomplektami-posered-zitlovoi-zabudovi.html" text:style-name="Internet_20_link" text:visited-style-name="Visited_20_Internet_20_Link">
invaders began to equip BC in the midst of residential multi -apartment buildings</text:a>
 .</text:p>
      <text:p text:style-name="P4">
News Source: <text:a xlink:type="simple" xlink:href="https://www.ukrinform.ua/rubric-ato/3735097-u-mariupoli-lunaut-vibuhi-andrusenko.html" text:style-name="Internet_20_link" text:visited-style-name="Visited_20_Internet_20_Link">
https://www.ukrinform.ua/rubric-ato/3735097-u-mariupoli-lunaut-vibuhi-andrusenko.html</text:a>
</text:p>
      <!--NEWS-->
      <text:h text:style-name="P10" text:outline-level="1">
<text:span text:style-name="T4">
Ukrainian arbitrators are appointed at the UEFA Conference League match</text:span>
</text:h>
      <text:p text:style-name="P4">
Authors: Ukrinform (Person)</text:p>
      <text:p text:style-name="P4">
Publisher: Укринформ (Organization)</text:p>
      <text:p text:style-name="P4">
Published Time: 2023-07-12T21:59:00+03:00</text:p>
      <text:p text:style-name="P4">
Modified Time: 2023-07-12T22:59:00+03:00</text:p>
      <text:p text:style-name="P4">
Description: At once, two brigades of Ukrainian football arbitrators will work in matches in response to the first Qualification Round of the UEFA Conference League of the 20123/24, which will take place on July 20. - Ukrinform.</text:p>
      <text:p text:style-name="P4">
Images: ['<text:a xlink:type="simple" xlink:href="https://static.ukrinform.com/photos/2023_07/thumb_files/630_360_1689191991-230.jpg" text:style-name="Internet_20_link" text:visited-style-name="Visited_20_Internet_20_Link">
630_360_16891...</text:a>
']</text:p>
      <text:p text:style-name="P4">
Tags: ['Футбол', 'Судді', 'Ліга конференцій УЄФА']</text:p>
      <text:p text:style-name="P4">
Type: Article</text:p>
      <!--METADATA-->
      <text:p text:style-name="P4">
<draw:frame draw:style-name="fr1" draw:name="Image178" text:anchor-type="as-char" svg:width="6.9236in" svg:height="3.956343in" draw:z-index="0">
<draw:image xlink:href="../Images/yкринформ/2023-07-12T21-59-00-03-00/630_360_1689191991-230.jpg" xlink:type="simple" xlink:show="embed" xlink:actuate="onLoad" draw:mime-type="image/jpeg"/>
</draw:frame>
Immediately, the two-brigades of Ukrainian football arbitrators will work in matches in response to the first Qualification Round of the UEFA Conferences League of the season 20123/24, which will be on July 20.</text:p>
      <text:p text:style-name="P4">
PEABLE GRUE(Estonia)- B-36(Faroe Islands)The judges will be served with Vitaliy Romanov, who will be assisted by Semen Schlonchak Talodimir Vysotsky; The fourth referee - Mykola Balakin, reports Ukrinform.</text:p>
      <text:p text:style-name="P4">
At the Arsenal meeting(Northern Macedonia)- "AZASKTERT"(Armenia)The arbitrators headed by Alexei Derevinsky work. Victor Matyash and Alexander Zhukov will be matched on the lines. The fourth judge is the Yaroslavkozyk.</text:p>
      <text:p text:style-name="P4">
<text:span text:style-name="T4">
 Read also: </text:span>
 <text:a xlink:type="simple" xlink:href="https://www.ukrinform.ua/rubric-sports/3734862-uefa-znacno-rozsirit-zastosuvanna-var-v-evrokubkovih-matcah.html" text:style-name="Internet_20_link" text:visited-style-name="Visited_20_Internet_20_Link">
UEFA will significantly expand VAR application in Eurocup mats</text:a>
We will remind, the fifth team of the Ukrainian Premier League -Poltava "Vorskla" -will start in the second qualifying round of the League of Conference(Slovakia)- “works”(Georgia).</text:p>
      <text:p text:style-name="P4">
Перший матч «Ворскла» проведе 27 липня, другий, на виїзді - 3 серпня.</text:p>
      <text:p text:style-name="P4">
Як повідомлялося, київське «Динамо» стартує у третьому відбірковому раундіЛіги конференцій УЄФА.</text:p>
      <text:p text:style-name="P4">
News Source: <text:a xlink:type="simple" xlink:href="https://www.ukrinform.ua/rubric-sports/3735115-ukrainskih-arbitriv-priznaceno-na-matci-ligi-konferencij-uefa.html" text:style-name="Internet_20_link" text:visited-style-name="Visited_20_Internet_20_Link">
https://www.ukrinform.ua/rubric-sports/3735115-ukrainskih-arbitriv-priznaceno-na-matci-ligi-konferencij-uefa.html</text:a>
</text:p>
      <!--NEWS-->
      <text:h text:style-name="P10" text:outline-level="1">
<text:span text:style-name="T4">
F-16 training: Poland will give Ukrainian pilots its infrastructure</text:span>
</text:h>
      <text:p text:style-name="P4">
Author: ['АРМІЯINFORM']</text:p>
      <text:p text:style-name="P4">
Time: 2023-07-12T22:00:00-04:00</text:p>
      <text:p text:style-name="P4">
Description: Polish to the Ukrainian Pilots access to their forever INFRASTRUSTURATURARY UN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291005_dutch-f-16_gettyimages_new_960x380_0.webp" text:style-name="Internet_20_link" text:visited-style-name="Visited_20_Internet_20_Link">
291005_dutch-f-16_gettyimages_new_960x380_0.webp</text:a>
']</text:p>
      <text:p text:style-name="P4">
Tags: ['F-16', 'АГРЕСІЯ РФ', 'ВТОРГНЕННЯ РФ', 'ДОПОМОГА ПАРТНЕРІВ', 'МАРІУШ БЛАЩАК', 'СВІТ ПІДТРИМУЄ УКРАЇНУ']</text:p>
      <text:p text:style-name="P4">
Category: News</text:p>
      <!--METADATA-->
      <text:p text:style-name="P4">
<draw:frame draw:style-name="fr1" draw:name="Image179" text:anchor-type="as-char" svg:width="6.9236in" svg:height="3.606042in" draw:z-index="0">
<draw:image xlink:href="../ConvertedIMGs/AРМІЯINFORM/2023-07-12T22-00-00-04-00/291005_dutch-f-16_gettyimages_new_960x380_0.png" xlink:type="simple" xlink:show="embed" xlink:actuate="onLoad" draw:mime-type="image/png"/>
</draw:frame>
Poland will give Ukrainian pilots access to its training infrastructure of training at American F-16 fighter jets.</text:p>
      <text:p text:style-name="P4">
This was stated(https://twitter.com/MON_GOV_PL/status/1678779110871691269).</text:p>
      <text:p text:style-name="P4">
Він назвав це рішення ще одним доказом рішучості підтримувати боротьбу Українипроти російського вторгнення.</text:p>
      <text:p text:style-name="P4">
«Зі свого боку я обіцяю свою підтримку, відкриваючи доступ до нашої навчальноїінфраструктури та курсів», — заявив Маріуш Блащак.</text:p>
      <text:p text:style-name="P4">
Нагадаємо, вчора Міністр оборони України Олексій Резніков на саміті НАТО<text:a xlink:type="simple" xlink:href="https://armyinform.com.ua/2023/07/11/ukrayina-sformuvala-koalicziyu-dlya-pidgotovky-pilotiv-na-f-16-oleksij-reznikov/" text:style-name="Internet_20_link" text:visited-style-name="Visited_20_Internet_20_Link">
заявив</text:a>
that Ukraine has formed a coalition of 11 partner states to prepare pilots F-16. The coalition includes: Denmark, Netherlands, Belgium, Canada, Luxembourg, Norway, Poland, Portugal, Romania, Britain and Sweden.</text:p>
      <text:p text:style-name="P4">
News Source: <text:a xlink:type="simple" xlink:href="https://armyinform.com.ua/2023/07/12/navchannya-na-f-16-polshha-nadast-ukrayinskym-pilotam-svoyu-infrastrukturu/" text:style-name="Internet_20_link" text:visited-style-name="Visited_20_Internet_20_Link">
https://armyinform.com.ua/2023/07/12/navchannya-na-f-16-polshha-nadast-ukrayinskym-pilotam-svoyu-infrastrukturu/</text:a>
</text:p>
      <!--NEWS-->
      <text:h text:style-name="P10" text:outline-level="1">
<text:span text:style-name="T4">
Ukrainian startup fund funded 352 teams for $ 8.2 million</text:span>
</text:h>
      <text:p text:style-name="P4">
Authors: Ukrinform (Person)</text:p>
      <text:p text:style-name="P4">
Publisher: Укринформ (Organization)</text:p>
      <text:p text:style-name="P4">
Published Time: 2023-07-12T22:01:18+03:00</text:p>
      <text:p text:style-name="P4">
Modified Time: 2023-07-12T22:01:18+03:00</text:p>
      <text:p text:style-name="P4">
Description: For four years of work, the Ukrainian startup fund has provided $ 8.2 million for 352 teams of innovative developers. - Ukrinform.</text:p>
      <text:p text:style-name="P4">
Images: ['<text:a xlink:type="simple" xlink:href="https://static.ukrinform.com/photos/2019_05/thumb_files/630_360_1558503529-621.jpg" text:style-name="Internet_20_link" text:visited-style-name="Visited_20_Internet_20_Link">
630_360_15585...</text:a>
']</text:p>
      <text:p text:style-name="P4">
Tags: ['Стартап', 'Гроші']</text:p>
      <text:p text:style-name="P4">
Type: Article</text:p>
      <!--METADATA-->
      <text:p text:style-name="P4">
<draw:frame draw:style-name="fr1" draw:name="Image180" text:anchor-type="as-char" svg:width="6.9236in" svg:height="3.956343in" draw:z-index="0">
<draw:image xlink:href="../Images/yкринформ/2023-07-12T22-01-18-03-00/630_360_1558503529-621.jpg" xlink:type="simple" xlink:show="embed" xlink:actuate="onLoad" draw:mime-type="image/jpeg"/>
</draw:frame>
For four years of work, the Ukrainian startup fund has provided $ 8.2 million funding for 352 teams of innovative developers.</text:p>
      <text:p text:style-name="P4">
According to Ukrinform, the press service [fund] reports it(https://usf.com.ua/4-roki-diyalnosti-usf/).</text:p>
      <text:p text:style-name="P4">
According to published data, since July 11, 2019, the Ukrainian Fund of Startups provided $ 8.2 million for innovative programs in the form of grants.</text:p>
      <text:p text:style-name="P4">
<text:span text:style-name="T4">
 Read also: </text:span>
 <text:a xlink:type="simple" xlink:href="https://www.ukrinform.ua/rubric-technology/3733985-ukrainskomu-ipofisu-prodovzili-status-miznarodnogo-posukovogo-organu.html" text:style-name="Internet_20_link" text:visited-style-name="Visited_20_Internet_20_Link">
Ukrainian IP Office continued the status of an international search authority</text:a>
In particular, after February 24, 2022, grants received 33 Ukrainian startups or more suspended their activities.</text:p>
      <text:p text:style-name="P4">
Also, the Ukrainian startup fund headed the rating of the most active funds by investments after a full -scale invasion, making a record of agreements with Ukrainian projects during this time. During 2022, the Graduates of the Fund's Graduates have attracted more than $ 10 million in investments.</text:p>
      <text:p text:style-name="P4">
As it was reported, the Ukrainian Startup Fund became a partner of the European Innovation Council within the framework of the ECOSYSTEM Partnerships and CO-In-Investment Support. The program aims to expand the capabilities of the acceleration by solving the biggest problems for innovators: access to the necessary industry services and attracting private investors.</text:p>
      <text:p text:style-name="P4">
News Source: <text:a xlink:type="simple" xlink:href="https://www.ukrinform.ua/rubric-technology/3735098-ukrainskij-fond-startapiv-profinansuvav-352-komandi-na-82-miljona.html" text:style-name="Internet_20_link" text:visited-style-name="Visited_20_Internet_20_Link">
https://www.ukrinform.ua/rubric-technology/3735098-ukrainskij-fond-startapiv-profinansuvav-352-komandi-na-82-miljona.html</text:a>
</text:p>
      <!--NEWS-->
      <text:h text:style-name="P10" text:outline-level="1">
<text:span text:style-name="T4">
Dynamo has played a draw with Switzerland champion at a meeting in Austria</text:span>
</text:h>
      <text:p text:style-name="P4">
Authors: Ukrinform (Person)</text:p>
      <text:p text:style-name="P4">
Publisher: Укринформ (Organization)</text:p>
      <text:p text:style-name="P4">
Published Time: 2023-07-12T22:05:23+03:00</text:p>
      <text:p text:style-name="P4">
Modified Time: 2023-07-12T22:05:23+03:00</text:p>
      <text:p text:style-name="P4">
Description: Dynamo Kyiv players held another control match at the Austrian town of St. Fight-An-Der-Glan. - Ukrinform.</text:p>
      <text:p text:style-name="P4">
Images: ['<text:a xlink:type="simple" xlink:href="https://static.ukrinform.com/photos/2023_07/thumb_files/630_360_1688500315-489.jpg" text:style-name="Internet_20_link" text:visited-style-name="Visited_20_Internet_20_Link">
630_360_16885...</text:a>
']</text:p>
      <text:p text:style-name="P4">
Tags: ['Динамо', 'Футбол']</text:p>
      <text:p text:style-name="P4">
Type: Article</text:p>
      <!--METADATA-->
      <text:p text:style-name="P4">
<draw:frame draw:style-name="fr1" draw:name="Image181" text:anchor-type="as-char" svg:width="6.9236in" svg:height="3.956343in" draw:z-index="0">
<draw:image xlink:href="../Images/yкринформ/2023-07-12T22-05-23-03-00/630_360_1688500315-489.jpg" xlink:type="simple" xlink:show="embed" xlink:actuate="onLoad" draw:mime-type="image/jpeg"/>
</draw:frame>
Dynamo football players conducted another control match at the assembly of the Vavstrian town of St. Fight-Ant-Der-Glan.</text:p>
      <text:p text:style-name="P4">
As reports <text:a xlink:type="simple" xlink:href="https://fcdynamo.com/" text:style-name="Internet_20_link" text:visited-style-name="Visited_20_Internet_20_Link">
press service</text:a>
On July 12, the Kiev-blue-blue, the people of Kiev, played on July 12 in a draw with Switzerland champion "Yangbois" 3: 3, reports Ukrinform.</text:p>
      <text:p text:style-name="P4">
Vladislav Dubinchak became the authors of the heads in Mircea Lucescu team(9-Town), Benito(23)But Samba Diallo(90+1); In the composition of rivals - Eliya Mishak(19), Jean-Pierre Nsame(37, with a penalty)and Lukash lacquer(66).</text:p>
      <text:p text:style-name="P4">
Наступні контрольні матчі киян заплановано на 16 липня - проти кіпрського«Аріса» та 19 липня - з «Аль-Хіляль» із Саудівської Аравії.</text:p>
      <text:p text:style-name="P4">
<text:span text:style-name="T4">
Читайте також:</text:span>
 <text:a xlink:type="simple" xlink:href="https://www.ukrinform.ua/rubric-sports/3732005-dinamo-rozgromilo-rumunskih-odnoklubnikiv-na-zborah-v-avstrii.html" text:style-name="Internet_20_link" text:visited-style-name="Visited_20_Internet_20_Link">
 « <text:span text:style-name="T4">
Динамо</text:span>
 » розгромило румунських одноклубників назборах в Австрії </text:a>
We will remind, "Dynamo" will start the season in the Ukrainian Premier League(UPL)The Transcarpathian "Mine(Basic Day of the First Tour - July 29).</text:p>
      <text:p text:style-name="P4">
Фото: fcdynamo.com.</text:p>
      <text:p text:style-name="P4">
News Source: <text:a xlink:type="simple" xlink:href="https://www.ukrinform.ua/rubric-sports/3735101-dinamo-zigralo-vniciu-z-cempionom-svejcarii-na-zborah-v-avstrii.html" text:style-name="Internet_20_link" text:visited-style-name="Visited_20_Internet_20_Link">
https://www.ukrinform.ua/rubric-sports/3735101-dinamo-zigralo-vniciu-z-cempionom-svejcarii-na-zborah-v-avstrii.html</text:a>
</text:p>
      <!--NEWS-->
      <text:h text:style-name="P10" text:outline-level="1">
<text:span text:style-name="T4">
In the ZPP, they are preparing to transfer the fourth power unit from a cold to a hot state of stopping - IAEA</text:span>
</text:h>
      <text:p text:style-name="P4">
Authors: Ukrinform (Person)</text:p>
      <text:p text:style-name="P4">
Publisher: Укринформ (Organization)</text:p>
      <text:p text:style-name="P4">
Published Time: 2023-07-12T22:11:43+03:00</text:p>
      <text:p text:style-name="P4">
Modified Time: 2023-07-12T22:11:43+03:00</text:p>
      <text:p text:style-name="P4">
Description: There were no explosives on the territory of Zaporizhzhya NPP, but experts did not access all premises. - Ukrinform.</text:p>
      <text:p text:style-name="P4">
Images: ['<text:a xlink:type="simple" xlink:href="https://static.ukrinform.com/photos/2016_02/thumb_files/630_360_1456158015-9600.jpg" text:style-name="Internet_20_link" text:visited-style-name="Visited_20_Internet_20_Link">
630_360_14561...</text:a>
']</text:p>
      <text:p text:style-name="P4">
Tags: ['МАГАТЕ', 'Запорізька АЕС', 'Війна з Росією']</text:p>
      <text:p text:style-name="P4">
Type: Article</text:p>
      <!--METADATA-->
      <text:p text:style-name="P4">
<draw:frame draw:style-name="fr1" draw:name="Image182" text:anchor-type="as-char" svg:width="6.9236in" svg:height="3.956343in" draw:z-index="0">
<draw:image xlink:href="../Images/yкринформ/2023-07-12T22-11-43-03-00/630_360_1456158015-9600.jpg" xlink:type="simple" xlink:show="embed" xlink:actuate="onLoad" draw:mime-type="image/jpeg"/>
</draw:frame>
The Zaporizhzhya NPPs did not find explosives, but experts have not been available to all premises.</text:p>
      <text:p text:style-name="P4">
According to the Ukrinform correspondent, this is stated in the statement on the site <text:a xlink:type="simple" xlink:href="https://www.iaea.org/newscenter/pressreleases/update-173-iaea-director-general-statement-on-situation-in-ukraine" text:style-name="Internet_20_link" text:visited-style-name="Visited_20_Internet_20_Link">
IAEA</text:a>
.</text:p>
      <text:p text:style-name="P4">
"In recent days, the IAEA experts have continued to inspect the NPPs and have been unsened with mines or explosives, but are still awaiting access to the roofs of the third so -called reactors, where there may be an explosive," the statement may be available.</text:p>
      <text:p text:style-name="P4">
<text:span text:style-name="T4">
 Read also: </text:span>
 <text:a xlink:type="simple" xlink:href="https://www.ukrinform.ua/rubric-economy/3734619-riven-vodi-u-stavkuoholodzuvaci-zaes-stabilnij-energoatom.html" text:style-name="Internet_20_link" text:visited-style-name="Visited_20_Internet_20_Link">
water level in the cooler pond <text:span text:style-name="T4">
 ZPP </text:span>
 stable -energy</text:a>
The IAEA confirmed that two main reservoirs for cooling the reactors conceive a stable water level, which is reduced by only 1-2 cm per day through burning and use. "The station has plenty of water for a few months," "is reported in the daily report.</text:p>
      <text:p text:style-name="P4">
At the same time, the NPP workers are preparing to transfer the 4th Cold Stock Block hot, "after which the 5th power unit, which is now in the hot container mode, will be transferred to a cold stop for preventive work, possible only with cold stop." "Other blocks remain in the cold mode," the international organization assured.</text:p>
      <text:p text:style-name="P4">
To maintain safety, including the treatment of liquid radioactive waste, the station uses a pair produced by one of the hot stops.</text:p>
      <text:p text:style-name="P4">
As reported by Ukrinform, on March 4, 2022, the Russians seized the ZPP.</text:p>
      <text:p text:style-name="P4">
*!(https://www.ukrinform.ua/rubric-ato/3734097-akso-rosia-stvorit-katastrofu-na-zaes-vidpovidalnist-dla-nei-bude-neminucou-derzdep.html)On June 22, 2023, President Volodymyr Zelenskyy declared the plans of the Rosiiva to the station.</text:p>
      <text:p text:style-name="P4">
The Secretary of the National Security and Defense Council Alexei Danilov reported that Ukraine is carefully preparing for any scenarios for the development of the events of the Zaporozhye NPP.</text:p>
      <text:p text:style-name="P4">
On June 30, the Main Directorate of Intelligence of the Ministry of Defense stated that the Russian contingent gradually leaves the territory of the ZPP.*!(https://www.ukrinform.ua/rubric-ato/3733302-ostannij-energoblok-zaes-zalisaetsa-u-stani-garacogo-zupinu-rozvidka.html)On July 4, the Armed Forces of Ukraine officially warned about possible training Russian invaders of provocation for ZPP.</text:p>
      <text:p text:style-name="P4">
News Source: <text:a xlink:type="simple" xlink:href="https://www.ukrinform.ua/rubric-economy/3735103-na-zaes-gotuutsa-perevesti-cetvertij-energoblok-z-holodnogo-v-garacij-stan-zupinu-magate.html" text:style-name="Internet_20_link" text:visited-style-name="Visited_20_Internet_20_Link">
https://www.ukrinform.ua/rubric-economy/3735103-na-zaes-gotuutsa-perevesti-cetvertij-energoblok-z-holodnogo-v-garacij-stan-zupinu-magate.html</text:a>
</text:p>
      <!--NEWS-->
      <text:h text:style-name="P10" text:outline-level="1">
<text:span text:style-name="T4">
Truskavets extinguished a fire at the hotel</text:span>
</text:h>
      <text:p text:style-name="P4">
Authors: Ukrinform (Person)</text:p>
      <text:p text:style-name="P4">
Publisher: Укринформ (Organization)</text:p>
      <text:p text:style-name="P4">
Published Time: 2023-07-12T22:16:00+03:00</text:p>
      <text:p text:style-name="P4">
Modified Time: 2023-07-12T22:16:00+03:00</text:p>
      <text:p text:style-name="P4">
Description: Rescuers eliminated a fire that broke out in one of the hotels in Truskavets in Lviv region. - Ukrinform.</text:p>
      <text:p text:style-name="P4">
Images: ['<text:a xlink:type="simple" xlink:href="https://static.ukrinform.com/photos/2023_07/thumb_files/630_360_1689189075-558.jpg" text:style-name="Internet_20_link" text:visited-style-name="Visited_20_Internet_20_Link">
630_360_16891...</text:a>
']</text:p>
      <text:p text:style-name="P4">
Tags: ['ДСНС', 'Львівщина', 'Пожежа', 'Трускавець']</text:p>
      <text:p text:style-name="P4">
Type: Article</text:p>
      <!--METADATA-->
      <text:p text:style-name="P4">
<draw:frame draw:style-name="fr1" draw:name="Image183" text:anchor-type="as-char" svg:width="6.9236in" svg:height="3.956343in" draw:z-index="0">
<draw:image xlink:href="../Images/yкринформ/2023-07-12T22-16-00-03-00/630_360_1689189075-558.jpg" xlink:type="simple" xlink:show="embed" xlink:actuate="onLoad" draw:mime-type="image/jpeg"/>
</draw:frame>
Rescuers eliminated a fire that broke out in one of the hotels in Truskavin in Lviv region.</text:p>
      <text:p text:style-name="P4">
About it <text:a xlink:type="simple" xlink:href="http://lv.dsns.gov.ua/uk/news/nadzvicaini-podiyi/mtruskavec-riatuvalniki-lokalizuvali-pozezu-v-goteli" text:style-name="Internet_20_link" text:visited-style-name="Visited_20_Internet_20_Link">
reported</text:a>
GUDSNS press service in Lviv region, Ukrinform reports.</text:p>
      <text:p text:style-name="P4">
“At 21:10, the fire is localized as a part of 10 units of the gas -smoke protection service. 70 personnel and 17 units of technical equipment were involved in the ignition, ”the post reads.</text:p>
      <text:p text:style-name="P4">
According to the updated information of the SES, at 21:45 the fire was liquidated.</text:p>
      <text:p text:style-name="P4">
<text:span text:style-name="T4">
 Read also: </text:span>
 <text:a xlink:type="simple" xlink:href="https://www.ukrinform.ua/rubric-kyiv/3733536-u-kievi-likviduvali-pozezu-na-azs.html" text:style-name="Internet_20_link" text:visited-style-name="Visited_20_Internet_20_Link">
in Kiev eliminated <text:span text:style-name="T4">
 fire </text:span>
 at gas station</text:a>
Recall notification of <text:a xlink:type="simple" xlink:href="http://www.ukrinform.ua/tag-pozeza" text:style-name="Internet_20_link" text:visited-style-name="Visited_20_Internet_20_Link">
fire</text:a>
M. Truskavets hotel was released at the rescue service at 17:14. From the hotel 10 people.</text:p>
      <text:p text:style-name="P4">
<text:span text:style-name="T5">
Foto: SNNS</text:span>
</text:p>
      <text:p text:style-name="P4">
News Source: <text:a xlink:type="simple" xlink:href="https://www.ukrinform.ua/rubric-regions/3735104-u-truskavci-zagasili-pozezu-v-goteli.html" text:style-name="Internet_20_link" text:visited-style-name="Visited_20_Internet_20_Link">
https://www.ukrinform.ua/rubric-regions/3735104-u-truskavci-zagasili-pozezu-v-goteli.html</text:a>
</text:p>
      <!--NEWS-->
      <text:h text:style-name="P10" text:outline-level="1">
<text:span text:style-name="T4">
In Odessa, they beat the editor of a local newspaper</text:span>
</text:h>
      <text:p text:style-name="P4">
Authors: Ukrinform (Person)</text:p>
      <text:p text:style-name="P4">
Publisher: Укринформ (Organization)</text:p>
      <text:p text:style-name="P4">
Published Time: 2023-07-12T22:20:15+03:00</text:p>
      <text:p text:style-name="P4">
Modified Time: 2023-07-12T22:20:15+03:00</text:p>
      <text:p text:style-name="P4">
Description: Vladimir Sedov, the newspaper "Visti Ananyevshchyna" was beaten in Odesa region. - Ukrinform.</text:p>
      <text:p text:style-name="P4">
Images: ['<text:a xlink:type="simple" xlink:href="https://static.ukrinform.com/photos/2023_07/thumb_files/630_360_1689189498-958.jpg" text:style-name="Internet_20_link" text:visited-style-name="Visited_20_Internet_20_Link">
630_360_16891...</text:a>
']</text:p>
      <text:p text:style-name="P4">
Tags: ['Бійка', 'Одещина', 'Спілка журналістів']</text:p>
      <text:p text:style-name="P4">
Type: Article</text:p>
      <!--METADATA-->
      <text:p text:style-name="P4">
<draw:frame draw:style-name="fr1" draw:name="Image186" text:anchor-type="as-char" svg:width="6.9236in" svg:height="3.956343in" draw:z-index="0">
<draw:image xlink:href="../Images/yкринформ/2023-07-12T22-20-15-03-00/630_360_1689189498-958.jpg" xlink:type="simple" xlink:show="embed" xlink:actuate="onLoad" draw:mime-type="image/jpeg"/>
</draw:frame>
Vladimir Sedova, the editor of the newspaper "Visti Ananyevshchyna", was erected.</text:p>
      <text:p text:style-name="P4">
This was reported by the National Union of Journalists of Ukraine in <text:a xlink:type="simple" xlink:href="https://t.me/spilkanews/6887" text:style-name="Internet_20_link" text:visited-style-name="Visited_20_Internet_20_Link">
Telegram</text:a>
, reports Ukrinform.</text:p>
      <text:p text:style-name="P4">
«The editor -in -chief(Ananyev, Odessa region)Volodymyr Sedova was beaten today by unknown, said the head of the Odessa Regional Organization of the NSFU Yuri Rabotin, ”the post reads.</text:p>
      <text:p text:style-name="P4">
<text:span text:style-name="T4">
 Read also: </text:span>
 <text:a xlink:type="simple" xlink:href="https://www.ukrinform.ua/rubric-regions/3730912-na-vinniccini-vstanovili-osobi-pidlitkiv-aki-pobili-colovika-i-viklali-video-v-internet.html" text:style-name="Internet_20_link" text:visited-style-name="Visited_20_Internet_20_Link">
in Vinnytsia region installed teenagers who <text:span text:style-name="T4">
 beat </text:span>
 a man and posted a video on the Internet</text:a>
It is noted that the editor connects the beating with journalistic activities. Yes, he told a robotin yesterday about the resonant publication in his edition of the tree in the city center.</text:p>
      <text:p text:style-name="P4">
The Union added that Sedov had applied for an attack on the police and underwent a medical examination. An investigation is underway.</text:p>
      <text:p text:style-name="P4">
As reported by Ukrinform, <text:a xlink:type="simple" xlink:href="https://www.ukrinform.ua/rubric-kyiv/3721757-u-kievi-pid-cas-zjomki-suzetu-pobili-zurnalista-al-jazeera-arabia.html" text:style-name="Internet_20_link" text:visited-style-name="Visited_20_Internet_20_Link">
local producer of Al Jazeera Arabiavadim Tomashevsky was beaten while shooting in Kiev</text:a>
TV about the lives of Ukrainians during the war</text:p>
      <text:p text:style-name="P4">
News Source: <text:a xlink:type="simple" xlink:href="https://www.ukrinform.ua/rubric-regions/3735105-na-odesini-pobili-redaktora-miscevoi-gazeti.html" text:style-name="Internet_20_link" text:visited-style-name="Visited_20_Internet_20_Link">
https://www.ukrinform.ua/rubric-regions/3735105-na-odesini-pobili-redaktora-miscevoi-gazeti.html</text:a>
</text:p>
      <!--NEWS-->
      <text:h text:style-name="P10" text:outline-level="1">
<text:span text:style-name="T4">
Russia sent to China equipment for nuclear power</text:span>
</text:h>
      <text:p text:style-name="P4">
Authors: Ukrinform (Person)</text:p>
      <text:p text:style-name="P4">
Publisher: Укринформ (Organization)</text:p>
      <text:p text:style-name="P4">
Published Time: 2023-07-12T22:29:00+03:00</text:p>
      <text:p text:style-name="P4">
Modified Time: 2023-07-12T22:29:00+03:00</text:p>
      <text:p text:style-name="P4">
Description: From the Russian Federation to China, the cargo for the construction of a nuclear power plant went to China. - Ukrinform.</text:p>
      <text:p text:style-name="P4">
Images: ['<text:a xlink:type="simple" xlink:href="https://static.ukrinform.com/photos/2023_07/thumb_files/630_360_1689190139-109.jpg" text:style-name="Internet_20_link" text:visited-style-name="Visited_20_Internet_20_Link">
630_360_16891...</text:a>
']</text:p>
      <text:p text:style-name="P4">
Tags: ['АЕС', 'Будівництво', 'Китай', 'Росія']</text:p>
      <text:p text:style-name="P4">
Type: Article</text:p>
      <!--METADATA-->
      <text:p text:style-name="P4">
<draw:frame draw:style-name="fr1" draw:name="Image187" text:anchor-type="as-char" svg:width="6.9236in" svg:height="3.956343in" draw:z-index="0">
<draw:image xlink:href="../Images/yкринформ/2023-07-12T22-29-00-03-00/630_360_1689190139-109.jpg" xlink:type="simple" xlink:show="embed" xlink:actuate="onLoad" draw:mime-type="image/jpeg"/>
</draw:frame>
The Rivne Federation went to China's cargo for construction of anatomical power plant.</text:p>
      <text:p text:style-name="P4">
As Ukrinform reports, it reports <text:a xlink:type="simple" xlink:href="https://english.news.cn/20230712/62822b1c45fe4ee0a2555d20a9ba2f72/c.html" text:style-name="Internet_20_link" text:visited-style-name="Visited_20_Internet_20_Link">
Xinhua</text:a>
.</text:p>
      <text:p text:style-name="P4">
"On Tuesday, the Volgodon in the Rostov region began to send key equipment for the third power unit of NPPs Suidap - one acquisition of energy cooperation between China and the Russian Federation," the statements said.</text:p>
      <text:p text:style-name="P4">
It is noted that the protective shell of the nuclear reactor of the tachotra steam generators made in the Volgodonian went to China.</text:p>
      <text:p text:style-name="P4">
*!(https://www.ukrinform.ua/rubric-world/3733373-glava-minfinu-ssa-zasteregla-kitaj-vid-dopomogi-rosii-u-vijni.html)The total weight of the cargo is 1700 tons. He will first be delivered on the barge by the ground of St. Petersburg, and from there - to the destination in China.</text:p>
      <text:p text:style-name="P4">
As reported, China has not joined international <text:a xlink:type="simple" xlink:href="https://www.ukrinform.ua/tag-sankcii" text:style-name="Internet_20_link" text:visited-style-name="Visited_20_Internet_20_Link">
sanctions</text:a>
Against Russia, a full -scale invasion of Ukraine.</text:p>
      <text:p text:style-name="P4">
<text:span text:style-name="T5">
Foto: xinhua/yao jianfeng</text:span>
</text:p>
      <text:p text:style-name="P4">
News Source: <text:a xlink:type="simple" xlink:href="https://www.ukrinform.ua/rubric-world/3735108-rosia-vidpravila-do-kitau-obladnanna-dla-budivnictva-aes.html" text:style-name="Internet_20_link" text:visited-style-name="Visited_20_Internet_20_Link">
https://www.ukrinform.ua/rubric-world/3735108-rosia-vidpravila-do-kitau-obladnanna-dla-budivnictva-aes.html</text:a>
</text:p>
      <!--NEWS-->
      <text:h text:style-name="P10" text:outline-level="1">
<text:span text:style-name="T4">
Ukrainian defenders with the help of a drone discovered and destroyed Russian Buk-M2</text:span>
</text:h>
      <text:p text:style-name="P4">
Authors: Ukrinform (Person)</text:p>
      <text:p text:style-name="P4">
Publisher: Укринформ (Organization)</text:p>
      <text:p text:style-name="P4">
Published Time: 2023-07-12T22:45:00+03:00</text:p>
      <text:p text:style-name="P4">
Modified Time: 2023-07-12T22:45:00+03:00</text:p>
      <text:p text:style-name="P4">
Description: Ukrainian defenders have discovered and destroyed the Russian anti-aircraft missile complex of Buk-M2 thanks to the reconnaissance unmanned the unmanned the unmanned the unmanned the unmanned the unmanned the unmanned the unmanned the unmanned the unmanned. - Ukrinform.</text:p>
      <text:p text:style-name="P4">
Images: ['<text:a xlink:type="simple" xlink:href="https://static.ukrinform.com/photos/2023_07/thumb_files/630_360_1689187789-482.jpg" text:style-name="Internet_20_link" text:visited-style-name="Visited_20_Internet_20_Link">
630_360_16891...</text:a>
']</text:p>
      <text:p text:style-name="P4">
Tags: ['Бук', 'ВМС України', 'Війна з Росією']</text:p>
      <text:p text:style-name="P4">
Type: Article</text:p>
      <!--METADATA-->
      <text:p text:style-name="P4">
<draw:frame draw:style-name="fr1" draw:name="Image188" text:anchor-type="as-char" svg:width="6.9236in" svg:height="3.956343in" draw:z-index="0">
<draw:image xlink:href="../Images/yкринформ/2023-07-12T22-45-00-03-00/630_360_1689187789-482.jpg" xlink:type="simple" xlink:show="embed" xlink:actuate="onLoad" draw:mime-type="image/jpeg"/>
</draw:frame>
Due to the reconnaissance unmanned the Chark ", the Russian anti-aircraft missile complex of Buk-M2 was discovered by Ukrainian.</text:p>
      <text:p text:style-name="P4">
According to Ukrinform, the Navy of the Armed Forces of Ukraine reported on <text:a xlink:type="simple" xlink:href="https://www.facebook.com/watch/" text:style-name="Internet_20_link" text:visited-style-name="Visited_20_Internet_20_Link">
Facebook</text:a>
.</text:p>
      <text:p text:style-name="P4">
The hostile "Beech" was discovered by aero-intelligence officers of the 36th Separate Brigade of the Naval Infantry Name Mikhail Bilynsky with the help of one delay, transmitted within the area "eye for the eye".</text:p>
      <text:p text:style-name="P4">
"After discovering the target, enemy valuable equipment was destroyed by arter brothers," the Navy said.</text:p>
      <text:p text:style-name="P4">
As reported by Ukrinform, as of July 12, the forces of Defense of Ukraine had already destroyed in the Rosiyan -Scale War.</text:p>
      <text:p text:style-name="P4">
Photo: Wikipedia</text:p>
      <text:p text:style-name="P4">
News Source: <text:a xlink:type="simple" xlink:href="https://www.ukrinform.ua/rubric-ato/3735094-ukrainski-zahisniki-za-dopomogou-bezpilotnika-viavili-ta-znisili-rosijskij-bukm2.html" text:style-name="Internet_20_link" text:visited-style-name="Visited_20_Internet_20_Link">
https://www.ukrinform.ua/rubric-ato/3735094-ukrainski-zahisniki-za-dopomogou-bezpilotnika-viavili-ta-znisili-rosijskij-bukm2.html</text:a>
</text:p>
      <!--NEWS-->
      <text:h text:style-name="P10" text:outline-level="1">
<text:span text:style-name="T4">
Minsfra will cooperate with Cyberfame GmbH in the field of cybersecurity</text:span>
</text:h>
      <text:p text:style-name="P4">
Authors: Ukrinform (Person)</text:p>
      <text:p text:style-name="P4">
Publisher: Укринформ (Organization)</text:p>
      <text:p text:style-name="P4">
Published Time: 2023-07-12T22:50:43+03:00</text:p>
      <text:p text:style-name="P4">
Modified Time: 2023-07-12T22:50:43+03:00</text:p>
      <text:p text:style-name="P4">
Description: The Digital Transformation Ministry and the German company Cyberfame GmbH will cooperate in digital security and cyber defense. - Ukrinform.</text:p>
      <text:p text:style-name="P4">
Images: ['<text:a xlink:type="simple" xlink:href="https://static.ukrinform.com/photos/2020_05/thumb_files/630_360_1588955138-675.jpg" text:style-name="Internet_20_link" text:visited-style-name="Visited_20_Internet_20_Link">
630_360_15889...</text:a>
']</text:p>
      <text:p text:style-name="P4">
Tags: ['Кібербезпека', 'Мінцифри', 'Цифровізація']</text:p>
      <text:p text:style-name="P4">
Type: Article</text:p>
      <!--METADATA-->
      <text:p text:style-name="P4">
<draw:frame draw:style-name="fr1" draw:name="Image189" text:anchor-type="as-char" svg:width="6.9236in" svg:height="3.956343in" draw:z-index="0">
<draw:image xlink:href="../Images/yкринформ/2023-07-12T22-50-43-03-00/630_360_1588955138-675.jpg" xlink:type="simple" xlink:show="embed" xlink:actuate="onLoad" draw:mime-type="image/jpeg"/>
</draw:frame>
The digital transformation ministry and the German company Cyberfame GmbHs will work in digital security and cyber defense.</text:p>
      <text:p text:style-name="P4">
About it reports [the press service(https://thedigital.gov.ua/news/krok-do-stiykogo-kiberzakhistu-mintsifra-i-cyberfame-gmbh-spivpratsyuvatimut-u-sferi-tsifrovoi-bezpeki), reports Ukrinform.</text:p>
      <text:p text:style-name="P4">
"The digital transformation Ministry and the German company Cyberfame GmbH sign have signed a memorandum on cooperation in the areas of digitalization, digital safety, creation and functioning of software, professional development of Zipr and cybersecurity," the statement said.</text:p>
      <text:p text:style-name="P4">
*!(https://www.ukrinform.ua/rubric-world/3735111-derzdep-oficijno-pidtverdiv-kibernapad-na-svij-postovij-server.html)It is emphasized that the memorandum involves the exchange of experience, knowledge of tanning to increase digital stability and cyber defense. Within the interaction with Cyberfame GmbH, it is planned to conduct trainings for technical specialists and managers of government agencies.</text:p>
      <text:p text:style-name="P4">
The ministry emphasizes that cooperation with Cyberfame GmbH will significantly improve the security of domestic web resources, ensure resistance to trying or unauthorized access to data.</text:p>
      <text:p text:style-name="P4">
<text:span text:style-name="T4">
 Read also: </text:span>
 [It Army of Ukraine has blocked the work of online services(https://www.ukrinform.ua/rubric-technology/3731900-it-army-of-ukraine-zablokuvala-robotu-onlajnservisiv-rosijskoi-zaliznici.html)As reported by Ukrinform, last year in Ukraine officially recorded more than 2 thousand cyberattacks by the Russian Federation for registers with personal data of citizens and information systems of the Ministry of Foreign Affairs, Ministry of Defense and Energy Sector.</text:p>
      <text:p text:style-name="P4">
News Source: <text:a xlink:type="simple" xlink:href="https://www.ukrinform.ua/rubric-technology/3735112-mincifri-spivpracuvatime-iz-cyberfame-gmbh-u-sferi-kiberbezpeki.html" text:style-name="Internet_20_link" text:visited-style-name="Visited_20_Internet_20_Link">
https://www.ukrinform.ua/rubric-technology/3735112-mincifri-spivpracuvatime-iz-cyberfame-gmbh-u-sferi-kiberbezpeki.html</text:a>
</text:p>
      <!--NEWS-->
      <text:h text:style-name="P10" text:outline-level="1">
<text:span text:style-name="T4">
The State Department has officially confirmed a cyber fall on its post server</text:span>
</text:h>
      <text:p text:style-name="P4">
Authors: Ukrinform (Person)</text:p>
      <text:p text:style-name="P4">
Publisher: Укринформ (Organization)</text:p>
      <text:p text:style-name="P4">
Published Time: 2023-07-12T22:59:00+03:00</text:p>
      <text:p text:style-name="P4">
Modified Time: 2023-07-12T22:59:00+03:00</text:p>
      <text:p text:style-name="P4">
Description: The postal server and possibly other US Department of the US Department were attacked by hackers, which led to restrictions on the official site of this department. - Ukrinform.</text:p>
      <text:p text:style-name="P4">
Images: ['<text:a xlink:type="simple" xlink:href="https://static.ukrinform.com/photos/2016_02/thumb_files/630_360_1454353591-1721-derzdep.jpg" text:style-name="Internet_20_link" text:visited-style-name="Visited_20_Internet_20_Link">
630_360_14543...</text:a>
']</text:p>
      <text:p text:style-name="P4">
Tags: ['Кібератака', 'США', 'Держдеп', 'Хакери']</text:p>
      <text:p text:style-name="P4">
Type: Article</text:p>
      <!--METADATA-->
      <text:p text:style-name="P4">
<draw:frame draw:style-name="fr1" draw:name="Image190" text:anchor-type="as-char" svg:width="6.9236in" svg:height="3.956343in" draw:z-index="0">
<draw:image xlink:href="../Images/yкринформ/2023-07-12T22-59-00-03-00/630_360_1454353591-1721-derzdep.jpg" xlink:type="simple" xlink:show="embed" xlink:actuate="onLoad" draw:mime-type="image/jpeg"/>
</draw:frame>
The mail server and possibly other electronic systems of the State Department were attacked by hackers, which caused restrictions on the work of the official website.</text:p>
      <text:p text:style-name="P4">
This was confirmed by a spokesman for US State Department Matthyumiller at Washington, reports Ukrinform's own correspondent.</text:p>
      <text:p text:style-name="P4">
"During the last month, the State Department has revealed anomalous activity," the US foreign policy departing.</text:p>
      <text:p text:style-name="P4">
He informed that immediate steps of the security of systems were made to respond to the situation <text:a xlink:type="simple" xlink:href="https://www.ukrinform.ua/tag-derzdep" text:style-name="Internet_20_link" text:visited-style-name="Visited_20_Internet_20_Link">
State Department</text:a>
, as well as Microsoft alert and providing it with the necessary information.</text:p>
      <text:p text:style-name="P4">
<text:span text:style-name="T4">
 Read also: </text:span>
 <text:a xlink:type="simple" xlink:href="https://www.ukrinform.ua/rubric-technology/3734728-rosijski-hakeri-namagalisa-zlamati-komputeri-desatkiv-inozemnih-diplomativ-v-ukraini-zmi.html" text:style-name="Internet_20_link" text:visited-style-name="Visited_20_Internet_20_Link">
Russian hackers tried to break computers of dozen foreign diplomats in Ukraine - media</text:a>
Miller did not name who was behind the cyber fall, as well as other details, noting that the case is being investigated in this case.</text:p>
      <text:p text:style-name="P4">
Earlier <text:a xlink:type="simple" xlink:href="http://www.nytimes.com/2023/07/12/us/politics/china-state-department-emails-microsoft-hack.html" text:style-name="Internet_20_link" text:visited-style-name="Visited_20_Internet_20_Link">
The New York Times</text:a>
With reference to official representatives, China's involvement involvement in the cyber attack at the State Department/ and it was noted that anomalous activity was noticed before the visit of Anthony Blinken State Secretary of State to Beijing.</text:p>
      <text:p text:style-name="P4">
News Source: <text:a xlink:type="simple" xlink:href="https://www.ukrinform.ua/rubric-world/3735111-derzdep-oficijno-pidtverdiv-kibernapad-na-svij-postovij-server.html" text:style-name="Internet_20_link" text:visited-style-name="Visited_20_Internet_20_Link">
https://www.ukrinform.ua/rubric-world/3735111-derzdep-oficijno-pidtverdiv-kibernapad-na-svij-postovij-server.html</text:a>
</text:p>
      <!--NEWS-->
      <text:h text:style-name="P10" text:outline-level="1">
<text:span text:style-name="T4">
Musk has introduced a new XAI company that should “understand the true nature of the universe”</text:span>
</text:h>
      <text:p text:style-name="P4">
Authors: Ukrinform (Person)</text:p>
      <text:p text:style-name="P4">
Publisher: Укринформ (Organization)</text:p>
      <text:p text:style-name="P4">
Published Time: 2023-07-12T23:13:00+03:00</text:p>
      <text:p text:style-name="P4">
Modified Time: 2023-07-12T23:13:00+03:00</text:p>
      <text:p text:style-name="P4">
Description: The head of SpaceX and Tesla companies Ilon Musk introduced the newly created HAI company, the purpose of which is to "understand the true nature of the universe." - Ukrinform.</text:p>
      <text:p text:style-name="P4">
Images: ['<text:a xlink:type="simple" xlink:href="https://static.ukrinform.com/photos/2021_05/thumb_files/630_360_1620987964-731.jpg" text:style-name="Internet_20_link" text:visited-style-name="Visited_20_Internet_20_Link">
630_360_16209...</text:a>
']</text:p>
      <text:p text:style-name="P4">
Tags: ['Ілон Маск', 'Стартап', 'Штучний інтелект']</text:p>
      <text:p text:style-name="P4">
Type: Article</text:p>
      <!--METADATA-->
      <text:p text:style-name="P4">
<draw:frame draw:style-name="fr1" draw:name="Image191" text:anchor-type="as-char" svg:width="6.9236in" svg:height="3.956343in" draw:z-index="0">
<draw:image xlink:href="../Images/yкринформ/2023-07-12T23-13-00-03-00/630_360_1620987964-731.jpg" xlink:type="simple" xlink:show="embed" xlink:actuate="onLoad" draw:mime-type="image/jpeg"/>
</draw:frame>
SpaceX and Tesla's head companies Ilon Musk introduced the newly created XAI company, metaiak - "to understand the true nature of the universe."</text:p>
      <text:p text:style-name="P4">
As Ukrinform reports, it reports <text:a xlink:type="simple" xlink:href="https://www.cnbc.com/2023/07/12/elon-musk-launches-his-new-company-xai.html" text:style-name="Internet_20_link" text:visited-style-name="Visited_20_Internet_20_Link">
CNBC</text:a>
.</text:p>
      <text:p text:style-name="P4">
Згідно з вебсайтом компанії, Маск і його команда поділяться додатковоюінформацією у Твіттері у п’ятницю, 14 липня.</text:p>
      <text:p text:style-name="P4">
<text:span text:style-name="T4">
Читайте також:</text:span>
 <text:a xlink:type="simple" xlink:href="https://www.ukrinform.ua/rubric-technology/3733839-spacex-zapustila-novu-partiu-suputnikiv-starlink.html" text:style-name="Internet_20_link" text:visited-style-name="Visited_20_Internet_20_Link">
 SpaceX запустила нову партію супутників Starlink</text:a>
According to Greg Yang, the co -founder of the XAI, the startup will delve into the aspect intelligence.</text:p>
      <text:p text:style-name="P4">
It is noted that the members of the XAI team, in addition to the mask, are graduates of DeepMind, Openai, Google Research, Microsoft Research, Twitter Itesla. They worked on projects such as Alphacode Deepmind and Chat Batt-3.5 and GPT-4 Openai.</text:p>
      <text:p text:style-name="P4">
Musk seems to be positioned by XAI as a competitor Openai, Google and Anthropic, highly high-rise chats such as Chatgpt, Bard and Claude.</text:p>
      <text:p text:style-name="P4">
<text:span text:style-name="T4">
 Read also: </text:span>
 <text:a xlink:type="simple" xlink:href="https://www.ukrinform.ua/rubric-technology/3733047-za-dva-dni-isnuvanna-u-theards-zareestruvalisa-70-miljoniv-koristuvaciv.html" text:style-name="Internet_20_link" text:visited-style-name="Visited_20_Internet_20_Link">
for two days of existence in Theers registered 70 million users</text:a>
Musk founded Xai in Nevada(USA)in March.</text:p>
      <text:p text:style-name="P4">
As reported by Ukrinform, Thomson Reuters Media Company will acquire a casket -legal startup with artificial intelligence assistant(Thor)- For $ 650illion.</text:p>
      <text:p text:style-name="P4">
Photo: Getty Images</text:p>
      <text:p text:style-name="P4">
News Source: <text:a xlink:type="simple" xlink:href="https://www.ukrinform.ua/rubric-technology/3735096-mask-predstaviv-novu-kompaniu-xai.html" text:style-name="Internet_20_link" text:visited-style-name="Visited_20_Internet_20_Link">
https://www.ukrinform.ua/rubric-technology/3735096-mask-predstaviv-novu-kompaniu-xai.html</text:a>
</text:p>
      <!--NEWS-->
      <text:h text:style-name="P10" text:outline-level="1">
<text:span text:style-name="T4">
In the Chernihiv region the car came under the train - three dead, among them a child</text:span>
</text:h>
      <text:p text:style-name="P4">
Authors: Ukrinform (Person)</text:p>
      <text:p text:style-name="P4">
Publisher: Укринформ (Organization)</text:p>
      <text:p text:style-name="P4">
Published Time: 2023-07-12T23:24:00+03:00</text:p>
      <text:p text:style-name="P4">
Modified Time: 2023-07-12T23:24:00+03:00</text:p>
      <text:p text:style-name="P4">
Description: In the Chernihiv region, the car went to the railway crossing, despite the prohibitive signals and came under the train, resulting in killed three people, including a child. - Ukrinform.</text:p>
      <text:p text:style-name="P4">
Images: ['<text:a xlink:type="simple" xlink:href="https://static.ukrinform.com/photos/2023_07/thumb_files/630_360_1689193255-302.jpg" text:style-name="Internet_20_link" text:visited-style-name="Visited_20_Internet_20_Link">
630_360_16891...</text:a>
']</text:p>
      <text:p text:style-name="P4">
Tags: ['Автомобіль', 'Діти', 'ДТП', 'Загибель', 'Укрзалізниця', 'Чернігівщина']</text:p>
      <text:p text:style-name="P4">
Type: Article</text:p>
      <!--METADATA-->
      <text:p text:style-name="P4">
<draw:frame draw:style-name="fr1" draw:name="Image192" text:anchor-type="as-char" svg:width="6.9236in" svg:height="3.956343in" draw:z-index="0">
<draw:image xlink:href="../Images/yкринформ/2023-07-12T23-24-00-03-00/630_360_1689193255-302.jpg" xlink:type="simple" xlink:show="embed" xlink:actuate="onLoad" draw:mime-type="image/jpeg"/>
</draw:frame>
The car in the Uvbernih region went to the railway crossing despite the banned and hit the train, resulting in the death of three people, including a child.</text:p>
      <text:p text:style-name="P4">
Ukrzaliznytsia reports on <text:a xlink:type="simple" xlink:href="https://www.facebook.com/Ukrzaliznytsia/" text:style-name="Internet_20_link" text:visited-style-name="Visited_20_Internet_20_Link">
Facebook</text:a>
, reports Ukrinform.</text:p>
      <text:p text:style-name="P4">
“In the Chernihiv region, the driver of the car neglected the traffic rules despite the prohibitive light and sound signals continued the movement through the railway crossing. As a result, there was a collision with a suburban train that was heading for Chernihiv - Nizhyn, ”the message reads.</text:p>
      <text:p text:style-name="P4">
As it is specified, the accident happened on the race - B. Oliynyk.</text:p>
      <text:p text:style-name="P4">
According to preliminary information, the incident is a deadly injured man, a woman and a child in the car. Another child, who was also in the car, took away the ambulance.</text:p>
      <text:p text:style-name="P4">
<text:span text:style-name="T4">
 Read also: </text:span>
 <text:a xlink:type="simple" xlink:href="https://www.ukrinform.ua/rubric-regions/3733469-na-kiivsini-u-dtp-zaginuv-dvoricnij-hlopcik.html" text:style-name="Internet_20_link" text:visited-style-name="Visited_20_Internet_20_Link">
in the Kyiv region in <text:span text:style-name="T4">
 an accident </text:span>
 died two -year -old boy</text:a>
Ukrzaliznytsia emphasized that light and sound alarm to the crossing were properly operated.</text:p>
      <text:p text:style-name="P4">
Police are on the spot, trains may be delayed, and added to the UZ.</text:p>
      <text:p text:style-name="P4">
As <text:a xlink:type="simple" xlink:href="https://www.ukrinform.ua/rubric-regions/3730145-na-poltavsini-citroen-vihav-u-vidbijnik-zaginuv-pidlitok-vodij-travmovanij.html" text:style-name="Internet_20_link" text:visited-style-name="Visited_20_Internet_20_Link">
reported Ukrinform</text:a>
, in the Poltava region as a result of a road accident, a teenager was killed, another person was injured.</text:p>
      <text:p text:style-name="P4">
<text:span text:style-name="T5">
Foto: Ukrzaliznytsia, Facebook</text:span>
</text:p>
      <text:p text:style-name="P4">
News Source: <text:a xlink:type="simple" xlink:href="https://www.ukrinform.ua/rubric-regions/3735119-na-cernigivsini-avtivka-potrapila-pid-potag-troe-zagiblih-sered-nih-ditina.html" text:style-name="Internet_20_link" text:visited-style-name="Visited_20_Internet_20_Link">
https://www.ukrinform.ua/rubric-regions/3735119-na-cernigivsini-avtivka-potrapila-pid-potag-troe-zagiblih-sered-nih-ditina.html</text:a>
</text:p>
      <!--NEWS-->
      <text:h text:style-name="P10" text:outline-level="1">
<text:span text:style-name="T4">
UEFA Champions League: "Sheriff" with a blacksmith won minimally in Romania "Farulu"</text:span>
</text:h>
      <text:p text:style-name="P4">
Authors: Ukrinform (Person)</text:p>
      <text:p text:style-name="P4">
Publisher: Укринформ (Organization)</text:p>
      <text:p text:style-name="P4">
Published Time: 2023-07-12T23:31:00+03:00</text:p>
      <text:p text:style-name="P4">
Modified Time: 2023-07-12T23:31:00+03:00</text:p>
      <text:p text:style-name="P4">
Description: The UEFA Champions League hosted regular matches of the first qualifying round. - Ukrinform.</text:p>
      <text:p text:style-name="P4">
Images: ['<text:a xlink:type="simple" xlink:href="https://static.ukrinform.com/photos/2023_07/thumb_files/630_360_1689193105-707.jpeg" text:style-name="Internet_20_link" text:visited-style-name="Visited_20_Internet_20_Link">
630_360_16891...</text:a>
']</text:p>
      <text:p text:style-name="P4">
Tags: ['Футбол', 'Ліга чемпіонів']</text:p>
      <text:p text:style-name="P4">
Type: Article</text:p>
      <!--METADATA-->
      <text:p text:style-name="P4">
<draw:frame draw:style-name="fr1" draw:name="Image193" text:anchor-type="as-char" svg:width="6.9236in" svg:height="3.956343in" draw:z-index="0">
<draw:image xlink:href="../Images/yкринформ/2023-07-12T23-31-00-03-00/630_360_1689193105-707.jpeg" xlink:type="simple" xlink:show="embed" xlink:actuate="onLoad" draw:mime-type="image/jpeg"/>
</draw:frame>
The UEFA Lisichampions passed the next matches of the first qualifying operation.</text:p>
      <text:p text:style-name="P4">
Moldova Champion "Sheriff" from Tiraspol, for which the exclinicate of Kiev "Dynamo" Ukrainian Maxim Koval plays, gave way to the departure(Constance)- 0: 1, reports Ukrinform.</text:p>
      <text:p text:style-name="P4">
The decisive ball in the 56th minute of the meeting was scored by the Beninsky defender of the owner Kiki.</text:p>
      <text:p text:style-name="P4">
_Resses Wednesday matches: _</text:p>
      <text:p text:style-name="P4">
Astana FC(Kazakhstan)- «Dynamo»(Tbilisi, Georgia)- 1: 1</text:p>
      <text:p text:style-name="P4">
Hick(Finland)- «Larn»(Northern Ireland)- 1: 0</text:p>
      <text:p text:style-name="P4">
«Heken»(Sweden)- "New Silents"(Vels)- 3: 1</text:p>
      <text:p text:style-name="P4">
«Farul»(Constanta, Romania)- «Sheriff»(Moldova)- 1: 0</text:p>
      <text:p text:style-name="P4">
«Slovan»(Bratislava, Slovakia)- «Esperrange»(Luxembourg)- 1: 1.</text:p>
      <text:p text:style-name="P4">
The fights will take place on July 18-19.</text:p>
      <text:p text:style-name="P4">
<text:span text:style-name="T4">
 Read also: </text:span>
 <text:a xlink:type="simple" xlink:href="https://www.ukrinform.ua/rubric-sports/3733940-disciplinarnij-komitet-fifa-ne-viznav-dnipro1-pravonastupnikom-dnipra.html" text:style-name="Internet_20_link" text:visited-style-name="Visited_20_Internet_20_Link">
FIFA Disciplinary Committee did not recognize Dnipro-1 by the successor of Dnipro</text:a>
We will remind, the Vice-Champion of Ukraine "Dnipro-1" will start a speech from the second selection round, where he will meet with the Greek "Panatinaikos"(July 25/26 August 1/2).</text:p>
      <text:p text:style-name="P4">
<text:span text:style-name="T4">
Читайте також:</text:span>
 <text:a xlink:type="simple" xlink:href="https://www.ukrinform.ua/rubric-sports/3734569-startuvav-persij-vidbirkovij-raund-ligi-cempioniv-uefa.html" text:style-name="Internet_20_link" text:visited-style-name="Visited_20_Internet_20_Link">
 <text:span text:style-name="T4">
Стартував</text:span>
 перший відбірковий раунд Ліги чемпіонівУЄФА </text:a>
Shakhtar Donetsk starts in the main grid - the group tournament of the League championship.</text:p>
      <text:p text:style-name="P4">
In the photo: Maxim Koval(Getty Images).</text:p>
      <text:p text:style-name="P4">
News Source: <text:a xlink:type="simple" xlink:href="https://www.ukrinform.ua/rubric-sports/3735121-liga-cempioniv-uefa-serif-iz-kovalem-minimalno-postupivsa-v-rumunii-farulu.html" text:style-name="Internet_20_link" text:visited-style-name="Visited_20_Internet_20_Link">
https://www.ukrinform.ua/rubric-sports/3735121-liga-cempioniv-uefa-serif-iz-kovalem-minimalno-postupivsa-v-rumunii-farulu.html</text:a>
</text:p>
      <!--NEWS-->
      <text:h text:style-name="P10" text:outline-level="1">
<text:span text:style-name="T4">
Ukraine in NATO will be able to guarantee the safety of its eastern flank - deputy</text:span>
</text:h>
      <text:p text:style-name="P4">
Authors: Ukrinform (Person)</text:p>
      <text:p text:style-name="P4">
Publisher: Укринформ (Organization)</text:p>
      <text:p text:style-name="P4">
Published Time: 2023-07-12T23:36:00+03:00</text:p>
      <text:p text:style-name="P4">
Modified Time: 2023-07-12T23:36:00+03:00</text:p>
      <text:p text:style-name="P4">
Description: Following membership in the North Atlantic Alliance, Ukraine will be able to guarantee the safety of NATO eastern flank. - Ukrinform.</text:p>
      <text:p text:style-name="P4">
Images: ['<text:a xlink:type="simple" xlink:href="https://static.ukrinform.com/photos/2019_10/thumb_files/630_360_1570969573-166.jpg" text:style-name="Internet_20_link" text:visited-style-name="Visited_20_Internet_20_Link">
630_360_15709...</text:a>
']</text:p>
      <text:p text:style-name="P4">
Tags: ['Кравчук', 'НАТО', 'Україна', 'Безпека']</text:p>
      <text:p text:style-name="P4">
Type: Article</text:p>
      <!--METADATA-->
      <text:p text:style-name="P4">
<draw:frame draw:style-name="fr1" draw:name="Image194" text:anchor-type="as-char" svg:width="6.9236in" svg:height="3.956343in" draw:z-index="0">
<draw:image xlink:href="../Images/yкринформ/2023-07-12T23-36-00-03-00/630_360_1570969573-166.jpg" xlink:type="simple" xlink:show="embed" xlink:actuate="onLoad" draw:mime-type="image/jpeg"/>
</draw:frame>
The afternoon of membership in the North Atlantic Alliance Ukraine will guarantee the safety of the Eastern Flang.</text:p>
      <text:p text:style-name="P4">
The deputy head of the parliamentary faction of "Servant of the People" Yevgeniakravchuk expressed this opinion in <text:a xlink:type="simple" xlink:href="http://www.ukrinform.ua/rubric-polytics/3734996-evgenia-kravcuk-zastupnica-golovi-parlamentskoi-frakcii-sluga-narodu.html" text:style-name="Internet_20_link" text:visited-style-name="Visited_20_Internet_20_Link">
interview</text:a>
Ukrinform.</text:p>
      <text:p text:style-name="P4">
She said that at every meeting with international partners of NATO in Vilnius, Ukrainian politicians raised the issues of support of Ukraine in the Alliance. Kravchuk reminded that more than 20 countries have confirmed that they see Ukraine in its composition.</text:p>
      <text:p text:style-name="P4">
"And this is absolutely serious support, not just the words about" open door, "the People's Deputy emphasized.</text:p>
      <text:p text:style-name="P4">
<text:span text:style-name="T4">
 Read also: </text:span>
 <text:a xlink:type="simple" xlink:href="https://www.ukrinform.ua/rubric-polytics/3734996-evgenia-kravcuk-zastupnica-golovi-parlamentskoi-frakcii-sluga-narodu.html" text:style-name="Internet_20_link" text:visited-style-name="Visited_20_Internet_20_Link">
Eugene <text:span text:style-name="T4">
 Kravchuk </text:span>
, Deputy Chairman of the Parliamentary Fraction "Servant of the People"</text:a>
At the same time, the deputy chairman of the parliamentary faction "Servant of the People" noted that it would be a full consensus on the decision on Ukraine's accession to NATO or a propolitical invitation to the Alliance. In her opinion, it is now the biggest challenge, Bodeyaky countries are waiting for a signal from NATO key countries, especially the States of America. In this context, Kravchuk noted that Ukraine will not become a member <text:a xlink:type="simple" xlink:href="https://www.ukrinform.ua/tag-nato" text:style-name="Internet_20_link" text:visited-style-name="Visited_20_Internet_20_Link">
NATO</text:a>
. However, in her opinion, this does not mean that the Euro -Atlantic integration of the Ukrainian state will not take place after the war was over.</text:p>
      <text:p text:style-name="P4">
"Ukraine seeks to win in the war and become a member of NATO. Ukraine's membership will strengthen the Alliance. In fact, we will be the country that will ensure the safety of NATO's eastern flank. We will become a real wall that will separate the civilized world from Russia," the deputy stressed.</text:p>
      <text:p text:style-name="P4">
<text:span text:style-name="T4">
 Read also: </text:span>
 <text:a xlink:type="simple" xlink:href="https://www.ukrinform.ua/rubric-ato/3735053-samit-nato-u-vilnusi-nabliziv-ukrainu-do-peremogi-zelenskij.html" text:style-name="Internet_20_link" text:visited-style-name="Visited_20_Internet_20_Link">
Summit <text:span text:style-name="T4">
 NATO </text:span>
 In Vilnius brought Ukraine to victory -Zelensky</text:a>
As reported by Ukrinform, on July 11-12 in the capital of Lithuania at the Summit -Atlantic Alliance was announced on the creation of the Council of Ukraine - NATO.</text:p>
      <text:p text:style-name="P4">
In the fields of the summit, the leaders of the Seven Group countries agreed <text:a xlink:type="simple" xlink:href="http://www.ukrinform.ua/rubric-polytics/3734931-g7-pogodila-na-samiti-nato-deklaraciu-pro-pidtrimku-ukraini.html" text:style-name="Internet_20_link" text:visited-style-name="Visited_20_Internet_20_Link">
"Joint Declaration of support of Ukraine"</text:a>
 .</text:p>
      <text:p text:style-name="P4">
News Source: <text:a xlink:type="simple" xlink:href="https://www.ukrinform.ua/rubric-polytics/3735123-ukraina-v-nato-zmoze-garantuvati-bezpeku-jogo-shidnogo-flangu-deputatka.html" text:style-name="Internet_20_link" text:visited-style-name="Visited_20_Internet_20_Link">
https://www.ukrinform.ua/rubric-polytics/3735123-ukraina-v-nato-zmoze-garantuvati-bezpeku-jogo-shidnogo-flangu-deputatka.html</text:a>
</text:p>
      <!--NEWS-->
      <text:h text:style-name="P10" text:outline-level="1">
<text:span text:style-name="T4">
Russians in a day 28 times fired at Sumy region border</text:span>
</text:h>
      <text:p text:style-name="P4">
Authors: Ukrinform (Person)</text:p>
      <text:p text:style-name="P4">
Publisher: Укринформ (Organization)</text:p>
      <text:p text:style-name="P4">
Published Time: 2023-07-12T23:41:00+03:00</text:p>
      <text:p text:style-name="P4">
Modified Time: 2023-07-12T23:41:00+03:00</text:p>
      <text:p text:style-name="P4">
Description: During the day, Russian troops fired at the border communities of Sumy region 28 times, causing 165 explosions. - Ukrinform.</text:p>
      <text:p text:style-name="P4">
Images: ['<text:a xlink:type="simple" xlink:href="https://static.ukrinform.com/photos/2023_06/thumb_files/630_360_1686425057-568.jpg" text:style-name="Internet_20_link" text:visited-style-name="Visited_20_Internet_20_Link">
630_360_16864...</text:a>
']</text:p>
      <text:p text:style-name="P4">
Tags: ['Обстріл', 'Сумщина', 'Війна з Росією']</text:p>
      <text:p text:style-name="P4">
Type: Article</text:p>
      <!--METADATA-->
      <text:p text:style-name="P4">
<draw:frame draw:style-name="fr1" draw:name="Image195" text:anchor-type="as-char" svg:width="6.9236in" svg:height="3.956343in" draw:z-index="0">
<draw:image xlink:href="../Images/yкринформ/2023-07-12T23-41-00-03-00/630_360_1686425057-568.jpg" xlink:type="simple" xlink:show="embed" xlink:actuate="onLoad" draw:mime-type="image/jpeg"/>
</draw:frame>
The Russian border communities of Sumy region were fired at 28 times during the day, causing 165 explosions.</text:p>
      <text:p text:style-name="P4">
According to Ukrinform, the Sumy Regional Military Administration reported in <text:a xlink:type="simple" xlink:href="https://t.me/Sumy_news_ODA/17736" text:style-name="Internet_20_link" text:visited-style-name="Visited_20_Internet_20_Link">
telegram</text:a>
.</text:p>
      <text:p text:style-name="P4">
In particular, the Belopil community has suffered from the invaders of mortars(Ths)Shelling - 16 and 33 explosions were recorded, respectively.</text:p>
      <text:p text:style-name="P4">
<text:span text:style-name="T4">
 Read also: </text:span>
 <text:a xlink:type="simple" xlink:href="https://www.ukrinform.ua/rubric-ato/3735051-rosiani-obstrilali-z-vazkoi-artilerii-nikopolskij-rajon.html" text:style-name="Internet_20_link" text:visited-style-name="Visited_20_Internet_20_Link">
Russians <text:span text:style-name="T4">
 fire </text:span>
 fir from heavy artillery Nikopol district</text:a>
With the use of the same types of weapons, the enemy attacked the Greater Poshariv community. As a result of mortar blows, 39 explosions were heard as a result(LNG)- Three.</text:p>
      <text:p text:style-name="P4">
In the Krasnopil community, invaders were beaten from mortars and artillery, causing 23 and 11 explosions. Also fired it from grenade launchers(LNG)two explosions occurred.</text:p>
      <text:p text:style-name="P4">
Mortar shelling from the Russians suffered Yunakovskaya(8 explosions), Hotin community(13 explosions), Mid-Budskaya(4 explosions), Novoslobidskaya(6 explosions), Znob-Novgorod(6 explosions)And Esman(1 explosion)communities.</text:p>
      <text:p text:style-name="P4">
<text:span text:style-name="T4">
 Read also: </text:span>
 <text:a xlink:type="simple" xlink:href="https://www.ukrinform.ua/rubric-regions/3735012-na-doneccini-cerez-rosijski-obstrili-poraneni-semero-ludej.html" text:style-name="Internet_20_link" text:visited-style-name="Visited_20_Internet_20_Link">
in Donetsk through Russian <text:span text:style-name="T4">
 shelling </text:span>
 and wounded people</text:a>
According to preliminary data, as a result of hostile blows to the victims of the civilian population, it also passed without the destruction of civilian infrastructure.</text:p>
      <text:p text:style-name="P4">
As reported by Ukrinform, on July 11, the Russian army fired at the Sumy region more than 20 times, damaging civilian houses and killer cattle.</text:p>
      <text:p text:style-name="P4">
News Source: <text:a xlink:type="simple" xlink:href="https://www.ukrinform.ua/rubric-ato/3735113-rosiani-za-den-28-raziv-obstrilali-prikordonna-sumsini.html" text:style-name="Internet_20_link" text:visited-style-name="Visited_20_Internet_20_Link">
https://www.ukrinform.ua/rubric-ato/3735113-rosiani-za-den-28-raziv-obstrilali-prikordonna-sumsini.html</text:a>
</text:p>
      <!--NEWS-->
      <text:h text:style-name="P10" text:outline-level="1">
<text:span text:style-name="T4">
In Ukraine tomorrow will be hot, in the west - raining with thunderstorms</text:span>
</text:h>
      <text:p text:style-name="P4">
Authors: Ukrinform (Person)</text:p>
      <text:p text:style-name="P4">
Publisher: Укринформ (Organization)</text:p>
      <text:p text:style-name="P4">
Published Time: 2023-07-12T23:56:00+03:00</text:p>
      <text:p text:style-name="P4">
Modified Time: 2023-07-12T23:56:00+03:00</text:p>
      <text:p text:style-name="P4">
Description: On Thursday, July 13, changing cloudiness is expected in Ukraine. In the Western, Vinnytsia, Zhytomyr regions, rains with thunderstorms will pass, in some areas-hail and squalls 15-20 m/s, in Transcarpathia and Carpathian region-significant rains; In the rest of the territory - without precipitation. - Ukrinform.</text:p>
      <text:p text:style-name="P4">
Images: ['<text:a xlink:type="simple" xlink:href="https://static.ukrinform.com/photos/2020_07/thumb_files/630_360_1594358350-250.jpg" text:style-name="Internet_20_link" text:visited-style-name="Visited_20_Internet_20_Link">
630_360_15943...</text:a>
']</text:p>
      <text:p text:style-name="P4">
Tags: ['Гроза', 'Погода', 'Прогноз']</text:p>
      <text:p text:style-name="P4">
Type: Article</text:p>
      <!--METADATA-->
      <text:p text:style-name="P4">
<draw:frame draw:style-name="fr1" draw:name="Image196" text:anchor-type="as-char" svg:width="6.9236in" svg:height="3.956343in" draw:z-index="0">
<draw:image xlink:href="../Images/yкринформ/2023-07-12T23-56-00-03-00/630_360_1594358350-250.jpg" xlink:type="simple" xlink:show="embed" xlink:actuate="onLoad" draw:mime-type="image/jpeg"/>
</draw:frame>
On Thursday, July 13, changing cloudiness is expected in Ukraine. In the Western, Vinnytsia, Zhytomyr regions, rains with thunderstorms will pass, in some areas-Gradovka are 15-20 m/s, in Transcarpathia and Prykarpattya-significant rains; At the rest - no precipitation.</text:p>
      <text:p text:style-name="P4">
According to Ukrinform at the Ukrainian Hydrometeorological Center, the wind tomorrow is southwestern with the transition to the west and north of the country to the northwest, 7-12m/s. The night temperature is 12-17 °, in the southern part-up to 20 °, in the afternoon 26-31 °, Naidoshchyna-up to 35 °, in the western and eastern regions 22-27 °.</text:p>
      <text:p text:style-name="P4">
In the capital region, on July 13, there is a variable cloudiness, without precipitation. Southwestern wind with a transition to the northwest, 7-12 m/s. The temperature in Kiev 2017-17 °, in the daytime about 30 °; In the area at night 12-17 °, in the afternoon 26-31 °.</text:p>
      <text:p text:style-name="P4">
According to forecasters, on July 14 in Ukraine it will be cloudy with clearings, there will(https://www.ukrinform.ua/tag-groza); In some districts, except in the western and most northern regions, hail and squalls are 15-20m/s. July 15-changing cloudiness, without precipitation, only in the eastern and northeastern regions of thunderstorms. The wind is mostly northwest, 7-12 m/C. temperature on the night of July 14, 15-20 °, in the southern part-up to 23 °, July 1511-16 °, in the south-up to 20 °; In the afternoon 22-27 °, in the south, July 15, also Nazakarpatti-in places 30-32 °.</text:p>
      <text:p text:style-name="P4">
In Kiev and in the region on July 14 it will be cloudy with clearings, short -term rains, thunderstorms; July 15 - variable cloudiness, without precipitation. Wind northwest, 7-12m/s. Temperature in Kiev: July 14, 18-20 °, July 15, 14-16 °; day24-26 °. In the region: July 14, 15-20 °, July 15, 11-16 °; in the afternoon 22-27 °.</text:p>
      <text:p text:style-name="P4">
<text:span text:style-name="T4">
 Read also: </text:span>
 <text:a xlink:type="simple" xlink:href="https://www.ukrinform.ua/rubric-regions/3734702-u-kalusi-na-prikarpatti-vnaslidok-zliv-utvorilosa-provalla.html" text:style-name="Internet_20_link" text:visited-style-name="Visited_20_Internet_20_Link">
in Kalush in the Carpathian region due to the drain formed <text:span text:style-name="T4">
 failure </text:span>
 la</text:a>
On July 16-17, the weather is forecast without precipitation, only in the afternoon of July 17 in the Western holes-short-term rains, thunderstorms. Temperature at night 13-19 °, in the south-up to 22 °; In the afternoon 26-32 °, in the east of the country 23-28 °.</text:p>
      <text:p text:style-name="P4">
There will be no precipitation in the capital region. The temperature in Kiev at night is 16-18 °, in the daytime 30 °; On the area at night 14-19 °, in the afternoon 27-32 °.</text:p>
      <text:p text:style-name="P4">
News Source: <text:a xlink:type="simple" xlink:href="https://www.ukrinform.ua/rubric-regions/3734853-v-ukraini-zavtra-bude-spekotno-na-zahodi-dosi-z-grozami.html" text:style-name="Internet_20_link" text:visited-style-name="Visited_20_Internet_20_Link">
https://www.ukrinform.ua/rubric-regions/3734853-v-ukraini-zavtra-bude-spekotno-na-zahodi-dosi-z-grozami.html</text:a>
</text:p>
      <!--NEWS-->
      <text:h text:style-name="P10" text:outline-level="1">
<text:span text:style-name="T4">
In Ukraine a moment of silence</text:span>
</text:h>
      <text:p text:style-name="P4">
Author: ['АРМІЯINFORM']</text:p>
      <text:p text:style-name="P4">
Time: 2023-07-12T24: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197" text:anchor-type="as-char" svg:width="6.9236in" svg:height="3.895992in" draw:z-index="0">
<draw:image xlink:href="../Images/AРМІЯINFORM/2023-07-12T24-00-00-04-00/candle.gif" xlink:type="simple" xlink:show="embed" xlink:actuate="onLoad" draw:mime-type="image/gif"/>
</draw:frame>
According to <text:a xlink:type="simple" xlink:href="https://www.president.gov.ua/documents/1432022-41729" text:style-name="Internet_20_link" text:visited-style-name="Visited_20_Internet_20_Link">
with the decree of the President of Ukrain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7/12/v-ukrayini-hvylyna-movchannya/" text:style-name="Internet_20_link" text:visited-style-name="Visited_20_Internet_20_Link">
https://armyinform.com.ua/2023/07/12/v-ukrayini-hvylyna-movchannya/</text:a>
</text:p>
      <!--NEWS-->
      <text:h text:style-name="P10" text:outline-level="1">
<text:span text:style-name="T4">
European drone manufacturer plans to open a plant in Ukraine</text:span>
</text:h>
      <text:p text:style-name="P4">
Author: ['Євген Проворний']</text:p>
      <text:p text:style-name="P4">
Time: 2023-07-12T26:00:00-04:00</text:p>
      <text:p text:style-name="P4">
Description: INformation Agency ArmyInForm will pass by the Ukrainian partners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7/golovna-16.jpg" text:style-name="Internet_20_link" text:visited-style-name="Visited_20_Internet_20_Link">
golovna-16.jpg</text:a>
', '<text:a xlink:type="simple" xlink:href="https://armyinform.com.ua/wp-content/uploads/2023/07/jtjtjrtr.jpg" text:style-name="Internet_20_link" text:visited-style-name="Visited_20_Internet_20_Link">
jtjtjrtr.jpg</text:a>
', '<text:a xlink:type="simple" xlink:href="https://armyinform.com.ua/wp-content/uploads/2023/07/6_edit.jpg" text:style-name="Internet_20_link" text:visited-style-name="Visited_20_Internet_20_Link">
6_edit.jpg</text:a>
']</text:p>
      <text:p text:style-name="P4">
Tags: ['АКСЕЛЕРАТОР МОУ']</text:p>
      <text:p text:style-name="P4">
Category: News</text:p>
      <!--METADATA-->
      <text:p text:style-name="P4">
<draw:frame draw:style-name="fr1" draw:name="Image198" text:anchor-type="as-char" svg:width="6.9236in" svg:height="4.615733in" draw:z-index="0">
<draw:image xlink:href="../Images/AРМІЯINFORM/2023-07-12T26-00-00-04-00/golovna-16.jpg" xlink:type="simple" xlink:show="embed" xlink:actuate="onLoad" draw:mime-type="image/jpeg"/>
</draw:frame>
The Army Information Agency continues to talk about partners of Ukraine in the West, which help us in the fight against Russian invaders. This material will be discussed about_ <text:span text:style-name="T5">
eurov</text:span>
 _ companion_ <text:span text:style-name="T5">
atlas</text:span>
 <text:span text:style-name="T5">
, how to produce UAV</text:span>
 <text:span text:style-name="T5">
atlasPro</text:span>
 _ <text:span text:style-name="T5">
. From the beginning of a large -scale invasion of Prandevels, drones have been used by Ukrainian military personnel Napoli battle.</text:span>
</text:p>
      <text:p text:style-name="P4">
_Bo cooperation with the Ministry of Defense of Ukraine, that it motivates_evrevis to help our country, said CEO</text:p>
      <text:h text:style-name="P12" text:outline-level="3">
<text:span text:style-name="T4">
<text:span text:style-name="T4">
 "Allowing our drone we received in two days of a pre -wing -scale invasion" </text:span>
</text:span>
</text:h>
      <ul>
        <li>
I have an aviamic education, from an early age I was engaged in air models - he worked, built. And I have a pilot license… It turned out that I worked as a Vizrail company, we were engaged in large drones. He tried to find himself, wanted to build a drone, but under my projects they had a money. I was a young specialist and even then thought that the future was still upset unmanned unmanned systems, - says Ivan.</li>
      </ul>
      <text:p text:style-name="P4">
He remembers that his first drone atlas did for friends:</text:p>
      <ul>
        <li>
We loved skiing and wanted to shoot it. It is clear that he was done with a handicraft method, he fell every day, I repaired it daily to fly "fly" ... Here we "flew" in the mountains, I laid out a video on YouTube, the name called one person and said that I would give me a million dollars to give me. He opened his drone production company. I then moved Izrael to Europe. Then they found the next investor and the right went.</li>
      </ul>
      <text:p text:style-name="P4">
<draw:frame draw:style-name="fr1" draw:name="Image199" text:anchor-type="as-char" svg:width="6.9236in" svg:height="5.1927in" draw:z-index="0">
<draw:image xlink:href="../Images/AРМІЯINFORM/2023-07-12T26-00-00-04-00/jtjtjrtr.jpg" xlink:type="simple" xlink:show="embed" xlink:actuate="onLoad" draw:mime-type="image/jpeg"/>
</draw:frame>
Atlas CEO says that his company has long wanted to work with our Ukraine.</text:p>
      <ul>
        <li>
I am from Ukraine myself, and another person in the company is too. We were given the first opportunity to work work three years ago when the European Commission said that we were able to supply drones to Ukraine. In England, we met the Ukrainian Tairechery, and he handed over our contacts to the Armed Forces to the Armed Forces. We later went to Ukraine, showed our product and heard that we were ready to cooperate with us, an altreb, so that the drone was officially admitted. And this requires changes to its design. We made changes a year. After that, they went to the supra -state commission and spent another year to get the admission. We were allowed two days before Russia's large -scale invasion of Russia, - Ivan Tolchinsky asserts.- We always ask the Ukrainian military about feedback, we always ask what to do in the drone so that it is even more effective. We have completely translated nasterface in Ukrainian, created special training films.</li>
      </ul>
      <text:h text:style-name="P12" text:outline-level="3">
<text:span text:style-name="T4">
<text:span text:style-name="T4">
 “Helping Ukraine is right” </text:span>
</text:span>
</text:h>
      <text:p text:style-name="P4">
The conversation comes about information that has appeared on some sites about what Ukraine allegedly blocks Atlas.</text:p>
      <ul>
        <li>
It does not. The phrase was torn from the context. We really had communication by the Zavurnalists, where we told that the opening of our plant in Ukraine is delayed in time ... Because we do not yet know how to bring memomo -component, we need to understand what the situation will be with taxes, deprivation for production ... when Ukrainians come To Europe and want to open the enterprise, they have many questions on how to do it. So, when we are going to work in Ukraine: do we need ISO, do you need other certification for our products? Because for each market there is its own -specific. That is, it's not easy. You will not build the plant in a month, ”adds the Guineaire.</li>
      </ul>
      <text:p text:style-name="P4">
<draw:frame draw:style-name="fr1" draw:name="Image200" text:anchor-type="as-char" svg:width="6.9236in" svg:height="4.615733in" draw:z-index="0">
<draw:image xlink:href="../Images/AРМІЯINFORM/2023-07-12T26-00-00-04-00/6_edit.jpg" xlink:type="simple" xlink:show="embed" xlink:actuate="onLoad" draw:mime-type="image/jpeg"/>
</draw:frame>
He notes that in the course of creating a Ministry of Defense accelerator:</text:p>
      <ul>
        <li>
Yes, we know that the Defense Ministry now has an accelerated process of obtaining a downship of new developments. We know that now everything is so simplified that you can get this tolerance in less than 45 days.</li>
      </ul>
      <text:p text:style-name="P4">
<text:span text:style-name="T4">
 Reference. </text:span>
 <text:a xlink:type="simple" xlink:href="https://mil-tech.gov.ua/" text:style-name="Internet_20_link" text:visited-style-name="Visited_20_Internet_20_Link">
Ministry of Defense Acseler</text:a>
-a permanent body designed to accelerate the processes within the Ministry of Defense of the Defense Forces of Ukraine. The first results:</text:p>
      <ul>
        <li>
the process of processing applications from the developers of the RAC to their codification and admission of pre -examination - for "mature" decisions is reduced to 45 days;</li>
      </ul>
      <text:p text:style-name="P4">
-the process of interaction of the weapons and military equipment in the communication of the change-<text:a xlink:type="simple" xlink:href="https://docs.google.com/forms/d/e/1FAIpQLSetACF9zk1Q0UY5LMRCZS70NgMdneFMBvGp2CXcpfrNhTKkrQ/viewform" text:style-name="Internet_20_link" text:visited-style-name="Visited_20_Internet_20_Link">
introduced a "single window" for requests from enterprises of the defense-industrial complex, developers-investors-investors of weapons and military equipment.</text:a>
Ivan Tolchinsky says that Ukrainian experts work in his company in the Uris office.</text:p>
      <ul>
        <li>
For the office in Ukraine, we also recruit people. By the way, experts in this field of Vevropyp. And there are many such young specialists in your country. And we are at us that our office worked in Ukraine after the war, we want to develop the base, developments, - the head of ATLAS shares plans.</li>
      </ul>
      <text:p text:style-name="P4">
At the end of the conversation, he says why his company helps the Armed Forces:<text:span text:style-name="T4">
 Background: <text:span text:style-name="T5">
altasPro –</text:span>
 </text:span>
 _ light -unmanned tricopter. Its compact design makes it easy and intended for use in almost any weather. His connection is reliable, encrypted and allows to perform Bvlos missions(beyond the direct visibility)At a distance of up to 15 km. Turning 32 minutes of battery life and three -minute atlaasPro setting up with an eplaner, which is suitable for most missions._</text:p>
      <text:p text:style-name="P4">
_Foto provided by Atlas's press service <text:span text:style-name="T4">
. </text:span>
 _</text:p>
      <text:p text:style-name="P4">
News Source: <text:a xlink:type="simple" xlink:href="https://armyinform.com.ua/2023/07/12/yevropejskyj-vyrobnyk-droniv-planuye-vidkryty-zavod-v-ukrayini/" text:style-name="Internet_20_link" text:visited-style-name="Visited_20_Internet_20_Link">
https://armyinform.com.ua/2023/07/12/yevropejskyj-vyrobnyk-droniv-planuye-vidkryty-zavod-v-ukrayini/</text:a>
</text:p>
      <!--NEWS-->
      <text:h text:style-name="P10" text:outline-level="1">
<text:span text:style-name="T4">
The Ukrainian system of situational awareness of Delta has been tested by NATO and can integrate F-16 fighters</text:span>
</text:h>
      <text:p text:style-name="P4">
Author: ['АРМІЯINFORM']</text:p>
      <text:p text:style-name="P4">
Time: 2023-07-12T28:00:00-04:00</text:p>
      <text:p text:style-name="P4">
Description: Ukrainian System Situations Obiva Delta, the NATO test has managed to use it ... The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delta.jpg" text:style-name="Internet_20_link" text:visited-style-name="Visited_20_Internet_20_Link">
delta.jpg</text:a>
']</text:p>
      <text:p text:style-name="P4">
Tags: ['F-16', 'STOPRUSSIA', 'ВИПРОБУВАННЯ НАТО', 'ВТОРГНЕННЯ РФ', 'ДЕЛЬТА', 'МИХАЙЛО ФЕДОРОВ']</text:p>
      <text:p text:style-name="P4">
Category: News</text:p>
      <!--METADATA-->
      <text:p text:style-name="P4">
<draw:frame draw:style-name="fr1" draw:name="Image201" text:anchor-type="as-char" svg:width="6.9236in" svg:height="3.894525in" draw:z-index="0">
<draw:image xlink:href="../Images/AРМІЯINFORM/2023-07-12T28-00-00-04-00/delta.jpg" xlink:type="simple" xlink:show="embed" xlink:actuate="onLoad" draw:mime-type="image/jpeg"/>
</draw:frame>
The Ukrainian system of situational awareness of Delta has successfully passed NATO tests to integrate Western equipment, including F-16 fighters.</text:p>
      <text:p text:style-name="P4">
About it <text:a xlink:type="simple" xlink:href="https://t.me/zedigital/3367" text:style-name="Internet_20_link" text:visited-style-name="Visited_20_Internet_20_Link">
reported</text:a>
Viceremier-Minister of Zinnovations, Development of Education, Science and Technology-Minister of Digital Transformation Mikhail Fedorov.</text:p>
      <text:p text:style-name="P4">
In June this year, the annual [NATOCWIX training] took place in Poland(https://armyinform.com.ua/2023/07/11/ukrayina-vkotre-vystupyla-na-shhorichnyh-navchannyah-nato-iz-vzayemosumisnosti-cwix/)from interdependent battle and information systems with NATO systems and protocols.</text:p>
      <text:p text:style-name="P4">
Delta was successfully protested with 15 systems from 10 countries, including 3 systems developed directly by NATO. All the tests for the mutual bully, and Delta again confirmed its unique opportunities, ” - said Mikhail Fedorov.</text:p>
      <text:p text:style-name="P4">
He also reported that they have protested 4 data exchange protocols, which will work for the majority of modern weapons that Ukraine receives from Western partners. All these samples of the latest technology can be integrated with Delta to be cleared even more efficiently.</text:p>
      <text:p text:style-name="P4">
“The main protocol that has been protested this year is Link 16. It is given to receive data in Delta from F-16 fighters that are so needed by Ukraine. This is a powerful step. After all, Delta soldiers see the battle with the location of enemy forces online. This is the only platform in Ukraine, data from aeronautics, satellites, drones, modern equipment, stationary cameras, radars, chatbots and more are depressed. All these data allow you to plan military operations and effectively destroy the invaders, ”Viceremier-Minister said.</text:p>
      <text:p text:style-name="P4">
He emphasized that having a national military system capable of working as high standards, as important as having combat pilots, which are able to master the new generation fighters.</text:p>
      <text:p text:style-name="P4">
"These are real achievements that Ukraine should be proud of and can be bold to NATO partners," Mikhail Fedorov summarized.</text:p>
      <text:p text:style-name="P4">
News Source: <text:a xlink:type="simple" xlink:href="https://armyinform.com.ua/2023/07/12/ukrayinska-systema-sytuaczijnoyi-obiznanosti-delta-projshla-vyprobuvannya-nato-i-mozhe-integruvaty-vynyshhuvachi-f-16/" text:style-name="Internet_20_link" text:visited-style-name="Visited_20_Internet_20_Link">
https://armyinform.com.ua/2023/07/12/ukrayinska-systema-sytuaczijnoyi-obiznanosti-delta-projshla-vyprobuvannya-nato-i-mozhe-integruvaty-vynyshhuvachi-f-16/</text:a>
</text:p>
      <!--NEWS-->
      <text:h text:style-name="P10" text:outline-level="1">
<text:span text:style-name="T4">
In the ZPP, they are preparing to transfer the fourth power unit from a cold to a hot state of stopping - IAEA</text:span>
</text:h>
      <text:p text:style-name="P4">
Authors: Ukrinform (Person)</text:p>
      <text:p text:style-name="P4">
Publisher: Укринформ (Organization)</text:p>
      <text:p text:style-name="P4">
Published Time: 2023-07-12T2:11:43+03:00</text:p>
      <text:p text:style-name="P4">
Modified Time: 2023-07-12T22:11:43+03:00</text:p>
      <text:p text:style-name="P4">
Description: There were no explosives on the territory of Zaporizhzhya NPP, but experts did not access all premises. - Ukrinform.</text:p>
      <text:p text:style-name="P4">
Images: ['<text:a xlink:type="simple" xlink:href="https://static.ukrinform.com/photos/2016_02/thumb_files/630_360_1456158015-9600.jpg" text:style-name="Internet_20_link" text:visited-style-name="Visited_20_Internet_20_Link">
630_360_14561...</text:a>
']</text:p>
      <text:p text:style-name="P4">
Tags: ['МАГАТЕ', 'Запорізька АЕС', 'Війна з Росією']</text:p>
      <text:p text:style-name="P4">
Type: Article</text:p>
      <!--METADATA-->
      <text:p text:style-name="P4">
<draw:frame draw:style-name="fr1" draw:name="Image202" text:anchor-type="as-char" svg:width="6.9236in" svg:height="3.956343in" draw:z-index="0">
<draw:image xlink:href="../Images/yкринформ/2023-07-12T2-11-43-03-00/630_360_1456158015-9600.jpg" xlink:type="simple" xlink:show="embed" xlink:actuate="onLoad" draw:mime-type="image/jpeg"/>
</draw:frame>
The Zaporizhzhya NPPs did not find explosives, but experts have not been available to all premises.</text:p>
      <text:p text:style-name="P4">
According to the Ukrinform correspondent, this is stated in the statement on the site <text:a xlink:type="simple" xlink:href="https://www.iaea.org/newscenter/pressreleases/update-173-iaea-director-general-statement-on-situation-in-ukraine" text:style-name="Internet_20_link" text:visited-style-name="Visited_20_Internet_20_Link">
IAEA</text:a>
.</text:p>
      <text:p text:style-name="P4">
"In recent days, the IAEA experts have continued to inspect the NPPs and have been unsened with mines or explosives, but are still awaiting access to the roofs of the third so -called reactors, where there may be an explosive," the statement may be available.</text:p>
      <text:p text:style-name="P4">
<text:span text:style-name="T4">
 Read also: </text:span>
 <text:a xlink:type="simple" xlink:href="https://www.ukrinform.ua/rubric-economy/3734619-riven-vodi-u-stavkuoholodzuvaci-zaes-stabilnij-energoatom.html" text:style-name="Internet_20_link" text:visited-style-name="Visited_20_Internet_20_Link">
water level in the cooler pond <text:span text:style-name="T4">
 ZPP </text:span>
 stable -energy</text:a>
The IAEA confirmed that two main reservoirs for cooling the reactors conceive a stable water level, which is reduced by only 1-2 cm per day through burning and use. "The station has plenty of water for a few months," "is reported in the daily report.</text:p>
      <text:p text:style-name="P4">
At the same time, the NPP workers are preparing to transfer the 4th Cold Stock Block hot, "after which the 5th power unit, which is now in the hot container mode, will be transferred to a cold stop for preventive work, possible only with cold stop." "Other blocks remain in the cold mode," the international organization assured.</text:p>
      <text:p text:style-name="P4">
To maintain safety, including the treatment of liquid radioactive waste, the station uses a pair produced by one of the hot stops.</text:p>
      <text:p text:style-name="P4">
As reported by Ukrinform, on March 4, 2022, the Russians seized the ZPP.</text:p>
      <text:p text:style-name="P4">
*!(https://www.ukrinform.ua/rubric-ato/3734097-akso-rosia-stvorit-katastrofu-na-zaes-vidpovidalnist-dla-nei-bude-neminucou-derzdep.html)On June 22, 2023, President Volodymyr Zelenskyy declared the plans of the Rosiiva to the station.</text:p>
      <text:p text:style-name="P4">
The Secretary of the National Security and Defense Council Alexei Danilov reported that Ukraine is carefully preparing for any scenarios for the development of the events of the Zaporozhye NPP.</text:p>
      <text:p text:style-name="P4">
On June 30, the Main Directorate of Intelligence of the Ministry of Defense stated that the Russian contingent gradually leaves the territory of the ZPP.*!(https://www.ukrinform.ua/rubric-ato/3733302-ostannij-energoblok-zaes-zalisaetsa-u-stani-garacogo-zupinu-rozvidka.html)On July 4, the Armed Forces of Ukraine officially warned about possible training Russian invaders of provocation for ZPP.</text:p>
      <text:p text:style-name="P4">
News Source: <text:a xlink:type="simple" xlink:href="https://www.ukrinform.ua/rubric-economy/3735103-na-zaes-gotuutsa-perevesti-cetvertij-energoblok-z-holodnogo-v-garacij-stan-zupinu-magate.html" text:style-name="Internet_20_link" text:visited-style-name="Visited_20_Internet_20_Link">
https://www.ukrinform.ua/rubric-economy/3735103-na-zaes-gotuutsa-perevesti-cetvertij-energoblok-z-holodnogo-v-garacij-stan-zupinu-magate.html</text:a>
</text:p>
      <!--NEWS-->
      <text:h text:style-name="P10" text:outline-level="1">
<text:span text:style-name="T4">
Presidents of the United States and Turkey have discussed the support of Ukraine</text:span>
</text:h>
      <text:p text:style-name="P4">
Author: ['АРМІЯINFORM']</text:p>
      <text:p text:style-name="P4">
Time: 2023-07-12T30:00:00-04:00</text:p>
      <text:p text:style-name="P4">
Description: US President Joe Biden Zustyu Iz President Turechini Rezhep Takyp Yerdogan at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biden_erdogan.jpg" text:style-name="Internet_20_link" text:visited-style-name="Visited_20_Internet_20_Link">
biden_erdogan.jpg</text:a>
']</text:p>
      <text:p text:style-name="P4">
Tags: ['STOPRUSSIA', 'ВТОРГНЕННЯ РФ', 'ДЖО БАЙДЕН', 'ДОПОМОГА ПАРТНЕРІВ', 'РЕДЖЕП ТАЇП ЕРДОГАН']</text:p>
      <text:p text:style-name="P4">
Category: News</text:p>
      <!--METADATA-->
      <text:p text:style-name="P4">
<draw:frame draw:style-name="fr1" draw:name="Image203" text:anchor-type="as-char" svg:width="6.9236in" svg:height="3.894525in" draw:z-index="0">
<draw:image xlink:href="../Images/AРМІЯINFORM/2023-07-12T30-00-00-04-00/biden_erdogan.jpg" xlink:type="simple" xlink:show="embed" xlink:actuate="onLoad" draw:mime-type="image/jpeg"/>
</draw:frame>
US President Joe Biden met with Turkish President Recep Taipomerdoghan at <text:a xlink:type="simple" xlink:href="https://armyinform.com.ua/2023/07/11/pidsumky-pershogo-dnya-vilnyuskogo-samitu-2023-dlya-ukrayiny/" text:style-name="Internet_20_link" text:visited-style-name="Visited_20_Internet_20_Link">
NATO Summit</text:a>
In Vilnius. The American leader congratulated the Turkish colleague with an agreement he had reached by Sweden Prime Minister Ulf Christerson and the Secretary-General of Natons Stoltenberg on the referral to Ratification to the Turkey Parliament on Sweden.</text:p>
      <text:p text:style-name="P4">
This is stated in <text:a xlink:type="simple" xlink:href="https://www.whitehouse.gov/briefing-room/statements-releases/2023/07/11/readout-of-president-joe-bidens-meeting-with-president-recep-tayyip-erdogan-of-turkiye/" text:style-name="Internet_20_link" text:visited-style-name="Visited_20_Internet_20_Link">
message</text:a>
White House.</text:p>
      <text:p text:style-name="P4">
"The presidents also discussed regional issues that constitute jointly interrees, including the unchanging support of Ukraine and the importance of maintaining the stability in the Aegean Sea," the statement reads.</text:p>
      <text:p text:style-name="P4">
Recall Joe Biden <text:a xlink:type="simple" xlink:href="https://armyinform.com.ua/2023/07/11/dzho-bajden-zayavyv-shho-pidtrymuye-rishennya-shhodo-sproshhennya-shlyahu-ukrayiny-do-nato/" text:style-name="Internet_20_link" text:visited-style-name="Visited_20_Internet_20_Link">
declared</text:a>
that supports the decision to <text:a xlink:type="simple" xlink:href="https://armyinform.com.ua/2023/07/11/yens-stoltenberg-my-skasuyemo-vymogu-vykonannya-pdch-ukrayiny-v-alyansi/" text:style-name="Internet_20_link" text:visited-style-name="Visited_20_Internet_20_Link">
simplify Ukraine's path</text:a>
.</text:p>
      <text:p text:style-name="P4">
News Source: <text:a xlink:type="simple" xlink:href="https://armyinform.com.ua/2023/07/12/prezydenty-ssha-ta-turechchyny-obgovoryly-pidtrymku-ukrayiny/" text:style-name="Internet_20_link" text:visited-style-name="Visited_20_Internet_20_Link">
https://armyinform.com.ua/2023/07/12/prezydenty-ssha-ta-turechchyny-obgovoryly-pidtrymku-ukrayiny/</text:a>
</text:p>
      <!--NEWS-->
      <text:h text:style-name="P10" text:outline-level="1">
<text:span text:style-name="T4">
On July 13, the Military Media Center will host a discussion panel on "Summary and Evaluation of NATO Vilnius Summit"</text:span>
</text:h>
      <text:p text:style-name="P4">
Author: ['АРМІЯINFORM']</text:p>
      <text:p text:style-name="P4">
Time: 2023-07-12T32:00:00-04:00</text:p>
      <text:p text:style-name="P4">
Description: Thour, 13 lipna 2023 Rock, about 09:00 Military Media Center, a diskkushyne ... War with Ukraine 2022, war with Ukraine Latest news today, News War with Ukraine 2022 Last for today, will there be a war between Ukraine and Russia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359488658_213501051660160_703464308451219607_n.jpg" text:style-name="Internet_20_link" text:visited-style-name="Visited_20_Internet_20_Link">
359488658_213501051660160_703464308451219607_n.jpg</text:a>
']</text:p>
      <text:p text:style-name="P4">
Tags: ['MILITARY MEDIA CENTER', 'STOPRUSSIA', 'ВІЛЬНЮСЬКИЙ САМІТ', 'ДИСКУСІЙНА ПАНЕЛЬ', 'НАТО']</text:p>
      <text:p text:style-name="P4">
Category: News</text:p>
      <!--METADATA-->
      <text:p text:style-name="P4">
<draw:frame draw:style-name="fr1" draw:name="Image204" text:anchor-type="as-char" svg:width="6.9236in" svg:height="3.450261in" draw:z-index="0">
<draw:image xlink:href="../Images/AРМІЯINFORM/2023-07-12T32-00-00-04-00/359488658_213501051660160_703464308451219607_n.jpg" xlink:type="simple" xlink:show="embed" xlink:actuate="onLoad" draw:mime-type="image/jpeg"/>
</draw:frame>
On Thursday, July 13, 2023, at 09:00 in <text:a xlink:type="simple" xlink:href="https://www.facebook.com/permalink.php" text:style-name="Internet_20_link" text:visited-style-name="Visited_20_Internet_20_Link">
Military Mediacenter</text:a>
The discussion panel will begin on the topic "Summary and Evaluation of Vilnius Sumitunato".</text:p>
      <text:p text:style-name="P4">
<text:span text:style-name="T4">
 Topics to discuss: </text:span>
</text:p>
      <ul>
        <li>
The key results of NATO summit in Vilnius. * Assessment of the prospects of Ukraine's membership in NATO after Vilnius. Will the war affect this process? * What security guarantees does Ukraine look forward to entering the Alliance and whether partners are able to provide them? * NATO and Russia: Where do the Red Lines pass and did the Alliance build a clear strategy on the Russian Federation?</li>
      </ul>
      <text:p text:style-name="P4">
<text:span text:style-name="T4">
 Participants: </text:span>
</text:p>
      <text:p text:style-name="P4">
<text:span text:style-name="T4">
 • Serhiy Gerasimchuk, </text:span>
 Deputy Executive Director of the Ukrainian Prism of Foreign Policy;</text:p>
      <text:p text:style-name="P4">
<text:span text:style-name="T4">
 • Maria Kucherenko, </text:span>
 Senior Analyst of the Foundation "Come back alive";</text:p>
      <text:p text:style-name="P4">
<text:span text:style-name="T4">
 • Oleksandr Musienko, </text:span>
 Chairman of the Board of NGO "Center for Military Law";</text:p>
      <text:p text:style-name="P4">
<text:span text:style-name="T4">
 • Alexei Mustafin, </text:span>
 journalist and media expert;</text:p>
      <text:p text:style-name="P4">
<text:span text:style-name="T4">
 • Alexander Hara </text:span>
, expert of the Center for Defense Strategies.</text:p>
      <text:p text:style-name="P4">
Accreditation of media representatives is required and will last until 08:30 on July 13.</text:p>
      <text:p text:style-name="P4">
Submit applications for accreditation to: psmodu@post.mil.gov.uaiz with the name, name and patronymic of the journalist, name of the publication, contact phone.</text:p>
      <text:p text:style-name="P4">
News Source: <text:a xlink:type="simple" xlink:href="https://armyinform.com.ua/2023/07/12/13-lypnya-u-military-media-center-vidbudetsya-dyskusijna-panel-na-temu-pidsumky-ta-oczinky-vilnyuskogo-samitu-nato/" text:style-name="Internet_20_link" text:visited-style-name="Visited_20_Internet_20_Link">
https://armyinform.com.ua/2023/07/12/13-lypnya-u-military-media-center-vidbudetsya-dyskusijna-panel-na-temu-pidsumky-ta-oczinky-vilnyuskogo-samitu-nato/</text:a>
</text:p>
      <!--NEWS-->
      <text:h text:style-name="P10" text:outline-level="1">
<text:span text:style-name="T4">
Alexei Danilov: Ukraine will do everything dependent to become a member of NATO as soon as possible</text:span>
</text:h>
      <text:p text:style-name="P4">
Author: ['АРМІЯINFORM']</text:p>
      <text:p text:style-name="P4">
Time: 2023-07-12T34:00:00-04:00</text:p>
      <text:p text:style-name="P4">
Description: Ukrainian membership in NATO - Ts Zaporuka Bezpeki, peaceful lives of the rod of nashi of the Country.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Tags: ['STOPRUSSIA', 'АГРЕСІЯ РФ', 'ВТОРГНЕННЯ РФ', 'НАТО', 'ОЛЕКСІЙ ДАНІЛОВ', 'СЕКРЕТАР РНБО УКРАЇНИ']</text:p>
      <text:p text:style-name="P4">
Category: News</text:p>
      <!--METADATA-->
      <text:p text:style-name="P4">
<draw:frame draw:style-name="fr1" draw:name="Image205" text:anchor-type="as-char" svg:width="6.9236in" svg:height="3.894525in" draw:z-index="0">
<draw:image xlink:href="../ConvertedIMGs/AРМІЯINFORM/2023-07-12T34-00-00-04-00/124169412_728e27f1-5076-4016-ae2e-9fb07e605c88.jpg.png" xlink:type="simple" xlink:show="embed" xlink:actuate="onLoad" draw:mime-type="image/png"/>
</draw:frame>
NATO membership in NATO is the key to safety, peaceful life and development of our country.</text:p>
      <text:p text:style-name="P4">
About it <text:a xlink:type="simple" xlink:href="https://www.rnbo.gov.ua/ua/Diialnist/6478.html" text:style-name="Internet_20_link" text:visited-style-name="Visited_20_Internet_20_Link">
stated</text:a>
Secretary of the Radinational Security and Defense of Ukraine Alexey Danilov.</text:p>
      <text:p text:style-name="P4">
“NATO's membership in NATO is the norm of the Constitution, and we will do everything from the dependent to become a member of the Alliance as soon as possible. Until this happens, the security of our country will be in question, ”the NSDC secretary emphasized.</text:p>
      <text:p text:style-name="P4">
He also emphasized that Ukrainian society is mature and seeks our state to NATO, as he is aware that the Alliance membership is a question of security.</text:p>
      <text:p text:style-name="P4">
"We will not turn from the way to NATO membership," Alexeydanilov emphasized, emphasizing that this path is poured by the blood that was given for the future country.</text:p>
      <text:p text:style-name="P4">
The NSDC Secretary of Ukraine expressed a misunderstanding about the position of some countries that are coming to the Alliance, arguing that it is a reluctance to conflict with nuclear weapons.</text:p>
      <text:p text:style-name="P4">
News Source: <text:a xlink:type="simple" xlink:href="https://armyinform.com.ua/2023/07/12/oleksij-danilov-ukrayina-robytyme-vse-zalezhne-aby-yakomoga-shvydshe-staty-chlenom-nato/" text:style-name="Internet_20_link" text:visited-style-name="Visited_20_Internet_20_Link">
https://armyinform.com.ua/2023/07/12/oleksij-danilov-ukrayina-robytyme-vse-zalezhne-aby-yakomoga-shvydshe-staty-chlenom-nato/</text:a>
</text:p>
      <!--NEWS-->
      <text:h text:style-name="P10" text:outline-level="1">
<text:span text:style-name="T4">
Expanded list of persons who can get UBD status</text:span>
</text:h>
      <text:p text:style-name="P4">
Author: ['АРМІЯINFORM']</text:p>
      <text:p text:style-name="P4">
Time: 2023-07-12T36:00:00-04:00</text:p>
      <text:p text:style-name="P4">
Description: Kabіnet Minstryv Ukrainian Vesus Zmіni before a decree about the status of a member of the battl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5f6a2264.jpg" text:style-name="Internet_20_link" text:visited-style-name="Visited_20_Internet_20_Link">
5f6a2264.jpg</text:a>
']</text:p>
      <text:p text:style-name="P4">
Tags: ['ВТОРГНЕННЯ РФ', 'УБД']</text:p>
      <text:p text:style-name="P4">
Category: News</text:p>
      <!--METADATA-->
      <text:p text:style-name="P4">
<draw:frame draw:style-name="fr1" draw:name="Image206" text:anchor-type="as-char" svg:width="6.9236in" svg:height="4.615733in" draw:z-index="0">
<draw:image xlink:href="../Images/AРМІЯINFORM/2023-07-12T36-00-00-04-00/5f6a2264.jpg" xlink:type="simple" xlink:show="embed" xlink:actuate="onLoad" draw:mime-type="image/jpeg"/>
</draw:frame>
Photo: Dmitry Yurchenko / Armyinform</text:p>
      <text:p text:style-name="P4">
The Cabinet of Ministers of Ukraine amended the resolution on granting the status of a participant in the actions and increased the range of persons who can obtain the status of UBD, now it can receive volunteers. About it <text:a xlink:type="simple" xlink:href="https://t.me/tmelnychuk/2697" text:style-name="Internet_20_link" text:visited-style-name="Visited_20_Internet_20_Link">
reported</text:a>
Representative of the Cabinet of Ministers of Ukraine to the Verkhovna Rada Taras Melnychuk.</text:p>
      <text:p text:style-name="P4">
It is about making changes to <text:a xlink:type="simple" xlink:href="https://zakon.rada.gov.ua/laws/show/413-2014-%D0%BF#Text" text:style-name="Internet_20_link" text:visited-style-name="Visited_20_Internet_20_Link">
resolution</text:a>
CMU of 20.08.2014 N 413 “On Approval of the Procedure for granting and deprivation of the status of the combat of persons who defended independence, sovereignty of the Tatertorial integrity of Ukraine and participated directly with the vantical operation, ensuring it or in the implementation of the Russian Federation in Donetsk and Luhansk regions, ensuring the implementation, in the activities necessary to ensure the defense of Ukraine, protection of the security of the population and interests of the state in connection with the military aggression of the Russian Federation against Ukraine "in order to bring it into line with <text:a xlink:type="simple" xlink:href="https://zakon.rada.gov.ua/laws/show/2864-20#Text" text:style-name="Internet_20_link" text:visited-style-name="Visited_20_Internet_20_Link">
Law of Ukraine</text:a>
from January 12, 20123 N 2864-IX.</text:p>
      <text:p text:style-name="P4">
Taras Melnychuk reported that according to the government approved changes, the possibility of mining of veterans to establish the status of a participant in the fighting, which “since 24.02. on 25.03.2022 according to <text:a xlink:type="simple" xlink:href="https://zakon.rada.gov.ua/laws/show/2114-20#Text" text:style-name="Internet_20_link" text:visited-style-name="Visited_20_Internet_20_Link">
the Law on Ensuring Participation Persons in Protection of Ukraine "</text:a>
Or, in the composition of non -elegant formations in cooperation with the Armed Forces of Ukraine, the Ministry of Internal Affairs of Ukraine, the State Border Guard Service of Ukraine, the National Police, the National Guard of Ukraine, the Security Service of Ukraine and other military formations and law enforcement agencies in accordance with the law participated in the implementation the security of the population and interests of the state in connection with the Zaporizhia aggression of the Russian Federation against Ukraine, being directly in the districts and the time of implementation of these measures. "</text:p>
      <text:p text:style-name="P4">
News Source: <text:a xlink:type="simple" xlink:href="https://armyinform.com.ua/2023/07/12/rozshyreno-perelik-osib-yaki-mozhut-otrymaty-status-ubd/" text:style-name="Internet_20_link" text:visited-style-name="Visited_20_Internet_20_Link">
https://armyinform.com.ua/2023/07/12/rozshyreno-perelik-osib-yaki-mozhut-otrymaty-status-ubd/</text:a>
</text:p>
      <!--NEWS-->
      <text:h text:style-name="P10" text:outline-level="1">
<text:span text:style-name="T4">
In Vilnius we have to solve three priority issues - Volodymyr Zelenskyy</text:span>
</text:h>
      <text:p text:style-name="P4">
Author: ['Ольга Мосьондз']</text:p>
      <text:p text:style-name="P4">
Time: 2023-07-12T38:00:00-04:00</text:p>
      <text:p text:style-name="P4">
Description: Sogodnі, 12 lipnya, at Vilnyusі (Litovska Repubulika), who was sobbing another day of Samit chapters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1e1a1515999.jpg" text:style-name="Internet_20_link" text:visited-style-name="Visited_20_Internet_20_Link">
1e1a1515999.jpg</text:a>
']</text:p>
      <text:p text:style-name="P4">
Tags: ['ВІЛЬНЮСЬКИЙ САМІТ', 'ВОЛОДИМИР ЗЕЛЕНСЬКИЙ', 'НАТО', 'ПРЕЗИДЕНТ УКРАЇНИ']</text:p>
      <text:p text:style-name="P4">
Category: News</text:p>
      <!--METADATA-->
      <text:p text:style-name="P4">
<draw:frame draw:style-name="fr1" draw:name="Image207" text:anchor-type="as-char" svg:width="6.9236in" svg:height="4.615733in" draw:z-index="0">
<draw:image xlink:href="../Images/AРМІЯINFORM/2023-07-12T38-00-00-04-00/1e1a1515999.jpg" xlink:type="simple" xlink:show="embed" xlink:actuate="onLoad" draw:mime-type="image/jpeg"/>
</draw:frame>
Today, July 12, in Vilnius(Lithuanian Republic)The second day of the head of state and governments of NATO began.</text:p>
      <text:p text:style-name="P4">
A Ukrainian delegation, headed by President of Ukraine by the President of Ukraine by Zelensky, came to the summit.</text:p>
      <text:p text:style-name="P4">
This was reported by a correspondent of the Armyinform from Vilnius.</text:p>
      <text:p text:style-name="P4">
The delegation is: Minister of Defense of Ukraine Alexei Reznikov, Foreign Minister Dmitrykuleba, NATO Mission Head of NATO Natalia Galibarenko, Head of Office President Andriy Yermak.</text:p>
      <ul>
        <li>
Today we have three priority issues on the agenda. The first is the nook -pay for our army on the battlefield. Second, I think the invitation of Donato. We want to be on the same wave of understanding with everyone. It needs understanding that we will receive this invitation when safety measures are allowed. Third - I want to break with our partners security guarantees for Ukraine on the way to NATO, - said the President of Ukraine.</li>
      </ul>
      <text:p text:style-name="P4">
Today, according to Volodymyr Zelenskyy, the Ukrainian delegation will participate in the planned bilateral meetings - with American, Canadian, German, British, Dutch, Japanese and other partners.</text:p>
      <text:p text:style-name="P4">
We will remind, the President of Ukraine and the Minister of Defense arrived in Vilnius yesterday.</text:p>
      <text:p text:style-name="P4">
<text:span text:style-name="T5">
Opto author</text:span>
</text:p>
      <text:p text:style-name="P4">
News Source: <text:a xlink:type="simple" xlink:href="https://armyinform.com.ua/2023/07/12/u-vilnyusi-mayemo-vyrishyty-try-priorytetni-pytannya-volodymyr-zelenskyj/" text:style-name="Internet_20_link" text:visited-style-name="Visited_20_Internet_20_Link">
https://armyinform.com.ua/2023/07/12/u-vilnyusi-mayemo-vyrishyty-try-priorytetni-pytannya-volodymyr-zelenskyj/</text:a>
</text:p>
      <!--NEWS-->
      <text:h text:style-name="P10" text:outline-level="1">
<text:span text:style-name="T4">
Truskavets extinguished a fire at the hotel</text:span>
</text:h>
      <text:p text:style-name="P4">
Authors: Ukrinform (Person)</text:p>
      <text:p text:style-name="P4">
Publisher: Укринформ (Organization)</text:p>
      <text:p text:style-name="P4">
Published Time: 2023-07-12T3:16:00+03:00</text:p>
      <text:p text:style-name="P4">
Modified Time: 2023-07-12T22:16:00+03:00</text:p>
      <text:p text:style-name="P4">
Description: Rescuers eliminated a fire that broke out in one of the hotels in Truskavets in Lviv region. - Ukrinform.</text:p>
      <text:p text:style-name="P4">
Images: ['<text:a xlink:type="simple" xlink:href="https://static.ukrinform.com/photos/2023_07/thumb_files/630_360_1689189075-558.jpg" text:style-name="Internet_20_link" text:visited-style-name="Visited_20_Internet_20_Link">
630_360_16891...</text:a>
']</text:p>
      <text:p text:style-name="P4">
Tags: ['ДСНС', 'Львівщина', 'Пожежа', 'Трускавець']</text:p>
      <text:p text:style-name="P4">
Type: Article</text:p>
      <!--METADATA-->
      <text:p text:style-name="P4">
<draw:frame draw:style-name="fr1" draw:name="Image208" text:anchor-type="as-char" svg:width="6.9236in" svg:height="3.956343in" draw:z-index="0">
<draw:image xlink:href="../Images/yкринформ/2023-07-12T3-16-00-03-00/630_360_1689189075-558.jpg" xlink:type="simple" xlink:show="embed" xlink:actuate="onLoad" draw:mime-type="image/jpeg"/>
</draw:frame>
Rescuers eliminated a fire that broke out in one of the hotels in Truskavin in Lviv region.</text:p>
      <text:p text:style-name="P4">
About it <text:a xlink:type="simple" xlink:href="http://lv.dsns.gov.ua/uk/news/nadzvicaini-podiyi/mtruskavec-riatuvalniki-lokalizuvali-pozezu-v-goteli" text:style-name="Internet_20_link" text:visited-style-name="Visited_20_Internet_20_Link">
reported</text:a>
GUDSNS press service in Lviv region, Ukrinform reports.</text:p>
      <text:p text:style-name="P4">
“At 21:10, the fire is localized as a part of 10 units of the gas -smoke protection service. 70 personnel and 17 units of technical equipment were involved in the ignition, ”the post reads.</text:p>
      <text:p text:style-name="P4">
According to the updated information of the SES, at 21:45 the fire was liquidated.</text:p>
      <text:p text:style-name="P4">
<text:span text:style-name="T4">
 Read also: </text:span>
 <text:a xlink:type="simple" xlink:href="https://www.ukrinform.ua/rubric-kyiv/3733536-u-kievi-likviduvali-pozezu-na-azs.html" text:style-name="Internet_20_link" text:visited-style-name="Visited_20_Internet_20_Link">
in Kiev eliminated <text:span text:style-name="T4">
 fire </text:span>
 at gas station</text:a>
Recall notification of <text:a xlink:type="simple" xlink:href="http://www.ukrinform.ua/tag-pozeza" text:style-name="Internet_20_link" text:visited-style-name="Visited_20_Internet_20_Link">
fire</text:a>
M. Truskavets hotel was released at the rescue service at 17:14. From the hotel 10 people.</text:p>
      <text:p text:style-name="P4">
<text:span text:style-name="T5">
Foto: SNNS</text:span>
</text:p>
      <text:p text:style-name="P4">
News Source: <text:a xlink:type="simple" xlink:href="https://www.ukrinform.ua/rubric-regions/3735104-u-truskavci-zagasili-pozezu-v-goteli.html" text:style-name="Internet_20_link" text:visited-style-name="Visited_20_Internet_20_Link">
https://www.ukrinform.ua/rubric-regions/3735104-u-truskavci-zagasili-pozezu-v-goteli.html</text:a>
</text:p>
      <!--NEWS-->
      <text:h text:style-name="P10" text:outline-level="1">
<text:span text:style-name="T4">
The Government has improved the order of reservation</text:span>
</text:h>
      <text:p text:style-name="P4">
Author: ['АРМІЯINFORM']</text:p>
      <text:p text:style-name="P4">
Time: 2023-07-12T40:00:00-04:00</text:p>
      <text:p text:style-name="P4">
Description: Kabіnet Minstryv Ukrainian Vesus Zmіni until Rene No. 76 of 27 SiChnya 2023 Rock, Jacob ... War with Ukraine 2022, War with Ukraine Latest News today, News War with Ukraine 2022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63da981df3bdd1.16007198.webp" text:style-name="Internet_20_link" text:visited-style-name="Visited_20_Internet_20_Link">
63da981df3bdd1.16007198.webp</text:a>
']</text:p>
      <text:p text:style-name="P4">
Tags: ["ВІЙСЬКОВОЗОБОВ'ЯЗАНІ", 'ВОЄНИЙ СТАН', 'КАБІНЕТ МІНІСТРІВ УКРАЇНИ', 'РІШЕННЯ УРЯДУ']</text:p>
      <text:p text:style-name="P4">
Category: News</text:p>
      <!--METADATA-->
      <text:p text:style-name="P4">
<draw:frame draw:style-name="fr1" draw:name="Image211" text:anchor-type="as-char" svg:width="6.9236in" svg:height="3.894525in" draw:z-index="0">
<draw:image xlink:href="../ConvertedIMGs/AРМІЯINFORM/2023-07-12T40-00-00-04-00/63da981df3bdd1.16007198.png" xlink:type="simple" xlink:show="embed" xlink:actuate="onLoad" draw:mime-type="image/png"/>
</draw:frame>
The Cabinet of Ministers of Ukraine amended Resolution No. 76 of January 27, 2023, which regulates the issues of reservation of military personnel for the period of mobilization and wartime. In particular, the list of areas that may be <text:a xlink:type="simple" xlink:href="https://armyinform.com.ua/2023/04/29/uryad-optymizuvav-proczeduru-bronyuvannya-vijskovozobovyazanyh/" text:style-name="Internet_20_link" text:visited-style-name="Visited_20_Internet_20_Link">
booked</text:a>
and the established terms of consideration by state bodies of appeals of enterprises and organizations to determine their critical ones.</text:p>
      <text:p text:style-name="P4">
The Government approved the relevant decision at a meeting on July 11, <text:a xlink:type="simple" xlink:href="https://www.me.gov.ua/News/Detail" text:style-name="Internet_20_link" text:visited-style-name="Visited_20_Internet_20_Link">
reports</text:a>
Ministry of Economy of Ukraine.</text:p>
      <text:p text:style-name="P4">
Changes have been made to the order of booking the conscripts under the list of martial law and the order and the criterion for determining the enterprises, institutions and organizations that are critical for the functioning of the economy and ensuring the life of the population in a special period.</text:p>
      <text:p text:style-name="P4">
“During meetings with business, we received repeated complaints about the delay of state bodies with consideration of appeals to identify enterprises with critical. This influenced the activities of economic entities, prevented the work of planning their work. Bureaucratic red tape in the issues of booking will be laid. Today's decision, the government has established marginal term consideration: the appeal of enterprises, institutions and organizations should consider the inast up to 10 working days from the moment of receipt, ” - said the first Viceremerie -Minister of Ukraine - Minister of Economy of Ukraine Yulia Sviridenko.</text:p>
      <text:p text:style-name="P4">
The Government approved by the changes envisages:</text:p>
      <ul>
        <li>
Sumy of a single social contribution(ESV)From now on, one of the criteria for determining the enterprise is critical. Recall that the criterion provides for the payment of the enterprise during the reporting tax year of taxes, fees, payments(In addition to customs payments)for more than 1.5 million euros. * Veterinary companies, state -controlled state -controlled enterprises, etc. can be recognized as critically important in the event of two or more criteria. * Application of a unified approach to determining the number of conscripts to be booking and working in local self -government bodies and in state bodies.</li>
      </ul>
      <text:p text:style-name="P4">
News Source: <text:a xlink:type="simple" xlink:href="https://armyinform.com.ua/2023/07/12/uryad-udoskonalyv-poryadok-bronyuvannya-vijskovozobov%ca%bcyazanyh/" text:style-name="Internet_20_link" text:visited-style-name="Visited_20_Internet_20_Link">
https://armyinform.com.ua/2023/07/12/uryad-udoskonalyv-poryadok-bronyuvannya-vijskovozobov%ca%bcyazanyh/</text:a>
</text:p>
      <!--NEWS-->
      <text:h text:style-name="P10" text:outline-level="1">
<text:span text:style-name="T4">
Grateful to Justin Trudeau and Canada for strengthening our soldiers armored vehicles - President of Ukraine</text:span>
</text:h>
      <text:p text:style-name="P4">
Author: ['Ольга Мосьондз']</text:p>
      <text:p text:style-name="P4">
Time: 2023-07-12T42:00:00-04:00</text:p>
      <text:p text:style-name="P4">
Description: President of Ukraine Volodymyr Zelensky at VILNYUSIV PROPERIS IN PREM'R-MINISTRM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1689150674-379.jpg" text:style-name="Internet_20_link" text:visited-style-name="Visited_20_Internet_20_Link">
1689150674-379.jpg</text:a>
']</text:p>
      <text:p text:style-name="P4">
Tags: ['ВІЛЬНЮСЬКИЙ САМІТ', 'ВОЛОДИМИР ЗЕЛЕНСЬКИЙ', 'ДЖАСТІН ТРЮДО', 'ДОПОМОГА ПАРТНЕРІВ', 'КАНАДА', 'СВІТ ПІДТРИМУЄ УКРАЇНУ']</text:p>
      <text:p text:style-name="P4">
Category: News</text:p>
      <!--METADATA-->
      <text:p text:style-name="P4">
<draw:frame draw:style-name="fr1" draw:name="Image212" text:anchor-type="as-char" svg:width="6.9236in" svg:height="4.615733in" draw:z-index="0">
<draw:image xlink:href="../Images/AРМІЯINFORM/2023-07-12T42-00-00-04-00/1689150674-379.jpg" xlink:type="simple" xlink:show="embed" xlink:actuate="onLoad" draw:mime-type="image/jpeg"/>
</draw:frame>
President of Ukraine Volodymyr Zelensky in Vilnius has negotiated with Canada Prime Minister Justin Trudeau.</text:p>
      <text:p text:style-name="P4">
This was reported by a correspondent of the Armyinform from Vilnius.</text:p>
      <text:p text:style-name="P4">
“The meaningful start of the day at the summit!Meeting Mr. Prime Minister Canadiastin Trudeau. We discuss safety guarantees for Ukraine on the way to NATO - we understand Canada, will understand the world, prepare an important security win for Ukraine, ”said Volodymyr Zelenskyy.</text:p>
      <text:p text:style-name="P4">
The head of the Ukrainian state thanked Mr. Trudeau and Canada for strengthening our military with armored vehicles.</text:p>
      <text:p text:style-name="P4">
"There are powerful arrangements," the President of Ukraine announced.</text:p>
      <text:p text:style-name="P4">
Recall that <text:a xlink:type="simple" xlink:href="https://armyinform.com.ua/2023/07/12/u-vilnyusi-mayemo-vyrishyty-try-priorytetni-pytannya-volodymyr-zelenskyj/" text:style-name="Internet_20_link" text:visited-style-name="Visited_20_Internet_20_Link">
priority</text:a>
For a Ukrainian delegation, led by Vladimir Zelensky, it is necessary to receive additional packs of assistance to liberate their land from the occupiers, to invite Daliance and security guarantees.</text:p>
      <text:p text:style-name="P4">
News Source: <text:a xlink:type="simple" xlink:href="https://armyinform.com.ua/2023/07/12/vdyachnyj-dzhastinu-tryudo-i-kanadi-za-posylennya-nashyh-voyiniv-bronetehnikoyu-prezydent-ukrayiny/" text:style-name="Internet_20_link" text:visited-style-name="Visited_20_Internet_20_Link">
https://armyinform.com.ua/2023/07/12/vdyachnyj-dzhastinu-tryudo-i-kanadi-za-posylennya-nashyh-voyiniv-bronetehnikoyu-prezydent-ukrayiny/</text:a>
</text:p>
      <!--NEWS-->
      <text:h text:style-name="P10" text:outline-level="1">
<text:span text:style-name="T4">
Ukraine will receive additional Patriot from Germany</text:span>
</text:h>
      <text:p text:style-name="P4">
Author: ['Ольга Мосьондз']</text:p>
      <text:p text:style-name="P4">
Time: 2023-07-12T44:00:00-04:00</text:p>
      <text:p text:style-name="P4">
Description: President of Ukraine Volodymyr Zelensky, Yaky, I was rallying at the Samiti NATO from VILNYUSI, Proviv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1e1a1564-scaled-1.jpg" text:style-name="Internet_20_link" text:visited-style-name="Visited_20_Internet_20_Link">
1e1a1564-scaled-1.jpg</text:a>
']</text:p>
      <text:p text:style-name="P4">
Tags: ['ВОЛОДИМИР ЗЕЛЕНСЬКИЙ', 'ДОПОМОГА ПАРТНЕРІВ', 'НІМЕЧЧИНА', 'ОЛАФ ШОЛЬЦ', 'ПАТРІОТ', 'СВІТ ПІДТРИМУЄ УКРАЇНУ']</text:p>
      <text:p text:style-name="P4">
Category: News</text:p>
      <!--METADATA-->
      <text:p text:style-name="P4">
<draw:frame draw:style-name="fr1" draw:name="Image213" text:anchor-type="as-char" svg:width="6.9236in" svg:height="4.615733in" draw:z-index="0">
<draw:image xlink:href="../Images/AРМІЯINFORM/2023-07-12T44-00-00-04-00/1e1a1564-scaled-1.jpg" xlink:type="simple" xlink:show="embed" xlink:actuate="onLoad" draw:mime-type="image/jpeg"/>
</draw:frame>
President of Ukraine Volodymyr Zelensky, who <text:a xlink:type="simple" xlink:href="https://armyinform.com.ua/2023/07/12/u-vilnyusi-mayemo-vyrishyty-try-priorytetni-pytannya-volodymyr-zelenskyj/" text:style-name="Internet_20_link" text:visited-style-name="Visited_20_Internet_20_Link">
is at the NATO summit</text:a>
, negotiated with the chancellor Olaf Soltz.</text:p>
      <text:p text:style-name="P4">
This was reported by a correspondent of the Armyinform from Vilnius.</text:p>
      <text:p text:style-name="P4">
“There is an agreement on additional launchers“ <text:a xlink:type="simple" xlink:href="https://armyinform.com.ua/2023/04/21/zrk-patriot-zahystyt-ukrayinske-nebo-vid-balistychnyh-raket-ta-h-22/" text:style-name="Internet_20_link" text:visited-style-name="Visited_20_Internet_20_Link">
Petriot</text:a>
»And rockets for them of Virnnychyna. This is very important for protecting life in Ukraine from Russian terror!” Said the Ukrainian President.</text:p>
      <text:p text:style-name="P4">
He also added that he discussed the issue of Ukraine's prospects in the Alliance with the Head of the German Government.</text:p>
      <text:p text:style-name="P4">
"They continued the conversation about security guarantees for Ukraine on the way to NATO by Zanzler Sholtz," Volodymyr Zelenskyy stressed.</text:p>
      <text:p text:style-name="P4">
The President of Ukraine also thanked Germany for his readiness for long, long -term support for Ukraine and protection of freedom.</text:p>
      <text:p text:style-name="P4">
"Long -term support programs are the best signal to all in the world that our Eurobasis will be safety and peace," Volodymyr Zelenskyy summarized.</text:p>
      <text:p text:style-name="P4">
News Source: <text:a xlink:type="simple" xlink:href="https://armyinform.com.ua/2023/07/12/ukrayina-otrymaye-dodatkovi-patriot-vid-nimechchyny/" text:style-name="Internet_20_link" text:visited-style-name="Visited_20_Internet_20_Link">
https://armyinform.com.ua/2023/07/12/ukrayina-otrymaye-dodatkovi-patriot-vid-nimechchyny/</text:a>
</text:p>
      <!--NEWS-->
      <text:h text:style-name="P10" text:outline-level="1">
<text:span text:style-name="T4">
This agreement opens great opportunities for the Armed Forces and for Swedish companies - Alexei Reznikov</text:span>
</text:h>
      <text:p text:style-name="P4">
Author: ['АРМІЯINFORM']</text:p>
      <text:p text:style-name="P4">
Time: 2023-07-12T46:00:00-04:00</text:p>
      <text:p text:style-name="P4">
Description: Minstro defense of Ukraine Oleksiy Reznikov Ta Ministra defending Shvei Paul Johnson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jonson-150x150.jpg" text:style-name="Internet_20_link" text:visited-style-name="Visited_20_Internet_20_Link">
jonson-150x150.jpg</text:a>
', '<text:a xlink:type="simple" xlink:href="https://armyinform.com.ua/wp-content/uploads/2023/07/reznikov_shvecziya-150x150.jpg" text:style-name="Internet_20_link" text:visited-style-name="Visited_20_Internet_20_Link">
reznikov_shvecziya-150x150.jpg</text:a>
']</text:p>
      <text:p text:style-name="P4">
Tags: ['STOPRUSSIA', 'АГРЕСІЯ РФ', 'ОБОРОННІ ЗАКУПІВЛІ', 'ОЛЕКСІЙ РЕЗНІКОВ', 'ОФІЦІЙНО', 'ШВЕЦІЯ']</text:p>
      <text:p text:style-name="P4">
Category: News</text:p>
      <!--METADATA-->
      <text:p text:style-name="P4">
<text:a xlink:type="simple" xlink:href="https://armyinform.com.ua/wp-content/uploads/2023/07/jonson.jpg" text:style-name="Internet_20_link" text:visited-style-name="Visited_20_Internet_20_Link">
<draw:frame draw:style-name="fr1" draw:name="Image214" text:anchor-type="as-char" svg:width="6.9236in" svg:height="6.9236in" draw:z-index="0">
<draw:image xlink:href="../Images/AРМІЯINFORM/2023-07-12T46-00-00-04-00/jonson-150x150.jpg" xlink:type="simple" xlink:show="embed" xlink:actuate="onLoad" draw:mime-type="image/jpeg"/>
</draw:frame>
</text:a>
</text:p>
      <text:p text:style-name="P4">
<text:a xlink:type="simple" xlink:href="https://armyinform.com.ua/wp-content/uploads/2023/07/reznikov_shvecziya.jpg" text:style-name="Internet_20_link" text:visited-style-name="Visited_20_Internet_20_Link">
<draw:frame draw:style-name="fr1" draw:name="Image215" text:anchor-type="as-char" svg:width="6.9236in" svg:height="6.9236in" draw:z-index="0">
<draw:image xlink:href="../Images/AРМІЯINFORM/2023-07-12T46-00-00-04-00/reznikov_shvecziya-150x150.jpg" xlink:type="simple" xlink:show="embed" xlink:actuate="onLoad" draw:mime-type="image/jpeg"/>
</draw:frame>
</text:a>
Defense Minister Oleksiy Reznikov and Sweden Defense Minister Paul Jonson signed an agreement on cooperation in the field of defense procurement.</text:p>
      <text:p text:style-name="P4">
About it <text:a xlink:type="simple" xlink:href="https://twitter.com/oleksiireznikov/status/1679044310845607936" text:style-name="Internet_20_link" text:visited-style-name="Visited_20_Internet_20_Link">
reported</text:a>
Alexei Reznikov.</text:p>
      <text:p text:style-name="P4">
“This document opens great opportunities for both our armed forces and Swedish companies such as SAAB and others. Common colors combined with common values!” - said the head of Ukrainian defense consciousness, thanking his Swedish colleague by Paul Jonson.</text:p>
      <text:p text:style-name="P4">
News Source: <text:a xlink:type="simple" xlink:href="https://armyinform.com.ua/2023/07/12/czya-ugoda-vidkryvaye-velyki-mozhlyvosti-dlya-zsu-i-dlya-shvedskyh-kompanij-oleksij-reznikov/" text:style-name="Internet_20_link" text:visited-style-name="Visited_20_Internet_20_Link">
https://armyinform.com.ua/2023/07/12/czya-ugoda-vidkryvaye-velyki-mozhlyvosti-dlya-zsu-i-dlya-shvedskyh-kompanij-oleksij-reznikov/</text:a>
</text:p>
      <!--NEWS-->
      <text:h text:style-name="P10" text:outline-level="1">
<text:span text:style-name="T4">
In August, the Netherlands will begin preparation of Ukrainian pilots</text:span>
</text:h>
      <text:p text:style-name="P4">
Author: ['Ольга Мосьондз']</text:p>
      <text:p text:style-name="P4">
Time: 2023-07-12T48:00:00-04:00</text:p>
      <text:p text:style-name="P4">
Description: About the TSE in the framework of Samiz NATO, Yak Doldomlya, Armyanform Zalnyus, I was on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1200_0_1651495147-4694.webp" text:style-name="Internet_20_link" text:visited-style-name="Visited_20_Internet_20_Link">
1200_0_1651495147-4694.webp</text:a>
']</text:p>
      <text:p text:style-name="P4">
Tags: ['ВОЛОДИМИР ЗЕЛЕНСЬКИЙ', 'МАРК РЮТТЕ', 'ПІДГОТОВКА ПІЛОТІВ', 'САМІТ НАТО']</text:p>
      <text:p text:style-name="P4">
Category: News</text:p>
      <!--METADATA-->
      <text:p text:style-name="P4">
<draw:frame draw:style-name="fr1" draw:name="Image216" text:anchor-type="as-char" svg:width="6.9236in" svg:height="4.725357in" draw:z-index="0">
<draw:image xlink:href="../ConvertedIMGs/AРМІЯINFORM/2023-07-12T48-00-00-04-00/1200_0_1651495147-4694.png" xlink:type="simple" xlink:show="embed" xlink:actuate="onLoad" draw:mime-type="image/png"/>
</draw:frame>
The NATO Summit, according to the Armyinform Correspondent, was discussed at the President of Ukraine Vladimir Zelensky Tapremier-Minister of the Netherlands Mark Rutte.</text:p>
      <text:p text:style-name="P4">
“Specific things. In August, they agreed to prepare pilots. We approach modern aviation for Ukraine, ”said Volodymyr Zelenskyy.</text:p>
      <text:p text:style-name="P4">
He added that the countries agreed on the specific contribution of the Netherlands to strengthen Ukrainian air defense and artillery.</text:p>
      <text:p text:style-name="P4">
"I thank you for supporting NATO - both about the invitation and the guarantee of security on the way, in particular on a bilateral basis," Vladimirzelensky summarized.</text:p>
      <text:p text:style-name="P4">
Recall that during <text:a xlink:type="simple" xlink:href="https://armyinform.com.ua/2023/07/12/u-vilnyusi-mayemo-vyrishyty-try-priorytetni-pytannya-volodymyr-zelenskyj/" text:style-name="Internet_20_link" text:visited-style-name="Visited_20_Internet_20_Link">
the second day of the NATO summit</text:a>
Volodymyr Zelenskyy <text:a xlink:type="simple" xlink:href="https://armyinform.com.ua/2023/07/12/vdyachnyj-dzhastinu-tryudo-i-kanadi-za-posylennya-nashyh-voyiniv-bronetehnikoyu-prezydent-ukrayiny/" text:style-name="Internet_20_link" text:visited-style-name="Visited_20_Internet_20_Link">
discussed</text:a>
Canadian Trudeau Trudeau Trudeau Guarantees for Ukraine in Labor NATO, as well as <text:a xlink:type="simple" xlink:href="https://armyinform.com.ua/2023/07/12/ukrayina-otrymaye-dodatkovi-patriot-vid-nimechchyny/" text:style-name="Internet_20_link" text:visited-style-name="Visited_20_Internet_20_Link">
reached</text:a>
agreements on the transfer of additional launchers and missiles to Ukraine's transfer to Ukraine.</text:p>
      <text:p text:style-name="P4">
News Source: <text:a xlink:type="simple" xlink:href="https://armyinform.com.ua/2023/07/12/u-serpni-niderlandy-rozpochnut-pidgotovku-ukrayinskyh-pilotiv/" text:style-name="Internet_20_link" text:visited-style-name="Visited_20_Internet_20_Link">
https://armyinform.com.ua/2023/07/12/u-serpni-niderlandy-rozpochnut-pidgotovku-ukrayinskyh-pilotiv/</text:a>
</text:p>
      <!--NEWS-->
      <text:h text:style-name="P10" text:outline-level="1">
<text:span text:style-name="T4">
The Government has increased state order for the training of rehabilitation professionals and psychologists</text:span>
</text:h>
      <text:p text:style-name="P4">
Author: ['АРМІЯINFORM']</text:p>
      <text:p text:style-name="P4">
Time: 2023-07-12T4:00:00-04:00</text:p>
      <text:p text:style-name="P4">
Description: Trivla Rosіyska aggression in Ukrainian reached a great drink on the Medic Fakhivtsi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7c5d0c5331fb9181-e1689093443460.png" text:style-name="Internet_20_link" text:visited-style-name="Visited_20_Internet_20_Link">
7c5d0c5331fb9181-e1689093443460.png</text:a>
']</text:p>
      <text:p text:style-name="P4">
Tags: ['STOPRUSSIA', 'АГРЕСІЯ РФ', 'ВІЙНА', 'ВТОРГНЕННЯ РФ', 'РЕАБІЛІТАЦІЯ', 'УРЯДОВИЙ ПОРТАЛ']</text:p>
      <text:p text:style-name="P4">
Category: News</text:p>
      <!--METADATA-->
      <text:p text:style-name="P4">
<draw:frame draw:style-name="fr1" draw:name="Image217" text:anchor-type="as-char" svg:width="6.9236in" svg:height="3.435102in" draw:z-index="0">
<draw:image xlink:href="../Images/AРМІЯINFORM/2023-07-12T4-00-00-04-00/7c5d0c5331fb9181-e1689093443460.png" xlink:type="simple" xlink:show="embed" xlink:actuate="onLoad" draw:mime-type="image/png"/>
</draw:frame>
Illustrative photo</text:p>
      <text:p text:style-name="P4">
Prolonged Russian aggression in Ukraine has led to a great demand for medical people, in particular for rehabilitologists who will be engaged in the restoration of our warriors and civilian Ukrainians affected by full-scale and need physical and/or psychological rehabilitation, about it [reports] [reports] [reports] <text:a xlink:type="simple" xlink:href="https://www.kmu.gov.ua/news/uriad-zbilshyv-derzhzamovlennia-na-pidhotovku-fakhivtsiv-z-reabilitatsii-ta-psykholohiv" text:style-name="Internet_20_link" text:visited-style-name="Visited_20_Internet_20_Link">
reports</text:a>
Government portal.</text:p>
      <text:p text:style-name="P4">
The Government has approved a resolution "On a state order for the training of specialists, scientific, scientific-pedagogical and working personnel, on the promotion and retraining of personnel in 2023." The document will significantly increase the training of rehabilitation professionals and psychologists in higher education institutions.</text:p>
      <text:p text:style-name="P4">
“Every day our warriors protect us from the aggression of the country-terrorist. Every day, our citizens find themselves under sighting attacks. Unfortunately, the request for rehabilitation, both physical and psychological, is increasing. We need to consolidate efforts for our heroes to receive all the necessary assistance. And the questions of professionals who are directly assisted are one. Today, the government has taken another step towards the implementation of hero policies - increased state orders for the training of specialists in the rehabilitation of tap psychologists. These are the specialists that Ukraine need to provide the complexes of the necessary rehabilitation assistance to all those who need it, ”Viktor Lyashko reported.</text:p>
      <text:p text:style-name="P4">
This year in Ukraine the volume of the state order will be increased for 1005 mint physical therapists and ergotherapists and another 40 psychologists. There will be about state order at medical universities that are subordinate to momosis.</text:p>
      <text:p text:style-name="P4">
<text:span text:style-name="T4">
 In particular, the state training order for training increased: </text:span>
</text:p>
      <ul>
        <li>
bachelors in the specialty 227 "Therapy and Rehabilitation" -(from 50 to 625 seats)to prepare assistants of physical therapists and assistants of ergotherapists; * Masters in the specialties: * 227 "Therapy and Rehabilitation"(from 60 to 490 seats)for the preparation of physical therapists and ergotherapists; * 225 "Medical Psychology"(40 to 80 seats)for the preparation of psychologists.</li>
      </ul>
      <text:p text:style-name="P4">
<text:span text:style-name="T4">
 future rehabilitologists will be taught at 8 MOH universities: </text:span>
<text:span text:style-name="T4">
 The resolution also provides for an increase in the state order by 600 places for higher education institutions, which are under the control of the Ministry of Education of INAUKE. By specialties: </text:span>
</text:p>
      <ul>
        <li>
053 "Psychology"(from 755 to 855 people)for the preparation of psychologists; * 227 "Therapy and Rehabilitation"(from 460 to 760 people)to prepare assistants of physical therapists and assistants of ergotherapists; * 231 "Social Work"(from 796 to 996 people)to prepare social workers.</li>
      </ul>
      <text:p text:style-name="P4">
The duration of training in the above specialties is 4 years to maintain the bachelor's degree on the basis of complete general secondary education with the cutting "Psychology", "Therapy and rehabilitation", "Social work"; 2 years will study students to obtain a master's degree on the basis of degree bacalurus in the specialty "Therapy and rehabilitation"; 6 years continue to obtain a master's degree on the basis of complete general average education in the specialty "Medical Psychology".</text:p>
      <text:p text:style-name="P4">
It should be noted that the issue of training and training of Tapsychologists' rehabilitation professionals is now crucial for the state, as increasing the number of specialists in this area will help in the future effectively overlapping the challenges and providing the necessary medical assistance to the victims.</text:p>
      <text:p text:style-name="P4">
<text:a xlink:type="simple" xlink:href="https://moz.gov.ua/article/news/ukraina-potrebue-bilshe-fahivciv-u-medichnij-ta-socialnij-sferah-%e2%80%93-denis-shmigal" text:style-name="Internet_20_link" text:visited-style-name="Visited_20_Internet_20_Link">
Recall</text:a>
On the eve of Prime Minister Denis Shmigal at a government meeting with the heads of the Ministry of Health, the Ministry of Education and Science, the Ministry of Economy, the Ministry of Social Policy and the Ministry of Finance, instructed all the responsible ministry for the training of doctors in the specialty 222 "Medicine".</text:p>
      <text:p text:style-name="P4">
News Source: <text:a xlink:type="simple" xlink:href="https://armyinform.com.ua/2023/07/12/uryad-zbilshyv-derzhzamovlennya-na-pidgotovku-fahivcziv-z-reabilitacziyi-ta-psyhologiv/" text:style-name="Internet_20_link" text:visited-style-name="Visited_20_Internet_20_Link">
https://armyinform.com.ua/2023/07/12/uryad-zbilshyv-derzhzamovlennya-na-pidgotovku-fahivcziv-z-reabilitacziyi-ta-psyhologiv/</text:a>
</text:p>
      <!--NEWS-->
      <text:h text:style-name="P10" text:outline-level="1">
<text:span text:style-name="T4">
In Odessa, they beat the editor of a local newspaper</text:span>
</text:h>
      <text:p text:style-name="P4">
Authors: Ukrinform (Person)</text:p>
      <text:p text:style-name="P4">
Publisher: Укринформ (Organization)</text:p>
      <text:p text:style-name="P4">
Published Time: 2023-07-12T4:20:15+03:00</text:p>
      <text:p text:style-name="P4">
Modified Time: 2023-07-12T22:20:15+03:00</text:p>
      <text:p text:style-name="P4">
Description: Vladimir Sedov, the newspaper "Visti Ananyevshchyna" was beaten in Odesa region. - Ukrinform.</text:p>
      <text:p text:style-name="P4">
Images: ['<text:a xlink:type="simple" xlink:href="https://static.ukrinform.com/photos/2023_07/thumb_files/630_360_1689189498-958.jpg" text:style-name="Internet_20_link" text:visited-style-name="Visited_20_Internet_20_Link">
630_360_16891...</text:a>
']</text:p>
      <text:p text:style-name="P4">
Tags: ['Бійка', 'Одещина', 'Спілка журналістів']</text:p>
      <text:p text:style-name="P4">
Type: Article</text:p>
      <!--METADATA-->
      <text:p text:style-name="P4">
<draw:frame draw:style-name="fr1" draw:name="Image218" text:anchor-type="as-char" svg:width="6.9236in" svg:height="3.956343in" draw:z-index="0">
<draw:image xlink:href="../Images/yкринформ/2023-07-12T4-20-15-03-00/630_360_1689189498-958.jpg" xlink:type="simple" xlink:show="embed" xlink:actuate="onLoad" draw:mime-type="image/jpeg"/>
</draw:frame>
Vladimir Sedova, the editor of the newspaper "Visti Ananyevshchyna", was erected.</text:p>
      <text:p text:style-name="P4">
This was reported by the National Union of Journalists of Ukraine in <text:a xlink:type="simple" xlink:href="https://t.me/spilkanews/6887" text:style-name="Internet_20_link" text:visited-style-name="Visited_20_Internet_20_Link">
Telegram</text:a>
, reports Ukrinform.</text:p>
      <text:p text:style-name="P4">
«The editor -in -chief(Ananyev, Odessa region)Volodymyr Sedova was beaten today by unknown, said the head of the Odessa Regional Organization of the NSFU Yuri Rabotin, ”the post reads.</text:p>
      <text:p text:style-name="P4">
<text:span text:style-name="T4">
 Read also: </text:span>
 <text:a xlink:type="simple" xlink:href="https://www.ukrinform.ua/rubric-regions/3730912-na-vinniccini-vstanovili-osobi-pidlitkiv-aki-pobili-colovika-i-viklali-video-v-internet.html" text:style-name="Internet_20_link" text:visited-style-name="Visited_20_Internet_20_Link">
in Vinnytsia region installed teenagers who <text:span text:style-name="T4">
 beat </text:span>
 a man and posted a video on the Internet</text:a>
It is noted that the editor connects the beating with journalistic activities. Yes, he told a robotin yesterday about the resonant publication in his edition of the tree in the city center.</text:p>
      <text:p text:style-name="P4">
The Union added that Sedov had applied for an attack on the police and underwent a medical examination. An investigation is underway.</text:p>
      <text:p text:style-name="P4">
As reported by Ukrinform, <text:a xlink:type="simple" xlink:href="https://www.ukrinform.ua/rubric-kyiv/3721757-u-kievi-pid-cas-zjomki-suzetu-pobili-zurnalista-al-jazeera-arabia.html" text:style-name="Internet_20_link" text:visited-style-name="Visited_20_Internet_20_Link">
local producer of Al Jazeera Arabiavadim Tomashevsky was beaten while shooting in Kiev</text:a>
TV about the lives of Ukrainians during the war</text:p>
      <text:p text:style-name="P4">
News Source: <text:a xlink:type="simple" xlink:href="https://www.ukrinform.ua/rubric-regions/3735105-na-odesini-pobili-redaktora-miscevoi-gazeti.html" text:style-name="Internet_20_link" text:visited-style-name="Visited_20_Internet_20_Link">
https://www.ukrinform.ua/rubric-regions/3735105-na-odesini-pobili-redaktora-miscevoi-gazeti.html</text:a>
</text:p>
      <!--NEWS-->
      <text:h text:style-name="P10" text:outline-level="1">
<text:span text:style-name="T4">
Ukraine should apply the best and most effective medical practices in the world - NSDC</text:span>
</text:h>
      <text:p text:style-name="P4">
Author: ['АРМІЯINFORM']</text:p>
      <text:p text:style-name="P4">
Time: 2023-07-12T50:00:00-04:00</text:p>
      <text:p text:style-name="P4">
Description: The right to Zhitty is Nevyd'mny of the right of the skin of the people, and the power of the Zobov’s is obliged by the Dbati about ... the war with Ukraine 2022, the war with Ukraine is the latest news today, the news war with Ukraine 2022 last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cannabis_1.jpg" text:style-name="Internet_20_link" text:visited-style-name="Visited_20_Internet_20_Link">
cannabis_1.jpg</text:a>
']</text:p>
      <text:p text:style-name="P4">
Tags: ['STOPRUSSIA', 'АГРЕСІЯ РФ', 'ВТОРГНЕННЯ РФ', 'РНБО']</text:p>
      <text:p text:style-name="P4">
Category: News</text:p>
      <!--METADATA-->
      <text:p text:style-name="P4">
<draw:frame draw:style-name="fr1" draw:name="Image219" text:anchor-type="as-char" svg:width="6.9236in" svg:height="3.147091in" draw:z-index="0">
<draw:image xlink:href="../Images/AРМІЯINFORM/2023-07-12T50-00-00-04-00/cannabis_1.jpg" xlink:type="simple" xlink:show="embed" xlink:actuate="onLoad" draw:mime-type="image/jpeg"/>
</draw:frame>
The right to life is an integral right of every person, and the state is obliged to care for the creation of conditions for effective and accessible health care for all citizens.</text:p>
      <text:p text:style-name="P4">
About it <text:a xlink:type="simple" xlink:href="https://www.rnbo.gov.ua/ua/Diialnist/6479.html" text:style-name="Internet_20_link" text:visited-style-name="Visited_20_Internet_20_Link">
reports</text:a>
Radanational Security and Defense of Ukraine.</text:p>
      <text:p text:style-name="P4">
During his speech at the Verkhovna Rada of Ukraine before the Constitution Day of Ukraine, Presidentialina Vladimir Zelensky emphasized: “All the best world practices, most effective policies, all decisions, no matter how complex or unusual it seems to us, should be applied in Ukraine to Ukrainians, Ukrainians, Ukrainians, Ukrainians, Ukrainians, Ukrainians, Ukrainians, Ukrainians, Ukrainians All our citizens did not have to endure pain, stress and injury. In particular, we must finally be honestly legalized for anyone who has released this, cannabis -based medicine, relevant scientific research tentative Ukrainian production. ”</text:p>
      <text:p text:style-name="P4">
The legitimate use of medical cannabis for healing purposes is not the first time. At the same time, access to cannabis -based medicines can be helped to reduce the severity of pain in cancer patients or patients with epilepsy, Alzheimer's disease, multiple sclerosis or psychological disorders.</text:p>
      <text:p text:style-name="P4">
The emergence of the conditions caused by the war was further updated the issue of providing patient access to medicines on the basis of medical cannabis. According to the Ministry of Health of Ukraine, more than two Ukrainians need such drugs. At the same time, the continuation of hostilities will lead to the growth of persons with various psychological and mental problems that will require solutions.</text:p>
      <text:p text:style-name="P4">
Bill No. 7457 “On Regulation of Plant Circulation(Cannabis)Umemedic, industrial purposes, scientific and scientific and technical activities to create conditions for expanding patients access to the necessary treatment of oncological diseases and post-traumatic stressful disorders obtained by the result of war "involves the expansion of patients with medicines on the basis of media cannabis and relief.</text:p>
      <text:p text:style-name="P4">
The bill has been developed on the basis of modern international studies of targeting, confirming the possibility of medical use of medical cannabis in treatment. Today there is a large number of scientific research, as well as the highlights of profile international institutions, confirming the therapeutic effect of medical cannabis and its effectiveness for medical purposes.</text:p>
      <text:p text:style-name="P4">
News Source: <text:a xlink:type="simple" xlink:href="https://armyinform.com.ua/2023/07/12/ukrayina-maye-zastosuvaty-najkrashhi-i-najefektyvnishi-medychni-praktyky-svitu-rnbo/" text:style-name="Internet_20_link" text:visited-style-name="Visited_20_Internet_20_Link">
https://armyinform.com.ua/2023/07/12/ukrayina-maye-zastosuvaty-najkrashhi-i-najefektyvnishi-medychni-praktyky-svitu-rnbo/</text:a>
</text:p>
      <!--NEWS-->
      <text:h text:style-name="P10" text:outline-level="1">
<text:span text:style-name="T4">
Ukraine and Germany have started systematic cooperation in the field of strategic communications</text:span>
</text:h>
      <text:p text:style-name="P4">
Author: ['АРМІЯINFORM']</text:p>
      <text:p text:style-name="P4">
Time: 2023-07-12T51:00:00-04:00</text:p>
      <text:p text:style-name="P4">
Description: The Berlinі is a Dodennaya Ukrainian-Imetskiy Semіnar at the sphere of strategic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64ad60c807bac057059615_730x360.jpeg" text:style-name="Internet_20_link" text:visited-style-name="Visited_20_Internet_20_Link">
64ad60c807bac057059615_730x360.jpeg</text:a>
']</text:p>
      <text:p text:style-name="P4">
Tags: ['STOPRUSSIA', 'АГРЕСІЯ РФ', 'ВТОРГНЕННЯ РФ', 'МЗС УКРАЇНИ']</text:p>
      <text:p text:style-name="P4">
Category: News</text:p>
      <!--METADATA-->
      <text:p text:style-name="P4">
<draw:frame draw:style-name="fr1" draw:name="Image220" text:anchor-type="as-char" svg:width="6.9236in" svg:height="5.187958in" draw:z-index="0">
<draw:image xlink:href="../Images/AРМІЯINFORM/2023-07-12T51-00-00-04-00/64ad60c807bac057059615_730x360.jpeg" xlink:type="simple" xlink:show="embed" xlink:actuate="onLoad" draw:mime-type="image/jpeg"/>
</draw:frame>
In Berlin, a two-day Ukrainian-German seminar is held in sphereristical communications for the exchange of experience in the field of struggle of melting and the implementation of cultural diplomacy projects, [reports] <text:a xlink:type="simple" xlink:href="https://mfa.gov.ua/news/ukrayina-ta-nimechchina-zapochatkuvali-sistemnu-spivpracyu-u-sferi-strategichnih-komunikacij" text:style-name="Internet_20_link" text:visited-style-name="Visited_20_Internet_20_Link">
reports</text:a>
Foreign Ministry of Ukraine.</text:p>
      <text:p text:style-name="P4">
The event was opened from Ukraine by the First Deputy Foreign Minister Eminzhaparov, who, in particular, noted that to fruitful Ukrainian-German work in political, economic, defense and humanitarian industry, cooperation is added in the direction of combating misinformation and strategic communications. According to her, you can overcome the challenges in the information sphere by only partners' efforts.</text:p>
      <text:p text:style-name="P4">
“Since 2014, Ukraine has developed a huge experience and has actually become one of the coarse leaders in the field of misinformation. We are ready to share the best practices with our partners, to study their experience and suggestions, to take coordinated steps to bring to foreign audiences about Russian aggression against Ukraine, to refute Russian fakes, to confront Russian propaganda and misinformation, ”Emminazharova stressed.</text:p>
      <text:p text:style-name="P4">
She spoke about successful examples of cooperation in the field of strategic communication with the countries of the Lublin Triangle, the United Kingdom and France, and listed the resonant information projects developed by the Foreign Ministry of Ukraine.</text:p>
      <text:p text:style-name="P4">
The first deputy minister paid special attention to the possible joint efforts of the deputy to counteract the impact of Russian misinformation in the countries of Africa, Asia Talatyn America. In particular, she informed the participants about the strategy of new horizons developed in the Ministry of Internal Affairs for the construction of proactive, pragmatic trial cooperation with African, Asian and Latin American Ukrainians.</text:p>
      <text:p text:style-name="P4">
Emine Dzhaparova also noted the importance of closing the Russian state -owned person, which is engaged in propaganda abroad, to maintain the stability of the stability with a staggering level and emphasized the readiness of the Ukrainian side to work with partners to achieve this goal.</text:p>
      <text:p text:style-name="P4">
News Source: <text:a xlink:type="simple" xlink:href="https://armyinform.com.ua/2023/07/12/ukrayina-ta-nimechchyna-zapochatkuvaly-systemnu-spivpraczyu-u-sferi-strategichnyh-komunikaczij/" text:style-name="Internet_20_link" text:visited-style-name="Visited_20_Internet_20_Link">
https://armyinform.com.ua/2023/07/12/ukrayina-ta-nimechchyna-zapochatkuvaly-systemnu-spivpraczyu-u-sferi-strategichnyh-komunikaczij/</text:a>
</text:p>
      <!--NEWS-->
      <text:h text:style-name="P10" text:outline-level="1">
<text:span text:style-name="T4">
Nearly 1400 fire tasks per day have completed art units of defense forces in the Tavriya direction</text:span>
</text:h>
      <text:p text:style-name="P4">
Author: ['АРМІЯINFORM']</text:p>
      <text:p text:style-name="P4">
Time: 2023-07-12T52:00:00-04:00</text:p>
      <text:p text:style-name="P4">
Description: At the Tavriyskoye of the defense of the defense of defending, the vibiva of the Vorog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shershen.jpg" text:style-name="Internet_20_link" text:visited-style-name="Visited_20_Internet_20_Link">
shershen.jpg</text:a>
']</text:p>
      <text:p text:style-name="P4">
Tags: ['STOPRUSSIA', 'АГРЕСІЯ РФ', 'ВАЛЕРІЙ ШЕРШЕНЬ', 'ВІЙНА', 'ВТОРГНЕННЯ РФ', 'ТАВРІЙСЬКИЙ НАПРЯМОК']</text:p>
      <text:p text:style-name="P4">
Category: News</text:p>
      <!--METADATA-->
      <text:p text:style-name="P4">
<draw:frame draw:style-name="fr1" draw:name="Image221" text:anchor-type="as-char" svg:width="6.9236in" svg:height="4.858059in" draw:z-index="0">
<draw:image xlink:href="../Images/AРМІЯINFORM/2023-07-12T52-00-00-04-00/shershen.jpg" xlink:type="simple" xlink:show="embed" xlink:actuate="onLoad" draw:mime-type="image/jpeg"/>
</draw:frame>
In the Taurian direction, the defense forces continue to move forward, knocking out the standing. About it on the air(https://www.youtube.com/watch?v=WY8sDvZdWEA&amp;ab_channel=%D0%A2%D0%A1%D0%9D)The only news was informed by a spokesman for the united Press Center of Defense Forces Major Valery Shershen.</text:p>
      <ul>
        <li>
In the Berdyansk direction we have partial success. After moving along the linefront, our shock units and military units are fixed to the achievements, conduct air exploration of the terrain, inflict fire damage to the enemy's goals, carry out counter -battery struggle, carry out a variety, - said the officer.</li>
      </ul>
      <text:p text:style-name="P4">
According to the spokesman, the enemy is fierce resistance, but the Ukrainian silica is pressure on certain areas of the front and destroying the battle potential and occupied troops. In particular, in the Avdeevsky direction, the forces of defense continue to shrill Russian troops in the areas of Avdiivka, Pervomaisk Tanevelsky. In Mariinsky direction under the hostile fire of artillery, our associates repelled all attacks in the areas of settlements of Poceda, Novomikhaillovkat Marinka. Konstantinovka, Elizavetivka, Coaldar, Blessed, Makarivka and Prychistivka, Donetsk region, also came under the shelling of the enemy.</text:p>
      <text:p text:style-name="P4">
In total, during the last day, the enemy attacked the Ukrainian positions of the tannas of 585 shelling 19 times. The missile troops of the Tavriyskaya direction were 10 missile strokes in the areas of concentration of the personnel of the opponent, the fire positions of the RSZV BM-21 "Grad", the stations of the ID "Borisoglebsk-2" and the BUK BUK.</text:p>
      <ul>
        <li>
Artillery units of the Tavriysky Defense Force forces have been completed almost 1,400 fire tasks. Losses of the enemy killed-68 invaders, wounded-156. 22 units of weapons and military technician, including 2 howitzers 2A65 "MSTA-B", 2 RSZV BM-21 "Grad", gun 2A36 "Hiacint-B", ZRK "Buk" were destroyed. , Credo-M RLS, Complex of Borisoglebsk-2,-said Valery Shershn.</li>
      </ul>
      <text:p text:style-name="P4">
News Source: <text:a xlink:type="simple" xlink:href="https://armyinform.com.ua/2023/07/12/majzhe-1400-vognevyh-zavdan-za-dobu-vykonaly-artpidrozdily-syl-oborony-na-tavrijskomu-napryamku/" text:style-name="Internet_20_link" text:visited-style-name="Visited_20_Internet_20_Link">
https://armyinform.com.ua/2023/07/12/majzhe-1400-vognevyh-zavdan-za-dobu-vykonaly-artpidrozdily-syl-oborony-na-tavrijskomu-napryamku/</text:a>
</text:p>
      <!--NEWS-->
      <text:h text:style-name="P10" text:outline-level="1">
<text:span text:style-name="T4">
Intelligence warriors hone the skill of a knife battle</text:span>
</text:h>
      <text:p text:style-name="P4">
Author: ['АРМІЯINFORM']</text:p>
      <text:p text:style-name="P4">
Time: 2023-07-12T53:00:00-04:00</text:p>
      <text:p text:style-name="P4">
Description: Zeravita Nizvyki, Filigranly Trinobhite to Robot, without the Hodny Slіd Znitnuti, about the work of ... the war with Ukraine 2022, the war with Ukraine is the latest news today, the News War with Ukraine 2022 is the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2021-06-18_132525.jpg" text:style-name="Internet_20_link" text:visited-style-name="Visited_20_Internet_20_Link">
2021-06-18_132525.jpg</text:a>
']</text:p>
      <text:p text:style-name="P4">
Tags: ['STOPRUSSIA', 'АГРЕСІЯ РФ', 'ВІЙНА', 'ВТОРГНЕННЯ РФ', 'ГУР МО УКРАЇНИ']</text:p>
      <text:p text:style-name="P4">
Category: News</text:p>
      <!--METADATA-->
      <text:p text:style-name="P4">
<draw:frame draw:style-name="fr1" draw:name="Image222" text:anchor-type="as-char" svg:width="6.9236in" svg:height="4.323404in" draw:z-index="0">
<draw:image xlink:href="../Images/AРМІЯINFORM/2023-07-12T53-00-00-04-00/2021-06-18_132525.jpg" xlink:type="simple" xlink:show="embed" xlink:actuate="onLoad" draw:mime-type="image/jpeg"/>
</draw:frame>
Illustrative photo</text:p>
      <text:p text:style-name="P4">
To appear from nowhere, filigree to work, without any trace disappear, Protess <text:a xlink:type="simple" xlink:href="https://gur.gov.ua/content/voiny-rozvidnyky-vidtochuiut-maisternist-nozhovoho-boiu.html" text:style-name="Internet_20_link" text:visited-style-name="Visited_20_Internet_20_Link">
reports</text:a>
GUR of the Ministry of Defense of Ukraine.</text:p>
      <text:p text:style-name="P4">
Acute blade knife - weapons for the coldest of revenge.</text:p>
      <text:p text:style-name="P4">
Ukrainian reconnaissance warriors guarantee that every Moscow warrior, wherever he is hiding, will receive what he deserves for.</text:p>
      <text:p text:style-name="P4">
Ukraine - above all!</text:p>
      <text:p text:style-name="P4">
News Source: <text:a xlink:type="simple" xlink:href="https://armyinform.com.ua/2023/07/12/voyiny-rozvidnyky-vidtochuyut-majsternist-nozhovogo-boyu/" text:style-name="Internet_20_link" text:visited-style-name="Visited_20_Internet_20_Link">
https://armyinform.com.ua/2023/07/12/voyiny-rozvidnyky-vidtochuyut-majsternist-nozhovogo-boyu/</text:a>
</text:p>
      <!--NEWS-->
      <text:h text:style-name="P10" text:outline-level="1">
<text:span text:style-name="T4">
The government focused assistance to those IDPs who need more</text:span>
</text:h>
      <text:p text:style-name="P4">
Author: ['АРМІЯINFORM']</text:p>
      <text:p text:style-name="P4">
Time: 2023-07-12T54:00:00-04:00</text:p>
      <text:p text:style-name="P4">
Description: Minsoqua Polograti Rozbuted the innovation, Shchobita Knoby Duphomo VPO BILSH ECTIVER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1207-1.jpg" text:style-name="Internet_20_link" text:visited-style-name="Visited_20_Internet_20_Link">
1207-1.jpg</text:a>
']</text:p>
      <text:p text:style-name="P4">
Tags: ['STOPRUSSIA', 'АГРЕСІЯ РФ', 'ВИПЛАТИ ДЛЯ ВПО', 'ВІЙНА', 'ВПО', 'МІНСОЦПОЛІТИКИ', 'СОЦДОПОМОГА', 'СОЦЗАХИСТ ПІД ЧАС ВІЙНИ', 'СОЦІАЛЬНА ДОПОМОГА']</text:p>
      <text:p text:style-name="P4">
Category: News</text:p>
      <!--METADATA-->
      <text:p text:style-name="P4">
<draw:frame draw:style-name="fr1" draw:name="Image223" text:anchor-type="as-char" svg:width="6.9236in" svg:height="6.9236in" draw:z-index="0">
<draw:image xlink:href="../Images/AРМІЯINFORM/2023-07-12T54-00-00-04-00/1207-1.jpg" xlink:type="simple" xlink:show="embed" xlink:actuate="onLoad" draw:mime-type="image/jpeg"/>
</draw:frame>
The Ministry of Social Policy has developed a number of innovations to help IDPs more effective and focus it on those who need it more.</text:p>
      <text:p text:style-name="P4">
On July 11, 2023, the government adopted the relevant Resolution No. 332 on payments to internal displaced persons.</text:p>
      <text:p text:style-name="P4">
The essence of innovations is set out in <text:a xlink:type="simple" xlink:href="https://www.msp.gov.ua/news/22951.html" text:style-name="Internet_20_link" text:visited-style-name="Visited_20_Internet_20_Link">
material</text:a>
at the official site of the social policy of Ukraine.</text:p>
      <ul>
        <li>
          <text:p text:style-name="P4">
Those who have already been assigned will receive payments to January 2024, ie 6 months, starting from August 1, 2023. * Starting on August 20, 2023, new payroll recipients are appointed for a term of 6 months. * Starting on August 20, 2023, payments are terminated by those who:</text:p>
        </li>
        <li>
          <text:p text:style-name="P4">
stay abroad for more than 30 calendar days in a row;</text:p>
        </li>
        <li>
          <text:p text:style-name="P4">
actually returned to the abandoned place of residence;</text:p>
        </li>
        <li>
          <text:p text:style-name="P4">
serve sentences in prison;</text:p>
        </li>
        <li>
          <text:p text:style-name="P4">
were convicted of crimes against the basics of national security of Ukraine.</text:p>
        </li>
        <li>
          <text:p text:style-name="P4">
Starting from the September 2023, the right to pay is lost by those who are in the period after the entry into force of Decree No. 332:</text:p>
        </li>
        <li>
          <text:p text:style-name="P4">
purchased a vehicle of less than 5 years;</text:p>
        </li>
        <li>
          <text:p text:style-name="P4">
bought real estate in the amount of more than 100 thousand hryvnias;</text:p>
        </li>
        <li>
          <text:p text:style-name="P4">
have funds in the deposit bank account for a total amount of more than UAH 1,100 thousand;</text:p>
        </li>
        <li>
          <text:p text:style-name="P4">
bought foreign currency(In addition to the currency received from charitable organizations or purchased to pay for medical, social, educational services), as well as Banking metals totaling more than UAH 100 thousand;</text:p>
        </li>
        <li>
          <text:p text:style-name="P4">
owned by housing located in territories that are not conducted by fighting and which are not temporarily occupied.</text:p>
        </li>
        <li>
          <text:p text:style-name="P4">
The recipients of payments will be verified, the reserves of which a certain part of IDPs may stop receiving payments, of which they will be properly notified. The rest of the internal displaced persons will be extended automatically, no additional actions are required.</text:p>
        </li>
      </ul>
      <text:p text:style-name="P4">
News Source: <text:a xlink:type="simple" xlink:href="https://armyinform.com.ua/2023/07/12/uryad-sfokusuvav-dopomogu-na-tyh-vpo-hto-bilshe-yiyi-potrebuye/" text:style-name="Internet_20_link" text:visited-style-name="Visited_20_Internet_20_Link">
https://armyinform.com.ua/2023/07/12/uryad-sfokusuvav-dopomogu-na-tyh-vpo-hto-bilshe-yiyi-potrebuye/</text:a>
</text:p>
      <!--NEWS-->
      <text:h text:style-name="P10" text:outline-level="1">
<text:span text:style-name="T4">
As veterans and their families not be a victim of cybershachrai</text:span>
</text:h>
      <text:p text:style-name="P4">
Author: ['АРМІЯINFORM']</text:p>
      <text:p text:style-name="P4">
Time: 2023-07-12T55:00:00-04:00</text:p>
      <text:p text:style-name="P4">
Description: Kіberfront for the Vorog is not Mensh, Azhzh Garyak Battlefield. Behind the pre -nuclear of the omnipotent ... War with Ukraine 2022, the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7/359537878_590744709904359_6139663621893418083_n.jpg" text:style-name="Internet_20_link" text:visited-style-name="Visited_20_Internet_20_Link">
359537878_590744709904359_6139663621893418083_n.jpg</text:a>
']</text:p>
      <text:p text:style-name="P4">
Tags: ['STOPRUSSIA', 'АГРЕСІЯ РФ', 'ВІЙНА', 'ВТОРГНЕННЯ РФ', 'КІБЕРБЕЗПЕКА', 'МІНВЕТЕРАНІВ']</text:p>
      <text:p text:style-name="P4">
Category: News</text:p>
      <!--METADATA-->
      <text:p text:style-name="P4">
<draw:frame draw:style-name="fr1" draw:name="Image224" text:anchor-type="as-char" svg:width="6.9236in" svg:height="4.84652in" draw:z-index="0">
<draw:image xlink:href="../Images/AРМІЯINFORM/2023-07-12T55-00-00-04-00/359537878_590744709904359_6139663621893418083_n.jpg" xlink:type="simple" xlink:show="embed" xlink:actuate="onLoad" draw:mime-type="image/jpeg"/>
</draw:frame>
The cyberfront for the enemy is no less important than the hot field of battle. With the help of a world web, the aggressor tries to spread the Kremlin propaganda, mislead Ukrainians, provokes cooperation, blackmails and banies. In the war, criminal fraudsters, which are used by various schemes of mischief and illegal profit, were also intensified during the war. In particular, the famous form of "military school" - pseudogloders who allegedly raise funds for assistance of the Armed Forces, wounded defenders or their families. As well as phishing is one of the most common apartments, <text:a xlink:type="simple" xlink:href="https://www.facebook.com/photo/" text:style-name="Internet_20_link" text:visited-style-name="Visited_20_Internet_20_Link">
reports</text:a>
Ministry of Veterans.</text:p>
      <text:p text:style-name="P4">
Villains mainly use phishing references in schemes with payments that are otherwise related to war, they create pages-clones that is fake. Scams for this purpose require, for example, to introduce personal data and a bank card number allegedly for funds for funds or providing a certain social service. Having received the necessary requisites, they assign money from other people's accounts.</text:p>
      <text:p text:style-name="P4">
Therefore, it is extremely important for the most citizens to adhere to the right clergygiene.</text:p>
      <text:p text:style-name="P4">
<text:span text:style-name="T4">
 Meanwhile, the Ministry of Veterans of Ukraine reminds the veterans of their families about compliance with the rules of cybergigiene: </text:span>
</text:p>
      <ul>
        <li>
not to inform confidential information, including bank card data, to third parties; <text:span text:style-name="T5">
(To pay certain social services, the Ministry of Veterans of Ukraine uses only a personal account number of a veteran or a member of his family(IBAN)); * Do not go for the dubious hyperlinks that send you. </text:span>
(Note that official pages of state bodies, charitable organizations, banking structures in messengers and social networks should be verified(contain the mark); * to receive information, especially about financial payments from the Ministry of Veterans, only from official sources.* In case of fraudulent suspicion - immediately report to law enforcement agencies.</li>
      </ul>
      <text:p text:style-name="P4">
<text:span text:style-name="T4">
 Remember that even in war conditions, real bank staff, or state -level workers do not ask for such information. </text:span>
</text:p>
      <text:p text:style-name="P4">
If you have been a victim of cyberchary or found fraudulent actions, you can turn on legal aid or advice:</text:p>
      <text:p text:style-name="P4">
<text:span text:style-name="T4">
 Cyber Police Site: </text:span>
 <text:a xlink:type="simple" xlink:href="https://ticket.cyberpolice.gov.ua/" text:style-name="Internet_20_link" text:visited-style-name="Visited_20_Internet_20_Link">
https://ticket.cyberPolice.gov.ua/</text:a>
or Cyber Police Department, calling 0 800 505 170 170, can be recorded on an e -mail callcentter@cyberPolice.gov.ua, you can also turn to the nearest police station.</text:p>
      <text:p text:style-name="P4">
<text:span text:style-name="T4">
 You can get free legal aid at the free number 0 800213 103. </text:span>
</text:p>
      <text:p text:style-name="P4">
News Source: <text:a xlink:type="simple" xlink:href="https://armyinform.com.ua/2023/07/12/yak-veteranam-ta-chlenam-yihnih-simej-ne-staty-zhertvoyu-kibershahrayiv/" text:style-name="Internet_20_link" text:visited-style-name="Visited_20_Internet_20_Link">
https://armyinform.com.ua/2023/07/12/yak-veteranam-ta-chlenam-yihnih-simej-ne-staty-zhertvoyu-kibershahrayiv/</text:a>
</text:p>
      <!--NEWS-->
      <text:h text:style-name="P10" text:outline-level="1">
<text:span text:style-name="T4">
On July 13, a round table will take place on the topic: "Why Russia is bypassing international sanctions"</text:span>
</text:h>
      <text:p text:style-name="P4">
Author: ['АРМІЯINFORM']</text:p>
      <text:p text:style-name="P4">
Time: 2023-07-12T56:00:00-04:00</text:p>
      <text:p text:style-name="P4">
Description: 13 Lipnya about 11.00 at the Military Media Center WILD CURSENT STIL on the topic: “Choma Rosie ... War with Ukraine 2022, War with Ukraine Latest News Today, News War with Ukraine 2022 is the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3/1679294453141.jpg" text:style-name="Internet_20_link" text:visited-style-name="Visited_20_Internet_20_Link">
1679294453141.jpg</text:a>
']</text:p>
      <text:p text:style-name="P4">
Tags: ['MILITARY MEDIA CENTER', 'STOPRUSSIA', 'КРУГЛИЙ СТІЛ']</text:p>
      <text:p text:style-name="P4">
Category: News</text:p>
      <!--METADATA-->
      <text:p text:style-name="P4">
<draw:frame draw:style-name="fr1" draw:name="Image225" text:anchor-type="as-char" svg:width="6.9236in" svg:height="4.668485in" draw:z-index="0">
<draw:image xlink:href="../Images/AРМІЯINFORM/2023-07-12T56-00-00-04-00/1679294453141.jpg" xlink:type="simple" xlink:show="embed" xlink:actuate="onLoad" draw:mime-type="image/jpeg"/>
</draw:frame>
Illustrative photo</text:p>
      <text:p text:style-name="P4">
<text:span text:style-name="T4">
 July 13 at 11.00 </text:span>
 In <text:a xlink:type="simple" xlink:href="https://t.me/militarymediacenter/2503" text:style-name="Internet_20_link" text:visited-style-name="Visited_20_Internet_20_Link">
Military Mediacenter</text:a>
There will be a round table of Nemu: <text:span text:style-name="T4">
 "Why Russia is bypassing international sanctions." </text:span>
</text:p>
      <text:p text:style-name="P4">
Questions to Discussion:</text:p>
      <ul>
        <li>
The current state of the sanction package introduced against the Russian Federation and its impact on the defense-industrial and energy sectors of the aggressor country. * Impact of oil embargo and petroleum products on the further capacity of the Russian Federation for war in Ukraine. * Problems of sanctioned monitoring of dual -use goods and technologies. * Ways of bypassing the sanctions of the Russian Federation; Countries that help Russia bypass sanctions. * The use of Russian foreign components in the production of weapons. * Ways to improve sanctioning monitoring and the possibility of expanding the package to facilitators of sub-re-export countries.</li>
      </ul>
      <text:p text:style-name="P4">
Roundtable participants:</text:p>
      <text:p text:style-name="P4">
▪ <text:span text:style-name="T4">
 Volodymyr Omelchenko </text:span>
, Director of Razumkov Center energy programs;</text:p>
      <text:p text:style-name="P4">
▪ <text:span text:style-name="T4">
 Andriy Klimenko </text:span>
, Head of the Institute of Black Sea Strategic Research;</text:p>
      <text:p text:style-name="P4">
▪ <text:span text:style-name="T4">
 Sergey Kuzan </text:span>
, Head of the Ukrainian Center for Security and Cooperation;</text:p>
      <text:p text:style-name="P4">
▪ <text:span text:style-name="T4">
 Oleksandr Remryak </text:span>
, Head of the Senctiona and Officer of the DVP policy of Ukraine;</text:p>
      <text:p text:style-name="P4">
▪ <text:span text:style-name="T4">
 Lieutenant Colonel Petro Shapoval </text:span>
, Head of the Research Laboratory of Scientific and Methodological Support of Measures of Military and Technical Cooperation of Central Research Institute of Armed Forces and Military Insurance Department of the Armed Forces.</text:p>
      <text:p text:style-name="P4">
The accreditation of media representatives is required and will last until 17:00 on July 12.</text:p>
      <text:p text:style-name="P4">
Accreditation applications should be sent to: psmodu@post.mil.gov.uaiz with the name, first name and patronymic of the journalist, name of the publication, contact phone, also for foreign</text:p>
      <text:p text:style-name="P4">
News Source: <text:a xlink:type="simple" xlink:href="https://armyinform.com.ua/2023/07/12/13-lypnya-vidbudetsya-kruglyj-stil-na-temu-chomu-rosiya-obhodyt-mizhnarodni-sankcziyi/" text:style-name="Internet_20_link" text:visited-style-name="Visited_20_Internet_20_Link">
https://armyinform.com.ua/2023/07/12/13-lypnya-vidbudetsya-kruglyj-stil-na-temu-chomu-rosiya-obhodyt-mizhnarodni-sankcziyi/</text:a>
</text:p>
      <!--NEWS-->
      <text:h text:style-name="P10" text:outline-level="1">
<text:span text:style-name="T4">
Aviation of Defense Forces per day struck 15 beats in the enemy's concentration areas</text:span>
</text:h>
      <text:p text:style-name="P4">
Author: ['АРМІЯINFORM']</text:p>
      <text:p text:style-name="P4">
Time: 2023-07-12T57:00:00-04:00</text:p>
      <text:p text:style-name="P4">
Description: About the General Headquarters of the ZSU. “The AvIACII for the defense forces for Dob was headed by 15 strokes ... The war with Ukraine 2022, the war with Ukraine is the latest news today, the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war-1.jpg" text:style-name="Internet_20_link" text:visited-style-name="Visited_20_Internet_20_Link">
war-1.jpg</text:a>
']</text:p>
      <text:p text:style-name="P4">
Tags: ['STOPRUSSIA', 'АГРЕСІЯ РФ', 'ВТОРГНЕННЯ РФ', 'СИЛИ ОБОРОНИ УКРАЇНИ', 'ХРОНІКА ОБОРОНИ']</text:p>
      <text:p text:style-name="P4">
Category: News</text:p>
      <!--METADATA-->
      <text:p text:style-name="P4">
<draw:frame draw:style-name="fr1" draw:name="Image226" text:anchor-type="as-char" svg:width="6.9236in" svg:height="4.501139in" draw:z-index="0">
<draw:image xlink:href="../Images/AРМІЯINFORM/2023-07-12T57-00-00-04-00/war-1.jpg" xlink:type="simple" xlink:show="embed" xlink:actuate="onLoad" draw:mime-type="image/jpeg"/>
</draw:frame>
Illustrative photo</text:p>
      <text:p text:style-name="P4">
About it <text:a xlink:type="simple" xlink:href="https://www.facebook.com/GeneralStaff.ua/posts/pfbid02nbGXPjdvsLMyu7nnxDKovrBE44ZTWMx2wZL5hLCihNLsQ1ytGaJf7ijGwyyWYKQxl" text:style-name="Internet_20_link" text:visited-style-name="Visited_20_Internet_20_Link">
reports</text:a>
The General Staff of the Armed Forces.</text:p>
      <text:p text:style-name="P4">
“Aviation of defense forces per day made 15 beats in the areas of concentration of personal staff, weapons and military equipment and 4-on the anti-aircraft missile complexes of the enemy.</text:p>
      <text:p text:style-name="P4">
Units of rocket troops and artillery during the day were struck by 3 points of management, 10 artillery facilities at fire positions, 1 means of reference defense and 1 enemy's ETB station, ”the testimony reads.</text:p>
      <text:p text:style-name="P4">
News Source: <text:a xlink:type="simple" xlink:href="https://armyinform.com.ua/2023/07/12/aviacziya-syl-oborony-za-dobu-zadala-15-udariv-po-rajonah-zoseredzhennya-voroga/" text:style-name="Internet_20_link" text:visited-style-name="Visited_20_Internet_20_Link">
https://armyinform.com.ua/2023/07/12/aviacziya-syl-oborony-za-dobu-zadala-15-udariv-po-rajonah-zoseredzhennya-voroga/</text:a>
</text:p>
      <!--NEWS-->
      <text:h text:style-name="P10" text:outline-level="1">
<text:span text:style-name="T4">
Volodymyr Zelenskyy thanked Australia for 30 additional bushmaster armored personnel carriers</text:span>
</text:h>
      <text:p text:style-name="P4">
Author: ['АРМІЯINFORM']</text:p>
      <text:p text:style-name="P4">
Time: 2023-07-12T58:00:00-04:00</text:p>
      <text:p text:style-name="P4">
Description: On the fields of Samikt NATO at VILNYUSI President Volodymyr Zelensky Povviv Zustych IZ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bushmaster_1.jpg" text:style-name="Internet_20_link" text:visited-style-name="Visited_20_Internet_20_Link">
bushmaster_1.jpg</text:a>
']</text:p>
      <text:p text:style-name="P4">
Tags: ['BUSHMASTER', 'АВСТРАЛІЯ', 'БРОНЕМАШИНИ', 'ВОЛОДИМИР ЗЕЛЕНСЬКИЙ', 'ДОПОМОГА ПАРТНЕРІВ', 'СВІТ ПІДТРИМУЄ УКРАЇНУ']</text:p>
      <text:p text:style-name="P4">
Category: News</text:p>
      <!--METADATA-->
      <text:p text:style-name="P4">
<draw:frame draw:style-name="fr1" draw:name="Image227" text:anchor-type="as-char" svg:width="6.9236in" svg:height="4.618411in" draw:z-index="0">
<draw:image xlink:href="../Images/AРМІЯINFORM/2023-07-12T58-00-00-04-00/bushmaster_1.jpg" xlink:type="simple" xlink:show="embed" xlink:actuate="onLoad" draw:mime-type="image/jpeg"/>
</draw:frame>
In the fields of NATO summit in Vilnius, President of Ukraine Volodymyr Zelensky conducted Australia Prime Minister Anthony Albenizi.</text:p>
      <text:p text:style-name="P4">
About it <text:a xlink:type="simple" xlink:href="https://www.president.gov.ua/news/u-vilnyusi-volodimir-zelenskij-zustrivsya-z-premyer-ministro-84257" text:style-name="Internet_20_link" text:visited-style-name="Visited_20_Internet_20_Link">
informs</text:a>
Office of the President of Ukraine.</text:p>
      <text:p text:style-name="P4">
The Head of State expressed gratitude for the support and assistance from Australia provided to Ukraine and informed the interlocutor about the situation in the forefront.</text:p>
      <text:p text:style-name="P4">
The parties discussed our country's defensive needs and further cooperation in the CIEFER, including the expansion of military support through new types of fiscal and weapons. The President of Ukraine thanked Australia for the 30 -applicable armored vehicles “Bushmaster](https://armyinform.com.ua/2022/09/13/bronetransporter-bushmaster-zabezpechuye-efektyvnyj-protyminnyj-zahyst-ta-vysoku-prohidnist/)»Iloialist support for defense support.</text:p>
      <text:p text:style-name="P4">
The need to further introduce the sanctions of the controversial-aggressor was also discussed.</text:p>
      <text:p text:style-name="P4">
News Source: <text:a xlink:type="simple" xlink:href="https://armyinform.com.ua/2023/07/12/volodymyr-zelenskyj-podyakuvav-avstraliyi-za-30-dodatkovyh-bronetransporteriv-bushmaster/" text:style-name="Internet_20_link" text:visited-style-name="Visited_20_Internet_20_Link">
https://armyinform.com.ua/2023/07/12/volodymyr-zelenskyj-podyakuvav-avstraliyi-za-30-dodatkovyh-bronetransporteriv-bushmaster/</text:a>
</text:p>
      <!--NEWS-->
      <text:h text:style-name="P10" text:outline-level="1">
<text:span text:style-name="T4">
Front Situation: Five Directions continue heavy battles</text:span>
</text:h>
      <text:p text:style-name="P4">
Author: ['АРМІЯINFORM']</text:p>
      <text:p text:style-name="P4">
Time: 2023-07-12T59:00:00-04:00</text:p>
      <text:p text:style-name="P4">
Description: About the General Headquarters of the ZSU. Opponent I did ZoServilu, the main Zuill ... War with Ukraine 2022, war with Ukraine latest news today, news war with Ukraine 2022 The last for today, will there be a war between Ukraine and Russia and when, the war with Ukraine will be or not, or not, it will be, Will there be a war with Ukraine in the near future, they say, the war with Ukraine, Ukrainian news today, Ukrainian news in Ukrainian media in Russian</text:p>
      <text:p text:style-name="P4">
Images: ['<text:a xlink:type="simple" xlink:href="https://armyinform.com.ua/wp-content/uploads/2023/07/358483187_621493996830349_3085868470907818826_n-1.jpg" text:style-name="Internet_20_link" text:visited-style-name="Visited_20_Internet_20_Link">
358483187_621493996830349_3085868470907818826_n-1.jpg</text:a>
']</text:p>
      <text:p text:style-name="P4">
Tags: ['STOPRUSSIA', 'АГРЕСІЯ РФ', 'ВТОРГНЕННЯ РФ', 'ХРОНІКА ОБОРОНИ']</text:p>
      <text:p text:style-name="P4">
Category: News</text:p>
      <!--METADATA-->
      <text:p text:style-name="P4">
<draw:frame draw:style-name="fr1" draw:name="Image228" text:anchor-type="as-char" svg:width="6.9236in" svg:height="4.615733in" draw:z-index="0">
<draw:image xlink:href="../Images/AРМІЯINFORM/2023-07-12T59-00-00-04-00/358483187_621493996830349_3085868470907818826_n-1.jpg" xlink:type="simple" xlink:show="embed" xlink:actuate="onLoad" draw:mime-type="image/jpeg"/>
</draw:frame>
About it <text:a xlink:type="simple" xlink:href="https://www.facebook.com/GeneralStaff.ua/posts/pfbid02nbGXPjdvsLMyu7nnxDKovrBE44ZTWMx2wZL5hLCihNLsQ1ytGaJf7ijGwyyWYKQxl" text:style-name="Internet_20_link" text:visited-style-name="Visited_20_Internet_20_Link">
reports</text:a>
The General Staff of the Armed Forces.</text:p>
      <text:p text:style-name="P4">
The enemy continues to focus the main efforts on Kupyansk, Lyman, Bakhmut, Avdiiv and Mariinsky directions, heavy fights continue. 29 combat clashes took place.</text:p>
      <text:p text:style-name="P4">
In Kupyansk, our warriors are steadily defense. The enemy of the stroke in the areas of the settlements of Podola, Kucherivka and Kislokivkivka region. Artillery and mortar shelling of the enemy was the first, Kamianka, two -year, Western, Masyutivka, Kharkiv region and Novoselivske in Luhansk region.</text:p>
      <text:p text:style-name="P4">
In the Liman direction during the day the enemy led unsuccessful offensive divers of the Merry Donetsk region. The enemy has struck aviation in the areas of Belogorivka, Nevsky Luhansk region. The artillery hosts were suffered by Nevskoye, Bigorivka of Lugansk region and Rozdolivka, Torke, Verkhnyamyanskoye and Vesele Donetsk region.</text:p>
      <text:p text:style-name="P4">
In the Bakhmut direction, under the dense fire of aviation and artillery, our organizations successfully repelled the attacks of the enemy in the area of the settlement of Patgrigorovka and the east of Orikhovo-Vasylivka. More than 15 settlements, including Alexander-Shultine, Vasyukivka, Bogdanivka, Chrome, Yar, South and Ivanovo, Donetsk Region, have been surrounded by enemy artillery.</text:p>
      <text:p text:style-name="P4">
In the Avdeevsky direction, the forces of defense continue to restrain the offensive of the Russianness in the areas of Avdiivka, Pervomaisky and Nevelsky. The enemy of the strokes near New York and the city of Avdiivka. At the same time, more than 10 settlements, including Tsaavdiivka, Berdychi, Severene and Nevelskoye Donetsk region, were occupied by artillery shelling.</text:p>
      <text:p text:style-name="P4">
In the Marine direction, under the enemy fire of artillery, our defenders reflect the attacks in the areas of settlements of Pobeda, Novomikhailivka and Marinka. The erod fired at more than 15 settlements, including Konstantinovka, Marinka, Venta and Elizabetivka.</text:p>
      <text:p text:style-name="P4">
It is also reported that in the Volyn and Polissya directions of operational production without significant changes. The signs of formation of offensive groups are not detected. Defined units of the Armed Forces of Belarus perform tasks in border areas of Ukraine.</text:p>
      <text:p text:style-name="P4">
News Source: <text:a xlink:type="simple" xlink:href="https://armyinform.com.ua/2023/07/12/sytuacziya-na-fronti-na-pyatoh-napryamkah-tryvayut-vazhki-boyi/" text:style-name="Internet_20_link" text:visited-style-name="Visited_20_Internet_20_Link">
https://armyinform.com.ua/2023/07/12/sytuacziya-na-fronti-na-pyatoh-napryamkah-tryvayut-vazhki-boyi/</text:a>
</text:p>
      <!--NEWS-->
      <text:h text:style-name="P10" text:outline-level="1">
<text:span text:style-name="T4">
Russia sent to China equipment for nuclear power</text:span>
</text:h>
      <text:p text:style-name="P4">
Authors: Ukrinform (Person)</text:p>
      <text:p text:style-name="P4">
Publisher: Укринформ (Organization)</text:p>
      <text:p text:style-name="P4">
Published Time: 2023-07-12T5:29:00+03:00</text:p>
      <text:p text:style-name="P4">
Modified Time: 2023-07-12T22:29:00+03:00</text:p>
      <text:p text:style-name="P4">
Description: From the Russian Federation to China, the cargo for the construction of a nuclear power plant went to China. - Ukrinform.</text:p>
      <text:p text:style-name="P4">
Images: ['<text:a xlink:type="simple" xlink:href="https://static.ukrinform.com/photos/2023_07/thumb_files/630_360_1689190139-109.jpg" text:style-name="Internet_20_link" text:visited-style-name="Visited_20_Internet_20_Link">
630_360_16891...</text:a>
']</text:p>
      <text:p text:style-name="P4">
Tags: ['АЕС', 'Будівництво', 'Китай', 'Росія']</text:p>
      <text:p text:style-name="P4">
Type: Article</text:p>
      <!--METADATA-->
      <text:p text:style-name="P4">
<draw:frame draw:style-name="fr1" draw:name="Image229" text:anchor-type="as-char" svg:width="6.9236in" svg:height="3.956343in" draw:z-index="0">
<draw:image xlink:href="../Images/yкринформ/2023-07-12T5-29-00-03-00/630_360_1689190139-109.jpg" xlink:type="simple" xlink:show="embed" xlink:actuate="onLoad" draw:mime-type="image/jpeg"/>
</draw:frame>
The Rivne Federation went to China's cargo for construction of anatomical power plant.</text:p>
      <text:p text:style-name="P4">
As Ukrinform reports, it reports <text:a xlink:type="simple" xlink:href="https://english.news.cn/20230712/62822b1c45fe4ee0a2555d20a9ba2f72/c.html" text:style-name="Internet_20_link" text:visited-style-name="Visited_20_Internet_20_Link">
Xinhua</text:a>
.</text:p>
      <text:p text:style-name="P4">
"On Tuesday, the Volgodon in the Rostov region began to send key equipment for the third power unit of NPPs Suidap - one acquisition of energy cooperation between China and the Russian Federation," the statements said.</text:p>
      <text:p text:style-name="P4">
It is noted that the protective shell of the nuclear reactor of the tachotra steam generators made in the Volgodonian went to China.</text:p>
      <text:p text:style-name="P4">
*!(https://www.ukrinform.ua/rubric-world/3733373-glava-minfinu-ssa-zasteregla-kitaj-vid-dopomogi-rosii-u-vijni.html)The total weight of the cargo is 1700 tons. He will first be delivered on the barge by the ground of St. Petersburg, and from there - to the destination in China.</text:p>
      <text:p text:style-name="P4">
As reported, China has not joined international <text:a xlink:type="simple" xlink:href="https://www.ukrinform.ua/tag-sankcii" text:style-name="Internet_20_link" text:visited-style-name="Visited_20_Internet_20_Link">
sanctions</text:a>
Against Russia, a full -scale invasion of Ukraine.</text:p>
      <text:p text:style-name="P4">
<text:span text:style-name="T5">
Foto: xinhua/yao jianfeng</text:span>
</text:p>
      <text:p text:style-name="P4">
News Source: <text:a xlink:type="simple" xlink:href="https://www.ukrinform.ua/rubric-world/3735108-rosia-vidpravila-do-kitau-obladnanna-dla-budivnictva-aes.html" text:style-name="Internet_20_link" text:visited-style-name="Visited_20_Internet_20_Link">
https://www.ukrinform.ua/rubric-world/3735108-rosia-vidpravila-do-kitau-obladnanna-dla-budivnictva-aes.html</text:a>
</text:p>
      <!--NEWS-->
      <text:h text:style-name="P10" text:outline-level="1">
<text:span text:style-name="T4">
"Our NATO cooperation is something that will fill the safety deficit" - Volodymyr Zelenskyy</text:span>
</text:h>
      <text:p text:style-name="P4">
Author: ['Ольга Мосьондз']</text:p>
      <text:p text:style-name="P4">
Time: 2023-07-12T60:00:00-04:00</text:p>
      <text:p text:style-name="P4">
Description: About the Tsogodni, 12 lipnya, at Vilnyusі PID Hour Spyl Postrifіnging with the General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1e1a1699.jpg" text:style-name="Internet_20_link" text:visited-style-name="Visited_20_Internet_20_Link">
1e1a1699.jpg</text:a>
']</text:p>
      <text:p text:style-name="P4">
Tags: ['ВОЛОДИМИР ЗЕЛЕНСЬКИЙ', 'ЄНС СТОЛТЕНБЕРГ', 'НАТО']</text:p>
      <text:p text:style-name="P4">
Category: News</text:p>
      <!--METADATA-->
      <text:p text:style-name="P4">
<draw:frame draw:style-name="fr1" draw:name="Image230" text:anchor-type="as-char" svg:width="6.9236in" svg:height="4.615733in" draw:z-index="0">
<draw:image xlink:href="../Images/AРМІЯINFORM/2023-07-12T60-00-00-04-00/1e1a1699.jpg" xlink:type="simple" xlink:show="embed" xlink:actuate="onLoad" draw:mime-type="image/jpeg"/>
</draw:frame>
This was stated by President of Ukraine Volodymyr Zelenskyy, in Vilnius during a joint press, with the Alliance Secretary of the Alliance Jens Stoltenberg.</text:p>
      <ul>
        <li>
Mr. Secretary General and all present, I am glad to see such attention from docamitis and such expectations of news, good news. Safety is something that is now a clear deficit. Our NATO cooperation is something that will definitely fill the deficiency.</li>
      </ul>
      <text:p text:style-name="P4">
Ukraine is already and will always be a donor of our common security. It is safety that is the key task at the NATO summit and all meetings, - said the President of Ukraine.</text:p>
      <text:p text:style-name="P4">
He also greeted the continuation of the powers of the Secretary -General for another year and thanked for the support he provides Ukraine.</text:p>
      <text:p text:style-name="P4">
Volodymyr Zelensky also noted that before the pressing, they discussed the situation with Russia from the Secretary -General.</text:p>
      <ul>
        <li>
We have very positive news about new defensive support packages of virtually outstanding partners and in the fields of the summit we have already started these meetings, we have such a speech. I thank each of the leaders who suggested these packages, - said Volodymyr Zelenskyy.</li>
      </ul>
      <text:p text:style-name="P4">
He also noted that when communicating with Mr. Stoltenberg, he discussed Ukraine from NATO, including membership in the Alliance.</text:p>
      <ul>
        <li>
Here, an important result is that Ukraine does not require a plan for a member of a member of NATO. And I sincerely thank Mr. Jens for these steps, because I know how many conversations and arrangements were because of it, - said the President of Ukraine.</li>
      </ul>
      <text:p text:style-name="P4">
<text:span text:style-name="T5">
Opto author</text:span>
</text:p>
      <text:p text:style-name="P4">
News Source: <text:a xlink:type="simple" xlink:href="https://armyinform.com.ua/2023/07/12/nasha-spivpraczya-z-nato-cze-te-shho-tochno-zapovnyt-deficzyt-bezpeky-volodymyr-zelenskyj/" text:style-name="Internet_20_link" text:visited-style-name="Visited_20_Internet_20_Link">
https://armyinform.com.ua/2023/07/12/nasha-spivpraczya-z-nato-cze-te-shho-tochno-zapovnyt-deficzyt-bezpeky-volodymyr-zelenskyj/</text:a>
</text:p>
      <!--NEWS-->
      <text:h text:style-name="P10" text:outline-level="1">
<text:span text:style-name="T4">
Alexei Reznikov: I am sure that Ukraine will soon join the NATO family</text:span>
</text:h>
      <text:p text:style-name="P4">
Author: ['АРМІЯINFORM']</text:p>
      <text:p text:style-name="P4">
Time: 2023-07-12T61:00:00-04:00</text:p>
      <text:p text:style-name="P4">
Description: Minstro defense of Ukraine Oleksiy Reznikov, Injected by Samiti NATO with VILNYUSI,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family-photo.jpg" text:style-name="Internet_20_link" text:visited-style-name="Visited_20_Internet_20_Link">
family-photo.jpg</text:a>
']</text:p>
      <text:p text:style-name="P4">
Tags: ['АГРЕСІЯ РФ', 'НАТО', 'ОЛЕКСІЙ РЕЗНІКОВ', 'ОФІЦІЙНО']</text:p>
      <text:p text:style-name="P4">
Category: News</text:p>
      <!--METADATA-->
      <text:p text:style-name="P4">
<draw:frame draw:style-name="fr1" draw:name="Image231" text:anchor-type="as-char" svg:width="6.9236in" svg:height="3.894525in" draw:z-index="0">
<draw:image xlink:href="../Images/AРМІЯINFORM/2023-07-12T61-00-00-04-00/family-photo.jpg" xlink:type="simple" xlink:show="embed" xlink:actuate="onLoad" draw:mime-type="image/jpeg"/>
</draw:frame>
The Minister of Defense of Ukraine Alexei Reznikov, while at the NATO summit, published a "family" photo with representatives of partner-muving countries.</text:p>
      <text:p text:style-name="P4">
“We have collected several families to support Ukraine. In particular <text:a xlink:type="simple" xlink:href="https://armyinform.com.ua/2023/02/22/vilnyj-svit-stvoryv-tankovu-koalicziyu-shhob-dopomogty-ukrayini-peremogty-v-czij-vijni-oleksij-reznikov/" text:style-name="Internet_20_link" text:visited-style-name="Visited_20_Internet_20_Link">
Tankoveimism</text:a>
, artillery family, aircraft family, and now, on the 505th day of the Rosiro Commodinal War, also <text:a xlink:type="simple" xlink:href="https://armyinform.com.ua/2023/07/11/ukrayina-sformuvala-koalicziyu-dlya-pidgotovky-pilotiv-na-f-16-oleksij-reznikov/" text:style-name="Internet_20_link" text:visited-style-name="Visited_20_Internet_20_Link">
aviation meter</text:a>
», - <text:a xlink:type="simple" xlink:href="https://twitter.com/oleksiireznikov/status/1678992090745667586" text:style-name="Internet_20_link" text:visited-style-name="Visited_20_Internet_20_Link">
wrote</text:a>
The Minister of Defense of Ukraine on Twitter, thanks to each representative of the defense consciousness of the partner country.</text:p>
      <text:p text:style-name="P4">
He expressed his belief that "Ukraine will soon join the NATO family."</text:p>
      <text:p text:style-name="P4">
“Thanks to the courage of our people, we have created new unions and coalitions. Minds in this fight against darkness. And we will win!” - Alexeyreznikov summarized.</text:p>
      <text:p text:style-name="P4">
News Source: <text:a xlink:type="simple" xlink:href="https://armyinform.com.ua/2023/07/12/oleksij-reznikov-ya-vpevnenyj-shho-ukrayina-nezabarom-pryyednayetsya-do-rodyny-nato/" text:style-name="Internet_20_link" text:visited-style-name="Visited_20_Internet_20_Link">
https://armyinform.com.ua/2023/07/12/oleksij-reznikov-ya-vpevnenyj-shho-ukrayina-nezabarom-pryyednayetsya-do-rodyny-nato/</text:a>
</text:p>
      <!--NEWS-->
      <text:h text:style-name="P10" text:outline-level="1">
<text:span text:style-name="T4">
In Vilnius, Volodymyr Zelenskyy and Emmanuel Macron discussed further defense support of Ukraine</text:span>
</text:h>
      <text:p text:style-name="P4">
Author: ['АРМІЯINFORM']</text:p>
      <text:p text:style-name="P4">
Time: 2023-07-12T62:00:00-04:00</text:p>
      <text:p text:style-name="P4">
Description: The President of Ukraine President Volodymyr Zelensky Pereviv Neplanovanu is in the Samizhi NAT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616299d3eb9fbad413e1bd3da3baa536_1689161436_extra_large.jpeg" text:style-name="Internet_20_link" text:visited-style-name="Visited_20_Internet_20_Link">
616299d3eb9fbad413e1bd3da3baa536_1689161436_extra_large.jpeg</text:a>
']</text:p>
      <text:p text:style-name="P4">
Tags: ['STOPRUSSIA', 'ВОЛОДИМИР ЗЕЛЕНСЬКИЙ', 'ВТОРГНЕННЯ РФ', 'ЕММАНЮЕЛЬ МАКРОН', 'ФРАНЦІЯ']</text:p>
      <text:p text:style-name="P4">
Category: News</text:p>
      <!--METADATA-->
      <text:p text:style-name="P4">
<draw:frame draw:style-name="fr1" draw:name="Image232" text:anchor-type="as-char" svg:width="6.9236in" svg:height="4.617948in" draw:z-index="0">
<draw:image xlink:href="../Images/AРМІЯINFORM/2023-07-12T62-00-00-04-00/616299d3eb9fbad413e1bd3da3baa536_1689161436_extra_large.jpeg" xlink:type="simple" xlink:show="embed" xlink:actuate="onLoad" draw:mime-type="image/jpeg"/>
</draw:frame>
Within the framework of NATO Summit, President of Ukraine Volodymyr Zelensky had a displaced meeting with the President of the French Republic of Emmanuelmakron.</text:p>
      <text:p text:style-name="P4">
About it <text:a xlink:type="simple" xlink:href="https://www.president.gov.ua/news/u-vilnyusi-volodimir-zelenskij-zustrivsya-z-emmanuelem-makro-84265" text:style-name="Internet_20_link" text:visited-style-name="Visited_20_Internet_20_Link">
informs</text:a>
Office of the President of Ukraine.</text:p>
      <text:p text:style-name="P4">
The head of the Ukrainian state informed in detail the President of France to prompt on the battlefield in the main directions of offensive operations.</text:p>
      <text:p text:style-name="P4">
Volodymyr Zelensky thanked France for large -scale military assistance, including SCalp long -range missiles, and told about further defensive needs of Ukraine, among other things - in engineering equipment.</text:p>
      <text:p text:style-name="P4">
Leaders have agreed to work on the development of a long -standing and predicted defense support program of Ukraine.</text:p>
      <text:p text:style-name="P4">
News Source: <text:a xlink:type="simple" xlink:href="https://armyinform.com.ua/2023/07/12/u-vilnyusi-volodymyr-zelenskyj-ta-emmanyuel-makron-obgovoryly-podalshu-oboronnu-pidtrymku-ukrayiny/" text:style-name="Internet_20_link" text:visited-style-name="Visited_20_Internet_20_Link">
https://armyinform.com.ua/2023/07/12/u-vilnyusi-volodymyr-zelenskyj-ta-emmanyuel-makron-obgovoryly-podalshu-oboronnu-pidtrymku-ukrayiny/</text:a>
</text:p>
      <!--NEWS-->
      <text:h text:style-name="P10" text:outline-level="1">
<text:span text:style-name="T4">
Ukrainian troops are successful in the offensive in two directions near Bakhmut</text:span>
</text:h>
      <text:p text:style-name="P4">
Author: ['АРМІЯINFORM']</text:p>
      <text:p text:style-name="P4">
Time: 2023-07-12T63:00:00-04:00</text:p>
      <text:p text:style-name="P4">
Description: The capacity of the Ukrainian defense of the Vedenna of the attack on Bakhmutsky, ... the war with Ukraine 2022, the war with Ukraine Latest news today, the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genshtab.jpg" text:style-name="Internet_20_link" text:visited-style-name="Visited_20_Internet_20_Link">
genshtab.jpg</text:a>
']</text:p>
      <text:p text:style-name="P4">
Tags: ['STOPRUSSIA', 'АГРЕСІЯ РФ', 'БАХМУТСЬКИЙ НАПРЯМОК', 'ВТОРГНЕННЯ РФ', 'ГЕНЕРАЛЬНИЙ ШТАБ ЗС УКРАЇНИ']</text:p>
      <text:p text:style-name="P4">
Category: News</text:p>
      <!--METADATA-->
      <text:p text:style-name="P4">
<draw:frame draw:style-name="fr1" draw:name="Image233" text:anchor-type="as-char" svg:width="6.9236in" svg:height="3.894525in" draw:z-index="0">
<draw:image xlink:href="../Images/AРМІЯINFORM/2023-07-12T63-00-00-04-00/genshtab.jpg" xlink:type="simple" xlink:show="embed" xlink:actuate="onLoad" draw:mime-type="image/jpeg"/>
</draw:frame>
The forces of Ukraine continue to conduct an offensive operation of Nabakhmut, Melitopol and Berdyansk.</text:p>
      <text:p text:style-name="P4">
This is stated in <text:a xlink:type="simple" xlink:href="https://www.facebook.com/GeneralStaff.ua/posts/pfbid0fTaiEVEuUYDkg1RUecRq7SFdfqHRNJvDFCHXTKga2TqzAvcXWTPViNkZsbBJJtH1l" text:style-name="Internet_20_link" text:visited-style-name="Visited_20_Internet_20_Link">
message</text:a>
The General Staff of the Armed Forces.</text:p>
      <text:p text:style-name="P4">
“In the Bakhmut direction, our troops continue the offensive of the north of the city of Bakhmut. In the directions of the White Mountain - Andreevka and White Mountain - Kurdyumivka were successful in some places, fixed on the limits achieved, ” - reported in the General Staff of the Armed Forces.</text:p>
      <text:p text:style-name="P4">
According to the report, in the settlement the Great Lepetykh of the Kherson region, Russian invaders are trying to reduce the number of subscribers of Ukrainian communication operators. There are many cases of seizure of Russian cards of Ukrainian operators from the local population.</text:p>
      <text:p text:style-name="P4">
“Sometimes SIM cards are destroyed by the occupiers in the presence of the owner. Some seized SIM cards, they take themselves and use to access the mobile Internet.</text:p>
      <text:p text:style-name="P4">
News Source: <text:a xlink:type="simple" xlink:href="https://armyinform.com.ua/2023/07/12/ukrayinski-vijska-mayut-uspih-u-nastupi-na-dvoh-napryamkah-bilya-bahmuta/" text:style-name="Internet_20_link" text:visited-style-name="Visited_20_Internet_20_Link">
https://armyinform.com.ua/2023/07/12/ukrayinski-vijska-mayut-uspih-u-nastupi-na-dvoh-napryamkah-bilya-bahmuta/</text:a>
</text:p>
      <!--NEWS-->
      <text:h text:style-name="P10" text:outline-level="1">
<text:span text:style-name="T4">
Japan will transfer to Ukraine systems to detect UAVS</text:span>
</text:h>
      <text:p text:style-name="P4">
Author: ['АРМІЯINFORM']</text:p>
      <text:p text:style-name="P4">
Time: 2023-07-12T64:00:00-04:00</text:p>
      <text:p text:style-name="P4">
Description: Japanide Vicorista 30 Milioniv Dularv, Vidvenikh Iz Fontain NATO, to Nadannya Ukrainian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kisida.jpg" text:style-name="Internet_20_link" text:visited-style-name="Visited_20_Internet_20_Link">
kisida.jpg</text:a>
']</text:p>
      <text:p text:style-name="P4">
Tags: ['БПЛА', 'ДОПОМОГА ПАРТНЕРІВ', 'НАТО', 'СВІТ ПІДТРИМУЄ УКРАЇНУ', 'ТОКІО', 'ЯПОНІЯ']</text:p>
      <text:p text:style-name="P4">
Category: News</text:p>
      <!--METADATA-->
      <text:p text:style-name="P4">
<draw:frame draw:style-name="fr1" draw:name="Image234" text:anchor-type="as-char" svg:width="6.9236in" svg:height="3.894525in" draw:z-index="0">
<draw:image xlink:href="../Images/AРМІЯINFORM/2023-07-12T64-00-00-04-00/kisida.jpg" xlink:type="simple" xlink:show="embed" xlink:actuate="onLoad" draw:mime-type="image/jpeg"/>
</draw:frame>
Japan will use $ 30 million, allocated from NATO funds, on the provision of non -lethal equipment, including systems of detection of unmanned -editory apparatus.</text:p>
      <text:p text:style-name="P4">
This was during a press conference with NATO Secretary General Jenstoltenberg as part of the North Atlantic Alliance summit in Vilnius <text:a xlink:type="simple" xlink:href="https://www.youtube.com/watch" text:style-name="Internet_20_link" text:visited-style-name="Visited_20_Internet_20_Link">
stated</text:a>
Japan Prime Minister Fumio Kisida.</text:p>
      <text:p text:style-name="P4">
"Partners who share fundamental values and strategic interests must continue to strengthen their relationships," the Japanese Prime Minister emphasized.</text:p>
      <text:p text:style-name="P4">
He stressed that the official Tokyo will continue to support Ukraine with Russia with Russia.</text:p>
      <text:p text:style-name="P4">
News Source: <text:a xlink:type="simple" xlink:href="https://armyinform.com.ua/2023/07/12/yaponiya-peredast-ukrayini-systemy-dlya-vyyavlennya-bpla/" text:style-name="Internet_20_link" text:visited-style-name="Visited_20_Internet_20_Link">
https://armyinform.com.ua/2023/07/12/yaponiya-peredast-ukrayini-systemy-dlya-vyyavlennya-bpla/</text:a>
</text:p>
      <!--NEWS-->
      <text:h text:style-name="P10" text:outline-level="1">
<text:span text:style-name="T4">
The Government has approved a plan for celebrating the Day of Remembrance of Defenders of Ukraine in 2023</text:span>
</text:h>
      <text:p text:style-name="P4">
Author: ['АРМІЯINFORM']</text:p>
      <text:p text:style-name="P4">
Time: 2023-07-12T65:00:00-04:00</text:p>
      <text:p text:style-name="P4">
Description: Vidpovіdniy Pro -Razbozhozhni Kabіneta Minstravkhlkhlkhkhkhkhkhkhkhkhkhkhkhkhkhkhkhkhkhkhkhkhkhkhkhkhkhkhkhkhkiykh “About go t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den-pamiati.jpg" text:style-name="Internet_20_link" text:visited-style-name="Visited_20_Internet_20_Link">
den-pamiati.jpg</text:a>
']</text:p>
      <text:p text:style-name="P4">
Tags: ['ДЕНЬ ПАМ`ЯТІ ЗАХИСНИКІВ УКРАЇНИ', 'МІНВЕТЕРАНІВ']</text:p>
      <text:p text:style-name="P4">
Category: News</text:p>
      <!--METADATA-->
      <text:p text:style-name="P4">
<draw:frame draw:style-name="fr1" draw:name="Image235" text:anchor-type="as-char" svg:width="6.9236in" svg:height="4.207713in" draw:z-index="0">
<draw:image xlink:href="../Images/AРМІЯINFORM/2023-07-12T65-00-00-04-00/den-pamiati.jpg" xlink:type="simple" xlink:show="embed" xlink:actuate="onLoad" draw:mime-type="image/jpeg"/>
</draw:frame>
The relevant project of the Cabinet of Ministers of Ukraine “On Measures of Meeting in 2023, the Day of Remembrance of the Defenders of Ukraine, who died in the wage for the independence, sovereignty and territorial integrity of Ukraine” was adopted during a government meeting on July 11.</text:p>
      <text:p text:style-name="P4">
About it <text:a xlink:type="simple" xlink:href="https://mva.gov.ua/ua/news/uryad-zatverdiv-plan-zahodiv-iz-vidznachennya-u-2023-roci-dnya-pamyati-zahisnikiv-ukrayini" text:style-name="Internet_20_link" text:visited-style-name="Visited_20_Internet_20_Link">
informs</text:a>
Ministry of Veterans.</text:p>
      <text:p text:style-name="P4">
Therefore, this year in Ukraine it is planned to carry out the following national-patriotic measures:</text:p>
      <ul>
        <li>
All -Ukrainian Memory Action; * Annual race in memory of the fallen soldiers "I am honoring soldiers, I run for Heroes of Ukraine"; * exhibitions of destroyed military equipment and weapons of armed formations of the Russian Federation in the territory of Ukraine; * solemn laying of flowers on Mikhailovskaya Square near the memory wall in Kyiv and other settlements of Ukraine.</li>
      </ul>
      <text:p text:style-name="P4">
The thematic exhibitions and publications of scientific works, collections of documents and materials, encyclopedic, reference, popular science and other publications dedicated to the honoring of defenders and defenders of Ukraine are also planned.</text:p>
      <text:p text:style-name="P4">
We will remind, by the decree of the President of Ukraine of August 23, 2019 <text:a xlink:type="simple" xlink:href="https://www.president.gov.ua/documents/6212019-29269" text:style-name="Internet_20_link" text:visited-style-name="Visited_20_Internet_20_Link">
№621/2019</text:a>
The Day of Remembrance of Defenders of Ukraine, who died in the struggle of the reference, sovereignty and territorial integrity of Ukraine, which is determined annually on August 29, is established by Ukraine.</text:p>
      <text:p text:style-name="P4">
News Source: <text:a xlink:type="simple" xlink:href="https://armyinform.com.ua/2023/07/12/uryad-zatverdyv-plan-zahodiv-iz-vidznachennya-u-2023-roczi-dnya-pamyati-zahysnykiv-ukrayiny/" text:style-name="Internet_20_link" text:visited-style-name="Visited_20_Internet_20_Link">
https://armyinform.com.ua/2023/07/12/uryad-zatverdyv-plan-zahodiv-iz-vidznachennya-u-2023-roczi-dnya-pamyati-zahysnykiv-ukrayiny/</text:a>
</text:p>
      <!--NEWS-->
      <text:h text:style-name="P10" text:outline-level="1">
<text:span text:style-name="T4">
Alliance Summit: Security Guarantees for Ukraine on the way to NATO but not instead of NATO</text:span>
</text:h>
      <text:p text:style-name="P4">
Author: ['Ольга Мосьондз']</text:p>
      <text:p text:style-name="P4">
Time: 2023-07-12T66:00:00-04:00</text:p>
      <text:p text:style-name="P4">
Description: - Mi passed the Great Shvo Schodo mutual Summer. Our wool is maximum ... War with Ukraine 2022, war with Ukraine Latest news today, News War with Ukraine 2022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7/1e1a1772.jpg" text:style-name="Internet_20_link" text:visited-style-name="Visited_20_Internet_20_Link">
1e1a1772.jpg</text:a>
']</text:p>
      <text:p text:style-name="P4">
Tags: ['УКРАЇНА – НАТО']</text:p>
      <text:p text:style-name="P4">
Category: News</text:p>
      <!--METADATA-->
      <text:p text:style-name="P4">
<draw:frame draw:style-name="fr1" draw:name="Image236" text:anchor-type="as-char" svg:width="6.9236in" svg:height="4.615733in" draw:z-index="0">
<draw:image xlink:href="../Images/AРМІЯINFORM/2023-07-12T66-00-00-04-00/1e1a1772.jpg" xlink:type="simple" xlink:show="embed" xlink:actuate="onLoad" draw:mime-type="image/jpeg"/>
</draw:frame>
- We have gone a big way to mutually up -to -date with NATO. Our warriors have a maximally fresh experience of cooperation with various members of the Alliance. NATO's weapons have already proven that globaladademocracy is stronger than terrorist threats to anyone against us. Even during a full -scale war, Ukraine continues reforms. And in the framework of our pathintegration into the EU clearly it is clearly determined what we have to do, and we do it, - said Volodymyr Zelenskyy in Vilnius during a joint pressing by the General Secretary of the Alliance Jens Stoltenberg on the results of two -way communication.</text:p>
      <text:p text:style-name="P4">
The President of Ukraine noted that the summit has been extremely important for all Ukrainians - Ukraine will be officially provided security guarantees.</text:p>
      <ul>
        <li>
Today we had success at the summit. For all of us, for our warriors, people, children, in particular on safety guarantees - such important for all. Security guarantee for Ukraine on the way to NATO, but not instead of NATO. Once again, I do not cite instead, but on the way of our Euro -Atlantic integration, - said the president of Ukraine.</li>
      </ul>
      <text:p text:style-name="P4">
He noted that he hopes that today these security guarantees can support the Big Seven.</text:p>
      <text:p text:style-name="P4">
Volodymyr Zelensky also thanked the Republic of Lithuania for his incredible reception and support of Ukraine.</text:p>
      <ul>
        <li>
All we see on the streets - all those flags are not some artificiality, a human attitude. It is a great support and great energy for us. As long as it goes to NATO, but we feel it is a reality that it is our protection. This is the support of the societies of the world, I thank you for it. It seems to me, moreover, because it is a belief in Ukraine as a future equal member, as a guarantor of security, and belief in Ukraine as a winner in this war of jurisdiction and rights of people, - said Vladimir Zelensky.</li>
      </ul>
      <text:p text:style-name="P4">
<text:span text:style-name="T5">
Opto author</text:span>
</text:p>
      <text:p text:style-name="P4">
News Source: <text:a xlink:type="simple" xlink:href="https://armyinform.com.ua/2023/07/12/samit-alyansu-garantiyi-bezpeky-dlya-ukrayiny-na-shlyahu-v-nato-ale-ne-zamist-nato/" text:style-name="Internet_20_link" text:visited-style-name="Visited_20_Internet_20_Link">
https://armyinform.com.ua/2023/07/12/samit-alyansu-garantiyi-bezpeky-dlya-ukrayiny-na-shlyahu-v-nato-ale-ne-zamist-nato/</text:a>
</text:p>
      <!--NEWS-->
      <text:h text:style-name="P10" text:outline-level="1">
<text:span text:style-name="T4">
In the Black Sea - six enemy ships without "caliber"</text:span>
</text:h>
      <text:p text:style-name="P4">
Author: ['АРМІЯINFORM']</text:p>
      <text:p text:style-name="P4">
Time: 2023-07-12T67:00:00-04:00</text:p>
      <text:p text:style-name="P4">
Description: The village of Lipnya has a choric morn on the Boyal Cherguvanni Percopuls is known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155205-1_large.jpg" text:style-name="Internet_20_link" text:visited-style-name="Visited_20_Internet_20_Link">
155205-1_large.jpg</text:a>
']</text:p>
      <text:p text:style-name="P4">
Tags: ['STOPRUSSIA', 'ВМС ЗС УКРАЇНИ', 'ВТОРГНЕННЯ РФ']</text:p>
      <text:p text:style-name="P4">
Category: News</text:p>
      <!--METADATA-->
      <text:p text:style-name="P4">
<draw:frame draw:style-name="fr1" draw:name="Image237" text:anchor-type="as-char" svg:width="6.9236in" svg:height="3.95374in" draw:z-index="0">
<draw:image xlink:href="../Images/AРМІЯINFORM/2023-07-12T67-00-00-04-00/155205-1_large.jpg" xlink:type="simple" xlink:show="embed" xlink:actuate="onLoad" draw:mime-type="image/jpeg"/>
</draw:frame>
Illustrative photo</text:p>
      <text:p text:style-name="P4">
As of July 12, in the Black Sea, there is no enemy ships on the combat duty of the invaders, no carriers of "caliber" missiles.</text:p>
      <text:p text:style-name="P4">
About it <text:a xlink:type="simple" xlink:href="https://www.facebook.com/navy.mil.gov.ua/posts/pfbid02KELVJ1DvZuK2CfmWg1MvfRpM81T5P4n5JAhak5NJxPrKGrf3kQeLNELCWiTmzJ3pl" text:style-name="Internet_20_link" text:visited-style-name="Visited_20_Internet_20_Link">
informs</text:a>
Navy of the Armed Forces of Ukraine.</text:p>
      <text:p text:style-name="P4">
There is one enemy ship in the Azov Sea; The Middle Earth is up to 8 enemy ships.</text:p>
      <text:p text:style-name="P4">
During the day in the interests of the Russian Federation the passage of the Kerch-Yenikhal Strait made:</text:p>
      <ul>
        <li>
to the Azov Sea - 7 ships, 2 of them moved in the direction of the Bosphorus Strait; * To the Black Sea - 16 ships, 5 of them moved in the direction of the Bosphorus Strait.</li>
      </ul>
      <text:p text:style-name="P4">
The Russian Federation continues to violate the International Convention on the Protection of Human Life at the Sea of 1974.(SOLAS)by turning off automatic identification systems(AIS), on civil vessels in the Azov Sea.</text:p>
      <text:p text:style-name="P4">
News Source: <text:a xlink:type="simple" xlink:href="https://armyinform.com.ua/2023/07/12/u-chornomu-mori-shist-vorozhyh-korabliv-bez-kalibriv/" text:style-name="Internet_20_link" text:visited-style-name="Visited_20_Internet_20_Link">
https://armyinform.com.ua/2023/07/12/u-chornomu-mori-shist-vorozhyh-korabliv-bez-kalibriv/</text:a>
</text:p>
      <!--NEWS-->
      <text:h text:style-name="P10" text:outline-level="1">
<text:span text:style-name="T4">
In France, nearly 5,200 Ukrainian military was trained</text:span>
</text:h>
      <text:p text:style-name="P4">
Author: ['АРМІЯINFORM']</text:p>
      <text:p text:style-name="P4">
Time: 2023-07-12T68:00:00-04:00</text:p>
      <text:p text:style-name="P4">
Description: P'yatyyach Ukrainian Vіsysikovikh, on the same time, passed the pidogotovka from Franzi, Zokrem 1600 - the war with Ukraine 2022, the war with Ukraine Latest news today, the news War with Ukraine 2022 is the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lekornyu02.jpg" text:style-name="Internet_20_link" text:visited-style-name="Visited_20_Internet_20_Link">
lekornyu02.jpg</text:a>
', '<text:a xlink:type="simple" xlink:href="https://armyinform.com.ua/wp-content/uploads/2023/07/lekornyu03-150x150.jpg" text:style-name="Internet_20_link" text:visited-style-name="Visited_20_Internet_20_Link">
lekornyu03-150x150.jpg</text:a>
', '<text:a xlink:type="simple" xlink:href="https://armyinform.com.ua/wp-content/uploads/2023/07/lekornyu01-150x150.jpg" text:style-name="Internet_20_link" text:visited-style-name="Visited_20_Internet_20_Link">
lekornyu01-150x150.jpg</text:a>
']</text:p>
      <text:p text:style-name="P4">
Tags: ['STOPRUSSIA', 'АГРЕСІЯ РФ', 'ДОПОМОГА ПАРТНЕРІВ', 'НАВЧАННЯ ТА ТРЕНУВАННЯ', 'ФРАНЦІЯ']</text:p>
      <text:p text:style-name="P4">
Category: News</text:p>
      <!--METADATA-->
      <text:p text:style-name="P4">
<draw:frame draw:style-name="fr1" draw:name="Image238" text:anchor-type="as-char" svg:width="6.9236in" svg:height="3.894525in" draw:z-index="0">
<draw:image xlink:href="../Images/AРМІЯINFORM/2023-07-12T68-00-00-04-00/lekornyu02.jpg" xlink:type="simple" xlink:show="embed" xlink:actuate="onLoad" draw:mime-type="image/jpeg"/>
</draw:frame>
More than five thousand Ukrainian soldiers have already been trained in France, including 1600 in Poland.</text:p>
      <text:p text:style-name="P4">
About it <text:a xlink:type="simple" xlink:href="https://twitter.com/SebLecornu/status/1679023114716426240" text:style-name="Internet_20_link" text:visited-style-name="Visited_20_Internet_20_Link">
reported</text:a>
French Defense Minister Sebastian Lecorton.</text:p>
      <text:p text:style-name="P4">
"There will be almost 7 thousand of them by the end of the year," said the head of French defense identity.</text:p>
      <text:p text:style-name="P4">
<text:a xlink:type="simple" xlink:href="https://armyinform.com.ua/wp-content/uploads/2023/07/lekornyu03.jpg" text:style-name="Internet_20_link" text:visited-style-name="Visited_20_Internet_20_Link">
!(Images/AРМІЯINFORM/2023-07-12T68-00-00-04-00/lekornyu03-150x150.jpg)</text:a>
</text:p>
      <text:p text:style-name="P4">
<text:a xlink:type="simple" xlink:href="https://armyinform.com.ua/wp-content/uploads/2023/07/lekornyu01.jpg" text:style-name="Internet_20_link" text:visited-style-name="Visited_20_Internet_20_Link">
<draw:frame draw:style-name="fr1" draw:name="Image239" text:anchor-type="as-char" svg:width="6.9236in" svg:height="6.9236in" draw:z-index="0">
<draw:image xlink:href="../Images/AРМІЯINFORM/2023-07-12T68-00-00-04-00/lekornyu01-150x150.jpg" xlink:type="simple" xlink:show="embed" xlink:actuate="onLoad" draw:mime-type="image/jpeg"/>
</draw:frame>
</text:a>
Recall that during the NATO summit in Vilnius the Ministers of Defense of Ukraine and France <text:a xlink:type="simple" xlink:href="https://armyinform.com.ua/2023/07/11/oleksij-reznikov-u-vilnyusi-pidpysav-oboronnu-ugodu-z-francziyeyu/" text:style-name="Internet_20_link" text:visited-style-name="Visited_20_Internet_20_Link">
concluded</text:a>
Defense Agreement aimed at simplifying the process of purchase and supply of weapons to Ukraine, as well as the creation of a basis for communal production of spare parts and maintenance of foreign weapons.</text:p>
      <text:p text:style-name="P4">
News Source: <text:a xlink:type="simple" xlink:href="https://armyinform.com.ua/2023/07/12/u-francziyi-projshly-pidgotovku-majzhe-5200-ukrayinskyh-vijskovyh/" text:style-name="Internet_20_link" text:visited-style-name="Visited_20_Internet_20_Link">
https://armyinform.com.ua/2023/07/12/u-francziyi-projshly-pidgotovku-majzhe-5200-ukrayinskyh-vijskovyh/</text:a>
</text:p>
      <!--NEWS-->
      <text:h text:style-name="P10" text:outline-level="1">
<text:span text:style-name="T4">
President of Poland: NATO adoption will become a great force for the Alliance in the future</text:span>
</text:h>
      <text:p text:style-name="P4">
Author: ['АРМІЯINFORM']</text:p>
      <text:p text:style-name="P4">
Time: 2023-07-12T69:00:00-04:00</text:p>
      <text:p text:style-name="P4">
Description: Patannya Maybutnoye Ukrainian Schodo Members in NATO BULO Fighting at PERSHEN DAY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andzhej-duda.jpg" text:style-name="Internet_20_link" text:visited-style-name="Visited_20_Internet_20_Link">
andzhej-duda.jpg</text:a>
']</text:p>
      <text:p text:style-name="P4">
Tags: ['STOPRUSSIA', 'АНДЖЕЙ ДУДА', 'ВТОРГНЕННЯ РФ', 'ДОПОМОГА ПАРТНЕРІВ', 'НАТО', 'СВІТ ПІДТРИМУЄ УКРАЇНУ']</text:p>
      <text:p text:style-name="P4">
Category: News</text:p>
      <!--METADATA-->
      <text:p text:style-name="P4">
<draw:frame draw:style-name="fr1" draw:name="Image240" text:anchor-type="as-char" svg:width="6.9236in" svg:height="3.894525in" draw:z-index="0">
<draw:image xlink:href="../Images/AРМІЯINFORM/2023-07-12T69-00-00-04-00/andzhej-duda.jpg" xlink:type="simple" xlink:show="embed" xlink:actuate="onLoad" draw:mime-type="image/jpeg"/>
</draw:frame>
The issue of Ukraine's future regarding the conditions of its membership in NATO was the most difficult day of the Alliance summit.</text:p>
      <text:p text:style-name="P4">
About it <text:a xlink:type="simple" xlink:href="https://twitter.com/prezydentpl/status/1679009277480927232" text:style-name="Internet_20_link" text:visited-style-name="Visited_20_Internet_20_Link">
reported</text:a>
Polish President Andrzej Duda.</text:p>
      <text:p text:style-name="P4">
"The adoption of NATO another vast European country with such vigorous natural resources and a huge army that has a huge -fighting experience will be a great force for NATO in the future," the President emphasized.</text:p>
      <text:p text:style-name="P4">
We will remind, after the first day of NATO summit in Vilnius the Minister of Defense of Ukraine Oleksiy Rennikov <text:a xlink:type="simple" xlink:href="https://armyinform.com.ua/2023/07/12/navchannya-na-f-16-polshha-nadast-ukrayinskym-pilotam-svoyu-infrastrukturu/" text:style-name="Internet_20_link" text:visited-style-name="Visited_20_Internet_20_Link">
declared</text:a>
that has Ukrainian a coalition of 11 partner states for the preparation of pilots F-16. The coalition includes: Denmark, Netherlands, Belgium, Canada, Luxembourg, Norway, Poland, Portugal, Romania, Britain and Sweden. Later Glava of the Polish Defense Office Mariusz Blaschak <text:a xlink:type="simple" xlink:href="https://armyinform.com.ua/2023/07/12/navchannya-na-f-16-polshha-nadast-ukrayinskym-pilotam-svoyu-infrastrukturu/" text:style-name="Internet_20_link" text:visited-style-name="Visited_20_Internet_20_Link">
reported</text:a>
that the country will provide Ukrainian pilots with access to its training infrastructure as part of the training of US F-16 fighters.</text:p>
      <text:p text:style-name="P4">
News Source: <text:a xlink:type="simple" xlink:href="https://armyinform.com.ua/2023/07/12/prezydent-polshhi-pryjnyattya-ukrayiny-do-nato-stane-velycheznoyu-syloyu-dlya-alyansu-v-majbutnomu/" text:style-name="Internet_20_link" text:visited-style-name="Visited_20_Internet_20_Link">
https://armyinform.com.ua/2023/07/12/prezydent-polshhi-pryjnyattya-ukrayiny-do-nato-stane-velycheznoyu-syloyu-dlya-alyansu-v-majbutnomu/</text:a>
</text:p>
      <!--NEWS-->
      <text:h text:style-name="P10" text:outline-level="1">
<text:span text:style-name="T4">
Minister: What are the employment services available on the guide?</text:span>
</text:h>
      <text:p text:style-name="P4">
Author: ['АРМІЯINFORM']</text:p>
      <text:p text:style-name="P4">
Time: 2023-07-12T6:00:00-04:00</text:p>
      <text:p text:style-name="P4">
Description: Yakshcho Vukaht Robota, you need to be sovereign piditrims through the Bezobitty - passing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3691.jpg" text:style-name="Internet_20_link" text:visited-style-name="Visited_20_Internet_20_Link">
3691.jpg</text:a>
']</text:p>
      <text:p text:style-name="P4">
Tags: ['STOPRUSSIA', 'АГРЕСІЯ РФ', 'ВІЙНА', 'ВТОРГНЕННЯ РФ', 'МІНЦИФРИ']</text:p>
      <text:p text:style-name="P4">
Category: News</text:p>
      <!--METADATA-->
      <text:p text:style-name="P4">
<draw:frame draw:style-name="fr1" draw:name="Image241" text:anchor-type="as-char" svg:width="6.9236in" svg:height="3.800171in" draw:z-index="0">
<draw:image xlink:href="../Images/AРМІЯINFORM/2023-07-12T6-00-00-04-00/3691.jpg" xlink:type="simple" xlink:show="embed" xlink:actuate="onLoad" draw:mime-type="image/jpeg"/>
</draw:frame>
Illustrative photo</text:p>
      <text:p text:style-name="P4">
If you are looking for work or needing state support due to unemployment - go to a guide from public services, about it <text:a xlink:type="simple" xlink:href="https://www.kmu.gov.ua/news/mintsyfry-iaki-posluhy-u-sferi-zainiatosti-dostupni-na-hidi" text:style-name="Internet_20_link" text:visited-style-name="Visited_20_Internet_20_Link">
reports</text:a>
Government portal.</text:p>
      <text:p text:style-name="P4">
There you will find step -by -step instructions on how to register at the employment center and care. So no longer take hours to understand the meal.</text:p>
      <text:p text:style-name="P4">
<text:span text:style-name="T4">
 Look for the right service in the service in the field of employment on the guide: </text:span>
</text:p>
      <text:p text:style-name="P4">
<text:a xlink:type="simple" xlink:href="https://guide.diia.gov.ua/view/perereiestratsiia-bezrobitnoho-v-tsentri-zainiatosti-a554b7c7-3b72-4344-a803-dbf1a10a3627" text:style-name="Internet_20_link" text:visited-style-name="Visited_20_Internet_20_Link">
Re -registration of the unemployed at the employment center</text:a>
<text:span text:style-name="T5">
 <text:a xlink:type="simple" xlink:href="https://guide.diia.gov.ua/view/prypynennia-reiestratsii-bezrobitnoho-za-zaiavoiu-bezrobitnoho" text:style-name="Internet_20_link" text:visited-style-name="Visited_20_Internet_20_Link">
Termination of registration of the unemployed at the request of the unemployed.</text:a>
The service is available on the portal - &lt;https://curly.lick/r/r/d368&gt;
 and in application action * <text:a xlink:type="simple" xlink:href="https://guide.diia.gov.ua/view/nadannia-statusu-bezrobitnoho-37bdc173-6d08-44f8-ac9e-5835894474f2" text:style-name="Internet_20_link" text:visited-style-name="Visited_20_Internet_20_Link">
Appointment of unemployment benefits</text:a>
</text:span>
 <text:a xlink:type="simple" xlink:href="https://guide.diia.gov.ua/view/nadannia-statusu-bezrobitnoho-37bdc173-6d08-44f8-ac9e-5835894474f2" text:style-name="Internet_20_link" text:visited-style-name="Visited_20_Internet_20_Link">
Granting the status of the unemployed.</text:a>
The service is available on the portal-&lt;https://curly.lick/r/ede9&gt;
 and in application action * <text:a xlink:type="simple" xlink:href="https://guide.diia.gov.ua/view/nadannia-informatsii-z-reiestru-zastrakhovanykh-osib-derzhavnoho-reiestru-zahalnooboviazkovoho-derzhavnoho-sotsialnoho-strakhuva-360d4c76-af59-43c6-b783-bc4b4cd7f1a7" text:style-name="Internet_20_link" text:visited-style-name="Visited_20_Internet_20_Link">
Help OK-7</text:a>
. Послуга доступна на порталі — &lt;https://curly.click/r/47ea&gt;
 та в застосунку Дія</text:p>
      <text:p text:style-name="P4">
News Source: <text:a xlink:type="simple" xlink:href="https://armyinform.com.ua/2023/07/12/minczyfry-yaki-poslugy-u-sferi-zajnyatosti-dostupni-na-gidi/" text:style-name="Internet_20_link" text:visited-style-name="Visited_20_Internet_20_Link">
https://armyinform.com.ua/2023/07/12/minczyfry-yaki-poslugy-u-sferi-zajnyatosti-dostupni-na-gidi/</text:a>
</text:p>
      <!--NEWS-->
      <text:h text:style-name="P10" text:outline-level="1">
<text:span text:style-name="T4">
Ukrainian defenders with the help of a drone discovered and destroyed Russian Buk-M2</text:span>
</text:h>
      <text:p text:style-name="P4">
Authors: Ukrinform (Person)</text:p>
      <text:p text:style-name="P4">
Publisher: Укринформ (Organization)</text:p>
      <text:p text:style-name="P4">
Published Time: 2023-07-12T6:45:00+03:00</text:p>
      <text:p text:style-name="P4">
Modified Time: 2023-07-12T22:45:00+03:00</text:p>
      <text:p text:style-name="P4">
Description: Ukrainian defenders have discovered and destroyed the Russian anti-aircraft missile complex of Buk-M2 thanks to the reconnaissance unmanned the unmanned the unmanned the unmanned the unmanned the unmanned the unmanned the unmanned the unmanned the unmanned. - Ukrinform.</text:p>
      <text:p text:style-name="P4">
Images: ['<text:a xlink:type="simple" xlink:href="https://static.ukrinform.com/photos/2023_07/thumb_files/630_360_1689187789-482.jpg" text:style-name="Internet_20_link" text:visited-style-name="Visited_20_Internet_20_Link">
630_360_16891...</text:a>
']</text:p>
      <text:p text:style-name="P4">
Tags: ['Бук', 'ВМС України', 'Війна з Росією']</text:p>
      <text:p text:style-name="P4">
Type: Article</text:p>
      <!--METADATA-->
      <text:p text:style-name="P4">
<draw:frame draw:style-name="fr1" draw:name="Image242" text:anchor-type="as-char" svg:width="6.9236in" svg:height="3.956343in" draw:z-index="0">
<draw:image xlink:href="../Images/yкринформ/2023-07-12T6-45-00-03-00/630_360_1689187789-482.jpg" xlink:type="simple" xlink:show="embed" xlink:actuate="onLoad" draw:mime-type="image/jpeg"/>
</draw:frame>
Due to the reconnaissance unmanned the Chark ", the Russian anti-aircraft missile complex of Buk-M2 was discovered by Ukrainian.</text:p>
      <text:p text:style-name="P4">
According to Ukrinform, the Navy of the Armed Forces of Ukraine reported on <text:a xlink:type="simple" xlink:href="https://www.facebook.com/watch/" text:style-name="Internet_20_link" text:visited-style-name="Visited_20_Internet_20_Link">
Facebook</text:a>
.</text:p>
      <text:p text:style-name="P4">
The hostile "Beech" was discovered by aero-intelligence officers of the 36th Separate Brigade of the Naval Infantry Name Mikhail Bilynsky with the help of one delay, transmitted within the area "eye for the eye".</text:p>
      <text:p text:style-name="P4">
"After discovering the target, enemy valuable equipment was destroyed by arter brothers," the Navy said.</text:p>
      <text:p text:style-name="P4">
As reported by Ukrinform, as of July 12, the forces of Defense of Ukraine had already destroyed in the Rosiyan -Scale War.</text:p>
      <text:p text:style-name="P4">
Photo: Wikipedia</text:p>
      <text:p text:style-name="P4">
News Source: <text:a xlink:type="simple" xlink:href="https://www.ukrinform.ua/rubric-ato/3735094-ukrainski-zahisniki-za-dopomogou-bezpilotnika-viavili-ta-znisili-rosijskij-bukm2.html" text:style-name="Internet_20_link" text:visited-style-name="Visited_20_Internet_20_Link">
https://www.ukrinform.ua/rubric-ato/3735094-ukrainski-zahisniki-za-dopomogou-bezpilotnika-viavili-ta-znisili-rosijskij-bukm2.html</text:a>
</text:p>
      <!--NEWS-->
      <text:h text:style-name="P10" text:outline-level="1">
<text:span text:style-name="T4">
In Vilnius, the first meeting of the Ukraine-NATO Council began</text:span>
</text:h>
      <text:p text:style-name="P4">
Author: ['Ольга Мосьондз']</text:p>
      <text:p text:style-name="P4">
Time: 2023-07-12T70:00:00-04:00</text:p>
      <text:p text:style-name="P4">
Description: The Vilnius PID General Secretary General of the Pivnish -Attlant Alliance єns ... The war with Ukraine 2022, the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356354089_660790572618695_2174649591669074992_n-scaled.jpg" text:style-name="Internet_20_link" text:visited-style-name="Visited_20_Internet_20_Link">
356354089_660790572618695_2174649591669074992_n-scaled.jpg</text:a>
']</text:p>
      <text:p text:style-name="P4">
Tags: ['УКРАЇНА – НАТО']</text:p>
      <text:p text:style-name="P4">
Category: News</text:p>
      <!--METADATA-->
      <text:p text:style-name="P4">
<draw:frame draw:style-name="fr1" draw:name="Image243" text:anchor-type="as-char" svg:width="6.9236in" svg:height="5.53888in" draw:z-index="0">
<draw:image xlink:href="../Images/AРМІЯINFORM/2023-07-12T70-00-00-04-00/356354089_660790572618695_2174649591669074992_n-scaled.jpg" xlink:type="simple" xlink:show="embed" xlink:actuate="onLoad" draw:mime-type="image/jpeg"/>
</draw:frame>
In Vilnius, chaired by the Secretary-General of the North Atlantic Alias of Jens Stoltenberg at the level of heads of state and governments of the Member States, the inaugural meeting of the Ukraine-Nato Council is being submitted.</text:p>
      <text:p text:style-name="P4">
-Welcome to this first meeting of the Council of Ukraine-NATO. This is a truly historical moment-the Allies and Ukraine is sitting side by side, as they are equal to help our joint vision of Euro-Atlantic security. For me, this is a great deal - to greet at the meeting of our dear friend of the President of Ukraine of Zelensky, - said, opening a meeting of NATO.</text:p>
      <text:p text:style-name="P4">
Jens Stoltenberg also stressed that the Allies should increase Ukraine's support in order to help it "liberate land and restrain Russian aggression to the integrity."</text:p>
      <ul>
        <li>
At this summit, we again confirmed that Ukraine will be a member of the Alliance. And they were weighed decisions that will lead Ukraine closer to NATO. Today we are weaving as equal, and I look forward to the day we are Mizustust as allies, ”he said.</li>
      </ul>
      <text:p text:style-name="P4">
At the large round table, Zelensky sits between Turkey and Great Britain. The opening of the meeting was met with applause.</text:p>
      <text:p text:style-name="P4">
It should be reminded that the decision to create the Council of Ukraine-NATO, which was replaced by the commission of Ukraine-NATO, was formally approved by the heads of state and governments of the Member States on the first day of the NATO summit.</text:p>
      <text:p text:style-name="P4">
<text:span text:style-name="T5">
Foto Evert Somer News Agency Interfax-UKRAINE</text:span>
</text:p>
      <text:p text:style-name="P4">
News Source: <text:a xlink:type="simple" xlink:href="https://armyinform.com.ua/2023/07/12/u-vilnyusi-rozpochalosya-pershe-zasidannya-rady-ukrayina-nato/" text:style-name="Internet_20_link" text:visited-style-name="Visited_20_Internet_20_Link">
https://armyinform.com.ua/2023/07/12/u-vilnyusi-rozpochalosya-pershe-zasidannya-rady-ukrayina-nato/</text:a>
</text:p>
      <!--NEWS-->
      <text:h text:style-name="P10" text:outline-level="1">
<text:span text:style-name="T4">
During the day, Russia fired 10 regions of Ukraine: there is a hit in 49 infrastructure sites</text:span>
</text:h>
      <text:p text:style-name="P4">
Author: ['АРМІЯINFORM']</text:p>
      <text:p text:style-name="P4">
Time: 2023-07-12T71:00:00-04:00</text:p>
      <text:p text:style-name="P4">
Description: The last passes of Rosiyski Vіsyska fired the Teritarian of 10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photo_5292074577339469456_y.jpg" text:style-name="Internet_20_link" text:visited-style-name="Visited_20_Internet_20_Link">
photo_5292074577339469456_y.jpg</text:a>
']</text:p>
      <text:p text:style-name="P4">
Tags: ['STOPRUSSIA', 'АГРЕСІЯ РФ', 'ВТОРГНЕННЯ РФ', 'ХАРКІВСЬКИЙ ТРИБУНАЛ']</text:p>
      <text:p text:style-name="P4">
Category: News</text:p>
      <!--METADATA-->
      <text:p text:style-name="P4">
<draw:frame draw:style-name="fr1" draw:name="Image244" text:anchor-type="as-char" svg:width="6.9236in" svg:height="5.703005in" draw:z-index="0">
<draw:image xlink:href="../Images/AРМІЯINFORM/2023-07-12T71-00-00-04-00/photo_5292074577339469456_y.jpg" xlink:type="simple" xlink:show="embed" xlink:actuate="onLoad" draw:mime-type="image/jpeg"/>
</draw:frame>
During the last day, Russian troops fired at the territory of 10 regions of Ukraine.</text:p>
      <text:p text:style-name="P4">
About it in Telegram <text:a xlink:type="simple" xlink:href="https://t.me/militarymediacenter/2500" text:style-name="Internet_20_link" text:visited-style-name="Visited_20_Internet_20_Link">
informs</text:a>
MilitaryMedia Center.</text:p>
      <text:p text:style-name="P4">
From different types of weapons - small arms, grenade launchers, mortars, artillery, RSZV, tanks, UAVs, tactical aviation - 121 inhabited plants and 49 infrastructure sites were attacked.</text:p>
      <text:p text:style-name="P4">
There are killed and injured among civilians, the number of victims is clarified.</text:p>
      <text:p text:style-name="P4">
News Source: <text:a xlink:type="simple" xlink:href="https://armyinform.com.ua/2023/07/12/za-dobu-rosiya-obstrilyala-10-oblastej-ukrayiny-ye-vluchannya-u-49-obyektiv-infrastruktury/" text:style-name="Internet_20_link" text:visited-style-name="Visited_20_Internet_20_Link">
https://armyinform.com.ua/2023/07/12/za-dobu-rosiya-obstrilyala-10-oblastej-ukrayiny-ye-vluchannya-u-49-obyektiv-infrastruktury/</text:a>
</text:p>
      <!--NEWS-->
      <text:h text:style-name="P10" text:outline-level="1">
<text:span text:style-name="T4">
Registration starts for the All-Ukrainian online product "I am honoring warriors, running for Heroes of Ukraine"</text:span>
</text:h>
      <text:p text:style-name="P4">
Author: ['АРМІЯINFORM']</text:p>
      <text:p text:style-name="P4">
Time: 2023-07-12T72:00:00-04:00</text:p>
      <text:p text:style-name="P4">
Description: Syogodnі, 12 lipna, fucked up about the start of the reinforcement on the All-Ukrainian Online-Zabig “Shana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357b2346447ffd5fc1d22c81f8743d69-e1689166898509.png" text:style-name="Internet_20_link" text:visited-style-name="Visited_20_Internet_20_Link">
357b2346447ffd5fc1d22c81f8743d69-e1689166898509.png</text:a>
']</text:p>
      <text:p text:style-name="P4">
Tags: ['«ШАНУЮ ВОЇНІВ»', 'БІЖУ ЗА ГЕРОЇВ УКРАЇНИ', 'ПАТРІОТИЧНИЙ ЗАБІГ']</text:p>
      <text:p text:style-name="P4">
Category: News</text:p>
      <!--METADATA-->
      <text:p text:style-name="P4">
<draw:frame draw:style-name="fr1" draw:name="Image245" text:anchor-type="as-char" svg:width="6.9236in" svg:height="4.044654in" draw:z-index="0">
<draw:image xlink:href="../Images/AРМІЯINFORM/2023-07-12T72-00-00-04-00/357b2346447ffd5fc1d22c81f8743d69-e1689166898509.png" xlink:type="simple" xlink:show="embed" xlink:actuate="onLoad" draw:mime-type="image/png"/>
</draw:frame>
Today, on July 12, the start of registration for the All-Ukrainian Online Recovery "I am honoring soldiers, running for the Heroes of Ukraine", which will take place on August 26, the deputies of the Ministry of Veterans. The event is dedicated to <text:a xlink:type="simple" xlink:href="https://armyinform.com.ua/2023/07/12/uryad-zatverdyv-plan-zahodiv-iz-vidznachennya-u-2023-roczi-dnya-pamyati-zahysnykiv-ukrayiny/" text:style-name="Internet_20_link" text:visited-style-name="Visited_20_Internet_20_Link">
Memorial Protects of Ukraine</text:a>
August 29.</text:p>
      <text:p text:style-name="P4">
About it <text:a xlink:type="simple" xlink:href="https://mva.gov.ua/ua/news/za-spriyannya-minveteraniv-cogorich-26-serpnya-vidbudetsya-shostij-vseukrayinskij-zabig-shanuyu-voyiniv-bizhu-za-geroyiv-ukrayini" text:style-name="Internet_20_link" text:visited-style-name="Visited_20_Internet_20_Link">
reports</text:a>
Ministry of Veterans.</text:p>
      <text:p text:style-name="P4">
The annual action, which will be held in the sixth, started in 2018 the father-in-law hero of the Russian-Ukrainian war, Cyborg Alexei Durmasenko Olegurmasenko together with Tisia Bratasiuk and Dmitry Primachenko. Every year, Ukrainians are involved in the race to honor the memory of those who have quenched, protecting the independence and territorial integrity of Ukraine, as well as to make a gratitude to their native soldiers.</text:p>
      <text:p text:style-name="P4">
Recall that in 2022 the event gained wide international support - to memorize our defenders and defenders ran to the United States, the Netherlands, Georgia, Tabagads, other countries, in total, more than 7,000 people joined.</text:p>
      <text:p text:style-name="P4">
News Source: <text:a xlink:type="simple" xlink:href="https://armyinform.com.ua/2023/07/12/startuye-reyestracziya-na-vseukrayinskyj-onlajn-zabig-shanuyu-voyiniv-bizhu-za-geroyiv-ukrayiny/" text:style-name="Internet_20_link" text:visited-style-name="Visited_20_Internet_20_Link">
https://armyinform.com.ua/2023/07/12/startuye-reyestracziya-na-vseukrayinskyj-onlajn-zabig-shanuyu-voyiniv-bizhu-za-geroyiv-ukrayiny/</text:a>
</text:p>
      <!--NEWS-->
      <text:h text:style-name="P10" text:outline-level="1">
<text:span text:style-name="T4">
More than 97 thousand war crimes have documented the Office of the Prosecutor General of Ukraine</text:span>
</text:h>
      <text:p text:style-name="P4">
Author: ['АРМІЯINFORM']</text:p>
      <text:p text:style-name="P4">
Time: 2023-07-12T73: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warcrime-12072023ua.jpg" text:style-name="Internet_20_link" text:visited-style-name="Visited_20_Internet_20_Link">
warcrime-12072023ua.jpg</text:a>
', '<text:a xlink:type="simple" xlink:href="https://armyinform.com.ua/wp-content/uploads/2023/07/warcrime-12072023en.jpg" text:style-name="Internet_20_link" text:visited-style-name="Visited_20_Internet_20_Link">
warcrime-12072023en.jpg</text:a>
']</text:p>
      <text:p text:style-name="P4">
Tags: ['ОФІС ГЕНЕРАЛЬНОГО ПРОКУРОРА УКРАЇНИ']</text:p>
      <text:p text:style-name="P4">
Category: News</text:p>
      <!--METADATA-->
      <text:p text:style-name="P4">
<draw:frame draw:style-name="fr1" draw:name="Image246" text:anchor-type="as-char" svg:width="6.9236in" svg:height="4.448413in" draw:z-index="0">
<draw:image xlink:href="../Images/AРМІЯINFORM/2023-07-12T73-00-00-04-00/warcrime-12072023ua.jpg" xlink:type="simple" xlink:show="embed" xlink:actuate="onLoad" draw:mime-type="image/jpeg"/>
</draw:frame>
Office of the Prosecutor General of Ukraine <text:a xlink:type="simple" xlink:href="https://gp.gov.ua/" text:style-name="Internet_20_link" text:visited-style-name="Visited_20_Internet_20_Link">
reports</text:a>
Crimes committed during the period of large -scale aggression of Russian federation against Ukraine.</text:p>
      <text:p text:style-name="P4">
As of July 12, it is registered:</text:p>
      <ul>
        <li>
97 690 Military Crimes, * 17 041 Crime against National Security of Ukraine.</li>
      </ul>
      <text:p text:style-name="P4">
In addition, according to the official data of juvenile prosecutors, 1546 children were affected by the aggression of the Russian Federation, of which:</text:p>
      <ul>
        <li>
494 - children were killed, * 1052 - the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47" text:anchor-type="as-char" svg:width="6.9236in" svg:height="4.448413in" draw:z-index="0">
<draw:image xlink:href="../Images/AРМІЯINFORM/2023-07-12T73-00-00-04-00/warcrime-12072023en.jpg" xlink:type="simple" xlink:show="embed" xlink:actuate="onLoad" draw:mime-type="image/jpeg"/>
</draw:frame>
</text:p>
      <text:p text:style-name="P4">
News Source: <text:a xlink:type="simple" xlink:href="https://armyinform.com.ua/2023/07/12/ponad-97-tysyach-voyennyh-zlochyniv-zadokumentuvav-ofis-genprokurora-ukrayiny-2/" text:style-name="Internet_20_link" text:visited-style-name="Visited_20_Internet_20_Link">
https://armyinform.com.ua/2023/07/12/ponad-97-tysyach-voyennyh-zlochyniv-zadokumentuvav-ofis-genprokurora-ukrayiny-2/</text:a>
</text:p>
      <!--NEWS-->
      <text:h text:style-name="P10" text:outline-level="1">
<text:span text:style-name="T4">
Norway transmits Ukraine's anti -aircraft missile systems NASAMS</text:span>
</text:h>
      <text:p text:style-name="P4">
Author: ['АРМІЯINFORM']</text:p>
      <text:p text:style-name="P4">
Time: 2023-07-12T74:00:00-04:00</text:p>
      <text:p text:style-name="P4">
Description: Norwegian detachment of rowing about the transfer of Ukrainian Zenite missile complexes NASAMS.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7/nasams.jpg" text:style-name="Internet_20_link" text:visited-style-name="Visited_20_Internet_20_Link">
nasams.jpg</text:a>
']</text:p>
      <text:p text:style-name="P4">
Tags: ['NASAMS', 'ДОПОМОГА ПАРТНЕРІВ', 'НОРВЕГІЯ', 'СВІТ ПІДТРИМУЄ УКРАЇНУ']</text:p>
      <text:p text:style-name="P4">
Category: News</text:p>
      <!--METADATA-->
      <text:p text:style-name="P4">
<draw:frame draw:style-name="fr1" draw:name="Image248" text:anchor-type="as-char" svg:width="6.9236in" svg:height="3.894525in" draw:z-index="0">
<draw:image xlink:href="../Images/AРМІЯINFORM/2023-07-12T74-00-00-04-00/nasams.jpg" xlink:type="simple" xlink:show="embed" xlink:actuate="onLoad" draw:mime-type="image/jpeg"/>
</draw:frame>
The Norwegian Government has made a decision to transfer anti -aircraft missile complexes to Ukraine <text:a xlink:type="simple" xlink:href="https://armyinform.com.ua/2022/06/27/nasams-shho-vidomo-pro-norvezkyj-zenitnyj-raketnyj-kompleks/" text:style-name="Internet_20_link" text:visited-style-name="Visited_20_Internet_20_Link">
NASAMS</text:a>
.</text:p>
      <text:p text:style-name="P4">
Про це йдеться у <text:a xlink:type="simple" xlink:href="https://www.regjeringen.no/no/aktuelt/norge-donerer-ytterligere-nasams-materiell-til-ukrainas-luftforsvar/id2989709/" text:style-name="Internet_20_link" text:visited-style-name="Visited_20_Internet_20_Link">
повідомленні</text:a>
Ministry of Defense of Norway.</text:p>
      <text:p text:style-name="P4">
“The new support package contains additional fire control centers, start -ups and spare parts. This will ensure endurance, reservation and thus increase the effect of system prototypical defense previously transmitted to Ukraine, ”said Defense Minister Bjorn Arl Gram.</text:p>
      <text:p text:style-name="P4">
Earlier Norway in cooperation with the US <text:a xlink:type="simple" xlink:href="https://armyinform.com.ua/2022/11/20/protypovitryanogo-ozbroyennya-bude-bagato-i-vono-bude-riznomanitne-yurij-ignat/" text:style-name="Internet_20_link" text:visited-style-name="Visited_20_Internet_20_Link">
transferred</text:a>
Ukraine is several kits.</text:p>
      <text:p text:style-name="P4">
Also Norway <text:a xlink:type="simple" xlink:href="https://armyinform.com.ua/2023/07/12/norvegiya-nadaye-ukrayini-partiyu-rozviduvalnyh-droniv-black-hornet/" text:style-name="Internet_20_link" text:visited-style-name="Visited_20_Internet_20_Link">
approved</text:a>
Decision to transmit the Ukraine Party of Intelligence Drones Black Hornet.</text:p>
      <text:p text:style-name="P4">
News Source: <text:a xlink:type="simple" xlink:href="https://armyinform.com.ua/2023/07/12/norvegiya-peredaye-ukrayini-zenitni-raketni-kompleksy-nasams/" text:style-name="Internet_20_link" text:visited-style-name="Visited_20_Internet_20_Link">
https://armyinform.com.ua/2023/07/12/norvegiya-peredaye-ukrayini-zenitni-raketni-kompleksy-nasams/</text:a>
</text:p>
      <!--NEWS-->
      <text:h text:style-name="P10" text:outline-level="1">
<text:span text:style-name="T4">
The invaders for eight times fired at the border of Chernihiv and Sumy region</text:span>
</text:h>
      <text:p text:style-name="P4">
Author: ['АРМІЯINFORM']</text:p>
      <text:p text:style-name="P4">
Time: 2023-07-12T75:00:00-04:00</text:p>
      <text:p text:style-name="P4">
Description: Rosiyski Zagarbniki to the otterdonnni Teritor Chernigivsky sinking ... War with Ukraine 2022, War with Ukraine Latest News today, News War with Ukraine 2022 The last ones today, will there be a war between Ukraine and Russia and when, the war with Ukraine in 2022 will be or not not , Will there be a war with Ukraine in the near future, they say, the war with Ukraine, Ukrainian news today, Ukrainian news in Ukrainian media in Russian</text:p>
      <text:p text:style-name="P4">
Images: ['<text:a xlink:type="simple" xlink:href="https://armyinform.com.ua/wp-content/uploads/2023/05/obstrily-prykordonnya-1.jpg" text:style-name="Internet_20_link" text:visited-style-name="Visited_20_Internet_20_Link">
obstrily-prykordonnya-1.jpg</text:a>
']</text:p>
      <text:p text:style-name="P4">
Tags: ['STOPRUSSIA', 'АГРЕСІЯ РФ', 'ВТОРГНЕННЯ РФ', 'ОК «ПІВНІЧ»']</text:p>
      <text:p text:style-name="P4">
Category: News</text:p>
      <!--METADATA-->
      <text:p text:style-name="P4">
<draw:frame draw:style-name="fr1" draw:name="Image249" text:anchor-type="as-char" svg:width="6.9236in" svg:height="4.50034in" draw:z-index="0">
<draw:image xlink:href="../Images/AРМІЯINFORM/2023-07-12T75-00-00-04-00/obstrily-prykordonnya-1.jpg" xlink:type="simple" xlink:show="embed" xlink:actuate="onLoad" draw:mime-type="image/jpeg"/>
</draw:frame>
Illustrative photo</text:p>
      <text:p text:style-name="P4">
Russian invaders continue to fire the border territories of Chernihiv and Sumy regions. Total during the day 8 -waders were charged(162 explosions)from different types of weapons.</text:p>
      <text:p text:style-name="P4">
About it <text:a xlink:type="simple" xlink:href="https://www.facebook.com/kommander.nord/posts/pfbid0GweY6Dm1seVubTSVhYLp9j7QJkmzAfVxmn4zYtXjcTHF5F7CevcuXVGF9Hei2jGsl" text:style-name="Internet_20_link" text:visited-style-name="Visited_20_Internet_20_Link">
reports</text:a>
Operational Command "North".</text:p>
      <text:p text:style-name="P4">
<text:span text:style-name="T4">
Chernihiv region</text:span>
</text:p>
      <text:p text:style-name="P4">
Snovsk community:</text:p>
      <ul>
        <li>
Keris - 16 parishes, probably a mortar 120 mm.</li>
      </ul>
      <text:p text:style-name="P4">
<text:span text:style-name="T4">
Sumy region</text:span>
</text:p>
      <text:p text:style-name="P4">
Shostka district:</text:p>
      <ul>
        <li>
Friendship - 8 parishes, probably become artillery. * Walk - 4 trips, probably a mortar 82 mm. * Belocopy - 25 parishes, probably mortar 82 mm. * Snopich - 80 parishes, probably AGS. * Kharkiv - 10 parishes, probably mortar 82 mm. * White birch - 15 parishes, probably AGS. * Wolf - 4 parishes, probably mortar 120 mm.</li>
      </ul>
      <text:p text:style-name="P4">
Fortunately, information about the dead or wounded among the local population is not fixed.</text:p>
      <text:p text:style-name="P4">
News Source: <text:a xlink:type="simple" xlink:href="https://armyinform.com.ua/2023/07/12/zagarbnyky-protyagom-doby-visim-raziv-obstrilyaly-prykordonnya-chernigivshhyny-ta-sumshhyny/" text:style-name="Internet_20_link" text:visited-style-name="Visited_20_Internet_20_Link">
https://armyinform.com.ua/2023/07/12/zagarbnyky-protyagom-doby-visim-raziv-obstrilyaly-prykordonnya-chernigivshhyny-ta-sumshhyny/</text:a>
</text:p>
      <!--NEWS-->
      <text:h text:style-name="P10" text:outline-level="1">
<text:span text:style-name="T4">
Russian troops are changing objects in the Zaporizhzhya NPP - Military Media Center</text:span>
</text:h>
      <text:p text:style-name="P4">
Author: ['АРМІЯINFORM']</text:p>
      <text:p text:style-name="P4">
Time: 2023-07-12T76:00:00-04:00</text:p>
      <text:p text:style-name="P4">
Description: Minuvannya Teritor Zaes with Rosіyki pay -ons є TsIlesnamy, a stunning of a non -rejoicing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1/zaes.jpg" text:style-name="Internet_20_link" text:visited-style-name="Visited_20_Internet_20_Link">
zaes.jpg</text:a>
']</text:p>
      <text:p text:style-name="P4">
Tags: ['MILITARY MEDIA CENTER', 'STOPRUSSIA', 'АГРЕСІЯ РФ', 'ВТОРГНЕННЯ РФ', 'ЗАЕС']</text:p>
      <text:p text:style-name="P4">
Category: News</text:p>
      <!--METADATA-->
      <text:p text:style-name="P4">
<draw:frame draw:style-name="fr1" draw:name="Image250" text:anchor-type="as-char" svg:width="6.9236in" svg:height="3.900295in" draw:z-index="0">
<draw:image xlink:href="../Images/AРМІЯINFORM/2023-07-12T76-00-00-04-00/zaes.jpg" xlink:type="simple" xlink:show="embed" xlink:actuate="onLoad" draw:mime-type="image/jpeg"/>
</draw:frame>
The Ministry of Internal Affairs of the Russian occupiers is purposeful, creating a hazard on a nuclear facility.</text:p>
      <text:p text:style-name="P4">
About it <text:a xlink:type="simple" xlink:href="https://t.me/militarymediacenter/2504" text:style-name="Internet_20_link" text:visited-style-name="Visited_20_Internet_20_Link">
reports</text:a>
Military Mediacenter.</text:p>
      <text:p text:style-name="P4">
According to available information, the Russians have installed controlled and unmanaged anti -personnel imperatives in the technical rooms and machine halls of the station.</text:p>
      <text:p text:style-name="P4">
News Source: <text:a xlink:type="simple" xlink:href="https://armyinform.com.ua/2023/07/12/rosijski-vijska-minuyut-obyekty-na-terytoriyi-zaporizkoyi-aes-military-media-center/" text:style-name="Internet_20_link" text:visited-style-name="Visited_20_Internet_20_Link">
https://armyinform.com.ua/2023/07/12/rosijski-vijska-minuyut-obyekty-na-terytoriyi-zaporizkoyi-aes-military-media-center/</text:a>
</text:p>
      <!--NEWS-->
      <text:h text:style-name="P10" text:outline-level="1">
<text:span text:style-name="T4">
Norway provides Ukraine with a batch</text:span>
</text:h>
      <text:p text:style-name="P4">
Author: ['АРМІЯINFORM']</text:p>
      <text:p text:style-name="P4">
Time: 2023-07-12T77:00:00-04:00</text:p>
      <text:p text:style-name="P4">
Description: Party of Bezpіlotnitnikov for the roseboda Black Hornet vid Norwegi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7/black-hornet.jpg" text:style-name="Internet_20_link" text:visited-style-name="Visited_20_Internet_20_Link">
black-hornet.jpg</text:a>
']</text:p>
      <text:p text:style-name="P4">
Tags: ['BLACK HORNET', 'ДОПОМОГА ПАРТНЕРІВ', 'НОРВЕГІЯ – УКРАЇНА', 'СВІТ ПІДТРИМУЄ УКРАЇНУ']</text:p>
      <text:p text:style-name="P4">
Category: News</text:p>
      <!--METADATA-->
      <text:p text:style-name="P4">
<draw:frame draw:style-name="fr1" draw:name="Image251" text:anchor-type="as-char" svg:width="6.9236in" svg:height="3.894525in" draw:z-index="0">
<draw:image xlink:href="../Images/AРМІЯINFORM/2023-07-12T77-00-00-04-00/black-hornet.jpg" xlink:type="simple" xlink:show="embed" xlink:actuate="onLoad" draw:mime-type="image/jpeg"/>
</draw:frame>
The Blessed Bloc Hornet intelligence party will receive Ukraine.</text:p>
      <text:p text:style-name="P4">
This is stated in <text:a xlink:type="simple" xlink:href="https://www.regjeringen.no/no/aktuelt/norge-bidrar-med-1-000-nye-norske-dronesett-av-typen-black-hornet/id2989710/" text:style-name="Internet_20_link" text:visited-style-name="Visited_20_Internet_20_Link">
message</text:a>
Ministry of Defense of Norway.</text:p>
      <text:p text:style-name="P4">
“Ukraine is very satisfied with the previous Norwegian deliveries of this type of exploration drones, which were developed in cooperation between Norway Silhoboron and the Institute for Norway Defense Research. The drone, called Black Hornet, is produced in Norway, and now we are giving Ukraine a party of new drone sets, ”said Defense Minister Bjornaril Gram.</text:p>
      <text:p text:style-name="P4">
The Ukrainian authorities asked to provide this type of use for use in the fight against the Russian invasion.</text:p>
      <text:p text:style-name="P4">
The Teledyne Flir Drona developed in Norway is the world market leader. It is useful in a number of consolides, including the United States and the United Kingdom. According to the Norway Defense Minister, the device is simple to operate, reliable dependence on conditions, it is difficult to detect and is especially good for it in urban areas.</text:p>
      <text:p text:style-name="P4">
Black Hornet weighs 32 grams. Since the beginning of 2007, more than 14,000 Blackhornet drones have been delivered in different versions by more than 40 clients worldwide, with the largest customer. Norway has received its first Blackhornet in 2015, and now these drones are widely represented in the army.</text:p>
      <text:p text:style-name="P4">
News Source: <text:a xlink:type="simple" xlink:href="https://armyinform.com.ua/2023/07/12/norvegiya-nadaye-ukrayini-partiyu-rozviduvalnyh-droniv-black-hornet/" text:style-name="Internet_20_link" text:visited-style-name="Visited_20_Internet_20_Link">
https://armyinform.com.ua/2023/07/12/norvegiya-nadaye-ukrayini-partiyu-rozviduvalnyh-droniv-black-hornet/</text:a>
</text:p>
      <!--NEWS-->
      <text:h text:style-name="P10" text:outline-level="1">
<text:span text:style-name="T4">
NATO Summit: G7 leaders have agreed to support Ukraine</text:span>
</text:h>
      <text:p text:style-name="P4">
Author: ['АРМІЯINFORM']</text:p>
      <text:p text:style-name="P4">
Time: 2023-07-12T78:00:00-04:00</text:p>
      <text:p text:style-name="P4">
Description: OFITSIINA-representatives of the President of Ukraine Oprilyudni Oprilno with a declaration of about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samit-2-1.jpg" text:style-name="Internet_20_link" text:visited-style-name="Visited_20_Internet_20_Link">
samit-2-1.jpg</text:a>
']</text:p>
      <text:p text:style-name="P4">
Tags: ['ВІЛЬНЮСЬКИЙ САМІТ', 'САМІТ G7', 'СПІЛЬНА ДЕКЛАРАЦІЯ']</text:p>
      <text:p text:style-name="P4">
Category: News</text:p>
      <!--METADATA-->
      <text:p text:style-name="P4">
<draw:frame draw:style-name="fr1" draw:name="Image252" text:anchor-type="as-char" svg:width="6.9236in" svg:height="3.892602in" draw:z-index="0">
<draw:image xlink:href="../Images/AРМІЯINFORM/2023-07-12T78-00-00-04-00/samit-2-1.jpg" xlink:type="simple" xlink:show="embed" xlink:actuate="onLoad" draw:mime-type="image/jpeg"/>
</draw:frame>
<text:span text:style-name="T5">
 Official Internet-representation of the President of Ukraine <text:a xlink:type="simple" xlink:href="https://www.president.gov.ua/news/spilna-deklaraciya-pro-pidtrimku-ukrayini-84277" text:style-name="Internet_20_link" text:visited-style-name="Visited_20_Internet_20_Link">
published</text:a>
Joint Declaration on Ukraine support.</text:span>
  <text:span text:style-name="T4">
 _ July 12 2023 _ </text:span>
  We, the leaders of the Seven Group(G7)We confirm our unwavering dedication to create a free, independent, democratic and sovereign Ukraine within its internationally recognized borders capable of protecting ourselves with future aggression.</text:p>
      <text:p text:style-name="P4">
We confirm that Ukraine's security is an integral part of the safety of the Euratlantic region.</text:p>
      <text:p text:style-name="P4">
We consider the illegal and uncontrolled invasion of Russia in Ukraine a threat to international peace and security, a gross violation of international law, including the UN Charter, and incompatible with our security interests. We will support Ukraine in its protection against Russian aggression for as long as it will take.</text:p>
      <text:p text:style-name="P4">
We are the only one in our unchanged support for Ukraine, which is based on our community democratic values and interests, especially on respect for the statutory and principles of territorial integrity and sovereignty.</text:p>
      <text:p text:style-name="P4">
We start negotiating with Ukraine for formalization - through two -way security and agreements agreed with this multilateral framework agreement, in accordance with our relevant legal iconic requirements - our constant support of Ukraine, which protects its savings and territoriality. And he strives for integration into the Euro -Atlantic community. We are assigned to the teams to start these discussions immediately.</text:p>
      <text:p text:style-name="P4">
Each of us will work with Ukraine on specific bilateral long -term obligations and agreements in the field of security directed:</text:p>
      <text:p text:style-name="P4">
a)Provision of sustainable forces capable of protecting Ukraine now and restraining Russian aggression in the future by continuing granting:</text:p>
      <ul>
        <li>
Safety and modern military equipment for land, air and sea with priority for air defense, long -range fittings and long -range firearies, armored vehicles and other key means such as combat aviation, as well as by promoting the level of operational content with Euro -Atlantic. ;</li>
      </ul>
      <text:p text:style-name="P4">
-support for further development of the defense and industrial base of Ukraine;</text:p>
      <ul>
        <li>
          <text:p text:style-name="P4">
training and training of the Ukrainian Armed Forces;</text:p>
        </li>
        <li>
          <text:p text:style-name="P4">
intelligence exchange and cooperation;b)Strengthening the economic stability and sustainability of Ukraine, including through the reconstruction and restoration, in order to create conditions, favorable for promoting Ukraine's economic prosperity, including its energy safety.</text:p>
        </li>
      </ul>
      <text:p text:style-name="P4">
c)Provision of technical and financial support to satisfy the urgent needs of Ukraine caused by the war with Russia, as well as in order for Ukraine to implement an effective agenda for reform, which will support proper government needed to promote on the way of pre -entity aspirations.</text:p>
      <text:p text:style-name="P4">
In the event of a future armed attack on the part of Russia, we intend to immediately consult with Ukraine to determine the relevant further steps. We intend, according to our relevant legal and constitutional seizures, to provide Ukraine with quick and sustainable security in the field in the air, as well as economic assistance, to impose economic and other expenses on Russia, as well as to consult the Ukraine on its needs during the exercise of its right to self -defense, enshrined in Article 51 of the Charter of the United Nations. To this end, we will work with Ukraine over an extended security package of security for future aggression in order to allow Ukraine to protect the territory and sovereignty.</text:p>
      <text:p text:style-name="P4">
In addition to the above elements, we remain committed to Ukraine's support by bringing Russia to justice. This includes the work that the price of aggression for Russia continues to grow, including through sanctions and export control, as well as supporting efforts aimed at liability of persons guilty of war crimes and other international crimes committed in Ukraine and against Ukraine, inclusive With attacks, civilian infrastructure is covered. There should be no impunity for the crime and other atrocities. In this context, we confirm the martiality of prosecution of the perpetrators under international law, including by supporting the efforts of international mechanisms, such as the International Criminal Court(MKS).</text:p>
      <text:p text:style-name="P4">
Ми підтверджуємо, що, відповідно до наших правових систем, суверенні активиросії в наших юрисдикціях залишатимуться знерухомленими доти, доки росія незаплатить за шкоду, яку вона завдала Україні. Ми визнаємо необхідністьстворення міжнародного механізму відшкодування збитків, втрат або поранень,завданих російською агресією, і висловлюємо нашу готовність вивчити варіантирозробки відповідних механізмів.</text:p>
      <text:p text:style-name="P4">
a)To make a positive contribution to partners' safety to assist transparency measures for partnerships.</text:p>
      <text:p text:style-name="P4">
b)Continue implementation of law enforcement agencies, judicial system, struggle with corruption, corporate governance, economy, security sector of state management, which emphasize its democracy, rule of law, respect for human rights and freedom of the media, as well as bring it to its economic.</text:p>
      <text:p text:style-name="P4">
c)To promote defensive reforms and modernization, in particular by enhancing democratic civil control over the armed forces and increasing the efficiency and transparency in the defense institutions and industry of Ukraine.</text:p>
      <text:p text:style-name="P4">
The EU and its Member States are ready to contribute to these efforts and will quickly consider the modalities of such a contribution.</text:p>
      <text:p text:style-name="P4">
These efforts will continue, while Ukraine is going through a prevalence membership in the Euro -Atlantic community.</text:p>
      <text:p text:style-name="P4">
Other countries who want to contribute to these efforts aimed at adopting free, strong, independent and sovereign Ukraine may join this joint declaration at any time.</text:p>
      <text:p text:style-name="P4">
News Source: <text:a xlink:type="simple" xlink:href="https://armyinform.com.ua/2023/07/12/samit-nato-lidery-g7-pogodyly-deklaracziyu-pro-pidtrymku-ukrayiny/" text:style-name="Internet_20_link" text:visited-style-name="Visited_20_Internet_20_Link">
https://armyinform.com.ua/2023/07/12/samit-nato-lidery-g7-pogodyly-deklaracziyu-pro-pidtrymku-ukrayiny/</text:a>
</text:p>
      <!--NEWS-->
      <text:h text:style-name="P10" text:outline-level="1">
<text:span text:style-name="T4">
Betrayed Ukraine and became a "Wagner" terrorist: a resident of Kirovograd region will go under court</text:span>
</text:h>
      <text:p text:style-name="P4">
Author: ['АРМІЯINFORM']</text:p>
      <text:p text:style-name="P4">
Time: 2023-07-12T79:00:00-04:00</text:p>
      <text:p text:style-name="P4">
Description: To the court, the accusations of the resident of Oleksandrya Kirovogradsko, for ... War with Ukraine 2022, the war with Ukraine, the latest news today, the war with Ukraine 2022 are the last ones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vagnerivecz.jpg" text:style-name="Internet_20_link" text:visited-style-name="Visited_20_Internet_20_Link">
vagnerivecz.jpg</text:a>
']</text:p>
      <text:p text:style-name="P4">
Tags: ['STOPRUSSIA', 'АГРЕСІЯ РФ', 'ВТОРГНЕННЯ РФ', 'КОЛАБОРАНТ']</text:p>
      <text:p text:style-name="P4">
Category: News</text:p>
      <!--METADATA-->
      <text:p text:style-name="P4">
<draw:frame draw:style-name="fr1" draw:name="Image253" text:anchor-type="as-char" svg:width="6.9236in" svg:height="3.894525in" draw:z-index="0">
<draw:image xlink:href="../Images/AРМІЯINFORM/2023-07-12T79-00-00-04-00/vagnerivecz.jpg" xlink:type="simple" xlink:show="embed" xlink:actuate="onLoad" draw:mime-type="image/jpeg"/>
</draw:frame>
The court was sent to the court on a resident of Alexandria of the Kirovograd region on the facts of participation in the activity of the terrorist organization and the State Council.</text:p>
      <text:p text:style-name="P4">
This is stated in <text:a xlink:type="simple" xlink:href="https://www.gp.gov.ua/ua/posts/pereisov-na-bik-voroga-ta-voyuje-u-pvk-vagner-suditimut-zitelya-kirovogradshhini" text:style-name="Internet_20_link" text:visited-style-name="Visited_20_Internet_20_Link">
message</text:a>
Office Prosecutor of Ukraine.</text:p>
      <text:p text:style-name="P4">
The investigation found that from the beginning of armed aggression of the Russian Federation against the Ukrainian man, a man voluntarily moved to the side of the enemy. Since 2014, the accused composition of the DNR terrorist organization, which belongs to the illegal armed forces of special purpose, which take part in hostilities against the Armed Forces of Ukraine and other military registrations, has been accused of composition of the Battalion of the Vostok.</text:p>
      <text:p text:style-name="P4">
The accused passed a full course of military and tactical training. He favored the oath of allegiance of the so -called "DNR".</text:p>
      <text:p text:style-name="P4">
After a large-scale Russian invasion, he moved to the 317th Wagner Battalion. In his composition he participated in the armed confrontation of the Ukrainian military in the territory of Donetsk region, systematically obeyed the orders of its non -intermediary commander. He received a cash remuneration for his service.</text:p>
      <text:p text:style-name="P4">
News Source: <text:a xlink:type="simple" xlink:href="https://armyinform.com.ua/2023/07/12/zradyv-ukrayini-j-stav-terorystom-vagnerivczem-meshkanecz-kirovogradshhyny-pide-pid-sud/" text:style-name="Internet_20_link" text:visited-style-name="Visited_20_Internet_20_Link">
https://armyinform.com.ua/2023/07/12/zradyv-ukrayini-j-stav-terorystom-vagnerivczem-meshkanecz-kirovogradshhyny-pide-pid-sud/</text:a>
</text:p>
      <!--NEWS-->
      <text:h text:style-name="P10" text:outline-level="1">
<text:span text:style-name="T4">
Minsfra will cooperate with Cyberfame GmbH in the field of cybersecurity</text:span>
</text:h>
      <text:p text:style-name="P4">
Authors: Ukrinform (Person)</text:p>
      <text:p text:style-name="P4">
Publisher: Укринформ (Organization)</text:p>
      <text:p text:style-name="P4">
Published Time: 2023-07-12T7:50:43+03:00</text:p>
      <text:p text:style-name="P4">
Modified Time: 2023-07-12T22:50:43+03:00</text:p>
      <text:p text:style-name="P4">
Description: The Digital Transformation Ministry and the German company Cyberfame GmbH will cooperate in digital security and cyber defense. - Ukrinform.</text:p>
      <text:p text:style-name="P4">
Images: ['<text:a xlink:type="simple" xlink:href="https://static.ukrinform.com/photos/2020_05/thumb_files/630_360_1588955138-675.jpg" text:style-name="Internet_20_link" text:visited-style-name="Visited_20_Internet_20_Link">
630_360_15889...</text:a>
']</text:p>
      <text:p text:style-name="P4">
Tags: ['Кібербезпека', 'Мінцифри', 'Цифровізація']</text:p>
      <text:p text:style-name="P4">
Type: Article</text:p>
      <!--METADATA-->
      <text:p text:style-name="P4">
<draw:frame draw:style-name="fr1" draw:name="Image254" text:anchor-type="as-char" svg:width="6.9236in" svg:height="3.956343in" draw:z-index="0">
<draw:image xlink:href="../Images/yкринформ/2023-07-12T7-50-43-03-00/630_360_1588955138-675.jpg" xlink:type="simple" xlink:show="embed" xlink:actuate="onLoad" draw:mime-type="image/jpeg"/>
</draw:frame>
The digital transformation ministry and the German company Cyberfame GmbHs will work in digital security and cyber defense.</text:p>
      <text:p text:style-name="P4">
About it reports [the press service(https://thedigital.gov.ua/news/krok-do-stiykogo-kiberzakhistu-mintsifra-i-cyberfame-gmbh-spivpratsyuvatimut-u-sferi-tsifrovoi-bezpeki), reports Ukrinform.</text:p>
      <text:p text:style-name="P4">
"The digital transformation Ministry and the German company Cyberfame GmbH sign have signed a memorandum on cooperation in the areas of digitalization, digital safety, creation and functioning of software, professional development of Zipr and cybersecurity," the statement said.</text:p>
      <text:p text:style-name="P4">
*!(https://www.ukrinform.ua/rubric-world/3735111-derzdep-oficijno-pidtverdiv-kibernapad-na-svij-postovij-server.html)It is emphasized that the memorandum involves the exchange of experience, knowledge of tanning to increase digital stability and cyber defense. Within the interaction with Cyberfame GmbH, it is planned to conduct trainings for technical specialists and managers of government agencies.</text:p>
      <text:p text:style-name="P4">
The ministry emphasizes that cooperation with Cyberfame GmbH will significantly improve the security of domestic web resources, ensure resistance to trying or unauthorized access to data.</text:p>
      <text:p text:style-name="P4">
<text:span text:style-name="T4">
 Read also: </text:span>
 [It Army of Ukraine has blocked the work of online services(https://www.ukrinform.ua/rubric-technology/3731900-it-army-of-ukraine-zablokuvala-robotu-onlajnservisiv-rosijskoi-zaliznici.html)As reported by Ukrinform, last year in Ukraine officially recorded more than 2 thousand cyberattacks by the Russian Federation for registers with personal data of citizens and information systems of the Ministry of Foreign Affairs, Ministry of Defense and Energy Sector.</text:p>
      <text:p text:style-name="P4">
News Source: <text:a xlink:type="simple" xlink:href="https://www.ukrinform.ua/rubric-technology/3735112-mincifri-spivpracuvatime-iz-cyberfame-gmbh-u-sferi-kiberbezpeki.html" text:style-name="Internet_20_link" text:visited-style-name="Visited_20_Internet_20_Link">
https://www.ukrinform.ua/rubric-technology/3735112-mincifri-spivpracuvatime-iz-cyberfame-gmbh-u-sferi-kiberbezpeki.html</text:a>
</text:p>
      <!--NEWS-->
      <text:h text:style-name="P10" text:outline-level="1">
<text:span text:style-name="T4">
More than 500 people enrolled in the employees' reserve to work in de -checked territories</text:span>
</text:h>
      <text:p text:style-name="P4">
Author: ['АРМІЯINFORM']</text:p>
      <text:p text:style-name="P4">
Time: 2023-07-12T80:00:00-04:00</text:p>
      <text:p text:style-name="P4">
Description: On the elaboration of the Lipnya, the platform “Reserve for the Hold Service on Deokupovan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original.jpg" text:style-name="Internet_20_link" text:visited-style-name="Visited_20_Internet_20_Link">
original.jpg</text:a>
']</text:p>
      <text:p text:style-name="P4">
Tags: ['STOPRUSSIA', 'АГРЕСІЯ РФ', 'ВТОРГНЕННЯ РФ', 'МІНРЕІНТЕГРАЦІЇ']</text:p>
      <text:p text:style-name="P4">
Category: News</text:p>
      <!--METADATA-->
      <text:p text:style-name="P4">
<draw:frame draw:style-name="fr1" draw:name="Image255" text:anchor-type="as-char" svg:width="6.9236in" svg:height="3.883237in" draw:z-index="0">
<draw:image xlink:href="../Images/AРМІЯINFORM/2023-07-12T80-00-00-04-00/original.jpg" xlink:type="simple" xlink:show="embed" xlink:actuate="onLoad" draw:mime-type="image/jpeg"/>
</draw:frame>
Photo illustrative</text:p>
      <text:p text:style-name="P4">
In early July, the Reserve for the State Service for Predictum -Aokumed Territories was launched. Everyone there can also register a staff reserve.</text:p>
      <text:p text:style-name="P4">
About it <text:a xlink:type="simple" xlink:href="https://minre.gov.ua/2023/07/12/vmykajsya-u-vidnovlennya-vzhe-ponad-500-bazhayuchyh-vstupyty-u-rezerv-praczivnykiv-dlya-roboty-na-deokupovanyh-terytoriyah/" text:style-name="Internet_20_link" text:visited-style-name="Visited_20_Internet_20_Link">
reports</text:a>
Ministry of Reintegration of the Temporarily Coopered Territories of Ukraine.</text:p>
      <text:p text:style-name="P4">
As of today, more than 500 candidates have already been submitted, and this figure is constantly growing. 455 questionnaires have been processed, so these persons have already been enrolled in the reserve.</text:p>
      <text:p text:style-name="P4">
Registration is ongoing, so if you want to take part in the recovery of the de -industrialteliatories, you have the necessary education and want to try your hand at the civil service, follow the link <text:a xlink:type="simple" xlink:href="http://reserve.nads.gov.ua/" text:style-name="Internet_20_link" text:visited-style-name="Visited_20_Internet_20_Link">
reserve.nads.gov.ua</text:a>
, register in the system, fill in the questionnaire.</text:p>
      <text:p text:style-name="P4">
Recall that in May, the government initiated an experimental project, called to help state bodies in the de -industrial territories to involve motivated and professional workers in their teams.</text:p>
      <text:p text:style-name="P4">
The coordinators of the project are the Ministry of Reintegration and the National Service Agency.</text:p>
      <text:p text:style-name="P4">
News Source: <text:a xlink:type="simple" xlink:href="https://armyinform.com.ua/2023/07/12/ponad-500-ohochyh-vstupyly-u-rezerv-praczivnykiv-dlya-roboty-na-deokupovanyh-terytoriyah/" text:style-name="Internet_20_link" text:visited-style-name="Visited_20_Internet_20_Link">
https://armyinform.com.ua/2023/07/12/ponad-500-ohochyh-vstupyly-u-rezerv-praczivnykiv-dlya-roboty-na-deokupovanyh-terytoriyah/</text:a>
</text:p>
      <!--NEWS-->
      <text:h text:style-name="P10" text:outline-level="1">
<text:span text:style-name="T4">
In Chernihiv region, the next cities were restored and commissioned</text:span>
</text:h>
      <text:p text:style-name="P4">
Author: ['АРМІЯINFORM']</text:p>
      <text:p text:style-name="P4">
Time: 2023-07-12T81:00:00-04:00</text:p>
      <text:p text:style-name="P4">
Description: PIDRODILIA of the Holden special services of transport were introduced in the Ectapatho ...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358562972_595651419407903_8355930694654732720_n.jpg" text:style-name="Internet_20_link" text:visited-style-name="Visited_20_Internet_20_Link">
358562972_595651419407903_8355930694654732720_n.jpg</text:a>
', '<text:a xlink:type="simple" xlink:href="https://armyinform.com.ua/wp-content/uploads/2023/07/359494440_595651396074572_1631997393676805625_n-150x150.jpg" text:style-name="Internet_20_link" text:visited-style-name="Visited_20_Internet_20_Link">
359494440_595651396074572_1631997393676805625_n-150x150.jpg</text:a>
', '<text:a xlink:type="simple" xlink:href="https://armyinform.com.ua/wp-content/uploads/2023/07/358574240_595651429407902_3853030711722972310_n-150x150.jpg" text:style-name="Internet_20_link" text:visited-style-name="Visited_20_Internet_20_Link">
358574240_595651429407902_3853030711722972310_n-150x150.jpg</text:a>
']</text:p>
      <text:p text:style-name="P4">
Tags: ['ВІДНОВЛЕННЯ МОСТУ', 'ДЕРЖСПЕЦТРАНССЛУЖБА', 'ЧЕРНІГІВЩИНА']</text:p>
      <text:p text:style-name="P4">
Category: News</text:p>
      <!--METADATA-->
      <text:p text:style-name="P4">
<draw:frame draw:style-name="fr1" draw:name="Image256" text:anchor-type="as-char" svg:width="6.9236in" svg:height="4.944604in" draw:z-index="0">
<draw:image xlink:href="../Images/AРМІЯINFORM/2023-07-12T81-00-00-04-00/358562972_595651419407903_8355930694654732720_n.jpg" xlink:type="simple" xlink:show="embed" xlink:actuate="onLoad" draw:mime-type="image/jpeg"/>
</draw:frame>
The units of the State Special Transport Service have resumed and introduced the vexation of the next cities in the Chernihiv region.</text:p>
      <text:p text:style-name="P4">
This is stated in <text:a xlink:type="simple" xlink:href="https://t.me/ok_pivnich1/3831" text:style-name="Internet_20_link" text:visited-style-name="Visited_20_Internet_20_Link">
message</text:a>
Operational Command "North".</text:p>
      <text:p text:style-name="P4">
"The bridge units of the bridge units built a Tav with the next infrastructure object, which was destroyed during Russia's invasion," the message reads.</text:p>
      <text:p text:style-name="P4">
Head of the State Summer Service, Major General Bogdan Bondar, together with the Deputy Head of Chernihiv Regional Military Administration, Koryukivka, Ratan Akhmedov, thanked the personnel for their conscientious working work, and celebrated the best workers and celebrated the best.</text:p>
      <text:p text:style-name="P4">
<text:a xlink:type="simple" xlink:href="https://armyinform.com.ua/wp-content/uploads/2023/07/359494440_595651396074572_1631997393676805625_n.jpg" text:style-name="Internet_20_link" text:visited-style-name="Visited_20_Internet_20_Link">
!(Images/AРМІЯINFORM/2023-07-12T81-00-00-04-00/359494440_595651396074572_1631997393676805625_n-150x150.jpg)</text:a>
</text:p>
      <text:p text:style-name="P4">
<text:a xlink:type="simple" xlink:href="https://armyinform.com.ua/wp-content/uploads/2023/07/358574240_595651429407902_3853030711722972310_n.jpg" text:style-name="Internet_20_link" text:visited-style-name="Visited_20_Internet_20_Link">
<draw:frame draw:style-name="fr1" draw:name="Image257" text:anchor-type="as-char" svg:width="6.9236in" svg:height="6.9236in" draw:z-index="0">
<draw:image xlink:href="../Images/AРМІЯINFORM/2023-07-12T81-00-00-04-00/358574240_595651429407902_3853030711722972310_n-150x150.jpg" xlink:type="simple" xlink:show="embed" xlink:actuate="onLoad" draw:mime-type="image/jpeg"/>
</draw:frame>
</text:a>
It should be noted that 65 bridges have already been reported by the units of the State Special Transport Service, and 7 facilities are being carried out.</text:p>
      <text:p text:style-name="P4">
News Source: <text:a xlink:type="simple" xlink:href="https://armyinform.com.ua/2023/07/12/na-chernigivshhyni-vidnovleno-ta-vvedeno-v-ekspluatacziyu-chergovyj-mist/" text:style-name="Internet_20_link" text:visited-style-name="Visited_20_Internet_20_Link">
https://armyinform.com.ua/2023/07/12/na-chernigivshhyni-vidnovleno-ta-vvedeno-v-ekspluatacziyu-chergovyj-mist/</text:a>
</text:p>
      <!--NEWS-->
      <text:h text:style-name="P10" text:outline-level="1">
<text:span text:style-name="T4">
We will help Ukraine build a powerful defense on land, in the air and at sea - Joe Biden</text:span>
</text:h>
      <text:p text:style-name="P4">
Author: ['Ольга Мосьондз']</text:p>
      <text:p text:style-name="P4">
Time: 2023-07-12T82:00:00-04:00</text:p>
      <text:p text:style-name="P4">
Description: Countries G7 were stolen by a declara with a declara about the Piditrim of Ukraine. - The process is launched, ... the war with Ukraine 2022, the war with Ukraine is the latest news today, the war with Ukraine 2022 is the last for today, will there be a war between Ukraine and Russia, and when, the war with Ukraine will be or not,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7/golovna-17.jpg" text:style-name="Internet_20_link" text:visited-style-name="Visited_20_Internet_20_Link">
golovna-17.jpg</text:a>
', '<text:a xlink:type="simple" xlink:href="https://armyinform.com.ua/wp-content/uploads/2023/07/1e1a1968-150x150.jpg" text:style-name="Internet_20_link" text:visited-style-name="Visited_20_Internet_20_Link">
1e1a1968-150x150.jpg</text:a>
', '<text:a xlink:type="simple" xlink:href="https://armyinform.com.ua/wp-content/uploads/2023/07/photo_5291924807534889295_y-150x150.jpg" text:style-name="Internet_20_link" text:visited-style-name="Visited_20_Internet_20_Link">
photo_5291924807534889295_y-150x150.jpg</text:a>
']</text:p>
      <text:p text:style-name="P4">
Tags: ['STOPRUSSIA', 'АГРЕСІЯ РФ', 'ДЖО БАЙДЕН', 'САМІТ G7', 'СПІЛЬНА ДЕКЛАРАЦІЯ']</text:p>
      <text:p text:style-name="P4">
Category: News</text:p>
      <!--METADATA-->
      <text:p text:style-name="P4">
<draw:frame draw:style-name="fr1" draw:name="Image258" text:anchor-type="as-char" svg:width="6.9236in" svg:height="4.615733in" draw:z-index="0">
<draw:image xlink:href="../Images/AРМІЯINFORM/2023-07-12T82-00-00-04-00/golovna-17.jpg" xlink:type="simple" xlink:show="embed" xlink:actuate="onLoad" draw:mime-type="image/jpeg"/>
</draw:frame>
The G7 countries have announced a joint declaration on Ukraine's support.</text:p>
      <text:p text:style-name="P4">
-It launches a process in which each of our countries and any other country, which is to participate, will negotiate on long-term bilateral obligations in the field of security with Ukraine and about it,-said in Vilnius the announcement of the G7 declaration on support of Ukraine in Vilnius. US Jobiden.</text:p>
      <text:p text:style-name="P4">
He also noted that the Great Seven countries intend to help Ukraine build strong defense.</text:p>
      <text:p text:style-name="P4">
-We are going to help Ukraine build a powerful, capable defense of dry, in the air and at sea, which will become a force of stability in the region of existence of any threats. I want to thank my colleagues - the leaders of the G7 Ip -President Zelensky for their work, aimed at this. I am a strong statement, a powerful statement about our commitment to Ukraine, today it protects its freedom and builds the future. And we will help how much it will be needed, ”Biden said.</text:p>
      <text:p text:style-name="P4">
<text:a xlink:type="simple" xlink:href="https://armyinform.com.ua/wp-content/uploads/2023/07/1e1a1968.jpg" text:style-name="Internet_20_link" text:visited-style-name="Visited_20_Internet_20_Link">
!(Images/AРМІЯINFORM/2023-07-12T82-00-00-04-00/1e1a1968-150x150.jpg)</text:a>
</text:p>
      <text:p text:style-name="P4">
<text:a xlink:type="simple" xlink:href="https://armyinform.com.ua/wp-content/uploads/2023/07/photo_5291924807534889295_y.jpg" text:style-name="Internet_20_link" text:visited-style-name="Visited_20_Internet_20_Link">
<draw:frame draw:style-name="fr1" draw:name="Image259" text:anchor-type="as-char" svg:width="6.9236in" svg:height="6.9236in" draw:z-index="0">
<draw:image xlink:href="../Images/AРМІЯINFORM/2023-07-12T82-00-00-04-00/photo_5291924807534889295_y-150x150.jpg" xlink:type="simple" xlink:show="embed" xlink:actuate="onLoad" draw:mime-type="image/jpeg"/>
</draw:frame>
</text:a>
<text:span text:style-name="T5">
 Photo of the author</text:span>
</text:p>
      <text:p text:style-name="P4">
News Source: <text:a xlink:type="simple" xlink:href="https://armyinform.com.ua/2023/07/12/my-dopomozhemo-ukrayini-pobuduvaty-potuzhnu-oboronu-na-suhodoli-u-povitri-ta-na-mori-dzho-bajden/" text:style-name="Internet_20_link" text:visited-style-name="Visited_20_Internet_20_Link">
https://armyinform.com.ua/2023/07/12/my-dopomozhemo-ukrayini-pobuduvaty-potuzhnu-oboronu-na-suhodoli-u-povitri-ta-na-mori-dzho-bajden/</text:a>
</text:p>
      <!--NEWS-->
      <text:h text:style-name="P10" text:outline-level="1">
<text:span text:style-name="T4">
Admiral of the Fleet of the Russian Federation, which ordered to hit Vinnitsa "caliber", received a new suspicion</text:span>
</text:h>
      <text:p text:style-name="P4">
Author: ['АРМІЯINFORM']</text:p>
      <text:p text:style-name="P4">
Time: 2023-07-12T83:00:00-04:00</text:p>
      <text:p text:style-name="P4">
Description: Zibraino Novini Kolishnyogo Commander of the Chornomorsk Fleet of the Russian Federation Igorye Osіpo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osipov.jpg" text:style-name="Internet_20_link" text:visited-style-name="Visited_20_Internet_20_Link">
osipov.jpg</text:a>
']</text:p>
      <text:p text:style-name="P4">
Tags: ['STOPRUSSIA', 'АГРЕСІЯ РФ', 'ВТОРГНЕННЯ РФ', 'СБУ']</text:p>
      <text:p text:style-name="P4">
Category: News</text:p>
      <!--METADATA-->
      <text:p text:style-name="P4">
<draw:frame draw:style-name="fr1" draw:name="Image260" text:anchor-type="as-char" svg:width="6.9236in" svg:height="3.894525in" draw:z-index="0">
<draw:image xlink:href="../Images/AРМІЯINFORM/2023-07-12T83-00-00-04-00/osipov.jpg" xlink:type="simple" xlink:show="embed" xlink:actuate="onLoad" draw:mime-type="image/jpeg"/>
</draw:frame>
New evidence of the former commander of the Black Sea Fleet of the Russian Federation Igorosipov, which is involved in the shelling of the civil infrastructure of Ukraine, has been collected.</text:p>
      <text:p text:style-name="P4">
This is stated in <text:a xlink:type="simple" xlink:href="https://ssu.gov.ua/novyny/sbu-povidomyla-pro-novu-pidozru-admiralu-flotu-rf-yakyi-nakazav-udaryty-po-vinnytsi-raketamy-kalibr" text:style-name="Internet_20_link" text:visited-style-name="Visited_20_Internet_20_Link">
message</text:a>
SBU press service.</text:p>
      <text:p text:style-name="P4">
Investigators of the Ukrainian special services found that it was Osipov who organized <text:a xlink:type="simple" xlink:href="https://armyinform.com.ua/2022/07/14/kilkist-zagyblyh-unaslidok-udaru-rf-po-vinnyczi-zrosla-do-23/" text:style-name="Internet_20_link" text:visited-style-name="Visited_20_Internet_20_Link">
mass -amazing attack on Vinnitsa on July 14, 2022</text:a>
.</text:p>
      <text:p text:style-name="P4">
Тоді за його наказом ворог здійснив удар по українському місту ракетами«Калібр» з російського бойового надводного корабля, що базувався поблизу мисуФіолент Кримського півострова.</text:p>
      <text:p text:style-name="P4">
Унаслідок ворожого обстрілу загинуло 29 вінничан, з них троє — діти. Ще 154людини отримали тілесні ушкодження різного ступеня тяжкості.</text:p>
      <text:p text:style-name="P4">
Крім того, російські ракети зруйнували 35 житлових будинків, майже 70приватних автомобілів і комунальних транспортних засобів.</text:p>
      <text:p text:style-name="P4">
На підставі зібраних доказів осіпову повідомлено про підозру в порушеннязаконів та звичаїв війни поєднаних з умисним вбивством, вчинене за попередньоюзмовою групою осіб.</text:p>
      <text:p text:style-name="P4">
Досудове розслідування триває.</text:p>
      <text:p text:style-name="P4">
На початку цього року йому вже <text:a xlink:type="simple" xlink:href="https://armyinform.com.ua/2023/01/03/rosijskomu-generalu-ta-admiralu-flotu-rf-za-obstrily-czyvilnyh-obyektiv-ukrayiny-zagrozhuye-dovichne/" text:style-name="Internet_20_link" text:visited-style-name="Visited_20_Internet_20_Link">
було повідомлено пропідозру</text:a>
Organization of systematic rocket strokes from the Black Sea waters of Ukrainian densely populated points. In particular, the planning, preparation, resolution and maintenance of aggressive war, as well as the encroachment of the sprouttorial integrity and inviolability of Ukraine.</text:p>
      <text:p text:style-name="P4">
News Source: <text:a xlink:type="simple" xlink:href="https://armyinform.com.ua/2023/07/12/admiral-flotu-rf-shho-viddav-nakaz-udaryty-po-vinnyczi-kalibramy-otrymav-novu-pidozru/" text:style-name="Internet_20_link" text:visited-style-name="Visited_20_Internet_20_Link">
https://armyinform.com.ua/2023/07/12/admiral-flotu-rf-shho-viddav-nakaz-udaryty-po-vinnyczi-kalibramy-otrymav-novu-pidozru/</text:a>
</text:p>
      <!--NEWS-->
      <text:h text:style-name="P10" text:outline-level="1">
<text:span text:style-name="T4">
The occupiers focus efforts on five directions, during the day - 22 combat clashes</text:span>
</text:h>
      <text:p text:style-name="P4">
Author: ['АРМІЯINFORM']</text:p>
      <text:p text:style-name="P4">
Time: 2023-07-12T84:00:00-04:00</text:p>
      <text:p text:style-name="P4">
Description: Opponent I did ZoServilu, the basic Zuill at the Kommersant, Limansk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photo_5206268363490316869_y.jpg" text:style-name="Internet_20_link" text:visited-style-name="Visited_20_Internet_20_Link">
photo_5206268363490316869_y.jpg</text:a>
']</text:p>
      <text:p text:style-name="P4">
Tags: ['STOPRUSSIA', 'ВТОРГНЕННЯ РФ', 'ГШ ЗСУ', 'ОПЕРАТИВНА ІНФОРМАЦІЯ', 'ХРОНІКА ОБОРОНИ']</text:p>
      <text:p text:style-name="P4">
Category: News</text:p>
      <!--METADATA-->
      <text:p text:style-name="P4">
<draw:frame draw:style-name="fr1" draw:name="Image261" text:anchor-type="as-char" svg:width="6.9236in" svg:height="4.570858in" draw:z-index="0">
<draw:image xlink:href="../Images/AРМІЯINFORM/2023-07-12T84-00-00-04-00/photo_5206268363490316869_y.jpg" xlink:type="simple" xlink:show="embed" xlink:actuate="onLoad" draw:mime-type="image/jpeg"/>
</draw:frame>
<text:span text:style-name="T4">
 🔥 Situation of the Russian invasion </text:span>
</text:p>
      <text:p text:style-name="P4">
The enemy continues to focus the main efforts on the Kupyansk, Lyman, Bakhmut, Avdiiv and Mariinsky directions, heavy fights continue. 22 combat clashes took place.</text:p>
      <text:p text:style-name="P4">
About it on Facebook <text:a xlink:type="simple" xlink:href="https://www.facebook.com/GeneralStaff.ua/posts/pfbid02CLjhcSeZfcbTxS9BHYEXkD6SNuJEu19qqtCXwdUqfv9RgdxCCmLfo11AceQdHbo4l" text:style-name="Internet_20_link" text:visited-style-name="Visited_20_Internet_20_Link">
reports</text:a>
The General Staff of the Armed Forces of Ukraine.</text:p>
      <text:p text:style-name="P4">
In particular, in the Kupyansk direction our soldiers keep the defense. The enemy struck an aviation strike in the Kyslivka area of Kharkiv region. And during the day the enemy conducted unsuccessful offensive actions in the Novoselselovsky Luhansk region during the day.</text:p>
      <text:p text:style-name="P4">
In the Avdeevsky direction, under the dense fire of aviation and artillery, the enemy defenders successfully repelled the attacks of Russian troops in the Avdiivka area. Navarin Defense Forces continue to restrain the offensive of the Russian Wavorsk in the Marinka area. He struck an aviation stroke in the Krasnogorivka area, ”the message goes.</text:p>
      <text:p text:style-name="P4">
News Source: <text:a xlink:type="simple" xlink:href="https://armyinform.com.ua/2023/07/12/okupanty-zoseredzhuyut-zusyllya-na-pyaty-napryamkah-protyagom-doby-22-bojovyh-zitknennya/" text:style-name="Internet_20_link" text:visited-style-name="Visited_20_Internet_20_Link">
https://armyinform.com.ua/2023/07/12/okupanty-zoseredzhuyut-zusyllya-na-pyaty-napryamkah-protyagom-doby-22-bojovyh-zitknennya/</text:a>
</text:p>
      <!--NEWS-->
      <text:h text:style-name="P10" text:outline-level="1">
<text:span text:style-name="T4">
Germany at NATO summit gathered for Ukraine one of the largest military assistance packages</text:span>
</text:h>
      <text:p text:style-name="P4">
Author: ['АРМІЯINFORM']</text:p>
      <text:p text:style-name="P4">
Time: 2023-07-12T85:00:00-04:00</text:p>
      <text:p text:style-name="P4">
Description: Nimechina PID Hour Samita NATO at VILNYUSI PIDGOVEL ONE ONE ONE IS of the NIBLIBL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leopard1a5.jpg" text:style-name="Internet_20_link" text:visited-style-name="Visited_20_Internet_20_Link">
leopard1a5.jpg</text:a>
']</text:p>
      <text:p text:style-name="P4">
Tags: ['STOPRUSSIA', 'БОРИС ПІСТОРІУС', 'ВІЛЬНЮСЬКИЙ САМІТ', 'ВТОРГНЕННЯ РФ', 'ДОПОМОГА ПАРТНЕРІВ', 'СВІТ ПІДТРИМУЄ УКРАЇНУ']</text:p>
      <text:p text:style-name="P4">
Category: News</text:p>
      <!--METADATA-->
      <text:p text:style-name="P4">
<draw:frame draw:style-name="fr1" draw:name="Image262" text:anchor-type="as-char" svg:width="6.9236in" svg:height="3.894525in" draw:z-index="0">
<draw:image xlink:href="../Images/AРМІЯINFORM/2023-07-12T85-00-00-04-00/leopard1a5.jpg" xlink:type="simple" xlink:show="embed" xlink:actuate="onLoad" draw:mime-type="image/jpeg"/>
</draw:frame>
Illustrative photo</text:p>
      <text:p text:style-name="P4">
Germany has prepared one uninvited support for Ukraine during a NATO summit in Vilnius.</text:p>
      <text:p text:style-name="P4">
About it <text:a xlink:type="simple" xlink:href="https://twitter.com/BMVg_Bundeswehr/status/1679032418903228416" text:style-name="Internet_20_link" text:visited-style-name="Visited_20_Internet_20_Link">
reported</text:a>
German Defense Minister Boris Pistorius.</text:p>
      <text:p text:style-name="P4">
The package worth almost € 700 million includes donations from the Bundeswehr and Industrial Reserves for the Ukrainian Armed Forces. In particular, Germany Transfer MARDER, <text:a xlink:type="simple" xlink:href="https://armyinform.com.ua/2023/07/12/ukrayina-otrymaye-dodatkovi-patriot-vid-nimechchyny/" text:style-name="Internet_20_link" text:visited-style-name="Visited_20_Internet_20_Link">
PUSKAPATRIOTV BUTTON</text:a>
and tanks Leopard 1 A5.</text:p>
      <text:p text:style-name="P4">
“I am very glad that today in Vilnius we have been able to gather another package of Ukraine's support in its struggle for protection against Russia's attack. It closes Ukraine's priorities: air defense, tanks, artillery. The estimate of the aid package for Ukraine, adopted during the NATO Vilnius Summit, is almost 700 million euros. In this case, we make an important contribution to strengthening the stability of Ukraine, ”said German Defense Minister Boris Pistorius.</text:p>
      <text:p text:style-name="P4">
News Source: <text:a xlink:type="simple" xlink:href="https://armyinform.com.ua/2023/07/12/nimechchyna-na-samiti-nato-zibrala-dlya-ukrayiny-odyn-iz-najbilshyh-paketiv-vijskovoyi-dopomogy/" text:style-name="Internet_20_link" text:visited-style-name="Visited_20_Internet_20_Link">
https://armyinform.com.ua/2023/07/12/nimechchyna-na-samiti-nato-zibrala-dlya-ukrayiny-odyn-iz-najbilshyh-paketiv-vijskovoyi-dopomogy/</text:a>
</text:p>
      <!--NEWS-->
      <text:h text:style-name="P10" text:outline-level="1">
<text:span text:style-name="T4">
Military Russian Federation is making mass raids on the homes of local residents of temporarily captured Mariupol</text:span>
</text:h>
      <text:p text:style-name="P4">
Author: ['АРМІЯINFORM']</text:p>
      <text:p text:style-name="P4">
Time: 2023-07-12T86:00:00-04:00</text:p>
      <text:p text:style-name="P4">
Description: At Timchasovo, a directed vnaslіdok of direct in the same way, the war with Ukraine 2022, the war with Ukraine is the latest news today, the war with Ukraine 2022, the last ones for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okupanty.jpeg" text:style-name="Internet_20_link" text:visited-style-name="Visited_20_Internet_20_Link">
okupanty.jpeg</text:a>
']</text:p>
      <text:p text:style-name="P4">
Tags: ['STOPRUSSIA', 'АГРЕСІЯ РФ', 'ВТОРГНЕННЯ РФ', 'ГШ ЗСУ', 'ОПЕРАТИВНА ІНФОРМАЦІЯ']</text:p>
      <text:p text:style-name="P4">
Category: News</text:p>
      <!--METADATA-->
      <text:p text:style-name="P4">
<draw:frame draw:style-name="fr1" draw:name="Image263" text:anchor-type="as-char" svg:width="6.9236in" svg:height="3.63489in" draw:z-index="0">
<draw:image xlink:href="../Images/AРМІЯINFORM/2023-07-12T86-00-00-04-00/okupanty.jpeg" xlink:type="simple" xlink:show="embed" xlink:actuate="onLoad" draw:mime-type="image/jpeg"/>
</draw:frame>
** 🔥I</text:p>
      <text:p text:style-name="P4">
In the temporarily seized Berdyansk Zaporizhzhya region, as a result of direct -traveling, the Dune hotel was actively exported by the loads of Russian servicemen to the local morgue during the night.</text:p>
      <text:p text:style-name="P4">
About it on Facebook <text:a xlink:type="simple" xlink:href="https://www.facebook.com/GeneralStaff.ua/posts/pfbid02CLjhcSeZfcbTxS9BHYEXkD6SNuJEu19qqtCXwdUqfv9RgdxCCmLfo11AceQdHbo4l" text:style-name="Internet_20_link" text:visited-style-name="Visited_20_Internet_20_Link">
reports</text:a>
The General Staff of the Armed Forces of Ukraine.</text:p>
      <text:p text:style-name="P4">
The enemy also intensified counterintelligence measures in the temporarily captured Mariiupol of Donetsk region. The invaders make mass raids on the homes of soreaders of local residents, check personal documents and mobile devices.</text:p>
      <text:p text:style-name="P4">
In this way, the occupiers try to intimidate the local population and identify those who help the defense forces of Ukraine.</text:p>
      <text:p text:style-name="P4">
News Source: <text:a xlink:type="simple" xlink:href="https://armyinform.com.ua/2023/07/12/okupanty-zdijsnyuyut-masovi-rejdy-po-budynkah-misczevyh-meshkancziv-tymchasovo-zahoplenogo-mariupolya/" text:style-name="Internet_20_link" text:visited-style-name="Visited_20_Internet_20_Link">
https://armyinform.com.ua/2023/07/12/okupanty-zdijsnyuyut-masovi-rejdy-po-budynkah-misczevyh-meshkancziv-tymchasovo-zahoplenogo-mariupolya/</text:a>
</text:p>
      <!--NEWS-->
      <text:h text:style-name="P10" text:outline-level="1">
<text:span text:style-name="T4">
Thousands of ammunition and combat vehicles: Britain provides Ukraine with a new package of military assistance</text:span>
</text:h>
      <text:p text:style-name="P4">
Author: ['АРМІЯINFORM']</text:p>
      <text:p text:style-name="P4">
Time: 2023-07-12T87:00:00-04:00</text:p>
      <text:p text:style-name="P4">
Description: Great British was stolen about the nadanny of the Ukrainian worm package of Vіskovo Dusomoga.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7/1f0220cdb43f34ccc5a4b6b79fe2083b-wide-big.jpg" text:style-name="Internet_20_link" text:visited-style-name="Visited_20_Internet_20_Link">
1f0220cdb43f34ccc5a4b6b79fe2083b-wide-big.jpg</text:a>
']</text:p>
      <text:p text:style-name="P4">
Tags: ['БЕЗПЕКОВА ДОПОМОГА', 'БРИТАНІЯ', 'ДОПОМОГА ПАРТНЕРІВ', 'РЕАБІЛІТАЦІЯ ПОРАНЕНИХ', 'СВІТ ПІДТРИМУЄ УКРАЇНУ']</text:p>
      <text:p text:style-name="P4">
Category: News</text:p>
      <!--METADATA-->
      <text:p text:style-name="P4">
<draw:frame draw:style-name="fr1" draw:name="Image264" text:anchor-type="as-char" svg:width="6.9236in" svg:height="4.615733in" draw:z-index="0">
<draw:image xlink:href="../Images/AРМІЯINFORM/2023-07-12T87-00-00-04-00/1f0220cdb43f34ccc5a4b6b79fe2083b-wide-big.jpg" xlink:type="simple" xlink:show="embed" xlink:actuate="onLoad" draw:mime-type="image/jpeg"/>
</draw:frame>
The United Kingdom has announced the provision of another military assistance package to Ukraine.</text:p>
      <text:p text:style-name="P4">
This is stated in <text:a xlink:type="simple" xlink:href="https://www.gov.uk/government/news/historic-security-framework-for-ukraine-set-to-be-agreed-in-major-step-toward-ending-the-war" text:style-name="Internet_20_link" text:visited-style-name="Visited_20_Internet_20_Link">
message</text:a>
British Government:</text:p>
      <text:p text:style-name="P4">
“The UK Prime Minister Richa Snak announces a new major tranchestry for Ukraine, including thousands of additional ammunition to TankoLenger 2, combat and logistics machines, including CVRT, as well as a package of support for £ 50 million(<text:span text:style-name="T5">
Maye2.4 billion UAH. - Ed .</text:span>
)for the repair of equipment, as well as the creation of a new rehabilitation center. "</text:p>
      <text:p text:style-name="P4">
“Since Ukraine is making strategic progress in its counter -offensive, the adegradation of Russian troops begins to infect Putin's front line, we are scrutinizing our official agreements on the protection of Ukraine in the long -term perpetrator. Supporting Ukraine's progress towards NATO membership with official multilateral and bilateral agreements and prevailing NATO members will send a strong signal to President Putin and return Mirv Europe, ”said British Prime Minister Risha Sunak.</text:p>
      <text:p text:style-name="P4">
The United Kingdom launches a project through the creation of a medical rehabilitation center for the restoration and return of soldiers to the line of Ukraine after combat wounds. The Center will be a brother with the leading UK institution of Stanford-Hall, based on the experience and support of Britain to accelerate the recovery and reduce the long-term seedling of war.</text:p>
      <text:p text:style-name="P4">
The program will be financed through a comprehensive NATO assistance package to Ukraine and will be supported by rehab specialists from the whole Alliance. In the center will be seriously wounded, helping them adapt to prostheses, learn how to walk and restore confidence in the future. The easily wounded centers will raise recovery, help you return to the armed forces to protect Ukraine.</text:p>
      <text:p text:style-name="P4">
News Source: <text:a xlink:type="simple" xlink:href="https://armyinform.com.ua/2023/07/12/tysyachi-boyeprypasiv-ta-bojovi-mashyny-brytaniya-nadaye-ukrayini-novyj-paket-vijskovoyi-dopomogy/" text:style-name="Internet_20_link" text:visited-style-name="Visited_20_Internet_20_Link">
https://armyinform.com.ua/2023/07/12/tysyachi-boyeprypasiv-ta-bojovi-mashyny-brytaniya-nadaye-ukrayini-novyj-paket-vijskovoyi-dopomogy/</text:a>
</text:p>
      <!--NEWS-->
      <text:h text:style-name="P10" text:outline-level="1">
<text:span text:style-name="T4">
The forces of air defense destroyed four Russian drones in Mykolaiv region</text:span>
</text:h>
      <text:p text:style-name="P4">
Author: ['АРМІЯINFORM']</text:p>
      <text:p text:style-name="P4">
Time: 2023-07-12T88:00:00-04:00</text:p>
      <text:p text:style-name="P4">
Description: The Mikolavskiye Covered 12 Lipnya Supers of the hollow defended the CHOTIRIA ... The war with Ukraine 2022, the war with Ukraine is the latest news today, the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foto-1-ukrayinska-systema-ppo.jpg" text:style-name="Internet_20_link" text:visited-style-name="Visited_20_Internet_20_Link">
foto-1-ukrayinska-systema-ppo.jpg</text:a>
', '<text:a xlink:type="simple" xlink:href="https://armyinform.com.ua/wp-content/uploads/2023/07/360091815_652961910215844_6586344642098912072_n.jpg" text:style-name="Internet_20_link" text:visited-style-name="Visited_20_Internet_20_Link">
360091815_652961910215844_6586344642098912072_n.jpg</text:a>
']</text:p>
      <text:p text:style-name="P4">
Tags: ['STOPRUSSIA', 'РОСІЙСЬКІ ФЕЙКИ', 'ХРОНІКА ОБОРОНИ']</text:p>
      <text:p text:style-name="P4">
Category: News</text:p>
      <!--METADATA-->
      <text:p text:style-name="P4">
<draw:frame draw:style-name="fr1" draw:name="Image265" text:anchor-type="as-char" svg:width="6.9236in" svg:height="4.61393in" draw:z-index="0">
<draw:image xlink:href="../Images/AРМІЯINFORM/2023-07-12T88-00-00-04-00/foto-1-ukrayinska-systema-ppo.jpg" xlink:type="simple" xlink:show="embed" xlink:actuate="onLoad" draw:mime-type="image/jpeg"/>
</draw:frame>
In the Nikolaev area, on July 12, four enemy drones, including shock "Lancet", were made.</text:p>
      <text:p text:style-name="P4">
About it <text:a xlink:type="simple" xlink:href="https://www.facebook.com/PvKPivden/posts/pfbid02U31Aiv1BTxHzLS63ngrdrkFTx1BsxdTejd1TSpXjQKrvaLNv6UsqfMgj3i39yAmhl" text:style-name="Internet_20_link" text:visited-style-name="Visited_20_Internet_20_Link">
reports</text:a>
South Air Command.</text:p>
      <text:p text:style-name="P4">
In addition to Lancet, the air defense has destroyed the eagle-10 intelligence and two drones.</text:p>
      <text:p text:style-name="P4">
<draw:frame draw:style-name="fr1" draw:name="Image266" text:anchor-type="as-char" svg:width="6.9236in" svg:height="6.9236in" draw:z-index="0">
<draw:image xlink:href="../Images/AРМІЯINFORM/2023-07-12T88-00-00-04-00/360091815_652961910215844_6586344642098912072_n.jpg" xlink:type="simple" xlink:show="embed" xlink:actuate="onLoad" draw:mime-type="image/jpeg"/>
</draw:frame>
</text:p>
      <text:p text:style-name="P4">
News Source: <text:a xlink:type="simple" xlink:href="https://armyinform.com.ua/2023/07/12/syly-ppo-znyshhyly-chotyry-rosijski-bezpilotnyky-na-mykolayivshhyni/" text:style-name="Internet_20_link" text:visited-style-name="Visited_20_Internet_20_Link">
https://armyinform.com.ua/2023/07/12/syly-ppo-znyshhyly-chotyry-rosijski-bezpilotnyky-na-mykolayivshhyni/</text:a>
</text:p>
      <!--NEWS-->
      <text:h text:style-name="P10" text:outline-level="1">
<text:span text:style-name="T4">
The appeal of prisoners to international organizations accelerates the return of defenders home - coordination</text:span>
</text:h>
      <text:p text:style-name="P4">
Author: ['АРМІЯINFORM']</text:p>
      <text:p text:style-name="P4">
Time: 2023-07-12T89:00:00-04:00</text:p>
      <text:p text:style-name="P4">
Description: At the coordinating headquarters, Zustych, the 3rd Prordordonovs Zustychy,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photo1689157021.jpeg" text:style-name="Internet_20_link" text:visited-style-name="Visited_20_Internet_20_Link">
photo1689157021.jpeg</text:a>
', '<text:a xlink:type="simple" xlink:href="https://armyinform.com.ua/wp-content/uploads/2023/07/photo1689157021-1-150x150.jpeg" text:style-name="Internet_20_link" text:visited-style-name="Visited_20_Internet_20_Link">
photo1689157021-1-150x150.jpeg</text:a>
', '<text:a xlink:type="simple" xlink:href="https://armyinform.com.ua/wp-content/uploads/2023/07/photo1689157020-1-150x150.jpeg" text:style-name="Internet_20_link" text:visited-style-name="Visited_20_Internet_20_Link">
photo1689157020-1-150x150.jpeg</text:a>
', '<text:a xlink:type="simple" xlink:href="https://armyinform.com.ua/wp-content/uploads/2023/07/photo1689157020-150x150.jpeg" text:style-name="Internet_20_link" text:visited-style-name="Visited_20_Internet_20_Link">
photo1689157020-150x150.jpeg</text:a>
', '<text:a xlink:type="simple" xlink:href="https://armyinform.com.ua/wp-content/uploads/2023/07/photo1689157020-3-150x150.jpeg" text:style-name="Internet_20_link" text:visited-style-name="Visited_20_Internet_20_Link">
photo1689157020-3-150x150.jpeg</text:a>
']</text:p>
      <text:p text:style-name="P4">
Tags: ['STOPRUSSIA', 'АГРЕСІЯ РФ', 'ВТОРГНЕННЯ РФ', 'КООРДИНАЦІЙНИЙ ШТАБ З ПИТАНЬ ПОВОДЖЕННЯ З ВІЙСЬКОВОПОЛОНЕНИМИ']</text:p>
      <text:p text:style-name="P4">
Category: News</text:p>
      <!--METADATA-->
      <text:p text:style-name="P4">
<draw:frame draw:style-name="fr1" draw:name="Image267" text:anchor-type="as-char" svg:width="6.9236in" svg:height="3.882986in" draw:z-index="0">
<draw:image xlink:href="../Images/AРМІЯINFORM/2023-07-12T89-00-00-04-00/photo1689157021.jpeg" xlink:type="simple" xlink:show="embed" xlink:actuate="onLoad" draw:mime-type="image/jpeg"/>
</draw:frame>
A meeting with close defenders from the 3-border unit named after Hero of Ukraine Colonel Yevgeny Pikus took place at the Coordination Staff.</text:p>
      <text:p text:style-name="P4">
About it <text:a xlink:type="simple" xlink:href="https://t.me/Koord_shtab/1576" text:style-name="Internet_20_link" text:visited-style-name="Visited_20_Internet_20_Link">
reports</text:a>
Coordination headquarters of inquiries for the treatment of prisoners of war.</text:p>
      <text:p text:style-name="P4">
During the meeting of the native defenders, the peculiarities of the exchange of prisoners, in particular those who are in captivity with injuries, were interested in the peculiarities. In addition, the participants were interested in whether the liberation of contract warriors was equal to the mobilized fighters, as well as or more difficult to liberate prisoners who are held in Russia and not in temporarily occupied territories.</text:p>
      <text:p text:style-name="P4">
The coordination representative noted that both contractors and mobilized liberation are difficult, but a significant difference between these two categories is not kept.</text:p>
      <text:p text:style-name="P4">
<text:a xlink:type="simple" xlink:href="https://armyinform.com.ua/wp-content/uploads/2023/07/photo1689157021-1.jpeg" text:style-name="Internet_20_link" text:visited-style-name="Visited_20_Internet_20_Link">
!(Images/AРМІЯINFORM/2023-07-12T89-00-00-04-00/photo1689157021-1-150x150.jpeg)</text:a>
</text:p>
      <text:p text:style-name="P4">
<text:a xlink:type="simple" xlink:href="https://armyinform.com.ua/wp-content/uploads/2023/07/photo1689157020-1.jpeg" text:style-name="Internet_20_link" text:visited-style-name="Visited_20_Internet_20_Link">
<draw:frame draw:style-name="fr1" draw:name="Image268" text:anchor-type="as-char" svg:width="6.9236in" svg:height="6.9236in" draw:z-index="0">
<draw:image xlink:href="../Images/AРМІЯINFORM/2023-07-12T89-00-00-04-00/photo1689157020-1-150x150.jpeg" xlink:type="simple" xlink:show="embed" xlink:actuate="onLoad" draw:mime-type="image/jpeg"/>
</draw:frame>
</text:a>
</text:p>
      <text:p text:style-name="P4">
<text:a xlink:type="simple" xlink:href="https://armyinform.com.ua/wp-content/uploads/2023/07/photo1689157020.jpeg" text:style-name="Internet_20_link" text:visited-style-name="Visited_20_Internet_20_Link">
<draw:frame draw:style-name="fr1" draw:name="Image269" text:anchor-type="as-char" svg:width="6.9236in" svg:height="6.9236in" draw:z-index="0">
<draw:image xlink:href="../Images/AРМІЯINFORM/2023-07-12T89-00-00-04-00/photo1689157020-150x150.jpeg" xlink:type="simple" xlink:show="embed" xlink:actuate="onLoad" draw:mime-type="image/jpeg"/>
</draw:frame>
</text:a>
</text:p>
      <text:p text:style-name="P4">
<text:a xlink:type="simple" xlink:href="https://armyinform.com.ua/wp-content/uploads/2023/07/photo1689157020-3.jpeg" text:style-name="Internet_20_link" text:visited-style-name="Visited_20_Internet_20_Link">
<draw:frame draw:style-name="fr1" draw:name="Image270" text:anchor-type="as-char" svg:width="6.9236in" svg:height="6.9236in" draw:z-index="0">
<draw:image xlink:href="../Images/AРМІЯINFORM/2023-07-12T89-00-00-04-00/photo1689157020-3-150x150.jpeg" xlink:type="simple" xlink:show="embed" xlink:actuate="onLoad" draw:mime-type="image/jpeg"/>
</draw:frame>
</text:a>
The coordination representative also emphasized the importance of appeals to relatives to international organizations.</text:p>
      <text:p text:style-name="P4">
“This will not necessarily lead to the immediate return of your relatives home. It will help us in general in the war, as it affects the use of harder sanctions and weapons. ”</text:p>
      <text:p text:style-name="P4">
News Source: <text:a xlink:type="simple" xlink:href="https://armyinform.com.ua/2023/07/12/zvernennya-rodychiv-polonenyh-do-mizhnarodnyh-organizaczij-pryskoryuye-povernennya-zahysnykiv-dodomu-koordshtab/" text:style-name="Internet_20_link" text:visited-style-name="Visited_20_Internet_20_Link">
https://armyinform.com.ua/2023/07/12/zvernennya-rodychiv-polonenyh-do-mizhnarodnyh-organizaczij-pryskoryuye-povernennya-zahysnykiv-dodomu-koordshtab/</text:a>
</text:p>
      <!--NEWS-->
      <text:h text:style-name="P10" text:outline-level="1">
<text:span text:style-name="T4">
The regions are united for the reconstruction of Kherson region</text:span>
</text:h>
      <text:p text:style-name="P4">
Author: ['АРМІЯINFORM']</text:p>
      <text:p text:style-name="P4">
Time: 2023-07-12T8:00:00-04:00</text:p>
      <text:p text:style-name="P4">
Description: In Ukrainian, they launched a scale of the Initivativ "Plich-O-O-Tych". I have 15 regions to be finished ... War with Ukraine 2022, war with Ukraine Latest news today, News War with Ukraine 2022 Last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7/45-1.png" text:style-name="Internet_20_link" text:visited-style-name="Visited_20_Internet_20_Link">
45-1.png</text:a>
']</text:p>
      <text:p text:style-name="P4">
Tags: ['STOPRUSSIA', 'АГРЕСІЯ РФ', 'ВІЙНА', 'ВТОРГНЕННЯ РФ', 'МІНРЕІНТЕГРАЦІЇ', 'ХЕРСОНЩИНА']</text:p>
      <text:p text:style-name="P4">
Category: News</text:p>
      <!--METADATA-->
      <text:p text:style-name="P4">
<draw:frame draw:style-name="fr1" draw:name="Image271" text:anchor-type="as-char" svg:width="6.9236in" svg:height="3.644356in" draw:z-index="0">
<draw:image xlink:href="../Images/AРМІЯINFORM/2023-07-12T8-00-00-04-00/45-1.png" xlink:type="simple" xlink:show="embed" xlink:actuate="onLoad" draw:mime-type="image/png"/>
</draw:frame>
In Ukraine, a large-scale initiative "side by side" was launched. Within the range of 15 oblasts will help to restore 26 de -cured settlements of Kherson region. It is <text:a xlink:type="simple" xlink:href="https://minre.gov.ua/2023/07/11/regiony-obyednalysya-dlya-vidbudovy-hersonshhyny/" text:style-name="Internet_20_link" text:visited-style-name="Visited_20_Internet_20_Link">
said</text:a>
On the Ministry of Reintegration website.</text:p>
      <text:p text:style-name="P4">
Rivne, Khmelnitskaya, Cherkasy, Dnipropetrovsk, Ternopil, Chernivtsi, Vinnytsia, Volyn, Zhytomyr, Transcarpathian, Ivano-Frankivsk, Kirovograd, Lviv, Odessa and Poltava regions joined the case.</text:p>
      <text:p text:style-name="P4">
First of all, repair crews will take the housing and objects of critical infrastructure. In total, more than 3.5 thousand objects are planned to be restored within the pilot project.</text:p>
      <text:p text:style-name="P4">
News Source: <text:a xlink:type="simple" xlink:href="https://armyinform.com.ua/2023/07/12/regiony-obyednalysya-dlya-vidbudovy-hersonshhyny/" text:style-name="Internet_20_link" text:visited-style-name="Visited_20_Internet_20_Link">
https://armyinform.com.ua/2023/07/12/regiony-obyednalysya-dlya-vidbudovy-hersonshhyny/</text:a>
</text:p>
      <!--NEWS-->
      <text:h text:style-name="P10" text:outline-level="1">
<text:span text:style-name="T4">
Ukrainian arbitrators are appointed at the UEFA Conference League match</text:span>
</text:h>
      <text:p text:style-name="P4">
Authors: Ukrinform (Person)</text:p>
      <text:p text:style-name="P4">
Publisher: Укринформ (Organization)</text:p>
      <text:p text:style-name="P4">
Published Time: 2023-07-12T8:59:00+03:00</text:p>
      <text:p text:style-name="P4">
Modified Time: 2023-07-12T22:59:00+03:00</text:p>
      <text:p text:style-name="P4">
Description: At once, two brigades of Ukrainian football arbitrators will work in matches in response to the first Qualification Round of the UEFA Conference League of the 20123/24, which will take place on July 20. - Ukrinform.</text:p>
      <text:p text:style-name="P4">
Images: ['<text:a xlink:type="simple" xlink:href="https://static.ukrinform.com/photos/2023_07/thumb_files/630_360_1689191991-230.jpg" text:style-name="Internet_20_link" text:visited-style-name="Visited_20_Internet_20_Link">
630_360_16891...</text:a>
']</text:p>
      <text:p text:style-name="P4">
Tags: ['Футбол', 'Судді', 'Ліга конференцій УЄФА']</text:p>
      <text:p text:style-name="P4">
Type: Article</text:p>
      <!--METADATA-->
      <text:p text:style-name="P4">
<draw:frame draw:style-name="fr1" draw:name="Image272" text:anchor-type="as-char" svg:width="6.9236in" svg:height="3.956343in" draw:z-index="0">
<draw:image xlink:href="../Images/yкринформ/2023-07-12T8-59-00-03-00/630_360_1689191991-230.jpg" xlink:type="simple" xlink:show="embed" xlink:actuate="onLoad" draw:mime-type="image/jpeg"/>
</draw:frame>
Immediately, the two-brigades of Ukrainian football arbitrators will work in matches in response to the first Qualification Round of the UEFA Conferences League of the season 20123/24, which will be on July 20.</text:p>
      <text:p text:style-name="P4">
PEABLE GRUE(Estonia)- B-36(Faroe Islands)The judges will be served with Vitaliy Romanov, who will be assisted by Semen Schlonchak Talodimir Vysotsky; The fourth referee - Mykola Balakin, reports Ukrinform.</text:p>
      <text:p text:style-name="P4">
At the Arsenal meeting(Northern Macedonia)- "AZASKTERT"(Armenia)The arbitrators headed by Alexei Derevinsky work. Victor Matyash and Alexander Zhukov will be matched on the lines. The fourth judge is the Yaroslavkozyk.</text:p>
      <text:p text:style-name="P4">
<text:span text:style-name="T4">
 Read also: </text:span>
 <text:a xlink:type="simple" xlink:href="https://www.ukrinform.ua/rubric-sports/3734862-uefa-znacno-rozsirit-zastosuvanna-var-v-evrokubkovih-matcah.html" text:style-name="Internet_20_link" text:visited-style-name="Visited_20_Internet_20_Link">
UEFA will significantly expand VAR application in Eurocup mats</text:a>
We will remind, the fifth team of the Ukrainian Premier League -Poltava "Vorskla" -will start in the second qualifying round of the League of Conference(Slovakia)- “works”(Georgia).</text:p>
      <text:p text:style-name="P4">
Перший матч «Ворскла» проведе 27 липня, другий, на виїзді - 3 серпня.</text:p>
      <text:p text:style-name="P4">
Як повідомлялося, київське «Динамо» стартує у третьому відбірковому раундіЛіги конференцій УЄФА.</text:p>
      <text:p text:style-name="P4">
News Source: <text:a xlink:type="simple" xlink:href="https://www.ukrinform.ua/rubric-sports/3735115-ukrainskih-arbitriv-priznaceno-na-matci-ligi-konferencij-uefa.html" text:style-name="Internet_20_link" text:visited-style-name="Visited_20_Internet_20_Link">
https://www.ukrinform.ua/rubric-sports/3735115-ukrainskih-arbitriv-priznaceno-na-matci-ligi-konferencij-uefa.html</text:a>
</text:p>
      <!--NEWS-->
      <text:h text:style-name="P10" text:outline-level="1">
<text:span text:style-name="T4">
By defending Ukrainian business, we protect the interests of defense - Alexei Reznikov</text:span>
</text:h>
      <text:p text:style-name="P4">
Author: ['АРМІЯINFORM']</text:p>
      <text:p text:style-name="P4">
Time: 2023-07-12T90:00:00-04:00</text:p>
      <text:p text:style-name="P4">
Description: 11 Lipnya 2023 Roku Kabіnet Minіstralykh, Praise Rishhennya Shto Vesennya Zmi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9e16a2a210101d962afc0be4a06f7d691c2bda66.jpg" text:style-name="Internet_20_link" text:visited-style-name="Visited_20_Internet_20_Link">
9e16a2a210101d962afc0be4a06f7d691c2bda66.jpg</text:a>
']</text:p>
      <text:p text:style-name="P4">
Tags: ['STOPRUSSIA', 'МІНІСТР ОБОРОНИ УКРАЇНИ', 'ОБОРОННІ ЗАКУПІВЛІ', 'ОЛЕКСІЙ РЕЗНІКОВ', 'УКРАЇНСЬКА ЕКОНОМІКА', 'УКРАЇНСЬКИЙ БІЗНЕС']</text:p>
      <text:p text:style-name="P4">
Category: News</text:p>
      <!--METADATA-->
      <text:p text:style-name="P4">
<draw:frame draw:style-name="fr1" draw:name="Image273" text:anchor-type="as-char" svg:width="6.9236in" svg:height="6.9236in" draw:z-index="0">
<draw:image xlink:href="../Images/AРМІЯINFORM/2023-07-12T90-00-00-04-00/9e16a2a210101d962afc0be4a06f7d691c2bda66.jpg" xlink:type="simple" xlink:show="embed" xlink:actuate="onLoad" draw:mime-type="image/jpeg"/>
</draw:frame>
On July 11, 2023, the Cabinet of Ministers of Ukraine adopted a decision on the CMU Resolution No. 1275 of November 11, 2022 “Some Issues of Defense Procurement for the Period of the Legal Regime of the Military Stan”, which will soon be published.</text:p>
      <text:p text:style-name="P4">
In this decision, part of the Ministry of Defense's proposals in the interests of defense capabilities was supported, namely, justice was partially restored against Ukrainian suppliers of goods, works and services for defense needs. The sophisticated Ukrainian business will be equal in rights with a foreign business, as a defense department. This will ensure predictability, rhythm of supply and payment under contracts(contracts).</text:p>
      <text:p text:style-name="P4">
Про це йдеться у<text:a xlink:type="simple" xlink:href="https://www.mil.gov.ua/news/2023/07/12/ministerstvo-oboroni-ukraini-prodovzhit-zahishhati-ukrainskih-virobnikiv-v-interesah-sil-oboroni-ukraini/" text:style-name="Internet_20_link" text:visited-style-name="Visited_20_Internet_20_Link">
матеріалі</text:a>
on the official website of the Ministry of Defense of Ukraine.</text:p>
      <text:p text:style-name="P4">
In particular, the Cabinet of Ministers has determined that as part of the value(prices)goods, works and services to meet the needs of the security and defense sector(Supply reward)performer.</text:p>
      <text:p text:style-name="P4">
“Formally protecting the interests of Ukrainian business is not a responsibility of the Ministers Defense. But only formally. Because the stable work of Ukrainian state and private suppliers of weapons, equipment, ammunition, objects of support is the direct interest of the Armed Forces and other components of defense forces. By protecting Ukrainian business, we protect the interests of defense. This is overwhelming sovereignty, our margin of strength. We need more Ukrainian weapons. Therefore, the Ministry of Defense consistently advocates that the Ukrainian business is developing, increasing production capacity. We simplify administrative processes, created a special mechanism - the MOU accelerator to quickly conduct OVT developers with bureaucratic slums. Thanks to this, we already have a durable dynamics for UAV production, we are already fully provided by the Army of Army helmets, bulletproof vests, basic positions of real property. Therefore, I considered and consider the requirements of the State Judicial Service to actually put the interests of foreign producers higher than Ukrainian and deprive the Ukrainian business right to profit. There is no logic in this, it is directly intensified by the interests of defense and the norms of the current legislation, ” - said Defense Minister Alexei Reznikov.The requirements of the State Judicial Service, which are considered by the Ministry of Defense, are unambiguous and appealed in court, with respect to the recovery of the funds specified as a profit from the Ukrainian business that cooperated with the sector and safety from the beginning of the legal regime of martial law.</text:p>
      <text:p text:style-name="P4">
This creates the conditions for violation of the stable work of Ukrainian producers there is a negative impact on the needs of the Defense Forces of Ukraine.</text:p>
      <text:p text:style-name="P4">
“Unfortunately, government colleagues, including those whose direct duty is to protect the Ukrainian economy, have not supported the position of the Defense Ministry in part, which is being restored to the restoration of justice since the beginning of martial law. For example, the defendants are current contracts with the leaders of the Ukrainian OPC, which end in 20124-25. We have hundreds of current contracts with Ukrainian producers this year. How to be with them? How to be with those that have already been fulfilled? The possibility of double interpretation of norms and pressure on business. Mindobors with this approach does not agree, so we will continue to challenge the approval of the State Judicial Service to law enforcement in court, ” - said the Ministry of Ministry of Ukraine Alexei Reznikov.</text:p>
      <text:p text:style-name="P4">
News Source: <text:a xlink:type="simple" xlink:href="https://armyinform.com.ua/2023/07/12/zahyshhayuchy-ukrayinskyj-biznes-my-zahyshhayemo-interesy-oborony-oleksij-reznikov/" text:style-name="Internet_20_link" text:visited-style-name="Visited_20_Internet_20_Link">
https://armyinform.com.ua/2023/07/12/zahyshhayuchy-ukrayinskyj-biznes-my-zahyshhayemo-interesy-oborony-oleksij-reznikov/</text:a>
</text:p>
      <!--NEWS-->
      <text:h text:style-name="P10" text:outline-level="1">
<text:span text:style-name="T4">
Volodymyr Zelenskyy: G7 Declaration is a significant victory in the field of Ukraine's security</text:span>
</text:h>
      <text:p text:style-name="P4">
Author: ['Ольга Мосьондз']</text:p>
      <text:p text:style-name="P4">
Time: 2023-07-12T91:00:00-04:00</text:p>
      <text:p text:style-name="P4">
Description: Volodymyr Zelensky at Vilnius, Vistyuplychi at ceremony of the head of the declarary G7,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1e1a2014.jpg" text:style-name="Internet_20_link" text:visited-style-name="Visited_20_Internet_20_Link">
1e1a2014.jpg</text:a>
']</text:p>
      <text:p text:style-name="P4">
Tags: ['STOPRUSSIA', 'АГРЕСІЯ РФ', 'ВІЛЬНЮСЬКИЙ САМІТ', 'ВОЛОДИМИР ЗЕЛЕНСЬКИЙ', 'ДЖО БАЙДЕН']</text:p>
      <text:p text:style-name="P4">
Category: News</text:p>
      <!--METADATA-->
      <text:p text:style-name="P4">
<draw:frame draw:style-name="fr1" draw:name="Image274" text:anchor-type="as-char" svg:width="6.9236in" svg:height="4.615733in" draw:z-index="0">
<draw:image xlink:href="../Images/AРМІЯINFORM/2023-07-12T91-00-00-04-00/1e1a2014.jpg" xlink:type="simple" xlink:show="embed" xlink:actuate="onLoad" draw:mime-type="image/jpeg"/>
</draw:frame>
Volodymyr Zelensky in Vilnius, speaking at the Ceremony of Declaration GG7, noted that receiving safety guarantees on the way to NATO opens up new security opportunities for NATO. These security guarantees are important for all Ukrainian people.</text:p>
      <ul>
        <li>
The Ukrainian delegation brings a significant victory in the field of security for Ukraine, for our country, for our people, for our children. This is to open us completely new security opportunities. And I thank everyone who made it clerical, ”he said.</li>
      </ul>
      <text:p text:style-name="P4">
<text:span text:style-name="T5">
Opto author</text:span>
</text:p>
      <text:p text:style-name="P4">
News Source: <text:a xlink:type="simple" xlink:href="https://armyinform.com.ua/2023/07/12/volodymyr-zelenskyj-deklaracziya-g7-cze-znachna-peremoga-u-sferi-bezpeky-ukrayiny/" text:style-name="Internet_20_link" text:visited-style-name="Visited_20_Internet_20_Link">
https://armyinform.com.ua/2023/07/12/volodymyr-zelenskyj-deklaracziya-g7-cze-znachna-peremoga-u-sferi-bezpeky-ukrayiny/</text:a>
</text:p>
      <!--NEWS-->
      <text:h text:style-name="P10" text:outline-level="1">
<text:span text:style-name="T4">
Alexei Zhpapa discussed the security situation in the Black Sea region with an American colleague</text:span>
</text:h>
      <text:p text:style-name="P4">
Author: ['АРМІЯINFORM']</text:p>
      <text:p text:style-name="P4">
Time: 2023-07-12T92:00:00-04:00</text:p>
      <text:p text:style-name="P4">
Description: Commander of the Viexkovo-Morce forces of the Zbroyshanykh of Ukraine Vitseadmіla Olezhpap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osovna-oleksij-neyizhpapa.jpg" text:style-name="Internet_20_link" text:visited-style-name="Visited_20_Internet_20_Link">
osovna-oleksij-neyizhpapa.jpg</text:a>
']</text:p>
      <text:p text:style-name="P4">
Tags: ['STOPRUSSIA', 'АГРЕСІЯ РФ', 'ВТОРГНЕННЯ РФ', 'ОЛЕКСІЙ НЕЇЖПАПА']</text:p>
      <text:p text:style-name="P4">
Category: News</text:p>
      <!--METADATA-->
      <text:p text:style-name="P4">
<draw:frame draw:style-name="fr1" draw:name="Image275" text:anchor-type="as-char" svg:width="6.9236in" svg:height="4.605262in" draw:z-index="0">
<draw:image xlink:href="../Images/AРМІЯINFORM/2023-07-12T92-00-00-04-00/osovna-oleksij-neyizhpapa.jpg" xlink:type="simple" xlink:show="embed" xlink:actuate="onLoad" draw:mime-type="image/jpeg"/>
</draw:frame>
The Commander of the Navy of the Armed Forces of Ukraine, Viceadmiral Alexeyneduvidpapa, discussed with the commander of the 6th Fleet of the US Navy, Viceadmiral Tomasomiuszhishi security situation in the Black Sea region and possible ways to improve it.</text:p>
      <text:p text:style-name="P4">
About it <text:a xlink:type="simple" xlink:href="https://www.facebook.com/navy.mil.gov.ua/posts/pfbid01DxkSMERqrcB1YppuNQBfmuggewypBbCHMtWZ2JXLqMCLz2RuoViyW6Tvufo2Pxdl" text:style-name="Internet_20_link" text:visited-style-name="Visited_20_Internet_20_Link">
reports</text:a>
Navy Navy press service.</text:p>
      <text:p text:style-name="P4">
The commander's meeting took place in videoconference mode.</text:p>
      <text:p text:style-name="P4">
Among the topics discussed were the results of this year's exercises Sea Breeze Hippodalsha training of personnel.</text:p>
      <text:p text:style-name="P4">
News Source: <text:a xlink:type="simple" xlink:href="https://armyinform.com.ua/2023/07/12/oleksij-neyizhpapa-obgovoryv-bezpekovu-sytuacziyu-v-chornomorskomu-regioni-z-amerykanskym-kolegoyu/" text:style-name="Internet_20_link" text:visited-style-name="Visited_20_Internet_20_Link">
https://armyinform.com.ua/2023/07/12/oleksij-neyizhpapa-obgovoryv-bezpekovu-sytuacziyu-v-chornomorskomu-regioni-z-amerykanskym-kolegoyu/</text:a>
</text:p>
      <!--NEWS-->
      <text:h text:style-name="P10" text:outline-level="1">
<text:span text:style-name="T4">
Ukrainian aviation has made 8 blows in hostile positions, technique and SCR</text:span>
</text:h>
      <text:p text:style-name="P4">
Author: ['АРМІЯINFORM']</text:p>
      <text:p text:style-name="P4">
Time: 2023-07-12T93:00:00-04:00</text:p>
      <text:p text:style-name="P4">
Description: Avіaatsіya defense forces for Dob took 6 strokes in the districts of Zserdzhennya of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ukrayinska-aviacziya.jpg" text:style-name="Internet_20_link" text:visited-style-name="Visited_20_Internet_20_Link">
ukrayinska-aviacziya.jpg</text:a>
']</text:p>
      <text:p text:style-name="P4">
Tags: ['STOPRUSSIA', 'ВТОРГНЕННЯ РФ', 'ГШ ЗСУ', 'ОПЕРАТИВНА ІНФОРМАЦІЯ', 'ХРОНІКА ОБОРОНИ']</text:p>
      <text:p text:style-name="P4">
Category: News</text:p>
      <!--METADATA-->
      <text:p text:style-name="P4">
<draw:frame draw:style-name="fr1" draw:name="Image276" text:anchor-type="as-char" svg:width="6.9236in" svg:height="4.615733in" draw:z-index="0">
<draw:image xlink:href="../Images/AРМІЯINFORM/2023-07-12T93-00-00-04-00/ukrayinska-aviacziya.jpg" xlink:type="simple" xlink:show="embed" xlink:actuate="onLoad" draw:mime-type="image/jpeg"/>
</draw:frame>
Illustrative Photo <text:span text:style-name="T4">
 🔥 Situation on Russian invasion </text:span>
</text:p>
      <text:p text:style-name="P4">
The aviation of the Defense Forces per day struck 6 strokes in the areas of concentration of the personnel, weapons and military equipment of the enemy and 2-on the enemy's anti-aircraft missile complexes.</text:p>
      <text:p text:style-name="P4">
About it on Facebook <text:a xlink:type="simple" xlink:href="https://www.facebook.com/GeneralStaff.ua/posts/pfbid02CLjhcSeZfcbTxS9BHYEXkD6SNuJEu19qqtCXwdUqfv9RgdxCCmLfo11AceQdHbo4l" text:style-name="Internet_20_link" text:visited-style-name="Visited_20_Internet_20_Link">
reports</text:a>
The General Staff of the Armed Forces of Ukraine.</text:p>
      <text:p text:style-name="P4">
"Units of rocket troops and artillery during the day were struck by 1 punctuation, 16 artillery at fire positions, 4 anti-aircraft missile complexes and 2 enemy HPs," the statement reads.</text:p>
      <text:p text:style-name="P4">
News Source: <text:a xlink:type="simple" xlink:href="https://armyinform.com.ua/2023/07/12/ukrayinska-aviacziya-zavdala-8-udariv-po-vorozhyh-pozycziyah-tehniczi-ta-zrk/" text:style-name="Internet_20_link" text:visited-style-name="Visited_20_Internet_20_Link">
https://armyinform.com.ua/2023/07/12/ukrayinska-aviacziya-zavdala-8-udariv-po-vorozhyh-pozycziyah-tehniczi-ta-zrk/</text:a>
</text:p>
      <!--NEWS-->
      <text:h text:style-name="P10" text:outline-level="1">
<text:span text:style-name="T4">
Ukraine and Germany have started systematic cooperation in the field of strategic communications</text:span>
</text:h>
      <text:p text:style-name="P4">
Author: ['АРМІЯINFORM']</text:p>
      <text:p text:style-name="P4">
Time: 2023-07-12T94:00:00-04:00</text:p>
      <text:p text:style-name="P4">
Description: 11-12 Lipnya from Berlinі to take place of the Khostenkhno-Nimetskiy Semіnar near spher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64ae9f9f3554c941467548_730x360.jpg" text:style-name="Internet_20_link" text:visited-style-name="Visited_20_Internet_20_Link">
64ae9f9f3554c941467548_730x360.jpg</text:a>
']</text:p>
      <text:p text:style-name="P4">
Tags: ['STOPRUSSIA', 'ВІЙНА', 'ВТОРГНЕННЯ РФ']</text:p>
      <text:p text:style-name="P4">
Category: News</text:p>
      <!--METADATA-->
      <text:p text:style-name="P4">
<draw:frame draw:style-name="fr1" draw:name="Image277" text:anchor-type="as-char" svg:width="6.9236in" svg:height="5.187958in" draw:z-index="0">
<draw:image xlink:href="../Images/AРМІЯINFORM/2023-07-12T94-00-00-04-00/64ae9f9f3554c941467548_730x360.jpg" xlink:type="simple" xlink:show="embed" xlink:actuate="onLoad" draw:mime-type="image/jpeg"/>
</draw:frame>
On July 11-12, a two-day Ukrainian-German seminar is held in Berlin in the field of spheres for exchange of experience in the field of struggle and the implementation of cultural diplomacy.</text:p>
      <text:p text:style-name="P4">
About it <text:a xlink:type="simple" xlink:href="https://www.facebook.com/UkraineMFA/posts/pfbid022TvvEghkCz4zczv7N48PoL14W2Mi13eqQWv4dmorBv64uNk8Nj6iVSNNMgCn3Ps1l" text:style-name="Internet_20_link" text:visited-style-name="Visited_20_Internet_20_Link">
reports</text:a>
Ministry of Foreign Affairs of Ukraine.</text:p>
      <text:p text:style-name="P4">
The event was opened from Ukraine by the First Deputy Foreign Minister Eminzhaparov, who noted that to fruitful Ukrainian-German cooperation in political, economic, defense and humanitarian industries, a co-operation is now being added in the direction of combating misinformation and strategic communications.</text:p>
      <text:p text:style-name="P4">
She spoke about successful examples of cooperation in the field of strategic communication countries of the Lublin Triangle, the United Kingdom and France, and listed the resonant information projects that were developed by the Ministry of Foreign Affairs of Ukraine, paid special attention to possible joint efforts to counteract the influence of Russian and Latin.</text:p>
      <text:p text:style-name="P4">
The first deputy minister also noted the importance of closing the Russian state media engaged in propaganda abroad and emphasizing the Ukrainian side to work with partners to achieve this goal.</text:p>
      <text:p text:style-name="P4">
News Source: <text:a xlink:type="simple" xlink:href="https://armyinform.com.ua/2023/07/12/ukrayina-ta-nimechchyna-zapochatkuvaly-systemnu-spivpraczyu-u-sferi-strategichnyh-komunikaczij-2/" text:style-name="Internet_20_link" text:visited-style-name="Visited_20_Internet_20_Link">
https://armyinform.com.ua/2023/07/12/ukrayina-ta-nimechchyna-zapochatkuvaly-systemnu-spivpraczyu-u-sferi-strategichnyh-komunikaczij-2/</text:a>
</text:p>
      <!--NEWS-->
      <text:h text:style-name="P10" text:outline-level="1">
<text:span text:style-name="T4">
Biden - Zelensky: I look forward to a day when we will meet to celebrate Ukraine's membership in NATO</text:span>
</text:h>
      <text:p text:style-name="P4">
Author: ['Ольга Мосьондз']</text:p>
      <text:p text:style-name="P4">
Time: 2023-07-12T95:00:00-04:00</text:p>
      <text:p text:style-name="P4">
Description: The US Ukrainian President carried out a double -way Zustych in the fields of Samit NATO, Scho to go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3b67702f-e40b-4a88-8dfb-b6f164f84ca7.jpg" text:style-name="Internet_20_link" text:visited-style-name="Visited_20_Internet_20_Link">
3b67702f-e40b-4a88-8dfb-b6f164f84ca7.jpg</text:a>
']</text:p>
      <text:p text:style-name="P4">
Tags: ['G7', 'STOPRUSSIA', 'БАЙДЕН', 'ВІЛЬНЮСЬКИЙ САМІТ', 'ВОЛОДИМИР ЗЕЛЕНСЬКИЙ', 'САМІТ G7']</text:p>
      <text:p text:style-name="P4">
Category: News</text:p>
      <!--METADATA-->
      <text:p text:style-name="P4">
<draw:frame draw:style-name="fr1" draw:name="Image278" text:anchor-type="as-char" svg:width="6.9236in" svg:height="5.088846in" draw:z-index="0">
<draw:image xlink:href="../Images/AРМІЯINFORM/2023-07-12T95-00-00-04-00/3b67702f-e40b-4a88-8dfb-b6f164f84ca7.jpg" xlink:type="simple" xlink:show="embed" xlink:actuate="onLoad" draw:mime-type="image/jpeg"/>
</draw:frame>
The Presidents of Ukraine and the US have held a bilateral meeting in the NATO summit fields, which runs within two days-11-12 of July in Vilnius. This was reported by the Armyinform.</text:p>
      <text:p text:style-name="P4">
"I look forward to the day we will meet to celebrate NATO's official membership," Joe Biden Vladimir Zelensky said.</text:p>
      <text:p text:style-name="P4">
President Joe Biden said the US would do their best to hold Ukraine "everything it takes." He also noted the courage and dedication of Ukrainians who oppose Russian aggression.</text:p>
      <ul>
        <li>
You are giving the world an example of how true courage looks, - added. - I would like to repeat what I have told you many times. Not only you all, your people, your sons, your daughters, your husbands, your wives, your friends, are incredible, ”Joe Biden said.</li>
      </ul>
      <text:p text:style-name="P4">
News Source: <text:a xlink:type="simple" xlink:href="https://armyinform.com.ua/2023/07/12/bajden-zelenskomu-ya-z-neterpinnyam-chekayu-dnya-koly-my-provedemo-zustrich-dlya-svyatkuvannya-chlenstva-ukrayiny-v-nato/" text:style-name="Internet_20_link" text:visited-style-name="Visited_20_Internet_20_Link">
https://armyinform.com.ua/2023/07/12/bajden-zelenskomu-ya-z-neterpinnyam-chekayu-dnya-koly-my-provedemo-zustrich-dlya-svyatkuvannya-chlenstva-ukrayiny-v-nato/</text:a>
</text:p>
      <!--NEWS-->
      <text:h text:style-name="P10" text:outline-level="1">
<text:span text:style-name="T4">
The Russian agent was detained who helped the racists seize Severodonetsk and then fled to Transcarpathia</text:span>
</text:h>
      <text:p text:style-name="P4">
Author: ['АРМІЯINFORM']</text:p>
      <text:p text:style-name="P4">
Time: 2023-07-12T96:00:00-04:00</text:p>
      <text:p text:style-name="P4">
Description: Bagatapki's counter -racks of the Service of Bezpeki conducted a special operation, Yakus hunted delak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af4573e6ccefe6e874ab25a232ebc667.jpg" text:style-name="Internet_20_link" text:visited-style-name="Visited_20_Internet_20_Link">
af4573e6ccefe6e874ab25a232ebc667.jpg</text:a>
', '<text:a xlink:type="simple" xlink:href="https://armyinform.com.ua/wp-content/uploads/2023/07/55-150x150.jpg" text:style-name="Internet_20_link" text:visited-style-name="Visited_20_Internet_20_Link">
55-150x150.jpg</text:a>
', '<text:a xlink:type="simple" xlink:href="https://armyinform.com.ua/wp-content/uploads/2023/07/44-150x150.jpg" text:style-name="Internet_20_link" text:visited-style-name="Visited_20_Internet_20_Link">
44-150x150.jpg</text:a>
', '<text:a xlink:type="simple" xlink:href="https://armyinform.com.ua/wp-content/uploads/2023/07/33-1-150x150.jpg" text:style-name="Internet_20_link" text:visited-style-name="Visited_20_Internet_20_Link">
33-1-150x150.jpg</text:a>
', '<text:a xlink:type="simple" xlink:href="https://armyinform.com.ua/wp-content/uploads/2023/07/22-2-150x150.jpg" text:style-name="Internet_20_link" text:visited-style-name="Visited_20_Internet_20_Link">
22-2-150x150.jpg</text:a>
', '<text:a xlink:type="simple" xlink:href="https://armyinform.com.ua/wp-content/uploads/2023/07/11-8-150x150.jpg" text:style-name="Internet_20_link" text:visited-style-name="Visited_20_Internet_20_Link">
11-8-150x150.jpg</text:a>
']</text:p>
      <text:p text:style-name="P4">
Tags: ['STOPRUSSIA', 'АГРЕСІЯ РФ', 'ВТОРГНЕННЯ РФ', 'СБУ']</text:p>
      <text:p text:style-name="P4">
Category: News</text:p>
      <!--METADATA-->
      <text:p text:style-name="P4">
<draw:frame draw:style-name="fr1" draw:name="Image279" text:anchor-type="as-char" svg:width="6.9236in" svg:height="4.615733in" draw:z-index="0">
<draw:image xlink:href="../Images/AРМІЯINFORM/2023-07-12T96-00-00-04-00/af4573e6ccefe6e874ab25a232ebc667.jpg" xlink:type="simple" xlink:show="embed" xlink:actuate="onLoad" draw:mime-type="image/jpeg"/>
</draw:frame>
Security counterintelligences conducted a multi -stage special operation, which is the cover of the regions of Ukraine. As a result of the complex measures, the agentAFSB was detained, which "drained" the aggressor of the location of Ukrainian defenders during the battles of Zerodonetsk in 2022.</text:p>
      <text:p text:style-name="P4">
About it <text:a xlink:type="simple" xlink:href="https://ssu.gov.ua/novyny/sbu-zatrymala-ahenta-rf-yakyi-dopomahav-rashystam-zakhopyty-sievierodonetsk-a-potim-vtik-do-zakarpattia" text:style-name="Internet_20_link" text:visited-style-name="Visited_20_Internet_20_Link">
reports</text:a>
Security Service of Ukraine.</text:p>
      <text:p text:style-name="P4">
The attacker conveyed information about the fortifications, firewalls and posts of the city's defenders to the Russian invaders. He also tried to identify and convey the accurate coordinates of the combat positions of the Armed Forces of the Armed Forces, including the reactive systems of the Grad. The enemy agentadnadyl was obtained to the FSB through one of the messengers in the form of electronic cards. Intelligence was needed by the enemy to carry out sighting of air strikes on Ukrainian objects, as well as to prepare fighters for the capture of Severodonetsk.</text:p>
      <text:p text:style-name="P4">
<text:a xlink:type="simple" xlink:href="https://armyinform.com.ua/wp-content/uploads/2023/07/55.jpg" text:style-name="Internet_20_link" text:visited-style-name="Visited_20_Internet_20_Link">
!(Images/AРМІЯINFORM/2023-07-12T96-00-00-04-00/55-150x150.jpg)</text:a>
</text:p>
      <text:p text:style-name="P4">
<text:a xlink:type="simple" xlink:href="https://armyinform.com.ua/wp-content/uploads/2023/07/44.jpg" text:style-name="Internet_20_link" text:visited-style-name="Visited_20_Internet_20_Link">
<draw:frame draw:style-name="fr1" draw:name="Image280" text:anchor-type="as-char" svg:width="6.9236in" svg:height="6.9236in" draw:z-index="0">
<draw:image xlink:href="../Images/AРМІЯINFORM/2023-07-12T96-00-00-04-00/44-150x150.jpg" xlink:type="simple" xlink:show="embed" xlink:actuate="onLoad" draw:mime-type="image/jpeg"/>
</draw:frame>
</text:a>
</text:p>
      <text:p text:style-name="P4">
<text:a xlink:type="simple" xlink:href="https://armyinform.com.ua/wp-content/uploads/2023/07/33-1.jpg" text:style-name="Internet_20_link" text:visited-style-name="Visited_20_Internet_20_Link">
<draw:frame draw:style-name="fr1" draw:name="Image281" text:anchor-type="as-char" svg:width="6.9236in" svg:height="6.9236in" draw:z-index="0">
<draw:image xlink:href="../Images/AРМІЯINFORM/2023-07-12T96-00-00-04-00/33-1-150x150.jpg" xlink:type="simple" xlink:show="embed" xlink:actuate="onLoad" draw:mime-type="image/jpeg"/>
</draw:frame>
</text:a>
</text:p>
      <text:p text:style-name="P4">
<text:a xlink:type="simple" xlink:href="https://armyinform.com.ua/wp-content/uploads/2023/07/22-2.jpg" text:style-name="Internet_20_link" text:visited-style-name="Visited_20_Internet_20_Link">
<draw:frame draw:style-name="fr1" draw:name="Image282" text:anchor-type="as-char" svg:width="6.9236in" svg:height="6.9236in" draw:z-index="0">
<draw:image xlink:href="../Images/AРМІЯINFORM/2023-07-12T96-00-00-04-00/22-2-150x150.jpg" xlink:type="simple" xlink:show="embed" xlink:actuate="onLoad" draw:mime-type="image/jpeg"/>
</draw:frame>
</text:a>
</text:p>
      <text:p text:style-name="P4">
<text:a xlink:type="simple" xlink:href="https://armyinform.com.ua/wp-content/uploads/2023/07/11-8.jpg" text:style-name="Internet_20_link" text:visited-style-name="Visited_20_Internet_20_Link">
<draw:frame draw:style-name="fr1" draw:name="Image283" text:anchor-type="as-char" svg:width="6.9236in" svg:height="6.9236in" draw:z-index="0">
<draw:image xlink:href="../Images/AРМІЯINFORM/2023-07-12T96-00-00-04-00/11-8-150x150.jpg" xlink:type="simple" xlink:show="embed" xlink:actuate="onLoad" draw:mime-type="image/jpeg"/>
</draw:frame>
</text:a>
It was found that during active fighting in the territory of the city, the person who was involved in being away from the front line and moved to the Dnieper. There he hoped to "stay" and later return to Luhansk region, where he was promised "employment" to the "MGB LNR", which is under the control of the Russian services. In order to obtain "security guarantees" on a temporarily occupied part of Ukraine, the attacker unsuccessfully tried to go to his Russian "curator".</text:p>
      <text:p text:style-name="P4">
After unsuccessful attempts with new contact with the FSB, their agent went to Transcarpathia. He hoped to "lie down to the bottom" and thus avoid justice for his rank against Ukraine. However, the SBU counterintelligence disrupted the "plans" of the hostile - in stages documented his criminal acts and the movement was frozen in the territory of the region.According to the investigation, the detainee was a resident of Lugansk, a former student from higher education institutions of the Ministry of Internal Affairs of Ukraine. Even before the beginning of the full -scale invasion of Russia, he moved to Severodonetsk, where the FSB was recruited.</text:p>
      <text:p text:style-name="P4">
During searches, the agent found a mobile phone that he used for communication with the aggressor. Currently, the SBU investigators have informed the person involved in the proading under Part 1 of Art. 111 of the Criminal Code of Ukraine(high treason). Судобрав йому міру запобіжного заходу у виді тримання під вартою без прававнесення застави. Зловмиснику загрожує до 15 років тюрми. Спецопераціюпроводили за процесуального керівництва Офісу Генерального прокурора.</text:p>
      <text:p text:style-name="P4">
News Source: <text:a xlink:type="simple" xlink:href="https://armyinform.com.ua/2023/07/12/zatrymano-agenta-rf-yakyj-dopomagav-rashystam-zahopyty-syevyerodoneczk-a-potim-vtik-do-zakarpattya/" text:style-name="Internet_20_link" text:visited-style-name="Visited_20_Internet_20_Link">
https://armyinform.com.ua/2023/07/12/zatrymano-agenta-rf-yakyj-dopomagav-rashystam-zahopyty-syevyerodoneczk-a-potim-vtik-do-zakarpattya/</text:a>
</text:p>
      <!--NEWS-->
      <text:h text:style-name="P10" text:outline-level="1">
<text:span text:style-name="T4">
There is a uniqueness that Ukraine will be in NATO - Volodymyr Zelenskyy</text:span>
</text:h>
      <text:p text:style-name="P4">
Author: ['АРМІЯINFORM']</text:p>
      <text:p text:style-name="P4">
Time: 2023-07-12T97:00:00-04:00</text:p>
      <text:p text:style-name="P4">
Description: At Samiz NATO, VILNYUSIA was detonated with a pale -in partners, the same, the war with Ukraine 2022, the war with Ukraine is the latest news today, the news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96d1c6bd47d5ac14de91a76a06cbfca4_1689180840_extra_large.jpeg" text:style-name="Internet_20_link" text:visited-style-name="Visited_20_Internet_20_Link">
96d1c6bd47d5ac14de91a76a06cbfca4_1689180840_extra_large.jpeg</text:a>
']</text:p>
      <text:p text:style-name="P4">
Tags: ['STOPRUSSIA', 'АГРЕСІЯ РФ', 'ВОЛОДИМИР ЗЕЛЕНСЬКИЙ', 'ВТОРГНЕННЯ РФ', 'САМІТ НАТО']</text:p>
      <text:p text:style-name="P4">
Category: News</text:p>
      <!--METADATA-->
      <text:p text:style-name="P4">
<draw:frame draw:style-name="fr1" draw:name="Image284" text:anchor-type="as-char" svg:width="6.9236in" svg:height="4.617948in" draw:z-index="0">
<draw:image xlink:href="../Images/AРМІЯINFORM/2023-07-12T97-00-00-04-00/96d1c6bd47d5ac14de91a76a06cbfca4_1689180840_extra_large.jpeg" xlink:type="simple" xlink:show="embed" xlink:actuate="onLoad" draw:mime-type="image/jpeg"/>
</draw:frame>
At the NATO summit in Vilnius, Ukraine has assured its partners that they will continue in the fight against Russia and that our state will become a member of the seizure, as soon as the security situation. This was stated by Presidential Lordimir Zelensky during a meeting with representatives of the Ukrainian and foreign media as a result of a visit to Lithuania and participation in the summit.</text:p>
      <text:p text:style-name="P4">
About it <text:a xlink:type="simple" xlink:href="https://www.president.gov.ua/news/ye-odnoznachnist-u-tomu-sho-ukrayina-bude-v-nato-volodimir-z-84297" text:style-name="Internet_20_link" text:visited-style-name="Visited_20_Internet_20_Link">
reports</text:a>
Office of the President of Ukraine.</text:p>
      <text:p text:style-name="P4">
“The most important thing is that we understand the conditions when and how Ukraine will be NATO. Maybe not all the details of someone communicate, but it was very important for me that there was a uniqueness that Ukraine would be in NATO that NATO membership will trade with anyone. That it is a real political decision, founded by a precision situation in Ukraine, ”the Head of State said.</text:p>
      <text:p text:style-name="P4">
The President noted that he trusts partners and allies who help Ukraine to interfere in the war initiated by Russia. According to him, at a meeting of the Council of Ukraine - NATO our state received strong support from more than thirty countries.</text:p>
      <text:p text:style-name="P4">
"I believe that we will be in NATO, as soon as the security situation is stabilized. In the simple language: when the war is over, Ukraine will definitely be invited to NATO IUraine. I have not heard any other opinion today, ”Volodymyr Zelenskyy said.</text:p>
      <text:p text:style-name="P4">
In addition, according to the President, Ukraine has received powerful confirmation of defense assistance.</text:p>
      <text:p text:style-name="P4">
The third important achievement, the Head of State called supporting the Guarantee Security for Ukraine and the adoption of a relevant joint declaration.</text:p>
      <text:p text:style-name="P4">
"In this declaration, we have retained one very important point - what is written in it that it is a security guarantee on the path of Ukraine in NATO," he stressed.</text:p>
      <text:p text:style-name="P4">
Volodymyr Zelensky emphasized that during Razov with the leaders of the state details the situation in Ukraine and moments that can slow down any processes.</text:p>
      <text:p text:style-name="P4">
“I think our team did it: I conveyed all these important details. Therefore, support will not decrease. At least that's what partners said, ” - said.</text:p>
      <text:p text:style-name="P4">
The President also stressed that Ukraine will never agree to a political status in exchange for abandoning its territories.</text:p>
      <text:p text:style-name="P4">
"We will not give our territories and will never be exchanged for any" frozen conflict. " This will never happen. My position is clearly aware of the spartners, ”the head of state summarized.</text:p>
      <text:p text:style-name="P4">
News Source: <text:a xlink:type="simple" xlink:href="https://armyinform.com.ua/2023/07/12/ye-odnoznachnist-u-tomu-shho-ukrayina-bude-v-nato-volodymyr-zelenskyj/" text:style-name="Internet_20_link" text:visited-style-name="Visited_20_Internet_20_Link">
https://armyinform.com.ua/2023/07/12/ye-odnoznachnist-u-tomu-shho-ukrayina-bude-v-nato-volodymyr-zelenskyj/</text:a>
</text:p>
      <!--NEWS-->
      <text:h text:style-name="P10" text:outline-level="1">
<text:span text:style-name="T4">
The White Wolf special unit destroyed the 400th anniversary enemy target</text:span>
</text:h>
      <text:p text:style-name="P4">
Author: ['АРМІЯINFORM']</text:p>
      <text:p text:style-name="P4">
Time: 2023-07-12T98:00:00-04:00</text:p>
      <text:p text:style-name="P4">
Description: Special PRODRODIL BILIS VOCHAK “A” to the SBU SBU VIDSvyatuv, 400-TS Yuvіlein Zil .... War with Ukraine 2022, war with Ukraine Latest news today, War with Ukraine 2022 Last for today, will there be a war between Ukraine and Russia and Russia and Russia and Russia and Russia and Russia and Russia and Russia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sbu.jpg" text:style-name="Internet_20_link" text:visited-style-name="Visited_20_Internet_20_Link">
sbu.jpg</text:a>
']</text:p>
      <text:p text:style-name="P4">
Tags: ['STOPRUSSIA', 'АГРЕСІЯ РФ', 'ВТОРГНЕННЯ РФ', 'СБУ']</text:p>
      <text:p text:style-name="P4">
Category: News</text:p>
      <!--METADATA-->
      <text:p text:style-name="P4">
<draw:frame draw:style-name="fr1" draw:name="Image285" text:anchor-type="as-char" svg:width="6.9236in" svg:height="4.32725in" draw:z-index="0">
<draw:image xlink:href="../Images/AРМІЯINFORM/2023-07-12T98-00-00-04-00/sbu.jpg" xlink:type="simple" xlink:show="embed" xlink:actuate="onLoad" draw:mime-type="image/jpeg"/>
</draw:frame>
The White Wolf special unit of the SBU Special Operations Center celebrated a 400-tuvylein target.</text:p>
      <text:p text:style-name="P4">
About it <text:a xlink:type="simple" xlink:href="https://www.facebook.com/SecurSerUkraine/videos/1758379747947221/" text:style-name="Internet_20_link" text:visited-style-name="Visited_20_Internet_20_Link">
reports</text:a>
Security Service of Ukraine.</text:p>
      <text:p text:style-name="P4">
This is how much hostile equipment was destroyed by the warriors of this unit from the beginning of the full -scale invasion.</text:p>
      <text:p text:style-name="P4">
And during the celebration, they additionally burned:</text:p>
      <ul>
        <li>
2 tanks * 4 APC * 1 SAU "AKAZA" * 2 armored vehicles * 2 trucks * Reb "Field-21"</li>
      </ul>
      <text:p text:style-name="P4">
News Source: <text:a xlink:type="simple" xlink:href="https://armyinform.com.ua/2023/07/12/speczpidrozdil-bilyj-vovk-znyshhyv-400-tu-yuvilejnu-vorozhu-czil/" text:style-name="Internet_20_link" text:visited-style-name="Visited_20_Internet_20_Link">
https://armyinform.com.ua/2023/07/12/speczpidrozdil-bilyj-vovk-znyshhyv-400-tu-yuvilejnu-vorozhu-czil/</text:a>
</text:p>
      <!--NEWS-->
      <text:h text:style-name="P10" text:outline-level="1">
<text:span text:style-name="T4">
Short. War. Day 504. Videoodigest</text:span>
</text:h>
      <text:p text:style-name="P4">
Author: ['АРМІЯINFORM']</text:p>
      <text:p text:style-name="P4">
Time: 2023-07-12T99:00:00-04:00</text:p>
      <text:p text:style-name="P4">
Description: https://www.youtube.com/watch?v=_9ngmyhwfya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1e1a1968.jpg" text:style-name="Internet_20_link" text:visited-style-name="Visited_20_Internet_20_Link">
1e1a1968.jpg</text:a>
']</text:p>
      <text:p text:style-name="P4">
Tags: ['STOPRUSSIA', 'АГРЕСІЯ РФ', 'ВОЛОДИМИР ЗЕЛЕНСЬКИЙ', 'ВТОРГНЕННЯ РФ', 'ГШ ЗСУ']</text:p>
      <text:p text:style-name="P4">
Category: News</text:p>
      <!--METADATA-->
      <text:p text:style-name="P4">
<draw:frame draw:style-name="fr1" draw:name="Image286" text:anchor-type="as-char" svg:width="6.9236in" svg:height="4.615733in" draw:z-index="0">
<draw:image xlink:href="../Images/AРМІЯINFORM/2023-07-12T99-00-00-04-00/1e1a1968.jpg" xlink:type="simple" xlink:show="embed" xlink:actuate="onLoad" draw:mime-type="image/jpeg"/>
</draw:frame>
</text:p>
      <text:p text:style-name="P4">
News Source: <text:a xlink:type="simple" xlink:href="https://armyinform.com.ua/2023/07/12/korotko-vijna-den-504-videodajdzhest/" text:style-name="Internet_20_link" text:visited-style-name="Visited_20_Internet_20_Link">
https://armyinform.com.ua/2023/07/12/korotko-vijna-den-504-videodajdzhest/</text:a>
</text:p>
      <!--NEWS-->
      <text:h text:style-name="P10" text:outline-level="1">
<text:span text:style-name="T4">
The State Department has officially confirmed a cyber fall on its post server</text:span>
</text:h>
      <text:p text:style-name="P4">
Authors: Ukrinform (Person)</text:p>
      <text:p text:style-name="P4">
Publisher: Укринформ (Organization)</text:p>
      <text:p text:style-name="P4">
Published Time: 2023-07-12T9:59:00+03:00</text:p>
      <text:p text:style-name="P4">
Modified Time: 2023-07-12T22:59:00+03:00</text:p>
      <text:p text:style-name="P4">
Description: The postal server and possibly other US Department of the US Department were attacked by hackers, which led to restrictions on the official site of this department. - Ukrinform.</text:p>
      <text:p text:style-name="P4">
Images: ['<text:a xlink:type="simple" xlink:href="https://static.ukrinform.com/photos/2016_02/thumb_files/630_360_1454353591-1721-derzdep.jpg" text:style-name="Internet_20_link" text:visited-style-name="Visited_20_Internet_20_Link">
630_360_14543...</text:a>
']</text:p>
      <text:p text:style-name="P4">
Tags: ['Кібератака', 'США', 'Держдеп', 'Хакери']</text:p>
      <text:p text:style-name="P4">
Type: Article</text:p>
      <!--METADATA-->
      <text:p text:style-name="P4">
<draw:frame draw:style-name="fr1" draw:name="Image287" text:anchor-type="as-char" svg:width="6.9236in" svg:height="3.956343in" draw:z-index="0">
<draw:image xlink:href="../Images/yкринформ/2023-07-12T9-59-00-03-00/630_360_1454353591-1721-derzdep.jpg" xlink:type="simple" xlink:show="embed" xlink:actuate="onLoad" draw:mime-type="image/jpeg"/>
</draw:frame>
The mail server and possibly other electronic systems of the State Department were attacked by hackers, which caused restrictions on the work of the official website.</text:p>
      <text:p text:style-name="P4">
This was confirmed by a spokesman for US State Department Matthyumiller at Washington, reports Ukrinform's own correspondent.</text:p>
      <text:p text:style-name="P4">
"During the last month, the State Department has revealed anomalous activity," the US foreign policy departing.</text:p>
      <text:p text:style-name="P4">
He informed that immediate steps of the security of systems were made to respond to the situation <text:a xlink:type="simple" xlink:href="https://www.ukrinform.ua/tag-derzdep" text:style-name="Internet_20_link" text:visited-style-name="Visited_20_Internet_20_Link">
State Department</text:a>
, as well as Microsoft alert and providing it with the necessary information.</text:p>
      <text:p text:style-name="P4">
<text:span text:style-name="T4">
 Read also: </text:span>
 <text:a xlink:type="simple" xlink:href="https://www.ukrinform.ua/rubric-technology/3734728-rosijski-hakeri-namagalisa-zlamati-komputeri-desatkiv-inozemnih-diplomativ-v-ukraini-zmi.html" text:style-name="Internet_20_link" text:visited-style-name="Visited_20_Internet_20_Link">
Russian hackers tried to break computers of dozen foreign diplomats in Ukraine - media</text:a>
Miller did not name who was behind the cyber fall, as well as other details, noting that the case is being investigated in this case.</text:p>
      <text:p text:style-name="P4">
Earlier <text:a xlink:type="simple" xlink:href="http://www.nytimes.com/2023/07/12/us/politics/china-state-department-emails-microsoft-hack.html" text:style-name="Internet_20_link" text:visited-style-name="Visited_20_Internet_20_Link">
The New York Times</text:a>
With reference to official representatives, China's involvement involvement in the cyber attack at the State Department/ and it was noted that anomalous activity was noticed before the visit of Anthony Blinken State Secretary of State to Beijing.</text:p>
      <text:p text:style-name="P4">
News Source: <text:a xlink:type="simple" xlink:href="https://www.ukrinform.ua/rubric-world/3735111-derzdep-oficijno-pidtverdiv-kibernapad-na-svij-postovij-server.html" text:style-name="Internet_20_link" text:visited-style-name="Visited_20_Internet_20_Link">
https://www.ukrinform.ua/rubric-world/3735111-derzdep-oficijno-pidtverdiv-kibernapad-na-svij-postovij-server.html</text:a>
</text:p>
      <!--NEWS-->
      <text:h text:style-name="P10" text:outline-level="1">
<text:span text:style-name="T4">
Evacuation from the border of Sumy region will take place within the districts - the head of the Ova</text:span>
</text:h>
      <text:p text:style-name="P4">
Authors: Ukrinform (Person)</text:p>
      <text:p text:style-name="P4">
Publisher: Укринформ (Organization)</text:p>
      <text:p text:style-name="P4">
Published Time: 2023-07-13T-2:58:00+03:00</text:p>
      <text:p text:style-name="P4">
Modified Time: 2023-07-13T00:58:00+03:00</text:p>
      <text:p text:style-name="P4">
Description: The evacuation of the five -kilometer border zone of Sumy region will be regional and will take place within areas. - Ukrinform.</text:p>
      <text:p text:style-name="P4">
Images: ['<text:a xlink:type="simple" xlink:href="https://static.ukrinform.com/photos/2022_03/thumb_files/630_360_1648319188-698.jpg" text:style-name="Internet_20_link" text:visited-style-name="Visited_20_Internet_20_Link">
630_360_16483...</text:a>
']</text:p>
      <text:p text:style-name="P4">
Tags: ['Евакуація', 'Сумщина', 'Єдині новини']</text:p>
      <text:p text:style-name="P4">
Type: Article</text:p>
      <!--METADATA-->
      <text:p text:style-name="P4">
<draw:frame draw:style-name="fr1" draw:name="Image288" text:anchor-type="as-char" svg:width="6.9236in" svg:height="3.956343in" draw:z-index="0">
<draw:image xlink:href="../Images/yкринформ/2023-07-13T-2-58-00-03-00/630_360_1648319188-698.jpg" xlink:type="simple" xlink:show="embed" xlink:actuate="onLoad" draw:mime-type="image/jpeg"/>
</draw:frame>
The evacuation of the five -kilometer border zone of Sumy region will be regional within the districts.</text:p>
      <text:p text:style-name="P4">
About it on the air <text:a xlink:type="simple" xlink:href="https://www.youtube.com/watch" text:style-name="Internet_20_link" text:visited-style-name="Visited_20_Internet_20_Link">
National Marathon "One News"</text:a>
Volodymyr Artyukh, the head of the Sumy Regional Military Administration, reported, Ukrinform reports.</text:p>
      <text:p text:style-name="P4">
“Now - the preparatory stage for evacuation. There is an active job, the departments of the districts leave, communities meet to clearly plan the schedule, the hooks are leaving. This is an evacuation of the regional plan, people will not leave Sumy region, evacuate within their areas, ”the official said.</text:p>
      <text:p text:style-name="P4">
<text:span text:style-name="T4">
 Read also: </text:span>
 <text:a xlink:type="simple" xlink:href="https://www.ukrinform.ua/rubric-regions/3734104-evakuacia-z-prikordonna-sumsini-bude-dobrovilnou-i-planovou-glava-oblasti.html" text:style-name="Internet_20_link" text:visited-style-name="Visited_20_Internet_20_Link">
<text:span text:style-name="T4">
 Evakaiti </text:span>
 from Sumy region border will be voluntary Iplan - Head of the Oblast</text:a>
He noted that in several communities of five -kilometer zone, residents would be overwhelmed to the same settlement, but further from the collision line.</text:p>
      <text:p text:style-name="P4">
“In the five -kilometer zone, there are 110 settlements in which a little less than 20,000 people live. The exact number of those who evacuate will become more known. There is currently a survey, people can write a written refusal of evacuation. After that, closed schedules will be drawn up when and at what time it will take place, ”Artyukhov added.</text:p>
      <text:p text:style-name="P4">
He stressed that children should be evacuated from a five -kilometer zone with one parents, with trusted people or services engaged in children.</text:p>
      <text:p text:style-name="P4">
<text:span text:style-name="T4">
 Read also: </text:span>
 <text:a xlink:type="simple" xlink:href="https://www.ukrinform.ua/rubric-regions/3733829-na-sumsini-ogolosili-primusovu-evakuaciu-z-patikilometrovoi-zoni-prikordonna-z-rf.html" text:style-name="Internet_20_link" text:visited-style-name="Visited_20_Internet_20_Link">
in Sumy region declared forced <text:span text:style-name="T4">
 Evakua </text:span>
 this from the 5-kilometer border zone with the Russian Federation</text:a>
As it was reported, the Russians carried out six border border of Sumy region at night and in the morning. 29 explosions were recorded. The shelling was suffered by the Belopilsk Takhotinsk communities.</text:p>
      <text:p text:style-name="P4">
Photo Illustrative, SESS</text:p>
      <text:p text:style-name="P4">
News Source: <text:a xlink:type="simple" xlink:href="https://www.ukrinform.ua/rubric-ato/3735081-evakuacia-z-prikordonna-sumsini-vidbuvatimetsa-v-mezah-rajoniv-golova-ova.html" text:style-name="Internet_20_link" text:visited-style-name="Visited_20_Internet_20_Link">
https://www.ukrinform.ua/rubric-ato/3735081-evakuacia-z-prikordonna-sumsini-vidbuvatimetsa-v-mezah-rajoniv-golova-ova.html</text:a>
</text:p>
      <!--NEWS-->
      <text:h text:style-name="P10" text:outline-level="1">
<text:span text:style-name="T4">
Kiev schools received over 300 laptops from Chinese twin cities</text:span>
</text:h>
      <text:p text:style-name="P4">
Authors: Ukrinform (Person)</text:p>
      <text:p text:style-name="P4">
Publisher: Укринформ (Organization)</text:p>
      <text:p text:style-name="P4">
Published Time: 2023-07-13T-3:51:00+03:00</text:p>
      <text:p text:style-name="P4">
Modified Time: 2023-07-13T00:51:00+03:00</text:p>
      <text:p text:style-name="P4">
Description: Chinese twin cities of Kiev handed over 337 laptops to the capital. - Ukrinform.</text:p>
      <text:p text:style-name="P4">
Images: ['<text:a xlink:type="simple" xlink:href="https://static.ukrinform.com/photos/2023_07/thumb_files/630_360_1689198769-900.jpg" text:style-name="Internet_20_link" text:visited-style-name="Visited_20_Internet_20_Link">
630_360_16891...</text:a>
']</text:p>
      <text:p text:style-name="P4">
Tags: ['Китай', 'Школа', 'Віталій Кличко', 'Київ', 'Ноутбук']</text:p>
      <text:p text:style-name="P4">
Type: Article</text:p>
      <!--METADATA-->
      <text:p text:style-name="P4">
<draw:frame draw:style-name="fr1" draw:name="Image289" text:anchor-type="as-char" svg:width="6.9236in" svg:height="3.956343in" draw:z-index="0">
<draw:image xlink:href="../Images/yкринформ/2023-07-13T-3-51-00-03-00/630_360_1689198769-900.jpg" xlink:type="simple" xlink:show="embed" xlink:actuate="onLoad" draw:mime-type="image/jpeg"/>
</draw:frame>
The Chinese fellows of Kyiv handed over 337 laptops to the capital's educational institutions.</text:p>
      <text:p text:style-name="P4">
According to Ukrinform, it reports <text:a xlink:type="simple" xlink:href="https://kyivcity.gov.ua/news/vitaliy_klichko_kitayski_mista-pobratimi_kiyeva_peredali_stolichnim_shkolam_ponad_300_noutbukiv/" text:style-name="Internet_20_link" text:visited-style-name="Visited_20_Internet_20_Link">
Kyiv City State Administration</text:a>
.</text:p>
      <text:p text:style-name="P4">
“Kyiv Mayor Vitaliy Klitschko met in the City City Hall with the Ambassador of the Chinese People's Republic to Ukraine Fan Sangun. The ambassador has handed over more than 330 laptops to the capital of Chinese twin cities of Kiev, ”the testimony reads.</text:p>
      <text:p text:style-name="P4">
According to Klitschko, Chinese friends from the cities of Kiev - Beijing, Suchzhou, Guangzhou and Uhang - presented 337 laptops to the Ukrainian capital for $ 260,000.</text:p>
      <text:p text:style-name="P4">
"We will pass them on ten educational institutions in different areas of Kiev," the mayor said.</text:p>
      <text:p text:style-name="P4">
He thanked the twin cities and the Embassy of the People's Republic of China for this important gift for the artistic students.</text:p>
      <text:p text:style-name="P4">
Klitschko also noted that this year the 30th anniversary of the brotherhood between [Kiev] is celebrated(https://www.ukrinform.ua/tag-kiiv)And Beijing. And expressed his hope that the capital of Ukraine and China would continue cooperation.</text:p>
      <text:p text:style-name="P4">
<text:span text:style-name="T4">
 Read also: </text:span>
 <text:a xlink:type="simple" xlink:href="https://www.ukrinform.ua/rubric-society/3722716-polsa-peredala-800-noutbukiv-zakladam-proftehosviti-ukraini.html" text:style-name="Internet_20_link" text:visited-style-name="Visited_20_Internet_20_Link">
Poland has transferred 800 <text:span text:style-name="T4">
 laptop </text:span>
 Iv to institutions of vocational education</text:a>
According to Ukrinform, children from the most vulnerable groups from the east and south of Ukraine will hold two thousand laptops to study from the international humanitarian organization of Save the Children.</text:p>
      <text:p text:style-name="P4">
<text:span text:style-name="T5">
Foto: kyivcity.gov.ua</text:span>
</text:p>
      <text:p text:style-name="P4">
News Source: <text:a xlink:type="simple" xlink:href="https://www.ukrinform.ua/rubric-kyiv/3735128-skoli-kieva-otrimali-ponad-300-noutbukiv-vid-kitajskih-mistpobratimiv.html" text:style-name="Internet_20_link" text:visited-style-name="Visited_20_Internet_20_Link">
https://www.ukrinform.ua/rubric-kyiv/3735128-skoli-kieva-otrimali-ponad-300-noutbukiv-vid-kitajskih-mistpobratimiv.html</text:a>
</text:p>
      <!--NEWS-->
      <text:h text:style-name="P10" text:outline-level="1">
<text:span text:style-name="T4">
President: For the first time in independence, we have formed the foundation for safety on the way to NATO</text:span>
</text:h>
      <text:p text:style-name="P4">
Authors: Ukrinform (Person)</text:p>
      <text:p text:style-name="P4">
Publisher: Укринформ (Organization)</text:p>
      <text:p text:style-name="P4">
Published Time: 2023-07-13T-4:40:00+03:00</text:p>
      <text:p text:style-name="P4">
Modified Time: 2023-07-13T00:40:00+03:00</text:p>
      <text:p text:style-name="P4">
Description: For the first time in the independence of Ukraine, it was possible to form the foundation for safety for our country on the way to the North Atlantic Alliance. - Ukrinform.</text:p>
      <text:p text:style-name="P4">
Images: ['<text:a xlink:type="simple" xlink:href="https://static.ukrinform.com/photos/2022_05/thumb_files/630_360_1652263772-452.jpeg" text:style-name="Internet_20_link" text:visited-style-name="Visited_20_Internet_20_Link">
630_360_16522...</text:a>
']</text:p>
      <text:p text:style-name="P4">
Tags: ['НАТО', 'Україна', 'Нацбезпека', 'Зеленський', 'Війна з Росією']</text:p>
      <text:p text:style-name="P4">
Type: Article</text:p>
      <!--METADATA-->
      <text:p text:style-name="P4">
<draw:frame draw:style-name="fr1" draw:name="Image293" text:anchor-type="as-char" svg:width="6.9236in" svg:height="3.956343in" draw:z-index="0">
<draw:image xlink:href="../Images/yкринформ/2023-07-13T-4-40-00-03-00/630_360_1652263772-452.jpeg" xlink:type="simple" xlink:show="embed" xlink:actuate="onLoad" draw:mime-type="image/jpeg"/>
</draw:frame>
For the first time in Ukraine's independence, it was possible to form a safety foundation for our state on the way to the North Atlantic Alliance.</text:p>
      <text:p text:style-name="P4">
Volodymyr Zelenskyy said this in <text:a xlink:type="simple" xlink:href="https://www.facebook.com/president.gov.ua/videos/659551072879184" text:style-name="Internet_20_link" text:visited-style-name="Visited_20_Internet_20_Link">
video closer</text:a>
, reports Ukrinform.</text:p>
      <text:p text:style-name="P4">
<text:span text:style-name="T4">
 I wish health, dear Ukrainians, Ukrainian women!</text:span>
</text:p>
      <text:p text:style-name="P4">
We return home with a good result for our country, it is very important - for our soldiers. Good strengthening of weapons. These are air defense, rockets, armored vehicles, and artillery.</text:p>
      <text:p text:style-name="P4">
It is very important: for the first time in independence, we have formed the foundation of safety for Ukraine on the way to NATO. These are specific security guarantees that confirm the top-7 democracies of the world. We never had such a security basis before, the level of "Greater Seven". On this foundation we will build a new, legal architecture of bilateral security treaties with the strongest.</text:p>
      <text:p text:style-name="P4">
It is very important: in these two days of the summit we have removed any doubt of Tanvinality as to whether Ukraine will be in NATO. Will!For the first time, not only the Alliance's striking agrees, but also a significant majority in the Alliance vigorously brings it up. Earlier, the words "you are equal among equal" for Ukraine from other NATO members have not yet sounded really meaningful. Now everyone understands: this is a fact. Equal. And we will definitely affirm this fact with our victory. NATO's Tavstup. Once upon a time, the owners of Russia very much wanted to have their own barrier to NATO. We have left this Russian ambition at the Margins of the European History - behind the fence of our unity in Europe and - more broadly - in the free world. Anyone who has worked in Vilnius for the sake of unity now!</text:p>
      <text:p text:style-name="P4">
I thank Mr. Biden, all over America for global freedomly on American leadership. We equally strive for reliable protection for freedom and work for this with America.</text:p>
      <text:p text:style-name="P4">
I thank Lithuania for organizing this summit, it is truly historic to all ... counting new security. Thank you for every Ukrainian flag on Lithuanian fans - and there were really many flags. And thank you, Vilnius, for emotions!</text:p>
      <text:p text:style-name="P4">
It is important that both Lithuania, the Netherlands, Slovenia, Albania, and Iceland, and the representatives of other countries emphasized that Russia and Russian military criminals to bear a fair punishment for committing against Ukraine. Aggression must be punished.The United Kingdom ... Rishi, Mr. Prime Minister, I thank you for the help and statutory that at the next NATO summit we have to take the next step.</text:p>
      <text:p text:style-name="P4">
France and Mr. President Macron ... I thank you for your willingness to do everything you need to release all our territory from the occupiers. Thank you for the support of the long -term programs of our common force together and Germany.</text:p>
      <text:p text:style-name="P4">
Olafe, Mr. Chancellor, it is very important to see Germany among the Allies. All Ukrainians are grateful to you for additional "Petriots" and rockets for them. It is a protection of life, and Germany has already saved thousands of lives. I thank you for your willingness to support our victory over Russian terror.</text:p>
      <text:p text:style-name="P4">
Italy ... I am grateful to the Italians, personally Ms. Prime Minister Meloni. Every Ukrainian family has something to thank Italian security assistance. There will be a new security package. And it is very important that Italy supports the formula of peace.</text:p>
      <text:p text:style-name="P4">
Canada ... Mr. Prime Minister Trudeau said Canada would do everything to the NATO member of Ukraine as soon as possible. Thank you!</text:p>
      <text:p text:style-name="P4">
The principle position of Poland ... The fact that our membership in the Alliance is not only safety, it is the safety of our whole region at least. And it is very important that the Poland supports Ukraine on the way to the Alliance - firmly, vigorously. Thank you!</text:p>
      <text:p text:style-name="P4">
Mr. President Erdogan and Turkey ... He said today that he really sees that Ukraine is approaching membership in the Alliance. It means a lot. I thank!Thank you for the principled protection of safety in the Black Sea ... Turkey does historical things for us all.</text:p>
      <text:p text:style-name="P4">
President Erdogan, as well as the Prime Minister of Norway, said today a pro-design today ... The clarity of partners' obligations is something that is extraordinary. Thank you for it!</text:p>
      <text:p text:style-name="P4">
I thank Norway for the tangible leadership, for all that support already provided ... Now there is a willingness to join Norway to join the Seven Group and in the Guarantees of Ukraine's Succession on the way to NATO. Very grateful!</text:p>
      <text:p text:style-name="P4">
Also Portugal, Sweden, the Netherlands expressed their readiness to join the safety for Ukraine ... Thank you!We will make this system truly sneaking and effective.</text:p>
      <text:p text:style-name="P4">
Mr. President of Romania ... Thank you for working on a hub for pilot training. I thank you for supporting our cooperation on the Danube and in the Black Sea. I thank you in the utmost kind and noble words about our soldiers, about the whole Ukrainian people.</text:p>
      <text:p text:style-name="P4">
Greece also joins long -term support for Ukraine. I thank for it!Spain will continue and increase programs for the treatment and rehabilitation of our military and veterans. I thank you for your help in this very sensitive business!</text:p>
      <text:p text:style-name="P4">
Bulgaria prepares a new security package and, confidently, will work very vigorously with all within the Council of Ukraine - NATO. Thank you!</text:p>
      <text:p text:style-name="P4">
Slovakia and Person President ... Thank you for helping you sincerely, making your country one of the European leaders in protecting our feasible values.</text:p>
      <text:p text:style-name="P4">
Latvich, thank you for your faith in Ukraine and for considerable defense support!Estonia, thank you for the initiative for shells, which really strengthens and changes the history of Europe better and brings peace. Thank you for political support at the summit.</text:p>
      <text:p text:style-name="P4">
Luxembourg, invariably principled. Thank you very much!The Czech, for all the transmitted weapons, and for the equipment, thank you for the spur ... there will be a new defensive package.</text:p>
      <text:p text:style-name="P4">
Albania, as clearly as possible: Ukraine will be in NATO, and Russia will respond to aggression. As the Prime Minister Rama said today, the Krelyana's policy is a hymn of Russia: the words are different and the music is the same. The threat is one and Tasama. NATO is the answer.</text:p>
      <text:p text:style-name="P4">
Belgium - thank you for the principle of reparations from Russia and the obvious support of the fact that Ukraine is at the table in NATO with everyone.</text:p>
      <text:p text:style-name="P4">
Northern Macedonia, thank you for the clear support of the Ukrainian contribution to the joint security!</text:p>
      <text:p text:style-name="P4">
Finland, I thank you for the help and thank you for very important words today that soon Ukrainian soldiers will teach their experience of the army of other members. It's true. The experience of the winners is always strong.</text:p>
      <text:p text:style-name="P4">
And Hungary ... such a summit that all were quite constructive. Thank you!</text:p>
      <text:p text:style-name="P4">
I would like to thank Mr. Charles Michelle, the European Commission President of the European Commission, Ursuli von Der Lyen, and Natons General Stoltenberg, separately. As always, pro -European, and therefore pro -Ukrainian.</text:p>
      <text:p text:style-name="P4">
Of course, Australia and Japan as security guarantors - thank you!I thank you that the peace of existence today has become closer and Ukraine is stronger.</text:p>
      <text:p text:style-name="P4">
<text:span text:style-name="T4">
Glory to Ukraine!</text:span>
</text:p>
      <text:p text:style-name="P4">
<text:span text:style-name="T5">
Foto: op</text:span>
</text:p>
      <text:p text:style-name="P4">
News Source: <text:a xlink:type="simple" xlink:href="https://www.ukrinform.ua/rubric-polytics/3735127-prezident-uperse-za-cas-nezaleznosti-mi-sformuvali-fundament-bezpeki-dla-ukraini-na-slahu-do-nato.html" text:style-name="Internet_20_link" text:visited-style-name="Visited_20_Internet_20_Link">
https://www.ukrinform.ua/rubric-polytics/3735127-prezident-uperse-za-cas-nezaleznosti-mi-sformuvali-fundament-bezpeki-dla-ukraini-na-slahu-do-nato.html</text:a>
</text:p>
      <!--NEWS-->
      <text:h text:style-name="P10" text:outline-level="1">
<text:span text:style-name="T4">
Biden still thinks whether to provide Ukraine with ATACMS missiles</text:span>
</text:h>
      <text:p text:style-name="P4">
Authors: Ukrinform (Person)</text:p>
      <text:p text:style-name="P4">
Publisher: Укринформ (Organization)</text:p>
      <text:p text:style-name="P4">
Published Time: 2023-07-13T-5:28:00+03:00</text:p>
      <text:p text:style-name="P4">
Modified Time: 2023-07-13T00:28:00+03:00</text:p>
      <text:p text:style-name="P4">
Description: US President Joe Biden still decides whether to provide Ukraine with ATACMS. - Ukrinform.</text:p>
      <text:p text:style-name="P4">
Images: ['<text:a xlink:type="simple" xlink:href="https://static.ukrinform.com/photos/2023_03/thumb_files/630_360_1678220436-325.jpg" text:style-name="Internet_20_link" text:visited-style-name="Visited_20_Internet_20_Link">
630_360_16782...</text:a>
']</text:p>
      <text:p text:style-name="P4">
Tags: ['Байден', 'Ракета', 'США', 'Війна з Росією', 'ATACMS']</text:p>
      <text:p text:style-name="P4">
Type: Article</text:p>
      <!--METADATA-->
      <text:p text:style-name="P4">
<draw:frame draw:style-name="fr1" draw:name="Image294" text:anchor-type="as-char" svg:width="6.9236in" svg:height="3.956343in" draw:z-index="0">
<draw:image xlink:href="../Images/yкринформ/2023-07-13T-5-28-00-03-00/630_360_1678220436-325.jpg" xlink:type="simple" xlink:show="embed" xlink:actuate="onLoad" draw:mime-type="image/jpeg"/>
</draw:frame>
Presidential Joe Biden still decides whether to provide Ukraine with ATACMS.</text:p>
      <text:p text:style-name="P4">
As Ukrinform reports, it reported in <text:a xlink:type="simple" xlink:href="https://twitter.com/jenniferjjacobs/status/1679188383640190976" text:style-name="Internet_20_link" text:visited-style-name="Visited_20_Internet_20_Link">
Twitter</text:a>
Bloomberg journalist Jennifer Jacobs after communicating with Biden, where NATO summit ended.</text:p>
      <text:p text:style-name="P4">
"To my question, whether he is thinking about sending ATACMS to Ukraine, Biden replied:" Yes, but they already have an analogue of ATACMS and most need artillery shells, "she wrote.</text:p>
      <text:p text:style-name="Quotations">

<text:p text:style-name="P4">
Asked IF he is the Thinking Yet About Sending Atacms to Ukraine, Biden Told Me:&gt;
 Yes, But They Already Have the Equivalent of Atacms and Whaty Shell. “We're working on that,” he said on tarmac as we&gt;
 left vilnius. <text:a xlink:type="simple" xlink:href="https://t.co/r9kywIWKrF" text:style-name="Internet_20_link" text:visited-style-name="Visited_20_Internet_20_Link">
pic.twitter.com/r9kywiwkrf</text:a>
&gt;
&gt;
 — Jennifer Jacobs(@JenniferJjacobs)<text:a xlink:type="simple" xlink:href="https://twitter.com/JenniferJJacobs/status/1679188383640190976" text:style-name="Internet_20_link" text:visited-style-name="Visited_20_Internet_20_Link">
 July 12, 2023&gt;
 </text:a>
"We are working on this," the President [USA] added, according to the journalist.(https://www.ukrinform.ua/tag-ssa).</text:p>

</text:p>
      <text:p text:style-name="P4">
*!(https://www.ukrinform.ua/rubric-ato/3734577-u-bajdena-neglasno-obgovoruut-mozlivist-nadati-ukraini-raketi-atacms-zmi.html)As it was reported, at the press conference, President Volodymyr Zelenskyy, answering questions about ATACMS, said: “There are such conversations, so far the nongue. It is better not to raise the question, because there are expectations of people of the Ivian people. "</text:p>
      <text:p text:style-name="P4">
News Source: <text:a xlink:type="simple" xlink:href="https://www.ukrinform.ua/rubric-ato/3735126-bajden-vse-se-dumae-ci-nadavati-ukraini-raketi-atacms.html" text:style-name="Internet_20_link" text:visited-style-name="Visited_20_Internet_20_Link">
https://www.ukrinform.ua/rubric-ato/3735126-bajden-vse-se-dumae-ci-nadavati-ukraini-raketi-atacms.html</text:a>
</text:p>
      <!--NEWS-->
      <text:h text:style-name="P10" text:outline-level="1">
<text:span text:style-name="T4">
The enemy launched "calibers" and UAV, in Kiev and a number of regions - air alarm</text:span>
</text:h>
      <text:p text:style-name="P4">
Authors: Ukrinform (Person)</text:p>
      <text:p text:style-name="P4">
Publisher: Укринформ (Organization)</text:p>
      <text:p text:style-name="P4">
Published Time: 2023-07-13T-6:14:00+03:00</text:p>
      <text:p text:style-name="P4">
Modified Time: 2023-07-13T00:14:00+03:00</text:p>
      <text:p text:style-name="P4">
Description: The Air Forces of the Armed Forces warn the inhabitants of Kherson and Mykolaiv regions about the rocket danger due to the probable launch of "calibers". - Ukrinform.</text:p>
      <text:p text:style-name="P4">
Images: ['<text:a xlink:type="simple" xlink:href="https://static.ukrinform.com/photos/2022_12/thumb_files/630_360_1670245790-453.jpeg" text:style-name="Internet_20_link" text:visited-style-name="Visited_20_Internet_20_Link">
630_360_16702...</text:a>
']</text:p>
      <text:p text:style-name="P4">
Tags: ['Ракета', 'Повітряні сили ЗСУ', 'Війна з Росією', 'Повітряна тривога', 'Південь України', 'Дрон-камікадзе']</text:p>
      <text:p text:style-name="P4">
Type: Article</text:p>
      <!--METADATA-->
      <text:p text:style-name="P4">
<draw:frame draw:style-name="fr1" draw:name="Image295" text:anchor-type="as-char" svg:width="6.9236in" svg:height="3.956343in" draw:z-index="0">
<draw:image xlink:href="../Images/yкринформ/2023-07-13T-6-14-00-03-00/630_360_1670245790-453.jpeg" xlink:type="simple" xlink:show="embed" xlink:actuate="onLoad" draw:mime-type="image/jpeg"/>
</draw:frame>
The Air Force of the Armed Forces warn the inhabitants of Kherson and Mykolaiv regions with a proud danger due to the probable launch of "calibers".</text:p>
      <text:p text:style-name="P4">
The corresponding prevention of the Armed Forces of the Armed Forces was published in <text:a xlink:type="simple" xlink:href="https://t.me/s/kpszsu" text:style-name="Internet_20_link" text:visited-style-name="Visited_20_Internet_20_Link">
telegram</text:a>
, reports Ukrinform.</text:p>
      <text:p text:style-name="P4">
«Kherson, Mykolaiv region - rocket danger!The likelihood of a caliber type launcher, - says the post.</text:p>
      <text:p text:style-name="P4">
Soon the missile danger was also declared in Kirovograd, Dnipropetrovsk and Zaporizhzhya regions.</text:p>
      <text:p text:style-name="P4">
<text:span text:style-name="T4">
 Read also: </text:span>
 <text:a xlink:type="simple" xlink:href="https://www.ukrinform.ua/rubric-ato/3732963-ukrainou-siritsa-povitrana-trivoga-v-rosii-zletiv-mig.html" text:style-name="Internet_20_link" text:visited-style-name="Visited_20_Internet_20_Link">
in Ukraine a large-scale air <text:span text:style-name="T4">
 alarm </text:span>
 - in Russia could take off</text:a>
In addition, in Sumy, Chernihiv, Poltava, Kyiv regions of Tastolytsia <text:a xlink:type="simple" xlink:href="https://www.ukrinform.ua/tag-povitrana-trivoga" text:style-name="Internet_20_link" text:visited-style-name="Visited_20_Internet_20_Link">
Air alarm</text:a>
Due to the threat of drunk drones by the enemy.</text:p>
      <text:p text:style-name="P4">
About the threat of using the enemy of the UAVs of Kyivans also <text:a xlink:type="simple" xlink:href="https://t.me/s/VA_Kyiv" text:style-name="Internet_20_link" text:visited-style-name="Visited_20_Internet_20_Link">
warned</text:a>
KMVA head Sergey Popko.</text:p>
      <text:p text:style-name="P4">
<text:span text:style-name="T5">
Foto: flickr</text:span>
</text:p>
      <text:p text:style-name="P4">
News Source: <text:a xlink:type="simple" xlink:href="https://www.ukrinform.ua/rubric-ato/3735124-povitrani-sili-poperedzaut-pro-mozlivij-zapusk-kalibriv.html" text:style-name="Internet_20_link" text:visited-style-name="Visited_20_Internet_20_Link">
https://www.ukrinform.ua/rubric-ato/3735124-povitrani-sili-poperedzaut-pro-mozlivij-zapusk-kalibriv.html</text:a>
</text:p>
      <!--NEWS-->
      <text:h text:style-name="P10" text:outline-level="1">
<text:span text:style-name="T4">
The enemy launched "calibers" and UAV, in Kiev and a number of regions - air alarm</text:span>
</text:h>
      <text:p text:style-name="P4">
Authors: Ukrinform (Person)</text:p>
      <text:p text:style-name="P4">
Publisher: Укринформ (Organization)</text:p>
      <text:p text:style-name="P4">
Published Time: 2023-07-13T00:14:00+03:00</text:p>
      <text:p text:style-name="P4">
Modified Time: 2023-07-13T00:14:00+03:00</text:p>
      <text:p text:style-name="P4">
Description: The Air Forces of the Armed Forces warn the inhabitants of Kherson and Mykolaiv regions about the rocket danger due to the probable launch of "calibers". - Ukrinform.</text:p>
      <text:p text:style-name="P4">
Images: ['<text:a xlink:type="simple" xlink:href="https://static.ukrinform.com/photos/2022_12/thumb_files/630_360_1670245790-453.jpeg" text:style-name="Internet_20_link" text:visited-style-name="Visited_20_Internet_20_Link">
630_360_16702...</text:a>
']</text:p>
      <text:p text:style-name="P4">
Tags: ['Ракета', 'Повітряні сили ЗСУ', 'Війна з Росією', 'Повітряна тривога', 'Південь України', 'Дрон-камікадзе']</text:p>
      <text:p text:style-name="P4">
Type: Article</text:p>
      <!--METADATA-->
      <text:p text:style-name="P4">
<draw:frame draw:style-name="fr1" draw:name="Image297" text:anchor-type="as-char" svg:width="6.9236in" svg:height="3.956343in" draw:z-index="0">
<draw:image xlink:href="../Images/yкринформ/2023-07-13T00-14-00-03-00/630_360_1670245790-453.jpeg" xlink:type="simple" xlink:show="embed" xlink:actuate="onLoad" draw:mime-type="image/jpeg"/>
</draw:frame>
The Air Force of the Armed Forces warn the inhabitants of Kherson and Mykolaiv regions with a proud danger due to the probable launch of "calibers".</text:p>
      <text:p text:style-name="P4">
The corresponding prevention of the Armed Forces of the Armed Forces was published in <text:a xlink:type="simple" xlink:href="https://t.me/s/kpszsu" text:style-name="Internet_20_link" text:visited-style-name="Visited_20_Internet_20_Link">
telegram</text:a>
, reports Ukrinform.</text:p>
      <text:p text:style-name="P4">
«Kherson, Mykolaiv region - rocket danger!The likelihood of a caliber type launcher, - says the post.</text:p>
      <text:p text:style-name="P4">
Soon the missile danger was also declared in Kirovograd, Dnipropetrovsk and Zaporizhzhya regions.</text:p>
      <text:p text:style-name="P4">
<text:span text:style-name="T4">
 Read also: </text:span>
 <text:a xlink:type="simple" xlink:href="https://www.ukrinform.ua/rubric-ato/3732963-ukrainou-siritsa-povitrana-trivoga-v-rosii-zletiv-mig.html" text:style-name="Internet_20_link" text:visited-style-name="Visited_20_Internet_20_Link">
in Ukraine a large-scale air <text:span text:style-name="T4">
 alarm </text:span>
 - in Russia could take off</text:a>
In addition, in Sumy, Chernihiv, Poltava, Kyiv regions of Tastolytsia <text:a xlink:type="simple" xlink:href="https://www.ukrinform.ua/tag-povitrana-trivoga" text:style-name="Internet_20_link" text:visited-style-name="Visited_20_Internet_20_Link">
Air alarm</text:a>
Due to the threat of drunk drones by the enemy.</text:p>
      <text:p text:style-name="P4">
About the threat of using the enemy of the UAVs of Kyivans also <text:a xlink:type="simple" xlink:href="https://t.me/s/VA_Kyiv" text:style-name="Internet_20_link" text:visited-style-name="Visited_20_Internet_20_Link">
warned</text:a>
KMVA head Sergey Popko.</text:p>
      <text:p text:style-name="P4">
<text:span text:style-name="T5">
Foto: flickr</text:span>
</text:p>
      <text:p text:style-name="P4">
News Source: <text:a xlink:type="simple" xlink:href="https://www.ukrinform.ua/rubric-ato/3735124-povitrani-sili-poperedzaut-pro-mozlivij-zapusk-kalibriv.html" text:style-name="Internet_20_link" text:visited-style-name="Visited_20_Internet_20_Link">
https://www.ukrinform.ua/rubric-ato/3735124-povitrani-sili-poperedzaut-pro-mozlivij-zapusk-kalibriv.html</text:a>
</text:p>
      <!--NEWS-->
      <text:h text:style-name="P10" text:outline-level="1">
<text:span text:style-name="T4">
Biden still thinks whether to provide Ukraine with ATACMS missiles</text:span>
</text:h>
      <text:p text:style-name="P4">
Authors: Ukrinform (Person)</text:p>
      <text:p text:style-name="P4">
Publisher: Укринформ (Organization)</text:p>
      <text:p text:style-name="P4">
Published Time: 2023-07-13T00:28:00+03:00</text:p>
      <text:p text:style-name="P4">
Modified Time: 2023-07-13T00:28:00+03:00</text:p>
      <text:p text:style-name="P4">
Description: US President Joe Biden still decides whether to provide Ukraine with ATACMS. - Ukrinform.</text:p>
      <text:p text:style-name="P4">
Images: ['<text:a xlink:type="simple" xlink:href="https://static.ukrinform.com/photos/2023_03/thumb_files/630_360_1678220436-325.jpg" text:style-name="Internet_20_link" text:visited-style-name="Visited_20_Internet_20_Link">
630_360_16782...</text:a>
']</text:p>
      <text:p text:style-name="P4">
Tags: ['Байден', 'Ракета', 'США', 'Війна з Росією', 'ATACMS']</text:p>
      <text:p text:style-name="P4">
Type: Article</text:p>
      <!--METADATA-->
      <text:p text:style-name="P4">
<draw:frame draw:style-name="fr1" draw:name="Image299" text:anchor-type="as-char" svg:width="6.9236in" svg:height="3.956343in" draw:z-index="0">
<draw:image xlink:href="../Images/yкринформ/2023-07-13T00-28-00-03-00/630_360_1678220436-325.jpg" xlink:type="simple" xlink:show="embed" xlink:actuate="onLoad" draw:mime-type="image/jpeg"/>
</draw:frame>
Presidential Joe Biden still decides whether to provide Ukraine with ATACMS.</text:p>
      <text:p text:style-name="P4">
As Ukrinform reports, it reported in <text:a xlink:type="simple" xlink:href="https://twitter.com/jenniferjjacobs/status/1679188383640190976" text:style-name="Internet_20_link" text:visited-style-name="Visited_20_Internet_20_Link">
Twitter</text:a>
Bloomberg journalist Jennifer Jacobs after communicating with Biden, where NATO summit ended.</text:p>
      <text:p text:style-name="P4">
"To my question, whether he is thinking about sending ATACMS to Ukraine, Biden replied:" Yes, but they already have an analogue of ATACMS and most need artillery shells, "she wrote.</text:p>
      <text:p text:style-name="Quotations">

<text:p text:style-name="P4">
Asked IF he is the Thinking Yet About Sending Atacms to Ukraine, Biden Told Me:&gt;
 Yes, But They Already Have the Equivalent of Atacms and Whaty Shell. “We're working on that,” he said on tarmac as we&gt;
 left vilnius. <text:a xlink:type="simple" xlink:href="https://t.co/r9kywIWKrF" text:style-name="Internet_20_link" text:visited-style-name="Visited_20_Internet_20_Link">
pic.twitter.com/r9kywiwkrf</text:a>
&gt;
&gt;
 — Jennifer Jacobs(@JenniferJjacobs)<text:a xlink:type="simple" xlink:href="https://twitter.com/JenniferJJacobs/status/1679188383640190976" text:style-name="Internet_20_link" text:visited-style-name="Visited_20_Internet_20_Link">
 July 12, 2023&gt;
 </text:a>
"We are working on this," the President [USA] added, according to the journalist.(https://www.ukrinform.ua/tag-ssa).</text:p>

</text:p>
      <text:p text:style-name="P4">
*!(https://www.ukrinform.ua/rubric-ato/3734577-u-bajdena-neglasno-obgovoruut-mozlivist-nadati-ukraini-raketi-atacms-zmi.html)As it was reported, at the press conference, President Volodymyr Zelenskyy, answering questions about ATACMS, said: “There are such conversations, so far the nongue. It is better not to raise the question, because there are expectations of people of the Ivian people. "</text:p>
      <text:p text:style-name="P4">
News Source: <text:a xlink:type="simple" xlink:href="https://www.ukrinform.ua/rubric-ato/3735126-bajden-vse-se-dumae-ci-nadavati-ukraini-raketi-atacms.html" text:style-name="Internet_20_link" text:visited-style-name="Visited_20_Internet_20_Link">
https://www.ukrinform.ua/rubric-ato/3735126-bajden-vse-se-dumae-ci-nadavati-ukraini-raketi-atacms.html</text:a>
</text:p>
      <!--NEWS-->
      <text:h text:style-name="P10" text:outline-level="1">
<text:span text:style-name="T4">
President: For the first time in independence, we have formed the foundation for safety on the way to NATO</text:span>
</text:h>
      <text:p text:style-name="P4">
Authors: Ukrinform (Person)</text:p>
      <text:p text:style-name="P4">
Publisher: Укринформ (Organization)</text:p>
      <text:p text:style-name="P4">
Published Time: 2023-07-13T00:40:00+03:00</text:p>
      <text:p text:style-name="P4">
Modified Time: 2023-07-13T00:40:00+03:00</text:p>
      <text:p text:style-name="P4">
Description: For the first time in the independence of Ukraine, it was possible to form the foundation for safety for our country on the way to the North Atlantic Alliance. - Ukrinform.</text:p>
      <text:p text:style-name="P4">
Images: ['<text:a xlink:type="simple" xlink:href="https://static.ukrinform.com/photos/2022_05/thumb_files/630_360_1652263772-452.jpeg" text:style-name="Internet_20_link" text:visited-style-name="Visited_20_Internet_20_Link">
630_360_16522...</text:a>
']</text:p>
      <text:p text:style-name="P4">
Tags: ['НАТО', 'Україна', 'Нацбезпека', 'Зеленський', 'Війна з Росією']</text:p>
      <text:p text:style-name="P4">
Type: Article</text:p>
      <!--METADATA-->
      <text:p text:style-name="P4">
<draw:frame draw:style-name="fr1" draw:name="Image300" text:anchor-type="as-char" svg:width="6.9236in" svg:height="3.956343in" draw:z-index="0">
<draw:image xlink:href="../Images/yкринформ/2023-07-13T00-40-00-03-00/630_360_1652263772-452.jpeg" xlink:type="simple" xlink:show="embed" xlink:actuate="onLoad" draw:mime-type="image/jpeg"/>
</draw:frame>
For the first time in Ukraine's independence, it was possible to form a safety foundation for our state on the way to the North Atlantic Alliance.</text:p>
      <text:p text:style-name="P4">
Volodymyr Zelenskyy said this in <text:a xlink:type="simple" xlink:href="https://www.facebook.com/president.gov.ua/videos/659551072879184" text:style-name="Internet_20_link" text:visited-style-name="Visited_20_Internet_20_Link">
video closer</text:a>
, reports Ukrinform.</text:p>
      <text:p text:style-name="P4">
<text:span text:style-name="T4">
 I wish health, dear Ukrainians, Ukrainian women!</text:span>
</text:p>
      <text:p text:style-name="P4">
We return home with a good result for our country, it is very important - for our soldiers. Good strengthening of weapons. These are air defense, rockets, armored vehicles, and artillery.</text:p>
      <text:p text:style-name="P4">
It is very important: for the first time in independence, we have formed the foundation of safety for Ukraine on the way to NATO. These are specific security guarantees that confirm the top-7 democracies of the world. We never had such a security basis before, the level of "Greater Seven". On this foundation we will build a new, legal architecture of bilateral security treaties with the strongest.</text:p>
      <text:p text:style-name="P4">
It is very important: in these two days of the summit we have removed any doubt of Tanvinality as to whether Ukraine will be in NATO. Will!For the first time, not only the Alliance's striking agrees, but also a significant majority in the Alliance vigorously brings it up. Earlier, the words "you are equal among equal" for Ukraine from other NATO members have not yet sounded really meaningful. Now everyone understands: this is a fact. Equal. And we will definitely affirm this fact with our victory. NATO's Tavstup. Once upon a time, the owners of Russia very much wanted to have their own barrier to NATO. We have left this Russian ambition at the Margins of the European History - behind the fence of our unity in Europe and - more broadly - in the free world. Anyone who has worked in Vilnius for the sake of unity now!</text:p>
      <text:p text:style-name="P4">
I thank Mr. Biden, all over America for global freedomly on American leadership. We equally strive for reliable protection for freedom and work for this with America.</text:p>
      <text:p text:style-name="P4">
I thank Lithuania for organizing this summit, it is truly historic to all ... counting new security. Thank you for every Ukrainian flag on Lithuanian fans - and there were really many flags. And thank you, Vilnius, for emotions!</text:p>
      <text:p text:style-name="P4">
It is important that both Lithuania, the Netherlands, Slovenia, Albania, and Iceland, and the representatives of other countries emphasized that Russia and Russian military criminals to bear a fair punishment for committing against Ukraine. Aggression must be punished.The United Kingdom ... Rishi, Mr. Prime Minister, I thank you for the help and statutory that at the next NATO summit we have to take the next step.</text:p>
      <text:p text:style-name="P4">
France and Mr. President Macron ... I thank you for your willingness to do everything you need to release all our territory from the occupiers. Thank you for the support of the long -term programs of our common force together and Germany.</text:p>
      <text:p text:style-name="P4">
Olafe, Mr. Chancellor, it is very important to see Germany among the Allies. All Ukrainians are grateful to you for additional "Petriots" and rockets for them. It is a protection of life, and Germany has already saved thousands of lives. I thank you for your willingness to support our victory over Russian terror.</text:p>
      <text:p text:style-name="P4">
Italy ... I am grateful to the Italians, personally Ms. Prime Minister Meloni. Every Ukrainian family has something to thank Italian security assistance. There will be a new security package. And it is very important that Italy supports the formula of peace.</text:p>
      <text:p text:style-name="P4">
Canada ... Mr. Prime Minister Trudeau said Canada would do everything to the NATO member of Ukraine as soon as possible. Thank you!</text:p>
      <text:p text:style-name="P4">
The principle position of Poland ... The fact that our membership in the Alliance is not only safety, it is the safety of our whole region at least. And it is very important that the Poland supports Ukraine on the way to the Alliance - firmly, vigorously. Thank you!</text:p>
      <text:p text:style-name="P4">
Mr. President Erdogan and Turkey ... He said today that he really sees that Ukraine is approaching membership in the Alliance. It means a lot. I thank!Thank you for the principled protection of safety in the Black Sea ... Turkey does historical things for us all.</text:p>
      <text:p text:style-name="P4">
President Erdogan, as well as the Prime Minister of Norway, said today a pro-design today ... The clarity of partners' obligations is something that is extraordinary. Thank you for it!</text:p>
      <text:p text:style-name="P4">
I thank Norway for the tangible leadership, for all that support already provided ... Now there is a willingness to join Norway to join the Seven Group and in the Guarantees of Ukraine's Succession on the way to NATO. Very grateful!</text:p>
      <text:p text:style-name="P4">
Also Portugal, Sweden, the Netherlands expressed their readiness to join the safety for Ukraine ... Thank you!We will make this system truly sneaking and effective.</text:p>
      <text:p text:style-name="P4">
Mr. President of Romania ... Thank you for working on a hub for pilot training. I thank you for supporting our cooperation on the Danube and in the Black Sea. I thank you in the utmost kind and noble words about our soldiers, about the whole Ukrainian people.</text:p>
      <text:p text:style-name="P4">
Greece also joins long -term support for Ukraine. I thank for it!Spain will continue and increase programs for the treatment and rehabilitation of our military and veterans. I thank you for your help in this very sensitive business!</text:p>
      <text:p text:style-name="P4">
Bulgaria prepares a new security package and, confidently, will work very vigorously with all within the Council of Ukraine - NATO. Thank you!</text:p>
      <text:p text:style-name="P4">
Slovakia and Person President ... Thank you for helping you sincerely, making your country one of the European leaders in protecting our feasible values.</text:p>
      <text:p text:style-name="P4">
Latvich, thank you for your faith in Ukraine and for considerable defense support!Estonia, thank you for the initiative for shells, which really strengthens and changes the history of Europe better and brings peace. Thank you for political support at the summit.</text:p>
      <text:p text:style-name="P4">
Luxembourg, invariably principled. Thank you very much!The Czech, for all the transmitted weapons, and for the equipment, thank you for the spur ... there will be a new defensive package.</text:p>
      <text:p text:style-name="P4">
Albania, as clearly as possible: Ukraine will be in NATO, and Russia will respond to aggression. As the Prime Minister Rama said today, the Krelyana's policy is a hymn of Russia: the words are different and the music is the same. The threat is one and Tasama. NATO is the answer.</text:p>
      <text:p text:style-name="P4">
Belgium - thank you for the principle of reparations from Russia and the obvious support of the fact that Ukraine is at the table in NATO with everyone.</text:p>
      <text:p text:style-name="P4">
Northern Macedonia, thank you for the clear support of the Ukrainian contribution to the joint security!</text:p>
      <text:p text:style-name="P4">
Finland, I thank you for the help and thank you for very important words today that soon Ukrainian soldiers will teach their experience of the army of other members. It's true. The experience of the winners is always strong.</text:p>
      <text:p text:style-name="P4">
And Hungary ... such a summit that all were quite constructive. Thank you!</text:p>
      <text:p text:style-name="P4">
I would like to thank Mr. Charles Michelle, the European Commission President of the European Commission, Ursuli von Der Lyen, and Natons General Stoltenberg, separately. As always, pro -European, and therefore pro -Ukrainian.</text:p>
      <text:p text:style-name="P4">
Of course, Australia and Japan as security guarantors - thank you!I thank you that the peace of existence today has become closer and Ukraine is stronger.</text:p>
      <text:p text:style-name="P4">
<text:span text:style-name="T4">
Glory to Ukraine!</text:span>
</text:p>
      <text:p text:style-name="P4">
<text:span text:style-name="T5">
Foto: op</text:span>
</text:p>
      <text:p text:style-name="P4">
News Source: <text:a xlink:type="simple" xlink:href="https://www.ukrinform.ua/rubric-polytics/3735127-prezident-uperse-za-cas-nezaleznosti-mi-sformuvali-fundament-bezpeki-dla-ukraini-na-slahu-do-nato.html" text:style-name="Internet_20_link" text:visited-style-name="Visited_20_Internet_20_Link">
https://www.ukrinform.ua/rubric-polytics/3735127-prezident-uperse-za-cas-nezaleznosti-mi-sformuvali-fundament-bezpeki-dla-ukraini-na-slahu-do-nato.html</text:a>
</text:p>
      <!--NEWS-->
      <text:h text:style-name="P10" text:outline-level="1">
<text:span text:style-name="T4">
Kiev schools received over 300 laptops from Chinese twin cities</text:span>
</text:h>
      <text:p text:style-name="P4">
Authors: Ukrinform (Person)</text:p>
      <text:p text:style-name="P4">
Publisher: Укринформ (Organization)</text:p>
      <text:p text:style-name="P4">
Published Time: 2023-07-13T00:51:00+03:00</text:p>
      <text:p text:style-name="P4">
Modified Time: 2023-07-13T00:51:00+03:00</text:p>
      <text:p text:style-name="P4">
Description: Chinese twin cities of Kiev handed over 337 laptops to the capital. - Ukrinform.</text:p>
      <text:p text:style-name="P4">
Images: ['<text:a xlink:type="simple" xlink:href="https://static.ukrinform.com/photos/2023_07/thumb_files/630_360_1689198769-900.jpg" text:style-name="Internet_20_link" text:visited-style-name="Visited_20_Internet_20_Link">
630_360_16891...</text:a>
']</text:p>
      <text:p text:style-name="P4">
Tags: ['Китай', 'Школа', 'Віталій Кличко', 'Київ', 'Ноутбук']</text:p>
      <text:p text:style-name="P4">
Type: Article</text:p>
      <!--METADATA-->
      <text:p text:style-name="P4">
<draw:frame draw:style-name="fr1" draw:name="Image301" text:anchor-type="as-char" svg:width="6.9236in" svg:height="3.956343in" draw:z-index="0">
<draw:image xlink:href="../Images/yкринформ/2023-07-13T00-51-00-03-00/630_360_1689198769-900.jpg" xlink:type="simple" xlink:show="embed" xlink:actuate="onLoad" draw:mime-type="image/jpeg"/>
</draw:frame>
The Chinese fellows of Kyiv handed over 337 laptops to the capital's educational institutions.</text:p>
      <text:p text:style-name="P4">
According to Ukrinform, it reports <text:a xlink:type="simple" xlink:href="https://kyivcity.gov.ua/news/vitaliy_klichko_kitayski_mista-pobratimi_kiyeva_peredali_stolichnim_shkolam_ponad_300_noutbukiv/" text:style-name="Internet_20_link" text:visited-style-name="Visited_20_Internet_20_Link">
Kyiv City State Administration</text:a>
.</text:p>
      <text:p text:style-name="P4">
“Kyiv Mayor Vitaliy Klitschko met in the City City Hall with the Ambassador of the Chinese People's Republic to Ukraine Fan Sangun. The ambassador has handed over more than 330 laptops to the capital of Chinese twin cities of Kiev, ”the testimony reads.</text:p>
      <text:p text:style-name="P4">
According to Klitschko, Chinese friends from the cities of Kiev - Beijing, Suchzhou, Guangzhou and Uhang - presented 337 laptops to the Ukrainian capital for $ 260,000.</text:p>
      <text:p text:style-name="P4">
"We will pass them on ten educational institutions in different areas of Kiev," the mayor said.</text:p>
      <text:p text:style-name="P4">
He thanked the twin cities and the Embassy of the People's Republic of China for this important gift for the artistic students.</text:p>
      <text:p text:style-name="P4">
Klitschko also noted that this year the 30th anniversary of the brotherhood between [Kiev] is celebrated(https://www.ukrinform.ua/tag-kiiv)And Beijing. And expressed his hope that the capital of Ukraine and China would continue cooperation.</text:p>
      <text:p text:style-name="P4">
<text:span text:style-name="T4">
 Read also: </text:span>
 <text:a xlink:type="simple" xlink:href="https://www.ukrinform.ua/rubric-society/3722716-polsa-peredala-800-noutbukiv-zakladam-proftehosviti-ukraini.html" text:style-name="Internet_20_link" text:visited-style-name="Visited_20_Internet_20_Link">
Poland has transferred 800 <text:span text:style-name="T4">
 laptop </text:span>
 Iv to institutions of vocational education</text:a>
According to Ukrinform, children from the most vulnerable groups from the east and south of Ukraine will hold two thousand laptops to study from the international humanitarian organization of Save the Children.</text:p>
      <text:p text:style-name="P4">
<text:span text:style-name="T5">
Foto: kyivcity.gov.ua</text:span>
</text:p>
      <text:p text:style-name="P4">
News Source: <text:a xlink:type="simple" xlink:href="https://www.ukrinform.ua/rubric-kyiv/3735128-skoli-kieva-otrimali-ponad-300-noutbukiv-vid-kitajskih-mistpobratimiv.html" text:style-name="Internet_20_link" text:visited-style-name="Visited_20_Internet_20_Link">
https://www.ukrinform.ua/rubric-kyiv/3735128-skoli-kieva-otrimali-ponad-300-noutbukiv-vid-kitajskih-mistpobratimiv.html</text:a>
</text:p>
      <!--NEWS-->
      <text:h text:style-name="P10" text:outline-level="1">
<text:span text:style-name="T4">
Evacuation from the border of Sumy region will take place within the districts - the head of the Ova</text:span>
</text:h>
      <text:p text:style-name="P4">
Authors: Ukrinform (Person)</text:p>
      <text:p text:style-name="P4">
Publisher: Укринформ (Organization)</text:p>
      <text:p text:style-name="P4">
Published Time: 2023-07-13T00:58:00+03:00</text:p>
      <text:p text:style-name="P4">
Modified Time: 2023-07-13T00:58:00+03:00</text:p>
      <text:p text:style-name="P4">
Description: The evacuation of the five -kilometer border zone of Sumy region will be regional and will take place within areas. - Ukrinform.</text:p>
      <text:p text:style-name="P4">
Images: ['<text:a xlink:type="simple" xlink:href="https://static.ukrinform.com/photos/2022_03/thumb_files/630_360_1648319188-698.jpg" text:style-name="Internet_20_link" text:visited-style-name="Visited_20_Internet_20_Link">
630_360_16483...</text:a>
']</text:p>
      <text:p text:style-name="P4">
Tags: ['Евакуація', 'Сумщина', 'Єдині новини']</text:p>
      <text:p text:style-name="P4">
Type: Article</text:p>
      <!--METADATA-->
      <text:p text:style-name="P4">
<draw:frame draw:style-name="fr1" draw:name="Image305" text:anchor-type="as-char" svg:width="6.9236in" svg:height="3.956343in" draw:z-index="0">
<draw:image xlink:href="../Images/yкринформ/2023-07-13T00-58-00-03-00/630_360_1648319188-698.jpg" xlink:type="simple" xlink:show="embed" xlink:actuate="onLoad" draw:mime-type="image/jpeg"/>
</draw:frame>
The evacuation of the five -kilometer border zone of Sumy region will be regional within the districts.</text:p>
      <text:p text:style-name="P4">
About it on the air <text:a xlink:type="simple" xlink:href="https://www.youtube.com/watch" text:style-name="Internet_20_link" text:visited-style-name="Visited_20_Internet_20_Link">
National Marathon "One News"</text:a>
Volodymyr Artyukh, the head of the Sumy Regional Military Administration, reported, Ukrinform reports.</text:p>
      <text:p text:style-name="P4">
“Now - the preparatory stage for evacuation. There is an active job, the departments of the districts leave, communities meet to clearly plan the schedule, the hooks are leaving. This is an evacuation of the regional plan, people will not leave Sumy region, evacuate within their areas, ”the official said.</text:p>
      <text:p text:style-name="P4">
<text:span text:style-name="T4">
 Read also: </text:span>
 <text:a xlink:type="simple" xlink:href="https://www.ukrinform.ua/rubric-regions/3734104-evakuacia-z-prikordonna-sumsini-bude-dobrovilnou-i-planovou-glava-oblasti.html" text:style-name="Internet_20_link" text:visited-style-name="Visited_20_Internet_20_Link">
<text:span text:style-name="T4">
 Evakaiti </text:span>
 from Sumy region border will be voluntary Iplan - Head of the Oblast</text:a>
He noted that in several communities of five -kilometer zone, residents would be overwhelmed to the same settlement, but further from the collision line.</text:p>
      <text:p text:style-name="P4">
“In the five -kilometer zone, there are 110 settlements in which a little less than 20,000 people live. The exact number of those who evacuate will become more known. There is currently a survey, people can write a written refusal of evacuation. After that, closed schedules will be drawn up when and at what time it will take place, ”Artyukhov added.</text:p>
      <text:p text:style-name="P4">
He stressed that children should be evacuated from a five -kilometer zone with one parents, with trusted people or services engaged in children.</text:p>
      <text:p text:style-name="P4">
<text:span text:style-name="T4">
 Read also: </text:span>
 <text:a xlink:type="simple" xlink:href="https://www.ukrinform.ua/rubric-regions/3733829-na-sumsini-ogolosili-primusovu-evakuaciu-z-patikilometrovoi-zoni-prikordonna-z-rf.html" text:style-name="Internet_20_link" text:visited-style-name="Visited_20_Internet_20_Link">
in Sumy region declared forced <text:span text:style-name="T4">
 Evakua </text:span>
 this from the 5-kilometer border zone with the Russian Federation</text:a>
As it was reported, the Russians carried out six border border of Sumy region at night and in the morning. 29 explosions were recorded. The shelling was suffered by the Belopilsk Takhotinsk communities.</text:p>
      <text:p text:style-name="P4">
Photo Illustrative, SESS</text:p>
      <text:p text:style-name="P4">
News Source: <text:a xlink:type="simple" xlink:href="https://www.ukrinform.ua/rubric-ato/3735081-evakuacia-z-prikordonna-sumsini-vidbuvatimetsa-v-mezah-rajoniv-golova-ova.html" text:style-name="Internet_20_link" text:visited-style-name="Visited_20_Internet_20_Link">
https://www.ukrinform.ua/rubric-ato/3735081-evakuacia-z-prikordonna-sumsini-vidbuvatimetsa-v-mezah-rajoniv-golova-ova.html</text:a>
</text:p>
      <!--NEWS-->
      <text:h text:style-name="P10" text:outline-level="1">
<text:span text:style-name="T4">
We return from NATO summit with good result for our country and our soldiers - Zelensky</text:span>
</text:h>
      <text:p text:style-name="P4">
Authors: Ukrinform (Person)</text:p>
      <text:p text:style-name="P4">
Publisher: Укринформ (Organization)</text:p>
      <text:p text:style-name="P4">
Published Time: 2023-07-13T01:07:00+03:00</text:p>
      <text:p text:style-name="P4">
Modified Time: 2023-07-13T01:07:00+03:00</text:p>
      <text:p text:style-name="P4">
Description: The President of Ukraine stated that he was returning from the NATO summit, which took place in Vilnius, with good results for our country and for our military. - Ukrinform.</text:p>
      <text:p text:style-name="P4">
Images: ['<text:a xlink:type="simple" xlink:href="https://static.ukrinform.com/photos/2023_07/thumb_files/630_360_1688740817-714.jpg" text:style-name="Internet_20_link" text:visited-style-name="Visited_20_Internet_20_Link">
630_360_16887...</text:a>
']</text:p>
      <text:p text:style-name="P4">
Tags: ['Саміт НАТО', 'Україна', 'Зеленський']</text:p>
      <text:p text:style-name="P4">
Type: Article</text:p>
      <!--METADATA-->
      <text:p text:style-name="P4">
<draw:frame draw:style-name="fr1" draw:name="Image306" text:anchor-type="as-char" svg:width="6.9236in" svg:height="3.956343in" draw:z-index="0">
<draw:image xlink:href="../Images/yкринформ/2023-07-13T01-07-00-03-00/630_360_1688740817-714.jpg" xlink:type="simple" xlink:show="embed" xlink:actuate="onLoad" draw:mime-type="image/jpeg"/>
</draw:frame>
The president of Ukraine stated that it was returning from the NATO summit, which took place in Vilnius, fertilized results for our country and for our military.</text:p>
      <text:p text:style-name="P4">
Volodymyr Zelenskyy reported this in <text:a xlink:type="simple" xlink:href="https://www.facebook.com/president.gov.ua/videos/659551072879184" text:style-name="Internet_20_link" text:visited-style-name="Visited_20_Internet_20_Link">
video message</text:a>
, reports Ukrinform.</text:p>
      <text:p text:style-name="P4">
"We return home with a good result for our country, it is very important - for our soldiers," he said.</text:p>
      <text:p text:style-name="P4">
The President explained that one of the results of the summit is "good strengthening of weapons" -PPO, rockets, armored vehicles and artillery.</text:p>
      <text:p text:style-name="P4">
"It is very important: for the first time in independence, we have formed the foundation of security for Ukraine on the way to NATO," the head of state said.</text:p>
      <text:p text:style-name="P4">
He explained that such foundation is the specific security guarantees that confirm the top 7 democracies of the world.</text:p>
      <text:p text:style-name="P4">
<text:span text:style-name="T4">
 Read also: </text:span>
 <text:a xlink:type="simple" xlink:href="https://www.ukrinform.ua/rubric-polytics/3735127-prezident-uperse-za-cas-nezaleznosti-mi-sformuvali-fundament-bezpeki-dla-ukraini-na-slahu-do-nato.html" text:style-name="Internet_20_link" text:visited-style-name="Visited_20_Internet_20_Link">
President: For the first time in independence, we have formed a safety fund on the way to NATO</text:a>
“We have never had such a security basis before, and this is the level of the Greater Sentence. On this foundation we will build a new, legally mandatory architectural security contracts with the strongest, ” - summarized <text:a xlink:type="simple" xlink:href="https://www.ukrinform.ua/tag-zelenskij" text:style-name="Internet_20_link" text:visited-style-name="Visited_20_Internet_20_Link">
Zelensky</text:a>
.</text:p>
      <text:p text:style-name="P4">
As <text:a xlink:type="simple" xlink:href="http://www.ukrinform.ua/rubric-polytics/3735050-ukraina-vze-pocinae-rozroblati-dvostoronni-dokumenti-z-derzavamigarantami-zelenskij.html" text:style-name="Internet_20_link" text:visited-style-name="Visited_20_Internet_20_Link">
reported Ukrinform</text:a>
, according to Zelensky, Ukraine posting the G7 of the Joint Support Declaration is already beginning to develop appropriate bilateral documents.</text:p>
      <text:p text:style-name="P4">
<text:span text:style-name="T5">
Foto: op</text:span>
</text:p>
      <text:p text:style-name="P4">
News Source: <text:a xlink:type="simple" xlink:href="https://www.ukrinform.ua/rubric-polytics/3735129-povertaemosa-z-samitu-nato-z-horosim-rezultatom-dla-nasoi-derzavi-ta-nasih-voiniv-zelenskij.html" text:style-name="Internet_20_link" text:visited-style-name="Visited_20_Internet_20_Link">
https://www.ukrinform.ua/rubric-polytics/3735129-povertaemosa-z-samitu-nato-z-horosim-rezultatom-dla-nasoi-derzavi-ta-nasih-voiniv-zelenskij.html</text:a>
</text:p>
      <!--NEWS-->
      <text:h text:style-name="P10" text:outline-level="1">
<text:span text:style-name="T4">
In Khmelnytskyi, explosions were heard</text:span>
</text:h>
      <text:p text:style-name="P4">
Authors: Ukrinform (Person)</text:p>
      <text:p text:style-name="P4">
Publisher: Укринформ (Organization)</text:p>
      <text:p text:style-name="P4">
Published Time: 2023-07-13T01:16:00+03:00</text:p>
      <text:p text:style-name="P4">
Modified Time: 2023-07-13T01:16:00+03:00</text:p>
      <text:p text:style-name="P4">
Description: During air alarm in the Khmelnytsky region, the sounds of explosions were heard. - Ukrinform.</text:p>
      <text:p text:style-name="P4">
Images: ['<text:a xlink:type="simple" xlink:href="https://static.ukrinform.com/photos/2018_10/thumb_files/630_360_1538997471-852.jpg" text:style-name="Internet_20_link" text:visited-style-name="Visited_20_Internet_20_Link">
630_360_15389...</text:a>
']</text:p>
      <text:p text:style-name="P4">
Tags: ['Хмельниччина', 'Вибух', 'Війна з Росією', 'Повітряна тривога']</text:p>
      <text:p text:style-name="P4">
Type: Article</text:p>
      <!--METADATA-->
      <text:p text:style-name="P4">
<draw:frame draw:style-name="fr1" draw:name="Image307" text:anchor-type="as-char" svg:width="6.9236in" svg:height="3.956343in" draw:z-index="0">
<draw:image xlink:href="../Images/yкринформ/2023-07-13T01-16-00-03-00/630_360_1538997471-852.jpg" xlink:type="simple" xlink:show="embed" xlink:actuate="onLoad" draw:mime-type="image/jpeg"/>
</draw:frame>
During the air anxiety in the Khmelnytsky region, the sounds of explosions were heard.</text:p>
      <text:p text:style-name="P4">
About it reports Khmelnitsky Ova in <text:a xlink:type="simple" xlink:href="https://t.me/s/khmelnytskaODA" text:style-name="Internet_20_link" text:visited-style-name="Visited_20_Internet_20_Link">
telegram</text:a>
, reports Ukrinform.</text:p>
      <text:p text:style-name="P4">
"The sounds of explosions were heard in the region," the post says.</text:p>
      <text:p text:style-name="P4">
Ova asks residents of the region to stay in shelters.</text:p>
      <text:p text:style-name="P4">
<text:span text:style-name="T4">
 Read also: </text:span>
 [<text:span text:style-name="T4">
 air defense </text:span>
 at night knocked 11 out of 15 Russian drones(https://www.ukrinform.ua/rubric-ato/3734612-ppo-vnoci-zbila-11-iz-15-rosijskih-dronivkamikadze.html)Earlier, the Armed Forces of the Armed Forces warned the inhabitants of Kiev and a number of regions of the proud danger due to the launch of "calibers" and percussion drones.</text:p>
      <text:p text:style-name="P4">
News Source: <text:a xlink:type="simple" xlink:href="https://www.ukrinform.ua/rubric-ato/3735130-na-hmelniccini-prolunali-vibuhi.html" text:style-name="Internet_20_link" text:visited-style-name="Visited_20_Internet_20_Link">
https://www.ukrinform.ua/rubric-ato/3735130-na-hmelniccini-prolunali-vibuhi.html</text:a>
</text:p>
      <!--NEWS-->
      <text:h text:style-name="P10" text:outline-level="1">
<text:span text:style-name="T4">
In the capital there are explosions, in Kyiv region there are air defense</text:span>
</text:h>
      <text:p text:style-name="P4">
Authors: Ukrinform (Person)</text:p>
      <text:p text:style-name="P4">
Publisher: Укринформ (Organization)</text:p>
      <text:p text:style-name="P4">
Published Time: 2023-07-13T01:29:00+03:00</text:p>
      <text:p text:style-name="P4">
Modified Time: 2023-07-13T01:29:00+03:00</text:p>
      <text:p text:style-name="P4">
Description: UAVs have been recorded in the Kiev region airspace and air defense forces work on them.</text:p>
      <text:p text:style-name="P4">
— Укрінформ.: </text:p>
      <text:p text:style-name="P4">
Images: ['<text:a xlink:type="simple" xlink:href="https://static.ukrinform.com/photos/2023_02/thumb_files/630_360_1677478309-566.jpg" text:style-name="Internet_20_link" text:visited-style-name="Visited_20_Internet_20_Link">
630_360_16774...</text:a>
']</text:p>
      <text:p text:style-name="P4">
Tags: ['Вибух', 'Київ', 'Київщина', 'Війна з Росією', 'ППО', 'Дрон-камікадзе']</text:p>
      <text:p text:style-name="P4">
Type: Article</text:p>
      <!--METADATA-->
      <text:p text:style-name="P4">
<draw:frame draw:style-name="fr1" draw:name="Image308" text:anchor-type="as-char" svg:width="6.9236in" svg:height="3.956343in" draw:z-index="0">
<draw:image xlink:href="../Images/yкринформ/2023-07-13T01-29-00-03-00/630_360_1677478309-566.jpg" xlink:type="simple" xlink:show="embed" xlink:actuate="onLoad" draw:mime-type="image/jpeg"/>
</draw:frame>
UAVs were recorded in the air space of the Kiev region, and silica defense works on them.</text:p>
      <text:p text:style-name="P4">
The Kiev Ova reports about it in <text:a xlink:type="simple" xlink:href="https://t.me/s/kyivoda" text:style-name="Internet_20_link" text:visited-style-name="Visited_20_Internet_20_Link">
telegram</text:a>
, reports Ukrinform.</text:p>
      <text:p text:style-name="P4">
"UAVs have been recorded in the airspace. The air defense forces work for purposes. Override in shelters and other safe places during the airline signal," the message reads.</text:p>
      <text:p text:style-name="P4">
About work of air defense also <text:a xlink:type="simple" xlink:href="https://t.me/s/VA_Kyiv" text:style-name="Internet_20_link" text:visited-style-name="Visited_20_Internet_20_Link">
reported</text:a>
Head of Kyiv Miva Sergey Popko.</text:p>
      <text:p text:style-name="P4">
<text:span text:style-name="T4">
 Read also: </text:span>
 [In Khmelnytskyi, the <text:span text:style-name="T4">
 and] explosion </text:span>
 and](https://www.ukrinform.ua/rubric-ato/3735130-na-hmelniccini-prolunali-vibuhi.html)"In the region, on the approaches to Kiev there are air defense.</text:p>
      <text:p text:style-name="P4">
Soon Poppka added: "There is a air defense in Kiev!"</text:p>
      <text:p text:style-name="P4">
Earlier, the Armed Forces of the Armed Forces warned the inhabitants of Kiev and a number of regions of the proud danger due to the launch of "calibers" and percussion drones.</text:p>
      <text:p text:style-name="P4">
News Source: <text:a xlink:type="simple" xlink:href="https://www.ukrinform.ua/rubric-kyiv/3735131-u-stolici-cuti-vibuhi-na-kiivsini-pracue-ppo.html" text:style-name="Internet_20_link" text:visited-style-name="Visited_20_Internet_20_Link">
https://www.ukrinform.ua/rubric-kyiv/3735131-u-stolici-cuti-vibuhi-na-kiivsini-pracue-ppo.html</text:a>
</text:p>
      <!--NEWS-->
      <text:h text:style-name="P10" text:outline-level="1">
<text:span text:style-name="T4">
Veterans are recruiting in Ukraine: how to take part</text:span>
</text:h>
      <text:p text:style-name="P4">
Author: ['АРМІЯINFORM']</text:p>
      <text:p text:style-name="P4">
Time: 2023-07-13T98:00:00-04:00</text:p>
      <text:p text:style-name="P4">
Description: Triva Nabir for the district in the expercient nobility of Requadjezhennya ve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veteranskyj-biznes.jpg" text:style-name="Internet_20_link" text:visited-style-name="Visited_20_Internet_20_Link">
veteranskyj-biznes.jpg</text:a>
']</text:p>
      <text:p text:style-name="P4">
Tags: ['STOPRUSSIA', 'АГРЕСІЯ РФ', 'ВТОРГНЕННЯ РФ', 'МІНРЕІНТЕГРАЦІЇ']</text:p>
      <text:p text:style-name="P4">
Category: News</text:p>
      <!--METADATA-->
      <text:p text:style-name="P4">
<draw:frame draw:style-name="fr1" draw:name="Image309" text:anchor-type="as-char" svg:width="6.9236in" svg:height="4.148751in" draw:z-index="0">
<draw:image xlink:href="../Images/AРМІЯINFORM/2023-07-13T98-00-00-04-00/veteranskyj-biznes.jpg" xlink:type="simple" xlink:show="embed" xlink:actuate="onLoad" draw:mime-type="image/jpeg"/>
</draw:frame>
A recruitment is ongoing to participate in the experimental project to introduce a veteran assistant.</text:p>
      <text:p text:style-name="P4">
About it <text:a xlink:type="simple" xlink:href="https://minre.gov.ua/2023/07/12/v-ukrayini-nabyrayut-pomichnykiv-veteraniv-yak-vzyaty-uchast/" text:style-name="Internet_20_link" text:visited-style-name="Visited_20_Internet_20_Link">
reports</text:a>
Ministry of Reintegration of the Occupied Territories of Ukraine.</text:p>
      <text:p text:style-name="P4">
It is designed for veterans and members of their families, who are ready to help other veterans go through the transition from military service to civilian life, to obtain services and benefits that are guaranteed by the state.</text:p>
      <text:p text:style-name="P4">
War veterans and their families, victims of the Revolution of Dignity, etc. may take part in the project.</text:p>
      <text:p text:style-name="P4">
The application for participation can be submitted on the platform <text:a xlink:type="simple" xlink:href="https://eveteran.gov.ua/services/pomichnik-veterana" text:style-name="Internet_20_link" text:visited-style-name="Visited_20_Internet_20_Link">
e-veteran.</text:a>
The selected participants will be sent for training, advanced training and work in one of the territorial communities in Vinnytsia, Dnipropetrovsk, Lviv or Mykolaiv regions.</text:p>
      <text:p text:style-name="P4">
News Source: <text:a xlink:type="simple" xlink:href="https://armyinform.com.ua/2023/07/13/v-ukrayini-nabyrayut-pomichnykiv-veteraniv-yak-vzyaty-uchast/" text:style-name="Internet_20_link" text:visited-style-name="Visited_20_Internet_20_Link">
https://armyinform.com.ua/2023/07/13/v-ukrayini-nabyrayut-pomichnykiv-veteraniv-yak-vzyaty-uchast/</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